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7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color="#000000"/>
    </style:style>
    <style:style style:name="ce3" style:family="table-cell" style:parent-style-name="Default" style:data-style-name="N100">
      <style:text-properties fo:color="#ffffff"/>
    </style:style>
    <style:style style:name="ce4" style:family="table-cell" style:parent-style-name="Default" style:data-style-name="N100">
      <style:text-properties fo:color="#800000"/>
    </style:style>
    <style:style style:name="ce5" style:family="table-cell" style:parent-style-name="Default" style:data-style-name="N131"/>
    <style:style style:name="ce6" style:family="table-cell" style:parent-style-name="Default" style:data-style-name="N131">
      <style:text-properties fo:color="#000000"/>
    </style:style>
    <style:style style:name="ce7" style:family="table-cell" style:parent-style-name="Default" style:data-style-name="N131">
      <style:text-properties fo:color="#000000" style:text-underline-style="none"/>
    </style:style>
    <style:style style:name="ce8" style:family="table-cell" style:parent-style-name="Default" style:data-style-name="N131">
      <style:text-properties fo:color="#800000"/>
    </style:style>
    <style:style style:name="ce9" style:family="table-cell" style:parent-style-name="Default" style:data-style-name="N131">
      <style:text-properties fo:color="#800000" style:text-underline-style="none"/>
    </style:style>
    <style:style style:name="ce10" style:family="table-cell" style:parent-style-name="Default" style:data-style-name="N131">
      <style:text-properties fo:color="#800000"/>
    </style:style>
    <style:style style:name="ce11" style:family="table-cell" style:parent-style-name="Default" style:data-style-name="N131">
      <style:text-properties fo:color="#800000"/>
    </style:style>
    <style:style style:name="ce12" style:family="table-cell" style:parent-style-name="Default" style:data-style-name="N131">
      <style:text-properties fo:color="#000000"/>
      <style:map style:condition="cell-content()=0" style:apply-style-name="Default" style:base-cell-address="gen_preds.B2"/>
    </style:style>
    <style:style style:name="ce13" style:family="table-cell" style:parent-style-name="Default" style:data-style-name="N131">
      <style:text-properties fo:color="#000000"/>
      <style:map style:condition="cell-content()=0" style:apply-style-name="Default" style:base-cell-address="gen_preds.B2"/>
    </style:style>
    <style:style style:name="ce14" style:family="table-cell" style:parent-style-name="Default" style:data-style-name="N131">
      <style:text-properties fo:color="#800000"/>
    </style:style>
    <style:style style:name="ce15" style:family="table-cell" style:parent-style-name="Default" style:data-style-name="N131">
      <style:text-properties fo:color="#800000"/>
    </style:style>
    <style:style style:name="ce16" style:family="table-cell" style:parent-style-name="Default" style:data-style-name="N131">
      <style:text-properties fo:color="#800000"/>
    </style:style>
    <style:style style:name="ce17" style:family="table-cell" style:parent-style-name="Default" style:data-style-name="N131">
      <style:text-properties fo:color="#800000"/>
    </style:style>
    <style:style style:name="ce18" style:family="table-cell" style:parent-style-name="Default" style:data-style-name="N131">
      <style:text-properties fo:color="#800000"/>
    </style:style>
    <style:style style:name="ce19" style:family="table-cell" style:parent-style-name="Default" style:data-style-name="N131">
      <style:text-properties fo:color="#800000"/>
    </style:style>
    <style:style style:name="ce20" style:family="table-cell" style:parent-style-name="Default" style:data-style-name="N131">
      <style:text-properties fo:color="#800000"/>
    </style:style>
    <style:style style:name="ce21" style:family="table-cell" style:parent-style-name="Default" style:data-style-name="N131">
      <style:text-properties fo:color="#800000"/>
    </style:style>
    <style:style style:name="ce22" style:family="table-cell" style:parent-style-name="Default" style:data-style-name="N131">
      <style:text-properties fo:color="#800000"/>
    </style:style>
    <style:style style:name="ce23" style:family="table-cell" style:parent-style-name="Default" style:data-style-name="N131">
      <style:text-properties fo:color="#800000"/>
    </style:style>
    <style:style style:name="ce24" style:family="table-cell" style:parent-style-name="Default" style:data-style-name="N131">
      <style:text-properties fo:color="#800000"/>
    </style:style>
    <style:style style:name="ce25" style:family="table-cell" style:parent-style-name="Default" style:data-style-name="N131">
      <style:text-properties fo:color="#800000"/>
    </style:style>
    <style:style style:name="ce26" style:family="table-cell" style:parent-style-name="Default" style:data-style-name="N131">
      <style:text-properties fo:color="#000000"/>
    </style:style>
    <style:style style:name="ce27" style:family="table-cell" style:parent-style-name="Default">
      <style:text-properties fo:color="#000000"/>
    </style:style>
    <style:style style:name="ce28" style:family="table-cell" style:parent-style-name="Default">
      <style:text-properties fo:color="#800000"/>
    </style:style>
    <style:style style:name="ce29" style:family="table-cell" style:parent-style-name="Default" style:data-style-name="N131"/>
    <style:style style:name="ce30" style:family="table-cell" style:parent-style-name="Default" style:data-style-name="N133"/>
    <style:style style:name="ce31" style:family="table-cell" style:parent-style-name="Default" style:data-style-name="N133">
      <style:text-properties fo:color="#000000"/>
    </style:style>
    <style:style style:name="ce32" style:family="table-cell" style:parent-style-name="Default" style:data-style-name="N10121"/>
    <style:style style:name="ce33" style:family="table-cell" style:parent-style-name="Default" style:data-style-name="N10121">
      <style:text-properties fo:color="#000000"/>
    </style:style>
    <style:style style:name="ce34" style:family="table-cell" style:parent-style-name="Default">
      <style:text-properties fo:color="#ffffff"/>
    </style:style>
    <style:style style:name="ce35" style:family="table-cell" style:parent-style-name="Default" style:data-style-name="N11"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en_preds" table:style-name="ta1">
        <table:shapes>
          <draw:frame draw:z-index="0" draw:style-name="gr1" draw:text-style-name="P1" svg:width="453.77pt" svg:height="255.23pt" svg:x="1253.17pt" svg:y="1095.53pt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visibility="collapse" table:default-cell-style-name="Default"/>
        <table:table-column table:style-name="co2" table:number-columns-repeated="4" table:default-cell-style-name="Default"/>
        <table:table-column table:style-name="co3" table:number-columns-repeated="4" table:default-cell-style-name="Default"/>
        <table:table-column table:style-name="co3" table:default-cell-style-name="ce30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ce34"/>
        <table:table-column table:style-name="co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s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od</text:p>
          </table:table-cell>
          <table:table-cell office:value-type="string" calcext:value-type="string">
            <text:p>pnl</text:p>
          </table:table-cell>
          <table:table-cell office:value-type="string" calcext:value-type="string">
            <text:p>commision</text:p>
          </table:table-cell>
          <table:table-cell office:value-type="string" calcext:value-type="string">
            <text:p>acc</text:p>
          </table:table-cell>
          <table:table-cell/>
          <table:table-cell office:value-type="string" calcext:value-type="string">
            <text:p>CLOSE</text:p>
          </table:table-cell>
        </table:table-row>
        <table:table-row table:style-name="ro1">
          <table:table-cell table:style-name="ce1" office:value-type="string" calcext:value-type="string">
            <text:p>2015-10-30</text:p>
          </table:table-cell>
          <table:table-cell table:style-name="ce5" office:value-type="float" office:value="0.215185165405273" calcext:value-type="float">
            <text:p>0.2152</text:p>
          </table:table-cell>
          <table:table-cell table:style-name="ce5" office:value-type="float" office:value="0.162195906043053" calcext:value-type="float">
            <text:p>0.1622</text:p>
          </table:table-cell>
          <table:table-cell table:style-name="ce5" office:value-type="float" office:value="0.212938234210014" calcext:value-type="float">
            <text:p>0.2129</text:p>
          </table:table-cell>
          <table:table-cell table:style-name="ce5" office:value-type="float" office:value="0.409680664539337" calcext:value-type="float">
            <text:p>0.4097</text:p>
          </table:table-cell>
          <table:table-cell table:number-columns-repeated="3"/>
          <table:table-cell table:style-name="ce29"/>
          <table:table-cell table:number-columns-repeated="4"/>
          <table:table-cell office:value-type="float" office:value="10000" calcext:value-type="float">
            <text:p>10000</text:p>
          </table:table-cell>
          <table:table-cell/>
          <table:table-cell office:value-type="float" office:value="6.938" calcext:value-type="float">
            <text:p>6.938</text:p>
          </table:table-cell>
        </table:table-row>
        <table:table-row table:style-name="ro1">
          <table:table-cell table:style-name="ce1" office:value-type="string" calcext:value-type="string">
            <text:p>2015-11-02</text:p>
          </table:table-cell>
          <table:table-cell table:style-name="ce5" office:value-type="float" office:value="0.273837208747864" calcext:value-type="float">
            <text:p>0.2738</text:p>
          </table:table-cell>
          <table:table-cell table:style-name="ce5" office:value-type="float" office:value="0.178795292973518" calcext:value-type="float">
            <text:p>0.1788</text:p>
          </table:table-cell>
          <table:table-cell table:style-name="ce5" office:value-type="float" office:value="0.162752106785774" calcext:value-type="float">
            <text:p>0.1628</text:p>
          </table:table-cell>
          <table:table-cell table:style-name="ce5" office:value-type="float" office:value="0.384615361690521" calcext:value-type="float">
            <text:p>0.384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[.I3]/[.N2]" office:value-type="float" office:value="0.2" calcext:value-type="float">
            <text:p>0.200</text:p>
          </table:table-cell>
          <table:table-cell table:formula="of:=[.I3]*(1+SIGN([.I3])*[.O3])" office:value-type="float" office:value="2020.7552608821" calcext:value-type="float">
            <text:p>2020.7552608821</text:p>
          </table:table-cell>
          <table:table-cell table:formula="of:=([.K3]-[.I3])*SIGN([.I3])" office:value-type="float" office:value="20.7552608820984" calcext:value-type="float">
            <text:p>20.7552608820984</text:p>
          </table:table-cell>
          <table:table-cell table:formula="of:=IF([.G3]&lt;&gt;&quot;&quot;;-1;0)" office:value-type="float" office:value="-1" calcext:value-type="float">
            <text:p>-1</text:p>
          </table:table-cell>
          <table:table-cell table:style-name="ce32" table:formula="of:=[.N2]+[.L3]+[.M3]" office:value-type="currency" office:currency="USD" office:value="10019.7552608821" calcext:value-type="currency">
            <text:p>$10,019.76</text:p>
          </table:table-cell>
          <table:table-cell table:style-name="ce35" table:formula="of:=[.P3]/[.P2]-1" office:value-type="percentage" office:value="0.0103776304410492" calcext:value-type="percentage">
            <text:p>1.04%</text:p>
          </table:table-cell>
          <table:table-cell office:value-type="float" office:value="7.01" calcext:value-type="float">
            <text:p>7.01</text:p>
          </table:table-cell>
        </table:table-row>
        <table:table-row table:style-name="ro1">
          <table:table-cell table:style-name="ce1" office:value-type="string" calcext:value-type="string">
            <text:p>2015-11-03</text:p>
          </table:table-cell>
          <table:table-cell table:style-name="ce5" office:value-type="float" office:value="0.126596376299858" calcext:value-type="float">
            <text:p>0.1266</text:p>
          </table:table-cell>
          <table:table-cell table:style-name="ce5" office:value-type="float" office:value="0.114697083830833" calcext:value-type="float">
            <text:p>0.1147</text:p>
          </table:table-cell>
          <table:table-cell table:style-name="ce5" office:value-type="float" office:value="0.280506074428558" calcext:value-type="float">
            <text:p>0.2805</text:p>
          </table:table-cell>
          <table:table-cell table:style-name="ce5" office:value-type="float" office:value="0.478200405836105" calcext:value-type="float">
            <text:p>0.4782</text:p>
          </table:table-cell>
          <table:table-cell table:number-columns-repeated="3"/>
          <table:table-cell table:formula="of:=[.K3]+[.H4]*[.G4]" office:value-type="float" office:value="2020.7552608821" calcext:value-type="float">
            <text:p>2020.7552608821</text:p>
          </table:table-cell>
          <table:table-cell table:formula="of:=[.I4]/[.N3]" office:value-type="float" office:value="0.201677107700553" calcext:value-type="float">
            <text:p>0.202</text:p>
          </table:table-cell>
          <table:table-cell table:formula="of:=[.I4]*(1+SIGN([.I4])*[.O4])" office:value-type="float" office:value="1978.0916690689" calcext:value-type="float">
            <text:p>1978.0916690689</text:p>
          </table:table-cell>
          <table:table-cell table:formula="of:=([.K4]-[.I4])*SIGN([.I4])" office:value-type="float" office:value="-42.6635918132026" calcext:value-type="float">
            <text:p>-42.6635918132026</text:p>
          </table:table-cell>
          <table:table-cell table:formula="of:=IF([.G4]&lt;&gt;&quot;&quot;;-1;0)" office:value-type="float" office:value="0" calcext:value-type="float">
            <text:p>0</text:p>
          </table:table-cell>
          <table:table-cell table:style-name="ce32" table:formula="of:=[.N3]+[.L4]+[.M4]" office:value-type="currency" office:currency="USD" office:value="9977.0916690689" calcext:value-type="currency">
            <text:p>$9,977.09</text:p>
          </table:table-cell>
          <table:table-cell table:style-name="ce35" table:formula="of:=[.P4]/[.P3]-1" office:value-type="percentage" office:value="-0.0211126961483594" calcext:value-type="percentage">
            <text:p>-2.11%</text:p>
          </table:table-cell>
          <table:table-cell office:value-type="float" office:value="6.862" calcext:value-type="float">
            <text:p>6.862</text:p>
          </table:table-cell>
        </table:table-row>
        <table:table-row table:style-name="ro1">
          <table:table-cell table:style-name="ce1" office:value-type="string" calcext:value-type="string">
            <text:p>2015-11-04</text:p>
          </table:table-cell>
          <table:table-cell table:style-name="ce5" office:value-type="float" office:value="0.172640085220337" calcext:value-type="float">
            <text:p>0.1726</text:p>
          </table:table-cell>
          <table:table-cell table:style-name="ce5" office:value-type="float" office:value="0.303738474845886" calcext:value-type="float">
            <text:p>0.3037</text:p>
          </table:table-cell>
          <table:table-cell table:style-name="ce5" office:value-type="float" office:value="0.212662994861603" calcext:value-type="float">
            <text:p>0.2127</text:p>
          </table:table-cell>
          <table:table-cell table:style-name="ce5" office:value-type="float" office:value="0.310958474874496" calcext:value-type="float">
            <text:p>0.31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formula="of:=[.K4]+[.H5]*[.G5]" office:value-type="float" office:value="3978.0916690689" calcext:value-type="float">
            <text:p>3978.0916690689</text:p>
          </table:table-cell>
          <table:table-cell table:formula="of:=[.I5]/[.N4]" office:value-type="float" office:value="0.398722573773861" calcext:value-type="float">
            <text:p>0.399</text:p>
          </table:table-cell>
          <table:table-cell table:formula="of:=[.I5]*(1+SIGN([.I5])*[.O5])" office:value-type="float" office:value="3721.85201332298" calcext:value-type="float">
            <text:p>3721.85201332298</text:p>
          </table:table-cell>
          <table:table-cell table:formula="of:=([.K5]-[.I5])*SIGN([.I5])" office:value-type="float" office:value="-256.239655745913" calcext:value-type="float">
            <text:p>-256.239655745913</text:p>
          </table:table-cell>
          <table:table-cell table:formula="of:=IF([.G5]&lt;&gt;&quot;&quot;;-1;0)" office:value-type="float" office:value="-1" calcext:value-type="float">
            <text:p>-1</text:p>
          </table:table-cell>
          <table:table-cell table:style-name="ce32" table:formula="of:=[.N4]+[.L5]+[.M5]" office:value-type="currency" office:currency="USD" office:value="9719.85201332298" calcext:value-type="currency">
            <text:p>$9,719.85</text:p>
          </table:table-cell>
          <table:table-cell table:style-name="ce35" table:formula="of:=[.P5]/[.P4]-1" office:value-type="percentage" office:value="-0.0644127076654037" calcext:value-type="percentage">
            <text:p>-6.44%</text:p>
          </table:table-cell>
          <table:table-cell office:value-type="float" office:value="6.42" calcext:value-type="float">
            <text:p>6.42</text:p>
          </table:table-cell>
        </table:table-row>
        <table:table-row table:style-name="ro1">
          <table:table-cell table:style-name="ce1" office:value-type="string" calcext:value-type="string">
            <text:p>2015-11-05</text:p>
          </table:table-cell>
          <table:table-cell table:style-name="ce5" office:value-type="float" office:value="0.121079683303833" calcext:value-type="float">
            <text:p>0.1211</text:p>
          </table:table-cell>
          <table:table-cell table:style-name="ce5" office:value-type="float" office:value="0.578743577003479" calcext:value-type="float">
            <text:p>0.5787</text:p>
          </table:table-cell>
          <table:table-cell table:style-name="ce5" office:value-type="float" office:value="0.120015531778336" calcext:value-type="float">
            <text:p>0.1200</text:p>
          </table:table-cell>
          <table:table-cell table:style-name="ce5" office:value-type="float" office:value="0.180161193013191" calcext:value-type="float">
            <text:p>0.1802</text:p>
          </table:table-cell>
          <table:table-cell table:number-columns-repeated="3"/>
          <table:table-cell table:formula="of:=[.K5]+[.H6]*[.G6]" office:value-type="float" office:value="3721.85201332298" calcext:value-type="float">
            <text:p>3721.85201332298</text:p>
          </table:table-cell>
          <table:table-cell table:formula="of:=[.I6]/[.N5]" office:value-type="float" office:value="0.38291241556162" calcext:value-type="float">
            <text:p>0.383</text:p>
          </table:table-cell>
          <table:table-cell table:formula="of:=[.I6]*(1+SIGN([.I6])*[.O6])" office:value-type="float" office:value="3332.27498015273" calcext:value-type="float">
            <text:p>3332.27498015273</text:p>
          </table:table-cell>
          <table:table-cell table:formula="of:=([.K6]-[.I6])*SIGN([.I6])" office:value-type="float" office:value="-389.577033170256" calcext:value-type="float">
            <text:p>-389.577033170256</text:p>
          </table:table-cell>
          <table:table-cell table:formula="of:=IF([.G6]&lt;&gt;&quot;&quot;;-1;0)" office:value-type="float" office:value="0" calcext:value-type="float">
            <text:p>0</text:p>
          </table:table-cell>
          <table:table-cell table:style-name="ce32" table:formula="of:=[.N5]+[.L6]+[.M6]" office:value-type="currency" office:currency="USD" office:value="9330.27498015273" calcext:value-type="currency">
            <text:p>$9,330.27</text:p>
          </table:table-cell>
          <table:table-cell table:style-name="ce35" table:formula="of:=[.P6]/[.P5]-1" office:value-type="percentage" office:value="-0.104672897196262" calcext:value-type="percentage">
            <text:p>-10.47%</text:p>
          </table:table-cell>
          <table:table-cell office:value-type="float" office:value="5.748" calcext:value-type="float">
            <text:p>5.748</text:p>
          </table:table-cell>
        </table:table-row>
        <table:table-row table:style-name="ro1">
          <table:table-cell table:style-name="ce1" office:value-type="string" calcext:value-type="string">
            <text:p>2015-11-06</text:p>
          </table:table-cell>
          <table:table-cell table:style-name="ce5" office:value-type="float" office:value="0.188941210508347" calcext:value-type="float">
            <text:p>0.1889</text:p>
          </table:table-cell>
          <table:table-cell table:style-name="ce5" office:value-type="float" office:value="0.252165466547012" calcext:value-type="float">
            <text:p>0.2522</text:p>
          </table:table-cell>
          <table:table-cell table:style-name="ce5" office:value-type="float" office:value="0.258058279752731" calcext:value-type="float">
            <text:p>0.2581</text:p>
          </table:table-cell>
          <table:table-cell table:style-name="ce5" office:value-type="float" office:value="0.300835072994232" calcext:value-type="float">
            <text:p>0.3008</text:p>
          </table:table-cell>
          <table:table-cell table:number-columns-repeated="3"/>
          <table:table-cell table:formula="of:=[.K6]+[.H7]*[.G7]" office:value-type="float" office:value="3332.27498015273" calcext:value-type="float">
            <text:p>3332.27498015273</text:p>
          </table:table-cell>
          <table:table-cell table:formula="of:=[.I7]/[.N6]" office:value-type="float" office:value="0.357146492171036" calcext:value-type="float">
            <text:p>0.357</text:p>
          </table:table-cell>
          <table:table-cell table:formula="of:=[.I7]*(1+SIGN([.I7])*[.O7])" office:value-type="float" office:value="2897.47918420378" calcext:value-type="float">
            <text:p>2897.47918420378</text:p>
          </table:table-cell>
          <table:table-cell table:formula="of:=([.K7]-[.I7])*SIGN([.I7])" office:value-type="float" office:value="-434.795795948946" calcext:value-type="float">
            <text:p>-434.795795948946</text:p>
          </table:table-cell>
          <table:table-cell table:formula="of:=IF([.G7]&lt;&gt;&quot;&quot;;-1;0)" office:value-type="float" office:value="0" calcext:value-type="float">
            <text:p>0</text:p>
          </table:table-cell>
          <table:table-cell table:style-name="ce32" table:formula="of:=[.N6]+[.L7]+[.M7]" office:value-type="currency" office:currency="USD" office:value="8895.47918420378" calcext:value-type="currency">
            <text:p>$8,895.48</text:p>
          </table:table-cell>
          <table:table-cell table:style-name="ce35" table:formula="of:=[.P7]/[.P6]-1" office:value-type="percentage" office:value="-0.130480167014614" calcext:value-type="percentage">
            <text:p>-13.05%</text:p>
          </table:table-cell>
          <table:table-cell office:value-type="float" office:value="4.998" calcext:value-type="float">
            <text:p>4.998</text:p>
          </table:table-cell>
        </table:table-row>
        <table:table-row table:style-name="ro1">
          <table:table-cell table:style-name="ce1" office:value-type="string" calcext:value-type="string">
            <text:p>2015-11-09</text:p>
          </table:table-cell>
          <table:table-cell table:style-name="ce5" office:value-type="float" office:value="0.269629687070847" calcext:value-type="float">
            <text:p>0.2696</text:p>
          </table:table-cell>
          <table:table-cell table:style-name="ce5" office:value-type="float" office:value="0.139485090970993" calcext:value-type="float">
            <text:p>0.1395</text:p>
          </table:table-cell>
          <table:table-cell table:style-name="ce5" office:value-type="float" office:value="0.272536188364029" calcext:value-type="float">
            <text:p>0.2725</text:p>
          </table:table-cell>
          <table:table-cell table:style-name="ce5" office:value-type="float" office:value="0.318349063396454" calcext:value-type="float">
            <text:p>0.3183</text:p>
          </table:table-cell>
          <table:table-cell table:number-columns-repeated="3"/>
          <table:table-cell table:formula="of:=[.K7]+[.H8]*[.G8]" office:value-type="float" office:value="2897.47918420378" calcext:value-type="float">
            <text:p>2897.47918420378</text:p>
          </table:table-cell>
          <table:table-cell table:formula="of:=[.I8]/[.N7]" office:value-type="float" office:value="0.325724913093946" calcext:value-type="float">
            <text:p>0.326</text:p>
          </table:table-cell>
          <table:table-cell table:formula="of:=[.I8]*(1+SIGN([.I8])*[.O8])" office:value-type="float" office:value="3114.29735445032" calcext:value-type="float">
            <text:p>3114.29735445032</text:p>
          </table:table-cell>
          <table:table-cell table:formula="of:=([.K8]-[.I8])*SIGN([.I8])" office:value-type="float" office:value="216.818170246541" calcext:value-type="float">
            <text:p>216.818170246541</text:p>
          </table:table-cell>
          <table:table-cell table:formula="of:=IF([.G8]&lt;&gt;&quot;&quot;;-1;0)" office:value-type="float" office:value="0" calcext:value-type="float">
            <text:p>0</text:p>
          </table:table-cell>
          <table:table-cell table:style-name="ce32" table:formula="of:=[.N7]+[.L8]+[.M8]" office:value-type="currency" office:currency="USD" office:value="9112.29735445032" calcext:value-type="currency">
            <text:p>$9,112.30</text:p>
          </table:table-cell>
          <table:table-cell table:style-name="ce35" table:formula="of:=[.P8]/[.P7]-1" office:value-type="percentage" office:value="0.074829931972789" calcext:value-type="percentage">
            <text:p>7.48%</text:p>
          </table:table-cell>
          <table:table-cell office:value-type="float" office:value="5.372" calcext:value-type="float">
            <text:p>5.372</text:p>
          </table:table-cell>
        </table:table-row>
        <table:table-row table:style-name="ro1">
          <table:table-cell table:style-name="ce1" office:value-type="string" calcext:value-type="string">
            <text:p>2015-11-10</text:p>
          </table:table-cell>
          <table:table-cell table:style-name="ce5" office:value-type="float" office:value="0.33597207069397" calcext:value-type="float">
            <text:p>0.3360</text:p>
          </table:table-cell>
          <table:table-cell table:style-name="ce5" office:value-type="float" office:value="0.0844102278351784" calcext:value-type="float">
            <text:p>0.0844</text:p>
          </table:table-cell>
          <table:table-cell table:style-name="ce5" office:value-type="float" office:value="0.213091745972633" calcext:value-type="float">
            <text:p>0.2131</text:p>
          </table:table-cell>
          <table:table-cell table:style-name="ce5" office:value-type="float" office:value="0.366526007652283" calcext:value-type="float">
            <text:p>0.3665</text:p>
          </table:table-cell>
          <table:table-cell table:number-columns-repeated="3"/>
          <table:table-cell table:formula="of:=[.K8]+[.H9]*[.G9]" office:value-type="float" office:value="3114.29735445032" calcext:value-type="float">
            <text:p>3114.29735445032</text:p>
          </table:table-cell>
          <table:table-cell table:formula="of:=[.I9]/[.N8]" office:value-type="float" office:value="0.34176862686876" calcext:value-type="float">
            <text:p>0.342</text:p>
          </table:table-cell>
          <table:table-cell table:formula="of:=[.I9]*(1+SIGN([.I9])*[.O9])" office:value-type="float" office:value="2876.60898599823" calcext:value-type="float">
            <text:p>2876.60898599823</text:p>
          </table:table-cell>
          <table:table-cell table:formula="of:=([.K9]-[.I9])*SIGN([.I9])" office:value-type="float" office:value="-237.688368452091" calcext:value-type="float">
            <text:p>-237.688368452091</text:p>
          </table:table-cell>
          <table:table-cell table:formula="of:=IF([.G9]&lt;&gt;&quot;&quot;;-1;0)" office:value-type="float" office:value="0" calcext:value-type="float">
            <text:p>0</text:p>
          </table:table-cell>
          <table:table-cell table:style-name="ce32" table:formula="of:=[.N8]+[.L9]+[.M9]" office:value-type="currency" office:currency="USD" office:value="8874.60898599823" calcext:value-type="currency">
            <text:p>$8,874.61</text:p>
          </table:table-cell>
          <table:table-cell table:style-name="ce35" table:formula="of:=[.P9]/[.P8]-1" office:value-type="percentage" office:value="-0.0763216679076695" calcext:value-type="percentage">
            <text:p>-7.63%</text:p>
          </table:table-cell>
          <table:table-cell office:value-type="float" office:value="4.962" calcext:value-type="float">
            <text:p>4.962</text:p>
          </table:table-cell>
        </table:table-row>
        <table:table-row table:style-name="ro1">
          <table:table-cell table:style-name="ce1" office:value-type="string" calcext:value-type="string">
            <text:p>2015-11-11</text:p>
          </table:table-cell>
          <table:table-cell table:style-name="ce5" office:value-type="float" office:value="0.214274033904076" calcext:value-type="float">
            <text:p>0.2143</text:p>
          </table:table-cell>
          <table:table-cell table:style-name="ce5" office:value-type="float" office:value="0.115739040076733" calcext:value-type="float">
            <text:p>0.1157</text:p>
          </table:table-cell>
          <table:table-cell table:style-name="ce5" office:value-type="float" office:value="0.383846879005432" calcext:value-type="float">
            <text:p>0.3838</text:p>
          </table:table-cell>
          <table:table-cell table:style-name="ce5" office:value-type="float" office:value="0.286140084266663" calcext:value-type="float">
            <text:p>0.2861</text:p>
          </table:table-cell>
          <table:table-cell table:number-columns-repeated="3"/>
          <table:table-cell table:formula="of:=[.K9]+[.H10]*[.G10]" office:value-type="float" office:value="2876.60898599823" calcext:value-type="float">
            <text:p>2876.60898599823</text:p>
          </table:table-cell>
          <table:table-cell table:formula="of:=[.I10]/[.N9]" office:value-type="float" office:value="0.324139237067994" calcext:value-type="float">
            <text:p>0.324</text:p>
          </table:table-cell>
          <table:table-cell table:formula="of:=[.I10]*(1+SIGN([.I10])*[.O10])" office:value-type="float" office:value="2978.64106611425" calcext:value-type="float">
            <text:p>2978.64106611425</text:p>
          </table:table-cell>
          <table:table-cell table:formula="of:=([.K10]-[.I10])*SIGN([.I10])" office:value-type="float" office:value="102.03208011602" calcext:value-type="float">
            <text:p>102.03208011602</text:p>
          </table:table-cell>
          <table:table-cell table:formula="of:=IF([.G10]&lt;&gt;&quot;&quot;;-1;0)" office:value-type="float" office:value="0" calcext:value-type="float">
            <text:p>0</text:p>
          </table:table-cell>
          <table:table-cell table:style-name="ce32" table:formula="of:=[.N9]+[.L10]+[.M10]" office:value-type="currency" office:currency="USD" office:value="8976.64106611425" calcext:value-type="currency">
            <text:p>$8,976.64</text:p>
          </table:table-cell>
          <table:table-cell table:style-name="ce35" table:formula="of:=[.P10]/[.P9]-1" office:value-type="percentage" office:value="0.0354695687222895" calcext:value-type="percentage">
            <text:p>3.55%</text:p>
          </table:table-cell>
          <table:table-cell office:value-type="float" office:value="5.138" calcext:value-type="float">
            <text:p>5.138</text:p>
          </table:table-cell>
        </table:table-row>
        <table:table-row table:style-name="ro1">
          <table:table-cell table:style-name="ce1" office:value-type="string" calcext:value-type="string">
            <text:p>2015-11-12</text:p>
          </table:table-cell>
          <table:table-cell table:style-name="ce5" office:value-type="float" office:value="0.234393566846848" calcext:value-type="float">
            <text:p>0.2344</text:p>
          </table:table-cell>
          <table:table-cell table:style-name="ce5" office:value-type="float" office:value="0.315313071012497" calcext:value-type="float">
            <text:p>0.3153</text:p>
          </table:table-cell>
          <table:table-cell table:style-name="ce5" office:value-type="float" office:value="0.200823783874512" calcext:value-type="float">
            <text:p>0.2008</text:p>
          </table:table-cell>
          <table:table-cell table:style-name="ce5" office:value-type="float" office:value="0.249469593167305" calcext:value-type="float">
            <text:p>0.249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000" calcext:value-type="float">
            <text:p>2000</text:p>
          </table:table-cell>
          <table:table-cell table:formula="of:=[.K10]+[.H11]*[.G11]" office:value-type="float" office:value="978.64106611425" calcext:value-type="float">
            <text:p>978.64106611425</text:p>
          </table:table-cell>
          <table:table-cell table:formula="of:=[.I11]/[.N10]" office:value-type="float" office:value="0.109020853001297" calcext:value-type="float">
            <text:p>0.109</text:p>
          </table:table-cell>
          <table:table-cell table:formula="of:=[.I11]*(1+SIGN([.I11])*[.O11])" office:value-type="float" office:value="939.403997289895" calcext:value-type="float">
            <text:p>939.403997289895</text:p>
          </table:table-cell>
          <table:table-cell table:formula="of:=([.K11]-[.I11])*SIGN([.I11])" office:value-type="float" office:value="-39.2370688243548" calcext:value-type="float">
            <text:p>-39.2370688243548</text:p>
          </table:table-cell>
          <table:table-cell table:formula="of:=IF([.G11]&lt;&gt;&quot;&quot;;-1;0)" office:value-type="float" office:value="-1" calcext:value-type="float">
            <text:p>-1</text:p>
          </table:table-cell>
          <table:table-cell table:style-name="ce32" table:formula="of:=[.N10]+[.L11]+[.M11]" office:value-type="currency" office:currency="USD" office:value="8936.4039972899" calcext:value-type="currency">
            <text:p>$8,936.40</text:p>
          </table:table-cell>
          <table:table-cell table:style-name="ce35" table:formula="of:=[.P11]/[.P10]-1" office:value-type="percentage" office:value="-0.0400934215648111" calcext:value-type="percentage">
            <text:p>-4.01%</text:p>
          </table:table-cell>
          <table:table-cell office:value-type="float" office:value="4.932" calcext:value-type="float">
            <text:p>4.932</text:p>
          </table:table-cell>
        </table:table-row>
        <table:table-row table:style-name="ro1">
          <table:table-cell table:style-name="ce2" office:value-type="string" calcext:value-type="string">
            <text:p>2015-11-13</text:p>
          </table:table-cell>
          <table:table-cell table:style-name="ce6" office:value-type="float" office:value="0.365249127149582" calcext:value-type="float">
            <text:p>0.3652</text:p>
          </table:table-cell>
          <table:table-cell table:style-name="ce6" office:value-type="float" office:value="0.0907877013087273" calcext:value-type="float">
            <text:p>0.0908</text:p>
          </table:table-cell>
          <table:table-cell table:style-name="ce6" office:value-type="float" office:value="0.312862187623978" calcext:value-type="float">
            <text:p>0.3129</text:p>
          </table:table-cell>
          <table:table-cell table:style-name="ce6" office:value-type="float" office:value="0.231100961565971" calcext:value-type="float">
            <text:p>0.231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  <table:table-cell table:formula="of:=[.K11]+[.H12]*[.G12]" office:value-type="float" office:value="-60.5960027101048" calcext:value-type="float">
            <text:p>-60.5960027101048</text:p>
          </table:table-cell>
          <table:table-cell table:formula="of:=[.I12]/[.N11]" office:value-type="float" office:value="-0.00678080385896626" calcext:value-type="float">
            <text:p>-0.007</text:p>
          </table:table-cell>
          <table:table-cell table:formula="of:=[.I12]*(1+SIGN([.I12])*[.O12])" office:value-type="float" office:value="-58.5073327059041" calcext:value-type="float">
            <text:p>-58.5073327059041</text:p>
          </table:table-cell>
          <table:table-cell table:formula="of:=([.K12]-[.I12])*SIGN([.I12])" office:value-type="float" office:value="-2.08867000420069" calcext:value-type="float">
            <text:p>-2.08867000420069</text:p>
          </table:table-cell>
          <table:table-cell table:formula="of:=IF([.G12]&lt;&gt;&quot;&quot;;-1;0)" office:value-type="float" office:value="-1" calcext:value-type="float">
            <text:p>-1</text:p>
          </table:table-cell>
          <table:table-cell table:style-name="ce32" table:formula="of:=[.N11]+[.L12]+[.M12]" office:value-type="currency" office:currency="USD" office:value="8933.31532728569" calcext:value-type="currency">
            <text:p>$8,933.32</text:p>
          </table:table-cell>
          <table:table-cell table:style-name="ce35" table:formula="of:=[.P12]/[.P11]-1" office:value-type="percentage" office:value="0.0344687753446877" calcext:value-type="percentage">
            <text:p>3.45%</text:p>
          </table:table-cell>
          <table:table-cell office:value-type="float" office:value="5.102" calcext:value-type="float">
            <text:p>5.102</text:p>
          </table:table-cell>
        </table:table-row>
        <table:table-row table:style-name="ro1">
          <table:table-cell table:style-name="ce2" office:value-type="string" calcext:value-type="string">
            <text:p>2015-11-16</text:p>
          </table:table-cell>
          <table:table-cell table:style-name="ce6" office:value-type="float" office:value="0.143878638744354" calcext:value-type="float">
            <text:p>0.1439</text:p>
          </table:table-cell>
          <table:table-cell table:style-name="ce6" office:value-type="float" office:value="0.138188481330872" calcext:value-type="float">
            <text:p>0.1382</text:p>
          </table:table-cell>
          <table:table-cell table:style-name="ce6" office:value-type="float" office:value="0.325608491897583" calcext:value-type="float">
            <text:p>0.3256</text:p>
          </table:table-cell>
          <table:table-cell table:style-name="ce6" office:value-type="float" office:value="0.392324358224869" calcext:value-type="float">
            <text:p>0.392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  <table:table-cell table:formula="of:=[.K12]+[.H13]*[.G13]" office:value-type="float" office:value="-1058.5073327059" calcext:value-type="float">
            <text:p>-1058.5073327059</text:p>
          </table:table-cell>
          <table:table-cell table:formula="of:=[.I13]/[.N12]" office:value-type="float" office:value="-0.118489865623888" calcext:value-type="float">
            <text:p>-0.118</text:p>
          </table:table-cell>
          <table:table-cell table:formula="of:=[.I13]*(1+SIGN([.I13])*[.O13])" office:value-type="float" office:value="-1034.02597926425" calcext:value-type="float">
            <text:p>-1034.02597926425</text:p>
          </table:table-cell>
          <table:table-cell table:formula="of:=([.K13]-[.I13])*SIGN([.I13])" office:value-type="float" office:value="-24.4813534416496" calcext:value-type="float">
            <text:p>-24.4813534416496</text:p>
          </table:table-cell>
          <table:table-cell table:formula="of:=IF([.G13]&lt;&gt;&quot;&quot;;-1;0)" office:value-type="float" office:value="-1" calcext:value-type="float">
            <text:p>-1</text:p>
          </table:table-cell>
          <table:table-cell table:style-name="ce32" table:formula="of:=[.N12]+[.L13]+[.M13]" office:value-type="currency" office:currency="USD" office:value="8907.83397384404" calcext:value-type="currency">
            <text:p>$8,907.83</text:p>
          </table:table-cell>
          <table:table-cell table:style-name="ce35" table:formula="of:=[.P13]/[.P12]-1" office:value-type="percentage" office:value="0.0231281850254801" calcext:value-type="percentage">
            <text:p>2.31%</text:p>
          </table:table-cell>
          <table:table-cell office:value-type="float" office:value="5.22" calcext:value-type="float">
            <text:p>5.22</text:p>
          </table:table-cell>
        </table:table-row>
        <table:table-row table:style-name="ro1">
          <table:table-cell table:style-name="ce2" office:value-type="string" calcext:value-type="string">
            <text:p>2015-11-17</text:p>
          </table:table-cell>
          <table:table-cell table:style-name="ce6" office:value-type="float" office:value="0.330804407596588" calcext:value-type="float">
            <text:p>0.3308</text:p>
          </table:table-cell>
          <table:table-cell table:style-name="ce6" office:value-type="float" office:value="0.189674153923988" calcext:value-type="float">
            <text:p>0.1897</text:p>
          </table:table-cell>
          <table:table-cell table:style-name="ce6" office:value-type="float" office:value="0.26635280251503" calcext:value-type="float">
            <text:p>0.2664</text:p>
          </table:table-cell>
          <table:table-cell table:style-name="ce6" office:value-type="float" office:value="0.213168621063232" calcext:value-type="float">
            <text:p>0.21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K13]+[.H14]*[.G14]" office:value-type="float" office:value="-34.0259792642546" calcext:value-type="float">
            <text:p>-34.0259792642546</text:p>
          </table:table-cell>
          <table:table-cell table:formula="of:=[.I14]/[.N13]" office:value-type="float" office:value="-0.00381978148269991" calcext:value-type="float">
            <text:p>-0.004</text:p>
          </table:table-cell>
          <table:table-cell table:formula="of:=[.I14]*(1+SIGN([.I14])*[.O14])" office:value-type="float" office:value="-38.6409971414753" calcext:value-type="float">
            <text:p>-38.6409971414753</text:p>
          </table:table-cell>
          <table:table-cell table:formula="of:=([.K14]-[.I14])*SIGN([.I14])" office:value-type="float" office:value="4.61501787722074" calcext:value-type="float">
            <text:p>4.61501787722074</text:p>
          </table:table-cell>
          <table:table-cell table:formula="of:=IF([.G14]&lt;&gt;&quot;&quot;;-1;0)" office:value-type="float" office:value="-1" calcext:value-type="float">
            <text:p>-1</text:p>
          </table:table-cell>
          <table:table-cell table:style-name="ce32" table:formula="of:=[.N13]+[.L14]+[.M14]" office:value-type="currency" office:currency="USD" office:value="8911.44899172127" calcext:value-type="currency">
            <text:p>$8,911.45</text:p>
          </table:table-cell>
          <table:table-cell table:style-name="ce35" table:formula="of:=[.P14]/[.P13]-1" office:value-type="percentage" office:value="-0.135632183908046" calcext:value-type="percentage">
            <text:p>-13.56%</text:p>
          </table:table-cell>
          <table:table-cell office:value-type="float" office:value="4.512" calcext:value-type="float">
            <text:p>4.512</text:p>
          </table:table-cell>
        </table:table-row>
        <table:table-row table:style-name="ro1">
          <table:table-cell table:style-name="ce3" office:value-type="string" calcext:value-type="string">
            <text:p>2015-11-18</text:p>
          </table:table-cell>
          <table:table-cell table:style-name="ce6" office:value-type="float" office:value="0.177752539515495" calcext:value-type="float">
            <text:p>0.1778</text:p>
          </table:table-cell>
          <table:table-cell table:style-name="ce6" office:value-type="float" office:value="0.286547243595123" calcext:value-type="float">
            <text:p>0.2865</text:p>
          </table:table-cell>
          <table:table-cell table:style-name="ce6" office:value-type="float" office:value="0.198799714446068" calcext:value-type="float">
            <text:p>0.1988</text:p>
          </table:table-cell>
          <table:table-cell table:style-name="ce6" office:value-type="float" office:value="0.336900532245636" calcext:value-type="float">
            <text:p>0.3369</text:p>
          </table:table-cell>
          <table:table-cell table:number-columns-repeated="3"/>
          <table:table-cell table:formula="of:=[.K14]+[.H15]*[.G15]" office:value-type="float" office:value="-38.6409971414753" calcext:value-type="float">
            <text:p>-38.6409971414753</text:p>
          </table:table-cell>
          <table:table-cell table:formula="of:=[.I15]/[.N14]" office:value-type="float" office:value="-0.00433610708846259" calcext:value-type="float">
            <text:p>-0.004</text:p>
          </table:table-cell>
          <table:table-cell table:formula="of:=[.I15]*(1+SIGN([.I15])*[.O15])" office:value-type="float" office:value="-35.4037859447826" calcext:value-type="float">
            <text:p>-35.4037859447826</text:p>
          </table:table-cell>
          <table:table-cell table:formula="of:=([.K15]-[.I15])*SIGN([.I15])" office:value-type="float" office:value="-3.23721119669275" calcext:value-type="float">
            <text:p>-3.23721119669275</text:p>
          </table:table-cell>
          <table:table-cell table:formula="of:=IF([.G15]&lt;&gt;&quot;&quot;;-1;0)" office:value-type="float" office:value="0" calcext:value-type="float">
            <text:p>0</text:p>
          </table:table-cell>
          <table:table-cell table:style-name="ce32" table:formula="of:=[.N14]+[.L15]+[.M15]" office:value-type="currency" office:currency="USD" office:value="8908.21178052457" calcext:value-type="currency">
            <text:p>$8,908.21</text:p>
          </table:table-cell>
          <table:table-cell table:style-name="ce35" table:formula="of:=[.P15]/[.P14]-1" office:value-type="percentage" office:value="0.0837765957446808" calcext:value-type="percentage">
            <text:p>8.38%</text:p>
          </table:table-cell>
          <table:table-cell office:value-type="float" office:value="4.89" calcext:value-type="float">
            <text:p>4.89</text:p>
          </table:table-cell>
        </table:table-row>
        <table:table-row table:style-name="ro1">
          <table:table-cell table:style-name="ce3" office:value-type="string" calcext:value-type="string">
            <text:p>2015-11-19</text:p>
          </table:table-cell>
          <table:table-cell table:style-name="ce6" office:value-type="float" office:value="0.131114542484283" calcext:value-type="float">
            <text:p>0.1311</text:p>
          </table:table-cell>
          <table:table-cell table:style-name="ce6" office:value-type="float" office:value="0.213360577821732" calcext:value-type="float">
            <text:p>0.2134</text:p>
          </table:table-cell>
          <table:table-cell table:style-name="ce6" office:value-type="float" office:value="0.376767754554748" calcext:value-type="float">
            <text:p>0.3768</text:p>
          </table:table-cell>
          <table:table-cell table:style-name="ce6" office:value-type="float" office:value="0.278757154941559" calcext:value-type="float">
            <text:p>0.2788</text:p>
          </table:table-cell>
          <table:table-cell table:style-name="ce27" table:number-columns-repeated="3"/>
          <table:table-cell table:style-name="ce27" table:formula="of:=[.K15]+[.H16]*[.G16]" office:value-type="float" office:value="-35.4037859447826" calcext:value-type="float">
            <text:p>-35.4037859447826</text:p>
          </table:table-cell>
          <table:table-cell table:style-name="ce31" table:formula="of:=[.I16]/[.N15]" office:value-type="float" office:value="-0.00397428651417825" calcext:value-type="float">
            <text:p>-0.004</text:p>
          </table:table-cell>
          <table:table-cell table:style-name="ce27" table:formula="of:=[.I16]*(1+SIGN([.I16])*[.O16])" office:value-type="float" office:value="-31.6824063996664" calcext:value-type="float">
            <text:p>-31.6824063996664</text:p>
          </table:table-cell>
          <table:table-cell table:style-name="ce27" table:formula="of:=([.K16]-[.I16])*SIGN([.I16])" office:value-type="float" office:value="-3.72137954511621" calcext:value-type="float">
            <text:p>-3.72137954511621</text:p>
          </table:table-cell>
          <table:table-cell table:style-name="ce27" table:formula="of:=IF([.G16]&lt;&gt;&quot;&quot;;-1;0)" office:value-type="float" office:value="0" calcext:value-type="float">
            <text:p>0</text:p>
          </table:table-cell>
          <table:table-cell table:style-name="ce33" table:formula="of:=[.N15]+[.L16]+[.M16]" office:value-type="currency" office:currency="USD" office:value="8904.49040097946" calcext:value-type="currency">
            <text:p>$8,904.49</text:p>
          </table:table-cell>
          <table:table-cell table:style-name="ce35" table:formula="of:=[.P16]/[.P15]-1" office:value-type="percentage" office:value="0.105112474437628" calcext:value-type="percentage">
            <text:p>10.51%</text:p>
          </table:table-cell>
          <table:table-cell office:value-type="float" office:value="5.404" calcext:value-type="float">
            <text:p>5.404</text:p>
          </table:table-cell>
        </table:table-row>
        <table:table-row table:style-name="ro1">
          <table:table-cell table:style-name="ce3" office:value-type="string" calcext:value-type="string">
            <text:p>2015-11-20</text:p>
          </table:table-cell>
          <table:table-cell table:style-name="ce6" office:value-type="float" office:value="0.389057666063309" calcext:value-type="float">
            <text:p>0.3891</text:p>
          </table:table-cell>
          <table:table-cell table:style-name="ce6" office:value-type="float" office:value="0.120830431580544" calcext:value-type="float">
            <text:p>0.1208</text:p>
          </table:table-cell>
          <table:table-cell table:style-name="ce6" office:value-type="float" office:value="0.144055873155594" calcext:value-type="float">
            <text:p>0.1441</text:p>
          </table:table-cell>
          <table:table-cell table:style-name="ce6" office:value-type="float" office:value="0.346056044101715" calcext:value-type="float">
            <text:p>0.34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27" table:formula="of:=[.K16]+[.H17]*[.G17]" office:value-type="float" office:value="968.317593600334" calcext:value-type="float">
            <text:p>968.317593600334</text:p>
          </table:table-cell>
          <table:table-cell table:style-name="ce31" table:formula="of:=[.I17]/[.N16]" office:value-type="float" office:value="0.108744863545905" calcext:value-type="float">
            <text:p>0.109</text:p>
          </table:table-cell>
          <table:table-cell table:style-name="ce27" table:formula="of:=[.I17]*(1+SIGN([.I17])*[.O17])" office:value-type="float" office:value="860.089646425167" calcext:value-type="float">
            <text:p>860.089646425167</text:p>
          </table:table-cell>
          <table:table-cell table:style-name="ce27" table:formula="of:=([.K17]-[.I17])*SIGN([.I17])" office:value-type="float" office:value="-108.227947175167" calcext:value-type="float">
            <text:p>-108.227947175167</text:p>
          </table:table-cell>
          <table:table-cell table:style-name="ce27" table:formula="of:=IF([.G17]&lt;&gt;&quot;&quot;;-1;0)" office:value-type="float" office:value="-1" calcext:value-type="float">
            <text:p>-1</text:p>
          </table:table-cell>
          <table:table-cell table:style-name="ce33" table:formula="of:=[.N16]+[.L17]+[.M17]" office:value-type="currency" office:currency="USD" office:value="8795.26245380429" calcext:value-type="currency">
            <text:p>$8,795.26</text:p>
          </table:table-cell>
          <table:table-cell table:style-name="ce35" table:formula="of:=[.P17]/[.P16]-1" office:value-type="percentage" office:value="-0.111769059955589" calcext:value-type="percentage">
            <text:p>-11.18%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table:style-name="ce3" office:value-type="string" calcext:value-type="string">
            <text:p>2015-11-23</text:p>
          </table:table-cell>
          <table:table-cell table:style-name="ce6" office:value-type="float" office:value="0.319081544876099" calcext:value-type="float">
            <text:p>0.3191</text:p>
          </table:table-cell>
          <table:table-cell table:style-name="ce6" office:value-type="float" office:value="0.102742798626423" calcext:value-type="float">
            <text:p>0.1027</text:p>
          </table:table-cell>
          <table:table-cell table:style-name="ce6" office:value-type="float" office:value="0.321761280298233" calcext:value-type="float">
            <text:p>0.3218</text:p>
          </table:table-cell>
          <table:table-cell table:style-name="ce6" office:value-type="float" office:value="0.256414383649826" calcext:value-type="float">
            <text:p>0.2564</text:p>
          </table:table-cell>
          <table:table-cell table:number-columns-repeated="3"/>
          <table:table-cell table:style-name="ce27" table:formula="of:=[.K17]+[.H18]*[.G18]" office:value-type="float" office:value="860.089646425167" calcext:value-type="float">
            <text:p>860.089646425167</text:p>
          </table:table-cell>
          <table:table-cell table:style-name="ce31" table:formula="of:=[.I18]/[.N17]" office:value-type="float" office:value="0.0977901058601321" calcext:value-type="float">
            <text:p>0.098</text:p>
          </table:table-cell>
          <table:table-cell table:style-name="ce27" table:formula="of:=[.I18]*(1+SIGN([.I18])*[.O18])" office:value-type="float" office:value="842.529482810653" calcext:value-type="float">
            <text:p>842.529482810653</text:p>
          </table:table-cell>
          <table:table-cell table:style-name="ce27" table:formula="of:=([.K18]-[.I18])*SIGN([.I18])" office:value-type="float" office:value="-17.5601636145138" calcext:value-type="float">
            <text:p>-17.5601636145138</text:p>
          </table:table-cell>
          <table:table-cell table:style-name="ce27" table:formula="of:=IF([.G18]&lt;&gt;&quot;&quot;;-1;0)" office:value-type="float" office:value="0" calcext:value-type="float">
            <text:p>0</text:p>
          </table:table-cell>
          <table:table-cell table:style-name="ce33" table:formula="of:=[.N17]+[.L18]+[.M18]" office:value-type="currency" office:currency="USD" office:value="8777.70229018978" calcext:value-type="currency">
            <text:p>$8,777.70</text:p>
          </table:table-cell>
          <table:table-cell table:style-name="ce35" table:formula="of:=[.P18]/[.P17]-1" office:value-type="percentage" office:value="-0.0204166666666666" calcext:value-type="percentage">
            <text:p>-2.04%</text:p>
          </table:table-cell>
          <table:table-cell office:value-type="float" office:value="4.702" calcext:value-type="float">
            <text:p>4.702</text:p>
          </table:table-cell>
        </table:table-row>
        <table:table-row table:style-name="ro1">
          <table:table-cell table:style-name="ce3" office:value-type="string" calcext:value-type="string">
            <text:p>2015-11-24</text:p>
          </table:table-cell>
          <table:table-cell table:style-name="ce6" office:value-type="float" office:value="0.337306290864944" calcext:value-type="float">
            <text:p>0.3373</text:p>
          </table:table-cell>
          <table:table-cell table:style-name="ce6" office:value-type="float" office:value="0.157643392682076" calcext:value-type="float">
            <text:p>0.1576</text:p>
          </table:table-cell>
          <table:table-cell table:style-name="ce6" office:value-type="float" office:value="0.300891309976578" calcext:value-type="float">
            <text:p>0.3009</text:p>
          </table:table-cell>
          <table:table-cell table:style-name="ce6" office:value-type="float" office:value="0.204159006476402" calcext:value-type="float">
            <text:p>0.204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  <table:table-cell table:style-name="ce27" table:formula="of:=[.K18]+[.H19]*[.G19]" office:value-type="float" office:value="-157.470517189347" calcext:value-type="float">
            <text:p>-157.470517189347</text:p>
          </table:table-cell>
          <table:table-cell table:style-name="ce31" table:formula="of:=[.I19]/[.N18]" office:value-type="float" office:value="-0.0179398334533789" calcext:value-type="float">
            <text:p>-0.018</text:p>
          </table:table-cell>
          <table:table-cell table:style-name="ce27" table:formula="of:=[.I19]*(1+SIGN([.I19])*[.O19])" office:value-type="float" office:value="-140.256598466394" calcext:value-type="float">
            <text:p>-140.256598466394</text:p>
          </table:table-cell>
          <table:table-cell table:style-name="ce27" table:formula="of:=([.K19]-[.I19])*SIGN([.I19])" office:value-type="float" office:value="-17.2139187229529" calcext:value-type="float">
            <text:p>-17.2139187229529</text:p>
          </table:table-cell>
          <table:table-cell table:style-name="ce27" table:formula="of:=IF([.G19]&lt;&gt;&quot;&quot;;-1;0)" office:value-type="float" office:value="-1" calcext:value-type="float">
            <text:p>-1</text:p>
          </table:table-cell>
          <table:table-cell table:style-name="ce33" table:formula="of:=[.N18]+[.L19]+[.M19]" office:value-type="currency" office:currency="USD" office:value="8759.48837146682" calcext:value-type="currency">
            <text:p>$8,759.49</text:p>
          </table:table-cell>
          <table:table-cell table:style-name="ce35" table:formula="of:=[.P19]/[.P18]-1" office:value-type="percentage" office:value="0.109315185027648" calcext:value-type="percentage">
            <text:p>10.93%</text:p>
          </table:table-cell>
          <table:table-cell office:value-type="float" office:value="5.216" calcext:value-type="float">
            <text:p>5.216</text:p>
          </table:table-cell>
        </table:table-row>
        <table:table-row table:style-name="ro1">
          <table:table-cell table:style-name="ce3" office:value-type="string" calcext:value-type="string">
            <text:p>2015-11-25</text:p>
          </table:table-cell>
          <table:table-cell table:style-name="ce6" office:value-type="float" office:value="0.325549513101578" calcext:value-type="float">
            <text:p>0.3255</text:p>
          </table:table-cell>
          <table:table-cell table:style-name="ce6" office:value-type="float" office:value="0.151358723640442" calcext:value-type="float">
            <text:p>0.1514</text:p>
          </table:table-cell>
          <table:table-cell table:style-name="ce6" office:value-type="float" office:value="0.314439624547958" calcext:value-type="float">
            <text:p>0.3144</text:p>
          </table:table-cell>
          <table:table-cell table:style-name="ce6" office:value-type="float" office:value="0.208652138710022" calcext:value-type="float">
            <text:p>0.2087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  <table:table-cell table:style-name="ce27" table:formula="of:=[.K19]+[.H20]*[.G20]" office:value-type="float" office:value="-1140.25659846639" calcext:value-type="float">
            <text:p>-1140.25659846639</text:p>
          </table:table-cell>
          <table:table-cell table:style-name="ce31" table:formula="of:=[.I20]/[.N19]" office:value-type="float" office:value="-0.130173881180169" calcext:value-type="float">
            <text:p>-0.130</text:p>
          </table:table-cell>
          <table:table-cell table:style-name="ce27" table:formula="of:=[.I20]*(1+SIGN([.I20])*[.O20])" office:value-type="float" office:value="-1166.92671062378" calcext:value-type="float">
            <text:p>-1166.92671062378</text:p>
          </table:table-cell>
          <table:table-cell table:style-name="ce27" table:formula="of:=([.K20]-[.I20])*SIGN([.I20])" office:value-type="float" office:value="26.670112157381" calcext:value-type="float">
            <text:p>26.670112157381</text:p>
          </table:table-cell>
          <table:table-cell table:style-name="ce27" table:formula="of:=IF([.G20]&lt;&gt;&quot;&quot;;-1;0)" office:value-type="float" office:value="-1" calcext:value-type="float">
            <text:p>-1</text:p>
          </table:table-cell>
          <table:table-cell table:style-name="ce33" table:formula="of:=[.N19]+[.L20]+[.M20]" office:value-type="currency" office:currency="USD" office:value="8785.1584836242" calcext:value-type="currency">
            <text:p>$8,785.16</text:p>
          </table:table-cell>
          <table:table-cell table:style-name="ce35" table:formula="of:=[.P20]/[.P19]-1" office:value-type="percentage" office:value="-0.0233895705521472" calcext:value-type="percentage">
            <text:p>-2.34%</text:p>
          </table:table-cell>
          <table:table-cell office:value-type="float" office:value="5.094" calcext:value-type="float">
            <text:p>5.094</text:p>
          </table:table-cell>
        </table:table-row>
        <table:table-row table:style-name="ro1">
          <table:table-cell table:style-name="ce3" office:value-type="string" calcext:value-type="string">
            <text:p>2015-11-27</text:p>
          </table:table-cell>
          <table:table-cell table:style-name="ce6" office:value-type="float" office:value="0.434051632881165" calcext:value-type="float">
            <text:p>0.4341</text:p>
          </table:table-cell>
          <table:table-cell table:style-name="ce6" office:value-type="float" office:value="0.0942374467849731" calcext:value-type="float">
            <text:p>0.0942</text:p>
          </table:table-cell>
          <table:table-cell table:style-name="ce6" office:value-type="float" office:value="0.19717101752758" calcext:value-type="float">
            <text:p>0.1972</text:p>
          </table:table-cell>
          <table:table-cell table:style-name="ce6" office:value-type="float" office:value="0.274539917707443" calcext:value-type="float">
            <text:p>0.2745</text:p>
          </table:table-cell>
          <table:table-cell table:number-columns-repeated="3"/>
          <table:table-cell table:style-name="ce27" table:formula="of:=[.K20]+[.H21]*[.G21]" office:value-type="float" office:value="-1166.92671062378" calcext:value-type="float">
            <text:p>-1166.92671062378</text:p>
          </table:table-cell>
          <table:table-cell table:style-name="ce31" table:formula="of:=[.I21]/[.N20]" office:value-type="float" office:value="-0.132829329465025" calcext:value-type="float">
            <text:p>-0.133</text:p>
          </table:table-cell>
          <table:table-cell table:style-name="ce27" table:formula="of:=[.I21]*(1+SIGN([.I21])*[.O21])" office:value-type="float" office:value="-1229.6942643558" calcext:value-type="float">
            <text:p>-1229.6942643558</text:p>
          </table:table-cell>
          <table:table-cell table:style-name="ce27" table:formula="of:=([.K21]-[.I21])*SIGN([.I21])" office:value-type="float" office:value="62.7675537320208" calcext:value-type="float">
            <text:p>62.7675537320208</text:p>
          </table:table-cell>
          <table:table-cell table:style-name="ce27" table:formula="of:=IF([.G21]&lt;&gt;&quot;&quot;;-1;0)" office:value-type="float" office:value="0" calcext:value-type="float">
            <text:p>0</text:p>
          </table:table-cell>
          <table:table-cell table:style-name="ce33" table:formula="of:=[.N20]+[.L21]+[.M21]" office:value-type="currency" office:currency="USD" office:value="8847.92603735622" calcext:value-type="currency">
            <text:p>$8,847.93</text:p>
          </table:table-cell>
          <table:table-cell table:style-name="ce35" table:formula="of:=[.P21]/[.P20]-1" office:value-type="percentage" office:value="-0.0537887711032588" calcext:value-type="percentage">
            <text:p>-5.38%</text:p>
          </table:table-cell>
          <table:table-cell office:value-type="float" office:value="4.82" calcext:value-type="float">
            <text:p>4.82</text:p>
          </table:table-cell>
        </table:table-row>
        <table:table-row table:style-name="ro1">
          <table:table-cell table:style-name="ce3" office:value-type="string" calcext:value-type="string">
            <text:p>2015-11-30</text:p>
          </table:table-cell>
          <table:table-cell table:style-name="ce6" office:value-type="float" office:value="0.314200907945633" calcext:value-type="float">
            <text:p>0.3142</text:p>
          </table:table-cell>
          <table:table-cell table:style-name="ce6" office:value-type="float" office:value="0.112137615680695" calcext:value-type="float">
            <text:p>0.1121</text:p>
          </table:table-cell>
          <table:table-cell table:style-name="ce6" office:value-type="float" office:value="0.221836864948273" calcext:value-type="float">
            <text:p>0.2218</text:p>
          </table:table-cell>
          <table:table-cell table:style-name="ce6" office:value-type="float" office:value="0.351824581623077" calcext:value-type="float">
            <text:p>0.3518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  <table:table-cell table:style-name="ce27" table:formula="of:=[.K21]+[.H22]*[.G22]" office:value-type="float" office:value="-2229.6942643558" calcext:value-type="float">
            <text:p>-2229.6942643558</text:p>
          </table:table-cell>
          <table:table-cell table:style-name="ce31" table:formula="of:=[.I22]/[.N21]" office:value-type="float" office:value="-0.252001910384643" calcext:value-type="float">
            <text:p>-0.252</text:p>
          </table:table-cell>
          <table:table-cell table:style-name="ce27" table:formula="of:=[.I22]*(1+SIGN([.I22])*[.O22])" office:value-type="float" office:value="-2104.79437817819" calcext:value-type="float">
            <text:p>-2104.79437817819</text:p>
          </table:table-cell>
          <table:table-cell table:style-name="ce27" table:formula="of:=([.K22]-[.I22])*SIGN([.I22])" office:value-type="float" office:value="-124.899886177606" calcext:value-type="float">
            <text:p>-124.899886177606</text:p>
          </table:table-cell>
          <table:table-cell table:style-name="ce27" table:formula="of:=IF([.G22]&lt;&gt;&quot;&quot;;-1;0)" office:value-type="float" office:value="-1" calcext:value-type="float">
            <text:p>-1</text:p>
          </table:table-cell>
          <table:table-cell table:style-name="ce33" table:formula="of:=[.N21]+[.L22]+[.M22]" office:value-type="currency" office:currency="USD" office:value="8722.02615117862" calcext:value-type="currency">
            <text:p>$8,722.03</text:p>
          </table:table-cell>
          <table:table-cell table:style-name="ce35" table:formula="of:=[.P22]/[.P21]-1" office:value-type="percentage" office:value="0.0560165975103732" calcext:value-type="percentage">
            <text:p>5.60%</text:p>
          </table:table-cell>
          <table:table-cell office:value-type="float" office:value="5.09" calcext:value-type="float">
            <text:p>5.09</text:p>
          </table:table-cell>
        </table:table-row>
        <table:table-row table:style-name="ro1">
          <table:table-cell table:style-name="ce3" office:value-type="string" calcext:value-type="string">
            <text:p>2015-12-01</text:p>
          </table:table-cell>
          <table:table-cell table:style-name="ce6" office:value-type="float" office:value="0.275937974452972" calcext:value-type="float">
            <text:p>0.2759</text:p>
          </table:table-cell>
          <table:table-cell table:style-name="ce6" office:value-type="float" office:value="0.137818887829781" calcext:value-type="float">
            <text:p>0.1378</text:p>
          </table:table-cell>
          <table:table-cell table:style-name="ce6" office:value-type="float" office:value="0.112712845206261" calcext:value-type="float">
            <text:p>0.1127</text:p>
          </table:table-cell>
          <table:table-cell table:style-name="ce6" office:value-type="float" office:value="0.473530352115631" calcext:value-type="float">
            <text:p>0.4735</text:p>
          </table:table-cell>
          <table:table-cell table:number-columns-repeated="3"/>
          <table:table-cell table:style-name="ce27" table:formula="of:=[.K22]+[.H23]*[.G23]" office:value-type="float" office:value="-2104.79437817819" calcext:value-type="float">
            <text:p>-2104.79437817819</text:p>
          </table:table-cell>
          <table:table-cell table:style-name="ce31" table:formula="of:=[.I23]/[.N22]" office:value-type="float" office:value="-0.241319429877399" calcext:value-type="float">
            <text:p>-0.241</text:p>
          </table:table-cell>
          <table:table-cell table:style-name="ce27" table:formula="of:=[.I23]*(1+SIGN([.I23])*[.O23])" office:value-type="float" office:value="-1907.96095499296" calcext:value-type="float">
            <text:p>-1907.96095499296</text:p>
          </table:table-cell>
          <table:table-cell table:style-name="ce27" table:formula="of:=([.K23]-[.I23])*SIGN([.I23])" office:value-type="float" office:value="-196.83342318523" calcext:value-type="float">
            <text:p>-196.83342318523</text:p>
          </table:table-cell>
          <table:table-cell table:style-name="ce27" table:formula="of:=IF([.G23]&lt;&gt;&quot;&quot;;-1;0)" office:value-type="float" office:value="0" calcext:value-type="float">
            <text:p>0</text:p>
          </table:table-cell>
          <table:table-cell table:style-name="ce33" table:formula="of:=[.N22]+[.L23]+[.M23]" office:value-type="currency" office:currency="USD" office:value="8525.19272799339" calcext:value-type="currency">
            <text:p>$8,525.19</text:p>
          </table:table-cell>
          <table:table-cell table:style-name="ce35" table:formula="of:=[.P23]/[.P22]-1" office:value-type="percentage" office:value="0.0935166994106091" calcext:value-type="percentage">
            <text:p>9.35%</text:p>
          </table:table-cell>
          <table:table-cell office:value-type="float" office:value="5.566" calcext:value-type="float">
            <text:p>5.566</text:p>
          </table:table-cell>
        </table:table-row>
        <table:table-row table:style-name="ro1">
          <table:table-cell table:style-name="ce3" office:value-type="string" calcext:value-type="string">
            <text:p>2015-12-02</text:p>
          </table:table-cell>
          <table:table-cell table:style-name="ce7" office:value-type="float" office:value="0.208900943398476" calcext:value-type="float">
            <text:p>0.2089</text:p>
          </table:table-cell>
          <table:table-cell table:style-name="ce7" office:value-type="float" office:value="0.284883469343185" calcext:value-type="float">
            <text:p>0.2849</text:p>
          </table:table-cell>
          <table:table-cell table:style-name="ce7" office:value-type="float" office:value="0.199431732296944" calcext:value-type="float">
            <text:p>0.1994</text:p>
          </table:table-cell>
          <table:table-cell table:style-name="ce7" office:value-type="float" office:value="0.306783884763718" calcext:value-type="float">
            <text:p>0.30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style-name="ce27" table:formula="of:=[.K23]+[.H24]*[.G24]" office:value-type="float" office:value="92.0390450070402" calcext:value-type="float">
            <text:p>92.0390450070402</text:p>
          </table:table-cell>
          <table:table-cell table:style-name="ce31" table:formula="of:=[.I24]/[.N23]" office:value-type="float" office:value="0.0107961248435851" calcext:value-type="float">
            <text:p>0.011</text:p>
          </table:table-cell>
          <table:table-cell table:style-name="ce27" table:formula="of:=[.I24]*(1+SIGN([.I24])*[.O24])" office:value-type="float" office:value="85.127021864219" calcext:value-type="float">
            <text:p>85.127021864219</text:p>
          </table:table-cell>
          <table:table-cell table:style-name="ce27" table:formula="of:=([.K24]-[.I24])*SIGN([.I24])" office:value-type="float" office:value="-6.9120231428212" calcext:value-type="float">
            <text:p>-6.9120231428212</text:p>
          </table:table-cell>
          <table:table-cell table:style-name="ce27" table:formula="of:=IF([.G24]&lt;&gt;&quot;&quot;;-1;0)" office:value-type="float" office:value="-1" calcext:value-type="float">
            <text:p>-1</text:p>
          </table:table-cell>
          <table:table-cell table:style-name="ce33" table:formula="of:=[.N23]+[.L24]+[.M24]" office:value-type="currency" office:currency="USD" office:value="8517.28070485057" calcext:value-type="currency">
            <text:p>$8,517.28</text:p>
          </table:table-cell>
          <table:table-cell table:style-name="ce35" table:formula="of:=[.P24]/[.P23]-1" office:value-type="percentage" office:value="-0.075098814229249" calcext:value-type="percentage">
            <text:p>-7.51%</text:p>
          </table:table-cell>
          <table:table-cell office:value-type="float" office:value="5.148" calcext:value-type="float">
            <text:p>5.148</text:p>
          </table:table-cell>
        </table:table-row>
        <table:table-row table:style-name="ro1">
          <table:table-cell table:style-name="ce3" office:value-type="string" calcext:value-type="string">
            <text:p>2015-12-03</text:p>
          </table:table-cell>
          <table:table-cell table:style-name="ce6" office:value-type="float" office:value="0.361736446619034" calcext:value-type="float">
            <text:p>0.3617</text:p>
          </table:table-cell>
          <table:table-cell table:style-name="ce6" office:value-type="float" office:value="0.110348850488663" calcext:value-type="float">
            <text:p>0.1103</text:p>
          </table:table-cell>
          <table:table-cell table:style-name="ce6" office:value-type="float" office:value="0.246595367789268" calcext:value-type="float">
            <text:p>0.2466</text:p>
          </table:table-cell>
          <table:table-cell table:style-name="ce6" office:value-type="float" office:value="0.281319379806519" calcext:value-type="float">
            <text:p>0.2813</text:p>
          </table:table-cell>
          <table:table-cell table:number-columns-repeated="3"/>
          <table:table-cell table:style-name="ce27" table:formula="of:=[.K24]+[.H25]*[.G25]" office:value-type="float" office:value="85.127021864219" calcext:value-type="float">
            <text:p>85.127021864219</text:p>
          </table:table-cell>
          <table:table-cell table:style-name="ce31" table:formula="of:=[.I25]/[.N24]" office:value-type="float" office:value="0.00999462443638136" calcext:value-type="float">
            <text:p>0.010</text:p>
          </table:table-cell>
          <table:table-cell table:style-name="ce27" table:formula="of:=[.I25]*(1+SIGN([.I25])*[.O25])" office:value-type="float" office:value="89.9224446188078" calcext:value-type="float">
            <text:p>89.9224446188078</text:p>
          </table:table-cell>
          <table:table-cell table:style-name="ce27" table:formula="of:=([.K25]-[.I25])*SIGN([.I25])" office:value-type="float" office:value="4.79542275458887" calcext:value-type="float">
            <text:p>4.79542275458887</text:p>
          </table:table-cell>
          <table:table-cell table:style-name="ce27" table:formula="of:=IF([.G25]&lt;&gt;&quot;&quot;;-1;0)" office:value-type="float" office:value="0" calcext:value-type="float">
            <text:p>0</text:p>
          </table:table-cell>
          <table:table-cell table:style-name="ce33" table:formula="of:=[.N24]+[.L25]+[.M25]" office:value-type="currency" office:currency="USD" office:value="8522.07612760516" calcext:value-type="currency">
            <text:p>$8,522.08</text:p>
          </table:table-cell>
          <table:table-cell table:style-name="ce35" table:formula="of:=[.P25]/[.P24]-1" office:value-type="percentage" office:value="0.0563325563325563" calcext:value-type="percentage">
            <text:p>5.63%</text:p>
          </table:table-cell>
          <table:table-cell office:value-type="float" office:value="5.438" calcext:value-type="float">
            <text:p>5.438</text:p>
          </table:table-cell>
        </table:table-row>
        <table:table-row table:style-name="ro1">
          <table:table-cell table:style-name="ce2" office:value-type="string" calcext:value-type="string">
            <text:p>2015-12-04</text:p>
          </table:table-cell>
          <table:table-cell table:style-name="ce6" office:value-type="float" office:value="0.218430757522583" calcext:value-type="float">
            <text:p>0.2184</text:p>
          </table:table-cell>
          <table:table-cell table:style-name="ce6" office:value-type="float" office:value="0.120241485536098" calcext:value-type="float">
            <text:p>0.1202</text:p>
          </table:table-cell>
          <table:table-cell table:style-name="ce6" office:value-type="float" office:value="0.308192610740662" calcext:value-type="float">
            <text:p>0.3082</text:p>
          </table:table-cell>
          <table:table-cell table:style-name="ce6" office:value-type="float" office:value="0.353135138750076" calcext:value-type="float">
            <text:p>0.3531</text:p>
          </table:table-cell>
          <table:table-cell/>
          <table:table-cell table:style-name="ce27" table:number-columns-repeated="2"/>
          <table:table-cell table:style-name="ce27" table:formula="of:=[.K25]+[.H26]*[.G26]" office:value-type="float" office:value="89.9224446188078" calcext:value-type="float">
            <text:p>89.9224446188078</text:p>
          </table:table-cell>
          <table:table-cell table:style-name="ce31" table:formula="of:=[.I26]/[.N25]" office:value-type="float" office:value="0.010551706329814" calcext:value-type="float">
            <text:p>0.011</text:p>
          </table:table-cell>
          <table:table-cell table:style-name="ce27" table:formula="of:=[.I26]*(1+SIGN([.I26])*[.O26])" office:value-type="float" office:value="103.911850309781" calcext:value-type="float">
            <text:p>103.911850309781</text:p>
          </table:table-cell>
          <table:table-cell table:style-name="ce27" table:formula="of:=([.K26]-[.I26])*SIGN([.I26])" office:value-type="float" office:value="13.989405690973" calcext:value-type="float">
            <text:p>13.989405690973</text:p>
          </table:table-cell>
          <table:table-cell table:style-name="ce27" table:formula="of:=IF([.G26]&lt;&gt;&quot;&quot;;-1;0)" office:value-type="float" office:value="0" calcext:value-type="float">
            <text:p>0</text:p>
          </table:table-cell>
          <table:table-cell table:style-name="ce33" table:formula="of:=[.N25]+[.L26]+[.M26]" office:value-type="currency" office:currency="USD" office:value="8536.06553329613" calcext:value-type="currency">
            <text:p>$8,536.07</text:p>
          </table:table-cell>
          <table:table-cell table:style-name="ce35" table:formula="of:=[.P26]/[.P25]-1" office:value-type="percentage" office:value="0.155571901434351" calcext:value-type="percentage">
            <text:p>15.56%</text:p>
          </table:table-cell>
          <table:table-cell office:value-type="float" office:value="6.284" calcext:value-type="float">
            <text:p>6.284</text:p>
          </table:table-cell>
        </table:table-row>
        <table:table-row table:style-name="ro1">
          <table:table-cell table:style-name="ce2" office:value-type="string" calcext:value-type="string">
            <text:p>2015-12-07</text:p>
          </table:table-cell>
          <table:table-cell table:style-name="ce6" office:value-type="float" office:value="0.218774273991585" calcext:value-type="float">
            <text:p>0.2188</text:p>
          </table:table-cell>
          <table:table-cell table:style-name="ce6" office:value-type="float" office:value="0.134288996458054" calcext:value-type="float">
            <text:p>0.1343</text:p>
          </table:table-cell>
          <table:table-cell table:style-name="ce6" office:value-type="float" office:value="0.361002743244171" calcext:value-type="float">
            <text:p>0.3610</text:p>
          </table:table-cell>
          <table:table-cell table:style-name="ce6" office:value-type="float" office:value="0.285933941602707" calcext:value-type="float">
            <text:p>0.28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27" table:formula="of:=[.K26]+[.H27]*[.G27]" office:value-type="float" office:value="1103.91185030978" calcext:value-type="float">
            <text:p>1103.91185030978</text:p>
          </table:table-cell>
          <table:table-cell table:style-name="ce31" table:formula="of:=[.I27]/[.N26]" office:value-type="float" office:value="0.129323263276719" calcext:value-type="float">
            <text:p>0.129</text:p>
          </table:table-cell>
          <table:table-cell table:style-name="ce27" table:formula="of:=[.I27]*(1+SIGN([.I27])*[.O27])" office:value-type="float" office:value="967.943076894795" calcext:value-type="float">
            <text:p>967.943076894795</text:p>
          </table:table-cell>
          <table:table-cell table:style-name="ce27" table:formula="of:=([.K27]-[.I27])*SIGN([.I27])" office:value-type="float" office:value="-135.968773414986" calcext:value-type="float">
            <text:p>-135.968773414986</text:p>
          </table:table-cell>
          <table:table-cell table:style-name="ce27" table:formula="of:=IF([.G27]&lt;&gt;&quot;&quot;;-1;0)" office:value-type="float" office:value="-1" calcext:value-type="float">
            <text:p>-1</text:p>
          </table:table-cell>
          <table:table-cell table:style-name="ce33" table:formula="of:=[.N26]+[.L27]+[.M27]" office:value-type="currency" office:currency="USD" office:value="8399.09675988115" calcext:value-type="currency">
            <text:p>$8,399.10</text:p>
          </table:table-cell>
          <table:table-cell table:style-name="ce35" table:formula="of:=[.P27]/[.P26]-1" office:value-type="percentage" office:value="-0.123169955442393" calcext:value-type="percentage">
            <text:p>-12.32%</text:p>
          </table:table-cell>
          <table:table-cell office:value-type="float" office:value="5.51" calcext:value-type="float">
            <text:p>5.51</text:p>
          </table:table-cell>
        </table:table-row>
        <table:table-row table:style-name="ro1">
          <table:table-cell table:style-name="ce3" office:value-type="string" calcext:value-type="string">
            <text:p>2015-12-08</text:p>
          </table:table-cell>
          <table:table-cell table:style-name="ce6" office:value-type="float" office:value="0.354162603616714" calcext:value-type="float">
            <text:p>0.3542</text:p>
          </table:table-cell>
          <table:table-cell table:style-name="ce6" office:value-type="float" office:value="0.111195601522923" calcext:value-type="float">
            <text:p>0.1112</text:p>
          </table:table-cell>
          <table:table-cell table:style-name="ce6" office:value-type="float" office:value="0.281572282314301" calcext:value-type="float">
            <text:p>0.2816</text:p>
          </table:table-cell>
          <table:table-cell table:style-name="ce6" office:value-type="float" office:value="0.253069519996643" calcext:value-type="float">
            <text:p>0.2531</text:p>
          </table:table-cell>
          <table:table-cell table:number-columns-repeated="3"/>
          <table:table-cell table:style-name="ce27" table:formula="of:=[.K27]+[.H28]*[.G28]" office:value-type="float" office:value="967.943076894795" calcext:value-type="float">
            <text:p>967.943076894795</text:p>
          </table:table-cell>
          <table:table-cell table:style-name="ce31" table:formula="of:=[.I28]/[.N27]" office:value-type="float" office:value="0.115243710671157" calcext:value-type="float">
            <text:p>0.115</text:p>
          </table:table-cell>
          <table:table-cell table:style-name="ce27" table:formula="of:=[.I28]*(1+SIGN([.I28])*[.O28])" office:value-type="float" office:value="946.511306408195" calcext:value-type="float">
            <text:p>946.511306408195</text:p>
          </table:table-cell>
          <table:table-cell table:style-name="ce27" table:formula="of:=([.K28]-[.I28])*SIGN([.I28])" office:value-type="float" office:value="-21.4317704865998" calcext:value-type="float">
            <text:p>-21.4317704865998</text:p>
          </table:table-cell>
          <table:table-cell table:style-name="ce27" table:formula="of:=IF([.G28]&lt;&gt;&quot;&quot;;-1;0)" office:value-type="float" office:value="0" calcext:value-type="float">
            <text:p>0</text:p>
          </table:table-cell>
          <table:table-cell table:style-name="ce33" table:formula="of:=[.N27]+[.L28]+[.M28]" office:value-type="currency" office:currency="USD" office:value="8377.66498939454" calcext:value-type="currency">
            <text:p>$8,377.66</text:p>
          </table:table-cell>
          <table:table-cell table:style-name="ce35" table:formula="of:=[.P28]/[.P27]-1" office:value-type="percentage" office:value="-0.0221415607985481" calcext:value-type="percentage">
            <text:p>-2.21%</text:p>
          </table:table-cell>
          <table:table-cell office:value-type="float" office:value="5.388" calcext:value-type="float">
            <text:p>5.388</text:p>
          </table:table-cell>
        </table:table-row>
        <table:table-row table:style-name="ro1">
          <table:table-cell table:style-name="ce3" office:value-type="string" calcext:value-type="string">
            <text:p>2015-12-09</text:p>
          </table:table-cell>
          <table:table-cell table:style-name="ce6" office:value-type="float" office:value="0.268254548311234" calcext:value-type="float">
            <text:p>0.2683</text:p>
          </table:table-cell>
          <table:table-cell table:style-name="ce6" office:value-type="float" office:value="0.144299298524857" calcext:value-type="float">
            <text:p>0.1443</text:p>
          </table:table-cell>
          <table:table-cell table:style-name="ce6" office:value-type="float" office:value="0.154354393482208" calcext:value-type="float">
            <text:p>0.1544</text:p>
          </table:table-cell>
          <table:table-cell table:style-name="ce6" office:value-type="float" office:value="0.433091759681702" calcext:value-type="float">
            <text:p>0.4331</text:p>
          </table:table-cell>
          <table:table-cell table:number-columns-repeated="3"/>
          <table:table-cell table:style-name="ce27" table:formula="of:=[.K28]+[.H29]*[.G29]" office:value-type="float" office:value="946.511306408195" calcext:value-type="float">
            <text:p>946.511306408195</text:p>
          </table:table-cell>
          <table:table-cell table:style-name="ce31" table:formula="of:=[.I29]/[.N28]" office:value-type="float" office:value="0.112980324184173" calcext:value-type="float">
            <text:p>0.113</text:p>
          </table:table-cell>
          <table:table-cell table:style-name="ce27" table:formula="of:=[.I29]*(1+SIGN([.I29])*[.O29])" office:value-type="float" office:value="979.888653887326" calcext:value-type="float">
            <text:p>979.888653887326</text:p>
          </table:table-cell>
          <table:table-cell table:style-name="ce27" table:formula="of:=([.K29]-[.I29])*SIGN([.I29])" office:value-type="float" office:value="33.3773474791309" calcext:value-type="float">
            <text:p>33.3773474791309</text:p>
          </table:table-cell>
          <table:table-cell table:style-name="ce27" table:formula="of:=IF([.G29]&lt;&gt;&quot;&quot;;-1;0)" office:value-type="float" office:value="0" calcext:value-type="float">
            <text:p>0</text:p>
          </table:table-cell>
          <table:table-cell table:style-name="ce33" table:formula="of:=[.N28]+[.L29]+[.M29]" office:value-type="currency" office:currency="USD" office:value="8411.04233687367" calcext:value-type="currency">
            <text:p>$8,411.04</text:p>
          </table:table-cell>
          <table:table-cell table:style-name="ce35" table:formula="of:=[.P29]/[.P28]-1" office:value-type="percentage" office:value="0.0352635486265775" calcext:value-type="percentage">
            <text:p>3.53%</text:p>
          </table:table-cell>
          <table:table-cell office:value-type="float" office:value="5.578" calcext:value-type="float">
            <text:p>5.578</text:p>
          </table:table-cell>
        </table:table-row>
        <table:table-row table:style-name="ro1">
          <table:table-cell table:style-name="ce3" office:value-type="string" calcext:value-type="string">
            <text:p>2015-12-10</text:p>
          </table:table-cell>
          <table:table-cell table:style-name="ce6" office:value-type="float" office:value="0.384126663208008" calcext:value-type="float">
            <text:p>0.3841</text:p>
          </table:table-cell>
          <table:table-cell table:style-name="ce6" office:value-type="float" office:value="0.129756078124046" calcext:value-type="float">
            <text:p>0.1298</text:p>
          </table:table-cell>
          <table:table-cell table:style-name="ce6" office:value-type="float" office:value="0.126970142126083" calcext:value-type="float">
            <text:p>0.1270</text:p>
          </table:table-cell>
          <table:table-cell table:style-name="ce6" office:value-type="float" office:value="0.359147131443024" calcext:value-type="float">
            <text:p>0.35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27" table:formula="of:=[.K29]+[.H30]*[.G30]" office:value-type="float" office:value="1979.88865388733" calcext:value-type="float">
            <text:p>1979.88865388733</text:p>
          </table:table-cell>
          <table:table-cell table:style-name="ce31" table:formula="of:=[.I30]/[.N29]" office:value-type="float" office:value="0.235391592931066" calcext:value-type="float">
            <text:p>0.235</text:p>
          </table:table-cell>
          <table:table-cell table:style-name="ce27" table:formula="of:=[.I30]*(1+SIGN([.I30])*[.O30])" office:value-type="float" office:value="1961.43146313757" calcext:value-type="float">
            <text:p>1961.43146313757</text:p>
          </table:table-cell>
          <table:table-cell table:style-name="ce27" table:formula="of:=([.K30]-[.I30])*SIGN([.I30])" office:value-type="float" office:value="-18.4571907497566" calcext:value-type="float">
            <text:p>-18.4571907497566</text:p>
          </table:table-cell>
          <table:table-cell table:style-name="ce27" table:formula="of:=IF([.G30]&lt;&gt;&quot;&quot;;-1;0)" office:value-type="float" office:value="-1" calcext:value-type="float">
            <text:p>-1</text:p>
          </table:table-cell>
          <table:table-cell table:style-name="ce33" table:formula="of:=[.N29]+[.L30]+[.M30]" office:value-type="currency" office:currency="USD" office:value="8391.58514612392" calcext:value-type="currency">
            <text:p>$8,391.59</text:p>
          </table:table-cell>
          <table:table-cell table:style-name="ce35" table:formula="of:=[.P30]/[.P29]-1" office:value-type="percentage" office:value="-0.00932233775546798" calcext:value-type="percentage">
            <text:p>-0.93%</text:p>
          </table:table-cell>
          <table:table-cell office:value-type="float" office:value="5.526" calcext:value-type="float">
            <text:p>5.526</text:p>
          </table:table-cell>
        </table:table-row>
        <table:table-row table:style-name="ro1">
          <table:table-cell table:style-name="ce3" office:value-type="string" calcext:value-type="string">
            <text:p>2015-12-11</text:p>
          </table:table-cell>
          <table:table-cell table:style-name="ce6" office:value-type="float" office:value="0.40433144569397" calcext:value-type="float">
            <text:p>0.4043</text:p>
          </table:table-cell>
          <table:table-cell table:style-name="ce6" office:value-type="float" office:value="0.126099899411201" calcext:value-type="float">
            <text:p>0.1261</text:p>
          </table:table-cell>
          <table:table-cell table:style-name="ce6" office:value-type="float" office:value="0.203622713685036" calcext:value-type="float">
            <text:p>0.2036</text:p>
          </table:table-cell>
          <table:table-cell table:style-name="ce6" office:value-type="float" office:value="0.265945971012115" calcext:value-type="float">
            <text:p>0.2659</text:p>
          </table:table-cell>
          <table:table-cell table:number-columns-repeated="3"/>
          <table:table-cell table:style-name="ce27" table:formula="of:=[.K30]+[.H31]*[.G31]" office:value-type="float" office:value="1961.43146313757" calcext:value-type="float">
            <text:p>1961.43146313757</text:p>
          </table:table-cell>
          <table:table-cell table:style-name="ce31" table:formula="of:=[.I31]/[.N30]" office:value-type="float" office:value="0.233737896831513" calcext:value-type="float">
            <text:p>0.234</text:p>
          </table:table-cell>
          <table:table-cell table:style-name="ce27" table:formula="of:=[.I31]*(1+SIGN([.I31])*[.O31])" office:value-type="float" office:value="2018.93271124258" calcext:value-type="float">
            <text:p>2018.93271124258</text:p>
          </table:table-cell>
          <table:table-cell table:style-name="ce27" table:formula="of:=([.K31]-[.I31])*SIGN([.I31])" office:value-type="float" office:value="57.5012481050103" calcext:value-type="float">
            <text:p>57.5012481050103</text:p>
          </table:table-cell>
          <table:table-cell table:style-name="ce27" table:formula="of:=IF([.G31]&lt;&gt;&quot;&quot;;-1;0)" office:value-type="float" office:value="0" calcext:value-type="float">
            <text:p>0</text:p>
          </table:table-cell>
          <table:table-cell table:style-name="ce33" table:formula="of:=[.N30]+[.L31]+[.M31]" office:value-type="currency" office:currency="USD" office:value="8449.08639422893" calcext:value-type="currency">
            <text:p>$8,449.09</text:p>
          </table:table-cell>
          <table:table-cell table:style-name="ce35" table:formula="of:=[.P31]/[.P30]-1" office:value-type="percentage" office:value="0.0293159609120521" calcext:value-type="percentage">
            <text:p>2.93%</text:p>
          </table:table-cell>
          <table:table-cell office:value-type="float" office:value="5.688" calcext:value-type="float">
            <text:p>5.688</text:p>
          </table:table-cell>
        </table:table-row>
        <table:table-row table:style-name="ro1">
          <table:table-cell table:style-name="ce3" office:value-type="string" calcext:value-type="string">
            <text:p>2015-12-14</text:p>
          </table:table-cell>
          <table:table-cell table:style-name="ce6" office:value-type="float" office:value="0.179821997880936" calcext:value-type="float">
            <text:p>0.1798</text:p>
          </table:table-cell>
          <table:table-cell table:style-name="ce6" office:value-type="float" office:value="0.10687143355608" calcext:value-type="float">
            <text:p>0.1069</text:p>
          </table:table-cell>
          <table:table-cell table:style-name="ce6" office:value-type="float" office:value="0.236945897340775" calcext:value-type="float">
            <text:p>0.2369</text:p>
          </table:table-cell>
          <table:table-cell table:style-name="ce6" office:value-type="float" office:value="0.476360708475113" calcext:value-type="float">
            <text:p>0.476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  <table:table-cell table:style-name="ce27" table:formula="of:=[.K31]+[.H32]*[.G32]" office:value-type="float" office:value="1018.93271124258" calcext:value-type="float">
            <text:p>1018.93271124258</text:p>
          </table:table-cell>
          <table:table-cell table:style-name="ce31" table:formula="of:=[.I32]/[.N31]" office:value-type="float" office:value="0.120596791617441" calcext:value-type="float">
            <text:p>0.121</text:p>
          </table:table-cell>
          <table:table-cell table:style-name="ce27" table:formula="of:=[.I32]*(1+SIGN([.I32])*[.O32])" office:value-type="float" office:value="853.768161354103" calcext:value-type="float">
            <text:p>853.768161354103</text:p>
          </table:table-cell>
          <table:table-cell table:style-name="ce27" table:formula="of:=([.K32]-[.I32])*SIGN([.I32])" office:value-type="float" office:value="-165.164549888477" calcext:value-type="float">
            <text:p>-165.164549888477</text:p>
          </table:table-cell>
          <table:table-cell table:style-name="ce27" table:formula="of:=IF([.G32]&lt;&gt;&quot;&quot;;-1;0)" office:value-type="float" office:value="-1" calcext:value-type="float">
            <text:p>-1</text:p>
          </table:table-cell>
          <table:table-cell table:style-name="ce33" table:formula="of:=[.N31]+[.L32]+[.M32]" office:value-type="currency" office:currency="USD" office:value="8282.92184434045" calcext:value-type="currency">
            <text:p>$8,282.92</text:p>
          </table:table-cell>
          <table:table-cell table:style-name="ce35" table:formula="of:=[.P32]/[.P31]-1" office:value-type="percentage" office:value="-0.162095639943741" calcext:value-type="percentage">
            <text:p>-16.21%</text:p>
          </table:table-cell>
          <table:table-cell office:value-type="float" office:value="4.766" calcext:value-type="float">
            <text:p>4.766</text:p>
          </table:table-cell>
        </table:table-row>
        <table:table-row table:style-name="ro1">
          <table:table-cell table:style-name="ce3" office:value-type="string" calcext:value-type="string">
            <text:p>2015-12-15</text:p>
          </table:table-cell>
          <table:table-cell table:style-name="ce6" office:value-type="float" office:value="0.294173687696457" calcext:value-type="float">
            <text:p>0.2942</text:p>
          </table:table-cell>
          <table:table-cell table:style-name="ce6" office:value-type="float" office:value="0.145387530326843" calcext:value-type="float">
            <text:p>0.1454</text:p>
          </table:table-cell>
          <table:table-cell table:style-name="ce6" office:value-type="float" office:value="0.211925238370895" calcext:value-type="float">
            <text:p>0.2119</text:p>
          </table:table-cell>
          <table:table-cell table:style-name="ce6" office:value-type="float" office:value="0.348513543605804" calcext:value-type="float">
            <text:p>0.34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27" table:formula="of:=[.K32]+[.H33]*[.G33]" office:value-type="float" office:value="1853.7681613541" calcext:value-type="float">
            <text:p>1853.7681613541</text:p>
          </table:table-cell>
          <table:table-cell table:style-name="ce31" table:formula="of:=[.I33]/[.N32]" office:value-type="float" office:value="0.223806067012541" calcext:value-type="float">
            <text:p>0.224</text:p>
          </table:table-cell>
          <table:table-cell table:style-name="ce27" table:formula="of:=[.I33]*(1+SIGN([.I33])*[.O33])" office:value-type="float" office:value="1868.54852017312" calcext:value-type="float">
            <text:p>1868.54852017312</text:p>
          </table:table-cell>
          <table:table-cell table:style-name="ce27" table:formula="of:=([.K33]-[.I33])*SIGN([.I33])" office:value-type="float" office:value="14.7803588190216" calcext:value-type="float">
            <text:p>14.7803588190216</text:p>
          </table:table-cell>
          <table:table-cell table:style-name="ce27" table:formula="of:=IF([.G33]&lt;&gt;&quot;&quot;;-1;0)" office:value-type="float" office:value="-1" calcext:value-type="float">
            <text:p>-1</text:p>
          </table:table-cell>
          <table:table-cell table:style-name="ce33" table:formula="of:=[.N32]+[.L33]+[.M33]" office:value-type="currency" office:currency="USD" office:value="8296.70220315947" calcext:value-type="currency">
            <text:p>$8,296.70</text:p>
          </table:table-cell>
          <table:table-cell table:style-name="ce35" table:formula="of:=[.P33]/[.P32]-1" office:value-type="percentage" office:value="0.00797314309693675" calcext:value-type="percentage">
            <text:p>0.80%</text:p>
          </table:table-cell>
          <table:table-cell office:value-type="float" office:value="4.804" calcext:value-type="float">
            <text:p>4.804</text:p>
          </table:table-cell>
        </table:table-row>
        <table:table-row table:style-name="ro1">
          <table:table-cell table:style-name="ce3" office:value-type="string" calcext:value-type="string">
            <text:p>2015-12-16</text:p>
          </table:table-cell>
          <table:table-cell table:style-name="ce6" office:value-type="float" office:value="0.352212607860565" calcext:value-type="float">
            <text:p>0.3522</text:p>
          </table:table-cell>
          <table:table-cell table:style-name="ce6" office:value-type="float" office:value="0.205707997083664" calcext:value-type="float">
            <text:p>0.2057</text:p>
          </table:table-cell>
          <table:table-cell table:style-name="ce6" office:value-type="float" office:value="0.127253577113152" calcext:value-type="float">
            <text:p>0.1273</text:p>
          </table:table-cell>
          <table:table-cell table:style-name="ce6" office:value-type="float" office:value="0.314825773239136" calcext:value-type="float">
            <text:p>0.31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27" table:formula="of:=[.K33]+[.H34]*[.G34]" office:value-type="float" office:value="2868.54852017312" calcext:value-type="float">
            <text:p>2868.54852017312</text:p>
          </table:table-cell>
          <table:table-cell table:style-name="ce31" table:formula="of:=[.I34]/[.N33]" office:value-type="float" office:value="0.345745628797036" calcext:value-type="float">
            <text:p>0.346</text:p>
          </table:table-cell>
          <table:table-cell table:style-name="ce27" table:formula="of:=[.I34]*(1+SIGN([.I34])*[.O34])" office:value-type="float" office:value="3202.93385974368" calcext:value-type="float">
            <text:p>3202.93385974368</text:p>
          </table:table-cell>
          <table:table-cell table:style-name="ce27" table:formula="of:=([.K34]-[.I34])*SIGN([.I34])" office:value-type="float" office:value="334.385339570556" calcext:value-type="float">
            <text:p>334.385339570556</text:p>
          </table:table-cell>
          <table:table-cell table:style-name="ce27" table:formula="of:=IF([.G34]&lt;&gt;&quot;&quot;;-1;0)" office:value-type="float" office:value="-1" calcext:value-type="float">
            <text:p>-1</text:p>
          </table:table-cell>
          <table:table-cell table:style-name="ce33" table:formula="of:=[.N33]+[.L34]+[.M34]" office:value-type="currency" office:currency="USD" office:value="8630.08754273003" calcext:value-type="currency">
            <text:p>$8,630.09</text:p>
          </table:table-cell>
          <table:table-cell table:style-name="ce35" table:formula="of:=[.P34]/[.P33]-1" office:value-type="percentage" office:value="0.116569525395504" calcext:value-type="percentage">
            <text:p>11.66%</text:p>
          </table:table-cell>
          <table:table-cell office:value-type="float" office:value="5.364" calcext:value-type="float">
            <text:p>5.364</text:p>
          </table:table-cell>
        </table:table-row>
        <table:table-row table:style-name="ro1">
          <table:table-cell table:style-name="ce3" office:value-type="string" calcext:value-type="string">
            <text:p>2015-12-17</text:p>
          </table:table-cell>
          <table:table-cell table:style-name="ce6" office:value-type="float" office:value="0.151658356189728" calcext:value-type="float">
            <text:p>0.1517</text:p>
          </table:table-cell>
          <table:table-cell table:style-name="ce6" office:value-type="float" office:value="0.150334134697914" calcext:value-type="float">
            <text:p>0.1503</text:p>
          </table:table-cell>
          <table:table-cell table:style-name="ce6" office:value-type="float" office:value="0.367381006479263" calcext:value-type="float">
            <text:p>0.3674</text:p>
          </table:table-cell>
          <table:table-cell table:style-name="ce6" office:value-type="float" office:value="0.330626517534256" calcext:value-type="float">
            <text:p>0.3306</text:p>
          </table:table-cell>
          <table:table-cell table:number-columns-repeated="3"/>
          <table:table-cell table:style-name="ce27" table:formula="of:=[.K34]+[.H35]*[.G35]" office:value-type="float" office:value="3202.93385974368" calcext:value-type="float">
            <text:p>3202.93385974368</text:p>
          </table:table-cell>
          <table:table-cell table:style-name="ce31" table:formula="of:=[.I35]/[.N34]" office:value-type="float" office:value="0.371135732272128" calcext:value-type="float">
            <text:p>0.371</text:p>
          </table:table-cell>
          <table:table-cell table:style-name="ce27" table:formula="of:=[.I35]*(1+SIGN([.I35])*[.O35])" office:value-type="float" office:value="2641.64418260739" calcext:value-type="float">
            <text:p>2641.64418260739</text:p>
          </table:table-cell>
          <table:table-cell table:style-name="ce27" table:formula="of:=([.K35]-[.I35])*SIGN([.I35])" office:value-type="float" office:value="-561.28967713629" calcext:value-type="float">
            <text:p>-561.28967713629</text:p>
          </table:table-cell>
          <table:table-cell table:style-name="ce27" table:formula="of:=IF([.G35]&lt;&gt;&quot;&quot;;-1;0)" office:value-type="float" office:value="0" calcext:value-type="float">
            <text:p>0</text:p>
          </table:table-cell>
          <table:table-cell table:style-name="ce33" table:formula="of:=[.N34]+[.L35]+[.M35]" office:value-type="currency" office:currency="USD" office:value="8068.79786559374" calcext:value-type="currency">
            <text:p>$8,068.80</text:p>
          </table:table-cell>
          <table:table-cell table:style-name="ce35" table:formula="of:=[.P35]/[.P34]-1" office:value-type="percentage" office:value="-0.17524235645041" calcext:value-type="percentage">
            <text:p>-17.52%</text:p>
          </table:table-cell>
          <table:table-cell office:value-type="float" office:value="4.424" calcext:value-type="float">
            <text:p>4.424</text:p>
          </table:table-cell>
        </table:table-row>
        <table:table-row table:style-name="ro1">
          <table:table-cell table:style-name="ce3" office:value-type="string" calcext:value-type="string">
            <text:p>2015-12-18</text:p>
          </table:table-cell>
          <table:table-cell table:style-name="ce6" office:value-type="float" office:value="0.294991016387939" calcext:value-type="float">
            <text:p>0.2950</text:p>
          </table:table-cell>
          <table:table-cell table:style-name="ce6" office:value-type="float" office:value="0.232922598719597" calcext:value-type="float">
            <text:p>0.2329</text:p>
          </table:table-cell>
          <table:table-cell table:style-name="ce6" office:value-type="float" office:value="0.23015770316124" calcext:value-type="float">
            <text:p>0.2302</text:p>
          </table:table-cell>
          <table:table-cell table:style-name="ce6" office:value-type="float" office:value="0.241928666830063" calcext:value-type="float">
            <text:p>0.2419</text:p>
          </table:table-cell>
          <table:table-cell table:number-columns-repeated="3"/>
          <table:table-cell table:style-name="ce27" table:formula="of:=[.K35]+[.H36]*[.G36]" office:value-type="float" office:value="2641.64418260739" calcext:value-type="float">
            <text:p>2641.64418260739</text:p>
          </table:table-cell>
          <table:table-cell table:style-name="ce31" table:formula="of:=[.I36]/[.N35]" office:value-type="float" office:value="0.327390055694871" calcext:value-type="float">
            <text:p>0.327</text:p>
          </table:table-cell>
          <table:table-cell table:style-name="ce27" table:formula="of:=[.I36]*(1+SIGN([.I36])*[.O36])" office:value-type="float" office:value="2804.05991897023" calcext:value-type="float">
            <text:p>2804.05991897023</text:p>
          </table:table-cell>
          <table:table-cell table:style-name="ce27" table:formula="of:=([.K36]-[.I36])*SIGN([.I36])" office:value-type="float" office:value="162.415736362841" calcext:value-type="float">
            <text:p>162.415736362841</text:p>
          </table:table-cell>
          <table:table-cell table:style-name="ce27" table:formula="of:=IF([.G36]&lt;&gt;&quot;&quot;;-1;0)" office:value-type="float" office:value="0" calcext:value-type="float">
            <text:p>0</text:p>
          </table:table-cell>
          <table:table-cell table:style-name="ce33" table:formula="of:=[.N35]+[.L36]+[.M36]" office:value-type="currency" office:currency="USD" office:value="8231.21360195658" calcext:value-type="currency">
            <text:p>$8,231.21</text:p>
          </table:table-cell>
          <table:table-cell table:style-name="ce35" table:formula="of:=[.P36]/[.P35]-1" office:value-type="percentage" office:value="0.0614828209764917" calcext:value-type="percentage">
            <text:p>6.15%</text:p>
          </table:table-cell>
          <table:table-cell office:value-type="float" office:value="4.696" calcext:value-type="float">
            <text:p>4.696</text:p>
          </table:table-cell>
        </table:table-row>
        <table:table-row table:style-name="ro1">
          <table:table-cell table:style-name="ce3" office:value-type="string" calcext:value-type="string">
            <text:p>2015-12-21</text:p>
          </table:table-cell>
          <table:table-cell table:style-name="ce6" office:value-type="float" office:value="0.202323257923126" calcext:value-type="float">
            <text:p>0.2023</text:p>
          </table:table-cell>
          <table:table-cell table:style-name="ce6" office:value-type="float" office:value="0.245697975158691" calcext:value-type="float">
            <text:p>0.2457</text:p>
          </table:table-cell>
          <table:table-cell table:style-name="ce6" office:value-type="float" office:value="0.182279393076897" calcext:value-type="float">
            <text:p>0.1823</text:p>
          </table:table-cell>
          <table:table-cell table:style-name="ce6" office:value-type="float" office:value="0.369699388742447" calcext:value-type="float">
            <text:p>0.3697</text:p>
          </table:table-cell>
          <table:table-cell table:number-columns-repeated="3"/>
          <table:table-cell table:style-name="ce27" table:formula="of:=[.K36]+[.H37]*[.G37]" office:value-type="float" office:value="2804.05991897023" calcext:value-type="float">
            <text:p>2804.05991897023</text:p>
          </table:table-cell>
          <table:table-cell table:style-name="ce31" table:formula="of:=[.I37]/[.N36]" office:value-type="float" office:value="0.340661785074281" calcext:value-type="float">
            <text:p>0.341</text:p>
          </table:table-cell>
          <table:table-cell table:style-name="ce27" table:formula="of:=[.I37]*(1+SIGN([.I37])*[.O37])" office:value-type="float" office:value="2965.28142197746" calcext:value-type="float">
            <text:p>2965.28142197746</text:p>
          </table:table-cell>
          <table:table-cell table:style-name="ce27" table:formula="of:=([.K37]-[.I37])*SIGN([.I37])" office:value-type="float" office:value="161.221503007233" calcext:value-type="float">
            <text:p>161.221503007233</text:p>
          </table:table-cell>
          <table:table-cell table:style-name="ce27" table:formula="of:=IF([.G37]&lt;&gt;&quot;&quot;;-1;0)" office:value-type="float" office:value="0" calcext:value-type="float">
            <text:p>0</text:p>
          </table:table-cell>
          <table:table-cell table:style-name="ce33" table:formula="of:=[.N36]+[.L37]+[.M37]" office:value-type="currency" office:currency="USD" office:value="8392.43510496381" calcext:value-type="currency">
            <text:p>$8,392.44</text:p>
          </table:table-cell>
          <table:table-cell table:style-name="ce35" table:formula="of:=[.P37]/[.P36]-1" office:value-type="percentage" office:value="0.0574957410562182" calcext:value-type="percentage">
            <text:p>5.75%</text:p>
          </table:table-cell>
          <table:table-cell office:value-type="float" office:value="4.966" calcext:value-type="float">
            <text:p>4.966</text:p>
          </table:table-cell>
        </table:table-row>
        <table:table-row table:style-name="ro1">
          <table:table-cell table:style-name="ce3" office:value-type="string" calcext:value-type="string">
            <text:p>2015-12-22</text:p>
          </table:table-cell>
          <table:table-cell table:style-name="ce6" office:value-type="float" office:value="0.185505270957947" calcext:value-type="float">
            <text:p>0.1855</text:p>
          </table:table-cell>
          <table:table-cell table:style-name="ce6" office:value-type="float" office:value="0.152701556682587" calcext:value-type="float">
            <text:p>0.1527</text:p>
          </table:table-cell>
          <table:table-cell table:style-name="ce6" office:value-type="float" office:value="0.292414844036102" calcext:value-type="float">
            <text:p>0.2924</text:p>
          </table:table-cell>
          <table:table-cell table:style-name="ce6" office:value-type="float" office:value="0.369378298521042" calcext:value-type="float">
            <text:p>0.3694</text:p>
          </table:table-cell>
          <table:table-cell table:number-columns-repeated="3"/>
          <table:table-cell table:style-name="ce27" table:formula="of:=[.K37]+[.H38]*[.G38]" office:value-type="float" office:value="2965.28142197746" calcext:value-type="float">
            <text:p>2965.28142197746</text:p>
          </table:table-cell>
          <table:table-cell table:style-name="ce31" table:formula="of:=[.I38]/[.N37]" office:value-type="float" office:value="0.353327894096388" calcext:value-type="float">
            <text:p>0.353</text:p>
          </table:table-cell>
          <table:table-cell table:style-name="ce27" table:formula="of:=[.I38]*(1+SIGN([.I38])*[.O38])" office:value-type="float" office:value="2912.73515433066" calcext:value-type="float">
            <text:p>2912.73515433066</text:p>
          </table:table-cell>
          <table:table-cell table:style-name="ce27" table:formula="of:=([.K38]-[.I38])*SIGN([.I38])" office:value-type="float" office:value="-52.5462676468014" calcext:value-type="float">
            <text:p>-52.5462676468014</text:p>
          </table:table-cell>
          <table:table-cell table:style-name="ce27" table:formula="of:=IF([.G38]&lt;&gt;&quot;&quot;;-1;0)" office:value-type="float" office:value="0" calcext:value-type="float">
            <text:p>0</text:p>
          </table:table-cell>
          <table:table-cell table:style-name="ce33" table:formula="of:=[.N37]+[.L38]+[.M38]" office:value-type="currency" office:currency="USD" office:value="8339.88883731701" calcext:value-type="currency">
            <text:p>$8,339.89</text:p>
          </table:table-cell>
          <table:table-cell table:style-name="ce35" table:formula="of:=[.P38]/[.P37]-1" office:value-type="percentage" office:value="-0.017720499395892" calcext:value-type="percentage">
            <text:p>-1.77%</text:p>
          </table:table-cell>
          <table:table-cell office:value-type="float" office:value="4.878" calcext:value-type="float">
            <text:p>4.878</text:p>
          </table:table-cell>
        </table:table-row>
        <table:table-row table:style-name="ro1">
          <table:table-cell table:style-name="ce3" office:value-type="string" calcext:value-type="string">
            <text:p>2015-12-23</text:p>
          </table:table-cell>
          <table:table-cell table:style-name="ce6" office:value-type="float" office:value="0.289233863353729" calcext:value-type="float">
            <text:p>0.2892</text:p>
          </table:table-cell>
          <table:table-cell table:style-name="ce6" office:value-type="float" office:value="0.152103051543236" calcext:value-type="float">
            <text:p>0.1521</text:p>
          </table:table-cell>
          <table:table-cell table:style-name="ce6" office:value-type="float" office:value="0.0964559838175774" calcext:value-type="float">
            <text:p>0.0965</text:p>
          </table:table-cell>
          <table:table-cell table:style-name="ce6" office:value-type="float" office:value="0.462207049131393" calcext:value-type="float">
            <text:p>0.46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27" table:formula="of:=[.K38]+[.H39]*[.G39]" office:value-type="float" office:value="3912.73515433066" calcext:value-type="float">
            <text:p>3912.73515433066</text:p>
          </table:table-cell>
          <table:table-cell table:style-name="ce31" table:formula="of:=[.I39]/[.N38]" office:value-type="float" office:value="0.46915914955881" calcext:value-type="float">
            <text:p>0.469</text:p>
          </table:table-cell>
          <table:table-cell table:style-name="ce27" table:formula="of:=[.I39]*(1+SIGN([.I39])*[.O39])" office:value-type="float" office:value="4162.99619741208" calcext:value-type="float">
            <text:p>4162.99619741208</text:p>
          </table:table-cell>
          <table:table-cell table:style-name="ce27" table:formula="of:=([.K39]-[.I39])*SIGN([.I39])" office:value-type="float" office:value="250.26104308142" calcext:value-type="float">
            <text:p>250.26104308142</text:p>
          </table:table-cell>
          <table:table-cell table:style-name="ce27" table:formula="of:=IF([.G39]&lt;&gt;&quot;&quot;;-1;0)" office:value-type="float" office:value="-1" calcext:value-type="float">
            <text:p>-1</text:p>
          </table:table-cell>
          <table:table-cell table:style-name="ce33" table:formula="of:=[.N38]+[.L39]+[.M39]" office:value-type="currency" office:currency="USD" office:value="8589.14988039843" calcext:value-type="currency">
            <text:p>$8,589.15</text:p>
          </table:table-cell>
          <table:table-cell table:style-name="ce35" table:formula="of:=[.P39]/[.P38]-1" office:value-type="percentage" office:value="0.0639606396063961" calcext:value-type="percentage">
            <text:p>6.40%</text:p>
          </table:table-cell>
          <table:table-cell office:value-type="float" office:value="5.19" calcext:value-type="float">
            <text:p>5.19</text:p>
          </table:table-cell>
        </table:table-row>
        <table:table-row table:style-name="ro1">
          <table:table-cell table:style-name="ce3" office:value-type="string" calcext:value-type="string">
            <text:p>2015-12-24</text:p>
          </table:table-cell>
          <table:table-cell table:style-name="ce6" office:value-type="float" office:value="0.389347285032272" calcext:value-type="float">
            <text:p>0.3893</text:p>
          </table:table-cell>
          <table:table-cell table:style-name="ce6" office:value-type="float" office:value="0.151771023869514" calcext:value-type="float">
            <text:p>0.1518</text:p>
          </table:table-cell>
          <table:table-cell table:style-name="ce6" office:value-type="float" office:value="0.159171596169472" calcext:value-type="float">
            <text:p>0.1592</text:p>
          </table:table-cell>
          <table:table-cell table:style-name="ce6" office:value-type="float" office:value="0.299710094928741" calcext:value-type="float">
            <text:p>0.29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27" table:formula="of:=[.K39]+[.H40]*[.G40]" office:value-type="float" office:value="5162.99619741208" calcext:value-type="float">
            <text:p>5162.99619741208</text:p>
          </table:table-cell>
          <table:table-cell table:style-name="ce31" table:formula="of:=[.I40]/[.N39]" office:value-type="float" office:value="0.601106776491899" calcext:value-type="float">
            <text:p>0.601</text:p>
          </table:table-cell>
          <table:table-cell table:style-name="ce27" table:formula="of:=[.I40]*(1+SIGN([.I40])*[.O40])" office:value-type="float" office:value="5483.32081698177" calcext:value-type="float">
            <text:p>5483.32081698177</text:p>
          </table:table-cell>
          <table:table-cell table:style-name="ce27" table:formula="of:=([.K40]-[.I40])*SIGN([.I40])" office:value-type="float" office:value="320.32461956969" calcext:value-type="float">
            <text:p>320.32461956969</text:p>
          </table:table-cell>
          <table:table-cell table:style-name="ce27" table:formula="of:=IF([.G40]&lt;&gt;&quot;&quot;;-1;0)" office:value-type="float" office:value="-1" calcext:value-type="float">
            <text:p>-1</text:p>
          </table:table-cell>
          <table:table-cell table:style-name="ce33" table:formula="of:=[.N39]+[.L40]+[.M40]" office:value-type="currency" office:currency="USD" office:value="8908.47449996812" calcext:value-type="currency">
            <text:p>$8,908.47</text:p>
          </table:table-cell>
          <table:table-cell table:style-name="ce35" table:formula="of:=[.P40]/[.P39]-1" office:value-type="percentage" office:value="0.0620423892100193" calcext:value-type="percentage">
            <text:p>6.20%</text:p>
          </table:table-cell>
          <table:table-cell office:value-type="float" office:value="5.512" calcext:value-type="float">
            <text:p>5.512</text:p>
          </table:table-cell>
        </table:table-row>
        <table:table-row table:style-name="ro1">
          <table:table-cell table:style-name="ce3" office:value-type="string" calcext:value-type="string">
            <text:p>2015-12-28</text:p>
          </table:table-cell>
          <table:table-cell table:style-name="ce6" office:value-type="float" office:value="0.264255523681641" calcext:value-type="float">
            <text:p>0.2643</text:p>
          </table:table-cell>
          <table:table-cell table:style-name="ce6" office:value-type="float" office:value="0.0896698981523514" calcext:value-type="float">
            <text:p>0.0897</text:p>
          </table:table-cell>
          <table:table-cell table:style-name="ce6" office:value-type="float" office:value="0.223373979330063" calcext:value-type="float">
            <text:p>0.2234</text:p>
          </table:table-cell>
          <table:table-cell table:style-name="ce6" office:value-type="float" office:value="0.422700613737106" calcext:value-type="float">
            <text:p>0.4227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  <table:table-cell table:style-name="ce27" table:formula="of:=[.K40]+[.H41]*[.G41]" office:value-type="float" office:value="4483.32081698177" calcext:value-type="float">
            <text:p>4483.32081698177</text:p>
          </table:table-cell>
          <table:table-cell table:style-name="ce31" table:formula="of:=[.I41]/[.N40]" office:value-type="float" office:value="0.5032647078911" calcext:value-type="float">
            <text:p>0.503</text:p>
          </table:table-cell>
          <table:table-cell table:style-name="ce27" table:formula="of:=[.I41]*(1+SIGN([.I41])*[.O41])" office:value-type="float" office:value="4065.2462705506" calcext:value-type="float">
            <text:p>4065.2462705506</text:p>
          </table:table-cell>
          <table:table-cell table:style-name="ce27" table:formula="of:=([.K41]-[.I41])*SIGN([.I41])" office:value-type="float" office:value="-418.074546431174" calcext:value-type="float">
            <text:p>-418.074546431174</text:p>
          </table:table-cell>
          <table:table-cell table:style-name="ce27" table:formula="of:=IF([.G41]&lt;&gt;&quot;&quot;;-1;0)" office:value-type="float" office:value="-1" calcext:value-type="float">
            <text:p>-1</text:p>
          </table:table-cell>
          <table:table-cell table:style-name="ce33" table:formula="of:=[.N40]+[.L41]+[.M41]" office:value-type="currency" office:currency="USD" office:value="8489.39995353695" calcext:value-type="currency">
            <text:p>$8,489.40</text:p>
          </table:table-cell>
          <table:table-cell table:style-name="ce35" table:formula="of:=[.P41]/[.P40]-1" office:value-type="percentage" office:value="-0.0932510885341075" calcext:value-type="percentage">
            <text:p>-9.33%</text:p>
          </table:table-cell>
          <table:table-cell office:value-type="float" office:value="4.998" calcext:value-type="float">
            <text:p>4.998</text:p>
          </table:table-cell>
        </table:table-row>
        <table:table-row table:style-name="ro1">
          <table:table-cell table:style-name="ce3" office:value-type="string" calcext:value-type="string">
            <text:p>2015-12-29</text:p>
          </table:table-cell>
          <table:table-cell table:style-name="ce6" office:value-type="float" office:value="0.149236887693405" calcext:value-type="float">
            <text:p>0.1492</text:p>
          </table:table-cell>
          <table:table-cell table:style-name="ce6" office:value-type="float" office:value="0.164657101035118" calcext:value-type="float">
            <text:p>0.1647</text:p>
          </table:table-cell>
          <table:table-cell table:style-name="ce6" office:value-type="float" office:value="0.403606563806534" calcext:value-type="float">
            <text:p>0.4036</text:p>
          </table:table-cell>
          <table:table-cell table:style-name="ce6" office:value-type="float" office:value="0.282499462366104" calcext:value-type="float">
            <text:p>0.28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27" table:formula="of:=[.K41]+[.H42]*[.G42]" office:value-type="float" office:value="5065.2462705506" calcext:value-type="float">
            <text:p>5065.2462705506</text:p>
          </table:table-cell>
          <table:table-cell table:style-name="ce31" table:formula="of:=[.I42]/[.N41]" office:value-type="float" office:value="0.596655393581764" calcext:value-type="float">
            <text:p>0.597</text:p>
          </table:table-cell>
          <table:table-cell table:style-name="ce27" table:formula="of:=[.I42]*(1+SIGN([.I42])*[.O42])" office:value-type="float" office:value="5188.88773613827" calcext:value-type="float">
            <text:p>5188.88773613827</text:p>
          </table:table-cell>
          <table:table-cell table:style-name="ce27" table:formula="of:=([.K42]-[.I42])*SIGN([.I42])" office:value-type="float" office:value="123.64146558767" calcext:value-type="float">
            <text:p>123.64146558767</text:p>
          </table:table-cell>
          <table:table-cell table:style-name="ce27" table:formula="of:=IF([.G42]&lt;&gt;&quot;&quot;;-1;0)" office:value-type="float" office:value="-1" calcext:value-type="float">
            <text:p>-1</text:p>
          </table:table-cell>
          <table:table-cell table:style-name="ce33" table:formula="of:=[.N41]+[.L42]+[.M42]" office:value-type="currency" office:currency="USD" office:value="8612.04141912462" calcext:value-type="currency">
            <text:p>$8,612.04</text:p>
          </table:table-cell>
          <table:table-cell table:style-name="ce35" table:formula="of:=[.P42]/[.P41]-1" office:value-type="percentage" office:value="0.0244097639055623" calcext:value-type="percentage">
            <text:p>2.44%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table:style-name="ce3" office:value-type="string" calcext:value-type="string">
            <text:p>2015-12-30</text:p>
          </table:table-cell>
          <table:table-cell table:style-name="ce6" office:value-type="float" office:value="0.205021306872368" calcext:value-type="float">
            <text:p>0.2050</text:p>
          </table:table-cell>
          <table:table-cell table:style-name="ce6" office:value-type="float" office:value="0.131243526935577" calcext:value-type="float">
            <text:p>0.1312</text:p>
          </table:table-cell>
          <table:table-cell table:style-name="ce6" office:value-type="float" office:value="0.449804574251175" calcext:value-type="float">
            <text:p>0.4498</text:p>
          </table:table-cell>
          <table:table-cell table:style-name="ce6" office:value-type="float" office:value="0.213930606842041" calcext:value-type="float">
            <text:p>0.2139</text:p>
          </table:table-cell>
          <table:table-cell table:number-columns-repeated="3"/>
          <table:table-cell table:style-name="ce27" table:formula="of:=[.K42]+[.H43]*[.G43]" office:value-type="float" office:value="5188.88773613827" calcext:value-type="float">
            <text:p>5188.88773613827</text:p>
          </table:table-cell>
          <table:table-cell table:style-name="ce31" table:formula="of:=[.I43]/[.N42]" office:value-type="float" office:value="0.602515418076763" calcext:value-type="float">
            <text:p>0.603</text:p>
          </table:table-cell>
          <table:table-cell table:style-name="ce27" table:formula="of:=[.I43]*(1+SIGN([.I43])*[.O43])" office:value-type="float" office:value="4880.79752680506" calcext:value-type="float">
            <text:p>4880.79752680506</text:p>
          </table:table-cell>
          <table:table-cell table:style-name="ce27" table:formula="of:=([.K43]-[.I43])*SIGN([.I43])" office:value-type="float" office:value="-308.09020933321" calcext:value-type="float">
            <text:p>-308.09020933321</text:p>
          </table:table-cell>
          <table:table-cell table:style-name="ce27" table:formula="of:=IF([.G43]&lt;&gt;&quot;&quot;;-1;0)" office:value-type="float" office:value="0" calcext:value-type="float">
            <text:p>0</text:p>
          </table:table-cell>
          <table:table-cell table:style-name="ce33" table:formula="of:=[.N42]+[.L43]+[.M43]" office:value-type="currency" office:currency="USD" office:value="8303.95120979141" calcext:value-type="currency">
            <text:p>$8,303.95</text:p>
          </table:table-cell>
          <table:table-cell table:style-name="ce35" table:formula="of:=[.P43]/[.P42]-1" office:value-type="percentage" office:value="-0.0593750000000001" calcext:value-type="percentage">
            <text:p>-5.94%</text:p>
          </table:table-cell>
          <table:table-cell office:value-type="float" office:value="4.816" calcext:value-type="float">
            <text:p>4.816</text:p>
          </table:table-cell>
        </table:table-row>
        <table:table-row table:style-name="ro1">
          <table:table-cell table:style-name="ce3" office:value-type="string" calcext:value-type="string">
            <text:p>2015-12-31</text:p>
          </table:table-cell>
          <table:table-cell table:style-name="ce6" office:value-type="float" office:value="0.467673599720001" calcext:value-type="float">
            <text:p>0.4677</text:p>
          </table:table-cell>
          <table:table-cell table:style-name="ce6" office:value-type="float" office:value="0.0645933821797371" calcext:value-type="float">
            <text:p>0.0646</text:p>
          </table:table-cell>
          <table:table-cell table:style-name="ce6" office:value-type="float" office:value="0.214169442653656" calcext:value-type="float">
            <text:p>0.2142</text:p>
          </table:table-cell>
          <table:table-cell table:style-name="ce6" office:value-type="float" office:value="0.253563582897186" calcext:value-type="float">
            <text:p>0.2536</text:p>
          </table:table-cell>
          <table:table-cell table:number-columns-repeated="3"/>
          <table:table-cell table:style-name="ce27" table:formula="of:=[.K43]+[.H44]*[.G44]" office:value-type="float" office:value="4880.79752680506" calcext:value-type="float">
            <text:p>4880.79752680506</text:p>
          </table:table-cell>
          <table:table-cell table:style-name="ce31" table:formula="of:=[.I44]/[.N43]" office:value-type="float" office:value="0.587768088166267" calcext:value-type="float">
            <text:p>0.588</text:p>
          </table:table-cell>
          <table:table-cell table:style-name="ce27" table:formula="of:=[.I44]*(1+SIGN([.I44])*[.O44])" office:value-type="float" office:value="4921.33571224364" calcext:value-type="float">
            <text:p>4921.33571224364</text:p>
          </table:table-cell>
          <table:table-cell table:style-name="ce27" table:formula="of:=([.K44]-[.I44])*SIGN([.I44])" office:value-type="float" office:value="40.5381854385805" calcext:value-type="float">
            <text:p>40.5381854385805</text:p>
          </table:table-cell>
          <table:table-cell table:style-name="ce27" table:formula="of:=IF([.G44]&lt;&gt;&quot;&quot;;-1;0)" office:value-type="float" office:value="0" calcext:value-type="float">
            <text:p>0</text:p>
          </table:table-cell>
          <table:table-cell table:style-name="ce33" table:formula="of:=[.N43]+[.L44]+[.M44]" office:value-type="currency" office:currency="USD" office:value="8344.48939522999" calcext:value-type="currency">
            <text:p>$8,344.49</text:p>
          </table:table-cell>
          <table:table-cell table:style-name="ce35" table:formula="of:=[.P44]/[.P43]-1" office:value-type="percentage" office:value="0.00830564784053167" calcext:value-type="percentage">
            <text:p>0.83%</text:p>
          </table:table-cell>
          <table:table-cell office:value-type="float" office:value="4.856" calcext:value-type="float">
            <text:p>4.856</text:p>
          </table:table-cell>
        </table:table-row>
        <table:table-row table:style-name="ro1">
          <table:table-cell table:style-name="ce3" office:value-type="string" calcext:value-type="string">
            <text:p>2016-01-04</text:p>
          </table:table-cell>
          <table:table-cell table:style-name="ce6" office:value-type="float" office:value="0.465201646089554" calcext:value-type="float">
            <text:p>0.4652</text:p>
          </table:table-cell>
          <table:table-cell table:style-name="ce6" office:value-type="float" office:value="0.127990797162056" calcext:value-type="float">
            <text:p>0.1280</text:p>
          </table:table-cell>
          <table:table-cell table:style-name="ce6" office:value-type="float" office:value="0.157435104250908" calcext:value-type="float">
            <text:p>0.1574</text:p>
          </table:table-cell>
          <table:table-cell table:style-name="ce6" office:value-type="float" office:value="0.249372482299805" calcext:value-type="float">
            <text:p>0.249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600" calcext:value-type="float">
            <text:p>1600</text:p>
          </table:table-cell>
          <table:table-cell table:style-name="ce27" table:formula="of:=[.K44]+[.H45]*[.G45]" office:value-type="float" office:value="3321.33571224364" calcext:value-type="float">
            <text:p>3321.33571224364</text:p>
          </table:table-cell>
          <table:table-cell table:style-name="ce31" table:formula="of:=[.I45]/[.N44]" office:value-type="float" office:value="0.398027435224765" calcext:value-type="float">
            <text:p>0.398</text:p>
          </table:table-cell>
          <table:table-cell table:style-name="ce27" table:formula="of:=[.I45]*(1+SIGN([.I45])*[.O45])" office:value-type="float" office:value="3605.8652955001" calcext:value-type="float">
            <text:p>3605.8652955001</text:p>
          </table:table-cell>
          <table:table-cell table:style-name="ce27" table:formula="of:=([.K45]-[.I45])*SIGN([.I45])" office:value-type="float" office:value="284.529583256457" calcext:value-type="float">
            <text:p>284.529583256457</text:p>
          </table:table-cell>
          <table:table-cell table:style-name="ce27" table:formula="of:=IF([.G45]&lt;&gt;&quot;&quot;;-1;0)" office:value-type="float" office:value="-1" calcext:value-type="float">
            <text:p>-1</text:p>
          </table:table-cell>
          <table:table-cell table:style-name="ce33" table:formula="of:=[.N44]+[.L45]+[.M45]" office:value-type="currency" office:currency="USD" office:value="8628.01897848644" calcext:value-type="currency">
            <text:p>$8,628.02</text:p>
          </table:table-cell>
          <table:table-cell table:style-name="ce35" table:formula="of:=[.P45]/[.P44]-1" office:value-type="percentage" office:value="0.0856672158154861" calcext:value-type="percentage">
            <text:p>8.57%</text:p>
          </table:table-cell>
          <table:table-cell office:value-type="float" office:value="5.272" calcext:value-type="float">
            <text:p>5.272</text:p>
          </table:table-cell>
        </table:table-row>
        <table:table-row table:style-name="ro1">
          <table:table-cell table:style-name="ce3" office:value-type="string" calcext:value-type="string">
            <text:p>2016-01-05</text:p>
          </table:table-cell>
          <table:table-cell table:style-name="ce6" office:value-type="float" office:value="0.291964948177338" calcext:value-type="float">
            <text:p>0.2920</text:p>
          </table:table-cell>
          <table:table-cell table:style-name="ce6" office:value-type="float" office:value="0.0899389833211899" calcext:value-type="float">
            <text:p>0.0899</text:p>
          </table:table-cell>
          <table:table-cell table:style-name="ce6" office:value-type="float" office:value="0.233446091413498" calcext:value-type="float">
            <text:p>0.2334</text:p>
          </table:table-cell>
          <table:table-cell table:style-name="ce6" office:value-type="float" office:value="0.384649962186813" calcext:value-type="float">
            <text:p>0.3846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000" calcext:value-type="float">
            <text:p>2000</text:p>
          </table:table-cell>
          <table:table-cell table:style-name="ce27" table:formula="of:=[.K45]+[.H46]*[.G46]" office:value-type="float" office:value="1605.8652955001" calcext:value-type="float">
            <text:p>1605.8652955001</text:p>
          </table:table-cell>
          <table:table-cell table:style-name="ce31" table:formula="of:=[.I46]/[.N45]" office:value-type="float" office:value="0.186122132960561" calcext:value-type="float">
            <text:p>0.186</text:p>
          </table:table-cell>
          <table:table-cell table:style-name="ce27" table:formula="of:=[.I46]*(1+SIGN([.I46])*[.O46])" office:value-type="float" office:value="1581.49708160783" calcext:value-type="float">
            <text:p>1581.49708160783</text:p>
          </table:table-cell>
          <table:table-cell table:style-name="ce27" table:formula="of:=([.K46]-[.I46])*SIGN([.I46])" office:value-type="float" office:value="-24.3682138922625" calcext:value-type="float">
            <text:p>-24.3682138922625</text:p>
          </table:table-cell>
          <table:table-cell table:style-name="ce27" table:formula="of:=IF([.G46]&lt;&gt;&quot;&quot;;-1;0)" office:value-type="float" office:value="-1" calcext:value-type="float">
            <text:p>-1</text:p>
          </table:table-cell>
          <table:table-cell table:style-name="ce33" table:formula="of:=[.N45]+[.L46]+[.M46]" office:value-type="currency" office:currency="USD" office:value="8602.65076459418" calcext:value-type="currency">
            <text:p>$8,602.65</text:p>
          </table:table-cell>
          <table:table-cell table:style-name="ce35" table:formula="of:=[.P46]/[.P45]-1" office:value-type="percentage" office:value="-0.0151745068285281" calcext:value-type="percentage">
            <text:p>-1.52%</text:p>
          </table:table-cell>
          <table:table-cell office:value-type="float" office:value="5.192" calcext:value-type="float">
            <text:p>5.192</text:p>
          </table:table-cell>
        </table:table-row>
        <table:table-row table:style-name="ro1">
          <table:table-cell table:style-name="ce3" office:value-type="string" calcext:value-type="string">
            <text:p>2016-01-06</text:p>
          </table:table-cell>
          <table:table-cell table:style-name="ce6" office:value-type="float" office:value="0.211302638053894" calcext:value-type="float">
            <text:p>0.2113</text:p>
          </table:table-cell>
          <table:table-cell table:style-name="ce6" office:value-type="float" office:value="0.166322484612465" calcext:value-type="float">
            <text:p>0.1663</text:p>
          </table:table-cell>
          <table:table-cell table:style-name="ce6" office:value-type="float" office:value="0.296677082777023" calcext:value-type="float">
            <text:p>0.2967</text:p>
          </table:table-cell>
          <table:table-cell table:style-name="ce6" office:value-type="float" office:value="0.325697779655457" calcext:value-type="float">
            <text:p>0.3257</text:p>
          </table:table-cell>
          <table:table-cell table:number-columns-repeated="3"/>
          <table:table-cell table:style-name="ce27" table:formula="of:=[.K46]+[.H47]*[.G47]" office:value-type="float" office:value="1581.49708160783" calcext:value-type="float">
            <text:p>1581.49708160783</text:p>
          </table:table-cell>
          <table:table-cell table:style-name="ce31" table:formula="of:=[.I47]/[.N46]" office:value-type="float" office:value="0.183838345282687" calcext:value-type="float">
            <text:p>0.184</text:p>
          </table:table-cell>
          <table:table-cell table:style-name="ce27" table:formula="of:=[.I47]*(1+SIGN([.I47])*[.O47])" office:value-type="float" office:value="1655.21092863193" calcext:value-type="float">
            <text:p>1655.21092863193</text:p>
          </table:table-cell>
          <table:table-cell table:style-name="ce27" table:formula="of:=([.K47]-[.I47])*SIGN([.I47])" office:value-type="float" office:value="73.7138470240941" calcext:value-type="float">
            <text:p>73.7138470240941</text:p>
          </table:table-cell>
          <table:table-cell table:style-name="ce27" table:formula="of:=IF([.G47]&lt;&gt;&quot;&quot;;-1;0)" office:value-type="float" office:value="0" calcext:value-type="float">
            <text:p>0</text:p>
          </table:table-cell>
          <table:table-cell table:style-name="ce33" table:formula="of:=[.N46]+[.L47]+[.M47]" office:value-type="currency" office:currency="USD" office:value="8676.36461161827" calcext:value-type="currency">
            <text:p>$8,676.36</text:p>
          </table:table-cell>
          <table:table-cell table:style-name="ce35" table:formula="of:=[.P47]/[.P46]-1" office:value-type="percentage" office:value="0.0466101694915255" calcext:value-type="percentage">
            <text:p>4.66%</text:p>
          </table:table-cell>
          <table:table-cell office:value-type="float" office:value="5.434" calcext:value-type="float">
            <text:p>5.434</text:p>
          </table:table-cell>
        </table:table-row>
        <table:table-row table:style-name="ro1">
          <table:table-cell table:style-name="ce3" office:value-type="string" calcext:value-type="string">
            <text:p>2016-01-07</text:p>
          </table:table-cell>
          <table:table-cell table:style-name="ce6" office:value-type="float" office:value="0.295227289199829" calcext:value-type="float">
            <text:p>0.2952</text:p>
          </table:table-cell>
          <table:table-cell table:style-name="ce6" office:value-type="float" office:value="0.215033009648323" calcext:value-type="float">
            <text:p>0.2150</text:p>
          </table:table-cell>
          <table:table-cell table:style-name="ce6" office:value-type="float" office:value="0.220394507050514" calcext:value-type="float">
            <text:p>0.2204</text:p>
          </table:table-cell>
          <table:table-cell table:style-name="ce6" office:value-type="float" office:value="0.269345194101334" calcext:value-type="float">
            <text:p>0.2693</text:p>
          </table:table-cell>
          <table:table-cell table:number-columns-repeated="3"/>
          <table:table-cell table:style-name="ce27" table:formula="of:=[.K47]+[.H48]*[.G48]" office:value-type="float" office:value="1655.21092863193" calcext:value-type="float">
            <text:p>1655.21092863193</text:p>
          </table:table-cell>
          <table:table-cell table:style-name="ce31" table:formula="of:=[.I48]/[.N47]" office:value-type="float" office:value="0.190772403273081" calcext:value-type="float">
            <text:p>0.191</text:p>
          </table:table-cell>
          <table:table-cell table:style-name="ce27" table:formula="of:=[.I48]*(1+SIGN([.I48])*[.O48])" office:value-type="float" office:value="1872.69723762037" calcext:value-type="float">
            <text:p>1872.69723762037</text:p>
          </table:table-cell>
          <table:table-cell table:style-name="ce27" table:formula="of:=([.K48]-[.I48])*SIGN([.I48])" office:value-type="float" office:value="217.486308988442" calcext:value-type="float">
            <text:p>217.486308988442</text:p>
          </table:table-cell>
          <table:table-cell table:style-name="ce27" table:formula="of:=IF([.G48]&lt;&gt;&quot;&quot;;-1;0)" office:value-type="float" office:value="0" calcext:value-type="float">
            <text:p>0</text:p>
          </table:table-cell>
          <table:table-cell table:style-name="ce33" table:formula="of:=[.N47]+[.L48]+[.M48]" office:value-type="currency" office:currency="USD" office:value="8893.85092060672" calcext:value-type="currency">
            <text:p>$8,893.85</text:p>
          </table:table-cell>
          <table:table-cell table:style-name="ce35" table:formula="of:=[.P48]/[.P47]-1" office:value-type="percentage" office:value="0.131394920868605" calcext:value-type="percentage">
            <text:p>13.14%</text:p>
          </table:table-cell>
          <table:table-cell office:value-type="float" office:value="6.148" calcext:value-type="float">
            <text:p>6.148</text:p>
          </table:table-cell>
        </table:table-row>
        <table:table-row table:style-name="ro1">
          <table:table-cell table:style-name="ce3" office:value-type="string" calcext:value-type="string">
            <text:p>2016-01-08</text:p>
          </table:table-cell>
          <table:table-cell table:style-name="ce6" office:value-type="float" office:value="0.246458142995834" calcext:value-type="float">
            <text:p>0.2465</text:p>
          </table:table-cell>
          <table:table-cell table:style-name="ce6" office:value-type="float" office:value="0.152718454599381" calcext:value-type="float">
            <text:p>0.1527</text:p>
          </table:table-cell>
          <table:table-cell table:style-name="ce6" office:value-type="float" office:value="0.230502039194107" calcext:value-type="float">
            <text:p>0.2305</text:p>
          </table:table-cell>
          <table:table-cell table:style-name="ce6" office:value-type="float" office:value="0.370321393013" calcext:value-type="float">
            <text:p>0.3703</text:p>
          </table:table-cell>
          <table:table-cell table:number-columns-repeated="3"/>
          <table:table-cell table:style-name="ce27" table:formula="of:=[.K48]+[.H49]*[.G49]" office:value-type="float" office:value="1872.69723762037" calcext:value-type="float">
            <text:p>1872.69723762037</text:p>
          </table:table-cell>
          <table:table-cell table:style-name="ce31" table:formula="of:=[.I49]/[.N48]" office:value-type="float" office:value="0.210560898123601" calcext:value-type="float">
            <text:p>0.211</text:p>
          </table:table-cell>
          <table:table-cell table:style-name="ce27" table:formula="of:=[.I49]*(1+SIGN([.I49])*[.O49])" office:value-type="float" office:value="1736.84444517101" calcext:value-type="float">
            <text:p>1736.84444517101</text:p>
          </table:table-cell>
          <table:table-cell table:style-name="ce27" table:formula="of:=([.K49]-[.I49])*SIGN([.I49])" office:value-type="float" office:value="-135.852792449363" calcext:value-type="float">
            <text:p>-135.852792449363</text:p>
          </table:table-cell>
          <table:table-cell table:style-name="ce27" table:formula="of:=IF([.G49]&lt;&gt;&quot;&quot;;-1;0)" office:value-type="float" office:value="0" calcext:value-type="float">
            <text:p>0</text:p>
          </table:table-cell>
          <table:table-cell table:style-name="ce33" table:formula="of:=[.N48]+[.L49]+[.M49]" office:value-type="currency" office:currency="USD" office:value="8757.99812815735" calcext:value-type="currency">
            <text:p>$8,758.00</text:p>
          </table:table-cell>
          <table:table-cell table:style-name="ce35" table:formula="of:=[.P49]/[.P48]-1" office:value-type="percentage" office:value="-0.0725439167208848" calcext:value-type="percentage">
            <text:p>-7.25%</text:p>
          </table:table-cell>
          <table:table-cell office:value-type="float" office:value="5.702" calcext:value-type="float">
            <text:p>5.702</text:p>
          </table:table-cell>
        </table:table-row>
        <table:table-row table:style-name="ro1">
          <table:table-cell table:style-name="ce3" office:value-type="string" calcext:value-type="string">
            <text:p>2016-01-11</text:p>
          </table:table-cell>
          <table:table-cell table:style-name="ce6" office:value-type="float" office:value="0.233795449137688" calcext:value-type="float">
            <text:p>0.2338</text:p>
          </table:table-cell>
          <table:table-cell table:style-name="ce6" office:value-type="float" office:value="0.187920793890953" calcext:value-type="float">
            <text:p>0.1879</text:p>
          </table:table-cell>
          <table:table-cell table:style-name="ce6" office:value-type="float" office:value="0.297452926635742" calcext:value-type="float">
            <text:p>0.2975</text:p>
          </table:table-cell>
          <table:table-cell table:style-name="ce6" office:value-type="float" office:value="0.280830830335617" calcext:value-type="float">
            <text:p>0.2808</text:p>
          </table:table-cell>
          <table:table-cell table:number-columns-repeated="3"/>
          <table:table-cell table:style-name="ce27" table:formula="of:=[.K49]+[.H50]*[.G50]" office:value-type="float" office:value="1736.84444517101" calcext:value-type="float">
            <text:p>1736.84444517101</text:p>
          </table:table-cell>
          <table:table-cell table:style-name="ce31" table:formula="of:=[.I50]/[.N49]" office:value-type="float" office:value="0.198315233659045" calcext:value-type="float">
            <text:p>0.198</text:p>
          </table:table-cell>
          <table:table-cell table:style-name="ce27" table:formula="of:=[.I50]*(1+SIGN([.I50])*[.O50])" office:value-type="float" office:value="1527.27780569755" calcext:value-type="float">
            <text:p>1527.27780569755</text:p>
          </table:table-cell>
          <table:table-cell table:style-name="ce27" table:formula="of:=([.K50]-[.I50])*SIGN([.I50])" office:value-type="float" office:value="-209.566639473457" calcext:value-type="float">
            <text:p>-209.566639473457</text:p>
          </table:table-cell>
          <table:table-cell table:style-name="ce27" table:formula="of:=IF([.G50]&lt;&gt;&quot;&quot;;-1;0)" office:value-type="float" office:value="0" calcext:value-type="float">
            <text:p>0</text:p>
          </table:table-cell>
          <table:table-cell table:style-name="ce33" table:formula="of:=[.N49]+[.L50]+[.M50]" office:value-type="currency" office:currency="USD" office:value="8548.43148868389" calcext:value-type="currency">
            <text:p>$8,548.43</text:p>
          </table:table-cell>
          <table:table-cell table:style-name="ce35" table:formula="of:=[.P50]/[.P49]-1" office:value-type="percentage" office:value="-0.120659417748158" calcext:value-type="percentage">
            <text:p>-12.07%</text:p>
          </table:table-cell>
          <table:table-cell office:value-type="float" office:value="5.014" calcext:value-type="float">
            <text:p>5.014</text:p>
          </table:table-cell>
        </table:table-row>
        <table:table-row table:style-name="ro1">
          <table:table-cell table:style-name="ce3" office:value-type="string" calcext:value-type="string">
            <text:p>2016-01-12</text:p>
          </table:table-cell>
          <table:table-cell table:style-name="ce6" office:value-type="float" office:value="0.278419762849808" calcext:value-type="float">
            <text:p>0.2784</text:p>
          </table:table-cell>
          <table:table-cell table:style-name="ce6" office:value-type="float" office:value="0.0901611298322678" calcext:value-type="float">
            <text:p>0.0902</text:p>
          </table:table-cell>
          <table:table-cell table:style-name="ce6" office:value-type="float" office:value="0.313013106584549" calcext:value-type="float">
            <text:p>0.3130</text:p>
          </table:table-cell>
          <table:table-cell table:style-name="ce6" office:value-type="float" office:value="0.318406015634537" calcext:value-type="float">
            <text:p>0.318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500" calcext:value-type="float">
            <text:p>1500</text:p>
          </table:table-cell>
          <table:table-cell table:style-name="ce27" table:formula="of:=[.K50]+[.H51]*[.G51]" office:value-type="float" office:value="27.2778056975499" calcext:value-type="float">
            <text:p>27.2778056975499</text:p>
          </table:table-cell>
          <table:table-cell table:style-name="ce31" table:formula="of:=[.I51]/[.N50]" office:value-type="float" office:value="0.00319097202026585" calcext:value-type="float">
            <text:p>0.003</text:p>
          </table:table-cell>
          <table:table-cell table:style-name="ce27" table:formula="of:=[.I51]*(1+SIGN([.I51])*[.O51])" office:value-type="float" office:value="25.5369006669922" calcext:value-type="float">
            <text:p>25.5369006669922</text:p>
          </table:table-cell>
          <table:table-cell table:style-name="ce27" table:formula="of:=([.K51]-[.I51])*SIGN([.I51])" office:value-type="float" office:value="-1.74090503055763" calcext:value-type="float">
            <text:p>-1.74090503055763</text:p>
          </table:table-cell>
          <table:table-cell table:style-name="ce27" table:formula="of:=IF([.G51]&lt;&gt;&quot;&quot;;-1;0)" office:value-type="float" office:value="-1" calcext:value-type="float">
            <text:p>-1</text:p>
          </table:table-cell>
          <table:table-cell table:style-name="ce33" table:formula="of:=[.N50]+[.L51]+[.M51]" office:value-type="currency" office:currency="USD" office:value="8545.69058365334" calcext:value-type="currency">
            <text:p>$8,545.69</text:p>
          </table:table-cell>
          <table:table-cell table:style-name="ce35" table:formula="of:=[.P51]/[.P50]-1" office:value-type="percentage" office:value="-0.0638213003589949" calcext:value-type="percentage">
            <text:p>-6.38%</text:p>
          </table:table-cell>
          <table:table-cell office:value-type="float" office:value="4.694" calcext:value-type="float">
            <text:p>4.694</text:p>
          </table:table-cell>
        </table:table-row>
        <table:table-row table:style-name="ro1">
          <table:table-cell table:style-name="ce3" office:value-type="string" calcext:value-type="string">
            <text:p>2016-01-13</text:p>
          </table:table-cell>
          <table:table-cell table:style-name="ce6" office:value-type="float" office:value="0.106613509356976" calcext:value-type="float">
            <text:p>0.1066</text:p>
          </table:table-cell>
          <table:table-cell table:style-name="ce6" office:value-type="float" office:value="0.339807063341141" calcext:value-type="float">
            <text:p>0.3398</text:p>
          </table:table-cell>
          <table:table-cell table:style-name="ce6" office:value-type="float" office:value="0.318981319665909" calcext:value-type="float">
            <text:p>0.3190</text:p>
          </table:table-cell>
          <table:table-cell table:style-name="ce6" office:value-type="float" office:value="0.234598085284233" calcext:value-type="float">
            <text:p>0.23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style-name="ce27" table:formula="of:=[.K51]+[.H52]*[.G52]" office:value-type="float" office:value="1525.53690066699" calcext:value-type="float">
            <text:p>1525.53690066699</text:p>
          </table:table-cell>
          <table:table-cell table:style-name="ce31" table:formula="of:=[.I52]/[.N51]" office:value-type="float" office:value="0.178515344749917" calcext:value-type="float">
            <text:p>0.179</text:p>
          </table:table-cell>
          <table:table-cell table:style-name="ce27" table:formula="of:=[.I52]*(1+SIGN([.I52])*[.O52])" office:value-type="float" office:value="1516.43697880532" calcext:value-type="float">
            <text:p>1516.43697880532</text:p>
          </table:table-cell>
          <table:table-cell table:style-name="ce27" table:formula="of:=([.K52]-[.I52])*SIGN([.I52])" office:value-type="float" office:value="-9.09992186166937" calcext:value-type="float">
            <text:p>-9.09992186166937</text:p>
          </table:table-cell>
          <table:table-cell table:style-name="ce27" table:formula="of:=IF([.G52]&lt;&gt;&quot;&quot;;-1;0)" office:value-type="float" office:value="-1" calcext:value-type="float">
            <text:p>-1</text:p>
          </table:table-cell>
          <table:table-cell table:style-name="ce33" table:formula="of:=[.N51]+[.L52]+[.M52]" office:value-type="currency" office:currency="USD" office:value="8535.59066179167" calcext:value-type="currency">
            <text:p>$8,535.59</text:p>
          </table:table-cell>
          <table:table-cell table:style-name="ce35" table:formula="of:=[.P52]/[.P51]-1" office:value-type="percentage" office:value="-0.00596506178099698" calcext:value-type="percentage">
            <text:p>-0.60%</text:p>
          </table:table-cell>
          <table:table-cell office:value-type="float" office:value="4.666" calcext:value-type="float">
            <text:p>4.666</text:p>
          </table:table-cell>
        </table:table-row>
        <table:table-row table:style-name="ro1">
          <table:table-cell table:style-name="ce3" office:value-type="string" calcext:value-type="string">
            <text:p>2016-01-14</text:p>
          </table:table-cell>
          <table:table-cell table:style-name="ce6" office:value-type="float" office:value="0.213262856006622" calcext:value-type="float">
            <text:p>0.2133</text:p>
          </table:table-cell>
          <table:table-cell table:style-name="ce6" office:value-type="float" office:value="0.184302806854248" calcext:value-type="float">
            <text:p>0.1843</text:p>
          </table:table-cell>
          <table:table-cell table:style-name="ce6" office:value-type="float" office:value="0.217036619782448" calcext:value-type="float">
            <text:p>0.2170</text:p>
          </table:table-cell>
          <table:table-cell table:style-name="ce6" office:value-type="float" office:value="0.385397702455521" calcext:value-type="float">
            <text:p>0.3854</text:p>
          </table:table-cell>
          <table:table-cell table:number-columns-repeated="3"/>
          <table:table-cell table:style-name="ce27" table:formula="of:=[.K52]+[.H53]*[.G53]" office:value-type="float" office:value="1516.43697880532" calcext:value-type="float">
            <text:p>1516.43697880532</text:p>
          </table:table-cell>
          <table:table-cell table:style-name="ce31" table:formula="of:=[.I53]/[.N52]" office:value-type="float" office:value="0.177660461811206" calcext:value-type="float">
            <text:p>0.178</text:p>
          </table:table-cell>
          <table:table-cell table:style-name="ce27" table:formula="of:=[.I53]*(1+SIGN([.I53])*[.O53])" office:value-type="float" office:value="1363.68829041302" calcext:value-type="float">
            <text:p>1363.68829041302</text:p>
          </table:table-cell>
          <table:table-cell table:style-name="ce27" table:formula="of:=([.K53]-[.I53])*SIGN([.I53])" office:value-type="float" office:value="-152.748688392307" calcext:value-type="float">
            <text:p>-152.748688392307</text:p>
          </table:table-cell>
          <table:table-cell table:style-name="ce27" table:formula="of:=IF([.G53]&lt;&gt;&quot;&quot;;-1;0)" office:value-type="float" office:value="0" calcext:value-type="float">
            <text:p>0</text:p>
          </table:table-cell>
          <table:table-cell table:style-name="ce33" table:formula="of:=[.N52]+[.L53]+[.M53]" office:value-type="currency" office:currency="USD" office:value="8382.84197339936" calcext:value-type="currency">
            <text:p>$8,382.84</text:p>
          </table:table-cell>
          <table:table-cell table:style-name="ce35" table:formula="of:=[.P53]/[.P52]-1" office:value-type="percentage" office:value="-0.100728675525075" calcext:value-type="percentage">
            <text:p>-10.07%</text:p>
          </table:table-cell>
          <table:table-cell office:value-type="float" office:value="4.196" calcext:value-type="float">
            <text:p>4.196</text:p>
          </table:table-cell>
        </table:table-row>
        <table:table-row table:style-name="ro1">
          <table:table-cell table:style-name="ce3" office:value-type="string" calcext:value-type="string">
            <text:p>2016-01-15</text:p>
          </table:table-cell>
          <table:table-cell table:style-name="ce6" office:value-type="float" office:value="0.21248996257782" calcext:value-type="float">
            <text:p>0.2125</text:p>
          </table:table-cell>
          <table:table-cell table:style-name="ce6" office:value-type="float" office:value="0.182751163840294" calcext:value-type="float">
            <text:p>0.1828</text:p>
          </table:table-cell>
          <table:table-cell table:style-name="ce6" office:value-type="float" office:value="0.158429056406021" calcext:value-type="float">
            <text:p>0.1584</text:p>
          </table:table-cell>
          <table:table-cell table:style-name="ce6" office:value-type="float" office:value="0.446329861879349" calcext:value-type="float">
            <text:p>0.4463</text:p>
          </table:table-cell>
          <table:table-cell table:number-columns-repeated="3"/>
          <table:table-cell table:style-name="ce27" table:formula="of:=[.K53]+[.H54]*[.G54]" office:value-type="float" office:value="1363.68829041302" calcext:value-type="float">
            <text:p>1363.68829041302</text:p>
          </table:table-cell>
          <table:table-cell table:style-name="ce31" table:formula="of:=[.I54]/[.N53]" office:value-type="float" office:value="0.162676129973618" calcext:value-type="float">
            <text:p>0.163</text:p>
          </table:table-cell>
          <table:table-cell table:style-name="ce27" table:formula="of:=[.I54]*(1+SIGN([.I54])*[.O54])" office:value-type="float" office:value="1344.83845227099" calcext:value-type="float">
            <text:p>1344.83845227099</text:p>
          </table:table-cell>
          <table:table-cell table:style-name="ce27" table:formula="of:=([.K54]-[.I54])*SIGN([.I54])" office:value-type="float" office:value="-18.8498381420293" calcext:value-type="float">
            <text:p>-18.8498381420293</text:p>
          </table:table-cell>
          <table:table-cell table:style-name="ce27" table:formula="of:=IF([.G54]&lt;&gt;&quot;&quot;;-1;0)" office:value-type="float" office:value="0" calcext:value-type="float">
            <text:p>0</text:p>
          </table:table-cell>
          <table:table-cell table:style-name="ce33" table:formula="of:=[.N53]+[.L54]+[.M54]" office:value-type="currency" office:currency="USD" office:value="8363.99213525733" calcext:value-type="currency">
            <text:p>$8,363.99</text:p>
          </table:table-cell>
          <table:table-cell table:style-name="ce35" table:formula="of:=[.P54]/[.P53]-1" office:value-type="percentage" office:value="-0.0138226882745471" calcext:value-type="percentage">
            <text:p>-1.38%</text:p>
          </table:table-cell>
          <table:table-cell office:value-type="float" office:value="4.138" calcext:value-type="float">
            <text:p>4.138</text:p>
          </table:table-cell>
        </table:table-row>
        <table:table-row table:style-name="ro1">
          <table:table-cell table:style-name="ce3" office:value-type="string" calcext:value-type="string">
            <text:p>2016-01-19</text:p>
          </table:table-cell>
          <table:table-cell table:style-name="ce6" office:value-type="float" office:value="0.233302876353264" calcext:value-type="float">
            <text:p>0.2333</text:p>
          </table:table-cell>
          <table:table-cell table:style-name="ce6" office:value-type="float" office:value="0.22126005589962" calcext:value-type="float">
            <text:p>0.2213</text:p>
          </table:table-cell>
          <table:table-cell table:style-name="ce6" office:value-type="float" office:value="0.284599721431732" calcext:value-type="float">
            <text:p>0.2846</text:p>
          </table:table-cell>
          <table:table-cell table:style-name="ce6" office:value-type="float" office:value="0.260837376117706" calcext:value-type="float">
            <text:p>0.26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style-name="ce27" table:formula="of:=[.K54]+[.H55]*[.G55]" office:value-type="float" office:value="2844.83845227099" calcext:value-type="float">
            <text:p>2844.83845227099</text:p>
          </table:table-cell>
          <table:table-cell table:style-name="ce31" table:formula="of:=[.I55]/[.N54]" office:value-type="float" office:value="0.34012925960068" calcext:value-type="float">
            <text:p>0.340</text:p>
          </table:table-cell>
          <table:table-cell table:style-name="ce27" table:formula="of:=[.I55]*(1+SIGN([.I55])*[.O55])" office:value-type="float" office:value="2462.59336298566" calcext:value-type="float">
            <text:p>2462.59336298566</text:p>
          </table:table-cell>
          <table:table-cell table:style-name="ce27" table:formula="of:=([.K55]-[.I55])*SIGN([.I55])" office:value-type="float" office:value="-382.245089285323" calcext:value-type="float">
            <text:p>-382.245089285323</text:p>
          </table:table-cell>
          <table:table-cell table:style-name="ce27" table:formula="of:=IF([.G55]&lt;&gt;&quot;&quot;;-1;0)" office:value-type="float" office:value="-1" calcext:value-type="float">
            <text:p>-1</text:p>
          </table:table-cell>
          <table:table-cell table:style-name="ce33" table:formula="of:=[.N54]+[.L55]+[.M55]" office:value-type="currency" office:currency="USD" office:value="7980.74704597201" calcext:value-type="currency">
            <text:p>$7,980.75</text:p>
          </table:table-cell>
          <table:table-cell table:style-name="ce35" table:formula="of:=[.P55]/[.P54]-1" office:value-type="percentage" office:value="-0.134364427259546" calcext:value-type="percentage">
            <text:p>-13.44%</text:p>
          </table:table-cell>
          <table:table-cell office:value-type="float" office:value="3.582" calcext:value-type="float">
            <text:p>3.582</text:p>
          </table:table-cell>
        </table:table-row>
        <table:table-row table:style-name="ro1">
          <table:table-cell table:style-name="ce3" office:value-type="string" calcext:value-type="string">
            <text:p>2016-01-20</text:p>
          </table:table-cell>
          <table:table-cell table:style-name="ce6" office:value-type="float" office:value="0.246650114655495" calcext:value-type="float">
            <text:p>0.2467</text:p>
          </table:table-cell>
          <table:table-cell table:style-name="ce6" office:value-type="float" office:value="0.25776481628418" calcext:value-type="float">
            <text:p>0.2578</text:p>
          </table:table-cell>
          <table:table-cell table:style-name="ce6" office:value-type="float" office:value="0.21271738409996" calcext:value-type="float">
            <text:p>0.2127</text:p>
          </table:table-cell>
          <table:table-cell table:style-name="ce6" office:value-type="float" office:value="0.282867670059204" calcext:value-type="float">
            <text:p>0.2829</text:p>
          </table:table-cell>
          <table:table-cell table:number-columns-repeated="3"/>
          <table:table-cell table:style-name="ce27" table:formula="of:=[.K55]+[.H56]*[.G56]" office:value-type="float" office:value="2462.59336298566" calcext:value-type="float">
            <text:p>2462.59336298566</text:p>
          </table:table-cell>
          <table:table-cell table:style-name="ce31" table:formula="of:=[.I56]/[.N55]" office:value-type="float" office:value="0.308566773110365" calcext:value-type="float">
            <text:p>0.309</text:p>
          </table:table-cell>
          <table:table-cell table:style-name="ce27" table:formula="of:=[.I56]*(1+SIGN([.I56])*[.O56])" office:value-type="float" office:value="2670.21569565503" calcext:value-type="float">
            <text:p>2670.21569565503</text:p>
          </table:table-cell>
          <table:table-cell table:style-name="ce27" table:formula="of:=([.K56]-[.I56])*SIGN([.I56])" office:value-type="float" office:value="207.622332669366" calcext:value-type="float">
            <text:p>207.622332669366</text:p>
          </table:table-cell>
          <table:table-cell table:style-name="ce27" table:formula="of:=IF([.G56]&lt;&gt;&quot;&quot;;-1;0)" office:value-type="float" office:value="0" calcext:value-type="float">
            <text:p>0</text:p>
          </table:table-cell>
          <table:table-cell table:style-name="ce33" table:formula="of:=[.N55]+[.L56]+[.M56]" office:value-type="currency" office:currency="USD" office:value="8188.36937864138" calcext:value-type="currency">
            <text:p>$8,188.37</text:p>
          </table:table-cell>
          <table:table-cell table:style-name="ce35" table:formula="of:=[.P56]/[.P55]-1" office:value-type="percentage" office:value="0.0843104410943607" calcext:value-type="percentage">
            <text:p>8.43%</text:p>
          </table:table-cell>
          <table:table-cell office:value-type="float" office:value="3.884" calcext:value-type="float">
            <text:p>3.884</text:p>
          </table:table-cell>
        </table:table-row>
        <table:table-row table:style-name="ro1">
          <table:table-cell table:style-name="ce3" office:value-type="string" calcext:value-type="string">
            <text:p>2016-01-21</text:p>
          </table:table-cell>
          <table:table-cell table:style-name="ce6" office:value-type="float" office:value="0.208256497979164" calcext:value-type="float">
            <text:p>0.2083</text:p>
          </table:table-cell>
          <table:table-cell table:style-name="ce6" office:value-type="float" office:value="0.144183352589607" calcext:value-type="float">
            <text:p>0.1442</text:p>
          </table:table-cell>
          <table:table-cell table:style-name="ce6" office:value-type="float" office:value="0.306107729673386" calcext:value-type="float">
            <text:p>0.3061</text:p>
          </table:table-cell>
          <table:table-cell table:style-name="ce6" office:value-type="float" office:value="0.341452449560165" calcext:value-type="float">
            <text:p>0.3415</text:p>
          </table:table-cell>
          <table:table-cell table:number-columns-repeated="3"/>
          <table:table-cell table:style-name="ce27" table:formula="of:=[.K56]+[.H57]*[.G57]" office:value-type="float" office:value="2670.21569565503" calcext:value-type="float">
            <text:p>2670.21569565503</text:p>
          </table:table-cell>
          <table:table-cell table:style-name="ce31" table:formula="of:=[.I57]/[.N56]" office:value-type="float" office:value="0.326098588397837" calcext:value-type="float">
            <text:p>0.326</text:p>
          </table:table-cell>
          <table:table-cell table:style-name="ce27" table:formula="of:=[.I57]*(1+SIGN([.I57])*[.O57])" office:value-type="float" office:value="2694.96537769509" calcext:value-type="float">
            <text:p>2694.96537769509</text:p>
          </table:table-cell>
          <table:table-cell table:style-name="ce27" table:formula="of:=([.K57]-[.I57])*SIGN([.I57])" office:value-type="float" office:value="24.7496820400565" calcext:value-type="float">
            <text:p>24.7496820400565</text:p>
          </table:table-cell>
          <table:table-cell table:style-name="ce27" table:formula="of:=IF([.G57]&lt;&gt;&quot;&quot;;-1;0)" office:value-type="float" office:value="0" calcext:value-type="float">
            <text:p>0</text:p>
          </table:table-cell>
          <table:table-cell table:style-name="ce33" table:formula="of:=[.N56]+[.L57]+[.M57]" office:value-type="currency" office:currency="USD" office:value="8213.11906068143" calcext:value-type="currency">
            <text:p>$8,213.12</text:p>
          </table:table-cell>
          <table:table-cell table:style-name="ce35" table:formula="of:=[.P57]/[.P56]-1" office:value-type="percentage" office:value="0.00926879505664258" calcext:value-type="percentage">
            <text:p>0.93%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table:style-name="ce3" office:value-type="string" calcext:value-type="string">
            <text:p>2016-01-22</text:p>
          </table:table-cell>
          <table:table-cell table:style-name="ce6" office:value-type="float" office:value="0.22072896361351" calcext:value-type="float">
            <text:p>0.2207</text:p>
          </table:table-cell>
          <table:table-cell table:style-name="ce6" office:value-type="float" office:value="0.18410250544548" calcext:value-type="float">
            <text:p>0.1841</text:p>
          </table:table-cell>
          <table:table-cell table:style-name="ce6" office:value-type="float" office:value="0.194497793912888" calcext:value-type="float">
            <text:p>0.1945</text:p>
          </table:table-cell>
          <table:table-cell table:style-name="ce6" office:value-type="float" office:value="0.400670766830444" calcext:value-type="float">
            <text:p>0.4007</text:p>
          </table:table-cell>
          <table:table-cell table:number-columns-repeated="3"/>
          <table:table-cell table:style-name="ce27" table:formula="of:=[.K57]+[.H58]*[.G58]" office:value-type="float" office:value="2694.96537769509" calcext:value-type="float">
            <text:p>2694.96537769509</text:p>
          </table:table-cell>
          <table:table-cell table:style-name="ce31" table:formula="of:=[.I58]/[.N57]" office:value-type="float" office:value="0.328129344988637" calcext:value-type="float">
            <text:p>0.328</text:p>
          </table:table-cell>
          <table:table-cell table:style-name="ce27" table:formula="of:=[.I58]*(1+SIGN([.I58])*[.O58])" office:value-type="float" office:value="2756.83958279523" calcext:value-type="float">
            <text:p>2756.83958279523</text:p>
          </table:table-cell>
          <table:table-cell table:style-name="ce27" table:formula="of:=([.K58]-[.I58])*SIGN([.I58])" office:value-type="float" office:value="61.8742051001418" calcext:value-type="float">
            <text:p>61.8742051001418</text:p>
          </table:table-cell>
          <table:table-cell table:style-name="ce27" table:formula="of:=IF([.G58]&lt;&gt;&quot;&quot;;-1;0)" office:value-type="float" office:value="0" calcext:value-type="float">
            <text:p>0</text:p>
          </table:table-cell>
          <table:table-cell table:style-name="ce33" table:formula="of:=[.N57]+[.L58]+[.M58]" office:value-type="currency" office:currency="USD" office:value="8274.99326578157" calcext:value-type="currency">
            <text:p>$8,274.99</text:p>
          </table:table-cell>
          <table:table-cell table:style-name="ce35" table:formula="of:=[.P58]/[.P57]-1" office:value-type="percentage" office:value="0.0229591836734693" calcext:value-type="percentage">
            <text:p>2.30%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table:style-name="ce3" office:value-type="string" calcext:value-type="string">
            <text:p>2016-01-25</text:p>
          </table:table-cell>
          <table:table-cell table:style-name="ce6" office:value-type="float" office:value="0.177868947386742" calcext:value-type="float">
            <text:p>0.1779</text:p>
          </table:table-cell>
          <table:table-cell table:style-name="ce6" office:value-type="float" office:value="0.20850171148777" calcext:value-type="float">
            <text:p>0.2085</text:p>
          </table:table-cell>
          <table:table-cell table:style-name="ce6" office:value-type="float" office:value="0.278656154870987" calcext:value-type="float">
            <text:p>0.2787</text:p>
          </table:table-cell>
          <table:table-cell table:style-name="ce6" office:value-type="float" office:value="0.334973216056824" calcext:value-type="float">
            <text:p>0.33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style-name="ce27" table:formula="of:=[.K58]+[.H59]*[.G59]" office:value-type="float" office:value="4256.83958279523" calcext:value-type="float">
            <text:p>4256.83958279523</text:p>
          </table:table-cell>
          <table:table-cell table:style-name="ce31" table:formula="of:=[.I59]/[.N58]" office:value-type="float" office:value="0.514422120486544" calcext:value-type="float">
            <text:p>0.514</text:p>
          </table:table-cell>
          <table:table-cell table:style-name="ce27" table:formula="of:=[.I59]*(1+SIGN([.I59])*[.O59])" office:value-type="float" office:value="4585.92194455745" calcext:value-type="float">
            <text:p>4585.92194455745</text:p>
          </table:table-cell>
          <table:table-cell table:style-name="ce27" table:formula="of:=([.K59]-[.I59])*SIGN([.I59])" office:value-type="float" office:value="329.082361762225" calcext:value-type="float">
            <text:p>329.082361762225</text:p>
          </table:table-cell>
          <table:table-cell table:style-name="ce27" table:formula="of:=IF([.G59]&lt;&gt;&quot;&quot;;-1;0)" office:value-type="float" office:value="-1" calcext:value-type="float">
            <text:p>-1</text:p>
          </table:table-cell>
          <table:table-cell table:style-name="ce33" table:formula="of:=[.N58]+[.L59]+[.M59]" office:value-type="currency" office:currency="USD" office:value="8603.0756275438" calcext:value-type="currency">
            <text:p>$8,603.08</text:p>
          </table:table-cell>
          <table:table-cell table:style-name="ce35" table:formula="of:=[.P59]/[.P58]-1" office:value-type="percentage" office:value="0.0773067331670825" calcext:value-type="percentage">
            <text:p>7.73%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table:style-name="ce3" office:value-type="string" calcext:value-type="string">
            <text:p>2016-01-26</text:p>
          </table:table-cell>
          <table:table-cell table:style-name="ce6" office:value-type="float" office:value="0.139562368392944" calcext:value-type="float">
            <text:p>0.1396</text:p>
          </table:table-cell>
          <table:table-cell table:style-name="ce6" office:value-type="float" office:value="0.143146708607674" calcext:value-type="float">
            <text:p>0.1431</text:p>
          </table:table-cell>
          <table:table-cell table:style-name="ce6" office:value-type="float" office:value="0.275617718696594" calcext:value-type="float">
            <text:p>0.2756</text:p>
          </table:table-cell>
          <table:table-cell table:style-name="ce6" office:value-type="float" office:value="0.441673249006271" calcext:value-type="float">
            <text:p>0.44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27" table:formula="of:=[.K59]+[.H60]*[.G60]" office:value-type="float" office:value="5585.92194455745" calcext:value-type="float">
            <text:p>5585.92194455745</text:p>
          </table:table-cell>
          <table:table-cell table:style-name="ce31" table:formula="of:=[.I60]/[.N59]" office:value-type="float" office:value="0.649293599915993" calcext:value-type="float">
            <text:p>0.649</text:p>
          </table:table-cell>
          <table:table-cell table:style-name="ce27" table:formula="of:=[.I60]*(1+SIGN([.I60])*[.O60])" office:value-type="float" office:value="6346.22798701111" calcext:value-type="float">
            <text:p>6346.22798701111</text:p>
          </table:table-cell>
          <table:table-cell table:style-name="ce27" table:formula="of:=([.K60]-[.I60])*SIGN([.I60])" office:value-type="float" office:value="760.306042453653" calcext:value-type="float">
            <text:p>760.306042453653</text:p>
          </table:table-cell>
          <table:table-cell table:style-name="ce27" table:formula="of:=IF([.G60]&lt;&gt;&quot;&quot;;-1;0)" office:value-type="float" office:value="-1" calcext:value-type="float">
            <text:p>-1</text:p>
          </table:table-cell>
          <table:table-cell table:style-name="ce33" table:formula="of:=[.N59]+[.L60]+[.M60]" office:value-type="currency" office:currency="USD" office:value="9362.38166999745" calcext:value-type="currency">
            <text:p>$9,362.38</text:p>
          </table:table-cell>
          <table:table-cell table:style-name="ce35" table:formula="of:=[.P60]/[.P59]-1" office:value-type="percentage" office:value="0.136111111111111" calcext:value-type="percentage">
            <text:p>13.61%</text:p>
          </table:table-cell>
          <table:table-cell office:value-type="float" office:value="4.908" calcext:value-type="float">
            <text:p>4.908</text:p>
          </table:table-cell>
        </table:table-row>
        <table:table-row table:style-name="ro1">
          <table:table-cell table:style-name="ce3" office:value-type="string" calcext:value-type="string">
            <text:p>2016-01-27</text:p>
          </table:table-cell>
          <table:table-cell table:style-name="ce6" office:value-type="float" office:value="0.266922265291214" calcext:value-type="float">
            <text:p>0.2669</text:p>
          </table:table-cell>
          <table:table-cell table:style-name="ce6" office:value-type="float" office:value="0.169338226318359" calcext:value-type="float">
            <text:p>0.1693</text:p>
          </table:table-cell>
          <table:table-cell table:style-name="ce6" office:value-type="float" office:value="0.150320634245873" calcext:value-type="float">
            <text:p>0.1503</text:p>
          </table:table-cell>
          <table:table-cell table:style-name="ce6" office:value-type="float" office:value="0.413418918848038" calcext:value-type="float">
            <text:p>0.41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style-name="ce27" table:formula="of:=[.K60]+[.H61]*[.G61]" office:value-type="float" office:value="7046.22798701111" calcext:value-type="float">
            <text:p>7046.22798701111</text:p>
          </table:table-cell>
          <table:table-cell table:style-name="ce31" table:formula="of:=[.I61]/[.N60]" office:value-type="float" office:value="0.752610632141963" calcext:value-type="float">
            <text:p>0.753</text:p>
          </table:table-cell>
          <table:table-cell table:style-name="ce27" table:formula="of:=[.I61]*(1+SIGN([.I61])*[.O61])" office:value-type="float" office:value="7416.62872471462" calcext:value-type="float">
            <text:p>7416.62872471462</text:p>
          </table:table-cell>
          <table:table-cell table:style-name="ce27" table:formula="of:=([.K61]-[.I61])*SIGN([.I61])" office:value-type="float" office:value="370.400737703518" calcext:value-type="float">
            <text:p>370.400737703518</text:p>
          </table:table-cell>
          <table:table-cell table:style-name="ce27" table:formula="of:=IF([.G61]&lt;&gt;&quot;&quot;;-1;0)" office:value-type="float" office:value="-1" calcext:value-type="float">
            <text:p>-1</text:p>
          </table:table-cell>
          <table:table-cell table:style-name="ce33" table:formula="of:=[.N60]+[.L61]+[.M61]" office:value-type="currency" office:currency="USD" office:value="9731.78240770097" calcext:value-type="currency">
            <text:p>$9,731.78</text:p>
          </table:table-cell>
          <table:table-cell table:style-name="ce35" table:formula="of:=[.P61]/[.P60]-1" office:value-type="percentage" office:value="0.0525672371638142" calcext:value-type="percentage">
            <text:p>5.26%</text:p>
          </table:table-cell>
          <table:table-cell office:value-type="float" office:value="5.166" calcext:value-type="float">
            <text:p>5.166</text:p>
          </table:table-cell>
        </table:table-row>
        <table:table-row table:style-name="ro1">
          <table:table-cell table:style-name="ce3" office:value-type="string" calcext:value-type="string">
            <text:p>2016-01-28</text:p>
          </table:table-cell>
          <table:table-cell table:style-name="ce6" office:value-type="float" office:value="0.187746271491051" calcext:value-type="float">
            <text:p>0.1877</text:p>
          </table:table-cell>
          <table:table-cell table:style-name="ce6" office:value-type="float" office:value="0.1455018222332" calcext:value-type="float">
            <text:p>0.1455</text:p>
          </table:table-cell>
          <table:table-cell table:style-name="ce6" office:value-type="float" office:value="0.320641964673996" calcext:value-type="float">
            <text:p>0.3206</text:p>
          </table:table-cell>
          <table:table-cell table:style-name="ce6" office:value-type="float" office:value="0.346109986305237" calcext:value-type="float">
            <text:p>0.34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style-name="ce27" table:formula="of:=[.K61]+[.H62]*[.G62]" office:value-type="float" office:value="7916.62872471462" calcext:value-type="float">
            <text:p>7916.62872471462</text:p>
          </table:table-cell>
          <table:table-cell table:style-name="ce31" table:formula="of:=[.I62]/[.N61]" office:value-type="float" office:value="0.813481887804029" calcext:value-type="float">
            <text:p>0.813</text:p>
          </table:table-cell>
          <table:table-cell table:style-name="ce27" table:formula="of:=[.I62]*(1+SIGN([.I62])*[.O62])" office:value-type="float" office:value="7392.53135269519" calcext:value-type="float">
            <text:p>7392.53135269519</text:p>
          </table:table-cell>
          <table:table-cell table:style-name="ce27" table:formula="of:=([.K62]-[.I62])*SIGN([.I62])" office:value-type="float" office:value="-524.097372019436" calcext:value-type="float">
            <text:p>-524.097372019436</text:p>
          </table:table-cell>
          <table:table-cell table:style-name="ce27" table:formula="of:=IF([.G62]&lt;&gt;&quot;&quot;;-1;0)" office:value-type="float" office:value="-1" calcext:value-type="float">
            <text:p>-1</text:p>
          </table:table-cell>
          <table:table-cell table:style-name="ce33" table:formula="of:=[.N61]+[.L62]+[.M62]" office:value-type="currency" office:currency="USD" office:value="9206.68503568153" calcext:value-type="currency">
            <text:p>$9,206.69</text:p>
          </table:table-cell>
          <table:table-cell table:style-name="ce35" table:formula="of:=[.P62]/[.P61]-1" office:value-type="percentage" office:value="-0.0662020905923346" calcext:value-type="percentage">
            <text:p>-6.62%</text:p>
          </table:table-cell>
          <table:table-cell office:value-type="float" office:value="4.824" calcext:value-type="float">
            <text:p>4.824</text:p>
          </table:table-cell>
        </table:table-row>
        <table:table-row table:style-name="ro1">
          <table:table-cell table:style-name="ce3" office:value-type="string" calcext:value-type="string">
            <text:p>2016-01-29</text:p>
          </table:table-cell>
          <table:table-cell table:style-name="ce6" office:value-type="float" office:value="0.162815168499947" calcext:value-type="float">
            <text:p>0.1628</text:p>
          </table:table-cell>
          <table:table-cell table:style-name="ce6" office:value-type="float" office:value="0.415419429540634" calcext:value-type="float">
            <text:p>0.4154</text:p>
          </table:table-cell>
          <table:table-cell table:style-name="ce6" office:value-type="float" office:value="0.179929092526436" calcext:value-type="float">
            <text:p>0.1799</text:p>
          </table:table-cell>
          <table:table-cell table:style-name="ce6" office:value-type="float" office:value="0.241836279630661" calcext:value-type="float">
            <text:p>0.2418</text:p>
          </table:table-cell>
          <table:table-cell table:number-columns-repeated="3"/>
          <table:table-cell table:style-name="ce27" table:formula="of:=[.K62]+[.H63]*[.G63]" office:value-type="float" office:value="7392.53135269519" calcext:value-type="float">
            <text:p>7392.53135269519</text:p>
          </table:table-cell>
          <table:table-cell table:style-name="ce31" table:formula="of:=[.I63]/[.N62]" office:value-type="float" office:value="0.802952563712629" calcext:value-type="float">
            <text:p>0.803</text:p>
          </table:table-cell>
          <table:table-cell table:style-name="ce27" table:formula="of:=[.I63]*(1+SIGN([.I63])*[.O63])" office:value-type="float" office:value="7867.59037411632" calcext:value-type="float">
            <text:p>7867.59037411632</text:p>
          </table:table-cell>
          <table:table-cell table:style-name="ce27" table:formula="of:=([.K63]-[.I63])*SIGN([.I63])" office:value-type="float" office:value="475.059021421127" calcext:value-type="float">
            <text:p>475.059021421127</text:p>
          </table:table-cell>
          <table:table-cell table:style-name="ce27" table:formula="of:=IF([.G63]&lt;&gt;&quot;&quot;;-1;0)" office:value-type="float" office:value="0" calcext:value-type="float">
            <text:p>0</text:p>
          </table:table-cell>
          <table:table-cell table:style-name="ce33" table:formula="of:=[.N62]+[.L63]+[.M63]" office:value-type="currency" office:currency="USD" office:value="9681.74405710266" calcext:value-type="currency">
            <text:p>$9,681.74</text:p>
          </table:table-cell>
          <table:table-cell table:style-name="ce35" table:formula="of:=[.P63]/[.P62]-1" office:value-type="percentage" office:value="0.0642620232172473" calcext:value-type="percentage">
            <text:p>6.43%</text:p>
          </table:table-cell>
          <table:table-cell office:value-type="float" office:value="5.134" calcext:value-type="float">
            <text:p>5.134</text:p>
          </table:table-cell>
        </table:table-row>
        <table:table-row table:style-name="ro1">
          <table:table-cell table:style-name="ce3" office:value-type="string" calcext:value-type="string">
            <text:p>2016-02-01</text:p>
          </table:table-cell>
          <table:table-cell table:style-name="ce6" office:value-type="float" office:value="0.340260565280914" calcext:value-type="float">
            <text:p>0.3403</text:p>
          </table:table-cell>
          <table:table-cell table:style-name="ce6" office:value-type="float" office:value="0.15330383181572" calcext:value-type="float">
            <text:p>0.1533</text:p>
          </table:table-cell>
          <table:table-cell table:style-name="ce6" office:value-type="float" office:value="0.277041673660278" calcext:value-type="float">
            <text:p>0.2770</text:p>
          </table:table-cell>
          <table:table-cell table:style-name="ce6" office:value-type="float" office:value="0.229393899440765" calcext:value-type="float">
            <text:p>0.2294</text:p>
          </table:table-cell>
          <table:table-cell table:number-columns-repeated="3"/>
          <table:table-cell table:style-name="ce27" table:formula="of:=[.K63]+[.H64]*[.G64]" office:value-type="float" office:value="7867.59037411632" calcext:value-type="float">
            <text:p>7867.59037411632</text:p>
          </table:table-cell>
          <table:table-cell table:style-name="ce31" table:formula="of:=[.I64]/[.N63]" office:value-type="float" office:value="0.812621189706471" calcext:value-type="float">
            <text:p>0.813</text:p>
          </table:table-cell>
          <table:table-cell table:style-name="ce27" table:formula="of:=[.I64]*(1+SIGN([.I64])*[.O64])" office:value-type="float" office:value="8581.7113547042" calcext:value-type="float">
            <text:p>8581.7113547042</text:p>
          </table:table-cell>
          <table:table-cell table:style-name="ce27" table:formula="of:=([.K64]-[.I64])*SIGN([.I64])" office:value-type="float" office:value="714.120980587885" calcext:value-type="float">
            <text:p>714.120980587885</text:p>
          </table:table-cell>
          <table:table-cell table:style-name="ce27" table:formula="of:=IF([.G64]&lt;&gt;&quot;&quot;;-1;0)" office:value-type="float" office:value="0" calcext:value-type="float">
            <text:p>0</text:p>
          </table:table-cell>
          <table:table-cell table:style-name="ce33" table:formula="of:=[.N63]+[.L64]+[.M64]" office:value-type="currency" office:currency="USD" office:value="10395.8650376905" calcext:value-type="currency">
            <text:p>$10,395.87</text:p>
          </table:table-cell>
          <table:table-cell table:style-name="ce35" table:formula="of:=[.P64]/[.P63]-1" office:value-type="percentage" office:value="0.0907674328009349" calcext:value-type="percentage">
            <text:p>9.08%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table:style-name="ce3" office:value-type="string" calcext:value-type="string">
            <text:p>2016-02-02</text:p>
          </table:table-cell>
          <table:table-cell table:style-name="ce6" office:value-type="float" office:value="0.171146869659424" calcext:value-type="float">
            <text:p>0.1711</text:p>
          </table:table-cell>
          <table:table-cell table:style-name="ce6" office:value-type="float" office:value="0.171810433268547" calcext:value-type="float">
            <text:p>0.1718</text:p>
          </table:table-cell>
          <table:table-cell table:style-name="ce6" office:value-type="float" office:value="0.351987391710281" calcext:value-type="float">
            <text:p>0.3520</text:p>
          </table:table-cell>
          <table:table-cell table:style-name="ce6" office:value-type="float" office:value="0.305055320262909" calcext:value-type="float">
            <text:p>0.305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500" calcext:value-type="float">
            <text:p>2500</text:p>
          </table:table-cell>
          <table:table-cell table:style-name="ce27" table:formula="of:=[.K64]+[.H65]*[.G65]" office:value-type="float" office:value="6081.7113547042" calcext:value-type="float">
            <text:p>6081.7113547042</text:p>
          </table:table-cell>
          <table:table-cell table:style-name="ce31" table:formula="of:=[.I65]/[.N64]" office:value-type="float" office:value="0.585012534565884" calcext:value-type="float">
            <text:p>0.585</text:p>
          </table:table-cell>
          <table:table-cell table:style-name="ce27" table:formula="of:=[.I65]*(1+SIGN([.I65])*[.O65])" office:value-type="float" office:value="5682.05603710935" calcext:value-type="float">
            <text:p>5682.05603710935</text:p>
          </table:table-cell>
          <table:table-cell table:style-name="ce27" table:formula="of:=([.K65]-[.I65])*SIGN([.I65])" office:value-type="float" office:value="-399.655317594847" calcext:value-type="float">
            <text:p>-399.655317594847</text:p>
          </table:table-cell>
          <table:table-cell table:style-name="ce27" table:formula="of:=IF([.G65]&lt;&gt;&quot;&quot;;-1;0)" office:value-type="float" office:value="-1" calcext:value-type="float">
            <text:p>-1</text:p>
          </table:table-cell>
          <table:table-cell table:style-name="ce33" table:formula="of:=[.N64]+[.L65]+[.M65]" office:value-type="currency" office:currency="USD" office:value="9995.2097200957" calcext:value-type="currency">
            <text:p>$9,995.21</text:p>
          </table:table-cell>
          <table:table-cell table:style-name="ce35" table:formula="of:=[.P65]/[.P64]-1" office:value-type="percentage" office:value="-0.0657142857142856" calcext:value-type="percentage">
            <text:p>-6.57%</text:p>
          </table:table-cell>
          <table:table-cell office:value-type="float" office:value="5.232" calcext:value-type="float">
            <text:p>5.232</text:p>
          </table:table-cell>
        </table:table-row>
        <table:table-row table:style-name="ro1">
          <table:table-cell table:style-name="ce3" office:value-type="string" calcext:value-type="string">
            <text:p>2016-02-03</text:p>
          </table:table-cell>
          <table:table-cell table:style-name="ce6" office:value-type="float" office:value="0.421032339334488" calcext:value-type="float">
            <text:p>0.4210</text:p>
          </table:table-cell>
          <table:table-cell table:style-name="ce6" office:value-type="float" office:value="0.101695947349072" calcext:value-type="float">
            <text:p>0.1017</text:p>
          </table:table-cell>
          <table:table-cell table:style-name="ce6" office:value-type="float" office:value="0.262916147708893" calcext:value-type="float">
            <text:p>0.2629</text:p>
          </table:table-cell>
          <table:table-cell table:style-name="ce6" office:value-type="float" office:value="0.214355558156967" calcext:value-type="float">
            <text:p>0.2144</text:p>
          </table:table-cell>
          <table:table-cell table:number-columns-repeated="3"/>
          <table:table-cell table:style-name="ce27" table:formula="of:=[.K65]+[.H66]*[.G66]" office:value-type="float" office:value="5682.05603710935" calcext:value-type="float">
            <text:p>5682.05603710935</text:p>
          </table:table-cell>
          <table:table-cell table:style-name="ce31" table:formula="of:=[.I66]/[.N65]" office:value-type="float" office:value="0.568477920546819" calcext:value-type="float">
            <text:p>0.568</text:p>
          </table:table-cell>
          <table:table-cell table:style-name="ce27" table:formula="of:=[.I66]*(1+SIGN([.I66])*[.O66])" office:value-type="float" office:value="6909.25850689788" calcext:value-type="float">
            <text:p>6909.25850689788</text:p>
          </table:table-cell>
          <table:table-cell table:style-name="ce27" table:formula="of:=([.K66]-[.I66])*SIGN([.I66])" office:value-type="float" office:value="1227.20246978853" calcext:value-type="float">
            <text:p>1227.20246978853</text:p>
          </table:table-cell>
          <table:table-cell table:style-name="ce27" table:formula="of:=IF([.G66]&lt;&gt;&quot;&quot;;-1;0)" office:value-type="float" office:value="0" calcext:value-type="float">
            <text:p>0</text:p>
          </table:table-cell>
          <table:table-cell table:style-name="ce33" table:formula="of:=[.N65]+[.L66]+[.M66]" office:value-type="currency" office:currency="USD" office:value="11222.4121898842" calcext:value-type="currency">
            <text:p>$11,222.41</text:p>
          </table:table-cell>
          <table:table-cell table:style-name="ce35" table:formula="of:=[.P66]/[.P65]-1" office:value-type="percentage" office:value="0.215978593272171" calcext:value-type="percentage">
            <text:p>21.60%</text:p>
          </table:table-cell>
          <table:table-cell office:value-type="float" office:value="6.362" calcext:value-type="float">
            <text:p>6.362</text:p>
          </table:table-cell>
        </table:table-row>
        <table:table-row table:style-name="ro1">
          <table:table-cell table:style-name="ce3" office:value-type="string" calcext:value-type="string">
            <text:p>2016-02-04</text:p>
          </table:table-cell>
          <table:table-cell table:style-name="ce6" office:value-type="float" office:value="0.198539793491364" calcext:value-type="float">
            <text:p>0.1985</text:p>
          </table:table-cell>
          <table:table-cell table:style-name="ce6" office:value-type="float" office:value="0.245797485113144" calcext:value-type="float">
            <text:p>0.2458</text:p>
          </table:table-cell>
          <table:table-cell table:style-name="ce6" office:value-type="float" office:value="0.225933283567429" calcext:value-type="float">
            <text:p>0.2259</text:p>
          </table:table-cell>
          <table:table-cell table:style-name="ce6" office:value-type="float" office:value="0.329729437828064" calcext:value-type="float">
            <text:p>0.3297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000" calcext:value-type="float">
            <text:p>3000</text:p>
          </table:table-cell>
          <table:table-cell table:style-name="ce27" table:formula="of:=[.K66]+[.H67]*[.G67]" office:value-type="float" office:value="3909.25850689788" calcext:value-type="float">
            <text:p>3909.25850689788</text:p>
          </table:table-cell>
          <table:table-cell table:style-name="ce31" table:formula="of:=[.I67]/[.N66]" office:value-type="float" office:value="0.348343871242018" calcext:value-type="float">
            <text:p>0.348</text:p>
          </table:table-cell>
          <table:table-cell table:style-name="ce27" table:formula="of:=[.I67]*(1+SIGN([.I67])*[.O67])" office:value-type="float" office:value="4528.64432502945" calcext:value-type="float">
            <text:p>4528.64432502945</text:p>
          </table:table-cell>
          <table:table-cell table:style-name="ce27" table:formula="of:=([.K67]-[.I67])*SIGN([.I67])" office:value-type="float" office:value="619.385818131573" calcext:value-type="float">
            <text:p>619.385818131573</text:p>
          </table:table-cell>
          <table:table-cell table:style-name="ce27" table:formula="of:=IF([.G67]&lt;&gt;&quot;&quot;;-1;0)" office:value-type="float" office:value="-1" calcext:value-type="float">
            <text:p>-1</text:p>
          </table:table-cell>
          <table:table-cell table:style-name="ce33" table:formula="of:=[.N66]+[.L67]+[.M67]" office:value-type="currency" office:currency="USD" office:value="11840.7980080158" calcext:value-type="currency">
            <text:p>$11,840.80</text:p>
          </table:table-cell>
          <table:table-cell table:style-name="ce35" table:formula="of:=[.P67]/[.P66]-1" office:value-type="percentage" office:value="0.158440741905061" calcext:value-type="percentage">
            <text:p>15.84%</text:p>
          </table:table-cell>
          <table:table-cell office:value-type="float" office:value="7.37" calcext:value-type="float">
            <text:p>7.37</text:p>
          </table:table-cell>
        </table:table-row>
        <table:table-row table:style-name="ro1">
          <table:table-cell table:style-name="ce3" office:value-type="string" calcext:value-type="string">
            <text:p>2016-02-05</text:p>
          </table:table-cell>
          <table:table-cell table:style-name="ce6" office:value-type="float" office:value="0.250723779201508" calcext:value-type="float">
            <text:p>0.2507</text:p>
          </table:table-cell>
          <table:table-cell table:style-name="ce6" office:value-type="float" office:value="0.124549686908722" calcext:value-type="float">
            <text:p>0.1245</text:p>
          </table:table-cell>
          <table:table-cell table:style-name="ce6" office:value-type="float" office:value="0.301252633333206" calcext:value-type="float">
            <text:p>0.3013</text:p>
          </table:table-cell>
          <table:table-cell table:style-name="ce6" office:value-type="float" office:value="0.323473870754242" calcext:value-type="float">
            <text:p>0.3235</text:p>
          </table:table-cell>
          <table:table-cell table:number-columns-repeated="3"/>
          <table:table-cell table:style-name="ce27" table:formula="of:=[.K67]+[.H68]*[.G68]" office:value-type="float" office:value="4528.64432502945" calcext:value-type="float">
            <text:p>4528.64432502945</text:p>
          </table:table-cell>
          <table:table-cell table:style-name="ce31" table:formula="of:=[.I68]/[.N67]" office:value-type="float" office:value="0.382461074157647" calcext:value-type="float">
            <text:p>0.382</text:p>
          </table:table-cell>
          <table:table-cell table:style-name="ce27" table:formula="of:=[.I68]*(1+SIGN([.I68])*[.O68])" office:value-type="float" office:value="5288.12931630983" calcext:value-type="float">
            <text:p>5288.12931630983</text:p>
          </table:table-cell>
          <table:table-cell table:style-name="ce27" table:formula="of:=([.K68]-[.I68])*SIGN([.I68])" office:value-type="float" office:value="759.484991280381" calcext:value-type="float">
            <text:p>759.484991280381</text:p>
          </table:table-cell>
          <table:table-cell table:style-name="ce27" table:formula="of:=IF([.G68]&lt;&gt;&quot;&quot;;-1;0)" office:value-type="float" office:value="0" calcext:value-type="float">
            <text:p>0</text:p>
          </table:table-cell>
          <table:table-cell table:style-name="ce33" table:formula="of:=[.N67]+[.L68]+[.M68]" office:value-type="currency" office:currency="USD" office:value="12600.2829992962" calcext:value-type="currency">
            <text:p>$12,600.28</text:p>
          </table:table-cell>
          <table:table-cell table:style-name="ce35" table:formula="of:=[.P68]/[.P67]-1" office:value-type="percentage" office:value="0.167706919945726" calcext:value-type="percentage">
            <text:p>16.77%</text:p>
          </table:table-cell>
          <table:table-cell office:value-type="float" office:value="8.606" calcext:value-type="float">
            <text:p>8.606</text:p>
          </table:table-cell>
        </table:table-row>
        <table:table-row table:style-name="ro1">
          <table:table-cell table:style-name="ce3" office:value-type="string" calcext:value-type="string">
            <text:p>2016-02-08</text:p>
          </table:table-cell>
          <table:table-cell table:style-name="ce6" office:value-type="float" office:value="0.172263309359551" calcext:value-type="float">
            <text:p>0.1723</text:p>
          </table:table-cell>
          <table:table-cell table:style-name="ce6" office:value-type="float" office:value="0.16816857457161" calcext:value-type="float">
            <text:p>0.1682</text:p>
          </table:table-cell>
          <table:table-cell table:style-name="ce6" office:value-type="float" office:value="0.349679589271545" calcext:value-type="float">
            <text:p>0.3497</text:p>
          </table:table-cell>
          <table:table-cell table:style-name="ce6" office:value-type="float" office:value="0.309888482093811" calcext:value-type="float">
            <text:p>0.3099</text:p>
          </table:table-cell>
          <table:table-cell table:number-columns-repeated="3"/>
          <table:table-cell table:style-name="ce27" table:formula="of:=[.K68]+[.H69]*[.G69]" office:value-type="float" office:value="5288.12931630983" calcext:value-type="float">
            <text:p>5288.12931630983</text:p>
          </table:table-cell>
          <table:table-cell table:style-name="ce31" table:formula="of:=[.I69]/[.N68]" office:value-type="float" office:value="0.419683376683303" calcext:value-type="float">
            <text:p>0.420</text:p>
          </table:table-cell>
          <table:table-cell table:style-name="ce27" table:formula="of:=[.I69]*(1+SIGN([.I69])*[.O69])" office:value-type="float" office:value="5648.20877010458" calcext:value-type="float">
            <text:p>5648.20877010458</text:p>
          </table:table-cell>
          <table:table-cell table:style-name="ce27" table:formula="of:=([.K69]-[.I69])*SIGN([.I69])" office:value-type="float" office:value="360.079453794743" calcext:value-type="float">
            <text:p>360.079453794743</text:p>
          </table:table-cell>
          <table:table-cell table:style-name="ce27" table:formula="of:=IF([.G69]&lt;&gt;&quot;&quot;;-1;0)" office:value-type="float" office:value="0" calcext:value-type="float">
            <text:p>0</text:p>
          </table:table-cell>
          <table:table-cell table:style-name="ce33" table:formula="of:=[.N68]+[.L69]+[.M69]" office:value-type="currency" office:currency="USD" office:value="12960.3624530909" calcext:value-type="currency">
            <text:p>$12,960.36</text:p>
          </table:table-cell>
          <table:table-cell table:style-name="ce35" table:formula="of:=[.P69]/[.P68]-1" office:value-type="percentage" office:value="0.0680920288171043" calcext:value-type="percentage">
            <text:p>6.81%</text:p>
          </table:table-cell>
          <table:table-cell office:value-type="float" office:value="9.192" calcext:value-type="float">
            <text:p>9.192</text:p>
          </table:table-cell>
        </table:table-row>
        <table:table-row table:style-name="ro1">
          <table:table-cell table:style-name="ce3" office:value-type="string" calcext:value-type="string">
            <text:p>2016-02-09</text:p>
          </table:table-cell>
          <table:table-cell table:style-name="ce6" office:value-type="float" office:value="0.227249786257744" calcext:value-type="float">
            <text:p>0.2272</text:p>
          </table:table-cell>
          <table:table-cell table:style-name="ce6" office:value-type="float" office:value="0.165413767099381" calcext:value-type="float">
            <text:p>0.1654</text:p>
          </table:table-cell>
          <table:table-cell table:style-name="ce6" office:value-type="float" office:value="0.192440450191498" calcext:value-type="float">
            <text:p>0.1924</text:p>
          </table:table-cell>
          <table:table-cell table:style-name="ce6" office:value-type="float" office:value="0.414896011352539" calcext:value-type="float">
            <text:p>0.41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27" table:formula="of:=[.K69]+[.H70]*[.G70]" office:value-type="float" office:value="6648.20877010458" calcext:value-type="float">
            <text:p>6648.20877010458</text:p>
          </table:table-cell>
          <table:table-cell table:style-name="ce31" table:formula="of:=[.I70]/[.N69]" office:value-type="float" office:value="0.512964725652333" calcext:value-type="float">
            <text:p>0.513</text:p>
          </table:table-cell>
          <table:table-cell table:style-name="ce27" table:formula="of:=[.I70]*(1+SIGN([.I70])*[.O70])" office:value-type="float" office:value="5910.48325383971" calcext:value-type="float">
            <text:p>5910.48325383971</text:p>
          </table:table-cell>
          <table:table-cell table:style-name="ce27" table:formula="of:=([.K70]-[.I70])*SIGN([.I70])" office:value-type="float" office:value="-737.725516264868" calcext:value-type="float">
            <text:p>-737.725516264868</text:p>
          </table:table-cell>
          <table:table-cell table:style-name="ce27" table:formula="of:=IF([.G70]&lt;&gt;&quot;&quot;;-1;0)" office:value-type="float" office:value="-1" calcext:value-type="float">
            <text:p>-1</text:p>
          </table:table-cell>
          <table:table-cell table:style-name="ce33" table:formula="of:=[.N69]+[.L70]+[.M70]" office:value-type="currency" office:currency="USD" office:value="12221.6369368261" calcext:value-type="currency">
            <text:p>$12,221.64</text:p>
          </table:table-cell>
          <table:table-cell table:style-name="ce35" table:formula="of:=[.P70]/[.P69]-1" office:value-type="percentage" office:value="-0.110966057441253" calcext:value-type="percentage">
            <text:p>-11.10%</text:p>
          </table:table-cell>
          <table:table-cell office:value-type="float" office:value="8.172" calcext:value-type="float">
            <text:p>8.172</text:p>
          </table:table-cell>
        </table:table-row>
        <table:table-row table:style-name="ro1">
          <table:table-cell table:style-name="ce3" office:value-type="string" calcext:value-type="string">
            <text:p>2016-02-10</text:p>
          </table:table-cell>
          <table:table-cell table:style-name="ce6" office:value-type="float" office:value="0.341249972581863" calcext:value-type="float">
            <text:p>0.3412</text:p>
          </table:table-cell>
          <table:table-cell table:style-name="ce6" office:value-type="float" office:value="0.112392120063305" calcext:value-type="float">
            <text:p>0.1124</text:p>
          </table:table-cell>
          <table:table-cell table:style-name="ce6" office:value-type="float" office:value="0.289717167615891" calcext:value-type="float">
            <text:p>0.2897</text:p>
          </table:table-cell>
          <table:table-cell table:style-name="ce6" office:value-type="float" office:value="0.256640762090683" calcext:value-type="float">
            <text:p>0.25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style-name="ce27" table:formula="of:=[.K70]+[.H71]*[.G71]" office:value-type="float" office:value="7410.48325383971" calcext:value-type="float">
            <text:p>7410.48325383971</text:p>
          </table:table-cell>
          <table:table-cell table:style-name="ce31" table:formula="of:=[.I71]/[.N70]" office:value-type="float" office:value="0.606341302081275" calcext:value-type="float">
            <text:p>0.606</text:p>
          </table:table-cell>
          <table:table-cell table:style-name="ce27" table:formula="of:=[.I71]*(1+SIGN([.I71])*[.O71])" office:value-type="float" office:value="7871.14471895848" calcext:value-type="float">
            <text:p>7871.14471895848</text:p>
          </table:table-cell>
          <table:table-cell table:style-name="ce27" table:formula="of:=([.K71]-[.I71])*SIGN([.I71])" office:value-type="float" office:value="460.661465118767" calcext:value-type="float">
            <text:p>460.661465118767</text:p>
          </table:table-cell>
          <table:table-cell table:style-name="ce27" table:formula="of:=IF([.G71]&lt;&gt;&quot;&quot;;-1;0)" office:value-type="float" office:value="-1" calcext:value-type="float">
            <text:p>-1</text:p>
          </table:table-cell>
          <table:table-cell table:style-name="ce33" table:formula="of:=[.N70]+[.L71]+[.M71]" office:value-type="currency" office:currency="USD" office:value="12681.2984019448" calcext:value-type="currency">
            <text:p>$12,681.30</text:p>
          </table:table-cell>
          <table:table-cell table:style-name="ce35" table:formula="of:=[.P71]/[.P70]-1" office:value-type="percentage" office:value="0.062163485070974" calcext:value-type="percentage">
            <text:p>6.22%</text:p>
          </table:table-cell>
          <table:table-cell office:value-type="float" office:value="8.68" calcext:value-type="float">
            <text:p>8.68</text:p>
          </table:table-cell>
        </table:table-row>
        <table:table-row table:style-name="ro1">
          <table:table-cell table:style-name="ce3" office:value-type="string" calcext:value-type="string">
            <text:p>2016-02-11</text:p>
          </table:table-cell>
          <table:table-cell table:style-name="ce6" office:value-type="float" office:value="0.247342854738235" calcext:value-type="float">
            <text:p>0.2473</text:p>
          </table:table-cell>
          <table:table-cell table:style-name="ce6" office:value-type="float" office:value="0.199001744389534" calcext:value-type="float">
            <text:p>0.1990</text:p>
          </table:table-cell>
          <table:table-cell table:style-name="ce6" office:value-type="float" office:value="0.275766015052795" calcext:value-type="float">
            <text:p>0.2758</text:p>
          </table:table-cell>
          <table:table-cell table:style-name="ce6" office:value-type="float" office:value="0.277889400720596" calcext:value-type="float">
            <text:p>0.2779</text:p>
          </table:table-cell>
          <table:table-cell table:number-columns-repeated="3"/>
          <table:table-cell table:style-name="ce27" table:formula="of:=[.K71]+[.H72]*[.G72]" office:value-type="float" office:value="7871.14471895848" calcext:value-type="float">
            <text:p>7871.14471895848</text:p>
          </table:table-cell>
          <table:table-cell table:style-name="ce31" table:formula="of:=[.I72]/[.N71]" office:value-type="float" office:value="0.620689180987284" calcext:value-type="float">
            <text:p>0.621</text:p>
          </table:table-cell>
          <table:table-cell table:style-name="ce27" table:formula="of:=[.I72]*(1+SIGN([.I72])*[.O72])" office:value-type="float" office:value="9550.56407604501" calcext:value-type="float">
            <text:p>9550.56407604501</text:p>
          </table:table-cell>
          <table:table-cell table:style-name="ce27" table:formula="of:=([.K72]-[.I72])*SIGN([.I72])" office:value-type="float" office:value="1679.41935708653" calcext:value-type="float">
            <text:p>1679.41935708653</text:p>
          </table:table-cell>
          <table:table-cell table:style-name="ce27" table:formula="of:=IF([.G72]&lt;&gt;&quot;&quot;;-1;0)" office:value-type="float" office:value="0" calcext:value-type="float">
            <text:p>0</text:p>
          </table:table-cell>
          <table:table-cell table:style-name="ce33" table:formula="of:=[.N71]+[.L72]+[.M72]" office:value-type="currency" office:currency="USD" office:value="14360.7177590314" calcext:value-type="currency">
            <text:p>$14,360.72</text:p>
          </table:table-cell>
          <table:table-cell table:style-name="ce35" table:formula="of:=[.P72]/[.P71]-1" office:value-type="percentage" office:value="0.213364055299539" calcext:value-type="percentage">
            <text:p>21.34%</text:p>
          </table:table-cell>
          <table:table-cell office:value-type="float" office:value="10.532" calcext:value-type="float">
            <text:p>10.532</text:p>
          </table:table-cell>
        </table:table-row>
        <table:table-row table:style-name="ro1">
          <table:table-cell table:style-name="ce3" office:value-type="string" calcext:value-type="string">
            <text:p>2016-02-12</text:p>
          </table:table-cell>
          <table:table-cell table:style-name="ce6" office:value-type="float" office:value="0.212458670139313" calcext:value-type="float">
            <text:p>0.2125</text:p>
          </table:table-cell>
          <table:table-cell table:style-name="ce6" office:value-type="float" office:value="0.288483768701553" calcext:value-type="float">
            <text:p>0.2885</text:p>
          </table:table-cell>
          <table:table-cell table:style-name="ce6" office:value-type="float" office:value="0.213086292147636" calcext:value-type="float">
            <text:p>0.2131</text:p>
          </table:table-cell>
          <table:table-cell table:style-name="ce6" office:value-type="float" office:value="0.285971313714981" calcext:value-type="float">
            <text:p>0.2860</text:p>
          </table:table-cell>
          <table:table-cell table:number-columns-repeated="3"/>
          <table:table-cell table:style-name="ce27" table:formula="of:=[.K72]+[.H73]*[.G73]" office:value-type="float" office:value="9550.56407604501" calcext:value-type="float">
            <text:p>9550.56407604501</text:p>
          </table:table-cell>
          <table:table-cell table:style-name="ce31" table:formula="of:=[.I73]/[.N72]" office:value-type="float" office:value="0.665047822560173" calcext:value-type="float">
            <text:p>0.665</text:p>
          </table:table-cell>
          <table:table-cell table:style-name="ce27" table:formula="of:=[.I73]*(1+SIGN([.I73])*[.O73])" office:value-type="float" office:value="10314.1013863403" calcext:value-type="float">
            <text:p>10314.1013863403</text:p>
          </table:table-cell>
          <table:table-cell table:style-name="ce27" table:formula="of:=([.K73]-[.I73])*SIGN([.I73])" office:value-type="float" office:value="763.537310295282" calcext:value-type="float">
            <text:p>763.537310295282</text:p>
          </table:table-cell>
          <table:table-cell table:style-name="ce27" table:formula="of:=IF([.G73]&lt;&gt;&quot;&quot;;-1;0)" office:value-type="float" office:value="0" calcext:value-type="float">
            <text:p>0</text:p>
          </table:table-cell>
          <table:table-cell table:style-name="ce33" table:formula="of:=[.N72]+[.L73]+[.M73]" office:value-type="currency" office:currency="USD" office:value="15124.2550693266" calcext:value-type="currency">
            <text:p>$15,124.26</text:p>
          </table:table-cell>
          <table:table-cell table:style-name="ce35" table:formula="of:=[.P73]/[.P72]-1" office:value-type="percentage" office:value="0.0799468287124954" calcext:value-type="percentage">
            <text:p>7.99%</text:p>
          </table:table-cell>
          <table:table-cell office:value-type="float" office:value="11.374" calcext:value-type="float">
            <text:p>11.374</text:p>
          </table:table-cell>
        </table:table-row>
        <table:table-row table:style-name="ro1">
          <table:table-cell table:style-name="ce3" office:value-type="string" calcext:value-type="string">
            <text:p>2016-02-16</text:p>
          </table:table-cell>
          <table:table-cell table:style-name="ce6" office:value-type="float" office:value="0.144392922520637" calcext:value-type="float">
            <text:p>0.1444</text:p>
          </table:table-cell>
          <table:table-cell table:style-name="ce6" office:value-type="float" office:value="0.248319387435913" calcext:value-type="float">
            <text:p>0.2483</text:p>
          </table:table-cell>
          <table:table-cell table:style-name="ce6" office:value-type="float" office:value="0.320849776268005" calcext:value-type="float">
            <text:p>0.3208</text:p>
          </table:table-cell>
          <table:table-cell table:style-name="ce6" office:value-type="float" office:value="0.286437898874283" calcext:value-type="float">
            <text:p>0.2864</text:p>
          </table:table-cell>
          <table:table-cell table:number-columns-repeated="3"/>
          <table:table-cell table:style-name="ce27" table:formula="of:=[.K73]+[.H74]*[.G74]" office:value-type="float" office:value="10314.1013863403" calcext:value-type="float">
            <text:p>10314.1013863403</text:p>
          </table:table-cell>
          <table:table-cell table:style-name="ce31" table:formula="of:=[.I74]/[.N73]" office:value-type="float" office:value="0.681957646116286" calcext:value-type="float">
            <text:p>0.682</text:p>
          </table:table-cell>
          <table:table-cell table:style-name="ce27" table:formula="of:=[.I74]*(1+SIGN([.I74])*[.O74])" office:value-type="float" office:value="7673.4592870768" calcext:value-type="float">
            <text:p>7673.4592870768</text:p>
          </table:table-cell>
          <table:table-cell table:style-name="ce27" table:formula="of:=([.K74]-[.I74])*SIGN([.I74])" office:value-type="float" office:value="-2640.64209926349" calcext:value-type="float">
            <text:p>-2640.64209926349</text:p>
          </table:table-cell>
          <table:table-cell table:style-name="ce27" table:formula="of:=IF([.G74]&lt;&gt;&quot;&quot;;-1;0)" office:value-type="float" office:value="0" calcext:value-type="float">
            <text:p>0</text:p>
          </table:table-cell>
          <table:table-cell table:style-name="ce33" table:formula="of:=[.N73]+[.L74]+[.M74]" office:value-type="currency" office:currency="USD" office:value="12483.6129700631" calcext:value-type="currency">
            <text:p>$12,483.61</text:p>
          </table:table-cell>
          <table:table-cell table:style-name="ce35" table:formula="of:=[.P74]/[.P73]-1" office:value-type="percentage" office:value="-0.256022507473185" calcext:value-type="percentage">
            <text:p>-25.60%</text:p>
          </table:table-cell>
          <table:table-cell office:value-type="float" office:value="8.462" calcext:value-type="float">
            <text:p>8.462</text:p>
          </table:table-cell>
        </table:table-row>
        <table:table-row table:style-name="ro1">
          <table:table-cell table:style-name="ce3" office:value-type="string" calcext:value-type="string">
            <text:p>2016-02-17</text:p>
          </table:table-cell>
          <table:table-cell table:style-name="ce6" office:value-type="float" office:value="0.343929260969162" calcext:value-type="float">
            <text:p>0.3439</text:p>
          </table:table-cell>
          <table:table-cell table:style-name="ce6" office:value-type="float" office:value="0.132638692855835" calcext:value-type="float">
            <text:p>0.1326</text:p>
          </table:table-cell>
          <table:table-cell table:style-name="ce6" office:value-type="float" office:value="0.17108379304409" calcext:value-type="float">
            <text:p>0.1711</text:p>
          </table:table-cell>
          <table:table-cell table:style-name="ce6" office:value-type="float" office:value="0.352348297834396" calcext:value-type="float">
            <text:p>0.3523</text:p>
          </table:table-cell>
          <table:table-cell table:number-columns-repeated="3"/>
          <table:table-cell table:style-name="ce27" table:formula="of:=[.K74]+[.H75]*[.G75]" office:value-type="float" office:value="7673.4592870768" calcext:value-type="float">
            <text:p>7673.4592870768</text:p>
          </table:table-cell>
          <table:table-cell table:style-name="ce31" table:formula="of:=[.I75]/[.N74]" office:value-type="float" office:value="0.614682568698538" calcext:value-type="float">
            <text:p>0.615</text:p>
          </table:table-cell>
          <table:table-cell table:style-name="ce27" table:formula="of:=[.I75]*(1+SIGN([.I75])*[.O75])" office:value-type="float" office:value="8398.91041324809" calcext:value-type="float">
            <text:p>8398.91041324809</text:p>
          </table:table-cell>
          <table:table-cell table:style-name="ce27" table:formula="of:=([.K75]-[.I75])*SIGN([.I75])" office:value-type="float" office:value="725.451126171289" calcext:value-type="float">
            <text:p>725.451126171289</text:p>
          </table:table-cell>
          <table:table-cell table:style-name="ce27" table:formula="of:=IF([.G75]&lt;&gt;&quot;&quot;;-1;0)" office:value-type="float" office:value="0" calcext:value-type="float">
            <text:p>0</text:p>
          </table:table-cell>
          <table:table-cell table:style-name="ce33" table:formula="of:=[.N74]+[.L75]+[.M75]" office:value-type="currency" office:currency="USD" office:value="13209.0640962344" calcext:value-type="currency">
            <text:p>$13,209.06</text:p>
          </table:table-cell>
          <table:table-cell table:style-name="ce35" table:formula="of:=[.P75]/[.P74]-1" office:value-type="percentage" office:value="0.0945402978019381" calcext:value-type="percentage">
            <text:p>9.45%</text:p>
          </table:table-cell>
          <table:table-cell office:value-type="float" office:value="9.262" calcext:value-type="float">
            <text:p>9.262</text:p>
          </table:table-cell>
        </table:table-row>
        <table:table-row table:style-name="ro1">
          <table:table-cell table:style-name="ce3" office:value-type="string" calcext:value-type="string">
            <text:p>2016-02-18</text:p>
          </table:table-cell>
          <table:table-cell table:style-name="ce6" office:value-type="float" office:value="0.259784787893295" calcext:value-type="float">
            <text:p>0.2598</text:p>
          </table:table-cell>
          <table:table-cell table:style-name="ce6" office:value-type="float" office:value="0.159537985920906" calcext:value-type="float">
            <text:p>0.1595</text:p>
          </table:table-cell>
          <table:table-cell table:style-name="ce6" office:value-type="float" office:value="0.264977067708969" calcext:value-type="float">
            <text:p>0.2650</text:p>
          </table:table-cell>
          <table:table-cell table:style-name="ce6" office:value-type="float" office:value="0.315700143575668" calcext:value-type="float">
            <text:p>0.3157</text:p>
          </table:table-cell>
          <table:table-cell table:number-columns-repeated="3"/>
          <table:table-cell table:style-name="ce27" table:formula="of:=[.K75]+[.H76]*[.G76]" office:value-type="float" office:value="8398.91041324809" calcext:value-type="float">
            <text:p>8398.91041324809</text:p>
          </table:table-cell>
          <table:table-cell table:style-name="ce31" table:formula="of:=[.I76]/[.N75]" office:value-type="float" office:value="0.635844474071589" calcext:value-type="float">
            <text:p>0.636</text:p>
          </table:table-cell>
          <table:table-cell table:style-name="ce27" table:formula="of:=[.I76]*(1+SIGN([.I76])*[.O76])" office:value-type="float" office:value="9924.17140602323" calcext:value-type="float">
            <text:p>9924.17140602323</text:p>
          </table:table-cell>
          <table:table-cell table:style-name="ce27" table:formula="of:=([.K76]-[.I76])*SIGN([.I76])" office:value-type="float" office:value="1525.26099277513" calcext:value-type="float">
            <text:p>1525.26099277513</text:p>
          </table:table-cell>
          <table:table-cell table:style-name="ce27" table:formula="of:=IF([.G76]&lt;&gt;&quot;&quot;;-1;0)" office:value-type="float" office:value="0" calcext:value-type="float">
            <text:p>0</text:p>
          </table:table-cell>
          <table:table-cell table:style-name="ce33" table:formula="of:=[.N75]+[.L76]+[.M76]" office:value-type="currency" office:currency="USD" office:value="14734.3250890096" calcext:value-type="currency">
            <text:p>$14,734.33</text:p>
          </table:table-cell>
          <table:table-cell table:style-name="ce35" table:formula="of:=[.P76]/[.P75]-1" office:value-type="percentage" office:value="0.181602245735262" calcext:value-type="percentage">
            <text:p>18.16%</text:p>
          </table:table-cell>
          <table:table-cell office:value-type="float" office:value="10.944" calcext:value-type="float">
            <text:p>10.944</text:p>
          </table:table-cell>
        </table:table-row>
        <table:table-row table:style-name="ro1">
          <table:table-cell table:style-name="ce3" office:value-type="string" calcext:value-type="string">
            <text:p>2016-02-19</text:p>
          </table:table-cell>
          <table:table-cell table:style-name="ce6" office:value-type="float" office:value="0.248955920338631" calcext:value-type="float">
            <text:p>0.2490</text:p>
          </table:table-cell>
          <table:table-cell table:style-name="ce6" office:value-type="float" office:value="0.095375694334507" calcext:value-type="float">
            <text:p>0.0954</text:p>
          </table:table-cell>
          <table:table-cell table:style-name="ce6" office:value-type="float" office:value="0.323785990476608" calcext:value-type="float">
            <text:p>0.3238</text:p>
          </table:table-cell>
          <table:table-cell table:style-name="ce6" office:value-type="float" office:value="0.331882357597351" calcext:value-type="float">
            <text:p>0.331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4000" calcext:value-type="float">
            <text:p>4000</text:p>
          </table:table-cell>
          <table:table-cell table:style-name="ce27" table:formula="of:=[.K76]+[.H77]*[.G77]" office:value-type="float" office:value="5924.17140602322" calcext:value-type="float">
            <text:p>5924.17140602322</text:p>
          </table:table-cell>
          <table:table-cell table:style-name="ce31" table:formula="of:=[.I77]/[.N76]" office:value-type="float" office:value="0.40206601729197" calcext:value-type="float">
            <text:p>0.402</text:p>
          </table:table-cell>
          <table:table-cell table:style-name="ce27" table:formula="of:=[.I77]*(1+SIGN([.I77])*[.O77])" office:value-type="float" office:value="5449.97786146215" calcext:value-type="float">
            <text:p>5449.97786146215</text:p>
          </table:table-cell>
          <table:table-cell table:style-name="ce27" table:formula="of:=([.K77]-[.I77])*SIGN([.I77])" office:value-type="float" office:value="-474.19354456107" calcext:value-type="float">
            <text:p>-474.19354456107</text:p>
          </table:table-cell>
          <table:table-cell table:style-name="ce27" table:formula="of:=IF([.G77]&lt;&gt;&quot;&quot;;-1;0)" office:value-type="float" office:value="-1" calcext:value-type="float">
            <text:p>-1</text:p>
          </table:table-cell>
          <table:table-cell table:style-name="ce33" table:formula="of:=[.N76]+[.L77]+[.M77]" office:value-type="currency" office:currency="USD" office:value="14259.1315444485" calcext:value-type="currency">
            <text:p>$14,259.13</text:p>
          </table:table-cell>
          <table:table-cell table:style-name="ce35" table:formula="of:=[.P77]/[.P76]-1" office:value-type="percentage" office:value="-0.0800438596491229" calcext:value-type="percentage">
            <text:p>-8.00%</text:p>
          </table:table-cell>
          <table:table-cell office:value-type="float" office:value="10.068" calcext:value-type="float">
            <text:p>10.068</text:p>
          </table:table-cell>
        </table:table-row>
        <table:table-row table:style-name="ro1">
          <table:table-cell table:style-name="ce3" office:value-type="string" calcext:value-type="string">
            <text:p>2016-02-22</text:p>
          </table:table-cell>
          <table:table-cell table:style-name="ce6" office:value-type="float" office:value="0.265291184186935" calcext:value-type="float">
            <text:p>0.2653</text:p>
          </table:table-cell>
          <table:table-cell table:style-name="ce6" office:value-type="float" office:value="0.255797475576401" calcext:value-type="float">
            <text:p>0.2558</text:p>
          </table:table-cell>
          <table:table-cell table:style-name="ce6" office:value-type="float" office:value="0.282233059406281" calcext:value-type="float">
            <text:p>0.2822</text:p>
          </table:table-cell>
          <table:table-cell table:style-name="ce6" office:value-type="float" office:value="0.196678265929222" calcext:value-type="float">
            <text:p>0.1967</text:p>
          </table:table-cell>
          <table:table-cell table:number-columns-repeated="3"/>
          <table:table-cell table:style-name="ce27" table:formula="of:=[.K77]+[.H78]*[.G78]" office:value-type="float" office:value="5449.97786146215" calcext:value-type="float">
            <text:p>5449.97786146215</text:p>
          </table:table-cell>
          <table:table-cell table:style-name="ce31" table:formula="of:=[.I78]/[.N77]" office:value-type="float" office:value="0.382209662942901" calcext:value-type="float">
            <text:p>0.382</text:p>
          </table:table-cell>
          <table:table-cell table:style-name="ce27" table:formula="of:=[.I78]*(1+SIGN([.I78])*[.O78])" office:value-type="float" office:value="5575.5633664144" calcext:value-type="float">
            <text:p>5575.5633664144</text:p>
          </table:table-cell>
          <table:table-cell table:style-name="ce27" table:formula="of:=([.K78]-[.I78])*SIGN([.I78])" office:value-type="float" office:value="125.585504952247" calcext:value-type="float">
            <text:p>125.585504952247</text:p>
          </table:table-cell>
          <table:table-cell table:style-name="ce27" table:formula="of:=IF([.G78]&lt;&gt;&quot;&quot;;-1;0)" office:value-type="float" office:value="0" calcext:value-type="float">
            <text:p>0</text:p>
          </table:table-cell>
          <table:table-cell table:style-name="ce33" table:formula="of:=[.N77]+[.L78]+[.M78]" office:value-type="currency" office:currency="USD" office:value="14384.7170494007" calcext:value-type="currency">
            <text:p>$14,384.72</text:p>
          </table:table-cell>
          <table:table-cell table:style-name="ce35" table:formula="of:=[.P78]/[.P77]-1" office:value-type="percentage" office:value="0.0230433055224475" calcext:value-type="percentage">
            <text:p>2.30%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table:style-name="ce3" office:value-type="string" calcext:value-type="string">
            <text:p>2016-02-23</text:p>
          </table:table-cell>
          <table:table-cell table:style-name="ce8" office:value-type="float" office:value="0.187894642353058" calcext:value-type="float">
            <text:p>0.1879</text:p>
          </table:table-cell>
          <table:table-cell table:style-name="ce8" office:value-type="float" office:value="0.21660041809082" calcext:value-type="float">
            <text:p>0.2166</text:p>
          </table:table-cell>
          <table:table-cell table:style-name="ce8" office:value-type="float" office:value="0.403179943561554" calcext:value-type="float">
            <text:p>0.4032</text:p>
          </table:table-cell>
          <table:table-cell table:style-name="ce8" office:value-type="float" office:value="0.192324951291084" calcext:value-type="float">
            <text:p>0.1923</text:p>
          </table:table-cell>
          <table:table-cell table:number-columns-repeated="3"/>
          <table:table-cell table:style-name="ce27" table:formula="of:=[.K78]+[.H79]*[.G79]" office:value-type="float" office:value="5575.5633664144" calcext:value-type="float">
            <text:p>5575.5633664144</text:p>
          </table:table-cell>
          <table:table-cell table:style-name="ce31" table:formula="of:=[.I79]/[.N78]" office:value-type="float" office:value="0.387603270002914" calcext:value-type="float">
            <text:p>0.388</text:p>
          </table:table-cell>
          <table:table-cell table:style-name="ce27" table:formula="of:=[.I79]*(1+SIGN([.I79])*[.O79])" office:value-type="float" office:value="5899.27083176545" calcext:value-type="float">
            <text:p>5899.27083176545</text:p>
          </table:table-cell>
          <table:table-cell table:style-name="ce27" table:formula="of:=([.K79]-[.I79])*SIGN([.I79])" office:value-type="float" office:value="323.70746535105" calcext:value-type="float">
            <text:p>323.70746535105</text:p>
          </table:table-cell>
          <table:table-cell table:style-name="ce27" table:formula="of:=IF([.G79]&lt;&gt;&quot;&quot;;-1;0)" office:value-type="float" office:value="0" calcext:value-type="float">
            <text:p>0</text:p>
          </table:table-cell>
          <table:table-cell table:style-name="ce33" table:formula="of:=[.N78]+[.L79]+[.M79]" office:value-type="currency" office:currency="USD" office:value="14708.4245147518" calcext:value-type="currency">
            <text:p>$14,708.42</text:p>
          </table:table-cell>
          <table:table-cell table:style-name="ce35" table:formula="of:=[.P79]/[.P78]-1" office:value-type="percentage" office:value="0.0580582524271844" calcext:value-type="percentage">
            <text:p>5.81%</text:p>
          </table:table-cell>
          <table:table-cell office:value-type="float" office:value="10.898" calcext:value-type="float">
            <text:p>10.898</text:p>
          </table:table-cell>
        </table:table-row>
        <table:table-row table:style-name="ro1">
          <table:table-cell table:style-name="ce3" office:value-type="string" calcext:value-type="string">
            <text:p>2016-02-24</text:p>
          </table:table-cell>
          <table:table-cell table:style-name="ce9" office:value-type="float" office:value="0.175571843981743" calcext:value-type="float">
            <text:p>0.1756</text:p>
          </table:table-cell>
          <table:table-cell table:style-name="ce9" office:value-type="float" office:value="0.250880867242813" calcext:value-type="float">
            <text:p>0.2509</text:p>
          </table:table-cell>
          <table:table-cell table:style-name="ce9" office:value-type="float" office:value="0.46286478638649" calcext:value-type="float">
            <text:p>0.4629</text:p>
          </table:table-cell>
          <table:table-cell table:style-name="ce9" office:value-type="float" office:value="0.110682465136051" calcext:value-type="float">
            <text:p>0.1107</text:p>
          </table:table-cell>
          <table:table-cell table:number-columns-repeated="3"/>
          <table:table-cell table:style-name="ce27" table:formula="of:=[.K79]+[.H80]*[.G80]" office:value-type="float" office:value="5899.27083176545" calcext:value-type="float">
            <text:p>5899.27083176545</text:p>
          </table:table-cell>
          <table:table-cell table:style-name="ce31" table:formula="of:=[.I80]/[.N79]" office:value-type="float" office:value="0.401081082875245" calcext:value-type="float">
            <text:p>0.401</text:p>
          </table:table-cell>
          <table:table-cell table:style-name="ce27" table:formula="of:=[.I80]*(1+SIGN([.I80])*[.O80])" office:value-type="float" office:value="6083.3185545403" calcext:value-type="float">
            <text:p>6083.3185545403</text:p>
          </table:table-cell>
          <table:table-cell table:style-name="ce27" table:formula="of:=([.K80]-[.I80])*SIGN([.I80])" office:value-type="float" office:value="184.047722774844" calcext:value-type="float">
            <text:p>184.047722774844</text:p>
          </table:table-cell>
          <table:table-cell table:style-name="ce27" table:formula="of:=IF([.G80]&lt;&gt;&quot;&quot;;-1;0)" office:value-type="float" office:value="0" calcext:value-type="float">
            <text:p>0</text:p>
          </table:table-cell>
          <table:table-cell table:style-name="ce33" table:formula="of:=[.N79]+[.L80]+[.M80]" office:value-type="currency" office:currency="USD" office:value="14892.4722375266" calcext:value-type="currency">
            <text:p>$14,892.47</text:p>
          </table:table-cell>
          <table:table-cell table:style-name="ce35" table:formula="of:=[.P80]/[.P79]-1" office:value-type="percentage" office:value="0.0311983850247752" calcext:value-type="percentage">
            <text:p>3.12%</text:p>
          </table:table-cell>
          <table:table-cell office:value-type="float" office:value="11.238" calcext:value-type="float">
            <text:p>11.238</text:p>
          </table:table-cell>
        </table:table-row>
        <table:table-row table:style-name="ro1">
          <table:table-cell table:style-name="ce3" office:value-type="string" calcext:value-type="string">
            <text:p>2016-02-25</text:p>
          </table:table-cell>
          <table:table-cell table:style-name="ce8" office:value-type="float" office:value="0.177926495671272" calcext:value-type="float">
            <text:p>0.1779</text:p>
          </table:table-cell>
          <table:table-cell table:style-name="ce8" office:value-type="float" office:value="0.210887461900711" calcext:value-type="float">
            <text:p>0.2109</text:p>
          </table:table-cell>
          <table:table-cell table:style-name="ce8" office:value-type="float" office:value="0.357750028371811" calcext:value-type="float">
            <text:p>0.3578</text:p>
          </table:table-cell>
          <table:table-cell table:style-name="ce8" office:value-type="float" office:value="0.253435969352722" calcext:value-type="float">
            <text:p>0.2534</text:p>
          </table:table-cell>
          <table:table-cell table:number-columns-repeated="3"/>
          <table:table-cell table:style-name="ce27" table:formula="of:=[.K80]+[.H81]*[.G81]" office:value-type="float" office:value="6083.3185545403" calcext:value-type="float">
            <text:p>6083.3185545403</text:p>
          </table:table-cell>
          <table:table-cell table:style-name="ce31" table:formula="of:=[.I81]/[.N80]" office:value-type="float" office:value="0.40848278630403" calcext:value-type="float">
            <text:p>0.408</text:p>
          </table:table-cell>
          <table:table-cell table:style-name="ce27" table:formula="of:=[.I81]*(1+SIGN([.I81])*[.O81])" office:value-type="float" office:value="6368.05120800961" calcext:value-type="float">
            <text:p>6368.05120800961</text:p>
          </table:table-cell>
          <table:table-cell table:style-name="ce27" table:formula="of:=([.K81]-[.I81])*SIGN([.I81])" office:value-type="float" office:value="284.732653469318" calcext:value-type="float">
            <text:p>284.732653469318</text:p>
          </table:table-cell>
          <table:table-cell table:style-name="ce27" table:formula="of:=IF([.G81]&lt;&gt;&quot;&quot;;-1;0)" office:value-type="float" office:value="0" calcext:value-type="float">
            <text:p>0</text:p>
          </table:table-cell>
          <table:table-cell table:style-name="ce33" table:formula="of:=[.N80]+[.L81]+[.M81]" office:value-type="currency" office:currency="USD" office:value="15177.204890996" calcext:value-type="currency">
            <text:p>$15,177.20</text:p>
          </table:table-cell>
          <table:table-cell table:style-name="ce35" table:formula="of:=[.P81]/[.P80]-1" office:value-type="percentage" office:value="0.0468054814023848" calcext:value-type="percentage">
            <text:p>4.68%</text:p>
          </table:table-cell>
          <table:table-cell office:value-type="float" office:value="11.764" calcext:value-type="float">
            <text:p>11.764</text:p>
          </table:table-cell>
        </table:table-row>
        <table:table-row table:style-name="ro1">
          <table:table-cell table:style-name="ce3" office:value-type="string" calcext:value-type="string">
            <text:p>2016-02-26</text:p>
          </table:table-cell>
          <table:table-cell table:style-name="ce8" office:value-type="float" office:value="0.221388652920723" calcext:value-type="float">
            <text:p>0.2214</text:p>
          </table:table-cell>
          <table:table-cell table:style-name="ce8" office:value-type="float" office:value="0.207318738102913" calcext:value-type="float">
            <text:p>0.2073</text:p>
          </table:table-cell>
          <table:table-cell table:style-name="ce8" office:value-type="float" office:value="0.400093227624893" calcext:value-type="float">
            <text:p>0.4001</text:p>
          </table:table-cell>
          <table:table-cell table:style-name="ce8" office:value-type="float" office:value="0.171199381351471" calcext:value-type="float">
            <text:p>0.1712</text:p>
          </table:table-cell>
          <table:table-cell table:number-columns-repeated="3"/>
          <table:table-cell table:style-name="ce27" table:formula="of:=[.K81]+[.H82]*[.G82]" office:value-type="float" office:value="6368.05120800961" calcext:value-type="float">
            <text:p>6368.05120800961</text:p>
          </table:table-cell>
          <table:table-cell table:style-name="ce31" table:formula="of:=[.I82]/[.N81]" office:value-type="float" office:value="0.419579972316743" calcext:value-type="float">
            <text:p>0.420</text:p>
          </table:table-cell>
          <table:table-cell table:style-name="ce27" table:formula="of:=[.I82]*(1+SIGN([.I82])*[.O82])" office:value-type="float" office:value="5692.4878020596" calcext:value-type="float">
            <text:p>5692.4878020596</text:p>
          </table:table-cell>
          <table:table-cell table:style-name="ce27" table:formula="of:=([.K82]-[.I82])*SIGN([.I82])" office:value-type="float" office:value="-675.563405950016" calcext:value-type="float">
            <text:p>-675.563405950016</text:p>
          </table:table-cell>
          <table:table-cell table:style-name="ce27" table:formula="of:=IF([.G82]&lt;&gt;&quot;&quot;;-1;0)" office:value-type="float" office:value="0" calcext:value-type="float">
            <text:p>0</text:p>
          </table:table-cell>
          <table:table-cell table:style-name="ce33" table:formula="of:=[.N81]+[.L82]+[.M82]" office:value-type="currency" office:currency="USD" office:value="14501.6414850459" calcext:value-type="currency">
            <text:p>$14,501.64</text:p>
          </table:table-cell>
          <table:table-cell table:style-name="ce35" table:formula="of:=[.P82]/[.P81]-1" office:value-type="percentage" office:value="-0.106086365181911" calcext:value-type="percentage">
            <text:p>-10.61%</text:p>
          </table:table-cell>
          <table:table-cell office:value-type="float" office:value="10.516" calcext:value-type="float">
            <text:p>10.516</text:p>
          </table:table-cell>
        </table:table-row>
        <table:table-row table:style-name="ro1">
          <table:table-cell table:style-name="ce3" office:value-type="string" calcext:value-type="string">
            <text:p>2016-02-29</text:p>
          </table:table-cell>
          <table:table-cell table:style-name="ce8" office:value-type="float" office:value="0.128635689616203" calcext:value-type="float">
            <text:p>0.1286</text:p>
          </table:table-cell>
          <table:table-cell table:style-name="ce8" office:value-type="float" office:value="0.189450651407242" calcext:value-type="float">
            <text:p>0.1895</text:p>
          </table:table-cell>
          <table:table-cell table:style-name="ce8" office:value-type="float" office:value="0.307774543762207" calcext:value-type="float">
            <text:p>0.3078</text:p>
          </table:table-cell>
          <table:table-cell table:style-name="ce8" office:value-type="float" office:value="0.374139130115509" calcext:value-type="float">
            <text:p>0.3741</text:p>
          </table:table-cell>
          <table:table-cell table:number-columns-repeated="3"/>
          <table:table-cell table:style-name="ce27" table:formula="of:=[.K82]+[.H83]*[.G83]" office:value-type="float" office:value="5692.4878020596" calcext:value-type="float">
            <text:p>5692.4878020596</text:p>
          </table:table-cell>
          <table:table-cell table:style-name="ce31" table:formula="of:=[.I83]/[.N82]" office:value-type="float" office:value="0.392540927723919" calcext:value-type="float">
            <text:p>0.393</text:p>
          </table:table-cell>
          <table:table-cell table:style-name="ce27" table:formula="of:=[.I83]*(1+SIGN([.I83])*[.O83])" office:value-type="float" office:value="6283.60578226586" calcext:value-type="float">
            <text:p>6283.60578226586</text:p>
          </table:table-cell>
          <table:table-cell table:style-name="ce27" table:formula="of:=([.K83]-[.I83])*SIGN([.I83])" office:value-type="float" office:value="591.117980206265" calcext:value-type="float">
            <text:p>591.117980206265</text:p>
          </table:table-cell>
          <table:table-cell table:style-name="ce27" table:formula="of:=IF([.G83]&lt;&gt;&quot;&quot;;-1;0)" office:value-type="float" office:value="0" calcext:value-type="float">
            <text:p>0</text:p>
          </table:table-cell>
          <table:table-cell table:style-name="ce33" table:formula="of:=[.N82]+[.L83]+[.M83]" office:value-type="currency" office:currency="USD" office:value="15092.7594652522" calcext:value-type="currency">
            <text:p>$15,092.76</text:p>
          </table:table-cell>
          <table:table-cell table:style-name="ce35" table:formula="of:=[.P83]/[.P82]-1" office:value-type="percentage" office:value="0.103841764929631" calcext:value-type="percentage">
            <text:p>10.38%</text:p>
          </table:table-cell>
          <table:table-cell office:value-type="float" office:value="11.608" calcext:value-type="float">
            <text:p>11.608</text:p>
          </table:table-cell>
        </table:table-row>
        <table:table-row table:style-name="ro1">
          <table:table-cell table:style-name="ce3" office:value-type="string" calcext:value-type="string">
            <text:p>2016-03-01</text:p>
          </table:table-cell>
          <table:table-cell table:style-name="ce8" office:value-type="float" office:value="0.179700523614883" calcext:value-type="float">
            <text:p>0.1797</text:p>
          </table:table-cell>
          <table:table-cell table:style-name="ce8" office:value-type="float" office:value="0.190951570868492" calcext:value-type="float">
            <text:p>0.1910</text:p>
          </table:table-cell>
          <table:table-cell table:style-name="ce8" office:value-type="float" office:value="0.491584241390228" calcext:value-type="float">
            <text:p>0.4916</text:p>
          </table:table-cell>
          <table:table-cell table:style-name="ce8" office:value-type="float" office:value="0.137763649225235" calcext:value-type="float">
            <text:p>0.13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style-name="ce27" table:formula="of:=[.K83]+[.H84]*[.G84]" office:value-type="float" office:value="7783.60578226586" calcext:value-type="float">
            <text:p>7783.60578226586</text:p>
          </table:table-cell>
          <table:table-cell table:style-name="ce31" table:formula="of:=[.I84]/[.N83]" office:value-type="float" office:value="0.515717871220695" calcext:value-type="float">
            <text:p>0.516</text:p>
          </table:table-cell>
          <table:table-cell table:style-name="ce27" table:formula="of:=[.I84]*(1+SIGN([.I84])*[.O84])" office:value-type="float" office:value="6863.62756609867" calcext:value-type="float">
            <text:p>6863.62756609867</text:p>
          </table:table-cell>
          <table:table-cell table:style-name="ce27" table:formula="of:=([.K84]-[.I84])*SIGN([.I84])" office:value-type="float" office:value="-919.978216167192" calcext:value-type="float">
            <text:p>-919.978216167192</text:p>
          </table:table-cell>
          <table:table-cell table:style-name="ce27" table:formula="of:=IF([.G84]&lt;&gt;&quot;&quot;;-1;0)" office:value-type="float" office:value="-1" calcext:value-type="float">
            <text:p>-1</text:p>
          </table:table-cell>
          <table:table-cell table:style-name="ce33" table:formula="of:=[.N83]+[.L84]+[.M84]" office:value-type="currency" office:currency="USD" office:value="14171.781249085" calcext:value-type="currency">
            <text:p>$14,171.78</text:p>
          </table:table-cell>
          <table:table-cell table:style-name="ce35" table:formula="of:=[.P84]/[.P83]-1" office:value-type="percentage" office:value="-0.118194348725017" calcext:value-type="percentage">
            <text:p>-11.82%</text:p>
          </table:table-cell>
          <table:table-cell office:value-type="float" office:value="10.236" calcext:value-type="float">
            <text:p>10.236</text:p>
          </table:table-cell>
        </table:table-row>
        <table:table-row table:style-name="ro1">
          <table:table-cell table:style-name="ce3" office:value-type="string" calcext:value-type="string">
            <text:p>2016-03-02</text:p>
          </table:table-cell>
          <table:table-cell table:style-name="ce8" office:value-type="float" office:value="0.212874889373779" calcext:value-type="float">
            <text:p>0.2129</text:p>
          </table:table-cell>
          <table:table-cell table:style-name="ce8" office:value-type="float" office:value="0.17123082280159" calcext:value-type="float">
            <text:p>0.1712</text:p>
          </table:table-cell>
          <table:table-cell table:style-name="ce8" office:value-type="float" office:value="0.387594908475876" calcext:value-type="float">
            <text:p>0.3876</text:p>
          </table:table-cell>
          <table:table-cell table:style-name="ce8" office:value-type="float" office:value="0.228299379348755" calcext:value-type="float">
            <text:p>0.2283</text:p>
          </table:table-cell>
          <table:table-cell table:number-columns-repeated="3"/>
          <table:table-cell table:style-name="ce27" table:formula="of:=[.K84]+[.H85]*[.G85]" office:value-type="float" office:value="6863.62756609867" calcext:value-type="float">
            <text:p>6863.62756609867</text:p>
          </table:table-cell>
          <table:table-cell table:style-name="ce31" table:formula="of:=[.I85]/[.N84]" office:value-type="float" office:value="0.484316505135289" calcext:value-type="float">
            <text:p>0.484</text:p>
          </table:table-cell>
          <table:table-cell table:style-name="ce27" table:formula="of:=[.I85]*(1+SIGN([.I85])*[.O85])" office:value-type="float" office:value="7359.82572933753" calcext:value-type="float">
            <text:p>7359.82572933753</text:p>
          </table:table-cell>
          <table:table-cell table:style-name="ce27" table:formula="of:=([.K85]-[.I85])*SIGN([.I85])" office:value-type="float" office:value="496.198163238863" calcext:value-type="float">
            <text:p>496.198163238863</text:p>
          </table:table-cell>
          <table:table-cell table:style-name="ce27" table:formula="of:=IF([.G85]&lt;&gt;&quot;&quot;;-1;0)" office:value-type="float" office:value="0" calcext:value-type="float">
            <text:p>0</text:p>
          </table:table-cell>
          <table:table-cell table:style-name="ce33" table:formula="of:=[.N84]+[.L85]+[.M85]" office:value-type="currency" office:currency="USD" office:value="14667.9794123239" calcext:value-type="currency">
            <text:p>$14,667.98</text:p>
          </table:table-cell>
          <table:table-cell table:style-name="ce35" table:formula="of:=[.P85]/[.P84]-1" office:value-type="percentage" office:value="0.0722938647909337" calcext:value-type="percentage">
            <text:p>7.23%</text:p>
          </table:table-cell>
          <table:table-cell office:value-type="float" office:value="10.976" calcext:value-type="float">
            <text:p>10.976</text:p>
          </table:table-cell>
        </table:table-row>
        <table:table-row table:style-name="ro1">
          <table:table-cell table:style-name="ce3" office:value-type="string" calcext:value-type="string">
            <text:p>2016-03-03</text:p>
          </table:table-cell>
          <table:table-cell table:style-name="ce10" office:value-type="float" office:value="0.111777052283287" calcext:value-type="float">
            <text:p>0.1118</text:p>
          </table:table-cell>
          <table:table-cell table:style-name="ce10" office:value-type="float" office:value="0.20485819876194" calcext:value-type="float">
            <text:p>0.2049</text:p>
          </table:table-cell>
          <table:table-cell table:style-name="ce10" office:value-type="float" office:value="0.237340375781059" calcext:value-type="float">
            <text:p>0.2373</text:p>
          </table:table-cell>
          <table:table-cell table:style-name="ce10" office:value-type="float" office:value="0.446024417877197" calcext:value-type="float">
            <text:p>0.4460</text:p>
          </table:table-cell>
          <table:table-cell table:number-columns-repeated="3"/>
          <table:table-cell table:style-name="ce27" table:formula="of:=[.K85]+[.H86]*[.G86]" office:value-type="float" office:value="7359.82572933753" calcext:value-type="float">
            <text:p>7359.82572933753</text:p>
          </table:table-cell>
          <table:table-cell table:style-name="ce31" table:formula="of:=[.I86]/[.N85]" office:value-type="float" office:value="0.501761389380864" calcext:value-type="float">
            <text:p>0.502</text:p>
          </table:table-cell>
          <table:table-cell table:style-name="ce27" table:formula="of:=[.I86]*(1+SIGN([.I86])*[.O86])" office:value-type="float" office:value="8263.71103210239" calcext:value-type="float">
            <text:p>8263.71103210239</text:p>
          </table:table-cell>
          <table:table-cell table:style-name="ce27" table:formula="of:=([.K86]-[.I86])*SIGN([.I86])" office:value-type="float" office:value="903.885302764851" calcext:value-type="float">
            <text:p>903.885302764851</text:p>
          </table:table-cell>
          <table:table-cell table:style-name="ce27" table:formula="of:=IF([.G86]&lt;&gt;&quot;&quot;;-1;0)" office:value-type="float" office:value="0" calcext:value-type="float">
            <text:p>0</text:p>
          </table:table-cell>
          <table:table-cell table:style-name="ce33" table:formula="of:=[.N85]+[.L86]+[.M86]" office:value-type="currency" office:currency="USD" office:value="15571.8647150887" calcext:value-type="currency">
            <text:p>$15,571.86</text:p>
          </table:table-cell>
          <table:table-cell table:style-name="ce35" table:formula="of:=[.P86]/[.P85]-1" office:value-type="percentage" office:value="0.122813411078717" calcext:value-type="percentage">
            <text:p>12.28%</text:p>
          </table:table-cell>
          <table:table-cell office:value-type="float" office:value="12.324" calcext:value-type="float">
            <text:p>12.324</text:p>
          </table:table-cell>
        </table:table-row>
        <table:table-row table:style-name="ro1">
          <table:table-cell table:style-name="ce3" office:value-type="string" calcext:value-type="string">
            <text:p>2016-03-04</text:p>
          </table:table-cell>
          <table:table-cell table:style-name="ce10" office:value-type="float" office:value="0.242346033453941" calcext:value-type="float">
            <text:p>0.2423</text:p>
          </table:table-cell>
          <table:table-cell table:style-name="ce10" office:value-type="float" office:value="0.158380284905434" calcext:value-type="float">
            <text:p>0.1584</text:p>
          </table:table-cell>
          <table:table-cell table:style-name="ce10" office:value-type="float" office:value="0.319156587123871" calcext:value-type="float">
            <text:p>0.3192</text:p>
          </table:table-cell>
          <table:table-cell table:style-name="ce10" office:value-type="float" office:value="0.280117064714432" calcext:value-type="float">
            <text:p>0.2801</text:p>
          </table:table-cell>
          <table:table-cell table:number-columns-repeated="3"/>
          <table:table-cell table:style-name="ce27" table:formula="of:=[.K86]+[.H87]*[.G87]" office:value-type="float" office:value="8263.71103210239" calcext:value-type="float">
            <text:p>8263.71103210239</text:p>
          </table:table-cell>
          <table:table-cell table:style-name="ce31" table:formula="of:=[.I87]/[.N86]" office:value-type="float" office:value="0.530682174761965" calcext:value-type="float">
            <text:p>0.531</text:p>
          </table:table-cell>
          <table:table-cell table:style-name="ce27" table:formula="of:=[.I87]*(1+SIGN([.I87])*[.O87])" office:value-type="float" office:value="8144.35525770169" calcext:value-type="float">
            <text:p>8144.35525770169</text:p>
          </table:table-cell>
          <table:table-cell table:style-name="ce27" table:formula="of:=([.K87]-[.I87])*SIGN([.I87])" office:value-type="float" office:value="-119.355774400699" calcext:value-type="float">
            <text:p>-119.355774400699</text:p>
          </table:table-cell>
          <table:table-cell table:style-name="ce27" table:formula="of:=IF([.G87]&lt;&gt;&quot;&quot;;-1;0)" office:value-type="float" office:value="0" calcext:value-type="float">
            <text:p>0</text:p>
          </table:table-cell>
          <table:table-cell table:style-name="ce33" table:formula="of:=[.N86]+[.L87]+[.M87]" office:value-type="currency" office:currency="USD" office:value="15452.508940688" calcext:value-type="currency">
            <text:p>$15,452.51</text:p>
          </table:table-cell>
          <table:table-cell table:style-name="ce35" table:formula="of:=[.P87]/[.P86]-1" office:value-type="percentage" office:value="-0.0144433625446283" calcext:value-type="percentage">
            <text:p>-1.44%</text:p>
          </table:table-cell>
          <table:table-cell office:value-type="float" office:value="12.146" calcext:value-type="float">
            <text:p>12.146</text:p>
          </table:table-cell>
        </table:table-row>
        <table:table-row table:style-name="ro1">
          <table:table-cell table:style-name="ce3" office:value-type="string" calcext:value-type="string">
            <text:p>2016-03-07</text:p>
          </table:table-cell>
          <table:table-cell table:style-name="ce10" office:value-type="float" office:value="0.315536707639694" calcext:value-type="float">
            <text:p>0.3155</text:p>
          </table:table-cell>
          <table:table-cell table:style-name="ce10" office:value-type="float" office:value="0.291384220123291" calcext:value-type="float">
            <text:p>0.2914</text:p>
          </table:table-cell>
          <table:table-cell table:style-name="ce10" office:value-type="float" office:value="0.273841768503189" calcext:value-type="float">
            <text:p>0.2738</text:p>
          </table:table-cell>
          <table:table-cell table:style-name="ce10" office:value-type="float" office:value="0.119237318634987" calcext:value-type="float">
            <text:p>0.1192</text:p>
          </table:table-cell>
          <table:table-cell table:number-columns-repeated="3"/>
          <table:table-cell table:style-name="ce27" table:formula="of:=[.K87]+[.H88]*[.G88]" office:value-type="float" office:value="8144.35525770169" calcext:value-type="float">
            <text:p>8144.35525770169</text:p>
          </table:table-cell>
          <table:table-cell table:style-name="ce31" table:formula="of:=[.I88]/[.N87]" office:value-type="float" office:value="0.527057145798296" calcext:value-type="float">
            <text:p>0.527</text:p>
          </table:table-cell>
          <table:table-cell table:style-name="ce27" table:formula="of:=[.I88]*(1+SIGN([.I88])*[.O88])" office:value-type="float" office:value="8967.77599345483" calcext:value-type="float">
            <text:p>8967.77599345483</text:p>
          </table:table-cell>
          <table:table-cell table:style-name="ce27" table:formula="of:=([.K88]-[.I88])*SIGN([.I88])" office:value-type="float" office:value="823.420735753141" calcext:value-type="float">
            <text:p>823.420735753141</text:p>
          </table:table-cell>
          <table:table-cell table:style-name="ce27" table:formula="of:=IF([.G88]&lt;&gt;&quot;&quot;;-1;0)" office:value-type="float" office:value="0" calcext:value-type="float">
            <text:p>0</text:p>
          </table:table-cell>
          <table:table-cell table:style-name="ce33" table:formula="of:=[.N87]+[.L88]+[.M88]" office:value-type="currency" office:currency="USD" office:value="16275.9296764412" calcext:value-type="currency">
            <text:p>$16,275.93</text:p>
          </table:table-cell>
          <table:table-cell table:style-name="ce35" table:formula="of:=[.P88]/[.P87]-1" office:value-type="percentage" office:value="0.101103243866293" calcext:value-type="percentage">
            <text:p>10.11%</text:p>
          </table:table-cell>
          <table:table-cell office:value-type="float" office:value="13.374" calcext:value-type="float">
            <text:p>13.374</text:p>
          </table:table-cell>
        </table:table-row>
        <table:table-row table:style-name="ro1">
          <table:table-cell table:style-name="ce3" office:value-type="string" calcext:value-type="string">
            <text:p>2016-03-08</text:p>
          </table:table-cell>
          <table:table-cell table:style-name="ce11" office:value-type="float" office:value="0.12687212228775" calcext:value-type="float">
            <text:p>0.1269</text:p>
          </table:table-cell>
          <table:table-cell table:style-name="ce11" office:value-type="float" office:value="0.158268168568611" calcext:value-type="float">
            <text:p>0.1583</text:p>
          </table:table-cell>
          <table:table-cell table:style-name="ce11" office:value-type="float" office:value="0.434068948030472" calcext:value-type="float">
            <text:p>0.4341</text:p>
          </table:table-cell>
          <table:table-cell table:style-name="ce11" office:value-type="float" office:value="0.28079080581665" calcext:value-type="float">
            <text:p>0.2808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4000" calcext:value-type="float">
            <text:p>4000</text:p>
          </table:table-cell>
          <table:table-cell table:style-name="ce27" table:formula="of:=[.K88]+[.H89]*[.G89]" office:value-type="float" office:value="4967.77599345483" calcext:value-type="float">
            <text:p>4967.77599345483</text:p>
          </table:table-cell>
          <table:table-cell table:style-name="ce31" table:formula="of:=[.I89]/[.N88]" office:value-type="float" office:value="0.305222257174379" calcext:value-type="float">
            <text:p>0.305</text:p>
          </table:table-cell>
          <table:table-cell table:style-name="ce27" table:formula="of:=[.I89]*(1+SIGN([.I89])*[.O89])" office:value-type="float" office:value="4269.44947426124" calcext:value-type="float">
            <text:p>4269.44947426124</text:p>
          </table:table-cell>
          <table:table-cell table:style-name="ce27" table:formula="of:=([.K89]-[.I89])*SIGN([.I89])" office:value-type="float" office:value="-698.326519193591" calcext:value-type="float">
            <text:p>-698.326519193591</text:p>
          </table:table-cell>
          <table:table-cell table:style-name="ce27" table:formula="of:=IF([.G89]&lt;&gt;&quot;&quot;;-1;0)" office:value-type="float" office:value="-1" calcext:value-type="float">
            <text:p>-1</text:p>
          </table:table-cell>
          <table:table-cell table:style-name="ce33" table:formula="of:=[.N88]+[.L89]+[.M89]" office:value-type="currency" office:currency="USD" office:value="15576.6031572476" calcext:value-type="currency">
            <text:p>$15,576.60</text:p>
          </table:table-cell>
          <table:table-cell table:style-name="ce35" table:formula="of:=[.P89]/[.P88]-1" office:value-type="percentage" office:value="-0.140571257664124" calcext:value-type="percentage">
            <text:p>-14.06%</text:p>
          </table:table-cell>
          <table:table-cell office:value-type="float" office:value="11.494" calcext:value-type="float">
            <text:p>11.494</text:p>
          </table:table-cell>
        </table:table-row>
        <table:table-row table:style-name="ro1">
          <table:table-cell table:style-name="ce3" office:value-type="string" calcext:value-type="string">
            <text:p>2016-03-09</text:p>
          </table:table-cell>
          <table:table-cell table:style-name="ce11" office:value-type="float" office:value="0.213502466678619" calcext:value-type="float">
            <text:p>0.2135</text:p>
          </table:table-cell>
          <table:table-cell table:style-name="ce11" office:value-type="float" office:value="0.256783366203308" calcext:value-type="float">
            <text:p>0.2568</text:p>
          </table:table-cell>
          <table:table-cell table:style-name="ce11" office:value-type="float" office:value="0.332386523485184" calcext:value-type="float">
            <text:p>0.3324</text:p>
          </table:table-cell>
          <table:table-cell table:style-name="ce11" office:value-type="float" office:value="0.197327643632889" calcext:value-type="float">
            <text:p>0.1973</text:p>
          </table:table-cell>
          <table:table-cell table:number-columns-repeated="3"/>
          <table:table-cell table:style-name="ce27" table:formula="of:=[.K89]+[.H90]*[.G90]" office:value-type="float" office:value="4269.44947426124" calcext:value-type="float">
            <text:p>4269.44947426124</text:p>
          </table:table-cell>
          <table:table-cell table:style-name="ce31" table:formula="of:=[.I90]/[.N89]" office:value-type="float" office:value="0.27409374374892" calcext:value-type="float">
            <text:p>0.274</text:p>
          </table:table-cell>
          <table:table-cell table:style-name="ce27" table:formula="of:=[.I90]*(1+SIGN([.I90])*[.O90])" office:value-type="float" office:value="4308.82320353492" calcext:value-type="float">
            <text:p>4308.82320353492</text:p>
          </table:table-cell>
          <table:table-cell table:style-name="ce27" table:formula="of:=([.K90]-[.I90])*SIGN([.I90])" office:value-type="float" office:value="39.3737292736805" calcext:value-type="float">
            <text:p>39.3737292736805</text:p>
          </table:table-cell>
          <table:table-cell table:style-name="ce27" table:formula="of:=IF([.G90]&lt;&gt;&quot;&quot;;-1;0)" office:value-type="float" office:value="0" calcext:value-type="float">
            <text:p>0</text:p>
          </table:table-cell>
          <table:table-cell table:style-name="ce33" table:formula="of:=[.N89]+[.L90]+[.M90]" office:value-type="currency" office:currency="USD" office:value="15615.9768865213" calcext:value-type="currency">
            <text:p>$15,615.98</text:p>
          </table:table-cell>
          <table:table-cell table:style-name="ce35" table:formula="of:=[.P90]/[.P89]-1" office:value-type="percentage" office:value="0.00922220288846343" calcext:value-type="percentage">
            <text:p>0.92%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table:style-name="ce3" office:value-type="string" calcext:value-type="string">
            <text:p>2016-03-10</text:p>
          </table:table-cell>
          <table:table-cell table:style-name="ce11" office:value-type="float" office:value="0.120808735489845" calcext:value-type="float">
            <text:p>0.1208</text:p>
          </table:table-cell>
          <table:table-cell table:style-name="ce11" office:value-type="float" office:value="0.291805028915405" calcext:value-type="float">
            <text:p>0.2918</text:p>
          </table:table-cell>
          <table:table-cell table:style-name="ce11" office:value-type="float" office:value="0.310726404190063" calcext:value-type="float">
            <text:p>0.3107</text:p>
          </table:table-cell>
          <table:table-cell table:style-name="ce11" office:value-type="float" office:value="0.276659846305847" calcext:value-type="float">
            <text:p>0.2767</text:p>
          </table:table-cell>
          <table:table-cell table:number-columns-repeated="3"/>
          <table:table-cell table:style-name="ce27" table:formula="of:=[.K90]+[.H91]*[.G91]" office:value-type="float" office:value="4308.82320353492" calcext:value-type="float">
            <text:p>4308.82320353492</text:p>
          </table:table-cell>
          <table:table-cell table:style-name="ce31" table:formula="of:=[.I91]/[.N90]" office:value-type="float" office:value="0.275924025428984" calcext:value-type="float">
            <text:p>0.276</text:p>
          </table:table-cell>
          <table:table-cell table:style-name="ce27" table:formula="of:=[.I91]*(1+SIGN([.I91])*[.O91])" office:value-type="float" office:value="4894.97173932613" calcext:value-type="float">
            <text:p>4894.97173932613</text:p>
          </table:table-cell>
          <table:table-cell table:style-name="ce27" table:formula="of:=([.K91]-[.I91])*SIGN([.I91])" office:value-type="float" office:value="586.148535791216" calcext:value-type="float">
            <text:p>586.148535791216</text:p>
          </table:table-cell>
          <table:table-cell table:style-name="ce27" table:formula="of:=IF([.G91]&lt;&gt;&quot;&quot;;-1;0)" office:value-type="float" office:value="0" calcext:value-type="float">
            <text:p>0</text:p>
          </table:table-cell>
          <table:table-cell table:style-name="ce33" table:formula="of:=[.N90]+[.L91]+[.M91]" office:value-type="currency" office:currency="USD" office:value="16202.1254223125" calcext:value-type="currency">
            <text:p>$16,202.13</text:p>
          </table:table-cell>
          <table:table-cell table:style-name="ce35" table:formula="of:=[.P91]/[.P90]-1" office:value-type="percentage" office:value="0.136034482758621" calcext:value-type="percentage">
            <text:p>13.60%</text:p>
          </table:table-cell>
          <table:table-cell office:value-type="float" office:value="13.178" calcext:value-type="float">
            <text:p>13.178</text:p>
          </table:table-cell>
        </table:table-row>
        <table:table-row table:style-name="ro1">
          <table:table-cell table:style-name="ce3" office:value-type="string" calcext:value-type="string">
            <text:p>2016-03-11</text:p>
          </table:table-cell>
          <table:table-cell table:style-name="ce11" office:value-type="float" office:value="0.131683707237244" calcext:value-type="float">
            <text:p>0.1317</text:p>
          </table:table-cell>
          <table:table-cell table:style-name="ce11" office:value-type="float" office:value="0.226096168160439" calcext:value-type="float">
            <text:p>0.2261</text:p>
          </table:table-cell>
          <table:table-cell table:style-name="ce11" office:value-type="float" office:value="0.541550934314728" calcext:value-type="float">
            <text:p>0.5416</text:p>
          </table:table-cell>
          <table:table-cell table:style-name="ce11" office:value-type="float" office:value="0.100669153034687" calcext:value-type="float">
            <text:p>0.1007</text:p>
          </table:table-cell>
          <table:table-cell table:number-columns-repeated="3"/>
          <table:table-cell table:style-name="ce27" table:formula="of:=[.K91]+[.H92]*[.G92]" office:value-type="float" office:value="4894.97173932613" calcext:value-type="float">
            <text:p>4894.97173932613</text:p>
          </table:table-cell>
          <table:table-cell table:style-name="ce31" table:formula="of:=[.I92]/[.N91]" office:value-type="float" office:value="0.302119111643532" calcext:value-type="float">
            <text:p>0.302</text:p>
          </table:table-cell>
          <table:table-cell table:style-name="ce27" table:formula="of:=[.I92]*(1+SIGN([.I92])*[.O92])" office:value-type="float" office:value="4587.41091066002" calcext:value-type="float">
            <text:p>4587.41091066002</text:p>
          </table:table-cell>
          <table:table-cell table:style-name="ce27" table:formula="of:=([.K92]-[.I92])*SIGN([.I92])" office:value-type="float" office:value="-307.560828666114" calcext:value-type="float">
            <text:p>-307.560828666114</text:p>
          </table:table-cell>
          <table:table-cell table:style-name="ce27" table:formula="of:=IF([.G92]&lt;&gt;&quot;&quot;;-1;0)" office:value-type="float" office:value="0" calcext:value-type="float">
            <text:p>0</text:p>
          </table:table-cell>
          <table:table-cell table:style-name="ce33" table:formula="of:=[.N91]+[.L92]+[.M92]" office:value-type="currency" office:currency="USD" office:value="15894.5645936464" calcext:value-type="currency">
            <text:p>$15,894.56</text:p>
          </table:table-cell>
          <table:table-cell table:style-name="ce35" table:formula="of:=[.P92]/[.P91]-1" office:value-type="percentage" office:value="-0.0628319927151314" calcext:value-type="percentage">
            <text:p>-6.28%</text:p>
          </table:table-cell>
          <table:table-cell office:value-type="float" office:value="12.35" calcext:value-type="float">
            <text:p>12.35</text:p>
          </table:table-cell>
        </table:table-row>
        <table:table-row table:style-name="ro1">
          <table:table-cell table:style-name="ce3" office:value-type="string" calcext:value-type="string">
            <text:p>2016-03-14</text:p>
          </table:table-cell>
          <table:table-cell table:style-name="ce11" office:value-type="float" office:value="0.200587823987007" calcext:value-type="float">
            <text:p>0.2006</text:p>
          </table:table-cell>
          <table:table-cell table:style-name="ce11" office:value-type="float" office:value="0.240334913134575" calcext:value-type="float">
            <text:p>0.2403</text:p>
          </table:table-cell>
          <table:table-cell table:style-name="ce11" office:value-type="float" office:value="0.349676072597504" calcext:value-type="float">
            <text:p>0.3497</text:p>
          </table:table-cell>
          <table:table-cell table:style-name="ce11" office:value-type="float" office:value="0.209401160478592" calcext:value-type="float">
            <text:p>0.2094</text:p>
          </table:table-cell>
          <table:table-cell table:number-columns-repeated="3"/>
          <table:table-cell table:style-name="ce27" table:formula="of:=[.K92]+[.H93]*[.G93]" office:value-type="float" office:value="4587.41091066002" calcext:value-type="float">
            <text:p>4587.41091066002</text:p>
          </table:table-cell>
          <table:table-cell table:style-name="ce31" table:formula="of:=[.I93]/[.N92]" office:value-type="float" office:value="0.288615072381018" calcext:value-type="float">
            <text:p>0.289</text:p>
          </table:table-cell>
          <table:table-cell table:style-name="ce27" table:formula="of:=[.I93]*(1+SIGN([.I93])*[.O93])" office:value-type="float" office:value="4013.89168425848" calcext:value-type="float">
            <text:p>4013.89168425848</text:p>
          </table:table-cell>
          <table:table-cell table:style-name="ce27" table:formula="of:=([.K93]-[.I93])*SIGN([.I93])" office:value-type="float" office:value="-573.519226401544" calcext:value-type="float">
            <text:p>-573.519226401544</text:p>
          </table:table-cell>
          <table:table-cell table:style-name="ce27" table:formula="of:=IF([.G93]&lt;&gt;&quot;&quot;;-1;0)" office:value-type="float" office:value="0" calcext:value-type="float">
            <text:p>0</text:p>
          </table:table-cell>
          <table:table-cell table:style-name="ce33" table:formula="of:=[.N92]+[.L93]+[.M93]" office:value-type="currency" office:currency="USD" office:value="15321.0453672448" calcext:value-type="currency">
            <text:p>$15,321.05</text:p>
          </table:table-cell>
          <table:table-cell table:style-name="ce35" table:formula="of:=[.P93]/[.P92]-1" office:value-type="percentage" office:value="-0.12502024291498" calcext:value-type="percentage">
            <text:p>-12.50%</text:p>
          </table:table-cell>
          <table:table-cell office:value-type="float" office:value="10.806" calcext:value-type="float">
            <text:p>10.806</text:p>
          </table:table-cell>
        </table:table-row>
        <table:table-row table:style-name="ro1">
          <table:table-cell table:style-name="ce3" office:value-type="string" calcext:value-type="string">
            <text:p>2016-03-15</text:p>
          </table:table-cell>
          <table:table-cell table:style-name="ce11" office:value-type="float" office:value="0.530313014984131" calcext:value-type="float">
            <text:p>0.5303</text:p>
          </table:table-cell>
          <table:table-cell table:style-name="ce11" office:value-type="float" office:value="0.149784803390503" calcext:value-type="float">
            <text:p>0.1498</text:p>
          </table:table-cell>
          <table:table-cell table:style-name="ce11" office:value-type="float" office:value="0.0701752677559853" calcext:value-type="float">
            <text:p>0.0702</text:p>
          </table:table-cell>
          <table:table-cell table:style-name="ce11" office:value-type="float" office:value="0.249726876616478" calcext:value-type="float">
            <text:p>0.2497</text:p>
          </table:table-cell>
          <table:table-cell table:number-columns-repeated="3"/>
          <table:table-cell table:style-name="ce27" table:formula="of:=[.K93]+[.H94]*[.G94]" office:value-type="float" office:value="4013.89168425848" calcext:value-type="float">
            <text:p>4013.89168425848</text:p>
          </table:table-cell>
          <table:table-cell table:style-name="ce31" table:formula="of:=[.I94]/[.N93]" office:value-type="float" office:value="0.261985496945258" calcext:value-type="float">
            <text:p>0.262</text:p>
          </table:table-cell>
          <table:table-cell table:style-name="ce27" table:formula="of:=[.I94]*(1+SIGN([.I94])*[.O94])" office:value-type="float" office:value="4261.27756818557" calcext:value-type="float">
            <text:p>4261.27756818557</text:p>
          </table:table-cell>
          <table:table-cell table:style-name="ce27" table:formula="of:=([.K94]-[.I94])*SIGN([.I94])" office:value-type="float" office:value="247.385883927091" calcext:value-type="float">
            <text:p>247.385883927091</text:p>
          </table:table-cell>
          <table:table-cell table:style-name="ce27" table:formula="of:=IF([.G94]&lt;&gt;&quot;&quot;;-1;0)" office:value-type="float" office:value="0" calcext:value-type="float">
            <text:p>0</text:p>
          </table:table-cell>
          <table:table-cell table:style-name="ce33" table:formula="of:=[.N93]+[.L94]+[.M94]" office:value-type="currency" office:currency="USD" office:value="15568.4312511719" calcext:value-type="currency">
            <text:p>$15,568.43</text:p>
          </table:table-cell>
          <table:table-cell table:style-name="ce35" table:formula="of:=[.P94]/[.P93]-1" office:value-type="percentage" office:value="0.0616324264297612" calcext:value-type="percentage">
            <text:p>6.16%</text:p>
          </table:table-cell>
          <table:table-cell office:value-type="float" office:value="11.472" calcext:value-type="float">
            <text:p>11.472</text:p>
          </table:table-cell>
        </table:table-row>
        <table:table-row table:style-name="ro1">
          <table:table-cell table:style-name="ce3" office:value-type="string" calcext:value-type="string">
            <text:p>2016-03-16</text:p>
          </table:table-cell>
          <table:table-cell table:style-name="ce11" office:value-type="float" office:value="0.514254331588745" calcext:value-type="float">
            <text:p>0.5143</text:p>
          </table:table-cell>
          <table:table-cell table:style-name="ce11" office:value-type="float" office:value="0.235838860273361" calcext:value-type="float">
            <text:p>0.2358</text:p>
          </table:table-cell>
          <table:table-cell table:style-name="ce11" office:value-type="float" office:value="0.145957231521606" calcext:value-type="float">
            <text:p>0.1460</text:p>
          </table:table-cell>
          <table:table-cell table:style-name="ce11" office:value-type="float" office:value="0.103949591517448" calcext:value-type="float">
            <text:p>0.103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4000" calcext:value-type="float">
            <text:p>4000</text:p>
          </table:table-cell>
          <table:table-cell table:style-name="ce27" table:formula="of:=[.K94]+[.H95]*[.G95]" office:value-type="float" office:value="261.277568185566" calcext:value-type="float">
            <text:p>261.277568185566</text:p>
          </table:table-cell>
          <table:table-cell table:style-name="ce31" table:formula="of:=[.I95]/[.N94]" office:value-type="float" office:value="0.0167825238118259" calcext:value-type="float">
            <text:p>0.017</text:p>
          </table:table-cell>
          <table:table-cell table:style-name="ce27" table:formula="of:=[.I95]*(1+SIGN([.I95])*[.O95])" office:value-type="float" office:value="314.252779447738" calcext:value-type="float">
            <text:p>314.252779447738</text:p>
          </table:table-cell>
          <table:table-cell table:style-name="ce27" table:formula="of:=([.K95]-[.I95])*SIGN([.I95])" office:value-type="float" office:value="52.9752112621712" calcext:value-type="float">
            <text:p>52.9752112621712</text:p>
          </table:table-cell>
          <table:table-cell table:style-name="ce27" table:formula="of:=IF([.G95]&lt;&gt;&quot;&quot;;-1;0)" office:value-type="float" office:value="-1" calcext:value-type="float">
            <text:p>-1</text:p>
          </table:table-cell>
          <table:table-cell table:style-name="ce33" table:formula="of:=[.N94]+[.L95]+[.M95]" office:value-type="currency" office:currency="USD" office:value="15620.4064624341" calcext:value-type="currency">
            <text:p>$15,620.41</text:p>
          </table:table-cell>
          <table:table-cell table:style-name="ce35" table:formula="of:=[.P95]/[.P94]-1" office:value-type="percentage" office:value="0.202754532775453" calcext:value-type="percentage">
            <text:p>20.28%</text:p>
          </table:table-cell>
          <table:table-cell office:value-type="float" office:value="13.798" calcext:value-type="float">
            <text:p>13.798</text:p>
          </table:table-cell>
        </table:table-row>
        <table:table-row table:style-name="ro1">
          <table:table-cell table:style-name="ce3" office:value-type="string" calcext:value-type="string">
            <text:p>2016-03-17</text:p>
          </table:table-cell>
          <table:table-cell table:style-name="ce11" office:value-type="float" office:value="0.321268886327744" calcext:value-type="float">
            <text:p>0.3213</text:p>
          </table:table-cell>
          <table:table-cell table:style-name="ce11" office:value-type="float" office:value="0.243032708764076" calcext:value-type="float">
            <text:p>0.2430</text:p>
          </table:table-cell>
          <table:table-cell table:style-name="ce11" office:value-type="float" office:value="0.248778268694878" calcext:value-type="float">
            <text:p>0.2488</text:p>
          </table:table-cell>
          <table:table-cell table:style-name="ce11" office:value-type="float" office:value="0.186920121312141" calcext:value-type="float">
            <text:p>0.186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4000" calcext:value-type="float">
            <text:p>4000</text:p>
          </table:table-cell>
          <table:table-cell table:style-name="ce27" table:formula="of:=[.K95]+[.H96]*[.G96]" office:value-type="float" office:value="-3685.74722055226" calcext:value-type="float">
            <text:p>-3685.74722055226</text:p>
          </table:table-cell>
          <table:table-cell table:style-name="ce31" table:formula="of:=[.I96]/[.N95]" office:value-type="float" office:value="-0.235957190321277" calcext:value-type="float">
            <text:p>-0.236</text:p>
          </table:table-cell>
          <table:table-cell table:style-name="ce27" table:formula="of:=[.I96]*(1+SIGN([.I96])*[.O96])" office:value-type="float" office:value="-3917.07473852576" calcext:value-type="float">
            <text:p>-3917.07473852576</text:p>
          </table:table-cell>
          <table:table-cell table:style-name="ce27" table:formula="of:=([.K96]-[.I96])*SIGN([.I96])" office:value-type="float" office:value="231.327517973493" calcext:value-type="float">
            <text:p>231.327517973493</text:p>
          </table:table-cell>
          <table:table-cell table:style-name="ce27" table:formula="of:=IF([.G96]&lt;&gt;&quot;&quot;;-1;0)" office:value-type="float" office:value="-1" calcext:value-type="float">
            <text:p>-1</text:p>
          </table:table-cell>
          <table:table-cell table:style-name="ce33" table:formula="of:=[.N95]+[.L96]+[.M96]" office:value-type="currency" office:currency="USD" office:value="15850.7339804076" calcext:value-type="currency">
            <text:p>$15,850.73</text:p>
          </table:table-cell>
          <table:table-cell table:style-name="ce35" table:formula="of:=[.P96]/[.P95]-1" office:value-type="percentage" office:value="-0.0627627192346717" calcext:value-type="percentage">
            <text:p>-6.28%</text:p>
          </table:table-cell>
          <table:table-cell office:value-type="float" office:value="12.932" calcext:value-type="float">
            <text:p>12.932</text:p>
          </table:table-cell>
        </table:table-row>
        <table:table-row table:style-name="ro1">
          <table:table-cell table:style-name="ce3" office:value-type="string" calcext:value-type="string">
            <text:p>2016-03-18</text:p>
          </table:table-cell>
          <table:table-cell table:style-name="ce11" office:value-type="float" office:value="0.209675654768944" calcext:value-type="float">
            <text:p>0.2097</text:p>
          </table:table-cell>
          <table:table-cell table:style-name="ce11" office:value-type="float" office:value="0.172535225749016" calcext:value-type="float">
            <text:p>0.1725</text:p>
          </table:table-cell>
          <table:table-cell table:style-name="ce11" office:value-type="float" office:value="0.419082224369049" calcext:value-type="float">
            <text:p>0.4191</text:p>
          </table:table-cell>
          <table:table-cell table:style-name="ce11" office:value-type="float" office:value="0.198706939816475" calcext:value-type="float">
            <text:p>0.1987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000" calcext:value-type="float">
            <text:p>2000</text:p>
          </table:table-cell>
          <table:table-cell table:style-name="ce27" table:formula="of:=[.K96]+[.H97]*[.G97]" office:value-type="float" office:value="-5917.07473852576" calcext:value-type="float">
            <text:p>-5917.07473852576</text:p>
          </table:table-cell>
          <table:table-cell table:style-name="ce31" table:formula="of:=[.I97]/[.N96]" office:value-type="float" office:value="-0.373299731472347" calcext:value-type="float">
            <text:p>-0.373</text:p>
          </table:table-cell>
          <table:table-cell table:style-name="ce27" table:formula="of:=[.I97]*(1+SIGN([.I97])*[.O97])" office:value-type="float" office:value="-5765.16715940493" calcext:value-type="float">
            <text:p>-5765.16715940493</text:p>
          </table:table-cell>
          <table:table-cell table:style-name="ce27" table:formula="of:=([.K97]-[.I97])*SIGN([.I97])" office:value-type="float" office:value="-151.907579120827" calcext:value-type="float">
            <text:p>-151.907579120827</text:p>
          </table:table-cell>
          <table:table-cell table:style-name="ce27" table:formula="of:=IF([.G97]&lt;&gt;&quot;&quot;;-1;0)" office:value-type="float" office:value="-1" calcext:value-type="float">
            <text:p>-1</text:p>
          </table:table-cell>
          <table:table-cell table:style-name="ce33" table:formula="of:=[.N96]+[.L97]+[.M97]" office:value-type="currency" office:currency="USD" office:value="15697.8264012867" calcext:value-type="currency">
            <text:p>$15,697.83</text:p>
          </table:table-cell>
          <table:table-cell table:style-name="ce35" table:formula="of:=[.P97]/[.P96]-1" office:value-type="percentage" office:value="0.0256727497680171" calcext:value-type="percentage">
            <text:p>2.57%</text:p>
          </table:table-cell>
          <table:table-cell office:value-type="float" office:value="13.264" calcext:value-type="float">
            <text:p>13.264</text:p>
          </table:table-cell>
        </table:table-row>
        <table:table-row table:style-name="ro1">
          <table:table-cell table:style-name="ce3" office:value-type="string" calcext:value-type="string">
            <text:p>2016-03-21</text:p>
          </table:table-cell>
          <table:table-cell table:style-name="ce11" office:value-type="float" office:value="0.137529522180557" calcext:value-type="float">
            <text:p>0.1375</text:p>
          </table:table-cell>
          <table:table-cell table:style-name="ce11" office:value-type="float" office:value="0.110000558197498" calcext:value-type="float">
            <text:p>0.1100</text:p>
          </table:table-cell>
          <table:table-cell table:style-name="ce11" office:value-type="float" office:value="0.594132959842682" calcext:value-type="float">
            <text:p>0.5941</text:p>
          </table:table-cell>
          <table:table-cell table:style-name="ce11" office:value-type="float" office:value="0.158336952328682" calcext:value-type="float">
            <text:p>0.1583</text:p>
          </table:table-cell>
          <table:table-cell table:number-columns-repeated="3"/>
          <table:table-cell table:style-name="ce27" table:formula="of:=[.K97]+[.H98]*[.G98]" office:value-type="float" office:value="-5765.16715940493" calcext:value-type="float">
            <text:p>-5765.16715940493</text:p>
          </table:table-cell>
          <table:table-cell table:style-name="ce31" table:formula="of:=[.I98]/[.N97]" office:value-type="float" office:value="-0.36725894477546" calcext:value-type="float">
            <text:p>-0.367</text:p>
          </table:table-cell>
          <table:table-cell table:style-name="ce27" table:formula="of:=[.I98]*(1+SIGN([.I98])*[.O98])" office:value-type="float" office:value="-5777.33729514553" calcext:value-type="float">
            <text:p>-5777.33729514553</text:p>
          </table:table-cell>
          <table:table-cell table:style-name="ce27" table:formula="of:=([.K98]-[.I98])*SIGN([.I98])" office:value-type="float" office:value="12.1701357406018" calcext:value-type="float">
            <text:p>12.1701357406018</text:p>
          </table:table-cell>
          <table:table-cell table:style-name="ce27" table:formula="of:=IF([.G98]&lt;&gt;&quot;&quot;;-1;0)" office:value-type="float" office:value="0" calcext:value-type="float">
            <text:p>0</text:p>
          </table:table-cell>
          <table:table-cell table:style-name="ce33" table:formula="of:=[.N97]+[.L98]+[.M98]" office:value-type="currency" office:currency="USD" office:value="15709.9965370273" calcext:value-type="currency">
            <text:p>$15,710.00</text:p>
          </table:table-cell>
          <table:table-cell table:style-name="ce35" table:formula="of:=[.P98]/[.P97]-1" office:value-type="percentage" office:value="-0.0021109770808202" calcext:value-type="percentage">
            <text:p>-0.21%</text:p>
          </table:table-cell>
          <table:table-cell office:value-type="float" office:value="13.236" calcext:value-type="float">
            <text:p>13.236</text:p>
          </table:table-cell>
        </table:table-row>
        <table:table-row table:style-name="ro1">
          <table:table-cell table:style-name="ce3" office:value-type="string" calcext:value-type="string">
            <text:p>2016-03-22</text:p>
          </table:table-cell>
          <table:table-cell table:style-name="ce11" office:value-type="float" office:value="0.151196703314781" calcext:value-type="float">
            <text:p>0.1512</text:p>
          </table:table-cell>
          <table:table-cell table:style-name="ce11" office:value-type="float" office:value="0.336600750684738" calcext:value-type="float">
            <text:p>0.3366</text:p>
          </table:table-cell>
          <table:table-cell table:style-name="ce11" office:value-type="float" office:value="0.38336306810379" calcext:value-type="float">
            <text:p>0.3834</text:p>
          </table:table-cell>
          <table:table-cell table:style-name="ce11" office:value-type="float" office:value="0.128839448094368" calcext:value-type="float">
            <text:p>0.1288</text:p>
          </table:table-cell>
          <table:table-cell table:number-columns-repeated="3"/>
          <table:table-cell table:style-name="ce27" table:formula="of:=[.K98]+[.H99]*[.G99]" office:value-type="float" office:value="-5777.33729514553" calcext:value-type="float">
            <text:p>-5777.33729514553</text:p>
          </table:table-cell>
          <table:table-cell table:style-name="ce31" table:formula="of:=[.I99]/[.N98]" office:value-type="float" office:value="-0.367749113217737" calcext:value-type="float">
            <text:p>-0.368</text:p>
          </table:table-cell>
          <table:table-cell table:style-name="ce27" table:formula="of:=[.I99]*(1+SIGN([.I99])*[.O99])" office:value-type="float" office:value="-5765.98864225389" calcext:value-type="float">
            <text:p>-5765.98864225389</text:p>
          </table:table-cell>
          <table:table-cell table:style-name="ce27" table:formula="of:=([.K99]-[.I99])*SIGN([.I99])" office:value-type="float" office:value="-11.3486528916428" calcext:value-type="float">
            <text:p>-11.3486528916428</text:p>
          </table:table-cell>
          <table:table-cell table:style-name="ce27" table:formula="of:=IF([.G99]&lt;&gt;&quot;&quot;;-1;0)" office:value-type="float" office:value="0" calcext:value-type="float">
            <text:p>0</text:p>
          </table:table-cell>
          <table:table-cell table:style-name="ce33" table:formula="of:=[.N98]+[.L99]+[.M99]" office:value-type="currency" office:currency="USD" office:value="15698.6478841357" calcext:value-type="currency">
            <text:p>$15,698.65</text:p>
          </table:table-cell>
          <table:table-cell table:style-name="ce35" table:formula="of:=[.P99]/[.P98]-1" office:value-type="percentage" office:value="0.00196433967966159" calcext:value-type="percentage">
            <text:p>0.20%</text:p>
          </table:table-cell>
          <table:table-cell office:value-type="float" office:value="13.262" calcext:value-type="float">
            <text:p>13.262</text:p>
          </table:table-cell>
        </table:table-row>
        <table:table-row table:style-name="ro1">
          <table:table-cell table:style-name="ce3" office:value-type="string" calcext:value-type="string">
            <text:p>2016-03-23</text:p>
          </table:table-cell>
          <table:table-cell table:style-name="ce11" office:value-type="float" office:value="0.189314216375351" calcext:value-type="float">
            <text:p>0.1893</text:p>
          </table:table-cell>
          <table:table-cell table:style-name="ce11" office:value-type="float" office:value="0.14207498729229" calcext:value-type="float">
            <text:p>0.1421</text:p>
          </table:table-cell>
          <table:table-cell table:style-name="ce11" office:value-type="float" office:value="0.448509454727173" calcext:value-type="float">
            <text:p>0.4485</text:p>
          </table:table-cell>
          <table:table-cell table:style-name="ce11" office:value-type="float" office:value="0.220101356506348" calcext:value-type="float">
            <text:p>0.2201</text:p>
          </table:table-cell>
          <table:table-cell table:number-columns-repeated="3"/>
          <table:table-cell table:style-name="ce27" table:formula="of:=[.K99]+[.H100]*[.G100]" office:value-type="float" office:value="-5765.98864225389" calcext:value-type="float">
            <text:p>-5765.98864225389</text:p>
          </table:table-cell>
          <table:table-cell table:style-name="ce31" table:formula="of:=[.I100]/[.N99]" office:value-type="float" office:value="-0.36729205501072" calcext:value-type="float">
            <text:p>-0.367</text:p>
          </table:table-cell>
          <table:table-cell table:style-name="ce27" table:formula="of:=[.I100]*(1+SIGN([.I100])*[.O100])" office:value-type="float" office:value="-7067.70557747543" calcext:value-type="float">
            <text:p>-7067.70557747543</text:p>
          </table:table-cell>
          <table:table-cell table:style-name="ce27" table:formula="of:=([.K100]-[.I100])*SIGN([.I100])" office:value-type="float" office:value="1301.71693522155" calcext:value-type="float">
            <text:p>1301.71693522155</text:p>
          </table:table-cell>
          <table:table-cell table:style-name="ce27" table:formula="of:=IF([.G100]&lt;&gt;&quot;&quot;;-1;0)" office:value-type="float" office:value="0" calcext:value-type="float">
            <text:p>0</text:p>
          </table:table-cell>
          <table:table-cell table:style-name="ce33" table:formula="of:=[.N99]+[.L100]+[.M100]" office:value-type="currency" office:currency="USD" office:value="17000.3648193572" calcext:value-type="currency">
            <text:p>$17,000.36</text:p>
          </table:table-cell>
          <table:table-cell table:style-name="ce35" table:formula="of:=[.P100]/[.P99]-1" office:value-type="percentage" office:value="-0.225757804252752" calcext:value-type="percentage">
            <text:p>-22.58%</text:p>
          </table:table-cell>
          <table:table-cell office:value-type="float" office:value="10.268" calcext:value-type="float">
            <text:p>10.268</text:p>
          </table:table-cell>
        </table:table-row>
        <table:table-row table:style-name="ro1">
          <table:table-cell table:style-name="ce3" office:value-type="string" calcext:value-type="string">
            <text:p>2016-03-24</text:p>
          </table:table-cell>
          <table:table-cell table:style-name="ce11" office:value-type="float" office:value="0.20685601234436" calcext:value-type="float">
            <text:p>0.2069</text:p>
          </table:table-cell>
          <table:table-cell table:style-name="ce11" office:value-type="float" office:value="0.215446099638939" calcext:value-type="float">
            <text:p>0.2154</text:p>
          </table:table-cell>
          <table:table-cell table:style-name="ce11" office:value-type="float" office:value="0.242025941610336" calcext:value-type="float">
            <text:p>0.2420</text:p>
          </table:table-cell>
          <table:table-cell table:style-name="ce11" office:value-type="float" office:value="0.335671931505203" calcext:value-type="float">
            <text:p>0.33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style-name="ce27" table:formula="of:=[.K100]+[.H101]*[.G101]" office:value-type="float" office:value="-4067.70557747543" calcext:value-type="float">
            <text:p>-4067.70557747543</text:p>
          </table:table-cell>
          <table:table-cell table:style-name="ce31" table:formula="of:=[.I101]/[.N100]" office:value-type="float" office:value="-0.239271663914164" calcext:value-type="float">
            <text:p>-0.239</text:p>
          </table:table-cell>
          <table:table-cell table:style-name="ce27" table:formula="of:=[.I101]*(1+SIGN([.I101])*[.O101])" office:value-type="float" office:value="-3808.62109679088" calcext:value-type="float">
            <text:p>-3808.62109679088</text:p>
          </table:table-cell>
          <table:table-cell table:style-name="ce27" table:formula="of:=([.K101]-[.I101])*SIGN([.I101])" office:value-type="float" office:value="-259.084480684548" calcext:value-type="float">
            <text:p>-259.084480684548</text:p>
          </table:table-cell>
          <table:table-cell table:style-name="ce27" table:formula="of:=IF([.G101]&lt;&gt;&quot;&quot;;-1;0)" office:value-type="float" office:value="-1" calcext:value-type="float">
            <text:p>-1</text:p>
          </table:table-cell>
          <table:table-cell table:style-name="ce33" table:formula="of:=[.N100]+[.L101]+[.M101]" office:value-type="currency" office:currency="USD" office:value="16740.2803386727" calcext:value-type="currency">
            <text:p>$16,740.28</text:p>
          </table:table-cell>
          <table:table-cell table:style-name="ce35" table:formula="of:=[.P101]/[.P100]-1" office:value-type="percentage" office:value="0.0636930268796261" calcext:value-type="percentage">
            <text:p>6.37%</text:p>
          </table:table-cell>
          <table:table-cell office:value-type="float" office:value="10.922" calcext:value-type="float">
            <text:p>10.922</text:p>
          </table:table-cell>
        </table:table-row>
        <table:table-row table:style-name="ro1">
          <table:table-cell table:style-name="ce3" office:value-type="string" calcext:value-type="string">
            <text:p>2016-03-28</text:p>
          </table:table-cell>
          <table:table-cell table:style-name="ce11" office:value-type="float" office:value="0.248318150639534" calcext:value-type="float">
            <text:p>0.2483</text:p>
          </table:table-cell>
          <table:table-cell table:style-name="ce11" office:value-type="float" office:value="0.395116299390793" calcext:value-type="float">
            <text:p>0.3951</text:p>
          </table:table-cell>
          <table:table-cell table:style-name="ce11" office:value-type="float" office:value="0.219203278422356" calcext:value-type="float">
            <text:p>0.2192</text:p>
          </table:table-cell>
          <table:table-cell table:style-name="ce11" office:value-type="float" office:value="0.13736230134964" calcext:value-type="float">
            <text:p>0.1374</text:p>
          </table:table-cell>
          <table:table-cell table:number-columns-repeated="3"/>
          <table:table-cell table:style-name="ce27" table:formula="of:=[.K101]+[.H102]*[.G102]" office:value-type="float" office:value="-3808.62109679088" calcext:value-type="float">
            <text:p>-3808.62109679088</text:p>
          </table:table-cell>
          <table:table-cell table:style-name="ce31" table:formula="of:=[.I102]/[.N101]" office:value-type="float" office:value="-0.227512384484528" calcext:value-type="float">
            <text:p>-0.228</text:p>
          </table:table-cell>
          <table:table-cell table:style-name="ce27" table:formula="of:=[.I102]*(1+SIGN([.I102])*[.O102])" office:value-type="float" office:value="-3815.59531597563" calcext:value-type="float">
            <text:p>-3815.59531597563</text:p>
          </table:table-cell>
          <table:table-cell table:style-name="ce27" table:formula="of:=([.K102]-[.I102])*SIGN([.I102])" office:value-type="float" office:value="6.97421918474811" calcext:value-type="float">
            <text:p>6.97421918474811</text:p>
          </table:table-cell>
          <table:table-cell table:style-name="ce27" table:formula="of:=IF([.G102]&lt;&gt;&quot;&quot;;-1;0)" office:value-type="float" office:value="0" calcext:value-type="float">
            <text:p>0</text:p>
          </table:table-cell>
          <table:table-cell table:style-name="ce33" table:formula="of:=[.N101]+[.L102]+[.M102]" office:value-type="currency" office:currency="USD" office:value="16747.2545578574" calcext:value-type="currency">
            <text:p>$16,747.25</text:p>
          </table:table-cell>
          <table:table-cell table:style-name="ce35" table:formula="of:=[.P102]/[.P101]-1" office:value-type="percentage" office:value="-0.00183116645303072" calcext:value-type="percentage">
            <text:p>-0.18%</text:p>
          </table:table-cell>
          <table:table-cell office:value-type="float" office:value="10.902" calcext:value-type="float">
            <text:p>10.902</text:p>
          </table:table-cell>
        </table:table-row>
        <table:table-row table:style-name="ro1">
          <table:table-cell table:style-name="ce3" office:value-type="string" calcext:value-type="string">
            <text:p>2016-03-29</text:p>
          </table:table-cell>
          <table:table-cell table:style-name="ce11" office:value-type="float" office:value="0.219348266720772" calcext:value-type="float">
            <text:p>0.2193</text:p>
          </table:table-cell>
          <table:table-cell table:style-name="ce11" office:value-type="float" office:value="0.255925446748734" calcext:value-type="float">
            <text:p>0.2559</text:p>
          </table:table-cell>
          <table:table-cell table:style-name="ce11" office:value-type="float" office:value="0.273542165756226" calcext:value-type="float">
            <text:p>0.2735</text:p>
          </table:table-cell>
          <table:table-cell table:style-name="ce11" office:value-type="float" office:value="0.251184165477753" calcext:value-type="float">
            <text:p>0.2512</text:p>
          </table:table-cell>
          <table:table-cell table:number-columns-repeated="3"/>
          <table:table-cell table:style-name="ce27" table:formula="of:=[.K102]+[.H103]*[.G103]" office:value-type="float" office:value="-3815.59531597563" calcext:value-type="float">
            <text:p>-3815.59531597563</text:p>
          </table:table-cell>
          <table:table-cell table:style-name="ce31" table:formula="of:=[.I103]/[.N102]" office:value-type="float" office:value="-0.227834078881033" calcext:value-type="float">
            <text:p>-0.228</text:p>
          </table:table-cell>
          <table:table-cell table:style-name="ce27" table:formula="of:=[.I103]*(1+SIGN([.I103])*[.O103])" office:value-type="float" office:value="-3180.7127345062" calcext:value-type="float">
            <text:p>-3180.7127345062</text:p>
          </table:table-cell>
          <table:table-cell table:style-name="ce27" table:formula="of:=([.K103]-[.I103])*SIGN([.I103])" office:value-type="float" office:value="-634.882581469436" calcext:value-type="float">
            <text:p>-634.882581469436</text:p>
          </table:table-cell>
          <table:table-cell table:style-name="ce27" table:formula="of:=IF([.G103]&lt;&gt;&quot;&quot;;-1;0)" office:value-type="float" office:value="0" calcext:value-type="float">
            <text:p>0</text:p>
          </table:table-cell>
          <table:table-cell table:style-name="ce33" table:formula="of:=[.N102]+[.L103]+[.M103]" office:value-type="currency" office:currency="USD" office:value="16112.371976388" calcext:value-type="currency">
            <text:p>$16,112.37</text:p>
          </table:table-cell>
          <table:table-cell table:style-name="ce35" table:formula="of:=[.P103]/[.P102]-1" office:value-type="percentage" office:value="0.166391487800404" calcext:value-type="percentage">
            <text:p>16.64%</text:p>
          </table:table-cell>
          <table:table-cell office:value-type="float" office:value="12.716" calcext:value-type="float">
            <text:p>12.716</text:p>
          </table:table-cell>
        </table:table-row>
        <table:table-row table:style-name="ro1">
          <table:table-cell table:style-name="ce3" office:value-type="string" calcext:value-type="string">
            <text:p>2016-03-30</text:p>
          </table:table-cell>
          <table:table-cell table:style-name="ce12" office:value-type="float" office:value="0.516395807266235" calcext:value-type="float">
            <text:p>0.5164</text:p>
          </table:table-cell>
          <table:table-cell table:style-name="ce12" office:value-type="float" office:value="0.171322718262672" calcext:value-type="float">
            <text:p>0.1713</text:p>
          </table:table-cell>
          <table:table-cell table:style-name="ce12" office:value-type="float" office:value="0.140661671757698" calcext:value-type="float">
            <text:p>0.1407</text:p>
          </table:table-cell>
          <table:table-cell table:style-name="ce12" office:value-type="float" office:value="0.171619832515717" calcext:value-type="float">
            <text:p>0.17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table:style-name="ce27" table:formula="of:=[.K103]+[.H104]*[.G104]" office:value-type="float" office:value="119.287265493804" calcext:value-type="float">
            <text:p>119.287265493804</text:p>
          </table:table-cell>
          <table:table-cell table:style-name="ce31" table:formula="of:=[.I104]/[.N103]" office:value-type="float" office:value="0.00740345776950871" calcext:value-type="float">
            <text:p>0.007</text:p>
          </table:table-cell>
          <table:table-cell table:style-name="ce27" table:formula="of:=[.I104]*(1+SIGN([.I104])*[.O104])" office:value-type="float" office:value="113.97768761794" calcext:value-type="float">
            <text:p>113.97768761794</text:p>
          </table:table-cell>
          <table:table-cell table:style-name="ce27" table:formula="of:=([.K104]-[.I104])*SIGN([.I104])" office:value-type="float" office:value="-5.30957787586449" calcext:value-type="float">
            <text:p>-5.30957787586449</text:p>
          </table:table-cell>
          <table:table-cell table:style-name="ce27" table:formula="of:=IF([.G104]&lt;&gt;&quot;&quot;;-1;0)" office:value-type="float" office:value="-1" calcext:value-type="float">
            <text:p>-1</text:p>
          </table:table-cell>
          <table:table-cell table:style-name="ce33" table:formula="of:=[.N103]+[.L104]+[.M104]" office:value-type="currency" office:currency="USD" office:value="16106.0623985121" calcext:value-type="currency">
            <text:p>$16,106.06</text:p>
          </table:table-cell>
          <table:table-cell table:style-name="ce35" table:formula="of:=[.P104]/[.P103]-1" office:value-type="percentage" office:value="-0.0445108524693298" calcext:value-type="percentage">
            <text:p>-4.45%</text:p>
          </table:table-cell>
          <table:table-cell office:value-type="float" office:value="12.15" calcext:value-type="float">
            <text:p>12.15</text:p>
          </table:table-cell>
        </table:table-row>
        <table:table-row table:style-name="ro1">
          <table:table-cell table:style-name="ce3" office:value-type="string" calcext:value-type="string">
            <text:p>2016-03-31</text:p>
          </table:table-cell>
          <table:table-cell table:style-name="ce12" office:value-type="float" office:value="0.515414357185364" calcext:value-type="float">
            <text:p>0.5154</text:p>
          </table:table-cell>
          <table:table-cell table:style-name="ce12" office:value-type="float" office:value="0.142485126852989" calcext:value-type="float">
            <text:p>0.1425</text:p>
          </table:table-cell>
          <table:table-cell table:style-name="ce12" office:value-type="float" office:value="0.20489926636219" calcext:value-type="float">
            <text:p>0.2049</text:p>
          </table:table-cell>
          <table:table-cell table:style-name="ce12" office:value-type="float" office:value="0.13720129430294" calcext:value-type="float">
            <text:p>0.137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4000" calcext:value-type="float">
            <text:p>4000</text:p>
          </table:table-cell>
          <table:table-cell table:style-name="ce27" table:formula="of:=[.K104]+[.H105]*[.G105]" office:value-type="float" office:value="-3886.02231238206" calcext:value-type="float">
            <text:p>-3886.02231238206</text:p>
          </table:table-cell>
          <table:table-cell table:style-name="ce31" table:formula="of:=[.I105]/[.N104]" office:value-type="float" office:value="-0.241276993484208" calcext:value-type="float">
            <text:p>-0.241</text:p>
          </table:table-cell>
          <table:table-cell table:style-name="ce27" table:formula="of:=[.I105]*(1+SIGN([.I105])*[.O105])" office:value-type="float" office:value="-4027.39036687365" calcext:value-type="float">
            <text:p>-4027.39036687365</text:p>
          </table:table-cell>
          <table:table-cell table:style-name="ce27" table:formula="of:=([.K105]-[.I105])*SIGN([.I105])" office:value-type="float" office:value="141.368054491594" calcext:value-type="float">
            <text:p>141.368054491594</text:p>
          </table:table-cell>
          <table:table-cell table:style-name="ce27" table:formula="of:=IF([.G105]&lt;&gt;&quot;&quot;;-1;0)" office:value-type="float" office:value="-1" calcext:value-type="float">
            <text:p>-1</text:p>
          </table:table-cell>
          <table:table-cell table:style-name="ce33" table:formula="of:=[.N104]+[.L105]+[.M105]" office:value-type="currency" office:currency="USD" office:value="16246.4304530037" calcext:value-type="currency">
            <text:p>$16,246.43</text:p>
          </table:table-cell>
          <table:table-cell table:style-name="ce35" table:formula="of:=[.P105]/[.P104]-1" office:value-type="percentage" office:value="-0.0363786008230452" calcext:value-type="percentage">
            <text:p>-3.64%</text:p>
          </table:table-cell>
          <table:table-cell table:style-name="ce34" office:value-type="float" office:value="11.708" calcext:value-type="float">
            <text:p>11.708</text:p>
          </table:table-cell>
        </table:table-row>
        <table:table-row table:style-name="ro1">
          <table:table-cell table:style-name="ce2" office:value-type="string" calcext:value-type="string">
            <text:p>2016-04-01</text:p>
          </table:table-cell>
          <table:table-cell table:style-name="ce12" office:value-type="float" office:value="0.195100829005241" calcext:value-type="float">
            <text:p>0.1951</text:p>
          </table:table-cell>
          <table:table-cell table:style-name="ce12" office:value-type="float" office:value="0.157245054841042" calcext:value-type="float">
            <text:p>0.1572</text:p>
          </table:table-cell>
          <table:table-cell table:style-name="ce12" office:value-type="float" office:value="0.485625863075256" calcext:value-type="float">
            <text:p>0.4856</text:p>
          </table:table-cell>
          <table:table-cell table:style-name="ce12" office:value-type="float" office:value="0.162028223276138" calcext:value-type="float">
            <text:p>0.162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4000" calcext:value-type="float">
            <text:p>4000</text:p>
          </table:table-cell>
          <table:table-cell table:style-name="ce27" table:formula="of:=[.K105]+[.H106]*[.G106]" office:value-type="float" office:value="-8027.39036687365" calcext:value-type="float">
            <text:p>-8027.39036687365</text:p>
          </table:table-cell>
          <table:table-cell table:style-name="ce31" table:formula="of:=[.I106]/[.N105]" office:value-type="float" office:value="-0.494101789934385" calcext:value-type="float">
            <text:p>-0.494</text:p>
          </table:table-cell>
          <table:table-cell table:style-name="ce27" table:formula="of:=[.I106]*(1+SIGN([.I106])*[.O106])" office:value-type="float" office:value="-7861.46719734996" calcext:value-type="float">
            <text:p>-7861.46719734996</text:p>
          </table:table-cell>
          <table:table-cell table:style-name="ce27" table:formula="of:=([.K106]-[.I106])*SIGN([.I106])" office:value-type="float" office:value="-165.923169523694" calcext:value-type="float">
            <text:p>-165.923169523694</text:p>
          </table:table-cell>
          <table:table-cell table:style-name="ce27" table:formula="of:=IF([.G106]&lt;&gt;&quot;&quot;;-1;0)" office:value-type="float" office:value="-1" calcext:value-type="float">
            <text:p>-1</text:p>
          </table:table-cell>
          <table:table-cell table:style-name="ce33" table:formula="of:=[.N105]+[.L106]+[.M106]" office:value-type="currency" office:currency="USD" office:value="16079.50728348" calcext:value-type="currency">
            <text:p>$16,079.51</text:p>
          </table:table-cell>
          <table:table-cell table:style-name="ce35" table:formula="of:=[.P106]/[.P105]-1" office:value-type="percentage" office:value="0.0206696276050562" calcext:value-type="percentage">
            <text:p>2.07%</text:p>
          </table:table-cell>
          <table:table-cell table:style-name="ce34" office:value-type="float" office:value="11.95" calcext:value-type="float">
            <text:p>11.95</text:p>
          </table:table-cell>
        </table:table-row>
        <table:table-row table:style-name="ro1">
          <table:table-cell table:style-name="ce3" office:value-type="string" calcext:value-type="string">
            <text:p>2016-04-04</text:p>
          </table:table-cell>
          <table:table-cell table:style-name="ce12" office:value-type="float" office:value="0.252527356147766" calcext:value-type="float">
            <text:p>0.2525</text:p>
          </table:table-cell>
          <table:table-cell table:style-name="ce12" office:value-type="float" office:value="0.22819048166275" calcext:value-type="float">
            <text:p>0.2282</text:p>
          </table:table-cell>
          <table:table-cell table:style-name="ce12" office:value-type="float" office:value="0.256085336208343" calcext:value-type="float">
            <text:p>0.2561</text:p>
          </table:table-cell>
          <table:table-cell table:style-name="ce12" office:value-type="float" office:value="0.263196855783462" calcext:value-type="float">
            <text:p>0.2632</text:p>
          </table:table-cell>
          <table:table-cell table:number-columns-repeated="3"/>
          <table:table-cell table:style-name="ce27" table:formula="of:=[.K106]+[.H107]*[.G107]" office:value-type="float" office:value="-7861.46719734996" calcext:value-type="float">
            <text:p>-7861.46719734996</text:p>
          </table:table-cell>
          <table:table-cell table:style-name="ce31" table:formula="of:=[.I107]/[.N106]" office:value-type="float" office:value="-0.488912194805047" calcext:value-type="float">
            <text:p>-0.489</text:p>
          </table:table-cell>
          <table:table-cell table:style-name="ce27" table:formula="of:=[.I107]*(1+SIGN([.I107])*[.O107])" office:value-type="float" office:value="-8525.90919478288" calcext:value-type="float">
            <text:p>-8525.90919478288</text:p>
          </table:table-cell>
          <table:table-cell table:style-name="ce27" table:formula="of:=([.K107]-[.I107])*SIGN([.I107])" office:value-type="float" office:value="664.441997432924" calcext:value-type="float">
            <text:p>664.441997432924</text:p>
          </table:table-cell>
          <table:table-cell table:style-name="ce27" table:formula="of:=IF([.G107]&lt;&gt;&quot;&quot;;-1;0)" office:value-type="float" office:value="0" calcext:value-type="float">
            <text:p>0</text:p>
          </table:table-cell>
          <table:table-cell table:style-name="ce33" table:formula="of:=[.N106]+[.L107]+[.M107]" office:value-type="currency" office:currency="USD" office:value="16743.949280913" calcext:value-type="currency">
            <text:p>$16,743.95</text:p>
          </table:table-cell>
          <table:table-cell table:style-name="ce35" table:formula="of:=[.P107]/[.P106]-1" office:value-type="percentage" office:value="-0.0845188284518829" calcext:value-type="percentage">
            <text:p>-8.45%</text:p>
          </table:table-cell>
          <table:table-cell table:style-name="ce34" office:value-type="float" office:value="10.94" calcext:value-type="float">
            <text:p>10.94</text:p>
          </table:table-cell>
        </table:table-row>
        <table:table-row table:style-name="ro1">
          <table:table-cell table:style-name="ce3" office:value-type="string" calcext:value-type="string">
            <text:p>2016-04-05</text:p>
          </table:table-cell>
          <table:table-cell table:style-name="ce12" office:value-type="float" office:value="0.51003623008728" calcext:value-type="float">
            <text:p>0.5100</text:p>
          </table:table-cell>
          <table:table-cell table:style-name="ce12" office:value-type="float" office:value="0.17229999601841" calcext:value-type="float">
            <text:p>0.1723</text:p>
          </table:table-cell>
          <table:table-cell table:style-name="ce12" office:value-type="float" office:value="0.0836988314986229" calcext:value-type="float">
            <text:p>0.0837</text:p>
          </table:table-cell>
          <table:table-cell table:style-name="ce12" office:value-type="float" office:value="0.233964949846268" calcext:value-type="float">
            <text:p>0.2340</text:p>
          </table:table-cell>
          <table:table-cell table:number-columns-repeated="3"/>
          <table:table-cell table:style-name="ce27" table:formula="of:=[.K107]+[.H108]*[.G108]" office:value-type="float" office:value="-8525.90919478288" calcext:value-type="float">
            <text:p>-8525.90919478288</text:p>
          </table:table-cell>
          <table:table-cell table:style-name="ce31" table:formula="of:=[.I108]/[.N107]" office:value-type="float" office:value="-0.509193443657995" calcext:value-type="float">
            <text:p>-0.509</text:p>
          </table:table-cell>
          <table:table-cell table:style-name="ce27" table:formula="of:=[.I108]*(1+SIGN([.I108])*[.O108])" office:value-type="float" office:value="-7782.42497432376" calcext:value-type="float">
            <text:p>-7782.42497432376</text:p>
          </table:table-cell>
          <table:table-cell table:style-name="ce27" table:formula="of:=([.K108]-[.I108])*SIGN([.I108])" office:value-type="float" office:value="-743.484220459129" calcext:value-type="float">
            <text:p>-743.484220459129</text:p>
          </table:table-cell>
          <table:table-cell table:style-name="ce27" table:formula="of:=IF([.G108]&lt;&gt;&quot;&quot;;-1;0)" office:value-type="float" office:value="0" calcext:value-type="float">
            <text:p>0</text:p>
          </table:table-cell>
          <table:table-cell table:style-name="ce33" table:formula="of:=[.N107]+[.L108]+[.M108]" office:value-type="currency" office:currency="USD" office:value="16000.4650604538" calcext:value-type="currency">
            <text:p>$16,000.47</text:p>
          </table:table-cell>
          <table:table-cell table:style-name="ce35" table:formula="of:=[.P108]/[.P107]-1" office:value-type="percentage" office:value="0.0872029250457038" calcext:value-type="percentage">
            <text:p>8.72%</text:p>
          </table:table-cell>
          <table:table-cell table:style-name="ce34" office:value-type="float" office:value="11.894" calcext:value-type="float">
            <text:p>11.894</text:p>
          </table:table-cell>
        </table:table-row>
        <table:table-row table:style-name="ro1">
          <table:table-cell table:style-name="ce3" office:value-type="string" calcext:value-type="string">
            <text:p>2016-04-06</text:p>
          </table:table-cell>
          <table:table-cell table:style-name="ce12" office:value-type="float" office:value="0.188563257455826" calcext:value-type="float">
            <text:p>0.1886</text:p>
          </table:table-cell>
          <table:table-cell table:style-name="ce12" office:value-type="float" office:value="0.243122220039368" calcext:value-type="float">
            <text:p>0.2431</text:p>
          </table:table-cell>
          <table:table-cell table:style-name="ce12" office:value-type="float" office:value="0.329605013132095" calcext:value-type="float">
            <text:p>0.3296</text:p>
          </table:table-cell>
          <table:table-cell table:style-name="ce12" office:value-type="float" office:value="0.23870949447155" calcext:value-type="float">
            <text:p>0.2387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700" calcext:value-type="float">
            <text:p>2700</text:p>
          </table:table-cell>
          <table:table-cell table:style-name="ce27" table:formula="of:=[.K108]+[.H109]*[.G109]" office:value-type="float" office:value="-10482.4249743238" calcext:value-type="float">
            <text:p>-10482.4249743238</text:p>
          </table:table-cell>
          <table:table-cell table:style-name="ce31" table:formula="of:=[.I109]/[.N108]" office:value-type="float" office:value="-0.655132518631082" calcext:value-type="float">
            <text:p>-0.655</text:p>
          </table:table-cell>
          <table:table-cell table:style-name="ce27" table:formula="of:=[.I109]*(1+SIGN([.I109])*[.O109])" office:value-type="float" office:value="-10420.7325455191" calcext:value-type="float">
            <text:p>-10420.7325455191</text:p>
          </table:table-cell>
          <table:table-cell table:style-name="ce27" table:formula="of:=([.K109]-[.I109])*SIGN([.I109])" office:value-type="float" office:value="-61.692428804663" calcext:value-type="float">
            <text:p>-61.692428804663</text:p>
          </table:table-cell>
          <table:table-cell table:style-name="ce27" table:formula="of:=IF([.G109]&lt;&gt;&quot;&quot;;-1;0)" office:value-type="float" office:value="-1" calcext:value-type="float">
            <text:p>-1</text:p>
          </table:table-cell>
          <table:table-cell table:style-name="ce33" table:formula="of:=[.N108]+[.L109]+[.M109]" office:value-type="currency" office:currency="USD" office:value="15937.7726316492" calcext:value-type="currency">
            <text:p>$15,937.77</text:p>
          </table:table-cell>
          <table:table-cell table:style-name="ce35" table:formula="of:=[.P109]/[.P108]-1" office:value-type="percentage" office:value="0.00588532032957789" calcext:value-type="percentage">
            <text:p>0.59%</text:p>
          </table:table-cell>
          <table:table-cell table:style-name="ce34" office:value-type="float" office:value="11.964" calcext:value-type="float">
            <text:p>11.964</text:p>
          </table:table-cell>
        </table:table-row>
        <table:table-row table:style-name="ro1">
          <table:table-cell table:style-name="ce3" office:value-type="string" calcext:value-type="string">
            <text:p>2016-04-07</text:p>
          </table:table-cell>
          <table:table-cell table:style-name="ce13" office:value-type="float" office:value="0.222237214446068" calcext:value-type="float">
            <text:p>0.2222</text:p>
          </table:table-cell>
          <table:table-cell table:style-name="ce13" office:value-type="float" office:value="0.353720873594284" calcext:value-type="float">
            <text:p>0.3537</text:p>
          </table:table-cell>
          <table:table-cell table:style-name="ce13" office:value-type="float" office:value="0.256883382797241" calcext:value-type="float">
            <text:p>0.2569</text:p>
          </table:table-cell>
          <table:table-cell table:style-name="ce13" office:value-type="float" office:value="0.167158573865891" calcext:value-type="float">
            <text:p>0.1672</text:p>
          </table:table-cell>
          <table:table-cell table:number-columns-repeated="3"/>
          <table:table-cell table:style-name="ce27" table:formula="of:=[.K109]+[.H110]*[.G110]" office:value-type="float" office:value="-10420.7325455191" calcext:value-type="float">
            <text:p>-10420.7325455191</text:p>
          </table:table-cell>
          <table:table-cell table:style-name="ce31" table:formula="of:=[.I110]/[.N109]" office:value-type="float" office:value="-0.65383870044837" calcext:value-type="float">
            <text:p>-0.654</text:p>
          </table:table-cell>
          <table:table-cell table:style-name="ce27" table:formula="of:=[.I110]*(1+SIGN([.I110])*[.O110])" office:value-type="float" office:value="-9469.59246363119" calcext:value-type="float">
            <text:p>-9469.59246363119</text:p>
          </table:table-cell>
          <table:table-cell table:style-name="ce27" table:formula="of:=([.K110]-[.I110])*SIGN([.I110])" office:value-type="float" office:value="-951.140081887901" calcext:value-type="float">
            <text:p>-951.140081887901</text:p>
          </table:table-cell>
          <table:table-cell table:style-name="ce27" table:formula="of:=IF([.G110]&lt;&gt;&quot;&quot;;-1;0)" office:value-type="float" office:value="0" calcext:value-type="float">
            <text:p>0</text:p>
          </table:table-cell>
          <table:table-cell table:style-name="ce33" table:formula="of:=[.N109]+[.L110]+[.M110]" office:value-type="currency" office:currency="USD" office:value="14986.6325497613" calcext:value-type="currency">
            <text:p>$14,986.63</text:p>
          </table:table-cell>
          <table:table-cell table:style-name="ce35" table:formula="of:=[.P110]/[.P109]-1" office:value-type="percentage" office:value="0.0912738214643931" calcext:value-type="percentage">
            <text:p>9.13%</text:p>
          </table:table-cell>
          <table:table-cell table:style-name="ce34" office:value-type="float" office:value="13.056" calcext:value-type="float">
            <text:p>13.056</text:p>
          </table:table-cell>
        </table:table-row>
        <table:table-row table:style-name="ro1">
          <table:table-cell table:style-name="ce3" office:value-type="string" calcext:value-type="string">
            <text:p>2016-04-08</text:p>
          </table:table-cell>
          <table:table-cell table:style-name="ce13" office:value-type="float" office:value="0.19897598028183" calcext:value-type="float">
            <text:p>0.1990</text:p>
          </table:table-cell>
          <table:table-cell table:style-name="ce13" office:value-type="float" office:value="0.423348754644394" calcext:value-type="float">
            <text:p>0.4233</text:p>
          </table:table-cell>
          <table:table-cell table:style-name="ce13" office:value-type="float" office:value="0.196357667446137" calcext:value-type="float">
            <text:p>0.1964</text:p>
          </table:table-cell>
          <table:table-cell table:style-name="ce13" office:value-type="float" office:value="0.181317612528801" calcext:value-type="float">
            <text:p>0.1813</text:p>
          </table:table-cell>
          <table:table-cell table:number-columns-repeated="3"/>
          <table:table-cell table:style-name="ce27" table:formula="of:=[.K110]+[.H111]*[.G111]" office:value-type="float" office:value="-9469.59246363119" calcext:value-type="float">
            <text:p>-9469.59246363119</text:p>
          </table:table-cell>
          <table:table-cell table:style-name="ce31" table:formula="of:=[.I111]/[.N110]" office:value-type="float" office:value="-0.631869262970756" calcext:value-type="float">
            <text:p>-0.632</text:p>
          </table:table-cell>
          <table:table-cell table:style-name="ce27" table:formula="of:=[.I111]*(1+SIGN([.I111])*[.O111])" office:value-type="float" office:value="-8602.12673243458" calcext:value-type="float">
            <text:p>-8602.12673243458</text:p>
          </table:table-cell>
          <table:table-cell table:style-name="ce27" table:formula="of:=([.K111]-[.I111])*SIGN([.I111])" office:value-type="float" office:value="-867.465731196609" calcext:value-type="float">
            <text:p>-867.465731196609</text:p>
          </table:table-cell>
          <table:table-cell table:style-name="ce27" table:formula="of:=IF([.G111]&lt;&gt;&quot;&quot;;-1;0)" office:value-type="float" office:value="0" calcext:value-type="float">
            <text:p>0</text:p>
          </table:table-cell>
          <table:table-cell table:style-name="ce33" table:formula="of:=[.N110]+[.L111]+[.M111]" office:value-type="currency" office:currency="USD" office:value="14119.1668185647" calcext:value-type="currency">
            <text:p>$14,119.17</text:p>
          </table:table-cell>
          <table:table-cell table:style-name="ce35" table:formula="of:=[.P111]/[.P110]-1" office:value-type="percentage" office:value="0.0916053921568629" calcext:value-type="percentage">
            <text:p>9.16%</text:p>
          </table:table-cell>
          <table:table-cell table:style-name="ce34" office:value-type="float" office:value="14.252" calcext:value-type="float">
            <text:p>14.252</text:p>
          </table:table-cell>
        </table:table-row>
        <table:table-row table:style-name="ro1">
          <table:table-cell table:style-name="ce3" office:value-type="string" calcext:value-type="string">
            <text:p>2016-04-11</text:p>
          </table:table-cell>
          <table:table-cell table:style-name="ce13" office:value-type="float" office:value="0.245101556181908" calcext:value-type="float">
            <text:p>0.2451</text:p>
          </table:table-cell>
          <table:table-cell table:style-name="ce13" office:value-type="float" office:value="0.260638415813446" calcext:value-type="float">
            <text:p>0.2606</text:p>
          </table:table-cell>
          <table:table-cell table:style-name="ce13" office:value-type="float" office:value="0.286253660917282" calcext:value-type="float">
            <text:p>0.2863</text:p>
          </table:table-cell>
          <table:table-cell table:style-name="ce13" office:value-type="float" office:value="0.208006381988525" calcext:value-type="float">
            <text:p>0.2080</text:p>
          </table:table-cell>
          <table:table-cell table:number-columns-repeated="3"/>
          <table:table-cell table:style-name="ce27" table:formula="of:=[.K111]+[.H112]*[.G112]" office:value-type="float" office:value="-8602.12673243458" calcext:value-type="float">
            <text:p>-8602.12673243458</text:p>
          </table:table-cell>
          <table:table-cell table:style-name="ce31" table:formula="of:=[.I112]/[.N111]" office:value-type="float" office:value="-0.609251724480231" calcext:value-type="float">
            <text:p>-0.609</text:p>
          </table:table-cell>
          <table:table-cell table:style-name="ce27" table:formula="of:=[.I112]*(1+SIGN([.I112])*[.O112])" office:value-type="float" office:value="-7059.39276315101" calcext:value-type="float">
            <text:p>-7059.39276315101</text:p>
          </table:table-cell>
          <table:table-cell table:style-name="ce27" table:formula="of:=([.K112]-[.I112])*SIGN([.I112])" office:value-type="float" office:value="-1542.73396928358" calcext:value-type="float">
            <text:p>-1542.73396928358</text:p>
          </table:table-cell>
          <table:table-cell table:style-name="ce27" table:formula="of:=IF([.G112]&lt;&gt;&quot;&quot;;-1;0)" office:value-type="float" office:value="0" calcext:value-type="float">
            <text:p>0</text:p>
          </table:table-cell>
          <table:table-cell table:style-name="ce33" table:formula="of:=[.N111]+[.L112]+[.M112]" office:value-type="currency" office:currency="USD" office:value="12576.4328492811" calcext:value-type="currency">
            <text:p>$12,576.43</text:p>
          </table:table-cell>
          <table:table-cell table:style-name="ce35" table:formula="of:=[.P112]/[.P111]-1" office:value-type="percentage" office:value="0.179343320235756" calcext:value-type="percentage">
            <text:p>17.93%</text:p>
          </table:table-cell>
          <table:table-cell table:style-name="ce34" office:value-type="float" office:value="16.808001" calcext:value-type="float">
            <text:p>16.808001</text:p>
          </table:table-cell>
        </table:table-row>
        <table:table-row table:style-name="ro1">
          <table:table-cell table:style-name="ce3" office:value-type="string" calcext:value-type="string">
            <text:p>2016-04-12</text:p>
          </table:table-cell>
          <table:table-cell table:style-name="ce13" office:value-type="float" office:value="0.101175867021084" calcext:value-type="float">
            <text:p>0.1012</text:p>
          </table:table-cell>
          <table:table-cell table:style-name="ce13" office:value-type="float" office:value="0.134181663393974" calcext:value-type="float">
            <text:p>0.1342</text:p>
          </table:table-cell>
          <table:table-cell table:style-name="ce13" office:value-type="float" office:value="0.36772495508194" calcext:value-type="float">
            <text:p>0.3677</text:p>
          </table:table-cell>
          <table:table-cell table:style-name="ce13" office:value-type="float" office:value="0.396917521953583" calcext:value-type="float">
            <text:p>0.3969</text:p>
          </table:table-cell>
          <table:table-cell table:number-columns-repeated="3"/>
          <table:table-cell table:style-name="ce27" table:formula="of:=[.K112]+[.H113]*[.G113]" office:value-type="float" office:value="-7059.39276315101" calcext:value-type="float">
            <text:p>-7059.39276315101</text:p>
          </table:table-cell>
          <table:table-cell table:style-name="ce31" table:formula="of:=[.I113]/[.N112]" office:value-type="float" office:value="-0.561319163212051" calcext:value-type="float">
            <text:p>-0.561</text:p>
          </table:table-cell>
          <table:table-cell table:style-name="ce27" table:formula="of:=[.I113]*(1+SIGN([.I113])*[.O113])" office:value-type="float" office:value="-6882.15237111052" calcext:value-type="float">
            <text:p>-6882.15237111052</text:p>
          </table:table-cell>
          <table:table-cell table:style-name="ce27" table:formula="of:=([.K113]-[.I113])*SIGN([.I113])" office:value-type="float" office:value="-177.24039204049" calcext:value-type="float">
            <text:p>-177.24039204049</text:p>
          </table:table-cell>
          <table:table-cell table:style-name="ce27" table:formula="of:=IF([.G113]&lt;&gt;&quot;&quot;;-1;0)" office:value-type="float" office:value="0" calcext:value-type="float">
            <text:p>0</text:p>
          </table:table-cell>
          <table:table-cell table:style-name="ce33" table:formula="of:=[.N112]+[.L113]+[.M113]" office:value-type="currency" office:currency="USD" office:value="12399.1924572406" calcext:value-type="currency">
            <text:p>$12,399.19</text:p>
          </table:table-cell>
          <table:table-cell table:style-name="ce35" table:formula="of:=[.P113]/[.P112]-1" office:value-type="percentage" office:value="0.0251070308717853" calcext:value-type="percentage">
            <text:p>2.51%</text:p>
          </table:table-cell>
          <table:table-cell table:style-name="ce34" office:value-type="float" office:value="17.23" calcext:value-type="float">
            <text:p>17.23</text:p>
          </table:table-cell>
        </table:table-row>
        <table:table-row table:style-name="ro1">
          <table:table-cell table:style-name="ce3" office:value-type="string" calcext:value-type="string">
            <text:p>2016-04-13</text:p>
          </table:table-cell>
          <table:table-cell table:style-name="ce13" office:value-type="float" office:value="0.188983798027039" calcext:value-type="float">
            <text:p>0.1890</text:p>
          </table:table-cell>
          <table:table-cell table:style-name="ce13" office:value-type="float" office:value="0.156563743948936" calcext:value-type="float">
            <text:p>0.1566</text:p>
          </table:table-cell>
          <table:table-cell table:style-name="ce13" office:value-type="float" office:value="0.241082340478897" calcext:value-type="float">
            <text:p>0.2411</text:p>
          </table:table-cell>
          <table:table-cell table:style-name="ce13" office:value-type="float" office:value="0.413370102643967" calcext:value-type="float">
            <text:p>0.41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table:style-name="ce27" table:formula="of:=[.K113]+[.H114]*[.G114]" office:value-type="float" office:value="117.847628889484" calcext:value-type="float">
            <text:p>117.847628889484</text:p>
          </table:table-cell>
          <table:table-cell table:style-name="ce31" table:formula="of:=[.I114]/[.N113]" office:value-type="float" office:value="0.00950446001188291" calcext:value-type="float">
            <text:p>0.010</text:p>
          </table:table-cell>
          <table:table-cell table:style-name="ce27" table:formula="of:=[.I114]*(1+SIGN([.I114])*[.O114])" office:value-type="float" office:value="108.135288029178" calcext:value-type="float">
            <text:p>108.135288029178</text:p>
          </table:table-cell>
          <table:table-cell table:style-name="ce27" table:formula="of:=([.K114]-[.I114])*SIGN([.I114])" office:value-type="float" office:value="-9.71234086030566" calcext:value-type="float">
            <text:p>-9.71234086030566</text:p>
          </table:table-cell>
          <table:table-cell table:style-name="ce27" table:formula="of:=IF([.G114]&lt;&gt;&quot;&quot;;-1;0)" office:value-type="float" office:value="-1" calcext:value-type="float">
            <text:p>-1</text:p>
          </table:table-cell>
          <table:table-cell table:style-name="ce33" table:formula="of:=[.N113]+[.L114]+[.M114]" office:value-type="currency" office:currency="USD" office:value="12388.4801163803" calcext:value-type="currency">
            <text:p>$12,388.48</text:p>
          </table:table-cell>
          <table:table-cell table:style-name="ce35" table:formula="of:=[.P114]/[.P113]-1" office:value-type="percentage" office:value="-0.0824143934997098" calcext:value-type="percentage">
            <text:p>-8.24%</text:p>
          </table:table-cell>
          <table:table-cell table:style-name="ce34" office:value-type="float" office:value="15.81" calcext:value-type="float">
            <text:p>15.81</text:p>
          </table:table-cell>
        </table:table-row>
        <table:table-row table:style-name="ro1">
          <table:table-cell table:style-name="ce3" office:value-type="string" calcext:value-type="string">
            <text:p>2016-04-14</text:p>
          </table:table-cell>
          <table:table-cell table:style-name="ce13" office:value-type="float" office:value="0.167871087789536" calcext:value-type="float">
            <text:p>0.1679</text:p>
          </table:table-cell>
          <table:table-cell table:style-name="ce13" office:value-type="float" office:value="0.248093158006668" calcext:value-type="float">
            <text:p>0.2481</text:p>
          </table:table-cell>
          <table:table-cell table:style-name="ce13" office:value-type="float" office:value="0.418472588062286" calcext:value-type="float">
            <text:p>0.4185</text:p>
          </table:table-cell>
          <table:table-cell table:style-name="ce13" office:value-type="float" office:value="0.165563136339188" calcext:value-type="float">
            <text:p>0.16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style-name="ce27" table:formula="of:=[.K114]+[.H115]*[.G115]" office:value-type="float" office:value="5108.13528802918" calcext:value-type="float">
            <text:p>5108.13528802918</text:p>
          </table:table-cell>
          <table:table-cell table:style-name="ce31" table:formula="of:=[.I115]/[.N114]" office:value-type="float" office:value="0.412329457693127" calcext:value-type="float">
            <text:p>0.412</text:p>
          </table:table-cell>
          <table:table-cell table:style-name="ce27" table:formula="of:=[.I115]*(1+SIGN([.I115])*[.O115])" office:value-type="float" office:value="4664.84865835328" calcext:value-type="float">
            <text:p>4664.84865835328</text:p>
          </table:table-cell>
          <table:table-cell table:style-name="ce27" table:formula="of:=([.K115]-[.I115])*SIGN([.I115])" office:value-type="float" office:value="-443.286629675903" calcext:value-type="float">
            <text:p>-443.286629675903</text:p>
          </table:table-cell>
          <table:table-cell table:style-name="ce27" table:formula="of:=IF([.G115]&lt;&gt;&quot;&quot;;-1;0)" office:value-type="float" office:value="-1" calcext:value-type="float">
            <text:p>-1</text:p>
          </table:table-cell>
          <table:table-cell table:style-name="ce33" table:formula="of:=[.N114]+[.L115]+[.M115]" office:value-type="currency" office:currency="USD" office:value="11944.1934867044" calcext:value-type="currency">
            <text:p>$11,944.19</text:p>
          </table:table-cell>
          <table:table-cell table:style-name="ce35" table:formula="of:=[.P115]/[.P114]-1" office:value-type="percentage" office:value="-0.0867805186590766" calcext:value-type="percentage">
            <text:p>-8.68%</text:p>
          </table:table-cell>
          <table:table-cell table:style-name="ce34" office:value-type="float" office:value="14.438" calcext:value-type="float">
            <text:p>14.438</text:p>
          </table:table-cell>
        </table:table-row>
        <table:table-row table:style-name="ro1">
          <table:table-cell table:style-name="ce3" office:value-type="string" calcext:value-type="string">
            <text:p>2016-04-15</text:p>
          </table:table-cell>
          <table:table-cell table:style-name="ce13" office:value-type="float" office:value="0.257420808076859" calcext:value-type="float">
            <text:p>0.2574</text:p>
          </table:table-cell>
          <table:table-cell table:style-name="ce13" office:value-type="float" office:value="0.410387307405472" calcext:value-type="float">
            <text:p>0.4104</text:p>
          </table:table-cell>
          <table:table-cell table:style-name="ce13" office:value-type="float" office:value="0.202158764004707" calcext:value-type="float">
            <text:p>0.2022</text:p>
          </table:table-cell>
          <table:table-cell table:style-name="ce13" office:value-type="float" office:value="0.130033075809479" calcext:value-type="float">
            <text:p>0.1300</text:p>
          </table:table-cell>
          <table:table-cell table:number-columns-repeated="3"/>
          <table:table-cell table:style-name="ce27" table:formula="of:=[.K115]+[.H116]*[.G116]" office:value-type="float" office:value="4664.84865835328" calcext:value-type="float">
            <text:p>4664.84865835328</text:p>
          </table:table-cell>
          <table:table-cell table:style-name="ce31" table:formula="of:=[.I116]/[.N115]" office:value-type="float" office:value="0.390553674766398" calcext:value-type="float">
            <text:p>0.391</text:p>
          </table:table-cell>
          <table:table-cell table:style-name="ce27" table:formula="of:=[.I116]*(1+SIGN([.I116])*[.O116])" office:value-type="float" office:value="5048.03957875825" calcext:value-type="float">
            <text:p>5048.03957875825</text:p>
          </table:table-cell>
          <table:table-cell table:style-name="ce27" table:formula="of:=([.K116]-[.I116])*SIGN([.I116])" office:value-type="float" office:value="383.190920404972" calcext:value-type="float">
            <text:p>383.190920404972</text:p>
          </table:table-cell>
          <table:table-cell table:style-name="ce27" table:formula="of:=IF([.G116]&lt;&gt;&quot;&quot;;-1;0)" office:value-type="float" office:value="0" calcext:value-type="float">
            <text:p>0</text:p>
          </table:table-cell>
          <table:table-cell table:style-name="ce33" table:formula="of:=[.N115]+[.L116]+[.M116]" office:value-type="currency" office:currency="USD" office:value="12327.3844071094" calcext:value-type="currency">
            <text:p>$12,327.38</text:p>
          </table:table-cell>
          <table:table-cell table:style-name="ce35" table:formula="of:=[.P116]/[.P115]-1" office:value-type="percentage" office:value="0.0821443413215126" calcext:value-type="percentage">
            <text:p>8.21%</text:p>
          </table:table-cell>
          <table:table-cell table:style-name="ce34" office:value-type="float" office:value="15.624" calcext:value-type="float">
            <text:p>15.624</text:p>
          </table:table-cell>
        </table:table-row>
        <table:table-row table:style-name="ro1">
          <table:table-cell table:style-name="ce3" office:value-type="string" calcext:value-type="string">
            <text:p>2016-04-18</text:p>
          </table:table-cell>
          <table:table-cell table:style-name="ce13" office:value-type="float" office:value="0.145350903272629" calcext:value-type="float">
            <text:p>0.1454</text:p>
          </table:table-cell>
          <table:table-cell table:style-name="ce13" office:value-type="float" office:value="0.214397326111794" calcext:value-type="float">
            <text:p>0.2144</text:p>
          </table:table-cell>
          <table:table-cell table:style-name="ce13" office:value-type="float" office:value="0.364891201257706" calcext:value-type="float">
            <text:p>0.3649</text:p>
          </table:table-cell>
          <table:table-cell table:style-name="ce13" office:value-type="float" office:value="0.275360614061356" calcext:value-type="float">
            <text:p>0.2754</text:p>
          </table:table-cell>
          <table:table-cell table:number-columns-repeated="3"/>
          <table:table-cell table:style-name="ce27" table:formula="of:=[.K116]+[.H117]*[.G117]" office:value-type="float" office:value="5048.03957875825" calcext:value-type="float">
            <text:p>5048.03957875825</text:p>
          </table:table-cell>
          <table:table-cell table:style-name="ce31" table:formula="of:=[.I117]/[.N116]" office:value-type="float" office:value="0.409498025862402" calcext:value-type="float">
            <text:p>0.409</text:p>
          </table:table-cell>
          <table:table-cell table:style-name="ce27" table:formula="of:=[.I117]*(1+SIGN([.I117])*[.O117])" office:value-type="float" office:value="5040.28529369103" calcext:value-type="float">
            <text:p>5040.28529369103</text:p>
          </table:table-cell>
          <table:table-cell table:style-name="ce27" table:formula="of:=([.K117]-[.I117])*SIGN([.I117])" office:value-type="float" office:value="-7.7542850672171" calcext:value-type="float">
            <text:p>-7.7542850672171</text:p>
          </table:table-cell>
          <table:table-cell table:style-name="ce27" table:formula="of:=IF([.G117]&lt;&gt;&quot;&quot;;-1;0)" office:value-type="float" office:value="0" calcext:value-type="float">
            <text:p>0</text:p>
          </table:table-cell>
          <table:table-cell table:style-name="ce33" table:formula="of:=[.N116]+[.L117]+[.M117]" office:value-type="currency" office:currency="USD" office:value="12319.6301220421" calcext:value-type="currency">
            <text:p>$12,319.63</text:p>
          </table:table-cell>
          <table:table-cell table:style-name="ce35" table:formula="of:=[.P117]/[.P116]-1" office:value-type="percentage" office:value="-0.00153609831029189" calcext:value-type="percentage">
            <text:p>-0.15%</text:p>
          </table:table-cell>
          <table:table-cell table:style-name="ce34" office:value-type="float" office:value="15.6" calcext:value-type="float">
            <text:p>15.6</text:p>
          </table:table-cell>
        </table:table-row>
        <table:table-row table:style-name="ro1">
          <table:table-cell table:style-name="ce3" office:value-type="string" calcext:value-type="string">
            <text:p>2016-04-19</text:p>
          </table:table-cell>
          <table:table-cell table:style-name="ce13" office:value-type="float" office:value="0.291400760412216" calcext:value-type="float">
            <text:p>0.2914</text:p>
          </table:table-cell>
          <table:table-cell table:style-name="ce13" office:value-type="float" office:value="0.159550383687019" calcext:value-type="float">
            <text:p>0.1596</text:p>
          </table:table-cell>
          <table:table-cell table:style-name="ce13" office:value-type="float" office:value="0.319729626178741" calcext:value-type="float">
            <text:p>0.3197</text:p>
          </table:table-cell>
          <table:table-cell table:style-name="ce13" office:value-type="float" office:value="0.229319289326668" calcext:value-type="float">
            <text:p>0.2293</text:p>
          </table:table-cell>
          <table:table-cell table:number-columns-repeated="3"/>
          <table:table-cell table:style-name="ce27" table:formula="of:=[.K117]+[.H118]*[.G118]" office:value-type="float" office:value="5040.28529369103" calcext:value-type="float">
            <text:p>5040.28529369103</text:p>
          </table:table-cell>
          <table:table-cell table:style-name="ce31" table:formula="of:=[.I118]/[.N117]" office:value-type="float" office:value="0.409126349067332" calcext:value-type="float">
            <text:p>0.409</text:p>
          </table:table-cell>
          <table:table-cell table:style-name="ce27" table:formula="of:=[.I118]*(1+SIGN([.I118])*[.O118])" office:value-type="float" office:value="5764.66443395834" calcext:value-type="float">
            <text:p>5764.66443395834</text:p>
          </table:table-cell>
          <table:table-cell table:style-name="ce27" table:formula="of:=([.K118]-[.I118])*SIGN([.I118])" office:value-type="float" office:value="724.379140267309" calcext:value-type="float">
            <text:p>724.379140267309</text:p>
          </table:table-cell>
          <table:table-cell table:style-name="ce27" table:formula="of:=IF([.G118]&lt;&gt;&quot;&quot;;-1;0)" office:value-type="float" office:value="0" calcext:value-type="float">
            <text:p>0</text:p>
          </table:table-cell>
          <table:table-cell table:style-name="ce33" table:formula="of:=[.N117]+[.L118]+[.M118]" office:value-type="currency" office:currency="USD" office:value="13044.0092623095" calcext:value-type="currency">
            <text:p>$13,044.01</text:p>
          </table:table-cell>
          <table:table-cell table:style-name="ce35" table:formula="of:=[.P118]/[.P117]-1" office:value-type="percentage" office:value="0.143717884615385" calcext:value-type="percentage">
            <text:p>14.37%</text:p>
          </table:table-cell>
          <table:table-cell table:style-name="ce34" office:value-type="float" office:value="17.841999" calcext:value-type="float">
            <text:p>17.841999</text:p>
          </table:table-cell>
        </table:table-row>
        <table:table-row table:style-name="ro1">
          <table:table-cell table:style-name="ce3" office:value-type="string" calcext:value-type="string">
            <text:p>2016-04-20</text:p>
          </table:table-cell>
          <table:table-cell table:style-name="ce13" office:value-type="float" office:value="0.177190035581589" calcext:value-type="float">
            <text:p>0.1772</text:p>
          </table:table-cell>
          <table:table-cell table:style-name="ce13" office:value-type="float" office:value="0.136439114809036" calcext:value-type="float">
            <text:p>0.1364</text:p>
          </table:table-cell>
          <table:table-cell table:style-name="ce13" office:value-type="float" office:value="0.135582908987999" calcext:value-type="float">
            <text:p>0.1356</text:p>
          </table:table-cell>
          <table:table-cell table:style-name="ce13" office:value-type="float" office:value="0.55078798532486" calcext:value-type="float">
            <text:p>0.5508</text:p>
          </table:table-cell>
          <table:table-cell table:number-columns-repeated="3"/>
          <table:table-cell table:style-name="ce27" table:formula="of:=[.K118]+[.H119]*[.G119]" office:value-type="float" office:value="5764.66443395834" calcext:value-type="float">
            <text:p>5764.66443395834</text:p>
          </table:table-cell>
          <table:table-cell table:style-name="ce31" table:formula="of:=[.I119]/[.N118]" office:value-type="float" office:value="0.441939615192952" calcext:value-type="float">
            <text:p>0.442</text:p>
          </table:table-cell>
          <table:table-cell table:style-name="ce27" table:formula="of:=[.I119]*(1+SIGN([.I119])*[.O119])" office:value-type="float" office:value="5453.84684084739" calcext:value-type="float">
            <text:p>5453.84684084739</text:p>
          </table:table-cell>
          <table:table-cell table:style-name="ce27" table:formula="of:=([.K119]-[.I119])*SIGN([.I119])" office:value-type="float" office:value="-310.817593110947" calcext:value-type="float">
            <text:p>-310.817593110947</text:p>
          </table:table-cell>
          <table:table-cell table:style-name="ce27" table:formula="of:=IF([.G119]&lt;&gt;&quot;&quot;;-1;0)" office:value-type="float" office:value="0" calcext:value-type="float">
            <text:p>0</text:p>
          </table:table-cell>
          <table:table-cell table:style-name="ce33" table:formula="of:=[.N118]+[.L119]+[.M119]" office:value-type="currency" office:currency="USD" office:value="12733.1916691985" calcext:value-type="currency">
            <text:p>$12,733.19</text:p>
          </table:table-cell>
          <table:table-cell table:style-name="ce35" table:formula="of:=[.P119]/[.P118]-1" office:value-type="percentage" office:value="-0.0539177252504049" calcext:value-type="percentage">
            <text:p>-5.39%</text:p>
          </table:table-cell>
          <table:table-cell table:style-name="ce34" office:value-type="float" office:value="16.879999" calcext:value-type="float">
            <text:p>16.879999</text:p>
          </table:table-cell>
        </table:table-row>
        <table:table-row table:style-name="ro1">
          <table:table-cell table:style-name="ce3" office:value-type="string" calcext:value-type="string">
            <text:p>2016-04-21</text:p>
          </table:table-cell>
          <table:table-cell table:style-name="ce13" office:value-type="float" office:value="0.510572016239166" calcext:value-type="float">
            <text:p>0.5106</text:p>
          </table:table-cell>
          <table:table-cell table:style-name="ce13" office:value-type="float" office:value="0.134504586458206" calcext:value-type="float">
            <text:p>0.1345</text:p>
          </table:table-cell>
          <table:table-cell table:style-name="ce13" office:value-type="float" office:value="0.177073091268539" calcext:value-type="float">
            <text:p>0.1771</text:p>
          </table:table-cell>
          <table:table-cell table:style-name="ce13" office:value-type="float" office:value="0.177850291132927" calcext:value-type="float">
            <text:p>0.17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table:style-name="ce27" table:formula="of:=[.K119]+[.H120]*[.G120]" office:value-type="float" office:value="7953.84684084739" calcext:value-type="float">
            <text:p>7953.84684084739</text:p>
          </table:table-cell>
          <table:table-cell table:style-name="ce31" table:formula="of:=[.I120]/[.N119]" office:value-type="float" office:value="0.624654607225279" calcext:value-type="float">
            <text:p>0.625</text:p>
          </table:table-cell>
          <table:table-cell table:style-name="ce27" table:formula="of:=[.I120]*(1+SIGN([.I120])*[.O120])" office:value-type="float" office:value="8366.61853237865" calcext:value-type="float">
            <text:p>8366.61853237865</text:p>
          </table:table-cell>
          <table:table-cell table:style-name="ce27" table:formula="of:=([.K120]-[.I120])*SIGN([.I120])" office:value-type="float" office:value="412.771691531261" calcext:value-type="float">
            <text:p>412.771691531261</text:p>
          </table:table-cell>
          <table:table-cell table:style-name="ce27" table:formula="of:=IF([.G120]&lt;&gt;&quot;&quot;;-1;0)" office:value-type="float" office:value="-1" calcext:value-type="float">
            <text:p>-1</text:p>
          </table:table-cell>
          <table:table-cell table:style-name="ce33" table:formula="of:=[.N119]+[.L120]+[.M120]" office:value-type="currency" office:currency="USD" office:value="13144.9633607298" calcext:value-type="currency">
            <text:p>$13,144.96</text:p>
          </table:table-cell>
          <table:table-cell table:style-name="ce35" table:formula="of:=[.P120]/[.P119]-1" office:value-type="percentage" office:value="0.0518958561549678" calcext:value-type="percentage">
            <text:p>5.19%</text:p>
          </table:table-cell>
          <table:table-cell table:style-name="ce34" office:value-type="float" office:value="17.756001" calcext:value-type="float">
            <text:p>17.756001</text:p>
          </table:table-cell>
        </table:table-row>
        <table:table-row table:style-name="ro1">
          <table:table-cell table:style-name="ce3" office:value-type="string" calcext:value-type="string">
            <text:p>2016-04-22</text:p>
          </table:table-cell>
          <table:table-cell table:style-name="ce13" office:value-type="float" office:value="0.456020474433899" calcext:value-type="float">
            <text:p>0.4560</text:p>
          </table:table-cell>
          <table:table-cell table:style-name="ce13" office:value-type="float" office:value="0.196302801370621" calcext:value-type="float">
            <text:p>0.1963</text:p>
          </table:table-cell>
          <table:table-cell table:style-name="ce13" office:value-type="float" office:value="0.253110826015472" calcext:value-type="float">
            <text:p>0.2531</text:p>
          </table:table-cell>
          <table:table-cell table:style-name="ce13" office:value-type="float" office:value="0.0945658534765244" calcext:value-type="float">
            <text:p>0.0946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000" calcext:value-type="float">
            <text:p>3000</text:p>
          </table:table-cell>
          <table:table-cell table:style-name="ce27" table:formula="of:=[.K120]+[.H121]*[.G121]" office:value-type="float" office:value="5366.61853237865" calcext:value-type="float">
            <text:p>5366.61853237865</text:p>
          </table:table-cell>
          <table:table-cell table:style-name="ce31" table:formula="of:=[.I121]/[.N120]" office:value-type="float" office:value="0.40826424426646" calcext:value-type="float">
            <text:p>0.408</text:p>
          </table:table-cell>
          <table:table-cell table:style-name="ce27" table:formula="of:=[.I121]*(1+SIGN([.I121])*[.O121])" office:value-type="float" office:value="4922.32141976677" calcext:value-type="float">
            <text:p>4922.32141976677</text:p>
          </table:table-cell>
          <table:table-cell table:style-name="ce27" table:formula="of:=([.K121]-[.I121])*SIGN([.I121])" office:value-type="float" office:value="-444.297112611882" calcext:value-type="float">
            <text:p>-444.297112611882</text:p>
          </table:table-cell>
          <table:table-cell table:style-name="ce27" table:formula="of:=IF([.G121]&lt;&gt;&quot;&quot;;-1;0)" office:value-type="float" office:value="-1" calcext:value-type="float">
            <text:p>-1</text:p>
          </table:table-cell>
          <table:table-cell table:style-name="ce33" table:formula="of:=[.N120]+[.L121]+[.M121]" office:value-type="currency" office:currency="USD" office:value="12699.6662481179" calcext:value-type="currency">
            <text:p>$12,699.67</text:p>
          </table:table-cell>
          <table:table-cell table:style-name="ce35" table:formula="of:=[.P121]/[.P120]-1" office:value-type="percentage" office:value="-0.082789024398005" calcext:value-type="percentage">
            <text:p>-8.28%</text:p>
          </table:table-cell>
          <table:table-cell table:style-name="ce34" office:value-type="float" office:value="16.285999" calcext:value-type="float">
            <text:p>16.285999</text:p>
          </table:table-cell>
        </table:table-row>
        <table:table-row table:style-name="ro1">
          <table:table-cell table:style-name="ce3" office:value-type="string" calcext:value-type="string">
            <text:p>2016-04-25</text:p>
          </table:table-cell>
          <table:table-cell table:style-name="ce13" office:value-type="float" office:value="0.131383880972862" calcext:value-type="float">
            <text:p>0.1314</text:p>
          </table:table-cell>
          <table:table-cell table:style-name="ce13" office:value-type="float" office:value="0.276684671640396" calcext:value-type="float">
            <text:p>0.2767</text:p>
          </table:table-cell>
          <table:table-cell table:style-name="ce13" office:value-type="float" office:value="0.376377880573273" calcext:value-type="float">
            <text:p>0.3764</text:p>
          </table:table-cell>
          <table:table-cell table:style-name="ce13" office:value-type="float" office:value="0.21555358171463" calcext:value-type="float">
            <text:p>0.2156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600" calcext:value-type="float">
            <text:p>3600</text:p>
          </table:table-cell>
          <table:table-cell table:style-name="ce27" table:formula="of:=[.K121]+[.H122]*[.G122]" office:value-type="float" office:value="1322.32141976677" calcext:value-type="float">
            <text:p>1322.32141976677</text:p>
          </table:table-cell>
          <table:table-cell table:style-name="ce31" table:formula="of:=[.I122]/[.N121]" office:value-type="float" office:value="0.104122533138439" calcext:value-type="float">
            <text:p>0.104</text:p>
          </table:table-cell>
          <table:table-cell table:style-name="ce27" table:formula="of:=[.I122]*(1+SIGN([.I122])*[.O122])" office:value-type="float" office:value="1296.66427424411" calcext:value-type="float">
            <text:p>1296.66427424411</text:p>
          </table:table-cell>
          <table:table-cell table:style-name="ce27" table:formula="of:=([.K122]-[.I122])*SIGN([.I122])" office:value-type="float" office:value="-25.657145522659" calcext:value-type="float">
            <text:p>-25.657145522659</text:p>
          </table:table-cell>
          <table:table-cell table:style-name="ce27" table:formula="of:=IF([.G122]&lt;&gt;&quot;&quot;;-1;0)" office:value-type="float" office:value="-1" calcext:value-type="float">
            <text:p>-1</text:p>
          </table:table-cell>
          <table:table-cell table:style-name="ce33" table:formula="of:=[.N121]+[.L122]+[.M122]" office:value-type="currency" office:currency="USD" office:value="12673.0091025952" calcext:value-type="currency">
            <text:p>$12,673.01</text:p>
          </table:table-cell>
          <table:table-cell table:style-name="ce35" table:formula="of:=[.P122]/[.P121]-1" office:value-type="percentage" office:value="-0.0194031081544337" calcext:value-type="percentage">
            <text:p>-1.94%</text:p>
          </table:table-cell>
          <table:table-cell table:style-name="ce34" office:value-type="float" office:value="15.97" calcext:value-type="float">
            <text:p>15.97</text:p>
          </table:table-cell>
        </table:table-row>
        <table:table-row table:style-name="ro1">
          <table:table-cell table:style-name="ce3" office:value-type="string" calcext:value-type="string">
            <text:p>2016-04-26</text:p>
          </table:table-cell>
          <table:table-cell table:style-name="ce13" office:value-type="float" office:value="0.155252799391747" calcext:value-type="float">
            <text:p>0.1553</text:p>
          </table:table-cell>
          <table:table-cell table:style-name="ce13" office:value-type="float" office:value="0.188008174300194" calcext:value-type="float">
            <text:p>0.1880</text:p>
          </table:table-cell>
          <table:table-cell table:style-name="ce13" office:value-type="float" office:value="0.411563903093338" calcext:value-type="float">
            <text:p>0.4116</text:p>
          </table:table-cell>
          <table:table-cell table:style-name="ce13" office:value-type="float" office:value="0.245175123214722" calcext:value-type="float">
            <text:p>0.2452</text:p>
          </table:table-cell>
          <table:table-cell table:number-columns-repeated="3"/>
          <table:table-cell table:style-name="ce27" table:formula="of:=[.K122]+[.H123]*[.G123]" office:value-type="float" office:value="1296.66427424411" calcext:value-type="float">
            <text:p>1296.66427424411</text:p>
          </table:table-cell>
          <table:table-cell table:style-name="ce31" table:formula="of:=[.I123]/[.N122]" office:value-type="float" office:value="0.102317000149442" calcext:value-type="float">
            <text:p>0.102</text:p>
          </table:table-cell>
          <table:table-cell table:style-name="ce27" table:formula="of:=[.I123]*(1+SIGN([.I123])*[.O123])" office:value-type="float" office:value="1388.57552419903" calcext:value-type="float">
            <text:p>1388.57552419903</text:p>
          </table:table-cell>
          <table:table-cell table:style-name="ce27" table:formula="of:=([.K123]-[.I123])*SIGN([.I123])" office:value-type="float" office:value="91.9112499549192" calcext:value-type="float">
            <text:p>91.9112499549192</text:p>
          </table:table-cell>
          <table:table-cell table:style-name="ce27" table:formula="of:=IF([.G123]&lt;&gt;&quot;&quot;;-1;0)" office:value-type="float" office:value="0" calcext:value-type="float">
            <text:p>0</text:p>
          </table:table-cell>
          <table:table-cell table:style-name="ce33" table:formula="of:=[.N122]+[.L123]+[.M123]" office:value-type="currency" office:currency="USD" office:value="12764.9203525502" calcext:value-type="currency">
            <text:p>$12,764.92</text:p>
          </table:table-cell>
          <table:table-cell table:style-name="ce35" table:formula="of:=[.P123]/[.P122]-1" office:value-type="percentage" office:value="0.0708828428303068" calcext:value-type="percentage">
            <text:p>7.09%</text:p>
          </table:table-cell>
          <table:table-cell table:style-name="ce34" office:value-type="float" office:value="17.101999" calcext:value-type="float">
            <text:p>17.101999</text:p>
          </table:table-cell>
        </table:table-row>
        <table:table-row table:style-name="ro1">
          <table:table-cell table:style-name="ce3" office:value-type="string" calcext:value-type="string">
            <text:p>2016-04-27</text:p>
          </table:table-cell>
          <table:table-cell table:style-name="ce13" office:value-type="float" office:value="0.260452568531036" calcext:value-type="float">
            <text:p>0.2605</text:p>
          </table:table-cell>
          <table:table-cell table:style-name="ce13" office:value-type="float" office:value="0.358159273862839" calcext:value-type="float">
            <text:p>0.3582</text:p>
          </table:table-cell>
          <table:table-cell table:style-name="ce13" office:value-type="float" office:value="0.166493609547615" calcext:value-type="float">
            <text:p>0.1665</text:p>
          </table:table-cell>
          <table:table-cell table:style-name="ce13" office:value-type="float" office:value="0.214894562959671" calcext:value-type="float">
            <text:p>0.2149</text:p>
          </table:table-cell>
          <table:table-cell table:number-columns-repeated="3"/>
          <table:table-cell table:style-name="ce27" table:formula="of:=[.K123]+[.H124]*[.G124]" office:value-type="float" office:value="1388.57552419903" calcext:value-type="float">
            <text:p>1388.57552419903</text:p>
          </table:table-cell>
          <table:table-cell table:style-name="ce31" table:formula="of:=[.I124]/[.N123]" office:value-type="float" office:value="0.108780586627133" calcext:value-type="float">
            <text:p>0.109</text:p>
          </table:table-cell>
          <table:table-cell table:style-name="ce27" table:formula="of:=[.I124]*(1+SIGN([.I124])*[.O124])" office:value-type="float" office:value="1432.4202333259" calcext:value-type="float">
            <text:p>1432.4202333259</text:p>
          </table:table-cell>
          <table:table-cell table:style-name="ce27" table:formula="of:=([.K124]-[.I124])*SIGN([.I124])" office:value-type="float" office:value="43.844709126869" calcext:value-type="float">
            <text:p>43.844709126869</text:p>
          </table:table-cell>
          <table:table-cell table:style-name="ce27" table:formula="of:=IF([.G124]&lt;&gt;&quot;&quot;;-1;0)" office:value-type="float" office:value="0" calcext:value-type="float">
            <text:p>0</text:p>
          </table:table-cell>
          <table:table-cell table:style-name="ce33" table:formula="of:=[.N123]+[.L124]+[.M124]" office:value-type="currency" office:currency="USD" office:value="12808.765061677" calcext:value-type="currency">
            <text:p>$12,808.77</text:p>
          </table:table-cell>
          <table:table-cell table:style-name="ce35" table:formula="of:=[.P124]/[.P123]-1" office:value-type="percentage" office:value="0.0315753146752027" calcext:value-type="percentage">
            <text:p>3.16%</text:p>
          </table:table-cell>
          <table:table-cell table:style-name="ce34" office:value-type="float" office:value="17.642" calcext:value-type="float">
            <text:p>17.642</text:p>
          </table:table-cell>
        </table:table-row>
        <table:table-row table:style-name="ro1">
          <table:table-cell table:style-name="ce3" office:value-type="string" calcext:value-type="string">
            <text:p>2016-04-28</text:p>
          </table:table-cell>
          <table:table-cell table:style-name="ce14" office:value-type="float" office:value="0.179305583238602" calcext:value-type="float">
            <text:p>0.1793</text:p>
          </table:table-cell>
          <table:table-cell table:style-name="ce14" office:value-type="float" office:value="0.171409636735916" calcext:value-type="float">
            <text:p>0.1714</text:p>
          </table:table-cell>
          <table:table-cell table:style-name="ce14" office:value-type="float" office:value="0.395271122455597" calcext:value-type="float">
            <text:p>0.3953</text:p>
          </table:table-cell>
          <table:table-cell table:style-name="ce14" office:value-type="float" office:value="0.254013687372208" calcext:value-type="float">
            <text:p>0.2540</text:p>
          </table:table-cell>
          <table:table-cell table:number-columns-repeated="3"/>
          <table:table-cell table:style-name="ce27" table:formula="of:=[.K124]+[.H125]*[.G125]" office:value-type="float" office:value="1432.4202333259" calcext:value-type="float">
            <text:p>1432.4202333259</text:p>
          </table:table-cell>
          <table:table-cell table:style-name="ce31" table:formula="of:=[.I125]/[.N124]" office:value-type="float" office:value="0.11183125199256" calcext:value-type="float">
            <text:p>0.112</text:p>
          </table:table-cell>
          <table:table-cell table:style-name="ce27" table:formula="of:=[.I125]*(1+SIGN([.I125])*[.O125])" office:value-type="float" office:value="1622.25123352519" calcext:value-type="float">
            <text:p>1622.25123352519</text:p>
          </table:table-cell>
          <table:table-cell table:style-name="ce27" table:formula="of:=([.K125]-[.I125])*SIGN([.I125])" office:value-type="float" office:value="189.831000199295" calcext:value-type="float">
            <text:p>189.831000199295</text:p>
          </table:table-cell>
          <table:table-cell table:style-name="ce27" table:formula="of:=IF([.G125]&lt;&gt;&quot;&quot;;-1;0)" office:value-type="float" office:value="0" calcext:value-type="float">
            <text:p>0</text:p>
          </table:table-cell>
          <table:table-cell table:style-name="ce33" table:formula="of:=[.N124]+[.L125]+[.M125]" office:value-type="currency" office:currency="USD" office:value="12998.5960618763" calcext:value-type="currency">
            <text:p>$12,998.60</text:p>
          </table:table-cell>
          <table:table-cell table:style-name="ce35" table:formula="of:=[.P125]/[.P124]-1" office:value-type="percentage" office:value="0.13252465706836" calcext:value-type="percentage">
            <text:p>13.25%</text:p>
          </table:table-cell>
          <table:table-cell table:style-name="ce34" office:value-type="float" office:value="19.98" calcext:value-type="float">
            <text:p>19.98</text:p>
          </table:table-cell>
        </table:table-row>
        <table:table-row table:style-name="ro1">
          <table:table-cell table:style-name="ce3" office:value-type="string" calcext:value-type="string">
            <text:p>2016-04-29</text:p>
          </table:table-cell>
          <table:table-cell table:style-name="ce14" office:value-type="float" office:value="0.256489843130112" calcext:value-type="float">
            <text:p>0.2565</text:p>
          </table:table-cell>
          <table:table-cell table:style-name="ce14" office:value-type="float" office:value="0.147413015365601" calcext:value-type="float">
            <text:p>0.1474</text:p>
          </table:table-cell>
          <table:table-cell table:style-name="ce14" office:value-type="float" office:value="0.432012915611267" calcext:value-type="float">
            <text:p>0.4320</text:p>
          </table:table-cell>
          <table:table-cell table:style-name="ce14" office:value-type="float" office:value="0.164084255695343" calcext:value-type="float">
            <text:p>0.1641</text:p>
          </table:table-cell>
          <table:table-cell table:number-columns-repeated="3"/>
          <table:table-cell table:style-name="ce27" table:formula="of:=[.K125]+[.H126]*[.G126]" office:value-type="float" office:value="1622.25123352519" calcext:value-type="float">
            <text:p>1622.25123352519</text:p>
          </table:table-cell>
          <table:table-cell table:style-name="ce31" table:formula="of:=[.I126]/[.N125]" office:value-type="float" office:value="0.124802034450713" calcext:value-type="float">
            <text:p>0.125</text:p>
          </table:table-cell>
          <table:table-cell table:style-name="ce27" table:formula="of:=[.I126]*(1+SIGN([.I126])*[.O126])" office:value-type="float" office:value="1933.54801065654" calcext:value-type="float">
            <text:p>1933.54801065654</text:p>
          </table:table-cell>
          <table:table-cell table:style-name="ce27" table:formula="of:=([.K126]-[.I126])*SIGN([.I126])" office:value-type="float" office:value="311.296777131349" calcext:value-type="float">
            <text:p>311.296777131349</text:p>
          </table:table-cell>
          <table:table-cell table:style-name="ce27" table:formula="of:=IF([.G126]&lt;&gt;&quot;&quot;;-1;0)" office:value-type="float" office:value="0" calcext:value-type="float">
            <text:p>0</text:p>
          </table:table-cell>
          <table:table-cell table:style-name="ce33" table:formula="of:=[.N125]+[.L126]+[.M126]" office:value-type="currency" office:currency="USD" office:value="13309.8928390077" calcext:value-type="currency">
            <text:p>$13,309.89</text:p>
          </table:table-cell>
          <table:table-cell table:style-name="ce35" table:formula="of:=[.P126]/[.P125]-1" office:value-type="percentage" office:value="0.191891841841842" calcext:value-type="percentage">
            <text:p>19.19%</text:p>
          </table:table-cell>
          <table:table-cell table:style-name="ce34" office:value-type="float" office:value="23.813999" calcext:value-type="float">
            <text:p>23.813999</text:p>
          </table:table-cell>
        </table:table-row>
        <table:table-row table:style-name="ro1">
          <table:table-cell table:style-name="ce3" office:value-type="string" calcext:value-type="string">
            <text:p>2016-05-02</text:p>
          </table:table-cell>
          <table:table-cell table:style-name="ce14" office:value-type="float" office:value="0.210313096642494" calcext:value-type="float">
            <text:p>0.2103</text:p>
          </table:table-cell>
          <table:table-cell table:style-name="ce14" office:value-type="float" office:value="0.133431404829025" calcext:value-type="float">
            <text:p>0.1334</text:p>
          </table:table-cell>
          <table:table-cell table:style-name="ce14" office:value-type="float" office:value="0.311911553144455" calcext:value-type="float">
            <text:p>0.3119</text:p>
          </table:table-cell>
          <table:table-cell table:style-name="ce14" office:value-type="float" office:value="0.344343900680542" calcext:value-type="float">
            <text:p>0.3443</text:p>
          </table:table-cell>
          <table:table-cell table:number-columns-repeated="3"/>
          <table:table-cell table:style-name="ce27" table:formula="of:=[.K126]+[.H127]*[.G127]" office:value-type="float" office:value="1933.54801065654" calcext:value-type="float">
            <text:p>1933.54801065654</text:p>
          </table:table-cell>
          <table:table-cell table:style-name="ce31" table:formula="of:=[.I127]/[.N126]" office:value-type="float" office:value="0.145271493470619" calcext:value-type="float">
            <text:p>0.145</text:p>
          </table:table-cell>
          <table:table-cell table:style-name="ce27" table:formula="of:=[.I127]*(1+SIGN([.I127])*[.O127])" office:value-type="float" office:value="1833.19252894297" calcext:value-type="float">
            <text:p>1833.19252894297</text:p>
          </table:table-cell>
          <table:table-cell table:style-name="ce27" table:formula="of:=([.K127]-[.I127])*SIGN([.I127])" office:value-type="float" office:value="-100.355481713571" calcext:value-type="float">
            <text:p>-100.355481713571</text:p>
          </table:table-cell>
          <table:table-cell table:style-name="ce27" table:formula="of:=IF([.G127]&lt;&gt;&quot;&quot;;-1;0)" office:value-type="float" office:value="0" calcext:value-type="float">
            <text:p>0</text:p>
          </table:table-cell>
          <table:table-cell table:style-name="ce33" table:formula="of:=[.N126]+[.L127]+[.M127]" office:value-type="currency" office:currency="USD" office:value="13209.5373572941" calcext:value-type="currency">
            <text:p>$13,209.54</text:p>
          </table:table-cell>
          <table:table-cell table:style-name="ce35" table:formula="of:=[.P127]/[.P126]-1" office:value-type="percentage" office:value="-0.0519022445579174" calcext:value-type="percentage">
            <text:p>-5.19%</text:p>
          </table:table-cell>
          <table:table-cell table:style-name="ce34" office:value-type="float" office:value="22.577999" calcext:value-type="float">
            <text:p>22.577999</text:p>
          </table:table-cell>
        </table:table-row>
        <table:table-row table:style-name="ro1">
          <table:table-cell table:style-name="ce3" office:value-type="string" calcext:value-type="string">
            <text:p>2016-05-03</text:p>
          </table:table-cell>
          <table:table-cell table:style-name="ce14" office:value-type="float" office:value="0.0975855886936188" calcext:value-type="float">
            <text:p>0.0976</text:p>
          </table:table-cell>
          <table:table-cell table:style-name="ce14" office:value-type="float" office:value="0.249383300542831" calcext:value-type="float">
            <text:p>0.2494</text:p>
          </table:table-cell>
          <table:table-cell table:style-name="ce14" office:value-type="float" office:value="0.236220329999924" calcext:value-type="float">
            <text:p>0.2362</text:p>
          </table:table-cell>
          <table:table-cell table:style-name="ce14" office:value-type="float" office:value="0.416810840368271" calcext:value-type="float">
            <text:p>0.41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table:style-name="ce27" table:formula="of:=[.K127]+[.H128]*[.G128]" office:value-type="float" office:value="4333.19252894297" calcext:value-type="float">
            <text:p>4333.19252894297</text:p>
          </table:table-cell>
          <table:table-cell table:style-name="ce31" table:formula="of:=[.I128]/[.N127]" office:value-type="float" office:value="0.328035147010675" calcext:value-type="float">
            <text:p>0.328</text:p>
          </table:table-cell>
          <table:table-cell table:style-name="ce27" table:formula="of:=[.I128]*(1+SIGN([.I128])*[.O128])" office:value-type="float" office:value="3975.0681032215" calcext:value-type="float">
            <text:p>3975.0681032215</text:p>
          </table:table-cell>
          <table:table-cell table:style-name="ce27" table:formula="of:=([.K128]-[.I128])*SIGN([.I128])" office:value-type="float" office:value="-358.124425721476" calcext:value-type="float">
            <text:p>-358.124425721476</text:p>
          </table:table-cell>
          <table:table-cell table:style-name="ce27" table:formula="of:=IF([.G128]&lt;&gt;&quot;&quot;;-1;0)" office:value-type="float" office:value="-1" calcext:value-type="float">
            <text:p>-1</text:p>
          </table:table-cell>
          <table:table-cell table:style-name="ce33" table:formula="of:=[.N127]+[.L128]+[.M128]" office:value-type="currency" office:currency="USD" office:value="12850.4129315726" calcext:value-type="currency">
            <text:p>$12,850.41</text:p>
          </table:table-cell>
          <table:table-cell table:style-name="ce35" table:formula="of:=[.P128]/[.P127]-1" office:value-type="percentage" office:value="-0.0826467837118781" calcext:value-type="percentage">
            <text:p>-8.26%</text:p>
          </table:table-cell>
          <table:table-cell table:style-name="ce34" office:value-type="float" office:value="20.712" calcext:value-type="float">
            <text:p>20.712</text:p>
          </table:table-cell>
        </table:table-row>
        <table:table-row table:style-name="ro1">
          <table:table-cell table:style-name="ce3" office:value-type="string" calcext:value-type="string">
            <text:p>2016-05-04</text:p>
          </table:table-cell>
          <table:table-cell table:style-name="ce14" office:value-type="float" office:value="0.113670662045479" calcext:value-type="float">
            <text:p>0.1137</text:p>
          </table:table-cell>
          <table:table-cell table:style-name="ce14" office:value-type="float" office:value="0.35053688287735" calcext:value-type="float">
            <text:p>0.3505</text:p>
          </table:table-cell>
          <table:table-cell table:style-name="ce14" office:value-type="float" office:value="0.34372079372406" calcext:value-type="float">
            <text:p>0.3437</text:p>
          </table:table-cell>
          <table:table-cell table:style-name="ce14" office:value-type="float" office:value="0.192071691155434" calcext:value-type="float">
            <text:p>0.19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table:style-name="ce27" table:formula="of:=[.K128]+[.H129]*[.G129]" office:value-type="float" office:value="6475.0681032215" calcext:value-type="float">
            <text:p>6475.0681032215</text:p>
          </table:table-cell>
          <table:table-cell table:style-name="ce31" table:formula="of:=[.I129]/[.N128]" office:value-type="float" office:value="0.503880158380956" calcext:value-type="float">
            <text:p>0.504</text:p>
          </table:table-cell>
          <table:table-cell table:style-name="ce27" table:formula="of:=[.I129]*(1+SIGN([.I129])*[.O129])" office:value-type="float" office:value="5479.04775502085" calcext:value-type="float">
            <text:p>5479.04775502085</text:p>
          </table:table-cell>
          <table:table-cell table:style-name="ce27" table:formula="of:=([.K129]-[.I129])*SIGN([.I129])" office:value-type="float" office:value="-996.020348200647" calcext:value-type="float">
            <text:p>-996.020348200647</text:p>
          </table:table-cell>
          <table:table-cell table:style-name="ce27" table:formula="of:=IF([.G129]&lt;&gt;&quot;&quot;;-1;0)" office:value-type="float" office:value="-1" calcext:value-type="float">
            <text:p>-1</text:p>
          </table:table-cell>
          <table:table-cell table:style-name="ce33" table:formula="of:=[.N128]+[.L129]+[.M129]" office:value-type="currency" office:currency="USD" office:value="11853.392583372" calcext:value-type="currency">
            <text:p>$11,853.39</text:p>
          </table:table-cell>
          <table:table-cell table:style-name="ce35" table:formula="of:=[.P129]/[.P128]-1" office:value-type="percentage" office:value="-0.153823918501352" calcext:value-type="percentage">
            <text:p>-15.38%</text:p>
          </table:table-cell>
          <table:table-cell table:style-name="ce34" office:value-type="float" office:value="17.525999" calcext:value-type="float">
            <text:p>17.525999</text:p>
          </table:table-cell>
        </table:table-row>
        <table:table-row table:style-name="ro1">
          <table:table-cell table:style-name="ce3" office:value-type="string" calcext:value-type="string">
            <text:p>2016-05-05</text:p>
          </table:table-cell>
          <table:table-cell table:style-name="ce14" office:value-type="float" office:value="0.13427671790123" calcext:value-type="float">
            <text:p>0.1343</text:p>
          </table:table-cell>
          <table:table-cell table:style-name="ce14" office:value-type="float" office:value="0.429719924926758" calcext:value-type="float">
            <text:p>0.4297</text:p>
          </table:table-cell>
          <table:table-cell table:style-name="ce14" office:value-type="float" office:value="0.151144757866859" calcext:value-type="float">
            <text:p>0.1511</text:p>
          </table:table-cell>
          <table:table-cell table:style-name="ce14" office:value-type="float" office:value="0.284858614206314" calcext:value-type="float">
            <text:p>0.2849</text:p>
          </table:table-cell>
          <table:table-cell table:number-columns-repeated="3"/>
          <table:table-cell table:style-name="ce27" table:formula="of:=[.K129]+[.H130]*[.G130]" office:value-type="float" office:value="5479.04775502085" calcext:value-type="float">
            <text:p>5479.04775502085</text:p>
          </table:table-cell>
          <table:table-cell table:style-name="ce31" table:formula="of:=[.I130]/[.N129]" office:value-type="float" office:value="0.462234564196153" calcext:value-type="float">
            <text:p>0.462</text:p>
          </table:table-cell>
          <table:table-cell table:style-name="ce27" table:formula="of:=[.I130]*(1+SIGN([.I130])*[.O130])" office:value-type="float" office:value="6019.88788483494" calcext:value-type="float">
            <text:p>6019.88788483494</text:p>
          </table:table-cell>
          <table:table-cell table:style-name="ce27" table:formula="of:=([.K130]-[.I130])*SIGN([.I130])" office:value-type="float" office:value="540.840129814089" calcext:value-type="float">
            <text:p>540.840129814089</text:p>
          </table:table-cell>
          <table:table-cell table:style-name="ce27" table:formula="of:=IF([.G130]&lt;&gt;&quot;&quot;;-1;0)" office:value-type="float" office:value="0" calcext:value-type="float">
            <text:p>0</text:p>
          </table:table-cell>
          <table:table-cell table:style-name="ce33" table:formula="of:=[.N129]+[.L130]+[.M130]" office:value-type="currency" office:currency="USD" office:value="12394.2327131861" calcext:value-type="currency">
            <text:p>$12,394.23</text:p>
          </table:table-cell>
          <table:table-cell table:style-name="ce35" table:formula="of:=[.P130]/[.P129]-1" office:value-type="percentage" office:value="0.0987106070244557" calcext:value-type="percentage">
            <text:p>9.87%</text:p>
          </table:table-cell>
          <table:table-cell table:style-name="ce34" office:value-type="float" office:value="19.256001" calcext:value-type="float">
            <text:p>19.256001</text:p>
          </table:table-cell>
        </table:table-row>
        <table:table-row table:style-name="ro1">
          <table:table-cell table:style-name="ce3" office:value-type="string" calcext:value-type="string">
            <text:p>2016-05-06</text:p>
          </table:table-cell>
          <table:table-cell table:style-name="ce14" office:value-type="float" office:value="0.147479861974716" calcext:value-type="float">
            <text:p>0.1475</text:p>
          </table:table-cell>
          <table:table-cell table:style-name="ce14" office:value-type="float" office:value="0.15577358007431" calcext:value-type="float">
            <text:p>0.1558</text:p>
          </table:table-cell>
          <table:table-cell table:style-name="ce14" office:value-type="float" office:value="0.580281674861908" calcext:value-type="float">
            <text:p>0.5803</text:p>
          </table:table-cell>
          <table:table-cell table:style-name="ce14" office:value-type="float" office:value="0.116464838385582" calcext:value-type="float">
            <text:p>0.1165</text:p>
          </table:table-cell>
          <table:table-cell table:number-columns-repeated="3"/>
          <table:table-cell table:style-name="ce27" table:formula="of:=[.K130]+[.H131]*[.G131]" office:value-type="float" office:value="6019.88788483494" calcext:value-type="float">
            <text:p>6019.88788483494</text:p>
          </table:table-cell>
          <table:table-cell table:style-name="ce31" table:formula="of:=[.I131]/[.N130]" office:value-type="float" office:value="0.48570073066568" calcext:value-type="float">
            <text:p>0.486</text:p>
          </table:table-cell>
          <table:table-cell table:style-name="ce27" table:formula="of:=[.I131]*(1+SIGN([.I131])*[.O131])" office:value-type="float" office:value="6735.17157642295" calcext:value-type="float">
            <text:p>6735.17157642295</text:p>
          </table:table-cell>
          <table:table-cell table:style-name="ce27" table:formula="of:=([.K131]-[.I131])*SIGN([.I131])" office:value-type="float" office:value="715.283691588006" calcext:value-type="float">
            <text:p>715.283691588006</text:p>
          </table:table-cell>
          <table:table-cell table:style-name="ce27" table:formula="of:=IF([.G131]&lt;&gt;&quot;&quot;;-1;0)" office:value-type="float" office:value="0" calcext:value-type="float">
            <text:p>0</text:p>
          </table:table-cell>
          <table:table-cell table:style-name="ce33" table:formula="of:=[.N130]+[.L131]+[.M131]" office:value-type="currency" office:currency="USD" office:value="13109.5164047741" calcext:value-type="currency">
            <text:p>$13,109.52</text:p>
          </table:table-cell>
          <table:table-cell table:style-name="ce35" table:formula="of:=[.P131]/[.P130]-1" office:value-type="percentage" office:value="0.11882010184773" calcext:value-type="percentage">
            <text:p>11.88%</text:p>
          </table:table-cell>
          <table:table-cell table:style-name="ce34" office:value-type="float" office:value="21.544001" calcext:value-type="float">
            <text:p>21.544001</text:p>
          </table:table-cell>
        </table:table-row>
        <table:table-row table:style-name="ro1">
          <table:table-cell table:style-name="ce3" office:value-type="string" calcext:value-type="string">
            <text:p>2016-05-09</text:p>
          </table:table-cell>
          <table:table-cell table:style-name="ce15" office:value-type="float" office:value="0.237359970808029" calcext:value-type="float">
            <text:p>0.2374</text:p>
          </table:table-cell>
          <table:table-cell table:style-name="ce15" office:value-type="float" office:value="0.162036076188087" calcext:value-type="float">
            <text:p>0.1620</text:p>
          </table:table-cell>
          <table:table-cell table:style-name="ce15" office:value-type="float" office:value="0.367639124393463" calcext:value-type="float">
            <text:p>0.3676</text:p>
          </table:table-cell>
          <table:table-cell table:style-name="ce15" office:value-type="float" office:value="0.232964858412743" calcext:value-type="float">
            <text:p>0.2330</text:p>
          </table:table-cell>
          <table:table-cell table:number-columns-repeated="3"/>
          <table:table-cell table:style-name="ce27" table:formula="of:=[.K131]+[.H132]*[.G132]" office:value-type="float" office:value="6735.17157642295" calcext:value-type="float">
            <text:p>6735.17157642295</text:p>
          </table:table-cell>
          <table:table-cell table:style-name="ce31" table:formula="of:=[.I132]/[.N131]" office:value-type="float" office:value="0.513762015963473" calcext:value-type="float">
            <text:p>0.514</text:p>
          </table:table-cell>
          <table:table-cell table:style-name="ce27" table:formula="of:=[.I132]*(1+SIGN([.I132])*[.O132])" office:value-type="float" office:value="5449.03616450129" calcext:value-type="float">
            <text:p>5449.03616450129</text:p>
          </table:table-cell>
          <table:table-cell table:style-name="ce27" table:formula="of:=([.K132]-[.I132])*SIGN([.I132])" office:value-type="float" office:value="-1286.13541192166" calcext:value-type="float">
            <text:p>-1286.13541192166</text:p>
          </table:table-cell>
          <table:table-cell table:style-name="ce27" table:formula="of:=IF([.G132]&lt;&gt;&quot;&quot;;-1;0)" office:value-type="float" office:value="0" calcext:value-type="float">
            <text:p>0</text:p>
          </table:table-cell>
          <table:table-cell table:style-name="ce33" table:formula="of:=[.N131]+[.L132]+[.M132]" office:value-type="currency" office:currency="USD" office:value="11823.3809928524" calcext:value-type="currency">
            <text:p>$11,823.38</text:p>
          </table:table-cell>
          <table:table-cell table:style-name="ce35" table:formula="of:=[.P132]/[.P131]-1" office:value-type="percentage" office:value="-0.190958076914311" calcext:value-type="percentage">
            <text:p>-19.10%</text:p>
          </table:table-cell>
          <table:table-cell table:style-name="ce34" office:value-type="float" office:value="17.43" calcext:value-type="float">
            <text:p>17.43</text:p>
          </table:table-cell>
        </table:table-row>
        <table:table-row table:style-name="ro1">
          <table:table-cell table:style-name="ce3" office:value-type="string" calcext:value-type="string">
            <text:p>2016-05-10</text:p>
          </table:table-cell>
          <table:table-cell table:style-name="ce15" office:value-type="float" office:value="0.0923652276396751" calcext:value-type="float">
            <text:p>0.0924</text:p>
          </table:table-cell>
          <table:table-cell table:style-name="ce15" office:value-type="float" office:value="0.185682460665703" calcext:value-type="float">
            <text:p>0.1857</text:p>
          </table:table-cell>
          <table:table-cell table:style-name="ce15" office:value-type="float" office:value="0.480163335800171" calcext:value-type="float">
            <text:p>0.4802</text:p>
          </table:table-cell>
          <table:table-cell table:style-name="ce15" office:value-type="float" office:value="0.241789013147354" calcext:value-type="float">
            <text:p>0.24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table:style-name="ce27" table:formula="of:=[.K132]+[.H133]*[.G133]" office:value-type="float" office:value="7949.03616450129" calcext:value-type="float">
            <text:p>7949.03616450129</text:p>
          </table:table-cell>
          <table:table-cell table:style-name="ce31" table:formula="of:=[.I133]/[.N132]" office:value-type="float" office:value="0.672314980740849" calcext:value-type="float">
            <text:p>0.672</text:p>
          </table:table-cell>
          <table:table-cell table:style-name="ce27" table:formula="of:=[.I133]*(1+SIGN([.I133])*[.O133])" office:value-type="float" office:value="8809.15562555978" calcext:value-type="float">
            <text:p>8809.15562555978</text:p>
          </table:table-cell>
          <table:table-cell table:style-name="ce27" table:formula="of:=([.K133]-[.I133])*SIGN([.I133])" office:value-type="float" office:value="860.119461058487" calcext:value-type="float">
            <text:p>860.119461058487</text:p>
          </table:table-cell>
          <table:table-cell table:style-name="ce27" table:formula="of:=IF([.G133]&lt;&gt;&quot;&quot;;-1;0)" office:value-type="float" office:value="-1" calcext:value-type="float">
            <text:p>-1</text:p>
          </table:table-cell>
          <table:table-cell table:style-name="ce33" table:formula="of:=[.N132]+[.L133]+[.M133]" office:value-type="currency" office:currency="USD" office:value="12682.5004539109" calcext:value-type="currency">
            <text:p>$12,682.50</text:p>
          </table:table-cell>
          <table:table-cell table:style-name="ce35" table:formula="of:=[.P133]/[.P132]-1" office:value-type="percentage" office:value="0.108204245553643" calcext:value-type="percentage">
            <text:p>10.82%</text:p>
          </table:table-cell>
          <table:table-cell table:style-name="ce34" office:value-type="float" office:value="19.316" calcext:value-type="float">
            <text:p>19.316</text:p>
          </table:table-cell>
        </table:table-row>
        <table:table-row table:style-name="ro1">
          <table:table-cell table:style-name="ce3" office:value-type="string" calcext:value-type="string">
            <text:p>2016-05-11</text:p>
          </table:table-cell>
          <table:table-cell table:style-name="ce15" office:value-type="float" office:value="0.144700154662132" calcext:value-type="float">
            <text:p>0.1447</text:p>
          </table:table-cell>
          <table:table-cell table:style-name="ce15" office:value-type="float" office:value="0.215511724352837" calcext:value-type="float">
            <text:p>0.2155</text:p>
          </table:table-cell>
          <table:table-cell table:style-name="ce15" office:value-type="float" office:value="0.26400625705719" calcext:value-type="float">
            <text:p>0.2640</text:p>
          </table:table-cell>
          <table:table-cell table:style-name="ce15" office:value-type="float" office:value="0.375781863927841" calcext:value-type="float">
            <text:p>0.3758</text:p>
          </table:table-cell>
          <table:table-cell table:number-columns-repeated="3"/>
          <table:table-cell table:style-name="ce27" table:formula="of:=[.K133]+[.H134]*[.G134]" office:value-type="float" office:value="8809.15562555978" calcext:value-type="float">
            <text:p>8809.15562555978</text:p>
          </table:table-cell>
          <table:table-cell table:style-name="ce31" table:formula="of:=[.I134]/[.N133]" office:value-type="float" office:value="0.694591390520574" calcext:value-type="float">
            <text:p>0.695</text:p>
          </table:table-cell>
          <table:table-cell table:style-name="ce27" table:formula="of:=[.I134]*(1+SIGN([.I134])*[.O134])" office:value-type="float" office:value="9518.7769836759" calcext:value-type="float">
            <text:p>9518.7769836759</text:p>
          </table:table-cell>
          <table:table-cell table:style-name="ce27" table:formula="of:=([.K134]-[.I134])*SIGN([.I134])" office:value-type="float" office:value="709.621358116121" calcext:value-type="float">
            <text:p>709.621358116121</text:p>
          </table:table-cell>
          <table:table-cell table:style-name="ce27" table:formula="of:=IF([.G134]&lt;&gt;&quot;&quot;;-1;0)" office:value-type="float" office:value="0" calcext:value-type="float">
            <text:p>0</text:p>
          </table:table-cell>
          <table:table-cell table:style-name="ce33" table:formula="of:=[.N133]+[.L134]+[.M134]" office:value-type="currency" office:currency="USD" office:value="13392.121812027" calcext:value-type="currency">
            <text:p>$13,392.12</text:p>
          </table:table-cell>
          <table:table-cell table:style-name="ce35" table:formula="of:=[.P134]/[.P133]-1" office:value-type="percentage" office:value="0.0805549803271899" calcext:value-type="percentage">
            <text:p>8.06%</text:p>
          </table:table-cell>
          <table:table-cell table:style-name="ce34" office:value-type="float" office:value="20.872" calcext:value-type="float">
            <text:p>20.872</text:p>
          </table:table-cell>
        </table:table-row>
        <table:table-row table:style-name="ro1">
          <table:table-cell table:style-name="ce3" office:value-type="string" calcext:value-type="string">
            <text:p>2016-05-12</text:p>
          </table:table-cell>
          <table:table-cell table:style-name="ce15" office:value-type="float" office:value="0.380548596382141" calcext:value-type="float">
            <text:p>0.3805</text:p>
          </table:table-cell>
          <table:table-cell table:style-name="ce15" office:value-type="float" office:value="0.263291090726852" calcext:value-type="float">
            <text:p>0.2633</text:p>
          </table:table-cell>
          <table:table-cell table:style-name="ce15" office:value-type="float" office:value="0.267836689949036" calcext:value-type="float">
            <text:p>0.2678</text:p>
          </table:table-cell>
          <table:table-cell table:style-name="ce15" office:value-type="float" office:value="0.088323637843132" calcext:value-type="float">
            <text:p>0.08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style-name="ce27" table:formula="of:=[.K134]+[.H135]*[.G135]" office:value-type="float" office:value="10768.7769836759" calcext:value-type="float">
            <text:p>10768.7769836759</text:p>
          </table:table-cell>
          <table:table-cell table:style-name="ce31" table:formula="of:=[.I135]/[.N134]" office:value-type="float" office:value="0.804112831023148" calcext:value-type="float">
            <text:p>0.804</text:p>
          </table:table-cell>
          <table:table-cell table:style-name="ce27" table:formula="of:=[.I135]*(1+SIGN([.I135])*[.O135])" office:value-type="float" office:value="10093.9221032895" calcext:value-type="float">
            <text:p>10093.9221032895</text:p>
          </table:table-cell>
          <table:table-cell table:style-name="ce27" table:formula="of:=([.K135]-[.I135])*SIGN([.I135])" office:value-type="float" office:value="-674.854880386407" calcext:value-type="float">
            <text:p>-674.854880386407</text:p>
          </table:table-cell>
          <table:table-cell table:style-name="ce27" table:formula="of:=IF([.G135]&lt;&gt;&quot;&quot;;-1;0)" office:value-type="float" office:value="-1" calcext:value-type="float">
            <text:p>-1</text:p>
          </table:table-cell>
          <table:table-cell table:style-name="ce33" table:formula="of:=[.N134]+[.L135]+[.M135]" office:value-type="currency" office:currency="USD" office:value="12716.2669316406" calcext:value-type="currency">
            <text:p>$12,716.27</text:p>
          </table:table-cell>
          <table:table-cell table:style-name="ce35" table:formula="of:=[.P135]/[.P134]-1" office:value-type="percentage" office:value="-0.0626677366807207" calcext:value-type="percentage">
            <text:p>-6.27%</text:p>
          </table:table-cell>
          <table:table-cell table:style-name="ce34" office:value-type="float" office:value="19.563999" calcext:value-type="float">
            <text:p>19.563999</text:p>
          </table:table-cell>
        </table:table-row>
        <table:table-row table:style-name="ro1">
          <table:table-cell table:style-name="ce3" office:value-type="string" calcext:value-type="string">
            <text:p>2016-05-13</text:p>
          </table:table-cell>
          <table:table-cell table:style-name="ce15" office:value-type="float" office:value="0.0660170838236809" calcext:value-type="float">
            <text:p>0.0660</text:p>
          </table:table-cell>
          <table:table-cell table:style-name="ce15" office:value-type="float" office:value="0.309720993041992" calcext:value-type="float">
            <text:p>0.3097</text:p>
          </table:table-cell>
          <table:table-cell table:style-name="ce15" office:value-type="float" office:value="0.429751485586166" calcext:value-type="float">
            <text:p>0.4298</text:p>
          </table:table-cell>
          <table:table-cell table:style-name="ce15" office:value-type="float" office:value="0.194510444998741" calcext:value-type="float">
            <text:p>0.194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250" calcext:value-type="float">
            <text:p>1250</text:p>
          </table:table-cell>
          <table:table-cell table:style-name="ce27" table:formula="of:=[.K135]+[.H136]*[.G136]" office:value-type="float" office:value="8843.92210328949" calcext:value-type="float">
            <text:p>8843.92210328949</text:p>
          </table:table-cell>
          <table:table-cell table:style-name="ce31" table:formula="of:=[.I136]/[.N135]" office:value-type="float" office:value="0.695481004828866" calcext:value-type="float">
            <text:p>0.695</text:p>
          </table:table-cell>
          <table:table-cell table:style-name="ce27" table:formula="of:=[.I136]*(1+SIGN([.I136])*[.O136])" office:value-type="float" office:value="9119.67356529522" calcext:value-type="float">
            <text:p>9119.67356529522</text:p>
          </table:table-cell>
          <table:table-cell table:style-name="ce27" table:formula="of:=([.K136]-[.I136])*SIGN([.I136])" office:value-type="float" office:value="275.751462005734" calcext:value-type="float">
            <text:p>275.751462005734</text:p>
          </table:table-cell>
          <table:table-cell table:style-name="ce27" table:formula="of:=IF([.G136]&lt;&gt;&quot;&quot;;-1;0)" office:value-type="float" office:value="-1" calcext:value-type="float">
            <text:p>-1</text:p>
          </table:table-cell>
          <table:table-cell table:style-name="ce33" table:formula="of:=[.N135]+[.L136]+[.M136]" office:value-type="currency" office:currency="USD" office:value="12991.0183936463" calcext:value-type="currency">
            <text:p>$12,991.02</text:p>
          </table:table-cell>
          <table:table-cell table:style-name="ce35" table:formula="of:=[.P136]/[.P135]-1" office:value-type="percentage" office:value="0.0311797705571342" calcext:value-type="percentage">
            <text:p>3.12%</text:p>
          </table:table-cell>
          <table:table-cell table:style-name="ce34" office:value-type="float" office:value="20.174" calcext:value-type="float">
            <text:p>20.174</text:p>
          </table:table-cell>
        </table:table-row>
        <table:table-row table:style-name="ro1">
          <table:table-cell table:style-name="ce3" office:value-type="string" calcext:value-type="string">
            <text:p>2016-05-16</text:p>
          </table:table-cell>
          <table:table-cell table:style-name="ce15" office:value-type="float" office:value="0.213332489132881" calcext:value-type="float">
            <text:p>0.2133</text:p>
          </table:table-cell>
          <table:table-cell table:style-name="ce15" office:value-type="float" office:value="0.171626791357994" calcext:value-type="float">
            <text:p>0.1716</text:p>
          </table:table-cell>
          <table:table-cell table:style-name="ce15" office:value-type="float" office:value="0.398563802242279" calcext:value-type="float">
            <text:p>0.3986</text:p>
          </table:table-cell>
          <table:table-cell table:style-name="ce15" office:value-type="float" office:value="0.216476961970329" calcext:value-type="float">
            <text:p>0.2165</text:p>
          </table:table-cell>
          <table:table-cell table:number-columns-repeated="3"/>
          <table:table-cell table:style-name="ce27" table:formula="of:=[.K136]+[.H137]*[.G137]" office:value-type="float" office:value="9119.67356529522" calcext:value-type="float">
            <text:p>9119.67356529522</text:p>
          </table:table-cell>
          <table:table-cell table:style-name="ce31" table:formula="of:=[.I137]/[.N136]" office:value-type="float" office:value="0.701998356784367" calcext:value-type="float">
            <text:p>0.702</text:p>
          </table:table-cell>
          <table:table-cell table:style-name="ce27" table:formula="of:=[.I137]*(1+SIGN([.I137])*[.O137])" office:value-type="float" office:value="9628.68235457097" calcext:value-type="float">
            <text:p>9628.68235457097</text:p>
          </table:table-cell>
          <table:table-cell table:style-name="ce27" table:formula="of:=([.K137]-[.I137])*SIGN([.I137])" office:value-type="float" office:value="509.008789275744" calcext:value-type="float">
            <text:p>509.008789275744</text:p>
          </table:table-cell>
          <table:table-cell table:style-name="ce27" table:formula="of:=IF([.G137]&lt;&gt;&quot;&quot;;-1;0)" office:value-type="float" office:value="0" calcext:value-type="float">
            <text:p>0</text:p>
          </table:table-cell>
          <table:table-cell table:style-name="ce33" table:formula="of:=[.N136]+[.L137]+[.M137]" office:value-type="currency" office:currency="USD" office:value="13500.0271829221" calcext:value-type="currency">
            <text:p>$13,500.03</text:p>
          </table:table-cell>
          <table:table-cell table:style-name="ce35" table:formula="of:=[.P137]/[.P136]-1" office:value-type="percentage" office:value="0.0558143650242886" calcext:value-type="percentage">
            <text:p>5.58%</text:p>
          </table:table-cell>
          <table:table-cell table:style-name="ce34" office:value-type="float" office:value="21.299999" calcext:value-type="float">
            <text:p>21.299999</text:p>
          </table:table-cell>
        </table:table-row>
        <table:table-row table:style-name="ro1">
          <table:table-cell table:style-name="ce3" office:value-type="string" calcext:value-type="string">
            <text:p>2016-05-17</text:p>
          </table:table-cell>
          <table:table-cell table:style-name="ce16" office:value-type="float" office:value="0.184446975588798" calcext:value-type="float">
            <text:p>0.1844</text:p>
          </table:table-cell>
          <table:table-cell table:style-name="ce16" office:value-type="float" office:value="0.307837843894958" calcext:value-type="float">
            <text:p>0.3078</text:p>
          </table:table-cell>
          <table:table-cell table:style-name="ce16" office:value-type="float" office:value="0.271255552768707" calcext:value-type="float">
            <text:p>0.2713</text:p>
          </table:table-cell>
          <table:table-cell table:style-name="ce16" office:value-type="float" office:value="0.236459627747536" calcext:value-type="float">
            <text:p>0.2365</text:p>
          </table:table-cell>
          <table:table-cell table:number-columns-repeated="3"/>
          <table:table-cell table:style-name="ce27" table:formula="of:=[.K137]+[.H138]*[.G138]" office:value-type="float" office:value="9628.68235457097" calcext:value-type="float">
            <text:p>9628.68235457097</text:p>
          </table:table-cell>
          <table:table-cell table:style-name="ce31" table:formula="of:=[.I138]/[.N137]" office:value-type="float" office:value="0.713234293835461" calcext:value-type="float">
            <text:p>0.713</text:p>
          </table:table-cell>
          <table:table-cell table:style-name="ce27" table:formula="of:=[.I138]*(1+SIGN([.I138])*[.O138])" office:value-type="float" office:value="10031.9117002755" calcext:value-type="float">
            <text:p>10031.9117002755</text:p>
          </table:table-cell>
          <table:table-cell table:style-name="ce27" table:formula="of:=([.K138]-[.I138])*SIGN([.I138])" office:value-type="float" office:value="403.229345704538" calcext:value-type="float">
            <text:p>403.229345704538</text:p>
          </table:table-cell>
          <table:table-cell table:style-name="ce27" table:formula="of:=IF([.G138]&lt;&gt;&quot;&quot;;-1;0)" office:value-type="float" office:value="0" calcext:value-type="float">
            <text:p>0</text:p>
          </table:table-cell>
          <table:table-cell table:style-name="ce33" table:formula="of:=[.N137]+[.L138]+[.M138]" office:value-type="currency" office:currency="USD" office:value="13903.2565286266" calcext:value-type="currency">
            <text:p>$13,903.26</text:p>
          </table:table-cell>
          <table:table-cell table:style-name="ce35" table:formula="of:=[.P138]/[.P137]-1" office:value-type="percentage" office:value="0.0418779362384008" calcext:value-type="percentage">
            <text:p>4.19%</text:p>
          </table:table-cell>
          <table:table-cell table:style-name="ce34" office:value-type="float" office:value="22.191999" calcext:value-type="float">
            <text:p>22.191999</text:p>
          </table:table-cell>
        </table:table-row>
        <table:table-row table:style-name="ro1">
          <table:table-cell table:style-name="ce3" office:value-type="string" calcext:value-type="string">
            <text:p>2016-05-18</text:p>
          </table:table-cell>
          <table:table-cell table:style-name="ce16" office:value-type="float" office:value="0.300757527351379" calcext:value-type="float">
            <text:p>0.3008</text:p>
          </table:table-cell>
          <table:table-cell table:style-name="ce16" office:value-type="float" office:value="0.160515144467354" calcext:value-type="float">
            <text:p>0.1605</text:p>
          </table:table-cell>
          <table:table-cell table:style-name="ce16" office:value-type="float" office:value="0.276387900114059" calcext:value-type="float">
            <text:p>0.2764</text:p>
          </table:table-cell>
          <table:table-cell table:style-name="ce16" office:value-type="float" office:value="0.262339383363724" calcext:value-type="float">
            <text:p>0.2623</text:p>
          </table:table-cell>
          <table:table-cell table:number-columns-repeated="3"/>
          <table:table-cell table:style-name="ce27" table:formula="of:=[.K138]+[.H139]*[.G139]" office:value-type="float" office:value="10031.9117002755" calcext:value-type="float">
            <text:p>10031.9117002755</text:p>
          </table:table-cell>
          <table:table-cell table:style-name="ce31" table:formula="of:=[.I139]/[.N138]" office:value-type="float" office:value="0.721551219285923" calcext:value-type="float">
            <text:p>0.722</text:p>
          </table:table-cell>
          <table:table-cell table:style-name="ce27" table:formula="of:=[.I139]*(1+SIGN([.I139])*[.O139])" office:value-type="float" office:value="7655.02885668233" calcext:value-type="float">
            <text:p>7655.02885668233</text:p>
          </table:table-cell>
          <table:table-cell table:style-name="ce27" table:formula="of:=([.K139]-[.I139])*SIGN([.I139])" office:value-type="float" office:value="-2376.88284359317" calcext:value-type="float">
            <text:p>-2376.88284359317</text:p>
          </table:table-cell>
          <table:table-cell table:style-name="ce27" table:formula="of:=IF([.G139]&lt;&gt;&quot;&quot;;-1;0)" office:value-type="float" office:value="0" calcext:value-type="float">
            <text:p>0</text:p>
          </table:table-cell>
          <table:table-cell table:style-name="ce33" table:formula="of:=[.N138]+[.L139]+[.M139]" office:value-type="currency" office:currency="USD" office:value="11526.3736850335" calcext:value-type="currency">
            <text:p>$11,526.37</text:p>
          </table:table-cell>
          <table:table-cell table:style-name="ce35" table:formula="of:=[.P139]/[.P138]-1" office:value-type="percentage" office:value="-0.236932193445034" calcext:value-type="percentage">
            <text:p>-23.69%</text:p>
          </table:table-cell>
          <table:table-cell table:style-name="ce34" office:value-type="float" office:value="16.934" calcext:value-type="float">
            <text:p>16.934</text:p>
          </table:table-cell>
        </table:table-row>
        <table:table-row table:style-name="ro1">
          <table:table-cell table:style-name="ce3" office:value-type="string" calcext:value-type="string">
            <text:p>2016-05-19</text:p>
          </table:table-cell>
          <table:table-cell table:style-name="ce16" office:value-type="float" office:value="0.317348152399063" calcext:value-type="float">
            <text:p>0.3173</text:p>
          </table:table-cell>
          <table:table-cell table:style-name="ce16" office:value-type="float" office:value="0.181374117732048" calcext:value-type="float">
            <text:p>0.1814</text:p>
          </table:table-cell>
          <table:table-cell table:style-name="ce16" office:value-type="float" office:value="0.322598367929459" calcext:value-type="float">
            <text:p>0.3226</text:p>
          </table:table-cell>
          <table:table-cell table:style-name="ce16" office:value-type="float" office:value="0.178679332137108" calcext:value-type="float">
            <text:p>0.1787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250" calcext:value-type="float">
            <text:p>1250</text:p>
          </table:table-cell>
          <table:table-cell table:style-name="ce27" table:formula="of:=[.K139]+[.H140]*[.G140]" office:value-type="float" office:value="6405.02885668233" calcext:value-type="float">
            <text:p>6405.02885668233</text:p>
          </table:table-cell>
          <table:table-cell table:style-name="ce31" table:formula="of:=[.I140]/[.N139]" office:value-type="float" office:value="0.555684643904875" calcext:value-type="float">
            <text:p>0.556</text:p>
          </table:table-cell>
          <table:table-cell table:style-name="ce27" table:formula="of:=[.I140]*(1+SIGN([.I140])*[.O140])" office:value-type="float" office:value="6723.50221751247" calcext:value-type="float">
            <text:p>6723.50221751247</text:p>
          </table:table-cell>
          <table:table-cell table:style-name="ce27" table:formula="of:=([.K140]-[.I140])*SIGN([.I140])" office:value-type="float" office:value="318.473360830143" calcext:value-type="float">
            <text:p>318.473360830143</text:p>
          </table:table-cell>
          <table:table-cell table:style-name="ce27" table:formula="of:=IF([.G140]&lt;&gt;&quot;&quot;;-1;0)" office:value-type="float" office:value="-1" calcext:value-type="float">
            <text:p>-1</text:p>
          </table:table-cell>
          <table:table-cell table:style-name="ce33" table:formula="of:=[.N139]+[.L140]+[.M140]" office:value-type="currency" office:currency="USD" office:value="11843.8470458636" calcext:value-type="currency">
            <text:p>$11,843.85</text:p>
          </table:table-cell>
          <table:table-cell table:style-name="ce35" table:formula="of:=[.P140]/[.P139]-1" office:value-type="percentage" office:value="0.0497223928191801" calcext:value-type="percentage">
            <text:p>4.97%</text:p>
          </table:table-cell>
          <table:table-cell table:style-name="ce34" office:value-type="float" office:value="17.775999" calcext:value-type="float">
            <text:p>17.775999</text:p>
          </table:table-cell>
        </table:table-row>
        <table:table-row table:style-name="ro1">
          <table:table-cell table:style-name="ce3" office:value-type="string" calcext:value-type="string">
            <text:p>2016-05-20</text:p>
          </table:table-cell>
          <table:table-cell table:style-name="ce16" office:value-type="float" office:value="0.183249726891518" calcext:value-type="float">
            <text:p>0.1832</text:p>
          </table:table-cell>
          <table:table-cell table:style-name="ce16" office:value-type="float" office:value="0.364388078451157" calcext:value-type="float">
            <text:p>0.3644</text:p>
          </table:table-cell>
          <table:table-cell table:style-name="ce16" office:value-type="float" office:value="0.296831250190735" calcext:value-type="float">
            <text:p>0.2968</text:p>
          </table:table-cell>
          <table:table-cell table:style-name="ce16" office:value-type="float" office:value="0.155530914664269" calcext:value-type="float">
            <text:p>0.155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000" calcext:value-type="float">
            <text:p>3000</text:p>
          </table:table-cell>
          <table:table-cell table:style-name="ce27" table:formula="of:=[.K140]+[.H141]*[.G141]" office:value-type="float" office:value="3723.50221751247" calcext:value-type="float">
            <text:p>3723.50221751247</text:p>
          </table:table-cell>
          <table:table-cell table:style-name="ce31" table:formula="of:=[.I141]/[.N140]" office:value-type="float" office:value="0.314382835500471" calcext:value-type="float">
            <text:p>0.314</text:p>
          </table:table-cell>
          <table:table-cell table:style-name="ce27" table:formula="of:=[.I141]*(1+SIGN([.I141])*[.O141])" office:value-type="float" office:value="3749.4764538113" calcext:value-type="float">
            <text:p>3749.4764538113</text:p>
          </table:table-cell>
          <table:table-cell table:style-name="ce27" table:formula="of:=([.K141]-[.I141])*SIGN([.I141])" office:value-type="float" office:value="25.97423629883" calcext:value-type="float">
            <text:p>25.97423629883</text:p>
          </table:table-cell>
          <table:table-cell table:style-name="ce27" table:formula="of:=IF([.G141]&lt;&gt;&quot;&quot;;-1;0)" office:value-type="float" office:value="-1" calcext:value-type="float">
            <text:p>-1</text:p>
          </table:table-cell>
          <table:table-cell table:style-name="ce33" table:formula="of:=[.N140]+[.L141]+[.M141]" office:value-type="currency" office:currency="USD" office:value="11868.8212821624" calcext:value-type="currency">
            <text:p>$11,868.82</text:p>
          </table:table-cell>
          <table:table-cell table:style-name="ce35" table:formula="of:=[.P141]/[.P140]-1" office:value-type="percentage" office:value="0.00697575421780794" calcext:value-type="percentage">
            <text:p>0.70%</text:p>
          </table:table-cell>
          <table:table-cell table:style-name="ce34" office:value-type="float" office:value="17.9" calcext:value-type="float">
            <text:p>17.9</text:p>
          </table:table-cell>
        </table:table-row>
        <table:table-row table:style-name="ro1">
          <table:table-cell table:style-name="ce3" office:value-type="string" calcext:value-type="string">
            <text:p>2016-05-23</text:p>
          </table:table-cell>
          <table:table-cell table:style-name="ce16" office:value-type="float" office:value="0.342983067035675" calcext:value-type="float">
            <text:p>0.3430</text:p>
          </table:table-cell>
          <table:table-cell table:style-name="ce16" office:value-type="float" office:value="0.210064917802811" calcext:value-type="float">
            <text:p>0.2101</text:p>
          </table:table-cell>
          <table:table-cell table:style-name="ce16" office:value-type="float" office:value="0.219815358519554" calcext:value-type="float">
            <text:p>0.2198</text:p>
          </table:table-cell>
          <table:table-cell table:style-name="ce16" office:value-type="float" office:value="0.227136671543121" calcext:value-type="float">
            <text:p>0.2271</text:p>
          </table:table-cell>
          <table:table-cell table:number-columns-repeated="3"/>
          <table:table-cell table:style-name="ce27" table:formula="of:=[.K141]+[.H142]*[.G142]" office:value-type="float" office:value="3749.4764538113" calcext:value-type="float">
            <text:p>3749.4764538113</text:p>
          </table:table-cell>
          <table:table-cell table:style-name="ce31" table:formula="of:=[.I142]/[.N141]" office:value-type="float" office:value="0.315909757563404" calcext:value-type="float">
            <text:p>0.316</text:p>
          </table:table-cell>
          <table:table-cell table:style-name="ce27" table:formula="of:=[.I142]*(1+SIGN([.I142])*[.O142])" office:value-type="float" office:value="3621.70120870804" calcext:value-type="float">
            <text:p>3621.70120870804</text:p>
          </table:table-cell>
          <table:table-cell table:style-name="ce27" table:formula="of:=([.K142]-[.I142])*SIGN([.I142])" office:value-type="float" office:value="-127.775245103264" calcext:value-type="float">
            <text:p>-127.775245103264</text:p>
          </table:table-cell>
          <table:table-cell table:style-name="ce27" table:formula="of:=IF([.G142]&lt;&gt;&quot;&quot;;-1;0)" office:value-type="float" office:value="0" calcext:value-type="float">
            <text:p>0</text:p>
          </table:table-cell>
          <table:table-cell table:style-name="ce33" table:formula="of:=[.N141]+[.L142]+[.M142]" office:value-type="currency" office:currency="USD" office:value="11741.0460370592" calcext:value-type="currency">
            <text:p>$11,741.05</text:p>
          </table:table-cell>
          <table:table-cell table:style-name="ce35" table:formula="of:=[.P142]/[.P141]-1" office:value-type="percentage" office:value="-0.0340781564245809" calcext:value-type="percentage">
            <text:p>-3.41%</text:p>
          </table:table-cell>
          <table:table-cell table:style-name="ce34" office:value-type="float" office:value="17.290001" calcext:value-type="float">
            <text:p>17.290001</text:p>
          </table:table-cell>
        </table:table-row>
        <table:table-row table:style-name="ro1">
          <table:table-cell table:style-name="ce3" office:value-type="string" calcext:value-type="string">
            <text:p>2016-05-24</text:p>
          </table:table-cell>
          <table:table-cell table:style-name="ce16" office:value-type="float" office:value="0.397614866495132" calcext:value-type="float">
            <text:p>0.3976</text:p>
          </table:table-cell>
          <table:table-cell table:style-name="ce16" office:value-type="float" office:value="0.171278640627861" calcext:value-type="float">
            <text:p>0.1713</text:p>
          </table:table-cell>
          <table:table-cell table:style-name="ce16" office:value-type="float" office:value="0.266609072685242" calcext:value-type="float">
            <text:p>0.2666</text:p>
          </table:table-cell>
          <table:table-cell table:style-name="ce16" office:value-type="float" office:value="0.164497435092926" calcext:value-type="float">
            <text:p>0.1645</text:p>
          </table:table-cell>
          <table:table-cell table:number-columns-repeated="3"/>
          <table:table-cell table:style-name="ce27" table:formula="of:=[.K142]+[.H143]*[.G143]" office:value-type="float" office:value="3621.70120870804" calcext:value-type="float">
            <text:p>3621.70120870804</text:p>
          </table:table-cell>
          <table:table-cell table:style-name="ce31" table:formula="of:=[.I143]/[.N142]" office:value-type="float" office:value="0.308464952549934" calcext:value-type="float">
            <text:p>0.308</text:p>
          </table:table-cell>
          <table:table-cell table:style-name="ce27" table:formula="of:=[.I143]*(1+SIGN([.I143])*[.O143])" office:value-type="float" office:value="3037.28539554547" calcext:value-type="float">
            <text:p>3037.28539554547</text:p>
          </table:table-cell>
          <table:table-cell table:style-name="ce27" table:formula="of:=([.K143]-[.I143])*SIGN([.I143])" office:value-type="float" office:value="-584.41581316257" calcext:value-type="float">
            <text:p>-584.41581316257</text:p>
          </table:table-cell>
          <table:table-cell table:style-name="ce27" table:formula="of:=IF([.G143]&lt;&gt;&quot;&quot;;-1;0)" office:value-type="float" office:value="0" calcext:value-type="float">
            <text:p>0</text:p>
          </table:table-cell>
          <table:table-cell table:style-name="ce33" table:formula="of:=[.N142]+[.L143]+[.M143]" office:value-type="currency" office:currency="USD" office:value="11156.6302238966" calcext:value-type="currency">
            <text:p>$11,156.63</text:p>
          </table:table-cell>
          <table:table-cell table:style-name="ce35" table:formula="of:=[.P143]/[.P142]-1" office:value-type="percentage" office:value="-0.161364999342684" calcext:value-type="percentage">
            <text:p>-16.14%</text:p>
          </table:table-cell>
          <table:table-cell table:style-name="ce34" office:value-type="float" office:value="14.5" calcext:value-type="float">
            <text:p>14.5</text:p>
          </table:table-cell>
        </table:table-row>
        <table:table-row table:style-name="ro1">
          <table:table-cell table:style-name="ce4" office:value-type="string" calcext:value-type="string">
            <text:p>2016-05-25</text:p>
          </table:table-cell>
          <table:table-cell table:style-name="ce16" office:value-type="float" office:value="0.196384787559509" calcext:value-type="float">
            <text:p>0.1964</text:p>
          </table:table-cell>
          <table:table-cell table:style-name="ce16" office:value-type="float" office:value="0.308375775814056" calcext:value-type="float">
            <text:p>0.3084</text:p>
          </table:table-cell>
          <table:table-cell table:style-name="ce16" office:value-type="float" office:value="0.216978698968887" calcext:value-type="float">
            <text:p>0.2170</text:p>
          </table:table-cell>
          <table:table-cell table:style-name="ce16" office:value-type="float" office:value="0.278260767459869" calcext:value-type="float">
            <text:p>0.278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000" calcext:value-type="float">
            <text:p>3000</text:p>
          </table:table-cell>
          <table:table-cell table:style-name="ce27" table:formula="of:=[.K143]+[.H144]*[.G144]" office:value-type="float" office:value="37.2853955454693" calcext:value-type="float">
            <text:p>37.2853955454693</text:p>
          </table:table-cell>
          <table:table-cell table:style-name="ce31" table:formula="of:=[.I144]/[.N143]" office:value-type="float" office:value="0.00334199438335843" calcext:value-type="float">
            <text:p>0.003</text:p>
          </table:table-cell>
          <table:table-cell table:style-name="ce27" table:formula="of:=[.I144]*(1+SIGN([.I144])*[.O144])" office:value-type="float" office:value="39.8825162007055" calcext:value-type="float">
            <text:p>39.8825162007055</text:p>
          </table:table-cell>
          <table:table-cell table:style-name="ce27" table:formula="of:=([.K144]-[.I144])*SIGN([.I144])" office:value-type="float" office:value="2.59712065523614" calcext:value-type="float">
            <text:p>2.59712065523614</text:p>
          </table:table-cell>
          <table:table-cell table:style-name="ce27" table:formula="of:=IF([.G144]&lt;&gt;&quot;&quot;;-1;0)" office:value-type="float" office:value="-1" calcext:value-type="float">
            <text:p>-1</text:p>
          </table:table-cell>
          <table:table-cell table:style-name="ce33" table:formula="of:=[.N143]+[.L144]+[.M144]" office:value-type="currency" office:currency="USD" office:value="11158.2273445518" calcext:value-type="currency">
            <text:p>$11,158.23</text:p>
          </table:table-cell>
          <table:table-cell table:style-name="ce35" table:formula="of:=[.P144]/[.P143]-1" office:value-type="percentage" office:value="0.069655172413793" calcext:value-type="percentage">
            <text:p>6.97%</text:p>
          </table:table-cell>
          <table:table-cell table:style-name="ce34" office:value-type="float" office:value="15.51" calcext:value-type="float">
            <text:p>15.51</text:p>
          </table:table-cell>
        </table:table-row>
        <table:table-row table:style-name="ro1">
          <table:table-cell table:style-name="ce3" office:value-type="string" calcext:value-type="string">
            <text:p>2016-05-26</text:p>
          </table:table-cell>
          <table:table-cell table:style-name="ce16" office:value-type="float" office:value="0.15906397998333" calcext:value-type="float">
            <text:p>0.1591</text:p>
          </table:table-cell>
          <table:table-cell table:style-name="ce16" office:value-type="float" office:value="0.235304817557335" calcext:value-type="float">
            <text:p>0.2353</text:p>
          </table:table-cell>
          <table:table-cell table:style-name="ce16" office:value-type="float" office:value="0.245506584644318" calcext:value-type="float">
            <text:p>0.2455</text:p>
          </table:table-cell>
          <table:table-cell table:style-name="ce16" office:value-type="float" office:value="0.360124588012695" calcext:value-type="float">
            <text:p>0.3601</text:p>
          </table:table-cell>
          <table:table-cell table:number-columns-repeated="3"/>
          <table:table-cell table:style-name="ce27" table:formula="of:=[.K144]+[.H145]*[.G145]" office:value-type="float" office:value="39.8825162007055" calcext:value-type="float">
            <text:p>39.8825162007055</text:p>
          </table:table-cell>
          <table:table-cell table:style-name="ce31" table:formula="of:=[.I145]/[.N144]" office:value-type="float" office:value="0.00357426990588955" calcext:value-type="float">
            <text:p>0.004</text:p>
          </table:table-cell>
          <table:table-cell table:style-name="ce27" table:formula="of:=[.I145]*(1+SIGN([.I145])*[.O145])" office:value-type="float" office:value="39.661375234022" calcext:value-type="float">
            <text:p>39.661375234022</text:p>
          </table:table-cell>
          <table:table-cell table:style-name="ce27" table:formula="of:=([.K145]-[.I145])*SIGN([.I145])" office:value-type="float" office:value="-0.221140966683471" calcext:value-type="float">
            <text:p>-0.221140966683471</text:p>
          </table:table-cell>
          <table:table-cell table:style-name="ce27" table:formula="of:=IF([.G145]&lt;&gt;&quot;&quot;;-1;0)" office:value-type="float" office:value="0" calcext:value-type="float">
            <text:p>0</text:p>
          </table:table-cell>
          <table:table-cell table:style-name="ce33" table:formula="of:=[.N144]+[.L145]+[.M145]" office:value-type="currency" office:currency="USD" office:value="11158.0062035851" calcext:value-type="currency">
            <text:p>$11,158.01</text:p>
          </table:table-cell>
          <table:table-cell table:style-name="ce35" table:formula="of:=[.P145]/[.P144]-1" office:value-type="percentage" office:value="-0.00554480980012895" calcext:value-type="percentage">
            <text:p>-0.55%</text:p>
          </table:table-cell>
          <table:table-cell table:style-name="ce34" office:value-type="float" office:value="15.424" calcext:value-type="float">
            <text:p>15.424</text:p>
          </table:table-cell>
        </table:table-row>
        <table:table-row table:style-name="ro1">
          <table:table-cell table:style-name="ce4" office:value-type="string" calcext:value-type="string">
            <text:p>2016-05-27</text:p>
          </table:table-cell>
          <table:table-cell table:style-name="ce16" office:value-type="float" office:value="0.290568798780441" calcext:value-type="float">
            <text:p>0.2906</text:p>
          </table:table-cell>
          <table:table-cell table:style-name="ce16" office:value-type="float" office:value="0.333052664995193" calcext:value-type="float">
            <text:p>0.3331</text:p>
          </table:table-cell>
          <table:table-cell table:style-name="ce16" office:value-type="float" office:value="0.254795134067535" calcext:value-type="float">
            <text:p>0.2548</text:p>
          </table:table-cell>
          <table:table-cell table:style-name="ce16" office:value-type="float" office:value="0.121583387255669" calcext:value-type="float">
            <text:p>0.1216</text:p>
          </table:table-cell>
          <table:table-cell table:number-columns-repeated="3"/>
          <table:table-cell table:style-name="ce27" table:formula="of:=[.K145]+[.H146]*[.G146]" office:value-type="float" office:value="39.661375234022" calcext:value-type="float">
            <text:p>39.661375234022</text:p>
          </table:table-cell>
          <table:table-cell table:style-name="ce31" table:formula="of:=[.I146]/[.N145]" office:value-type="float" office:value="0.00355452170489729" calcext:value-type="float">
            <text:p>0.004</text:p>
          </table:table-cell>
          <table:table-cell table:style-name="ce27" table:formula="of:=[.I146]*(1+SIGN([.I146])*[.O146])" office:value-type="float" office:value="36.4471169973436" calcext:value-type="float">
            <text:p>36.4471169973436</text:p>
          </table:table-cell>
          <table:table-cell table:style-name="ce27" table:formula="of:=([.K146]-[.I146])*SIGN([.I146])" office:value-type="float" office:value="-3.21425823667839" calcext:value-type="float">
            <text:p>-3.21425823667839</text:p>
          </table:table-cell>
          <table:table-cell table:style-name="ce27" table:formula="of:=IF([.G146]&lt;&gt;&quot;&quot;;-1;0)" office:value-type="float" office:value="0" calcext:value-type="float">
            <text:p>0</text:p>
          </table:table-cell>
          <table:table-cell table:style-name="ce33" table:formula="of:=[.N145]+[.L146]+[.M146]" office:value-type="currency" office:currency="USD" office:value="11154.7919453485" calcext:value-type="currency">
            <text:p>$11,154.79</text:p>
          </table:table-cell>
          <table:table-cell table:style-name="ce35" table:formula="of:=[.P146]/[.P145]-1" office:value-type="percentage" office:value="-0.081042531120332" calcext:value-type="percentage">
            <text:p>-8.10%</text:p>
          </table:table-cell>
          <table:table-cell table:style-name="ce34" office:value-type="float" office:value="14.174" calcext:value-type="float">
            <text:p>14.174</text:p>
          </table:table-cell>
        </table:table-row>
        <table:table-row table:style-name="ro1">
          <table:table-cell table:style-name="ce3" office:value-type="string" calcext:value-type="string">
            <text:p>2016-05-31</text:p>
          </table:table-cell>
          <table:table-cell table:style-name="ce16" office:value-type="float" office:value="0.311545312404633" calcext:value-type="float">
            <text:p>0.3115</text:p>
          </table:table-cell>
          <table:table-cell table:style-name="ce16" office:value-type="float" office:value="0.219810202717781" calcext:value-type="float">
            <text:p>0.2198</text:p>
          </table:table-cell>
          <table:table-cell table:style-name="ce16" office:value-type="float" office:value="0.221811756491661" calcext:value-type="float">
            <text:p>0.2218</text:p>
          </table:table-cell>
          <table:table-cell table:style-name="ce16" office:value-type="float" office:value="0.246832758188248" calcext:value-type="float">
            <text:p>0.2468</text:p>
          </table:table-cell>
          <table:table-cell table:number-columns-repeated="3"/>
          <table:table-cell table:style-name="ce27" table:formula="of:=[.K146]+[.H147]*[.G147]" office:value-type="float" office:value="36.4471169973436" calcext:value-type="float">
            <text:p>36.4471169973436</text:p>
          </table:table-cell>
          <table:table-cell table:style-name="ce31" table:formula="of:=[.I147]/[.N146]" office:value-type="float" office:value="0.00326739549925375" calcext:value-type="float">
            <text:p>0.003</text:p>
          </table:table-cell>
          <table:table-cell table:style-name="ce27" table:formula="of:=[.I147]*(1+SIGN([.I147])*[.O147])" office:value-type="float" office:value="37.5785358966544" calcext:value-type="float">
            <text:p>37.5785358966544</text:p>
          </table:table-cell>
          <table:table-cell table:style-name="ce27" table:formula="of:=([.K147]-[.I147])*SIGN([.I147])" office:value-type="float" office:value="1.13141889931079" calcext:value-type="float">
            <text:p>1.13141889931079</text:p>
          </table:table-cell>
          <table:table-cell table:style-name="ce27" table:formula="of:=IF([.G147]&lt;&gt;&quot;&quot;;-1;0)" office:value-type="float" office:value="0" calcext:value-type="float">
            <text:p>0</text:p>
          </table:table-cell>
          <table:table-cell table:style-name="ce33" table:formula="of:=[.N146]+[.L147]+[.M147]" office:value-type="currency" office:currency="USD" office:value="11155.9233642478" calcext:value-type="currency">
            <text:p>$11,155.92</text:p>
          </table:table-cell>
          <table:table-cell table:style-name="ce35" table:formula="of:=[.P147]/[.P146]-1" office:value-type="percentage" office:value="0.0310427543389304" calcext:value-type="percentage">
            <text:p>3.10%</text:p>
          </table:table-cell>
          <table:table-cell table:style-name="ce34" office:value-type="float" office:value="14.614" calcext:value-type="float">
            <text:p>14.614</text:p>
          </table:table-cell>
        </table:table-row>
        <table:table-row table:style-name="ro1">
          <table:table-cell table:style-name="ce3" office:value-type="string" calcext:value-type="string">
            <text:p>2016-06-01</text:p>
          </table:table-cell>
          <table:table-cell table:style-name="ce16" office:value-type="float" office:value="0.19301900267601" calcext:value-type="float">
            <text:p>0.1930</text:p>
          </table:table-cell>
          <table:table-cell table:style-name="ce16" office:value-type="float" office:value="0.099636435508728" calcext:value-type="float">
            <text:p>0.0996</text:p>
          </table:table-cell>
          <table:table-cell table:style-name="ce16" office:value-type="float" office:value="0.557630836963654" calcext:value-type="float">
            <text:p>0.5576</text:p>
          </table:table-cell>
          <table:table-cell table:style-name="ce16" office:value-type="float" office:value="0.149713724851608" calcext:value-type="float">
            <text:p>0.1497</text:p>
          </table:table-cell>
          <table:table-cell table:number-columns-repeated="3"/>
          <table:table-cell table:style-name="ce27" table:formula="of:=[.K147]+[.H148]*[.G148]" office:value-type="float" office:value="37.5785358966544" calcext:value-type="float">
            <text:p>37.5785358966544</text:p>
          </table:table-cell>
          <table:table-cell table:style-name="ce31" table:formula="of:=[.I148]/[.N147]" office:value-type="float" office:value="0.00336848279337282" calcext:value-type="float">
            <text:p>0.003</text:p>
          </table:table-cell>
          <table:table-cell table:style-name="ce27" table:formula="of:=[.I148]*(1+SIGN([.I148])*[.O148])" office:value-type="float" office:value="38.2625300494196" calcext:value-type="float">
            <text:p>38.2625300494196</text:p>
          </table:table-cell>
          <table:table-cell table:style-name="ce27" table:formula="of:=([.K148]-[.I148])*SIGN([.I148])" office:value-type="float" office:value="0.683994152765166" calcext:value-type="float">
            <text:p>0.683994152765166</text:p>
          </table:table-cell>
          <table:table-cell table:style-name="ce27" table:formula="of:=IF([.G148]&lt;&gt;&quot;&quot;;-1;0)" office:value-type="float" office:value="0" calcext:value-type="float">
            <text:p>0</text:p>
          </table:table-cell>
          <table:table-cell table:style-name="ce33" table:formula="of:=[.N147]+[.L148]+[.M148]" office:value-type="currency" office:currency="USD" office:value="11156.6073584005" calcext:value-type="currency">
            <text:p>$11,156.61</text:p>
          </table:table-cell>
          <table:table-cell table:style-name="ce35" table:formula="of:=[.P148]/[.P147]-1" office:value-type="percentage" office:value="0.0182017243738881" calcext:value-type="percentage">
            <text:p>1.82%</text:p>
          </table:table-cell>
          <table:table-cell table:style-name="ce34" office:value-type="float" office:value="14.88" calcext:value-type="float">
            <text:p>14.88</text:p>
          </table:table-cell>
        </table:table-row>
        <table:table-row table:style-name="ro1">
          <table:table-cell table:style-name="ce3" office:value-type="string" calcext:value-type="string">
            <text:p>2016-06-02</text:p>
          </table:table-cell>
          <table:table-cell table:style-name="ce16" office:value-type="float" office:value="0.125942572951317" calcext:value-type="float">
            <text:p>0.1259</text:p>
          </table:table-cell>
          <table:table-cell table:style-name="ce16" office:value-type="float" office:value="0.205703660845757" calcext:value-type="float">
            <text:p>0.2057</text:p>
          </table:table-cell>
          <table:table-cell table:style-name="ce16" office:value-type="float" office:value="0.363578259944916" calcext:value-type="float">
            <text:p>0.3636</text:p>
          </table:table-cell>
          <table:table-cell table:style-name="ce16" office:value-type="float" office:value="0.304775476455688" calcext:value-type="float">
            <text:p>0.3048</text:p>
          </table:table-cell>
          <table:table-cell table:number-columns-repeated="3"/>
          <table:table-cell table:style-name="ce27" table:formula="of:=[.K148]+[.H149]*[.G149]" office:value-type="float" office:value="38.2625300494196" calcext:value-type="float">
            <text:p>38.2625300494196</text:p>
          </table:table-cell>
          <table:table-cell table:style-name="ce31" table:formula="of:=[.I149]/[.N148]" office:value-type="float" office:value="0.00342958471336801" calcext:value-type="float">
            <text:p>0.003</text:p>
          </table:table-cell>
          <table:table-cell table:style-name="ce27" table:formula="of:=[.I149]*(1+SIGN([.I149])*[.O149])" office:value-type="float" office:value="38.5402419610686" calcext:value-type="float">
            <text:p>38.5402419610686</text:p>
          </table:table-cell>
          <table:table-cell table:style-name="ce27" table:formula="of:=([.K149]-[.I149])*SIGN([.I149])" office:value-type="float" office:value="0.277711911649007" calcext:value-type="float">
            <text:p>0.277711911649007</text:p>
          </table:table-cell>
          <table:table-cell table:style-name="ce27" table:formula="of:=IF([.G149]&lt;&gt;&quot;&quot;;-1;0)" office:value-type="float" office:value="0" calcext:value-type="float">
            <text:p>0</text:p>
          </table:table-cell>
          <table:table-cell table:style-name="ce33" table:formula="of:=[.N148]+[.L149]+[.M149]" office:value-type="currency" office:currency="USD" office:value="11156.8850703122" calcext:value-type="currency">
            <text:p>$11,156.89</text:p>
          </table:table-cell>
          <table:table-cell table:style-name="ce35" table:formula="of:=[.P149]/[.P148]-1" office:value-type="percentage" office:value="0.00725806451612887" calcext:value-type="percentage">
            <text:p>0.73%</text:p>
          </table:table-cell>
          <table:table-cell table:style-name="ce34" office:value-type="float" office:value="14.988" calcext:value-type="float">
            <text:p>14.988</text:p>
          </table:table-cell>
        </table:table-row>
        <table:table-row table:style-name="ro1">
          <table:table-cell table:style-name="ce3" office:value-type="string" calcext:value-type="string">
            <text:p>2016-06-03</text:p>
          </table:table-cell>
          <table:table-cell table:style-name="ce16" office:value-type="float" office:value="0.203831136226654" calcext:value-type="float">
            <text:p>0.2038</text:p>
          </table:table-cell>
          <table:table-cell table:style-name="ce16" office:value-type="float" office:value="0.355030506849289" calcext:value-type="float">
            <text:p>0.3550</text:p>
          </table:table-cell>
          <table:table-cell table:style-name="ce16" office:value-type="float" office:value="0.292301207780838" calcext:value-type="float">
            <text:p>0.2923</text:p>
          </table:table-cell>
          <table:table-cell table:style-name="ce16" office:value-type="float" office:value="0.148837178945541" calcext:value-type="float">
            <text:p>0.14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style-name="ce27" table:formula="of:=[.K149]+[.H150]*[.G150]" office:value-type="float" office:value="3038.54024196107" calcext:value-type="float">
            <text:p>3038.54024196107</text:p>
          </table:table-cell>
          <table:table-cell table:style-name="ce31" table:formula="of:=[.I150]/[.N149]" office:value-type="float" office:value="0.272346647187972" calcext:value-type="float">
            <text:p>0.272</text:p>
          </table:table-cell>
          <table:table-cell table:style-name="ce27" table:formula="of:=[.I150]*(1+SIGN([.I150])*[.O150])" office:value-type="float" office:value="4050.57606314266" calcext:value-type="float">
            <text:p>4050.57606314266</text:p>
          </table:table-cell>
          <table:table-cell table:style-name="ce27" table:formula="of:=([.K150]-[.I150])*SIGN([.I150])" office:value-type="float" office:value="1012.03582118159" calcext:value-type="float">
            <text:p>1012.03582118159</text:p>
          </table:table-cell>
          <table:table-cell table:style-name="ce27" table:formula="of:=IF([.G150]&lt;&gt;&quot;&quot;;-1;0)" office:value-type="float" office:value="-1" calcext:value-type="float">
            <text:p>-1</text:p>
          </table:table-cell>
          <table:table-cell table:style-name="ce33" table:formula="of:=[.N149]+[.L150]+[.M150]" office:value-type="currency" office:currency="USD" office:value="12167.9208914938" calcext:value-type="currency">
            <text:p>$12,167.92</text:p>
          </table:table-cell>
          <table:table-cell table:style-name="ce35" table:formula="of:=[.P150]/[.P149]-1" office:value-type="percentage" office:value="0.33306645316253" calcext:value-type="percentage">
            <text:p>33.31%</text:p>
          </table:table-cell>
          <table:table-cell table:style-name="ce34" office:value-type="float" office:value="19.98" calcext:value-type="float">
            <text:p>19.98</text:p>
          </table:table-cell>
        </table:table-row>
        <table:table-row table:style-name="ro1">
          <table:table-cell table:style-name="ce3" office:value-type="string" calcext:value-type="string">
            <text:p>2016-06-06</text:p>
          </table:table-cell>
          <table:table-cell table:style-name="ce17" office:value-type="float" office:value="0.251777231693268" calcext:value-type="float">
            <text:p>0.2518</text:p>
          </table:table-cell>
          <table:table-cell table:style-name="ce17" office:value-type="float" office:value="0.374225080013275" calcext:value-type="float">
            <text:p>0.3742</text:p>
          </table:table-cell>
          <table:table-cell table:style-name="ce17" office:value-type="float" office:value="0.272622585296631" calcext:value-type="float">
            <text:p>0.2726</text:p>
          </table:table-cell>
          <table:table-cell table:style-name="ce17" office:value-type="float" office:value="0.101375095546246" calcext:value-type="float">
            <text:p>0.101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4000" calcext:value-type="float">
            <text:p>4000</text:p>
          </table:table-cell>
          <table:table-cell table:style-name="ce27" table:formula="of:=[.K150]+[.H151]*[.G151]" office:value-type="float" office:value="50.5760631426574" calcext:value-type="float">
            <text:p>50.5760631426574</text:p>
          </table:table-cell>
          <table:table-cell table:style-name="ce31" table:formula="of:=[.I151]/[.N150]" office:value-type="float" office:value="0.00415650821481044" calcext:value-type="float">
            <text:p>0.004</text:p>
          </table:table-cell>
          <table:table-cell table:style-name="ce27" table:formula="of:=[.I151]*(1+SIGN([.I151])*[.O151])" office:value-type="float" office:value="51.1734580826808" calcext:value-type="float">
            <text:p>51.1734580826808</text:p>
          </table:table-cell>
          <table:table-cell table:style-name="ce27" table:formula="of:=([.K151]-[.I151])*SIGN([.I151])" office:value-type="float" office:value="0.597394940023378" calcext:value-type="float">
            <text:p>0.597394940023378</text:p>
          </table:table-cell>
          <table:table-cell table:style-name="ce27" table:formula="of:=IF([.G151]&lt;&gt;&quot;&quot;;-1;0)" office:value-type="float" office:value="-1" calcext:value-type="float">
            <text:p>-1</text:p>
          </table:table-cell>
          <table:table-cell table:style-name="ce33" table:formula="of:=[.N150]+[.L151]+[.M151]" office:value-type="currency" office:currency="USD" office:value="12167.5182864338" calcext:value-type="currency">
            <text:p>$12,167.52</text:p>
          </table:table-cell>
          <table:table-cell table:style-name="ce35" table:formula="of:=[.P151]/[.P150]-1" office:value-type="percentage" office:value="0.0118118118118118" calcext:value-type="percentage">
            <text:p>1.18%</text:p>
          </table:table-cell>
          <table:table-cell table:style-name="ce34" office:value-type="float" office:value="20.216" calcext:value-type="float">
            <text:p>20.216</text:p>
          </table:table-cell>
        </table:table-row>
        <table:table-row table:style-name="ro1">
          <table:table-cell table:style-name="ce3" office:value-type="string" calcext:value-type="string">
            <text:p>2016-06-07</text:p>
          </table:table-cell>
          <table:table-cell table:style-name="ce17" office:value-type="float" office:value="0.190349265933037" calcext:value-type="float">
            <text:p>0.1903</text:p>
          </table:table-cell>
          <table:table-cell table:style-name="ce17" office:value-type="float" office:value="0.240406885743141" calcext:value-type="float">
            <text:p>0.2404</text:p>
          </table:table-cell>
          <table:table-cell table:style-name="ce17" office:value-type="float" office:value="0.218697518110275" calcext:value-type="float">
            <text:p>0.2187</text:p>
          </table:table-cell>
          <table:table-cell table:style-name="ce17" office:value-type="float" office:value="0.350546330213547" calcext:value-type="float">
            <text:p>0.3505</text:p>
          </table:table-cell>
          <table:table-cell table:number-columns-repeated="3"/>
          <table:table-cell table:style-name="ce27" table:formula="of:=[.K151]+[.H152]*[.G152]" office:value-type="float" office:value="51.1734580826808" calcext:value-type="float">
            <text:p>51.1734580826808</text:p>
          </table:table-cell>
          <table:table-cell table:style-name="ce31" table:formula="of:=[.I152]/[.N151]" office:value-type="float" office:value="0.00420574326481487" calcext:value-type="float">
            <text:p>0.004</text:p>
          </table:table-cell>
          <table:table-cell table:style-name="ce27" table:formula="of:=[.I152]*(1+SIGN([.I152])*[.O152])" office:value-type="float" office:value="49.3610225866776" calcext:value-type="float">
            <text:p>49.3610225866776</text:p>
          </table:table-cell>
          <table:table-cell table:style-name="ce27" table:formula="of:=([.K152]-[.I152])*SIGN([.I152])" office:value-type="float" office:value="-1.81243549600314" calcext:value-type="float">
            <text:p>-1.81243549600314</text:p>
          </table:table-cell>
          <table:table-cell table:style-name="ce27" table:formula="of:=IF([.G152]&lt;&gt;&quot;&quot;;-1;0)" office:value-type="float" office:value="0" calcext:value-type="float">
            <text:p>0</text:p>
          </table:table-cell>
          <table:table-cell table:style-name="ce33" table:formula="of:=[.N151]+[.L152]+[.M152]" office:value-type="currency" office:currency="USD" office:value="12165.7058509378" calcext:value-type="currency">
            <text:p>$12,165.71</text:p>
          </table:table-cell>
          <table:table-cell table:style-name="ce35" table:formula="of:=[.P152]/[.P151]-1" office:value-type="percentage" office:value="-0.0354174910961615" calcext:value-type="percentage">
            <text:p>-3.54%</text:p>
          </table:table-cell>
          <table:table-cell table:style-name="ce34" office:value-type="float" office:value="19.5" calcext:value-type="float">
            <text:p>19.5</text:p>
          </table:table-cell>
        </table:table-row>
        <table:table-row table:style-name="ro1">
          <table:table-cell table:style-name="ce3" office:value-type="string" calcext:value-type="string">
            <text:p>2016-06-08</text:p>
          </table:table-cell>
          <table:table-cell table:style-name="ce17" office:value-type="float" office:value="0.293329149484634" calcext:value-type="float">
            <text:p>0.2933</text:p>
          </table:table-cell>
          <table:table-cell table:style-name="ce17" office:value-type="float" office:value="0.258925795555115" calcext:value-type="float">
            <text:p>0.2589</text:p>
          </table:table-cell>
          <table:table-cell table:style-name="ce17" office:value-type="float" office:value="0.187592968344688" calcext:value-type="float">
            <text:p>0.1876</text:p>
          </table:table-cell>
          <table:table-cell table:style-name="ce17" office:value-type="float" office:value="0.260152131319046" calcext:value-type="float">
            <text:p>0.2602</text:p>
          </table:table-cell>
          <table:table-cell table:number-columns-repeated="3"/>
          <table:table-cell table:style-name="ce27" table:formula="of:=[.K152]+[.H153]*[.G153]" office:value-type="float" office:value="49.3610225866776" calcext:value-type="float">
            <text:p>49.3610225866776</text:p>
          </table:table-cell>
          <table:table-cell table:style-name="ce31" table:formula="of:=[.I153]/[.N152]" office:value-type="float" office:value="0.00405739076642829" calcext:value-type="float">
            <text:p>0.004</text:p>
          </table:table-cell>
          <table:table-cell table:style-name="ce27" table:formula="of:=[.I153]*(1+SIGN([.I153])*[.O153])" office:value-type="float" office:value="54.1047459553164" calcext:value-type="float">
            <text:p>54.1047459553164</text:p>
          </table:table-cell>
          <table:table-cell table:style-name="ce27" table:formula="of:=([.K153]-[.I153])*SIGN([.I153])" office:value-type="float" office:value="4.7437233686388" calcext:value-type="float">
            <text:p>4.7437233686388</text:p>
          </table:table-cell>
          <table:table-cell table:style-name="ce27" table:formula="of:=IF([.G153]&lt;&gt;&quot;&quot;;-1;0)" office:value-type="float" office:value="0" calcext:value-type="float">
            <text:p>0</text:p>
          </table:table-cell>
          <table:table-cell table:style-name="ce33" table:formula="of:=[.N152]+[.L153]+[.M153]" office:value-type="currency" office:currency="USD" office:value="12170.4495743064" calcext:value-type="currency">
            <text:p>$12,170.45</text:p>
          </table:table-cell>
          <table:table-cell table:style-name="ce35" table:formula="of:=[.P153]/[.P152]-1" office:value-type="percentage" office:value="0.0961026153846154" calcext:value-type="percentage">
            <text:p>9.61%</text:p>
          </table:table-cell>
          <table:table-cell table:style-name="ce34" office:value-type="float" office:value="21.374001" calcext:value-type="float">
            <text:p>21.374001</text:p>
          </table:table-cell>
        </table:table-row>
        <table:table-row table:style-name="ro1">
          <table:table-cell table:style-name="ce3" office:value-type="string" calcext:value-type="string">
            <text:p>2016-06-09</text:p>
          </table:table-cell>
          <table:table-cell table:style-name="ce17" office:value-type="float" office:value="0.300189316272736" calcext:value-type="float">
            <text:p>0.3002</text:p>
          </table:table-cell>
          <table:table-cell table:style-name="ce17" office:value-type="float" office:value="0.292269796133041" calcext:value-type="float">
            <text:p>0.2923</text:p>
          </table:table-cell>
          <table:table-cell table:style-name="ce17" office:value-type="float" office:value="0.11256255954504" calcext:value-type="float">
            <text:p>0.1126</text:p>
          </table:table-cell>
          <table:table-cell table:style-name="ce17" office:value-type="float" office:value="0.294978320598602" calcext:value-type="float">
            <text:p>0.2950</text:p>
          </table:table-cell>
          <table:table-cell table:number-columns-repeated="3"/>
          <table:table-cell table:style-name="ce27" table:formula="of:=[.K153]+[.H154]*[.G154]" office:value-type="float" office:value="54.1047459553164" calcext:value-type="float">
            <text:p>54.1047459553164</text:p>
          </table:table-cell>
          <table:table-cell table:style-name="ce31" table:formula="of:=[.I154]/[.N153]" office:value-type="float" office:value="0.00444558318285459" calcext:value-type="float">
            <text:p>0.004</text:p>
          </table:table-cell>
          <table:table-cell table:style-name="ce27" table:formula="of:=[.I154]*(1+SIGN([.I154])*[.O154])" office:value-type="float" office:value="56.5601378808577" calcext:value-type="float">
            <text:p>56.5601378808577</text:p>
          </table:table-cell>
          <table:table-cell table:style-name="ce27" table:formula="of:=([.K154]-[.I154])*SIGN([.I154])" office:value-type="float" office:value="2.45539192554128" calcext:value-type="float">
            <text:p>2.45539192554128</text:p>
          </table:table-cell>
          <table:table-cell table:style-name="ce27" table:formula="of:=IF([.G154]&lt;&gt;&quot;&quot;;-1;0)" office:value-type="float" office:value="0" calcext:value-type="float">
            <text:p>0</text:p>
          </table:table-cell>
          <table:table-cell table:style-name="ce33" table:formula="of:=[.N153]+[.L154]+[.M154]" office:value-type="currency" office:currency="USD" office:value="12172.904966232" calcext:value-type="currency">
            <text:p>$12,172.90</text:p>
          </table:table-cell>
          <table:table-cell table:style-name="ce35" table:formula="of:=[.P154]/[.P153]-1" office:value-type="percentage" office:value="0.0453821911957431" calcext:value-type="percentage">
            <text:p>4.54%</text:p>
          </table:table-cell>
          <table:table-cell table:style-name="ce34" office:value-type="float" office:value="22.344" calcext:value-type="float">
            <text:p>22.344</text:p>
          </table:table-cell>
        </table:table-row>
        <table:table-row table:style-name="ro1">
          <table:table-cell table:style-name="ce3" office:value-type="string" calcext:value-type="string">
            <text:p>2016-06-10</text:p>
          </table:table-cell>
          <table:table-cell table:style-name="ce17" office:value-type="float" office:value="0.492291003465652" calcext:value-type="float">
            <text:p>0.4923</text:p>
          </table:table-cell>
          <table:table-cell table:style-name="ce17" office:value-type="float" office:value="0.136792883276939" calcext:value-type="float">
            <text:p>0.1368</text:p>
          </table:table-cell>
          <table:table-cell table:style-name="ce17" office:value-type="float" office:value="0.281264424324036" calcext:value-type="float">
            <text:p>0.2813</text:p>
          </table:table-cell>
          <table:table-cell table:style-name="ce17" office:value-type="float" office:value="0.0896516367793083" calcext:value-type="float">
            <text:p>0.0897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500" calcext:value-type="float">
            <text:p>1500</text:p>
          </table:table-cell>
          <table:table-cell table:style-name="ce27" table:formula="of:=[.K154]+[.H155]*[.G155]" office:value-type="float" office:value="-1443.43986211914" calcext:value-type="float">
            <text:p>-1443.43986211914</text:p>
          </table:table-cell>
          <table:table-cell table:style-name="ce31" table:formula="of:=[.I155]/[.N154]" office:value-type="float" office:value="-0.118578093406898" calcext:value-type="float">
            <text:p>-0.119</text:p>
          </table:table-cell>
          <table:table-cell table:style-name="ce27" table:formula="of:=[.I155]*(1+SIGN([.I155])*[.O155])" office:value-type="float" office:value="-1505.97348322419" calcext:value-type="float">
            <text:p>-1505.97348322419</text:p>
          </table:table-cell>
          <table:table-cell table:style-name="ce27" table:formula="of:=([.K155]-[.I155])*SIGN([.I155])" office:value-type="float" office:value="62.5336211050478" calcext:value-type="float">
            <text:p>62.5336211050478</text:p>
          </table:table-cell>
          <table:table-cell table:style-name="ce27" table:formula="of:=IF([.G155]&lt;&gt;&quot;&quot;;-1;0)" office:value-type="float" office:value="-1" calcext:value-type="float">
            <text:p>-1</text:p>
          </table:table-cell>
          <table:table-cell table:style-name="ce33" table:formula="of:=[.N154]+[.L155]+[.M155]" office:value-type="currency" office:currency="USD" office:value="12234.438587337" calcext:value-type="currency">
            <text:p>$12,234.44</text:p>
          </table:table-cell>
          <table:table-cell table:style-name="ce35" table:formula="of:=[.P155]/[.P154]-1" office:value-type="percentage" office:value="-0.0433226369495167" calcext:value-type="percentage">
            <text:p>-4.33%</text:p>
          </table:table-cell>
          <table:table-cell table:style-name="ce34" office:value-type="float" office:value="21.375999" calcext:value-type="float">
            <text:p>21.375999</text:p>
          </table:table-cell>
        </table:table-row>
        <table:table-row table:style-name="ro1">
          <table:table-cell table:style-name="ce3" office:value-type="string" calcext:value-type="string">
            <text:p>2016-06-13</text:p>
          </table:table-cell>
          <table:table-cell table:style-name="ce17" office:value-type="float" office:value="0.155043989419937" calcext:value-type="float">
            <text:p>0.1550</text:p>
          </table:table-cell>
          <table:table-cell table:style-name="ce17" office:value-type="float" office:value="0.383686602115631" calcext:value-type="float">
            <text:p>0.3837</text:p>
          </table:table-cell>
          <table:table-cell table:style-name="ce17" office:value-type="float" office:value="0.23648302257061" calcext:value-type="float">
            <text:p>0.2365</text:p>
          </table:table-cell>
          <table:table-cell table:style-name="ce17" office:value-type="float" office:value="0.22478637099266" calcext:value-type="float">
            <text:p>0.2248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250" calcext:value-type="float">
            <text:p>2250</text:p>
          </table:table-cell>
          <table:table-cell table:style-name="ce27" table:formula="of:=[.K155]+[.H156]*[.G156]" office:value-type="float" office:value="-3755.97348322419" calcext:value-type="float">
            <text:p>-3755.97348322419</text:p>
          </table:table-cell>
          <table:table-cell table:style-name="ce31" table:formula="of:=[.I156]/[.N155]" office:value-type="float" office:value="-0.307000068406222" calcext:value-type="float">
            <text:p>-0.307</text:p>
          </table:table-cell>
          <table:table-cell table:style-name="ce27" table:formula="of:=[.I156]*(1+SIGN([.I156])*[.O156])" office:value-type="float" office:value="-3772.84127697935" calcext:value-type="float">
            <text:p>-3772.84127697935</text:p>
          </table:table-cell>
          <table:table-cell table:style-name="ce27" table:formula="of:=([.K156]-[.I156])*SIGN([.I156])" office:value-type="float" office:value="16.8677937551629" calcext:value-type="float">
            <text:p>16.8677937551629</text:p>
          </table:table-cell>
          <table:table-cell table:style-name="ce27" table:formula="of:=IF([.G156]&lt;&gt;&quot;&quot;;-1;0)" office:value-type="float" office:value="-1" calcext:value-type="float">
            <text:p>-1</text:p>
          </table:table-cell>
          <table:table-cell table:style-name="ce33" table:formula="of:=[.N155]+[.L156]+[.M156]" office:value-type="currency" office:currency="USD" office:value="12250.3063810922" calcext:value-type="currency">
            <text:p>$12,250.31</text:p>
          </table:table-cell>
          <table:table-cell table:style-name="ce35" table:formula="of:=[.P156]/[.P155]-1" office:value-type="percentage" office:value="-0.00449092461128964" calcext:value-type="percentage">
            <text:p>-0.45%</text:p>
          </table:table-cell>
          <table:table-cell table:style-name="ce34" office:value-type="float" office:value="21.280001" calcext:value-type="float">
            <text:p>21.280001</text:p>
          </table:table-cell>
        </table:table-row>
        <table:table-row table:style-name="ro1">
          <table:table-cell table:style-name="ce3" office:value-type="string" calcext:value-type="string">
            <text:p>2016-06-14</text:p>
          </table:table-cell>
          <table:table-cell table:style-name="ce17" office:value-type="float" office:value="0.328896999359131" calcext:value-type="float">
            <text:p>0.3289</text:p>
          </table:table-cell>
          <table:table-cell table:style-name="ce17" office:value-type="float" office:value="0.287604331970215" calcext:value-type="float">
            <text:p>0.2876</text:p>
          </table:table-cell>
          <table:table-cell table:style-name="ce17" office:value-type="float" office:value="0.255725294351578" calcext:value-type="float">
            <text:p>0.2557</text:p>
          </table:table-cell>
          <table:table-cell table:style-name="ce17" office:value-type="float" office:value="0.127773374319077" calcext:value-type="float">
            <text:p>0.1278</text:p>
          </table:table-cell>
          <table:table-cell table:number-columns-repeated="3"/>
          <table:table-cell table:style-name="ce27" table:formula="of:=[.K156]+[.H157]*[.G157]" office:value-type="float" office:value="-3772.84127697935" calcext:value-type="float">
            <text:p>-3772.84127697935</text:p>
          </table:table-cell>
          <table:table-cell table:style-name="ce31" table:formula="of:=[.I157]/[.N156]" office:value-type="float" office:value="-0.307979340239406" calcext:value-type="float">
            <text:p>-0.308</text:p>
          </table:table-cell>
          <table:table-cell table:style-name="ce27" table:formula="of:=[.I157]*(1+SIGN([.I157])*[.O157])" office:value-type="float" office:value="-4017.50878122772" calcext:value-type="float">
            <text:p>-4017.50878122772</text:p>
          </table:table-cell>
          <table:table-cell table:style-name="ce27" table:formula="of:=([.K157]-[.I157])*SIGN([.I157])" office:value-type="float" office:value="244.667504248368" calcext:value-type="float">
            <text:p>244.667504248368</text:p>
          </table:table-cell>
          <table:table-cell table:style-name="ce27" table:formula="of:=IF([.G157]&lt;&gt;&quot;&quot;;-1;0)" office:value-type="float" office:value="0" calcext:value-type="float">
            <text:p>0</text:p>
          </table:table-cell>
          <table:table-cell table:style-name="ce33" table:formula="of:=[.N156]+[.L157]+[.M157]" office:value-type="currency" office:currency="USD" office:value="12494.9738853406" calcext:value-type="currency">
            <text:p>$12,494.97</text:p>
          </table:table-cell>
          <table:table-cell table:style-name="ce35" table:formula="of:=[.P157]/[.P156]-1" office:value-type="percentage" office:value="-0.0648496680051848" calcext:value-type="percentage">
            <text:p>-6.48%</text:p>
          </table:table-cell>
          <table:table-cell table:style-name="ce34" office:value-type="float" office:value="19.9" calcext:value-type="float">
            <text:p>19.9</text:p>
          </table:table-cell>
        </table:table-row>
        <table:table-row table:style-name="ro1">
          <table:table-cell table:style-name="ce3" office:value-type="string" calcext:value-type="string">
            <text:p>2016-06-15</text:p>
          </table:table-cell>
          <table:table-cell table:style-name="ce17" office:value-type="float" office:value="0.329303622245789" calcext:value-type="float">
            <text:p>0.3293</text:p>
          </table:table-cell>
          <table:table-cell table:style-name="ce17" office:value-type="float" office:value="0.401521027088165" calcext:value-type="float">
            <text:p>0.4015</text:p>
          </table:table-cell>
          <table:table-cell table:style-name="ce17" office:value-type="float" office:value="0.0986132994294167" calcext:value-type="float">
            <text:p>0.0986</text:p>
          </table:table-cell>
          <table:table-cell table:style-name="ce17" office:value-type="float" office:value="0.170562028884888" calcext:value-type="float">
            <text:p>0.1706</text:p>
          </table:table-cell>
          <table:table-cell table:number-columns-repeated="3"/>
          <table:table-cell table:style-name="ce27" table:formula="of:=[.K157]+[.H158]*[.G158]" office:value-type="float" office:value="-4017.50878122772" calcext:value-type="float">
            <text:p>-4017.50878122772</text:p>
          </table:table-cell>
          <table:table-cell table:style-name="ce31" table:formula="of:=[.I158]/[.N157]" office:value-type="float" office:value="-0.321529986224395" calcext:value-type="float">
            <text:p>-0.322</text:p>
          </table:table-cell>
          <table:table-cell table:style-name="ce27" table:formula="of:=[.I158]*(1+SIGN([.I158])*[.O158])" office:value-type="float" office:value="-3548.73212846336" calcext:value-type="float">
            <text:p>-3548.73212846336</text:p>
          </table:table-cell>
          <table:table-cell table:style-name="ce27" table:formula="of:=([.K158]-[.I158])*SIGN([.I158])" office:value-type="float" office:value="-468.77665276436" calcext:value-type="float">
            <text:p>-468.77665276436</text:p>
          </table:table-cell>
          <table:table-cell table:style-name="ce27" table:formula="of:=IF([.G158]&lt;&gt;&quot;&quot;;-1;0)" office:value-type="float" office:value="0" calcext:value-type="float">
            <text:p>0</text:p>
          </table:table-cell>
          <table:table-cell table:style-name="ce33" table:formula="of:=[.N157]+[.L158]+[.M158]" office:value-type="currency" office:currency="USD" office:value="12026.1972325762" calcext:value-type="currency">
            <text:p>$12,026.20</text:p>
          </table:table-cell>
          <table:table-cell table:style-name="ce35" table:formula="of:=[.P158]/[.P157]-1" office:value-type="percentage" office:value="0.116683417085427" calcext:value-type="percentage">
            <text:p>11.67%</text:p>
          </table:table-cell>
          <table:table-cell table:style-name="ce34" office:value-type="float" office:value="22.222" calcext:value-type="float">
            <text:p>22.222</text:p>
          </table:table-cell>
        </table:table-row>
        <table:table-row table:style-name="ro1">
          <table:table-cell table:style-name="ce3" office:value-type="string" calcext:value-type="string">
            <text:p>2016-06-16</text:p>
          </table:table-cell>
          <table:table-cell table:style-name="ce17" office:value-type="float" office:value="0.4307881295681" calcext:value-type="float">
            <text:p>0.4308</text:p>
          </table:table-cell>
          <table:table-cell table:style-name="ce17" office:value-type="float" office:value="0.166243493556976" calcext:value-type="float">
            <text:p>0.1662</text:p>
          </table:table-cell>
          <table:table-cell table:style-name="ce17" office:value-type="float" office:value="0.278140187263489" calcext:value-type="float">
            <text:p>0.2781</text:p>
          </table:table-cell>
          <table:table-cell table:style-name="ce17" office:value-type="float" office:value="0.124828159809113" calcext:value-type="float">
            <text:p>0.1248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000" calcext:value-type="float">
            <text:p>2000</text:p>
          </table:table-cell>
          <table:table-cell table:style-name="ce27" table:formula="of:=[.K158]+[.H159]*[.G159]" office:value-type="float" office:value="-5548.73212846336" calcext:value-type="float">
            <text:p>-5548.73212846336</text:p>
          </table:table-cell>
          <table:table-cell table:style-name="ce31" table:formula="of:=[.I159]/[.N158]" office:value-type="float" office:value="-0.461387088632899" calcext:value-type="float">
            <text:p>-0.461</text:p>
          </table:table-cell>
          <table:table-cell table:style-name="ce27" table:formula="of:=[.I159]*(1+SIGN([.I159])*[.O159])" office:value-type="float" office:value="-6066.60022700089" calcext:value-type="float">
            <text:p>-6066.60022700089</text:p>
          </table:table-cell>
          <table:table-cell table:style-name="ce27" table:formula="of:=([.K159]-[.I159])*SIGN([.I159])" office:value-type="float" office:value="517.868098537526" calcext:value-type="float">
            <text:p>517.868098537526</text:p>
          </table:table-cell>
          <table:table-cell table:style-name="ce27" table:formula="of:=IF([.G159]&lt;&gt;&quot;&quot;;-1;0)" office:value-type="float" office:value="-1" calcext:value-type="float">
            <text:p>-1</text:p>
          </table:table-cell>
          <table:table-cell table:style-name="ce33" table:formula="of:=[.N158]+[.L159]+[.M159]" office:value-type="currency" office:currency="USD" office:value="12543.0653311137" calcext:value-type="currency">
            <text:p>$12,543.07</text:p>
          </table:table-cell>
          <table:table-cell table:style-name="ce35" table:formula="of:=[.P159]/[.P158]-1" office:value-type="percentage" office:value="-0.0933308883088831" calcext:value-type="percentage">
            <text:p>-9.33%</text:p>
          </table:table-cell>
          <table:table-cell table:style-name="ce34" office:value-type="float" office:value="20.148001" calcext:value-type="float">
            <text:p>20.148001</text:p>
          </table:table-cell>
        </table:table-row>
        <table:table-row table:style-name="ro1">
          <table:table-cell table:style-name="ce3" office:value-type="string" calcext:value-type="string">
            <text:p>2016-06-17</text:p>
          </table:table-cell>
          <table:table-cell table:style-name="ce17" office:value-type="float" office:value="0.295484483242035" calcext:value-type="float">
            <text:p>0.2955</text:p>
          </table:table-cell>
          <table:table-cell table:style-name="ce17" office:value-type="float" office:value="0.178513258695602" calcext:value-type="float">
            <text:p>0.1785</text:p>
          </table:table-cell>
          <table:table-cell table:style-name="ce17" office:value-type="float" office:value="0.187035769224167" calcext:value-type="float">
            <text:p>0.1870</text:p>
          </table:table-cell>
          <table:table-cell table:style-name="ce17" office:value-type="float" office:value="0.338966459035873" calcext:value-type="float">
            <text:p>0.339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500" calcext:value-type="float">
            <text:p>1500</text:p>
          </table:table-cell>
          <table:table-cell table:style-name="ce27" table:formula="of:=[.K159]+[.H160]*[.G160]" office:value-type="float" office:value="-7566.60022700089" calcext:value-type="float">
            <text:p>-7566.60022700089</text:p>
          </table:table-cell>
          <table:table-cell table:style-name="ce31" table:formula="of:=[.I160]/[.N159]" office:value-type="float" office:value="-0.60324968636108" calcext:value-type="float">
            <text:p>-0.603</text:p>
          </table:table-cell>
          <table:table-cell table:style-name="ce27" table:formula="of:=[.I160]*(1+SIGN([.I160])*[.O160])" office:value-type="float" office:value="-7314.23038713715" calcext:value-type="float">
            <text:p>-7314.23038713715</text:p>
          </table:table-cell>
          <table:table-cell table:style-name="ce27" table:formula="of:=([.K160]-[.I160])*SIGN([.I160])" office:value-type="float" office:value="-252.369839863734" calcext:value-type="float">
            <text:p>-252.369839863734</text:p>
          </table:table-cell>
          <table:table-cell table:style-name="ce27" table:formula="of:=IF([.G160]&lt;&gt;&quot;&quot;;-1;0)" office:value-type="float" office:value="-1" calcext:value-type="float">
            <text:p>-1</text:p>
          </table:table-cell>
          <table:table-cell table:style-name="ce33" table:formula="of:=[.N159]+[.L160]+[.M160]" office:value-type="currency" office:currency="USD" office:value="12289.69549125" calcext:value-type="currency">
            <text:p>$12,289.70</text:p>
          </table:table-cell>
          <table:table-cell table:style-name="ce35" table:formula="of:=[.P160]/[.P159]-1" office:value-type="percentage" office:value="0.0333531351323637" calcext:value-type="percentage">
            <text:p>3.34%</text:p>
          </table:table-cell>
          <table:table-cell table:style-name="ce34" office:value-type="float" office:value="20.82" calcext:value-type="float">
            <text:p>20.82</text:p>
          </table:table-cell>
        </table:table-row>
        <table:table-row table:style-name="ro1">
          <table:table-cell table:style-name="ce3" office:value-type="string" calcext:value-type="string">
            <text:p>2016-06-20</text:p>
          </table:table-cell>
          <table:table-cell table:style-name="ce17" office:value-type="float" office:value="0.269417464733124" calcext:value-type="float">
            <text:p>0.2694</text:p>
          </table:table-cell>
          <table:table-cell table:style-name="ce17" office:value-type="float" office:value="0.367770373821259" calcext:value-type="float">
            <text:p>0.3678</text:p>
          </table:table-cell>
          <table:table-cell table:style-name="ce17" office:value-type="float" office:value="0.154340341687202" calcext:value-type="float">
            <text:p>0.1543</text:p>
          </table:table-cell>
          <table:table-cell table:style-name="ce17" office:value-type="float" office:value="0.208471819758415" calcext:value-type="float">
            <text:p>0.2085</text:p>
          </table:table-cell>
          <table:table-cell table:number-columns-repeated="3"/>
          <table:table-cell table:style-name="ce27" table:formula="of:=[.K160]+[.H161]*[.G161]" office:value-type="float" office:value="-7314.23038713715" calcext:value-type="float">
            <text:p>-7314.23038713715</text:p>
          </table:table-cell>
          <table:table-cell table:style-name="ce31" table:formula="of:=[.I161]/[.N160]" office:value-type="float" office:value="-0.595151474041382" calcext:value-type="float">
            <text:p>-0.595</text:p>
          </table:table-cell>
          <table:table-cell table:style-name="ce27" table:formula="of:=[.I161]*(1+SIGN([.I161])*[.O161])" office:value-type="float" office:value="-7442.80907693985" calcext:value-type="float">
            <text:p>-7442.80907693985</text:p>
          </table:table-cell>
          <table:table-cell table:style-name="ce27" table:formula="of:=([.K161]-[.I161])*SIGN([.I161])" office:value-type="float" office:value="128.578689802699" calcext:value-type="float">
            <text:p>128.578689802699</text:p>
          </table:table-cell>
          <table:table-cell table:style-name="ce27" table:formula="of:=IF([.G161]&lt;&gt;&quot;&quot;;-1;0)" office:value-type="float" office:value="0" calcext:value-type="float">
            <text:p>0</text:p>
          </table:table-cell>
          <table:table-cell table:style-name="ce33" table:formula="of:=[.N160]+[.L161]+[.M161]" office:value-type="currency" office:currency="USD" office:value="12418.2741810527" calcext:value-type="currency">
            <text:p>$12,418.27</text:p>
          </table:table-cell>
          <table:table-cell table:style-name="ce35" table:formula="of:=[.P161]/[.P160]-1" office:value-type="percentage" office:value="-0.0175792507204611" calcext:value-type="percentage">
            <text:p>-1.76%</text:p>
          </table:table-cell>
          <table:table-cell table:style-name="ce34" office:value-type="float" office:value="20.454" calcext:value-type="float">
            <text:p>20.454</text:p>
          </table:table-cell>
        </table:table-row>
        <table:table-row table:style-name="ro1">
          <table:table-cell table:style-name="ce3" office:value-type="string" calcext:value-type="string">
            <text:p>2016-06-21</text:p>
          </table:table-cell>
          <table:table-cell table:style-name="ce17" office:value-type="float" office:value="0.293530732393265" calcext:value-type="float">
            <text:p>0.2935</text:p>
          </table:table-cell>
          <table:table-cell table:style-name="ce17" office:value-type="float" office:value="0.262725979089737" calcext:value-type="float">
            <text:p>0.2627</text:p>
          </table:table-cell>
          <table:table-cell table:style-name="ce17" office:value-type="float" office:value="0.125509485602379" calcext:value-type="float">
            <text:p>0.1255</text:p>
          </table:table-cell>
          <table:table-cell table:style-name="ce17" office:value-type="float" office:value="0.318233817815781" calcext:value-type="float">
            <text:p>0.3182</text:p>
          </table:table-cell>
          <table:table-cell table:number-columns-repeated="3"/>
          <table:table-cell table:style-name="ce27" table:formula="of:=[.K161]+[.H162]*[.G162]" office:value-type="float" office:value="-7442.80907693985" calcext:value-type="float">
            <text:p>-7442.80907693985</text:p>
          </table:table-cell>
          <table:table-cell table:style-name="ce31" table:formula="of:=[.I162]/[.N161]" office:value-type="float" office:value="-0.599343271732218" calcext:value-type="float">
            <text:p>-0.599</text:p>
          </table:table-cell>
          <table:table-cell table:style-name="ce27" table:formula="of:=[.I162]*(1+SIGN([.I162])*[.O162])" office:value-type="float" office:value="-8064.31674797795" calcext:value-type="float">
            <text:p>-8064.31674797795</text:p>
          </table:table-cell>
          <table:table-cell table:style-name="ce27" table:formula="of:=([.K162]-[.I162])*SIGN([.I162])" office:value-type="float" office:value="621.507671038099" calcext:value-type="float">
            <text:p>621.507671038099</text:p>
          </table:table-cell>
          <table:table-cell table:style-name="ce27" table:formula="of:=IF([.G162]&lt;&gt;&quot;&quot;;-1;0)" office:value-type="float" office:value="0" calcext:value-type="float">
            <text:p>0</text:p>
          </table:table-cell>
          <table:table-cell table:style-name="ce33" table:formula="of:=[.N161]+[.L162]+[.M162]" office:value-type="currency" office:currency="USD" office:value="13039.7818520908" calcext:value-type="currency">
            <text:p>$13,039.78</text:p>
          </table:table-cell>
          <table:table-cell table:style-name="ce35" table:formula="of:=[.P162]/[.P161]-1" office:value-type="percentage" office:value="-0.0835044490075292" calcext:value-type="percentage">
            <text:p>-8.35%</text:p>
          </table:table-cell>
          <table:table-cell table:style-name="ce34" office:value-type="float" office:value="18.746" calcext:value-type="float">
            <text:p>18.746</text:p>
          </table:table-cell>
        </table:table-row>
        <table:table-row table:style-name="ro1">
          <table:table-cell table:style-name="ce3" office:value-type="string" calcext:value-type="string">
            <text:p>2016-06-22</text:p>
          </table:table-cell>
          <table:table-cell table:style-name="ce17" office:value-type="float" office:value="0.209458753466606" calcext:value-type="float">
            <text:p>0.2095</text:p>
          </table:table-cell>
          <table:table-cell table:style-name="ce17" office:value-type="float" office:value="0.537908494472504" calcext:value-type="float">
            <text:p>0.5379</text:p>
          </table:table-cell>
          <table:table-cell table:style-name="ce17" office:value-type="float" office:value="0.152741730213165" calcext:value-type="float">
            <text:p>0.1527</text:p>
          </table:table-cell>
          <table:table-cell table:style-name="ce17" office:value-type="float" office:value="0.0998909622430802" calcext:value-type="float">
            <text:p>0.0999</text:p>
          </table:table-cell>
          <table:table-cell table:number-columns-repeated="3"/>
          <table:table-cell table:style-name="ce27" table:formula="of:=[.K162]+[.H163]*[.G163]" office:value-type="float" office:value="-8064.31674797795" calcext:value-type="float">
            <text:p>-8064.31674797795</text:p>
          </table:table-cell>
          <table:table-cell table:style-name="ce31" table:formula="of:=[.I163]/[.N162]" office:value-type="float" office:value="-0.618439544422664" calcext:value-type="float">
            <text:p>-0.618</text:p>
          </table:table-cell>
          <table:table-cell table:style-name="ce27" table:formula="of:=[.I163]*(1+SIGN([.I163])*[.O163])" office:value-type="float" office:value="-7530.02199361407" calcext:value-type="float">
            <text:p>-7530.02199361407</text:p>
          </table:table-cell>
          <table:table-cell table:style-name="ce27" table:formula="of:=([.K163]-[.I163])*SIGN([.I163])" office:value-type="float" office:value="-534.294754363885" calcext:value-type="float">
            <text:p>-534.294754363885</text:p>
          </table:table-cell>
          <table:table-cell table:style-name="ce27" table:formula="of:=IF([.G163]&lt;&gt;&quot;&quot;;-1;0)" office:value-type="float" office:value="0" calcext:value-type="float">
            <text:p>0</text:p>
          </table:table-cell>
          <table:table-cell table:style-name="ce33" table:formula="of:=[.N162]+[.L163]+[.M163]" office:value-type="currency" office:currency="USD" office:value="12505.4870977269" calcext:value-type="currency">
            <text:p>$12,505.49</text:p>
          </table:table-cell>
          <table:table-cell table:style-name="ce35" table:formula="of:=[.P163]/[.P162]-1" office:value-type="percentage" office:value="0.0662541875600129" calcext:value-type="percentage">
            <text:p>6.63%</text:p>
          </table:table-cell>
          <table:table-cell table:style-name="ce34" office:value-type="float" office:value="19.988001" calcext:value-type="float">
            <text:p>19.988001</text:p>
          </table:table-cell>
        </table:table-row>
        <table:table-row table:style-name="ro1">
          <table:table-cell table:style-name="ce3" office:value-type="string" calcext:value-type="string">
            <text:p>2016-06-23</text:p>
          </table:table-cell>
          <table:table-cell table:style-name="ce17" office:value-type="float" office:value="0.252109855413437" calcext:value-type="float">
            <text:p>0.2521</text:p>
          </table:table-cell>
          <table:table-cell table:style-name="ce17" office:value-type="float" office:value="0.244536161422729" calcext:value-type="float">
            <text:p>0.2445</text:p>
          </table:table-cell>
          <table:table-cell table:style-name="ce17" office:value-type="float" office:value="0.239858940243721" calcext:value-type="float">
            <text:p>0.2399</text:p>
          </table:table-cell>
          <table:table-cell table:style-name="ce17" office:value-type="float" office:value="0.263495028018951" calcext:value-type="float">
            <text:p>0.2635</text:p>
          </table:table-cell>
          <table:table-cell table:number-columns-repeated="3"/>
          <table:table-cell table:style-name="ce27" table:formula="of:=[.K163]+[.H164]*[.G164]" office:value-type="float" office:value="-7530.02199361407" calcext:value-type="float">
            <text:p>-7530.02199361407</text:p>
          </table:table-cell>
          <table:table-cell table:style-name="ce31" table:formula="of:=[.I164]/[.N163]" office:value-type="float" office:value="-0.602137440530628" calcext:value-type="float">
            <text:p>-0.602</text:p>
          </table:table-cell>
          <table:table-cell table:style-name="ce27" table:formula="of:=[.I164]*(1+SIGN([.I164])*[.O164])" office:value-type="float" office:value="-7753.04482367304" calcext:value-type="float">
            <text:p>-7753.04482367304</text:p>
          </table:table-cell>
          <table:table-cell table:style-name="ce27" table:formula="of:=([.K164]-[.I164])*SIGN([.I164])" office:value-type="float" office:value="223.022830058969" calcext:value-type="float">
            <text:p>223.022830058969</text:p>
          </table:table-cell>
          <table:table-cell table:style-name="ce27" table:formula="of:=IF([.G164]&lt;&gt;&quot;&quot;;-1;0)" office:value-type="float" office:value="0" calcext:value-type="float">
            <text:p>0</text:p>
          </table:table-cell>
          <table:table-cell table:style-name="ce33" table:formula="of:=[.N163]+[.L164]+[.M164]" office:value-type="currency" office:currency="USD" office:value="12728.5099277859" calcext:value-type="currency">
            <text:p>$12,728.51</text:p>
          </table:table-cell>
          <table:table-cell table:style-name="ce35" table:formula="of:=[.P164]/[.P163]-1" office:value-type="percentage" office:value="-0.0296178192106354" calcext:value-type="percentage">
            <text:p>-2.96%</text:p>
          </table:table-cell>
          <table:table-cell table:style-name="ce34" office:value-type="float" office:value="19.396" calcext:value-type="float">
            <text:p>19.396</text:p>
          </table:table-cell>
        </table:table-row>
        <table:table-row table:style-name="ro1">
          <table:table-cell table:style-name="ce3" office:value-type="string" calcext:value-type="string">
            <text:p>2016-06-24</text:p>
          </table:table-cell>
          <table:table-cell table:style-name="ce17" office:value-type="float" office:value="0.172845035791397" calcext:value-type="float">
            <text:p>0.1728</text:p>
          </table:table-cell>
          <table:table-cell table:style-name="ce17" office:value-type="float" office:value="0.309194177389145" calcext:value-type="float">
            <text:p>0.3092</text:p>
          </table:table-cell>
          <table:table-cell table:style-name="ce17" office:value-type="float" office:value="0.240927502512932" calcext:value-type="float">
            <text:p>0.2409</text:p>
          </table:table-cell>
          <table:table-cell table:style-name="ce17" office:value-type="float" office:value="0.277033299207687" calcext:value-type="float">
            <text:p>0.27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table:style-name="ce27" table:formula="of:=[.K164]+[.H165]*[.G165]" office:value-type="float" office:value="-4253.04482367304" calcext:value-type="float">
            <text:p>-4253.04482367304</text:p>
          </table:table-cell>
          <table:table-cell table:style-name="ce31" table:formula="of:=[.I165]/[.N164]" office:value-type="float" office:value="-0.334135326743061" calcext:value-type="float">
            <text:p>-0.334</text:p>
          </table:table-cell>
          <table:table-cell table:style-name="ce27" table:formula="of:=[.I165]*(1+SIGN([.I165])*[.O165])" office:value-type="float" office:value="-3508.82754255367" calcext:value-type="float">
            <text:p>-3508.82754255367</text:p>
          </table:table-cell>
          <table:table-cell table:style-name="ce27" table:formula="of:=([.K165]-[.I165])*SIGN([.I165])" office:value-type="float" office:value="-744.21728111936" calcext:value-type="float">
            <text:p>-744.21728111936</text:p>
          </table:table-cell>
          <table:table-cell table:style-name="ce27" table:formula="of:=IF([.G165]&lt;&gt;&quot;&quot;;-1;0)" office:value-type="float" office:value="-1" calcext:value-type="float">
            <text:p>-1</text:p>
          </table:table-cell>
          <table:table-cell table:style-name="ce33" table:formula="of:=[.N164]+[.L165]+[.M165]" office:value-type="currency" office:currency="USD" office:value="11983.2926466665" calcext:value-type="currency">
            <text:p>$11,983.29</text:p>
          </table:table-cell>
          <table:table-cell table:style-name="ce35" table:formula="of:=[.P165]/[.P164]-1" office:value-type="percentage" office:value="0.174984584450402" calcext:value-type="percentage">
            <text:p>17.50%</text:p>
          </table:table-cell>
          <table:table-cell table:style-name="ce34" office:value-type="float" office:value="22.790001" calcext:value-type="float">
            <text:p>22.790001</text:p>
          </table:table-cell>
        </table:table-row>
        <table:table-row table:style-name="ro1">
          <table:table-cell table:style-name="ce3" office:value-type="string" calcext:value-type="string">
            <text:p>2016-06-27</text:p>
          </table:table-cell>
          <table:table-cell table:style-name="ce18" office:value-type="float" office:value="0.226319625973701" calcext:value-type="float">
            <text:p>0.2263</text:p>
          </table:table-cell>
          <table:table-cell table:style-name="ce18" office:value-type="float" office:value="0.176807746291161" calcext:value-type="float">
            <text:p>0.1768</text:p>
          </table:table-cell>
          <table:table-cell table:style-name="ce18" office:value-type="float" office:value="0.363143682479858" calcext:value-type="float">
            <text:p>0.3631</text:p>
          </table:table-cell>
          <table:table-cell table:style-name="ce18" office:value-type="float" office:value="0.23372894525528" calcext:value-type="float">
            <text:p>0.2337</text:p>
          </table:table-cell>
          <table:table-cell table:number-columns-repeated="3"/>
          <table:table-cell table:style-name="ce27" table:formula="of:=[.K165]+[.H166]*[.G166]" office:value-type="float" office:value="-3508.82754255367" calcext:value-type="float">
            <text:p>-3508.82754255367</text:p>
          </table:table-cell>
          <table:table-cell table:style-name="ce31" table:formula="of:=[.I166]/[.N165]" office:value-type="float" office:value="-0.292809968513099" calcext:value-type="float">
            <text:p>-0.293</text:p>
          </table:table-cell>
          <table:table-cell table:style-name="ce27" table:formula="of:=[.I166]*(1+SIGN([.I166])*[.O166])" office:value-type="float" office:value="-3378.88237730707" calcext:value-type="float">
            <text:p>-3378.88237730707</text:p>
          </table:table-cell>
          <table:table-cell table:style-name="ce27" table:formula="of:=([.K166]-[.I166])*SIGN([.I166])" office:value-type="float" office:value="-129.945165246605" calcext:value-type="float">
            <text:p>-129.945165246605</text:p>
          </table:table-cell>
          <table:table-cell table:style-name="ce27" table:formula="of:=IF([.G166]&lt;&gt;&quot;&quot;;-1;0)" office:value-type="float" office:value="0" calcext:value-type="float">
            <text:p>0</text:p>
          </table:table-cell>
          <table:table-cell table:style-name="ce33" table:formula="of:=[.N165]+[.L166]+[.M166]" office:value-type="currency" office:currency="USD" office:value="11853.3474814199" calcext:value-type="currency">
            <text:p>$11,853.35</text:p>
          </table:table-cell>
          <table:table-cell table:style-name="ce35" table:formula="of:=[.P166]/[.P165]-1" office:value-type="percentage" office:value="0.0370337851235725" calcext:value-type="percentage">
            <text:p>3.70%</text:p>
          </table:table-cell>
          <table:table-cell table:style-name="ce34" office:value-type="float" office:value="23.634001" calcext:value-type="float">
            <text:p>23.634001</text:p>
          </table:table-cell>
        </table:table-row>
        <table:table-row table:style-name="ro1">
          <table:table-cell table:style-name="ce3" office:value-type="string" calcext:value-type="string">
            <text:p>2016-06-28</text:p>
          </table:table-cell>
          <table:table-cell table:style-name="ce18" office:value-type="float" office:value="0.336549013853073" calcext:value-type="float">
            <text:p>0.3365</text:p>
          </table:table-cell>
          <table:table-cell table:style-name="ce18" office:value-type="float" office:value="0.262407749891281" calcext:value-type="float">
            <text:p>0.2624</text:p>
          </table:table-cell>
          <table:table-cell table:style-name="ce18" office:value-type="float" office:value="0.164777666330338" calcext:value-type="float">
            <text:p>0.1648</text:p>
          </table:table-cell>
          <table:table-cell table:style-name="ce18" office:value-type="float" office:value="0.236265599727631" calcext:value-type="float">
            <text:p>0.23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table:style-name="ce27" table:formula="of:=[.K166]+[.H167]*[.G167]" office:value-type="float" office:value="121.117622692931" calcext:value-type="float">
            <text:p>121.117622692931</text:p>
          </table:table-cell>
          <table:table-cell table:style-name="ce31" table:formula="of:=[.I167]/[.N166]" office:value-type="float" office:value="0.010218009965774" calcext:value-type="float">
            <text:p>0.010</text:p>
          </table:table-cell>
          <table:table-cell table:style-name="ce27" table:formula="of:=[.I167]*(1+SIGN([.I167])*[.O167])" office:value-type="float" office:value="115.459932509495" calcext:value-type="float">
            <text:p>115.459932509495</text:p>
          </table:table-cell>
          <table:table-cell table:style-name="ce27" table:formula="of:=([.K167]-[.I167])*SIGN([.I167])" office:value-type="float" office:value="-5.65769018343512" calcext:value-type="float">
            <text:p>-5.65769018343512</text:p>
          </table:table-cell>
          <table:table-cell table:style-name="ce27" table:formula="of:=IF([.G167]&lt;&gt;&quot;&quot;;-1;0)" office:value-type="float" office:value="-1" calcext:value-type="float">
            <text:p>-1</text:p>
          </table:table-cell>
          <table:table-cell table:style-name="ce33" table:formula="of:=[.N166]+[.L167]+[.M167]" office:value-type="currency" office:currency="USD" office:value="11846.6897912365" calcext:value-type="currency">
            <text:p>$11,846.69</text:p>
          </table:table-cell>
          <table:table-cell table:style-name="ce35" table:formula="of:=[.P167]/[.P166]-1" office:value-type="percentage" office:value="-0.046712361567557" calcext:value-type="percentage">
            <text:p>-4.67%</text:p>
          </table:table-cell>
          <table:table-cell table:style-name="ce34" office:value-type="float" office:value="22.530001" calcext:value-type="float">
            <text:p>22.530001</text:p>
          </table:table-cell>
        </table:table-row>
        <table:table-row table:style-name="ro1">
          <table:table-cell table:style-name="ce3" office:value-type="string" calcext:value-type="string">
            <text:p>2016-06-29</text:p>
          </table:table-cell>
          <table:table-cell table:style-name="ce18" office:value-type="float" office:value="0.393581598997116" calcext:value-type="float">
            <text:p>0.3936</text:p>
          </table:table-cell>
          <table:table-cell table:style-name="ce18" office:value-type="float" office:value="0.164005115628243" calcext:value-type="float">
            <text:p>0.1640</text:p>
          </table:table-cell>
          <table:table-cell table:style-name="ce18" office:value-type="float" office:value="0.326588869094849" calcext:value-type="float">
            <text:p>0.3266</text:p>
          </table:table-cell>
          <table:table-cell table:style-name="ce18" office:value-type="float" office:value="0.115824401378632" calcext:value-type="float">
            <text:p>0.1158</text:p>
          </table:table-cell>
          <table:table-cell table:number-columns-repeated="3"/>
          <table:table-cell table:style-name="ce27" table:formula="of:=[.K167]+[.H168]*[.G168]" office:value-type="float" office:value="115.459932509495" calcext:value-type="float">
            <text:p>115.459932509495</text:p>
          </table:table-cell>
          <table:table-cell table:style-name="ce31" table:formula="of:=[.I168]/[.N167]" office:value-type="float" office:value="0.00974617674170099" calcext:value-type="float">
            <text:p>0.010</text:p>
          </table:table-cell>
          <table:table-cell table:style-name="ce27" table:formula="of:=[.I168]*(1+SIGN([.I168])*[.O168])" office:value-type="float" office:value="122.460294042903" calcext:value-type="float">
            <text:p>122.460294042903</text:p>
          </table:table-cell>
          <table:table-cell table:style-name="ce27" table:formula="of:=([.K168]-[.I168])*SIGN([.I168])" office:value-type="float" office:value="7.00036153340778" calcext:value-type="float">
            <text:p>7.00036153340778</text:p>
          </table:table-cell>
          <table:table-cell table:style-name="ce27" table:formula="of:=IF([.G168]&lt;&gt;&quot;&quot;;-1;0)" office:value-type="float" office:value="0" calcext:value-type="float">
            <text:p>0</text:p>
          </table:table-cell>
          <table:table-cell table:style-name="ce33" table:formula="of:=[.N167]+[.L168]+[.M168]" office:value-type="currency" office:currency="USD" office:value="11853.6901527699" calcext:value-type="currency">
            <text:p>$11,853.69</text:p>
          </table:table-cell>
          <table:table-cell table:style-name="ce35" table:formula="of:=[.P168]/[.P167]-1" office:value-type="percentage" office:value="0.0606302236737586" calcext:value-type="percentage">
            <text:p>6.06%</text:p>
          </table:table-cell>
          <table:table-cell table:style-name="ce34" office:value-type="float" office:value="23.896" calcext:value-type="float">
            <text:p>23.896</text:p>
          </table:table-cell>
        </table:table-row>
        <table:table-row table:style-name="ro1">
          <table:table-cell table:style-name="ce3" office:value-type="string" calcext:value-type="string">
            <text:p>2016-06-30</text:p>
          </table:table-cell>
          <table:table-cell table:style-name="ce18" office:value-type="float" office:value="0.440525084733963" calcext:value-type="float">
            <text:p>0.4405</text:p>
          </table:table-cell>
          <table:table-cell table:style-name="ce18" office:value-type="float" office:value="0.325852364301682" calcext:value-type="float">
            <text:p>0.3259</text:p>
          </table:table-cell>
          <table:table-cell table:style-name="ce18" office:value-type="float" office:value="0.167123764753342" calcext:value-type="float">
            <text:p>0.1671</text:p>
          </table:table-cell>
          <table:table-cell table:style-name="ce18" office:value-type="float" office:value="0.0664987936615944" calcext:value-type="float">
            <text:p>0.066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500" calcext:value-type="float">
            <text:p>3500</text:p>
          </table:table-cell>
          <table:table-cell table:style-name="ce27" table:formula="of:=[.K168]+[.H169]*[.G169]" office:value-type="float" office:value="-3377.5397059571" calcext:value-type="float">
            <text:p>-3377.5397059571</text:p>
          </table:table-cell>
          <table:table-cell table:style-name="ce31" table:formula="of:=[.I169]/[.N168]" office:value-type="float" office:value="-0.28493571726842" calcext:value-type="float">
            <text:p>-0.285</text:p>
          </table:table-cell>
          <table:table-cell table:style-name="ce27" table:formula="of:=[.I169]*(1+SIGN([.I169])*[.O169])" office:value-type="float" office:value="-3189.83565059006" calcext:value-type="float">
            <text:p>-3189.83565059006</text:p>
          </table:table-cell>
          <table:table-cell table:style-name="ce27" table:formula="of:=([.K169]-[.I169])*SIGN([.I169])" office:value-type="float" office:value="-187.704055367038" calcext:value-type="float">
            <text:p>-187.704055367038</text:p>
          </table:table-cell>
          <table:table-cell table:style-name="ce27" table:formula="of:=IF([.G169]&lt;&gt;&quot;&quot;;-1;0)" office:value-type="float" office:value="-1" calcext:value-type="float">
            <text:p>-1</text:p>
          </table:table-cell>
          <table:table-cell table:style-name="ce33" table:formula="of:=[.N168]+[.L169]+[.M169]" office:value-type="currency" office:currency="USD" office:value="11664.9860974028" calcext:value-type="currency">
            <text:p>$11,664.99</text:p>
          </table:table-cell>
          <table:table-cell table:style-name="ce35" table:formula="of:=[.P169]/[.P168]-1" office:value-type="percentage" office:value="0.0555741965182457" calcext:value-type="percentage">
            <text:p>5.56%</text:p>
          </table:table-cell>
          <table:table-cell table:style-name="ce34" office:value-type="float" office:value="25.224001" calcext:value-type="float">
            <text:p>25.224001</text:p>
          </table:table-cell>
        </table:table-row>
        <table:table-row table:style-name="ro1">
          <table:table-cell table:style-name="ce3" office:value-type="string" calcext:value-type="string">
            <text:p>2016-07-01</text:p>
          </table:table-cell>
          <table:table-cell table:style-name="ce18" office:value-type="float" office:value="0.392547309398651" calcext:value-type="float">
            <text:p>0.3925</text:p>
          </table:table-cell>
          <table:table-cell table:style-name="ce18" office:value-type="float" office:value="0.331057399511337" calcext:value-type="float">
            <text:p>0.3311</text:p>
          </table:table-cell>
          <table:table-cell table:style-name="ce18" office:value-type="float" office:value="0.197366774082184" calcext:value-type="float">
            <text:p>0.1974</text:p>
          </table:table-cell>
          <table:table-cell table:style-name="ce18" office:value-type="float" office:value="0.079028531908989" calcext:value-type="float">
            <text:p>0.079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500" calcext:value-type="float">
            <text:p>2500</text:p>
          </table:table-cell>
          <table:table-cell table:style-name="ce27" table:formula="of:=[.K169]+[.H170]*[.G170]" office:value-type="float" office:value="-5689.83565059006" calcext:value-type="float">
            <text:p>-5689.83565059006</text:p>
          </table:table-cell>
          <table:table-cell table:style-name="ce31" table:formula="of:=[.I170]/[.N169]" office:value-type="float" office:value="-0.487770461368735" calcext:value-type="float">
            <text:p>-0.488</text:p>
          </table:table-cell>
          <table:table-cell table:style-name="ce27" table:formula="of:=[.I170]*(1+SIGN([.I170])*[.O170])" office:value-type="float" office:value="-4862.43671905146" calcext:value-type="float">
            <text:p>-4862.43671905146</text:p>
          </table:table-cell>
          <table:table-cell table:style-name="ce27" table:formula="of:=([.K170]-[.I170])*SIGN([.I170])" office:value-type="float" office:value="-827.398931538603" calcext:value-type="float">
            <text:p>-827.398931538603</text:p>
          </table:table-cell>
          <table:table-cell table:style-name="ce27" table:formula="of:=IF([.G170]&lt;&gt;&quot;&quot;;-1;0)" office:value-type="float" office:value="-1" calcext:value-type="float">
            <text:p>-1</text:p>
          </table:table-cell>
          <table:table-cell table:style-name="ce33" table:formula="of:=[.N169]+[.L170]+[.M170]" office:value-type="currency" office:currency="USD" office:value="10836.5871658642" calcext:value-type="currency">
            <text:p>$10,836.59</text:p>
          </table:table-cell>
          <table:table-cell table:style-name="ce35" table:formula="of:=[.P170]/[.P169]-1" office:value-type="percentage" office:value="0.145417017704685" calcext:value-type="percentage">
            <text:p>14.54%</text:p>
          </table:table-cell>
          <table:table-cell table:style-name="ce34" office:value-type="float" office:value="28.892" calcext:value-type="float">
            <text:p>28.892</text:p>
          </table:table-cell>
        </table:table-row>
        <table:table-row table:style-name="ro1">
          <table:table-cell table:style-name="ce3" office:value-type="string" calcext:value-type="string">
            <text:p>2016-07-05</text:p>
          </table:table-cell>
          <table:table-cell table:style-name="ce18" office:value-type="float" office:value="0.431629627943039" calcext:value-type="float">
            <text:p>0.4316</text:p>
          </table:table-cell>
          <table:table-cell table:style-name="ce18" office:value-type="float" office:value="0.340990006923676" calcext:value-type="float">
            <text:p>0.3410</text:p>
          </table:table-cell>
          <table:table-cell table:style-name="ce18" office:value-type="float" office:value="0.194000914692879" calcext:value-type="float">
            <text:p>0.1940</text:p>
          </table:table-cell>
          <table:table-cell table:style-name="ce18" office:value-type="float" office:value="0.0333793833851814" calcext:value-type="float">
            <text:p>0.033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500" calcext:value-type="float">
            <text:p>2500</text:p>
          </table:table-cell>
          <table:table-cell table:style-name="ce27" table:formula="of:=[.K170]+[.H171]*[.G171]" office:value-type="float" office:value="-7362.43671905146" calcext:value-type="float">
            <text:p>-7362.43671905146</text:p>
          </table:table-cell>
          <table:table-cell table:style-name="ce31" table:formula="of:=[.I171]/[.N170]" office:value-type="float" office:value="-0.679405481297975" calcext:value-type="float">
            <text:p>-0.679</text:p>
          </table:table-cell>
          <table:table-cell table:style-name="ce27" table:formula="of:=[.I171]*(1+SIGN([.I171])*[.O171])" office:value-type="float" office:value="-6887.44054686716" calcext:value-type="float">
            <text:p>-6887.44054686716</text:p>
          </table:table-cell>
          <table:table-cell table:style-name="ce27" table:formula="of:=([.K171]-[.I171])*SIGN([.I171])" office:value-type="float" office:value="-474.996172184295" calcext:value-type="float">
            <text:p>-474.996172184295</text:p>
          </table:table-cell>
          <table:table-cell table:style-name="ce27" table:formula="of:=IF([.G171]&lt;&gt;&quot;&quot;;-1;0)" office:value-type="float" office:value="-1" calcext:value-type="float">
            <text:p>-1</text:p>
          </table:table-cell>
          <table:table-cell table:style-name="ce33" table:formula="of:=[.N170]+[.L171]+[.M171]" office:value-type="currency" office:currency="USD" office:value="10360.5909936799" calcext:value-type="currency">
            <text:p>$10,360.59</text:p>
          </table:table-cell>
          <table:table-cell table:style-name="ce35" table:formula="of:=[.P171]/[.P170]-1" office:value-type="percentage" office:value="0.0645161636439153" calcext:value-type="percentage">
            <text:p>6.45%</text:p>
          </table:table-cell>
          <table:table-cell table:style-name="ce34" office:value-type="float" office:value="30.756001" calcext:value-type="float">
            <text:p>30.756001</text:p>
          </table:table-cell>
        </table:table-row>
        <table:table-row table:style-name="ro1">
          <table:table-cell table:style-name="ce3" office:value-type="string" calcext:value-type="string">
            <text:p>2016-07-06</text:p>
          </table:table-cell>
          <table:table-cell table:style-name="ce18" office:value-type="float" office:value="0.282721132040024" calcext:value-type="float">
            <text:p>0.2827</text:p>
          </table:table-cell>
          <table:table-cell table:style-name="ce18" office:value-type="float" office:value="0.0532852485775948" calcext:value-type="float">
            <text:p>0.0533</text:p>
          </table:table-cell>
          <table:table-cell table:style-name="ce18" office:value-type="float" office:value="0.648670256137848" calcext:value-type="float">
            <text:p>0.6487</text:p>
          </table:table-cell>
          <table:table-cell table:style-name="ce18" office:value-type="float" office:value="0.0153233548626304" calcext:value-type="float">
            <text:p>0.015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500" calcext:value-type="float">
            <text:p>2500</text:p>
          </table:table-cell>
          <table:table-cell table:style-name="ce27" table:formula="of:=[.K171]+[.H172]*[.G172]" office:value-type="float" office:value="-9387.44054686716" calcext:value-type="float">
            <text:p>-9387.44054686716</text:p>
          </table:table-cell>
          <table:table-cell table:style-name="ce31" table:formula="of:=[.I172]/[.N171]" office:value-type="float" office:value="-0.906071917383244" calcext:value-type="float">
            <text:p>-0.906</text:p>
          </table:table-cell>
          <table:table-cell table:style-name="ce27" table:formula="of:=[.I172]*(1+SIGN([.I172])*[.O172])" office:value-type="float" office:value="-8537.0894242966" calcext:value-type="float">
            <text:p>-8537.0894242966</text:p>
          </table:table-cell>
          <table:table-cell table:style-name="ce27" table:formula="of:=([.K172]-[.I172])*SIGN([.I172])" office:value-type="float" office:value="-850.351122570564" calcext:value-type="float">
            <text:p>-850.351122570564</text:p>
          </table:table-cell>
          <table:table-cell table:style-name="ce27" table:formula="of:=IF([.G172]&lt;&gt;&quot;&quot;;-1;0)" office:value-type="float" office:value="-1" calcext:value-type="float">
            <text:p>-1</text:p>
          </table:table-cell>
          <table:table-cell table:style-name="ce33" table:formula="of:=[.N171]+[.L172]+[.M172]" office:value-type="currency" office:currency="USD" office:value="9509.23987110938" calcext:value-type="currency">
            <text:p>$9,509.24</text:p>
          </table:table-cell>
          <table:table-cell table:style-name="ce35" table:formula="of:=[.P172]/[.P171]-1" office:value-type="percentage" office:value="0.0905839156397479" calcext:value-type="percentage">
            <text:p>9.06%</text:p>
          </table:table-cell>
          <table:table-cell table:style-name="ce34" office:value-type="float" office:value="33.542" calcext:value-type="float">
            <text:p>33.542</text:p>
          </table:table-cell>
        </table:table-row>
        <table:table-row table:style-name="ro1">
          <table:table-cell table:style-name="ce3" office:value-type="string" calcext:value-type="string">
            <text:p>2016-07-07</text:p>
          </table:table-cell>
          <table:table-cell table:style-name="ce18" office:value-type="float" office:value="0.332868725061417" calcext:value-type="float">
            <text:p>0.3329</text:p>
          </table:table-cell>
          <table:table-cell table:style-name="ce18" office:value-type="float" office:value="0.133517727255821" calcext:value-type="float">
            <text:p>0.1335</text:p>
          </table:table-cell>
          <table:table-cell table:style-name="ce18" office:value-type="float" office:value="0.24122916162014" calcext:value-type="float">
            <text:p>0.2412</text:p>
          </table:table-cell>
          <table:table-cell table:style-name="ce18" office:value-type="float" office:value="0.292384415864944" calcext:value-type="float">
            <text:p>0.2924</text:p>
          </table:table-cell>
          <table:table-cell table:number-columns-repeated="3"/>
          <table:table-cell table:style-name="ce27" table:formula="of:=[.K172]+[.H173]*[.G173]" office:value-type="float" office:value="-8537.0894242966" calcext:value-type="float">
            <text:p>-8537.0894242966</text:p>
          </table:table-cell>
          <table:table-cell table:style-name="ce31" table:formula="of:=[.I173]/[.N172]" office:value-type="float" office:value="-0.89776780689208" calcext:value-type="float">
            <text:p>-0.898</text:p>
          </table:table-cell>
          <table:table-cell table:style-name="ce27" table:formula="of:=[.I173]*(1+SIGN([.I173])*[.O173])" office:value-type="float" office:value="-9314.39139092686" calcext:value-type="float">
            <text:p>-9314.39139092686</text:p>
          </table:table-cell>
          <table:table-cell table:style-name="ce27" table:formula="of:=([.K173]-[.I173])*SIGN([.I173])" office:value-type="float" office:value="777.301966630266" calcext:value-type="float">
            <text:p>777.301966630266</text:p>
          </table:table-cell>
          <table:table-cell table:style-name="ce27" table:formula="of:=IF([.G173]&lt;&gt;&quot;&quot;;-1;0)" office:value-type="float" office:value="0" calcext:value-type="float">
            <text:p>0</text:p>
          </table:table-cell>
          <table:table-cell table:style-name="ce33" table:formula="of:=[.N172]+[.L173]+[.M173]" office:value-type="currency" office:currency="USD" office:value="10286.5418377396" calcext:value-type="currency">
            <text:p>$10,286.54</text:p>
          </table:table-cell>
          <table:table-cell table:style-name="ce35" table:formula="of:=[.P173]/[.P172]-1" office:value-type="percentage" office:value="-0.0910499970186632" calcext:value-type="percentage">
            <text:p>-9.10%</text:p>
          </table:table-cell>
          <table:table-cell table:style-name="ce34" office:value-type="float" office:value="30.488001" calcext:value-type="float">
            <text:p>30.488001</text:p>
          </table:table-cell>
        </table:table-row>
        <table:table-row table:style-name="ro1">
          <table:table-cell table:style-name="ce3" office:value-type="string" calcext:value-type="string">
            <text:p>2016-07-08</text:p>
          </table:table-cell>
          <table:table-cell table:style-name="ce19" office:value-type="float" office:value="0.0966109484434128" calcext:value-type="float">
            <text:p>0.0966</text:p>
          </table:table-cell>
          <table:table-cell table:style-name="ce19" office:value-type="float" office:value="0.6596599817276" calcext:value-type="float">
            <text:p>0.6597</text:p>
          </table:table-cell>
          <table:table-cell table:style-name="ce19" office:value-type="float" office:value="0.162578940391541" calcext:value-type="float">
            <text:p>0.1626</text:p>
          </table:table-cell>
          <table:table-cell table:style-name="ce19" office:value-type="float" office:value="0.0811501070857048" calcext:value-type="float">
            <text:p>0.0812</text:p>
          </table:table-cell>
          <table:table-cell table:number-columns-repeated="3"/>
          <table:table-cell table:style-name="ce27" table:formula="of:=[.K173]+[.H174]*[.G174]" office:value-type="float" office:value="-9314.39139092686" calcext:value-type="float">
            <text:p>-9314.39139092686</text:p>
          </table:table-cell>
          <table:table-cell table:style-name="ce31" table:formula="of:=[.I174]/[.N173]" office:value-type="float" office:value="-0.90549297692582" calcext:value-type="float">
            <text:p>-0.905</text:p>
          </table:table-cell>
          <table:table-cell table:style-name="ce27" table:formula="of:=[.I174]*(1+SIGN([.I174])*[.O174])" office:value-type="float" office:value="-8444.29931593064" calcext:value-type="float">
            <text:p>-8444.29931593064</text:p>
          </table:table-cell>
          <table:table-cell table:style-name="ce27" table:formula="of:=([.K174]-[.I174])*SIGN([.I174])" office:value-type="float" office:value="-870.092074996224" calcext:value-type="float">
            <text:p>-870.092074996224</text:p>
          </table:table-cell>
          <table:table-cell table:style-name="ce27" table:formula="of:=IF([.G174]&lt;&gt;&quot;&quot;;-1;0)" office:value-type="float" office:value="0" calcext:value-type="float">
            <text:p>0</text:p>
          </table:table-cell>
          <table:table-cell table:style-name="ce33" table:formula="of:=[.N173]+[.L174]+[.M174]" office:value-type="currency" office:currency="USD" office:value="9416.44976274342" calcext:value-type="currency">
            <text:p>$9,416.45</text:p>
          </table:table-cell>
          <table:table-cell table:style-name="ce35" table:formula="of:=[.P174]/[.P173]-1" office:value-type="percentage" office:value="0.0934137334881353" calcext:value-type="percentage">
            <text:p>9.34%</text:p>
          </table:table-cell>
          <table:table-cell table:style-name="ce34" office:value-type="float" office:value="33.335999" calcext:value-type="float">
            <text:p>33.335999</text:p>
          </table:table-cell>
        </table:table-row>
        <table:table-row table:style-name="ro1">
          <table:table-cell table:style-name="ce3" office:value-type="string" calcext:value-type="string">
            <text:p>2016-07-11</text:p>
          </table:table-cell>
          <table:table-cell table:style-name="ce19" office:value-type="float" office:value="0.464079648256302" calcext:value-type="float">
            <text:p>0.4641</text:p>
          </table:table-cell>
          <table:table-cell table:style-name="ce19" office:value-type="float" office:value="0.34989458322525" calcext:value-type="float">
            <text:p>0.3499</text:p>
          </table:table-cell>
          <table:table-cell table:style-name="ce19" office:value-type="float" office:value="0.115698039531708" calcext:value-type="float">
            <text:p>0.1157</text:p>
          </table:table-cell>
          <table:table-cell table:style-name="ce19" office:value-type="float" office:value="0.0703276842832565" calcext:value-type="float">
            <text:p>0.0703</text:p>
          </table:table-cell>
          <table:table-cell table:number-columns-repeated="3"/>
          <table:table-cell table:style-name="ce27" table:formula="of:=[.K174]+[.H175]*[.G175]" office:value-type="float" office:value="-8444.29931593064" calcext:value-type="float">
            <text:p>-8444.29931593064</text:p>
          </table:table-cell>
          <table:table-cell table:style-name="ce31" table:formula="of:=[.I175]/[.N174]" office:value-type="float" office:value="-0.896760406383823" calcext:value-type="float">
            <text:p>-0.897</text:p>
          </table:table-cell>
          <table:table-cell table:style-name="ce27" table:formula="of:=[.I175]*(1+SIGN([.I175])*[.O175])" office:value-type="float" office:value="-8381.47849947183" calcext:value-type="float">
            <text:p>-8381.47849947183</text:p>
          </table:table-cell>
          <table:table-cell table:style-name="ce27" table:formula="of:=([.K175]-[.I175])*SIGN([.I175])" office:value-type="float" office:value="-62.8208164588123" calcext:value-type="float">
            <text:p>-62.8208164588123</text:p>
          </table:table-cell>
          <table:table-cell table:style-name="ce27" table:formula="of:=IF([.G175]&lt;&gt;&quot;&quot;;-1;0)" office:value-type="float" office:value="0" calcext:value-type="float">
            <text:p>0</text:p>
          </table:table-cell>
          <table:table-cell table:style-name="ce33" table:formula="of:=[.N174]+[.L175]+[.M175]" office:value-type="currency" office:currency="USD" office:value="9353.62894628461" calcext:value-type="currency">
            <text:p>$9,353.63</text:p>
          </table:table-cell>
          <table:table-cell table:style-name="ce35" table:formula="of:=[.P175]/[.P174]-1" office:value-type="percentage" office:value="0.00743943506837774" calcext:value-type="percentage">
            <text:p>0.74%</text:p>
          </table:table-cell>
          <table:table-cell table:style-name="ce34" office:value-type="float" office:value="33.584" calcext:value-type="float">
            <text:p>33.584</text:p>
          </table:table-cell>
        </table:table-row>
        <table:table-row table:style-name="ro1">
          <table:table-cell table:style-name="ce3" office:value-type="string" calcext:value-type="string">
            <text:p>2016-07-12</text:p>
          </table:table-cell>
          <table:table-cell table:style-name="ce19" office:value-type="float" office:value="0.510949373245239" calcext:value-type="float">
            <text:p>0.5109</text:p>
          </table:table-cell>
          <table:table-cell table:style-name="ce19" office:value-type="float" office:value="0.158765867352486" calcext:value-type="float">
            <text:p>0.1588</text:p>
          </table:table-cell>
          <table:table-cell table:style-name="ce19" office:value-type="float" office:value="0.287348628044128" calcext:value-type="float">
            <text:p>0.2873</text:p>
          </table:table-cell>
          <table:table-cell table:style-name="ce19" office:value-type="float" office:value="0.04293617233634" calcext:value-type="float">
            <text:p>0.0429</text:p>
          </table:table-cell>
          <table:table-cell table:number-columns-repeated="3"/>
          <table:table-cell table:style-name="ce27" table:formula="of:=[.K175]+[.H176]*[.G176]" office:value-type="float" office:value="-8381.47849947183" calcext:value-type="float">
            <text:p>-8381.47849947183</text:p>
          </table:table-cell>
          <table:table-cell table:style-name="ce31" table:formula="of:=[.I176]/[.N175]" office:value-type="float" office:value="-0.896067028915132" calcext:value-type="float">
            <text:p>-0.896</text:p>
          </table:table-cell>
          <table:table-cell table:style-name="ce27" table:formula="of:=[.I176]*(1+SIGN([.I176])*[.O176])" office:value-type="float" office:value="-9344.80921131326" calcext:value-type="float">
            <text:p>-9344.80921131326</text:p>
          </table:table-cell>
          <table:table-cell table:style-name="ce27" table:formula="of:=([.K176]-[.I176])*SIGN([.I176])" office:value-type="float" office:value="963.330711841434" calcext:value-type="float">
            <text:p>963.330711841434</text:p>
          </table:table-cell>
          <table:table-cell table:style-name="ce27" table:formula="of:=IF([.G176]&lt;&gt;&quot;&quot;;-1;0)" office:value-type="float" office:value="0" calcext:value-type="float">
            <text:p>0</text:p>
          </table:table-cell>
          <table:table-cell table:style-name="ce33" table:formula="of:=[.N175]+[.L176]+[.M176]" office:value-type="currency" office:currency="USD" office:value="10316.959658126" calcext:value-type="currency">
            <text:p>$10,316.96</text:p>
          </table:table-cell>
          <table:table-cell table:style-name="ce35" table:formula="of:=[.P176]/[.P175]-1" office:value-type="percentage" office:value="-0.114935653882801" calcext:value-type="percentage">
            <text:p>-11.49%</text:p>
          </table:table-cell>
          <table:table-cell table:style-name="ce34" office:value-type="float" office:value="29.724001" calcext:value-type="float">
            <text:p>29.724001</text:p>
          </table:table-cell>
        </table:table-row>
        <table:table-row table:style-name="ro1">
          <table:table-cell table:style-name="ce3" office:value-type="string" calcext:value-type="string">
            <text:p>2016-07-13</text:p>
          </table:table-cell>
          <table:table-cell table:style-name="ce19" office:value-type="float" office:value="0.421234250068665" calcext:value-type="float">
            <text:p>0.4212</text:p>
          </table:table-cell>
          <table:table-cell table:style-name="ce19" office:value-type="float" office:value="0.285579770803452" calcext:value-type="float">
            <text:p>0.2856</text:p>
          </table:table-cell>
          <table:table-cell table:style-name="ce19" office:value-type="float" office:value="0.154825985431671" calcext:value-type="float">
            <text:p>0.1548</text:p>
          </table:table-cell>
          <table:table-cell table:style-name="ce19" office:value-type="float" office:value="0.138360008597374" calcext:value-type="float">
            <text:p>0.138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900" calcext:value-type="float">
            <text:p>900</text:p>
          </table:table-cell>
          <table:table-cell table:style-name="ce27" table:formula="of:=[.K176]+[.H177]*[.G177]" office:value-type="float" office:value="-10244.8092113133" calcext:value-type="float">
            <text:p>-10244.8092113133</text:p>
          </table:table-cell>
          <table:table-cell table:style-name="ce31" table:formula="of:=[.I177]/[.N176]" office:value-type="float" office:value="-0.993006617336537" calcext:value-type="float">
            <text:p>-0.993</text:p>
          </table:table-cell>
          <table:table-cell table:style-name="ce27" table:formula="of:=[.I177]*(1+SIGN([.I177])*[.O177])" office:value-type="float" office:value="-9293.53507351382" calcext:value-type="float">
            <text:p>-9293.53507351382</text:p>
          </table:table-cell>
          <table:table-cell table:style-name="ce27" table:formula="of:=([.K177]-[.I177])*SIGN([.I177])" office:value-type="float" office:value="-951.274137799437" calcext:value-type="float">
            <text:p>-951.274137799437</text:p>
          </table:table-cell>
          <table:table-cell table:style-name="ce27" table:formula="of:=IF([.G177]&lt;&gt;&quot;&quot;;-1;0)" office:value-type="float" office:value="-1" calcext:value-type="float">
            <text:p>-1</text:p>
          </table:table-cell>
          <table:table-cell table:style-name="ce33" table:formula="of:=[.N176]+[.L177]+[.M177]" office:value-type="currency" office:currency="USD" office:value="9364.68552032661" calcext:value-type="currency">
            <text:p>$9,364.69</text:p>
          </table:table-cell>
          <table:table-cell table:style-name="ce35" table:formula="of:=[.P177]/[.P176]-1" office:value-type="percentage" office:value="0.0928542560606158" calcext:value-type="percentage">
            <text:p>9.29%</text:p>
          </table:table-cell>
          <table:table-cell table:style-name="ce34" office:value-type="float" office:value="32.484001" calcext:value-type="float">
            <text:p>32.484001</text:p>
          </table:table-cell>
        </table:table-row>
        <table:table-row table:style-name="ro1">
          <table:table-cell table:style-name="ce3" office:value-type="string" calcext:value-type="string">
            <text:p>2016-07-14</text:p>
          </table:table-cell>
          <table:table-cell table:style-name="ce19" office:value-type="float" office:value="0.372400999069214" calcext:value-type="float">
            <text:p>0.3724</text:p>
          </table:table-cell>
          <table:table-cell table:style-name="ce19" office:value-type="float" office:value="0.189561679959297" calcext:value-type="float">
            <text:p>0.1896</text:p>
          </table:table-cell>
          <table:table-cell table:style-name="ce19" office:value-type="float" office:value="0.302846848964691" calcext:value-type="float">
            <text:p>0.3028</text:p>
          </table:table-cell>
          <table:table-cell table:style-name="ce19" office:value-type="float" office:value="0.135190457105637" calcext:value-type="float">
            <text:p>0.1352</text:p>
          </table:table-cell>
          <table:table-cell table:number-columns-repeated="3"/>
          <table:table-cell table:style-name="ce27" table:formula="of:=[.K177]+[.H178]*[.G178]" office:value-type="float" office:value="-9293.53507351382" calcext:value-type="float">
            <text:p>-9293.53507351382</text:p>
          </table:table-cell>
          <table:table-cell table:style-name="ce31" table:formula="of:=[.I178]/[.N177]" office:value-type="float" office:value="-0.992402259888135" calcext:value-type="float">
            <text:p>-0.992</text:p>
          </table:table-cell>
          <table:table-cell table:style-name="ce27" table:formula="of:=[.I178]*(1+SIGN([.I178])*[.O178])" office:value-type="float" office:value="-9426.85541329347" calcext:value-type="float">
            <text:p>-9426.85541329347</text:p>
          </table:table-cell>
          <table:table-cell table:style-name="ce27" table:formula="of:=([.K178]-[.I178])*SIGN([.I178])" office:value-type="float" office:value="133.320339779646" calcext:value-type="float">
            <text:p>133.320339779646</text:p>
          </table:table-cell>
          <table:table-cell table:style-name="ce27" table:formula="of:=IF([.G178]&lt;&gt;&quot;&quot;;-1;0)" office:value-type="float" office:value="0" calcext:value-type="float">
            <text:p>0</text:p>
          </table:table-cell>
          <table:table-cell table:style-name="ce33" table:formula="of:=[.N177]+[.L178]+[.M178]" office:value-type="currency" office:currency="USD" office:value="9498.00586010625" calcext:value-type="currency">
            <text:p>$9,498.01</text:p>
          </table:table-cell>
          <table:table-cell table:style-name="ce35" table:formula="of:=[.P178]/[.P177]-1" office:value-type="percentage" office:value="-0.014345492724249" calcext:value-type="percentage">
            <text:p>-1.43%</text:p>
          </table:table-cell>
          <table:table-cell table:style-name="ce34" office:value-type="float" office:value="32.018002" calcext:value-type="float">
            <text:p>32.018002</text:p>
          </table:table-cell>
        </table:table-row>
        <table:table-row table:style-name="ro1">
          <table:table-cell table:style-name="ce3" office:value-type="string" calcext:value-type="string">
            <text:p>2016-07-15</text:p>
          </table:table-cell>
          <table:table-cell table:style-name="ce19" office:value-type="float" office:value="0.458777964115143" calcext:value-type="float">
            <text:p>0.4588</text:p>
          </table:table-cell>
          <table:table-cell table:style-name="ce19" office:value-type="float" office:value="0.304945409297943" calcext:value-type="float">
            <text:p>0.3049</text:p>
          </table:table-cell>
          <table:table-cell table:style-name="ce19" office:value-type="float" office:value="0.125527963042259" calcext:value-type="float">
            <text:p>0.1255</text:p>
          </table:table-cell>
          <table:table-cell table:style-name="ce19" office:value-type="float" office:value="0.110748685896397" calcext:value-type="float">
            <text:p>0.1107</text:p>
          </table:table-cell>
          <table:table-cell table:number-columns-repeated="3"/>
          <table:table-cell table:style-name="ce27" table:formula="of:=[.K178]+[.H179]*[.G179]" office:value-type="float" office:value="-9426.85541329347" calcext:value-type="float">
            <text:p>-9426.85541329347</text:p>
          </table:table-cell>
          <table:table-cell table:style-name="ce31" table:formula="of:=[.I179]/[.N178]" office:value-type="float" office:value="-0.992508906831525" calcext:value-type="float">
            <text:p>-0.993</text:p>
          </table:table-cell>
          <table:table-cell table:style-name="ce27" table:formula="of:=[.I179]*(1+SIGN([.I179])*[.O179])" office:value-type="float" office:value="-9739.53415975254" calcext:value-type="float">
            <text:p>-9739.53415975254</text:p>
          </table:table-cell>
          <table:table-cell table:style-name="ce27" table:formula="of:=([.K179]-[.I179])*SIGN([.I179])" office:value-type="float" office:value="312.678746459069" calcext:value-type="float">
            <text:p>312.678746459069</text:p>
          </table:table-cell>
          <table:table-cell table:style-name="ce27" table:formula="of:=IF([.G179]&lt;&gt;&quot;&quot;;-1;0)" office:value-type="float" office:value="0" calcext:value-type="float">
            <text:p>0</text:p>
          </table:table-cell>
          <table:table-cell table:style-name="ce33" table:formula="of:=[.N178]+[.L179]+[.M179]" office:value-type="currency" office:currency="USD" office:value="9810.68460656532" calcext:value-type="currency">
            <text:p>$9,810.68</text:p>
          </table:table-cell>
          <table:table-cell table:style-name="ce35" table:formula="of:=[.P179]/[.P178]-1" office:value-type="percentage" office:value="-0.0331689341514816" calcext:value-type="percentage">
            <text:p>-3.32%</text:p>
          </table:table-cell>
          <table:table-cell table:style-name="ce34" office:value-type="float" office:value="30.955999" calcext:value-type="float">
            <text:p>30.955999</text:p>
          </table:table-cell>
        </table:table-row>
        <table:table-row table:style-name="ro1">
          <table:table-cell table:style-name="ce3" office:value-type="string" calcext:value-type="string">
            <text:p>2016-07-18</text:p>
          </table:table-cell>
          <table:table-cell table:style-name="ce19" office:value-type="float" office:value="0.54496294260025" calcext:value-type="float">
            <text:p>0.5450</text:p>
          </table:table-cell>
          <table:table-cell table:style-name="ce19" office:value-type="float" office:value="0.307112097740173" calcext:value-type="float">
            <text:p>0.3071</text:p>
          </table:table-cell>
          <table:table-cell table:style-name="ce19" office:value-type="float" office:value="0.0351688303053379" calcext:value-type="float">
            <text:p>0.0352</text:p>
          </table:table-cell>
          <table:table-cell table:style-name="ce19" office:value-type="float" office:value="0.112756110727787" calcext:value-type="float">
            <text:p>0.1128</text:p>
          </table:table-cell>
          <table:table-cell table:number-columns-repeated="3"/>
          <table:table-cell table:style-name="ce27" table:formula="of:=[.K179]+[.H180]*[.G180]" office:value-type="float" office:value="-9739.53415975254" calcext:value-type="float">
            <text:p>-9739.53415975254</text:p>
          </table:table-cell>
          <table:table-cell table:style-name="ce31" table:formula="of:=[.I180]/[.N179]" office:value-type="float" office:value="-0.99274765730771" calcext:value-type="float">
            <text:p>-0.993</text:p>
          </table:table-cell>
          <table:table-cell table:style-name="ce27" table:formula="of:=[.I180]*(1+SIGN([.I180])*[.O180])" office:value-type="float" office:value="-9602.3573032348" calcext:value-type="float">
            <text:p>-9602.3573032348</text:p>
          </table:table-cell>
          <table:table-cell table:style-name="ce27" table:formula="of:=([.K180]-[.I180])*SIGN([.I180])" office:value-type="float" office:value="-137.176856517741" calcext:value-type="float">
            <text:p>-137.176856517741</text:p>
          </table:table-cell>
          <table:table-cell table:style-name="ce27" table:formula="of:=IF([.G180]&lt;&gt;&quot;&quot;;-1;0)" office:value-type="float" office:value="0" calcext:value-type="float">
            <text:p>0</text:p>
          </table:table-cell>
          <table:table-cell table:style-name="ce33" table:formula="of:=[.N179]+[.L180]+[.M180]" office:value-type="currency" office:currency="USD" office:value="9673.50775004758" calcext:value-type="currency">
            <text:p>$9,673.51</text:p>
          </table:table-cell>
          <table:table-cell table:style-name="ce35" table:formula="of:=[.P180]/[.P179]-1" office:value-type="percentage" office:value="0.0140845398011547" calcext:value-type="percentage">
            <text:p>1.41%</text:p>
          </table:table-cell>
          <table:table-cell table:style-name="ce34" office:value-type="float" office:value="31.392" calcext:value-type="float">
            <text:p>31.392</text:p>
          </table:table-cell>
        </table:table-row>
        <table:table-row table:style-name="ro1">
          <table:table-cell table:style-name="ce3" office:value-type="string" calcext:value-type="string">
            <text:p>2016-07-19</text:p>
          </table:table-cell>
          <table:table-cell table:style-name="ce19" office:value-type="float" office:value="0.427054792642593" calcext:value-type="float">
            <text:p>0.4271</text:p>
          </table:table-cell>
          <table:table-cell table:style-name="ce19" office:value-type="float" office:value="0.130663156509399" calcext:value-type="float">
            <text:p>0.1307</text:p>
          </table:table-cell>
          <table:table-cell table:style-name="ce19" office:value-type="float" office:value="0.403735429048538" calcext:value-type="float">
            <text:p>0.4037</text:p>
          </table:table-cell>
          <table:table-cell table:style-name="ce19" office:value-type="float" office:value="0.0385466031730175" calcext:value-type="float">
            <text:p>0.0385</text:p>
          </table:table-cell>
          <table:table-cell table:number-columns-repeated="3"/>
          <table:table-cell table:style-name="ce27" table:formula="of:=[.K180]+[.H181]*[.G181]" office:value-type="float" office:value="-9602.3573032348" calcext:value-type="float">
            <text:p>-9602.3573032348</text:p>
          </table:table-cell>
          <table:table-cell table:style-name="ce31" table:formula="of:=[.I181]/[.N180]" office:value-type="float" office:value="-0.992644814202745" calcext:value-type="float">
            <text:p>-0.993</text:p>
          </table:table-cell>
          <table:table-cell table:style-name="ce27" table:formula="of:=[.I181]*(1+SIGN([.I181])*[.O181])" office:value-type="float" office:value="-9914.9719681669" calcext:value-type="float">
            <text:p>-9914.9719681669</text:p>
          </table:table-cell>
          <table:table-cell table:style-name="ce27" table:formula="of:=([.K181]-[.I181])*SIGN([.I181])" office:value-type="float" office:value="312.614664932105" calcext:value-type="float">
            <text:p>312.614664932105</text:p>
          </table:table-cell>
          <table:table-cell table:style-name="ce27" table:formula="of:=IF([.G181]&lt;&gt;&quot;&quot;;-1;0)" office:value-type="float" office:value="0" calcext:value-type="float">
            <text:p>0</text:p>
          </table:table-cell>
          <table:table-cell table:style-name="ce33" table:formula="of:=[.N180]+[.L181]+[.M181]" office:value-type="currency" office:currency="USD" office:value="9986.12241497969" calcext:value-type="currency">
            <text:p>$9,986.12</text:p>
          </table:table-cell>
          <table:table-cell table:style-name="ce35" table:formula="of:=[.P181]/[.P180]-1" office:value-type="percentage" office:value="-0.0325560333843018" calcext:value-type="percentage">
            <text:p>-3.26%</text:p>
          </table:table-cell>
          <table:table-cell table:style-name="ce34" office:value-type="float" office:value="30.370001" calcext:value-type="float">
            <text:p>30.370001</text:p>
          </table:table-cell>
        </table:table-row>
        <table:table-row table:style-name="ro1">
          <table:table-cell table:style-name="ce3" office:value-type="string" calcext:value-type="string">
            <text:p>2016-07-20</text:p>
          </table:table-cell>
          <table:table-cell table:style-name="ce19" office:value-type="float" office:value="0.587489783763886" calcext:value-type="float">
            <text:p>0.5875</text:p>
          </table:table-cell>
          <table:table-cell table:style-name="ce19" office:value-type="float" office:value="0.293533951044083" calcext:value-type="float">
            <text:p>0.2935</text:p>
          </table:table-cell>
          <table:table-cell table:style-name="ce19" office:value-type="float" office:value="0.0653441548347473" calcext:value-type="float">
            <text:p>0.0653</text:p>
          </table:table-cell>
          <table:table-cell table:style-name="ce19" office:value-type="float" office:value="0.0536321252584458" calcext:value-type="float">
            <text:p>0.0536</text:p>
          </table:table-cell>
          <table:table-cell table:number-columns-repeated="3"/>
          <table:table-cell table:style-name="ce27" table:formula="of:=[.K181]+[.H182]*[.G182]" office:value-type="float" office:value="-9914.9719681669" calcext:value-type="float">
            <text:p>-9914.9719681669</text:p>
          </table:table-cell>
          <table:table-cell table:style-name="ce31" table:formula="of:=[.I182]/[.N181]" office:value-type="float" office:value="-0.992875067633253" calcext:value-type="float">
            <text:p>-0.993</text:p>
          </table:table-cell>
          <table:table-cell table:style-name="ce27" table:formula="of:=[.I182]*(1+SIGN([.I182])*[.O182])" office:value-type="float" office:value="-11651.1533677554" calcext:value-type="float">
            <text:p>-11651.1533677554</text:p>
          </table:table-cell>
          <table:table-cell table:style-name="ce27" table:formula="of:=([.K182]-[.I182])*SIGN([.I182])" office:value-type="float" office:value="1736.18139958848" calcext:value-type="float">
            <text:p>1736.18139958848</text:p>
          </table:table-cell>
          <table:table-cell table:style-name="ce27" table:formula="of:=IF([.G182]&lt;&gt;&quot;&quot;;-1;0)" office:value-type="float" office:value="0" calcext:value-type="float">
            <text:p>0</text:p>
          </table:table-cell>
          <table:table-cell table:style-name="ce33" table:formula="of:=[.N181]+[.L182]+[.M182]" office:value-type="currency" office:currency="USD" office:value="11722.3038145682" calcext:value-type="currency">
            <text:p>$11,722.30</text:p>
          </table:table-cell>
          <table:table-cell table:style-name="ce35" table:formula="of:=[.P182]/[.P181]-1" office:value-type="percentage" office:value="-0.175107040661605" calcext:value-type="percentage">
            <text:p>-17.51%</text:p>
          </table:table-cell>
          <table:table-cell table:style-name="ce34" office:value-type="float" office:value="25.052" calcext:value-type="float">
            <text:p>25.052</text:p>
          </table:table-cell>
        </table:table-row>
        <table:table-row table:style-name="ro1">
          <table:table-cell table:style-name="ce3" office:value-type="string" calcext:value-type="string">
            <text:p>2016-07-21</text:p>
          </table:table-cell>
          <table:table-cell table:style-name="ce19" office:value-type="float" office:value="0.670695126056671" calcext:value-type="float">
            <text:p>0.6707</text:p>
          </table:table-cell>
          <table:table-cell table:style-name="ce19" office:value-type="float" office:value="0.120760858058929" calcext:value-type="float">
            <text:p>0.1208</text:p>
          </table:table-cell>
          <table:table-cell table:style-name="ce19" office:value-type="float" office:value="0.112157866358757" calcext:value-type="float">
            <text:p>0.1122</text:p>
          </table:table-cell>
          <table:table-cell table:style-name="ce19" office:value-type="float" office:value="0.0963861048221588" calcext:value-type="float">
            <text:p>0.0964</text:p>
          </table:table-cell>
          <table:table-cell table:number-columns-repeated="3"/>
          <table:table-cell table:style-name="ce27" table:formula="of:=[.K182]+[.H183]*[.G183]" office:value-type="float" office:value="-11651.1533677554" calcext:value-type="float">
            <text:p>-11651.1533677554</text:p>
          </table:table-cell>
          <table:table-cell table:style-name="ce31" table:formula="of:=[.I183]/[.N182]" office:value-type="float" office:value="-0.993930335884627" calcext:value-type="float">
            <text:p>-0.994</text:p>
          </table:table-cell>
          <table:table-cell table:style-name="ce27" table:formula="of:=[.I183]*(1+SIGN([.I183])*[.O183])" office:value-type="float" office:value="-10554.4976260514" calcext:value-type="float">
            <text:p>-10554.4976260514</text:p>
          </table:table-cell>
          <table:table-cell table:style-name="ce27" table:formula="of:=([.K183]-[.I183])*SIGN([.I183])" office:value-type="float" office:value="-1096.65574170394" calcext:value-type="float">
            <text:p>-1096.65574170394</text:p>
          </table:table-cell>
          <table:table-cell table:style-name="ce27" table:formula="of:=IF([.G183]&lt;&gt;&quot;&quot;;-1;0)" office:value-type="float" office:value="0" calcext:value-type="float">
            <text:p>0</text:p>
          </table:table-cell>
          <table:table-cell table:style-name="ce33" table:formula="of:=[.N182]+[.L183]+[.M183]" office:value-type="currency" office:currency="USD" office:value="10625.6480728642" calcext:value-type="currency">
            <text:p>$10,625.65</text:p>
          </table:table-cell>
          <table:table-cell table:style-name="ce35" table:formula="of:=[.P183]/[.P182]-1" office:value-type="percentage" office:value="0.0941242216190323" calcext:value-type="percentage">
            <text:p>9.41%</text:p>
          </table:table-cell>
          <table:table-cell table:style-name="ce34" office:value-type="float" office:value="27.41" calcext:value-type="float">
            <text:p>27.41</text:p>
          </table:table-cell>
        </table:table-row>
        <table:table-row table:style-name="ro1">
          <table:table-cell table:style-name="ce3" office:value-type="string" calcext:value-type="string">
            <text:p>2016-07-22</text:p>
          </table:table-cell>
          <table:table-cell table:style-name="ce19" office:value-type="float" office:value="0.69812536239624" calcext:value-type="float">
            <text:p>0.6981</text:p>
          </table:table-cell>
          <table:table-cell table:style-name="ce19" office:value-type="float" office:value="0.248753607273102" calcext:value-type="float">
            <text:p>0.2488</text:p>
          </table:table-cell>
          <table:table-cell table:style-name="ce19" office:value-type="float" office:value="0.0463436543941498" calcext:value-type="float">
            <text:p>0.0463</text:p>
          </table:table-cell>
          <table:table-cell table:style-name="ce19" office:value-type="float" office:value="0.0067774155177176" calcext:value-type="float">
            <text:p>0.0068</text:p>
          </table:table-cell>
          <table:table-cell table:number-columns-repeated="3"/>
          <table:table-cell table:style-name="ce27" table:formula="of:=[.K183]+[.H184]*[.G184]" office:value-type="float" office:value="-10554.4976260514" calcext:value-type="float">
            <text:p>-10554.4976260514</text:p>
          </table:table-cell>
          <table:table-cell table:style-name="ce31" table:formula="of:=[.I184]/[.N183]" office:value-type="float" office:value="-0.993303895788297" calcext:value-type="float">
            <text:p>-0.993</text:p>
          </table:table-cell>
          <table:table-cell table:style-name="ce27" table:formula="of:=[.I184]*(1+SIGN([.I184])*[.O184])" office:value-type="float" office:value="-10625.348686365" calcext:value-type="float">
            <text:p>-10625.348686365</text:p>
          </table:table-cell>
          <table:table-cell table:style-name="ce27" table:formula="of:=([.K184]-[.I184])*SIGN([.I184])" office:value-type="float" office:value="70.8510603135164" calcext:value-type="float">
            <text:p>70.8510603135164</text:p>
          </table:table-cell>
          <table:table-cell table:style-name="ce27" table:formula="of:=IF([.G184]&lt;&gt;&quot;&quot;;-1;0)" office:value-type="float" office:value="0" calcext:value-type="float">
            <text:p>0</text:p>
          </table:table-cell>
          <table:table-cell table:style-name="ce33" table:formula="of:=[.N183]+[.L184]+[.M184]" office:value-type="currency" office:currency="USD" office:value="10696.4991331777" calcext:value-type="currency">
            <text:p>$10,696.50</text:p>
          </table:table-cell>
          <table:table-cell table:style-name="ce35" table:formula="of:=[.P184]/[.P183]-1" office:value-type="percentage" office:value="-0.00671287851149216" calcext:value-type="percentage">
            <text:p>-0.67%</text:p>
          </table:table-cell>
          <table:table-cell table:style-name="ce34" office:value-type="float" office:value="27.226" calcext:value-type="float">
            <text:p>27.226</text:p>
          </table:table-cell>
        </table:table-row>
        <table:table-row table:style-name="ro1">
          <table:table-cell table:style-name="ce3" office:value-type="string" calcext:value-type="string">
            <text:p>2016-07-25</text:p>
          </table:table-cell>
          <table:table-cell table:style-name="ce19" office:value-type="float" office:value="0.233866393566132" calcext:value-type="float">
            <text:p>0.2339</text:p>
          </table:table-cell>
          <table:table-cell table:style-name="ce19" office:value-type="float" office:value="0.220279350876808" calcext:value-type="float">
            <text:p>0.2203</text:p>
          </table:table-cell>
          <table:table-cell table:style-name="ce19" office:value-type="float" office:value="0.297087103128433" calcext:value-type="float">
            <text:p>0.2971</text:p>
          </table:table-cell>
          <table:table-cell table:style-name="ce19" office:value-type="float" office:value="0.248767137527466" calcext:value-type="float">
            <text:p>0.2488</text:p>
          </table:table-cell>
          <table:table-cell table:number-columns-repeated="3"/>
          <table:table-cell table:style-name="ce27" table:formula="of:=[.K184]+[.H185]*[.G185]" office:value-type="float" office:value="-10625.348686365" calcext:value-type="float">
            <text:p>-10625.348686365</text:p>
          </table:table-cell>
          <table:table-cell table:style-name="ce31" table:formula="of:=[.I185]/[.N184]" office:value-type="float" office:value="-0.993348249186307" calcext:value-type="float">
            <text:p>-0.993</text:p>
          </table:table-cell>
          <table:table-cell table:style-name="ce27" table:formula="of:=[.I185]*(1+SIGN([.I185])*[.O185])" office:value-type="float" office:value="-11748.5307005925" calcext:value-type="float">
            <text:p>-11748.5307005925</text:p>
          </table:table-cell>
          <table:table-cell table:style-name="ce27" table:formula="of:=([.K185]-[.I185])*SIGN([.I185])" office:value-type="float" office:value="1123.18201422752" calcext:value-type="float">
            <text:p>1123.18201422752</text:p>
          </table:table-cell>
          <table:table-cell table:style-name="ce27" table:formula="of:=IF([.G185]&lt;&gt;&quot;&quot;;-1;0)" office:value-type="float" office:value="0" calcext:value-type="float">
            <text:p>0</text:p>
          </table:table-cell>
          <table:table-cell table:style-name="ce33" table:formula="of:=[.N184]+[.L185]+[.M185]" office:value-type="currency" office:currency="USD" office:value="11819.6811474053" calcext:value-type="currency">
            <text:p>$11,819.68</text:p>
          </table:table-cell>
          <table:table-cell table:style-name="ce35" table:formula="of:=[.P185]/[.P184]-1" office:value-type="percentage" office:value="-0.105707779328583" calcext:value-type="percentage">
            <text:p>-10.57%</text:p>
          </table:table-cell>
          <table:table-cell table:style-name="ce34" office:value-type="float" office:value="24.348" calcext:value-type="float">
            <text:p>24.348</text:p>
          </table:table-cell>
        </table:table-row>
        <table:table-row table:style-name="ro1">
          <table:table-cell table:style-name="ce3" office:value-type="string" calcext:value-type="string">
            <text:p>2016-07-26</text:p>
          </table:table-cell>
          <table:table-cell table:style-name="ce19" office:value-type="float" office:value="0.241776034235954" calcext:value-type="float">
            <text:p>0.2418</text:p>
          </table:table-cell>
          <table:table-cell table:style-name="ce19" office:value-type="float" office:value="0.306026607751846" calcext:value-type="float">
            <text:p>0.3060</text:p>
          </table:table-cell>
          <table:table-cell table:style-name="ce19" office:value-type="float" office:value="0.302909791469574" calcext:value-type="float">
            <text:p>0.3029</text:p>
          </table:table-cell>
          <table:table-cell table:style-name="ce19" office:value-type="float" office:value="0.149287581443787" calcext:value-type="float">
            <text:p>0.1493</text:p>
          </table:table-cell>
          <table:table-cell table:style-name="ce28"/>
          <table:table-cell table:number-columns-repeated="2"/>
          <table:table-cell table:style-name="ce27" table:formula="of:=[.K185]+[.H186]*[.G186]" office:value-type="float" office:value="-11748.5307005925" calcext:value-type="float">
            <text:p>-11748.5307005925</text:p>
          </table:table-cell>
          <table:table-cell table:style-name="ce31" table:formula="of:=[.I186]/[.N185]" office:value-type="float" office:value="-0.993980341269324" calcext:value-type="float">
            <text:p>-0.994</text:p>
          </table:table-cell>
          <table:table-cell table:style-name="ce27" table:formula="of:=[.I186]*(1+SIGN([.I186])*[.O186])" office:value-type="float" office:value="-10852.963385811" calcext:value-type="float">
            <text:p>-10852.963385811</text:p>
          </table:table-cell>
          <table:table-cell table:style-name="ce27" table:formula="of:=([.K186]-[.I186])*SIGN([.I186])" office:value-type="float" office:value="-895.567314781487" calcext:value-type="float">
            <text:p>-895.567314781487</text:p>
          </table:table-cell>
          <table:table-cell table:style-name="ce27" table:formula="of:=IF([.G186]&lt;&gt;&quot;&quot;;-1;0)" office:value-type="float" office:value="0" calcext:value-type="float">
            <text:p>0</text:p>
          </table:table-cell>
          <table:table-cell table:style-name="ce33" table:formula="of:=[.N185]+[.L186]+[.M186]" office:value-type="currency" office:currency="USD" office:value="10924.1138326238" calcext:value-type="currency">
            <text:p>$10,924.11</text:p>
          </table:table-cell>
          <table:table-cell table:style-name="ce35" table:formula="of:=[.P186]/[.P185]-1" office:value-type="percentage" office:value="0.0762280269426647" calcext:value-type="percentage">
            <text:p>7.62%</text:p>
          </table:table-cell>
          <table:table-cell table:style-name="ce34" office:value-type="float" office:value="26.204" calcext:value-type="float">
            <text:p>26.204</text:p>
          </table:table-cell>
        </table:table-row>
        <table:table-row table:style-name="ro1">
          <table:table-cell table:style-name="ce3" office:value-type="string" calcext:value-type="string">
            <text:p>2016-07-27</text:p>
          </table:table-cell>
          <table:table-cell table:style-name="ce19" office:value-type="float" office:value="0.139378845691681" calcext:value-type="float">
            <text:p>0.1394</text:p>
          </table:table-cell>
          <table:table-cell table:style-name="ce19" office:value-type="float" office:value="0.125185430049896" calcext:value-type="float">
            <text:p>0.1252</text:p>
          </table:table-cell>
          <table:table-cell table:style-name="ce19" office:value-type="float" office:value="0.167955994606018" calcext:value-type="float">
            <text:p>0.1680</text:p>
          </table:table-cell>
          <table:table-cell table:style-name="ce19" office:value-type="float" office:value="0.567479729652405" calcext:value-type="float">
            <text:p>0.5675</text:p>
          </table:table-cell>
          <table:table-cell table:number-columns-repeated="3"/>
          <table:table-cell table:style-name="ce27" table:formula="of:=[.K186]+[.H187]*[.G187]" office:value-type="float" office:value="-10852.963385811" calcext:value-type="float">
            <text:p>-10852.963385811</text:p>
          </table:table-cell>
          <table:table-cell table:style-name="ce31" table:formula="of:=[.I187]/[.N186]" office:value-type="float" office:value="-0.993486844983224" calcext:value-type="float">
            <text:p>-0.993</text:p>
          </table:table-cell>
          <table:table-cell table:style-name="ce27" table:formula="of:=[.I187]*(1+SIGN([.I187])*[.O187])" office:value-type="float" office:value="-9376.85433730578" calcext:value-type="float">
            <text:p>-9376.85433730578</text:p>
          </table:table-cell>
          <table:table-cell table:style-name="ce27" table:formula="of:=([.K187]-[.I187])*SIGN([.I187])" office:value-type="float" office:value="-1476.1090485052" calcext:value-type="float">
            <text:p>-1476.1090485052</text:p>
          </table:table-cell>
          <table:table-cell table:style-name="ce27" table:formula="of:=IF([.G187]&lt;&gt;&quot;&quot;;-1;0)" office:value-type="float" office:value="0" calcext:value-type="float">
            <text:p>0</text:p>
          </table:table-cell>
          <table:table-cell table:style-name="ce33" table:formula="of:=[.N186]+[.L187]+[.M187]" office:value-type="currency" office:currency="USD" office:value="9448.00478411857" calcext:value-type="currency">
            <text:p>$9,448.00</text:p>
          </table:table-cell>
          <table:table-cell table:style-name="ce35" table:formula="of:=[.P187]/[.P186]-1" office:value-type="percentage" office:value="0.13600976950084" calcext:value-type="percentage">
            <text:p>13.60%</text:p>
          </table:table-cell>
          <table:table-cell table:style-name="ce34" office:value-type="float" office:value="29.768" calcext:value-type="float">
            <text:p>29.768</text:p>
          </table:table-cell>
        </table:table-row>
        <table:table-row table:style-name="ro1">
          <table:table-cell table:style-name="ce3" office:value-type="string" calcext:value-type="string">
            <text:p>2016-07-28</text:p>
          </table:table-cell>
          <table:table-cell table:style-name="ce19" office:value-type="float" office:value="0.272659331560135" calcext:value-type="float">
            <text:p>0.2727</text:p>
          </table:table-cell>
          <table:table-cell table:style-name="ce19" office:value-type="float" office:value="0.160962000489235" calcext:value-type="float">
            <text:p>0.1610</text:p>
          </table:table-cell>
          <table:table-cell table:style-name="ce19" office:value-type="float" office:value="0.400893568992615" calcext:value-type="float">
            <text:p>0.4009</text:p>
          </table:table-cell>
          <table:table-cell table:style-name="ce19" office:value-type="float" office:value="0.165485098958015" calcext:value-type="float">
            <text:p>0.1655</text:p>
          </table:table-cell>
          <table:table-cell table:number-columns-repeated="3"/>
          <table:table-cell table:style-name="ce27" table:formula="of:=[.K187]+[.H188]*[.G188]" office:value-type="float" office:value="-9376.85433730578" calcext:value-type="float">
            <text:p>-9376.85433730578</text:p>
          </table:table-cell>
          <table:table-cell table:style-name="ce31" table:formula="of:=[.I188]/[.N187]" office:value-type="float" office:value="-0.992469262194661" calcext:value-type="float">
            <text:p>-0.992</text:p>
          </table:table-cell>
          <table:table-cell table:style-name="ce27" table:formula="of:=[.I188]*(1+SIGN([.I188])*[.O188])" office:value-type="float" office:value="-9403.94446260351" calcext:value-type="float">
            <text:p>-9403.94446260351</text:p>
          </table:table-cell>
          <table:table-cell table:style-name="ce27" table:formula="of:=([.K188]-[.I188])*SIGN([.I188])" office:value-type="float" office:value="27.0901252977237" calcext:value-type="float">
            <text:p>27.0901252977237</text:p>
          </table:table-cell>
          <table:table-cell table:style-name="ce27" table:formula="of:=IF([.G188]&lt;&gt;&quot;&quot;;-1;0)" office:value-type="float" office:value="0" calcext:value-type="float">
            <text:p>0</text:p>
          </table:table-cell>
          <table:table-cell table:style-name="ce33" table:formula="of:=[.N187]+[.L188]+[.M188]" office:value-type="currency" office:currency="USD" office:value="9475.09490941629" calcext:value-type="currency">
            <text:p>$9,475.09</text:p>
          </table:table-cell>
          <table:table-cell table:style-name="ce35" table:formula="of:=[.P188]/[.P187]-1" office:value-type="percentage" office:value="-0.00288904192421391" calcext:value-type="percentage">
            <text:p>-0.29%</text:p>
          </table:table-cell>
          <table:table-cell table:style-name="ce34" office:value-type="float" office:value="29.681999" calcext:value-type="float">
            <text:p>29.681999</text:p>
          </table:table-cell>
        </table:table-row>
        <table:table-row table:style-name="ro1">
          <table:table-cell table:style-name="ce3" office:value-type="string" calcext:value-type="string">
            <text:p>2016-07-29</text:p>
          </table:table-cell>
          <table:table-cell table:style-name="ce19" office:value-type="float" office:value="0.273156404495239" calcext:value-type="float">
            <text:p>0.2732</text:p>
          </table:table-cell>
          <table:table-cell table:style-name="ce19" office:value-type="float" office:value="0.430161148309708" calcext:value-type="float">
            <text:p>0.4302</text:p>
          </table:table-cell>
          <table:table-cell table:style-name="ce19" office:value-type="float" office:value="0.221833154559135" calcext:value-type="float">
            <text:p>0.2218</text:p>
          </table:table-cell>
          <table:table-cell table:style-name="ce19" office:value-type="float" office:value="0.0748493075370789" calcext:value-type="float">
            <text:p>0.07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table:style-name="ce27" table:formula="of:=[.K188]+[.H189]*[.G189]" office:value-type="float" office:value="-8303.94446260351" calcext:value-type="float">
            <text:p>-8303.94446260351</text:p>
          </table:table-cell>
          <table:table-cell table:style-name="ce31" table:formula="of:=[.I189]/[.N188]" office:value-type="float" office:value="-0.876396969317014" calcext:value-type="float">
            <text:p>-0.876</text:p>
          </table:table-cell>
          <table:table-cell table:style-name="ce27" table:formula="of:=[.I189]*(1+SIGN([.I189])*[.O189])" office:value-type="float" office:value="-7626.91586330366" calcext:value-type="float">
            <text:p>-7626.91586330366</text:p>
          </table:table-cell>
          <table:table-cell table:style-name="ce27" table:formula="of:=([.K189]-[.I189])*SIGN([.I189])" office:value-type="float" office:value="-677.028599299846" calcext:value-type="float">
            <text:p>-677.028599299846</text:p>
          </table:table-cell>
          <table:table-cell table:style-name="ce27" table:formula="of:=IF([.G189]&lt;&gt;&quot;&quot;;-1;0)" office:value-type="float" office:value="-1" calcext:value-type="float">
            <text:p>-1</text:p>
          </table:table-cell>
          <table:table-cell table:style-name="ce33" table:formula="of:=[.N188]+[.L189]+[.M189]" office:value-type="currency" office:currency="USD" office:value="8797.06631011644" calcext:value-type="currency">
            <text:p>$8,797.07</text:p>
          </table:table-cell>
          <table:table-cell table:style-name="ce35" table:formula="of:=[.P189]/[.P188]-1" office:value-type="percentage" office:value="0.0815309642723188" calcext:value-type="percentage">
            <text:p>8.15%</text:p>
          </table:table-cell>
          <table:table-cell table:style-name="ce34" office:value-type="float" office:value="32.102001" calcext:value-type="float">
            <text:p>32.102001</text:p>
          </table:table-cell>
        </table:table-row>
        <table:table-row table:style-name="ro1">
          <table:table-cell table:style-name="ce3" office:value-type="string" calcext:value-type="string">
            <text:p>2016-08-01</text:p>
          </table:table-cell>
          <table:table-cell table:style-name="ce19" office:value-type="float" office:value="0.593112528324127" calcext:value-type="float">
            <text:p>0.5931</text:p>
          </table:table-cell>
          <table:table-cell table:style-name="ce19" office:value-type="float" office:value="0.179907962679863" calcext:value-type="float">
            <text:p>0.1799</text:p>
          </table:table-cell>
          <table:table-cell table:style-name="ce19" office:value-type="float" office:value="0.0390125066041946" calcext:value-type="float">
            <text:p>0.0390</text:p>
          </table:table-cell>
          <table:table-cell table:style-name="ce19" office:value-type="float" office:value="0.187967002391815" calcext:value-type="float">
            <text:p>0.1880</text:p>
          </table:table-cell>
          <table:table-cell table:number-columns-repeated="3"/>
          <table:table-cell table:style-name="ce27" table:formula="of:=[.K189]+[.H190]*[.G190]" office:value-type="float" office:value="-7626.91586330366" calcext:value-type="float">
            <text:p>-7626.91586330366</text:p>
          </table:table-cell>
          <table:table-cell table:style-name="ce31" table:formula="of:=[.I190]/[.N189]" office:value-type="float" office:value="-0.866984014265399" calcext:value-type="float">
            <text:p>-0.867</text:p>
          </table:table-cell>
          <table:table-cell table:style-name="ce27" table:formula="of:=[.I190]*(1+SIGN([.I190])*[.O190])" office:value-type="float" office:value="-7345.61710163707" calcext:value-type="float">
            <text:p>-7345.61710163707</text:p>
          </table:table-cell>
          <table:table-cell table:style-name="ce27" table:formula="of:=([.K190]-[.I190])*SIGN([.I190])" office:value-type="float" office:value="-281.298761666594" calcext:value-type="float">
            <text:p>-281.298761666594</text:p>
          </table:table-cell>
          <table:table-cell table:style-name="ce27" table:formula="of:=IF([.G190]&lt;&gt;&quot;&quot;;-1;0)" office:value-type="float" office:value="0" calcext:value-type="float">
            <text:p>0</text:p>
          </table:table-cell>
          <table:table-cell table:style-name="ce33" table:formula="of:=[.N189]+[.L190]+[.M190]" office:value-type="currency" office:currency="USD" office:value="8515.76754844985" calcext:value-type="currency">
            <text:p>$8,515.77</text:p>
          </table:table-cell>
          <table:table-cell table:style-name="ce35" table:formula="of:=[.P190]/[.P189]-1" office:value-type="percentage" office:value="0.0368823737809987" calcext:value-type="percentage">
            <text:p>3.69%</text:p>
          </table:table-cell>
          <table:table-cell table:style-name="ce34" office:value-type="float" office:value="33.285999" calcext:value-type="float">
            <text:p>33.285999</text:p>
          </table:table-cell>
        </table:table-row>
        <table:table-row table:style-name="ro1">
          <table:table-cell table:style-name="ce3" office:value-type="string" calcext:value-type="string">
            <text:p>2016-08-02</text:p>
          </table:table-cell>
          <table:table-cell table:style-name="ce19" office:value-type="float" office:value="0.620054423809052" calcext:value-type="float">
            <text:p>0.6201</text:p>
          </table:table-cell>
          <table:table-cell table:style-name="ce19" office:value-type="float" office:value="0.180651962757111" calcext:value-type="float">
            <text:p>0.1807</text:p>
          </table:table-cell>
          <table:table-cell table:style-name="ce19" office:value-type="float" office:value="0.153233468532562" calcext:value-type="float">
            <text:p>0.1532</text:p>
          </table:table-cell>
          <table:table-cell table:style-name="ce19" office:value-type="float" office:value="0.0460601449012756" calcext:value-type="float">
            <text:p>0.0461</text:p>
          </table:table-cell>
          <table:table-cell table:number-columns-repeated="3"/>
          <table:table-cell table:style-name="ce27" table:formula="of:=[.K190]+[.H191]*[.G191]" office:value-type="float" office:value="-7345.61710163707" calcext:value-type="float">
            <text:p>-7345.61710163707</text:p>
          </table:table-cell>
          <table:table-cell table:style-name="ce31" table:formula="of:=[.I191]/[.N190]" office:value-type="float" office:value="-0.862590137629369" calcext:value-type="float">
            <text:p>-0.863</text:p>
          </table:table-cell>
          <table:table-cell table:style-name="ce27" table:formula="of:=[.I191]*(1+SIGN([.I191])*[.O191])" office:value-type="float" office:value="-7084.32930493995" calcext:value-type="float">
            <text:p>-7084.32930493995</text:p>
          </table:table-cell>
          <table:table-cell table:style-name="ce27" table:formula="of:=([.K191]-[.I191])*SIGN([.I191])" office:value-type="float" office:value="-261.287796697119" calcext:value-type="float">
            <text:p>-261.287796697119</text:p>
          </table:table-cell>
          <table:table-cell table:style-name="ce27" table:formula="of:=IF([.G191]&lt;&gt;&quot;&quot;;-1;0)" office:value-type="float" office:value="0" calcext:value-type="float">
            <text:p>0</text:p>
          </table:table-cell>
          <table:table-cell table:style-name="ce33" table:formula="of:=[.N190]+[.L191]+[.M191]" office:value-type="currency" office:currency="USD" office:value="8254.47975175273" calcext:value-type="currency">
            <text:p>$8,254.48</text:p>
          </table:table-cell>
          <table:table-cell table:style-name="ce35" table:formula="of:=[.P191]/[.P190]-1" office:value-type="percentage" office:value="0.0355705712783325" calcext:value-type="percentage">
            <text:p>3.56%</text:p>
          </table:table-cell>
          <table:table-cell table:style-name="ce34" office:value-type="float" office:value="34.470001" calcext:value-type="float">
            <text:p>34.470001</text:p>
          </table:table-cell>
        </table:table-row>
        <table:table-row table:style-name="ro1">
          <table:table-cell table:style-name="ce3" office:value-type="string" calcext:value-type="string">
            <text:p>2016-08-03</text:p>
          </table:table-cell>
          <table:table-cell table:style-name="ce19" office:value-type="float" office:value="0.473690837621689" calcext:value-type="float">
            <text:p>0.4737</text:p>
          </table:table-cell>
          <table:table-cell table:style-name="ce19" office:value-type="float" office:value="0.165676534175873" calcext:value-type="float">
            <text:p>0.1657</text:p>
          </table:table-cell>
          <table:table-cell table:style-name="ce19" office:value-type="float" office:value="0.23132112622261" calcext:value-type="float">
            <text:p>0.2313</text:p>
          </table:table-cell>
          <table:table-cell table:style-name="ce19" office:value-type="float" office:value="0.129311561584473" calcext:value-type="float">
            <text:p>0.129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150" calcext:value-type="float">
            <text:p>1150</text:p>
          </table:table-cell>
          <table:table-cell table:style-name="ce27" table:formula="of:=[.K191]+[.H192]*[.G192]" office:value-type="float" office:value="-8234.32930493995" calcext:value-type="float">
            <text:p>-8234.32930493995</text:p>
          </table:table-cell>
          <table:table-cell table:style-name="ce31" table:formula="of:=[.I192]/[.N191]" office:value-type="float" office:value="-0.99755884714497" calcext:value-type="float">
            <text:p>-0.998</text:p>
          </table:table-cell>
          <table:table-cell table:style-name="ce27" table:formula="of:=[.I192]*(1+SIGN([.I192])*[.O192])" office:value-type="float" office:value="-8514.30150974838" calcext:value-type="float">
            <text:p>-8514.30150974838</text:p>
          </table:table-cell>
          <table:table-cell table:style-name="ce27" table:formula="of:=([.K192]-[.I192])*SIGN([.I192])" office:value-type="float" office:value="279.972204808435" calcext:value-type="float">
            <text:p>279.972204808435</text:p>
          </table:table-cell>
          <table:table-cell table:style-name="ce27" table:formula="of:=IF([.G192]&lt;&gt;&quot;&quot;;-1;0)" office:value-type="float" office:value="-1" calcext:value-type="float">
            <text:p>-1</text:p>
          </table:table-cell>
          <table:table-cell table:style-name="ce33" table:formula="of:=[.N191]+[.L192]+[.M192]" office:value-type="currency" office:currency="USD" office:value="8533.45195656116" calcext:value-type="currency">
            <text:p>$8,533.45</text:p>
          </table:table-cell>
          <table:table-cell table:style-name="ce35" table:formula="of:=[.P192]/[.P191]-1" office:value-type="percentage" office:value="-0.0340006082390308" calcext:value-type="percentage">
            <text:p>-3.40%</text:p>
          </table:table-cell>
          <table:table-cell table:style-name="ce34" office:value-type="float" office:value="33.298" calcext:value-type="float">
            <text:p>33.298</text:p>
          </table:table-cell>
        </table:table-row>
        <table:table-row table:style-name="ro1">
          <table:table-cell table:style-name="ce3" office:value-type="string" calcext:value-type="string">
            <text:p>2016-08-04</text:p>
          </table:table-cell>
          <table:table-cell table:style-name="ce19" office:value-type="float" office:value="0.624113202095032" calcext:value-type="float">
            <text:p>0.6241</text:p>
          </table:table-cell>
          <table:table-cell table:style-name="ce19" office:value-type="float" office:value="0.068993590772152" calcext:value-type="float">
            <text:p>0.0690</text:p>
          </table:table-cell>
          <table:table-cell table:style-name="ce19" office:value-type="float" office:value="0.261235654354095" calcext:value-type="float">
            <text:p>0.2612</text:p>
          </table:table-cell>
          <table:table-cell table:style-name="ce19" office:value-type="float" office:value="0.0456576012074947" calcext:value-type="float">
            <text:p>0.0457</text:p>
          </table:table-cell>
          <table:table-cell table:number-columns-repeated="3"/>
          <table:table-cell table:style-name="ce27" table:formula="of:=[.K192]+[.H193]*[.G193]" office:value-type="float" office:value="-8514.30150974838" calcext:value-type="float">
            <text:p>-8514.30150974838</text:p>
          </table:table-cell>
          <table:table-cell table:style-name="ce31" table:formula="of:=[.I193]/[.N192]" office:value-type="float" office:value="-0.997755838210578" calcext:value-type="float">
            <text:p>-0.998</text:p>
          </table:table-cell>
          <table:table-cell table:style-name="ce27" table:formula="of:=[.I193]*(1+SIGN([.I193])*[.O193])" office:value-type="float" office:value="-8299.51343634492" calcext:value-type="float">
            <text:p>-8299.51343634492</text:p>
          </table:table-cell>
          <table:table-cell table:style-name="ce27" table:formula="of:=([.K193]-[.I193])*SIGN([.I193])" office:value-type="float" office:value="-214.788073403464" calcext:value-type="float">
            <text:p>-214.788073403464</text:p>
          </table:table-cell>
          <table:table-cell table:style-name="ce27" table:formula="of:=IF([.G193]&lt;&gt;&quot;&quot;;-1;0)" office:value-type="float" office:value="0" calcext:value-type="float">
            <text:p>0</text:p>
          </table:table-cell>
          <table:table-cell table:style-name="ce33" table:formula="of:=[.N192]+[.L193]+[.M193]" office:value-type="currency" office:currency="USD" office:value="8318.6638831577" calcext:value-type="currency">
            <text:p>$8,318.66</text:p>
          </table:table-cell>
          <table:table-cell table:style-name="ce35" table:formula="of:=[.P193]/[.P192]-1" office:value-type="percentage" office:value="0.0252267403447652" calcext:value-type="percentage">
            <text:p>2.52%</text:p>
          </table:table-cell>
          <table:table-cell table:style-name="ce34" office:value-type="float" office:value="34.138" calcext:value-type="float">
            <text:p>34.138</text:p>
          </table:table-cell>
        </table:table-row>
        <table:table-row table:style-name="ro1">
          <table:table-cell table:style-name="ce3" office:value-type="string" calcext:value-type="string">
            <text:p>2016-08-05</text:p>
          </table:table-cell>
          <table:table-cell table:style-name="ce19" office:value-type="float" office:value="0.324721753597259" calcext:value-type="float">
            <text:p>0.3247</text:p>
          </table:table-cell>
          <table:table-cell table:style-name="ce19" office:value-type="float" office:value="0.335932344198227" calcext:value-type="float">
            <text:p>0.3359</text:p>
          </table:table-cell>
          <table:table-cell table:style-name="ce19" office:value-type="float" office:value="0.216989904642105" calcext:value-type="float">
            <text:p>0.2170</text:p>
          </table:table-cell>
          <table:table-cell table:style-name="ce19" office:value-type="float" office:value="0.12235601246357" calcext:value-type="float">
            <text:p>0.1224</text:p>
          </table:table-cell>
          <table:table-cell table:number-columns-repeated="3"/>
          <table:table-cell table:style-name="ce27" table:formula="of:=[.K193]+[.H194]*[.G194]" office:value-type="float" office:value="-8299.51343634492" calcext:value-type="float">
            <text:p>-8299.51343634492</text:p>
          </table:table-cell>
          <table:table-cell table:style-name="ce31" table:formula="of:=[.I194]/[.N193]" office:value-type="float" office:value="-0.99769789390679" calcext:value-type="float">
            <text:p>-0.998</text:p>
          </table:table-cell>
          <table:table-cell table:style-name="ce27" table:formula="of:=[.I194]*(1+SIGN([.I194])*[.O194])" office:value-type="float" office:value="-9088.18382966076" calcext:value-type="float">
            <text:p>-9088.18382966076</text:p>
          </table:table-cell>
          <table:table-cell table:style-name="ce27" table:formula="of:=([.K194]-[.I194])*SIGN([.I194])" office:value-type="float" office:value="788.670393315846" calcext:value-type="float">
            <text:p>788.670393315846</text:p>
          </table:table-cell>
          <table:table-cell table:style-name="ce27" table:formula="of:=IF([.G194]&lt;&gt;&quot;&quot;;-1;0)" office:value-type="float" office:value="0" calcext:value-type="float">
            <text:p>0</text:p>
          </table:table-cell>
          <table:table-cell table:style-name="ce33" table:formula="of:=[.N193]+[.L194]+[.M194]" office:value-type="currency" office:currency="USD" office:value="9107.33427647355" calcext:value-type="currency">
            <text:p>$9,107.33</text:p>
          </table:table-cell>
          <table:table-cell table:style-name="ce35" table:formula="of:=[.P194]/[.P193]-1" office:value-type="percentage" office:value="-0.0950260999472727" calcext:value-type="percentage">
            <text:p>-9.50%</text:p>
          </table:table-cell>
          <table:table-cell table:style-name="ce34" office:value-type="float" office:value="30.893999" calcext:value-type="float">
            <text:p>30.893999</text:p>
          </table:table-cell>
        </table:table-row>
        <table:table-row table:style-name="ro1">
          <table:table-cell table:style-name="ce3" office:value-type="string" calcext:value-type="string">
            <text:p>2016-08-08</text:p>
          </table:table-cell>
          <table:table-cell table:style-name="ce19" office:value-type="float" office:value="0.733364999294281" calcext:value-type="float">
            <text:p>0.7334</text:p>
          </table:table-cell>
          <table:table-cell table:style-name="ce19" office:value-type="float" office:value="0.190508410334587" calcext:value-type="float">
            <text:p>0.1905</text:p>
          </table:table-cell>
          <table:table-cell table:style-name="ce19" office:value-type="float" office:value="0.0590264089405537" calcext:value-type="float">
            <text:p>0.0590</text:p>
          </table:table-cell>
          <table:table-cell table:style-name="ce19" office:value-type="float" office:value="0.0171001646667719" calcext:value-type="float">
            <text:p>0.0171</text:p>
          </table:table-cell>
          <table:table-cell table:number-columns-repeated="3"/>
          <table:table-cell table:style-name="ce27" table:formula="of:=[.K194]+[.H195]*[.G195]" office:value-type="float" office:value="-9088.18382966076" calcext:value-type="float">
            <text:p>-9088.18382966076</text:p>
          </table:table-cell>
          <table:table-cell table:style-name="ce31" table:formula="of:=[.I195]/[.N194]" office:value-type="float" office:value="-0.997897250037011" calcext:value-type="float">
            <text:p>-0.998</text:p>
          </table:table-cell>
          <table:table-cell table:style-name="ce27" table:formula="of:=[.I195]*(1+SIGN([.I195])*[.O195])" office:value-type="float" office:value="-8862.25829125613" calcext:value-type="float">
            <text:p>-8862.25829125613</text:p>
          </table:table-cell>
          <table:table-cell table:style-name="ce27" table:formula="of:=([.K195]-[.I195])*SIGN([.I195])" office:value-type="float" office:value="-225.92553840463" calcext:value-type="float">
            <text:p>-225.92553840463</text:p>
          </table:table-cell>
          <table:table-cell table:style-name="ce27" table:formula="of:=IF([.G195]&lt;&gt;&quot;&quot;;-1;0)" office:value-type="float" office:value="0" calcext:value-type="float">
            <text:p>0</text:p>
          </table:table-cell>
          <table:table-cell table:style-name="ce33" table:formula="of:=[.N194]+[.L195]+[.M195]" office:value-type="currency" office:currency="USD" office:value="8881.40873806892" calcext:value-type="currency">
            <text:p>$8,881.41</text:p>
          </table:table-cell>
          <table:table-cell table:style-name="ce35" table:formula="of:=[.P195]/[.P194]-1" office:value-type="percentage" office:value="0.0248592615025331" calcext:value-type="percentage">
            <text:p>2.49%</text:p>
          </table:table-cell>
          <table:table-cell table:style-name="ce34" office:value-type="float" office:value="31.662001" calcext:value-type="float">
            <text:p>31.662001</text:p>
          </table:table-cell>
        </table:table-row>
        <table:table-row table:style-name="ro1">
          <table:table-cell table:style-name="ce3" office:value-type="string" calcext:value-type="string">
            <text:p>2016-08-09</text:p>
          </table:table-cell>
          <table:table-cell table:style-name="ce19" office:value-type="float" office:value="0.78427392244339" calcext:value-type="float">
            <text:p>0.7843</text:p>
          </table:table-cell>
          <table:table-cell table:style-name="ce19" office:value-type="float" office:value="0.0510785169899464" calcext:value-type="float">
            <text:p>0.0511</text:p>
          </table:table-cell>
          <table:table-cell table:style-name="ce19" office:value-type="float" office:value="0.113552376627922" calcext:value-type="float">
            <text:p>0.1136</text:p>
          </table:table-cell>
          <table:table-cell table:style-name="ce19" office:value-type="float" office:value="0.0510951355099678" calcext:value-type="float">
            <text:p>0.0511</text:p>
          </table:table-cell>
          <table:table-cell table:number-columns-repeated="3"/>
          <table:table-cell table:style-name="ce27" table:formula="of:=[.K195]+[.H196]*[.G196]" office:value-type="float" office:value="-8862.25829125613" calcext:value-type="float">
            <text:p>-8862.25829125613</text:p>
          </table:table-cell>
          <table:table-cell table:style-name="ce31" table:formula="of:=[.I196]/[.N195]" office:value-type="float" office:value="-0.997843760221203" calcext:value-type="float">
            <text:p>-0.998</text:p>
          </table:table-cell>
          <table:table-cell table:style-name="ce27" table:formula="of:=[.I196]*(1+SIGN([.I196])*[.O196])" office:value-type="float" office:value="-8612.58568225709" calcext:value-type="float">
            <text:p>-8612.58568225709</text:p>
          </table:table-cell>
          <table:table-cell table:style-name="ce27" table:formula="of:=([.K196]-[.I196])*SIGN([.I196])" office:value-type="float" office:value="-249.672608999048" calcext:value-type="float">
            <text:p>-249.672608999048</text:p>
          </table:table-cell>
          <table:table-cell table:style-name="ce27" table:formula="of:=IF([.G196]&lt;&gt;&quot;&quot;;-1;0)" office:value-type="float" office:value="0" calcext:value-type="float">
            <text:p>0</text:p>
          </table:table-cell>
          <table:table-cell table:style-name="ce33" table:formula="of:=[.N195]+[.L196]+[.M196]" office:value-type="currency" office:currency="USD" office:value="8631.73612906987" calcext:value-type="currency">
            <text:p>$8,631.74</text:p>
          </table:table-cell>
          <table:table-cell table:style-name="ce35" table:formula="of:=[.P196]/[.P195]-1" office:value-type="percentage" office:value="0.0281725719104109" calcext:value-type="percentage">
            <text:p>2.82%</text:p>
          </table:table-cell>
          <table:table-cell table:style-name="ce34" office:value-type="float" office:value="32.554001" calcext:value-type="float">
            <text:p>32.554001</text:p>
          </table:table-cell>
        </table:table-row>
        <table:table-row table:style-name="ro1">
          <table:table-cell table:style-name="ce3" office:value-type="string" calcext:value-type="string">
            <text:p>2016-08-10</text:p>
          </table:table-cell>
          <table:table-cell table:style-name="ce19" office:value-type="float" office:value="0.182918503880501" calcext:value-type="float">
            <text:p>0.1829</text:p>
          </table:table-cell>
          <table:table-cell table:style-name="ce19" office:value-type="float" office:value="0.32057398557663" calcext:value-type="float">
            <text:p>0.3206</text:p>
          </table:table-cell>
          <table:table-cell table:style-name="ce19" office:value-type="float" office:value="0.234256610274315" calcext:value-type="float">
            <text:p>0.2343</text:p>
          </table:table-cell>
          <table:table-cell table:style-name="ce19" office:value-type="float" office:value="0.262250900268555" calcext:value-type="float">
            <text:p>0.2623</text:p>
          </table:table-cell>
          <table:table-cell table:number-columns-repeated="3"/>
          <table:table-cell table:style-name="ce27" table:formula="of:=[.K196]+[.H197]*[.G197]" office:value-type="float" office:value="-8612.58568225709" calcext:value-type="float">
            <text:p>-8612.58568225709</text:p>
          </table:table-cell>
          <table:table-cell table:style-name="ce31" table:formula="of:=[.I197]/[.N196]" office:value-type="float" office:value="-0.997781391075164" calcext:value-type="float">
            <text:p>-0.998</text:p>
          </table:table-cell>
          <table:table-cell table:style-name="ce27" table:formula="of:=[.I197]*(1+SIGN([.I197])*[.O197])" office:value-type="float" office:value="-8183.99381139394" calcext:value-type="float">
            <text:p>-8183.99381139394</text:p>
          </table:table-cell>
          <table:table-cell table:style-name="ce27" table:formula="of:=([.K197]-[.I197])*SIGN([.I197])" office:value-type="float" office:value="-428.591870863149" calcext:value-type="float">
            <text:p>-428.591870863149</text:p>
          </table:table-cell>
          <table:table-cell table:style-name="ce27" table:formula="of:=IF([.G197]&lt;&gt;&quot;&quot;;-1;0)" office:value-type="float" office:value="0" calcext:value-type="float">
            <text:p>0</text:p>
          </table:table-cell>
          <table:table-cell table:style-name="ce33" table:formula="of:=[.N196]+[.L197]+[.M197]" office:value-type="currency" office:currency="USD" office:value="8203.14425820672" calcext:value-type="currency">
            <text:p>$8,203.14</text:p>
          </table:table-cell>
          <table:table-cell table:style-name="ce35" table:formula="of:=[.P197]/[.P196]-1" office:value-type="percentage" office:value="0.0497634376800566" calcext:value-type="percentage">
            <text:p>4.98%</text:p>
          </table:table-cell>
          <table:table-cell table:style-name="ce34" office:value-type="float" office:value="34.174" calcext:value-type="float">
            <text:p>34.174</text:p>
          </table:table-cell>
        </table:table-row>
        <table:table-row table:style-name="ro1">
          <table:table-cell table:style-name="ce3" office:value-type="string" calcext:value-type="string">
            <text:p>2016-08-11</text:p>
          </table:table-cell>
          <table:table-cell table:style-name="ce20" office:value-type="float" office:value="0.198544561862946" calcext:value-type="float">
            <text:p>0.1985</text:p>
          </table:table-cell>
          <table:table-cell table:style-name="ce20" office:value-type="float" office:value="0.345499038696289" calcext:value-type="float">
            <text:p>0.3455</text:p>
          </table:table-cell>
          <table:table-cell table:style-name="ce20" office:value-type="float" office:value="0.178324282169342" calcext:value-type="float">
            <text:p>0.1783</text:p>
          </table:table-cell>
          <table:table-cell table:style-name="ce20" office:value-type="float" office:value="0.277632147073746" calcext:value-type="float">
            <text:p>0.2776</text:p>
          </table:table-cell>
          <table:table-cell table:number-columns-repeated="3"/>
          <table:table-cell table:style-name="ce27" table:formula="of:=[.K197]+[.H198]*[.G198]" office:value-type="float" office:value="-8183.99381139394" calcext:value-type="float">
            <text:p>-8183.99381139394</text:p>
          </table:table-cell>
          <table:table-cell table:style-name="ce31" table:formula="of:=[.I198]/[.N197]" office:value-type="float" office:value="-0.997665474821606" calcext:value-type="float">
            <text:p>-0.998</text:p>
          </table:table-cell>
          <table:table-cell table:style-name="ce27" table:formula="of:=[.I198]*(1+SIGN([.I198])*[.O198])" office:value-type="float" office:value="-8344.44501656882" calcext:value-type="float">
            <text:p>-8344.44501656882</text:p>
          </table:table-cell>
          <table:table-cell table:style-name="ce27" table:formula="of:=([.K198]-[.I198])*SIGN([.I198])" office:value-type="float" office:value="160.451205174879" calcext:value-type="float">
            <text:p>160.451205174879</text:p>
          </table:table-cell>
          <table:table-cell table:style-name="ce27" table:formula="of:=IF([.G198]&lt;&gt;&quot;&quot;;-1;0)" office:value-type="float" office:value="0" calcext:value-type="float">
            <text:p>0</text:p>
          </table:table-cell>
          <table:table-cell table:style-name="ce33" table:formula="of:=[.N197]+[.L198]+[.M198]" office:value-type="currency" office:currency="USD" office:value="8363.5954633816" calcext:value-type="currency">
            <text:p>$8,363.60</text:p>
          </table:table-cell>
          <table:table-cell table:style-name="ce35" table:formula="of:=[.P198]/[.P197]-1" office:value-type="percentage" office:value="-0.0196054895534616" calcext:value-type="percentage">
            <text:p>-1.96%</text:p>
          </table:table-cell>
          <table:table-cell table:style-name="ce34" office:value-type="float" office:value="33.504002" calcext:value-type="float">
            <text:p>33.504002</text:p>
          </table:table-cell>
        </table:table-row>
        <table:table-row table:style-name="ro1">
          <table:table-cell table:style-name="ce3" office:value-type="string" calcext:value-type="string">
            <text:p>2016-08-12</text:p>
          </table:table-cell>
          <table:table-cell table:style-name="ce20" office:value-type="float" office:value="0.418701559305191" calcext:value-type="float">
            <text:p>0.4187</text:p>
          </table:table-cell>
          <table:table-cell table:style-name="ce20" office:value-type="float" office:value="0.273467481136322" calcext:value-type="float">
            <text:p>0.2735</text:p>
          </table:table-cell>
          <table:table-cell table:style-name="ce20" office:value-type="float" office:value="0.0664780288934708" calcext:value-type="float">
            <text:p>0.0665</text:p>
          </table:table-cell>
          <table:table-cell table:style-name="ce20" office:value-type="float" office:value="0.241352930665016" calcext:value-type="float">
            <text:p>0.2414</text:p>
          </table:table-cell>
          <table:table-cell table:number-columns-repeated="3"/>
          <table:table-cell table:style-name="ce27" table:formula="of:=[.K198]+[.H199]*[.G199]" office:value-type="float" office:value="-8344.44501656882" calcext:value-type="float">
            <text:p>-8344.44501656882</text:p>
          </table:table-cell>
          <table:table-cell table:style-name="ce31" table:formula="of:=[.I199]/[.N198]" office:value-type="float" office:value="-0.9977102614663" calcext:value-type="float">
            <text:p>-0.998</text:p>
          </table:table-cell>
          <table:table-cell table:style-name="ce27" table:formula="of:=[.I199]*(1+SIGN([.I199])*[.O199])" office:value-type="float" office:value="-8371.34379572599" calcext:value-type="float">
            <text:p>-8371.34379572599</text:p>
          </table:table-cell>
          <table:table-cell table:style-name="ce27" table:formula="of:=([.K199]-[.I199])*SIGN([.I199])" office:value-type="float" office:value="26.8987791571726" calcext:value-type="float">
            <text:p>26.8987791571726</text:p>
          </table:table-cell>
          <table:table-cell table:style-name="ce27" table:formula="of:=IF([.G199]&lt;&gt;&quot;&quot;;-1;0)" office:value-type="float" office:value="0" calcext:value-type="float">
            <text:p>0</text:p>
          </table:table-cell>
          <table:table-cell table:style-name="ce33" table:formula="of:=[.N198]+[.L199]+[.M199]" office:value-type="currency" office:currency="USD" office:value="8390.49424253877" calcext:value-type="currency">
            <text:p>$8,390.49</text:p>
          </table:table-cell>
          <table:table-cell table:style-name="ce35" table:formula="of:=[.P199]/[.P198]-1" office:value-type="percentage" office:value="-0.00322355520394246" calcext:value-type="percentage">
            <text:p>-0.32%</text:p>
          </table:table-cell>
          <table:table-cell table:style-name="ce34" office:value-type="float" office:value="33.396" calcext:value-type="float">
            <text:p>33.396</text:p>
          </table:table-cell>
        </table:table-row>
        <table:table-row table:style-name="ro1">
          <table:table-cell table:style-name="ce3" office:value-type="string" calcext:value-type="string">
            <text:p>2016-08-15</text:p>
          </table:table-cell>
          <table:table-cell table:style-name="ce20" office:value-type="float" office:value="0.438185334205627" calcext:value-type="float">
            <text:p>0.4382</text:p>
          </table:table-cell>
          <table:table-cell table:style-name="ce20" office:value-type="float" office:value="0.211255431175232" calcext:value-type="float">
            <text:p>0.2113</text:p>
          </table:table-cell>
          <table:table-cell table:style-name="ce20" office:value-type="float" office:value="0.16933910548687" calcext:value-type="float">
            <text:p>0.1693</text:p>
          </table:table-cell>
          <table:table-cell table:style-name="ce20" office:value-type="float" office:value="0.181220099329948" calcext:value-type="float">
            <text:p>0.1812</text:p>
          </table:table-cell>
          <table:table-cell table:number-columns-repeated="3"/>
          <table:table-cell table:style-name="ce27" table:formula="of:=[.K199]+[.H200]*[.G200]" office:value-type="float" office:value="-8371.34379572599" calcext:value-type="float">
            <text:p>-8371.34379572599</text:p>
          </table:table-cell>
          <table:table-cell table:style-name="ce31" table:formula="of:=[.I200]/[.N199]" office:value-type="float" office:value="-0.997717602055467" calcext:value-type="float">
            <text:p>-0.998</text:p>
          </table:table-cell>
          <table:table-cell table:style-name="ce27" table:formula="of:=[.I200]*(1+SIGN([.I200])*[.O200])" office:value-type="float" office:value="-8525.75618491963" calcext:value-type="float">
            <text:p>-8525.75618491963</text:p>
          </table:table-cell>
          <table:table-cell table:style-name="ce27" table:formula="of:=([.K200]-[.I200])*SIGN([.I200])" office:value-type="float" office:value="154.412389193647" calcext:value-type="float">
            <text:p>154.412389193647</text:p>
          </table:table-cell>
          <table:table-cell table:style-name="ce27" table:formula="of:=IF([.G200]&lt;&gt;&quot;&quot;;-1;0)" office:value-type="float" office:value="0" calcext:value-type="float">
            <text:p>0</text:p>
          </table:table-cell>
          <table:table-cell table:style-name="ce33" table:formula="of:=[.N199]+[.L200]+[.M200]" office:value-type="currency" office:currency="USD" office:value="8544.90663173242" calcext:value-type="currency">
            <text:p>$8,544.91</text:p>
          </table:table-cell>
          <table:table-cell table:style-name="ce35" table:formula="of:=[.P200]/[.P199]-1" office:value-type="percentage" office:value="-0.0184453527368549" calcext:value-type="percentage">
            <text:p>-1.84%</text:p>
          </table:table-cell>
          <table:table-cell table:style-name="ce34" office:value-type="float" office:value="32.779999" calcext:value-type="float">
            <text:p>32.779999</text:p>
          </table:table-cell>
        </table:table-row>
        <table:table-row table:style-name="ro1">
          <table:table-cell table:style-name="ce3" office:value-type="string" calcext:value-type="string">
            <text:p>2016-08-16</text:p>
          </table:table-cell>
          <table:table-cell table:style-name="ce20" office:value-type="float" office:value="0.265435874462128" calcext:value-type="float">
            <text:p>0.2654</text:p>
          </table:table-cell>
          <table:table-cell table:style-name="ce20" office:value-type="float" office:value="0.409504055976868" calcext:value-type="float">
            <text:p>0.4095</text:p>
          </table:table-cell>
          <table:table-cell table:style-name="ce20" office:value-type="float" office:value="0.0606457851827145" calcext:value-type="float">
            <text:p>0.0606</text:p>
          </table:table-cell>
          <table:table-cell table:style-name="ce20" office:value-type="float" office:value="0.264414280653" calcext:value-type="float">
            <text:p>0.2644</text:p>
          </table:table-cell>
          <table:table-cell table:number-columns-repeated="3"/>
          <table:table-cell table:style-name="ce27" table:formula="of:=[.K200]+[.H201]*[.G201]" office:value-type="float" office:value="-8525.75618491963" calcext:value-type="float">
            <text:p>-8525.75618491963</text:p>
          </table:table-cell>
          <table:table-cell table:style-name="ce31" table:formula="of:=[.I201]/[.N200]" office:value-type="float" office:value="-0.997758846569293" calcext:value-type="float">
            <text:p>-0.998</text:p>
          </table:table-cell>
          <table:table-cell table:style-name="ce27" table:formula="of:=[.I201]*(1+SIGN([.I201])*[.O201])" office:value-type="float" office:value="-8573.61225979361" calcext:value-type="float">
            <text:p>-8573.61225979361</text:p>
          </table:table-cell>
          <table:table-cell table:style-name="ce27" table:formula="of:=([.K201]-[.I201])*SIGN([.I201])" office:value-type="float" office:value="47.8560748739747" calcext:value-type="float">
            <text:p>47.8560748739747</text:p>
          </table:table-cell>
          <table:table-cell table:style-name="ce27" table:formula="of:=IF([.G201]&lt;&gt;&quot;&quot;;-1;0)" office:value-type="float" office:value="0" calcext:value-type="float">
            <text:p>0</text:p>
          </table:table-cell>
          <table:table-cell table:style-name="ce33" table:formula="of:=[.N200]+[.L201]+[.M201]" office:value-type="currency" office:currency="USD" office:value="8592.76270660639" calcext:value-type="currency">
            <text:p>$8,592.76</text:p>
          </table:table-cell>
          <table:table-cell table:style-name="ce35" table:formula="of:=[.P201]/[.P200]-1" office:value-type="percentage" office:value="-0.00561311792596442" calcext:value-type="percentage">
            <text:p>-0.56%</text:p>
          </table:table-cell>
          <table:table-cell table:style-name="ce34" office:value-type="float" office:value="32.596001" calcext:value-type="float">
            <text:p>32.596001</text:p>
          </table:table-cell>
        </table:table-row>
        <table:table-row table:style-name="ro1">
          <table:table-cell table:style-name="ce3" office:value-type="string" calcext:value-type="string">
            <text:p>2016-08-17</text:p>
          </table:table-cell>
          <table:table-cell table:style-name="ce20" office:value-type="float" office:value="0.477874785661697" calcext:value-type="float">
            <text:p>0.4779</text:p>
          </table:table-cell>
          <table:table-cell table:style-name="ce20" office:value-type="float" office:value="0.321007311344147" calcext:value-type="float">
            <text:p>0.3210</text:p>
          </table:table-cell>
          <table:table-cell table:style-name="ce20" office:value-type="float" office:value="0.0619338266551495" calcext:value-type="float">
            <text:p>0.0619</text:p>
          </table:table-cell>
          <table:table-cell table:style-name="ce20" office:value-type="float" office:value="0.139184087514877" calcext:value-type="float">
            <text:p>0.1392</text:p>
          </table:table-cell>
          <table:table-cell table:number-columns-repeated="3"/>
          <table:table-cell table:style-name="ce27" table:formula="of:=[.K201]+[.H202]*[.G202]" office:value-type="float" office:value="-8573.61225979361" calcext:value-type="float">
            <text:p>-8573.61225979361</text:p>
          </table:table-cell>
          <table:table-cell table:style-name="ce31" table:formula="of:=[.I202]/[.N201]" office:value-type="float" office:value="-0.997771328329821" calcext:value-type="float">
            <text:p>-0.998</text:p>
          </table:table-cell>
          <table:table-cell table:style-name="ce27" table:formula="of:=[.I202]*(1+SIGN([.I202])*[.O202])" office:value-type="float" office:value="-8940.79726247759" calcext:value-type="float">
            <text:p>-8940.79726247759</text:p>
          </table:table-cell>
          <table:table-cell table:style-name="ce27" table:formula="of:=([.K202]-[.I202])*SIGN([.I202])" office:value-type="float" office:value="367.185002683977" calcext:value-type="float">
            <text:p>367.185002683977</text:p>
          </table:table-cell>
          <table:table-cell table:style-name="ce27" table:formula="of:=IF([.G202]&lt;&gt;&quot;&quot;;-1;0)" office:value-type="float" office:value="0" calcext:value-type="float">
            <text:p>0</text:p>
          </table:table-cell>
          <table:table-cell table:style-name="ce33" table:formula="of:=[.N201]+[.L202]+[.M202]" office:value-type="currency" office:currency="USD" office:value="8959.94770929037" calcext:value-type="currency">
            <text:p>$8,959.95</text:p>
          </table:table-cell>
          <table:table-cell table:style-name="ce35" table:formula="of:=[.P202]/[.P201]-1" office:value-type="percentage" office:value="-0.0428273394641263" calcext:value-type="percentage">
            <text:p>-4.28%</text:p>
          </table:table-cell>
          <table:table-cell table:style-name="ce34" office:value-type="float" office:value="31.200001" calcext:value-type="float">
            <text:p>31.200001</text:p>
          </table:table-cell>
        </table:table-row>
        <table:table-row table:style-name="ro1">
          <table:table-cell table:style-name="ce3" office:value-type="string" calcext:value-type="string">
            <text:p>2016-08-18</text:p>
          </table:table-cell>
          <table:table-cell table:style-name="ce20" office:value-type="float" office:value="0.261795520782471" calcext:value-type="float">
            <text:p>0.2618</text:p>
          </table:table-cell>
          <table:table-cell table:style-name="ce20" office:value-type="float" office:value="0.232095509767532" calcext:value-type="float">
            <text:p>0.2321</text:p>
          </table:table-cell>
          <table:table-cell table:style-name="ce20" office:value-type="float" office:value="0.192446082830429" calcext:value-type="float">
            <text:p>0.1924</text:p>
          </table:table-cell>
          <table:table-cell table:style-name="ce20" office:value-type="float" office:value="0.313662886619568" calcext:value-type="float">
            <text:p>0.3137</text:p>
          </table:table-cell>
          <table:table-cell table:number-columns-repeated="3"/>
          <table:table-cell table:style-name="ce27" table:formula="of:=[.K202]+[.H203]*[.G203]" office:value-type="float" office:value="-8940.79726247759" calcext:value-type="float">
            <text:p>-8940.79726247759</text:p>
          </table:table-cell>
          <table:table-cell table:style-name="ce31" table:formula="of:=[.I203]/[.N202]" office:value-type="float" office:value="-0.997862660873241" calcext:value-type="float">
            <text:p>-0.998</text:p>
          </table:table-cell>
          <table:table-cell table:style-name="ce27" table:formula="of:=[.I203]*(1+SIGN([.I203])*[.O203])" office:value-type="float" office:value="-8613.54174116671" calcext:value-type="float">
            <text:p>-8613.54174116671</text:p>
          </table:table-cell>
          <table:table-cell table:style-name="ce27" table:formula="of:=([.K203]-[.I203])*SIGN([.I203])" office:value-type="float" office:value="-327.255521310877" calcext:value-type="float">
            <text:p>-327.255521310877</text:p>
          </table:table-cell>
          <table:table-cell table:style-name="ce27" table:formula="of:=IF([.G203]&lt;&gt;&quot;&quot;;-1;0)" office:value-type="float" office:value="0" calcext:value-type="float">
            <text:p>0</text:p>
          </table:table-cell>
          <table:table-cell table:style-name="ce33" table:formula="of:=[.N202]+[.L203]+[.M203]" office:value-type="currency" office:currency="USD" office:value="8632.69218797949" calcext:value-type="currency">
            <text:p>$8,632.69</text:p>
          </table:table-cell>
          <table:table-cell table:style-name="ce35" table:formula="of:=[.P203]/[.P202]-1" office:value-type="percentage" office:value="0.036602498826843" calcext:value-type="percentage">
            <text:p>3.66%</text:p>
          </table:table-cell>
          <table:table-cell table:style-name="ce34" office:value-type="float" office:value="32.341999" calcext:value-type="float">
            <text:p>32.341999</text:p>
          </table:table-cell>
        </table:table-row>
        <table:table-row table:style-name="ro1">
          <table:table-cell table:style-name="ce3" office:value-type="string" calcext:value-type="string">
            <text:p>2016-08-19</text:p>
          </table:table-cell>
          <table:table-cell table:style-name="ce20" office:value-type="float" office:value="0.380878627300262" calcext:value-type="float">
            <text:p>0.3809</text:p>
          </table:table-cell>
          <table:table-cell table:style-name="ce20" office:value-type="float" office:value="0.179743781685829" calcext:value-type="float">
            <text:p>0.1797</text:p>
          </table:table-cell>
          <table:table-cell table:style-name="ce20" office:value-type="float" office:value="0.171900227665901" calcext:value-type="float">
            <text:p>0.1719</text:p>
          </table:table-cell>
          <table:table-cell table:style-name="ce20" office:value-type="float" office:value="0.26747739315033" calcext:value-type="float">
            <text:p>0.2675</text:p>
          </table:table-cell>
          <table:table-cell table:number-columns-repeated="3"/>
          <table:table-cell table:style-name="ce27" table:formula="of:=[.K203]+[.H204]*[.G204]" office:value-type="float" office:value="-8613.54174116671" calcext:value-type="float">
            <text:p>-8613.54174116671</text:p>
          </table:table-cell>
          <table:table-cell table:style-name="ce31" table:formula="of:=[.I204]/[.N203]" office:value-type="float" office:value="-0.997781636783083" calcext:value-type="float">
            <text:p>-0.998</text:p>
          </table:table-cell>
          <table:table-cell table:style-name="ce27" table:formula="of:=[.I204]*(1+SIGN([.I204])*[.O204])" office:value-type="float" office:value="-9276.16260261937" calcext:value-type="float">
            <text:p>-9276.16260261937</text:p>
          </table:table-cell>
          <table:table-cell table:style-name="ce27" table:formula="of:=([.K204]-[.I204])*SIGN([.I204])" office:value-type="float" office:value="662.620861452659" calcext:value-type="float">
            <text:p>662.620861452659</text:p>
          </table:table-cell>
          <table:table-cell table:style-name="ce27" table:formula="of:=IF([.G204]&lt;&gt;&quot;&quot;;-1;0)" office:value-type="float" office:value="0" calcext:value-type="float">
            <text:p>0</text:p>
          </table:table-cell>
          <table:table-cell table:style-name="ce33" table:formula="of:=[.N203]+[.L204]+[.M204]" office:value-type="currency" office:currency="USD" office:value="9295.31304943215" calcext:value-type="currency">
            <text:p>$9,295.31</text:p>
          </table:table-cell>
          <table:table-cell table:style-name="ce35" table:formula="of:=[.P204]/[.P203]-1" office:value-type="percentage" office:value="-0.0769278052355391" calcext:value-type="percentage">
            <text:p>-7.69%</text:p>
          </table:table-cell>
          <table:table-cell table:style-name="ce34" office:value-type="float" office:value="29.854" calcext:value-type="float">
            <text:p>29.854</text:p>
          </table:table-cell>
        </table:table-row>
        <table:table-row table:style-name="ro1">
          <table:table-cell table:style-name="ce3" office:value-type="string" calcext:value-type="string">
            <text:p>2016-08-22</text:p>
          </table:table-cell>
          <table:table-cell table:style-name="ce20" office:value-type="float" office:value="0.323507487773895" calcext:value-type="float">
            <text:p>0.3235</text:p>
          </table:table-cell>
          <table:table-cell table:style-name="ce20" office:value-type="float" office:value="0.296649754047394" calcext:value-type="float">
            <text:p>0.2966</text:p>
          </table:table-cell>
          <table:table-cell table:style-name="ce20" office:value-type="float" office:value="0.203933149576187" calcext:value-type="float">
            <text:p>0.2039</text:p>
          </table:table-cell>
          <table:table-cell table:style-name="ce20" office:value-type="float" office:value="0.175909638404846" calcext:value-type="float">
            <text:p>0.17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table:style-name="ce27" table:formula="of:=[.K204]+[.H205]*[.G205]" office:value-type="float" office:value="-4776.16260261937" calcext:value-type="float">
            <text:p>-4776.16260261937</text:p>
          </table:table-cell>
          <table:table-cell table:style-name="ce31" table:formula="of:=[.I205]/[.N204]" office:value-type="float" office:value="-0.513824825180164" calcext:value-type="float">
            <text:p>-0.514</text:p>
          </table:table-cell>
          <table:table-cell table:style-name="ce27" table:formula="of:=[.I205]*(1+SIGN([.I205])*[.O205])" office:value-type="float" office:value="-5010.69915971189" calcext:value-type="float">
            <text:p>-5010.69915971189</text:p>
          </table:table-cell>
          <table:table-cell table:style-name="ce27" table:formula="of:=([.K205]-[.I205])*SIGN([.I205])" office:value-type="float" office:value="234.536557092517" calcext:value-type="float">
            <text:p>234.536557092517</text:p>
          </table:table-cell>
          <table:table-cell table:style-name="ce27" table:formula="of:=IF([.G205]&lt;&gt;&quot;&quot;;-1;0)" office:value-type="float" office:value="-1" calcext:value-type="float">
            <text:p>-1</text:p>
          </table:table-cell>
          <table:table-cell table:style-name="ce33" table:formula="of:=[.N204]+[.L205]+[.M205]" office:value-type="currency" office:currency="USD" office:value="9528.84960652467" calcext:value-type="currency">
            <text:p>$9,528.85</text:p>
          </table:table-cell>
          <table:table-cell table:style-name="ce35" table:formula="of:=[.P205]/[.P204]-1" office:value-type="percentage" office:value="-0.0491056474844241" calcext:value-type="percentage">
            <text:p>-4.91%</text:p>
          </table:table-cell>
          <table:table-cell table:style-name="ce34" office:value-type="float" office:value="28.388" calcext:value-type="float">
            <text:p>28.388</text:p>
          </table:table-cell>
        </table:table-row>
        <table:table-row table:style-name="ro1">
          <table:table-cell table:style-name="ce3" office:value-type="string" calcext:value-type="string">
            <text:p>2016-08-23</text:p>
          </table:table-cell>
          <table:table-cell table:style-name="ce20" office:value-type="float" office:value="0.253564059734344" calcext:value-type="float">
            <text:p>0.2536</text:p>
          </table:table-cell>
          <table:table-cell table:style-name="ce20" office:value-type="float" office:value="0.293910026550293" calcext:value-type="float">
            <text:p>0.2939</text:p>
          </table:table-cell>
          <table:table-cell table:style-name="ce20" office:value-type="float" office:value="0.350620895624161" calcext:value-type="float">
            <text:p>0.3506</text:p>
          </table:table-cell>
          <table:table-cell table:style-name="ce20" office:value-type="float" office:value="0.101905025541782" calcext:value-type="float">
            <text:p>0.1019</text:p>
          </table:table-cell>
          <table:table-cell table:number-columns-repeated="3"/>
          <table:table-cell table:style-name="ce27" table:formula="of:=[.K205]+[.H206]*[.G206]" office:value-type="float" office:value="-5010.69915971189" calcext:value-type="float">
            <text:p>-5010.69915971189</text:p>
          </table:table-cell>
          <table:table-cell table:style-name="ce31" table:formula="of:=[.I206]/[.N205]" office:value-type="float" office:value="-0.525845129959961" calcext:value-type="float">
            <text:p>-0.526</text:p>
          </table:table-cell>
          <table:table-cell table:style-name="ce27" table:formula="of:=[.I206]*(1+SIGN([.I206])*[.O206])" office:value-type="float" office:value="-5228.86261474232" calcext:value-type="float">
            <text:p>-5228.86261474232</text:p>
          </table:table-cell>
          <table:table-cell table:style-name="ce27" table:formula="of:=([.K206]-[.I206])*SIGN([.I206])" office:value-type="float" office:value="218.163455030432" calcext:value-type="float">
            <text:p>218.163455030432</text:p>
          </table:table-cell>
          <table:table-cell table:style-name="ce27" table:formula="of:=IF([.G206]&lt;&gt;&quot;&quot;;-1;0)" office:value-type="float" office:value="0" calcext:value-type="float">
            <text:p>0</text:p>
          </table:table-cell>
          <table:table-cell table:style-name="ce33" table:formula="of:=[.N205]+[.L206]+[.M206]" office:value-type="currency" office:currency="USD" office:value="9747.0130615551" calcext:value-type="currency">
            <text:p>$9,747.01</text:p>
          </table:table-cell>
          <table:table-cell table:style-name="ce35" table:formula="of:=[.P206]/[.P205]-1" office:value-type="percentage" office:value="-0.0435395237424264" calcext:value-type="percentage">
            <text:p>-4.35%</text:p>
          </table:table-cell>
          <table:table-cell table:style-name="ce34" office:value-type="float" office:value="27.152" calcext:value-type="float">
            <text:p>27.152</text:p>
          </table:table-cell>
        </table:table-row>
        <table:table-row table:style-name="ro1">
          <table:table-cell table:style-name="ce3" office:value-type="string" calcext:value-type="string">
            <text:p>2016-08-24</text:p>
          </table:table-cell>
          <table:table-cell table:style-name="ce20" office:value-type="float" office:value="0.200711235404015" calcext:value-type="float">
            <text:p>0.2007</text:p>
          </table:table-cell>
          <table:table-cell table:style-name="ce20" office:value-type="float" office:value="0.304677069187164" calcext:value-type="float">
            <text:p>0.3047</text:p>
          </table:table-cell>
          <table:table-cell table:style-name="ce20" office:value-type="float" office:value="0.288887649774551" calcext:value-type="float">
            <text:p>0.2889</text:p>
          </table:table-cell>
          <table:table-cell table:style-name="ce20" office:value-type="float" office:value="0.205724015831947" calcext:value-type="float">
            <text:p>0.2057</text:p>
          </table:table-cell>
          <table:table-cell table:number-columns-repeated="3"/>
          <table:table-cell table:style-name="ce27" table:formula="of:=[.K206]+[.H207]*[.G207]" office:value-type="float" office:value="-5228.86261474232" calcext:value-type="float">
            <text:p>-5228.86261474232</text:p>
          </table:table-cell>
          <table:table-cell table:style-name="ce31" table:formula="of:=[.I207]/[.N206]" office:value-type="float" office:value="-0.536457946831567" calcext:value-type="float">
            <text:p>-0.536</text:p>
          </table:table-cell>
          <table:table-cell table:style-name="ce27" table:formula="of:=[.I207]*(1+SIGN([.I207])*[.O207])" office:value-type="float" office:value="-6349.66311521881" calcext:value-type="float">
            <text:p>-6349.66311521881</text:p>
          </table:table-cell>
          <table:table-cell table:style-name="ce27" table:formula="of:=([.K207]-[.I207])*SIGN([.I207])" office:value-type="float" office:value="1120.80050047649" calcext:value-type="float">
            <text:p>1120.80050047649</text:p>
          </table:table-cell>
          <table:table-cell table:style-name="ce27" table:formula="of:=IF([.G207]&lt;&gt;&quot;&quot;;-1;0)" office:value-type="float" office:value="0" calcext:value-type="float">
            <text:p>0</text:p>
          </table:table-cell>
          <table:table-cell table:style-name="ce33" table:formula="of:=[.N206]+[.L207]+[.M207]" office:value-type="currency" office:currency="USD" office:value="10867.8135620316" calcext:value-type="currency">
            <text:p>$10,867.81</text:p>
          </table:table-cell>
          <table:table-cell table:style-name="ce35" table:formula="of:=[.P207]/[.P206]-1" office:value-type="percentage" office:value="-0.214348814083677" calcext:value-type="percentage">
            <text:p>-21.43%</text:p>
          </table:table-cell>
          <table:table-cell table:style-name="ce34" office:value-type="float" office:value="21.332001" calcext:value-type="float">
            <text:p>21.332001</text:p>
          </table:table-cell>
        </table:table-row>
        <table:table-row table:style-name="ro1">
          <table:table-cell table:style-name="ce3" office:value-type="string" calcext:value-type="string">
            <text:p>2016-08-25</text:p>
          </table:table-cell>
          <table:table-cell table:style-name="ce20" office:value-type="float" office:value="0.182463601231575" calcext:value-type="float">
            <text:p>0.1825</text:p>
          </table:table-cell>
          <table:table-cell table:style-name="ce20" office:value-type="float" office:value="0.164739698171616" calcext:value-type="float">
            <text:p>0.1647</text:p>
          </table:table-cell>
          <table:table-cell table:style-name="ce20" office:value-type="float" office:value="0.308781802654266" calcext:value-type="float">
            <text:p>0.3088</text:p>
          </table:table-cell>
          <table:table-cell table:style-name="ce20" office:value-type="float" office:value="0.344014942646027" calcext:value-type="float">
            <text:p>0.3440</text:p>
          </table:table-cell>
          <table:table-cell table:number-columns-repeated="3"/>
          <table:table-cell table:style-name="ce27" table:formula="of:=[.K207]+[.H208]*[.G208]" office:value-type="float" office:value="-6349.66311521881" calcext:value-type="float">
            <text:p>-6349.66311521881</text:p>
          </table:table-cell>
          <table:table-cell table:style-name="ce31" table:formula="of:=[.I208]/[.N207]" office:value-type="float" office:value="-0.584263161948449" calcext:value-type="float">
            <text:p>-0.584</text:p>
          </table:table-cell>
          <table:table-cell table:style-name="ce27" table:formula="of:=[.I208]*(1+SIGN([.I208])*[.O208])" office:value-type="float" office:value="-6112.13179002253" calcext:value-type="float">
            <text:p>-6112.13179002253</text:p>
          </table:table-cell>
          <table:table-cell table:style-name="ce27" table:formula="of:=([.K208]-[.I208])*SIGN([.I208])" office:value-type="float" office:value="-237.531325196281" calcext:value-type="float">
            <text:p>-237.531325196281</text:p>
          </table:table-cell>
          <table:table-cell table:style-name="ce27" table:formula="of:=IF([.G208]&lt;&gt;&quot;&quot;;-1;0)" office:value-type="float" office:value="0" calcext:value-type="float">
            <text:p>0</text:p>
          </table:table-cell>
          <table:table-cell table:style-name="ce33" table:formula="of:=[.N207]+[.L208]+[.M208]" office:value-type="currency" office:currency="USD" office:value="10630.2822368353" calcext:value-type="currency">
            <text:p>$10,630.28</text:p>
          </table:table-cell>
          <table:table-cell table:style-name="ce35" table:formula="of:=[.P208]/[.P207]-1" office:value-type="percentage" office:value="0.03740849252726" calcext:value-type="percentage">
            <text:p>3.74%</text:p>
          </table:table-cell>
          <table:table-cell table:style-name="ce34" office:value-type="float" office:value="22.129999" calcext:value-type="float">
            <text:p>22.129999</text:p>
          </table:table-cell>
        </table:table-row>
        <table:table-row table:style-name="ro1">
          <table:table-cell table:style-name="ce3" office:value-type="string" calcext:value-type="string">
            <text:p>2016-08-26</text:p>
          </table:table-cell>
          <table:table-cell table:style-name="ce20" office:value-type="float" office:value="0.441132664680481" calcext:value-type="float">
            <text:p>0.4411</text:p>
          </table:table-cell>
          <table:table-cell table:style-name="ce20" office:value-type="float" office:value="0.237482711672783" calcext:value-type="float">
            <text:p>0.2375</text:p>
          </table:table-cell>
          <table:table-cell table:style-name="ce20" office:value-type="float" office:value="0.157081753015518" calcext:value-type="float">
            <text:p>0.1571</text:p>
          </table:table-cell>
          <table:table-cell table:style-name="ce20" office:value-type="float" office:value="0.164302885532379" calcext:value-type="float">
            <text:p>0.16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table:style-name="ce27" table:formula="of:=[.K208]+[.H209]*[.G209]" office:value-type="float" office:value="-3612.13179002253" calcext:value-type="float">
            <text:p>-3612.13179002253</text:p>
          </table:table-cell>
          <table:table-cell table:style-name="ce31" table:formula="of:=[.I209]/[.N208]" office:value-type="float" office:value="-0.339796414577406" calcext:value-type="float">
            <text:p>-0.340</text:p>
          </table:table-cell>
          <table:table-cell table:style-name="ce27" table:formula="of:=[.I209]*(1+SIGN([.I209])*[.O209])" office:value-type="float" office:value="-3652.93761868549" calcext:value-type="float">
            <text:p>-3652.93761868549</text:p>
          </table:table-cell>
          <table:table-cell table:style-name="ce27" table:formula="of:=([.K209]-[.I209])*SIGN([.I209])" office:value-type="float" office:value="40.8058286629666" calcext:value-type="float">
            <text:p>40.8058286629666</text:p>
          </table:table-cell>
          <table:table-cell table:style-name="ce27" table:formula="of:=IF([.G209]&lt;&gt;&quot;&quot;;-1;0)" office:value-type="float" office:value="-1" calcext:value-type="float">
            <text:p>-1</text:p>
          </table:table-cell>
          <table:table-cell table:style-name="ce33" table:formula="of:=[.N208]+[.L209]+[.M209]" office:value-type="currency" office:currency="USD" office:value="10670.0880654983" calcext:value-type="currency">
            <text:p>$10,670.09</text:p>
          </table:table-cell>
          <table:table-cell table:style-name="ce35" table:formula="of:=[.P209]/[.P208]-1" office:value-type="percentage" office:value="-0.0112968825710295" calcext:value-type="percentage">
            <text:p>-1.13%</text:p>
          </table:table-cell>
          <table:table-cell table:style-name="ce34" office:value-type="float" office:value="21.879999" calcext:value-type="float">
            <text:p>21.879999</text:p>
          </table:table-cell>
        </table:table-row>
        <table:table-row table:style-name="ro1">
          <table:table-cell table:style-name="ce3" office:value-type="string" calcext:value-type="string">
            <text:p>2016-08-29</text:p>
          </table:table-cell>
          <table:table-cell table:style-name="ce20" office:value-type="float" office:value="0.454206824302673" calcext:value-type="float">
            <text:p>0.4542</text:p>
          </table:table-cell>
          <table:table-cell table:style-name="ce20" office:value-type="float" office:value="0.181997045874596" calcext:value-type="float">
            <text:p>0.1820</text:p>
          </table:table-cell>
          <table:table-cell table:style-name="ce20" office:value-type="float" office:value="0.181143432855606" calcext:value-type="float">
            <text:p>0.1811</text:p>
          </table:table-cell>
          <table:table-cell table:style-name="ce20" office:value-type="float" office:value="0.182652652263641" calcext:value-type="float">
            <text:p>0.1827</text:p>
          </table:table-cell>
          <table:table-cell table:number-columns-repeated="3"/>
          <table:table-cell table:style-name="ce27" table:formula="of:=[.K209]+[.H210]*[.G210]" office:value-type="float" office:value="-3652.93761868549" calcext:value-type="float">
            <text:p>-3652.93761868549</text:p>
          </table:table-cell>
          <table:table-cell table:style-name="ce31" table:formula="of:=[.I210]/[.N209]" office:value-type="float" office:value="-0.342353089895974" calcext:value-type="float">
            <text:p>-0.342</text:p>
          </table:table-cell>
          <table:table-cell table:style-name="ce27" table:formula="of:=[.I210]*(1+SIGN([.I210])*[.O210])" office:value-type="float" office:value="-3646.25932049704" calcext:value-type="float">
            <text:p>-3646.25932049704</text:p>
          </table:table-cell>
          <table:table-cell table:style-name="ce27" table:formula="of:=([.K210]-[.I210])*SIGN([.I210])" office:value-type="float" office:value="-6.67829818845257" calcext:value-type="float">
            <text:p>-6.67829818845257</text:p>
          </table:table-cell>
          <table:table-cell table:style-name="ce27" table:formula="of:=IF([.G210]&lt;&gt;&quot;&quot;;-1;0)" office:value-type="float" office:value="0" calcext:value-type="float">
            <text:p>0</text:p>
          </table:table-cell>
          <table:table-cell table:style-name="ce33" table:formula="of:=[.N209]+[.L210]+[.M210]" office:value-type="currency" office:currency="USD" office:value="10663.4097673098" calcext:value-type="currency">
            <text:p>$10,663.41</text:p>
          </table:table-cell>
          <table:table-cell table:style-name="ce35" table:formula="of:=[.P210]/[.P209]-1" office:value-type="percentage" office:value="0.00182819935229439" calcext:value-type="percentage">
            <text:p>0.18%</text:p>
          </table:table-cell>
          <table:table-cell table:style-name="ce34" office:value-type="float" office:value="21.92" calcext:value-type="float">
            <text:p>21.92</text:p>
          </table:table-cell>
        </table:table-row>
        <table:table-row table:style-name="ro1">
          <table:table-cell table:style-name="ce3" office:value-type="string" calcext:value-type="string">
            <text:p>2016-08-30</text:p>
          </table:table-cell>
          <table:table-cell table:style-name="ce20" office:value-type="float" office:value="0.292315185070038" calcext:value-type="float">
            <text:p>0.2923</text:p>
          </table:table-cell>
          <table:table-cell table:style-name="ce20" office:value-type="float" office:value="0.133986786007881" calcext:value-type="float">
            <text:p>0.1340</text:p>
          </table:table-cell>
          <table:table-cell table:style-name="ce20" office:value-type="float" office:value="0.454897671937943" calcext:value-type="float">
            <text:p>0.4549</text:p>
          </table:table-cell>
          <table:table-cell table:style-name="ce20" office:value-type="float" office:value="0.118800342082977" calcext:value-type="float">
            <text:p>0.1188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000" calcext:value-type="float">
            <text:p>3000</text:p>
          </table:table-cell>
          <table:table-cell table:style-name="ce27" table:formula="of:=[.K210]+[.H211]*[.G211]" office:value-type="float" office:value="-6646.25932049704" calcext:value-type="float">
            <text:p>-6646.25932049704</text:p>
          </table:table-cell>
          <table:table-cell table:style-name="ce31" table:formula="of:=[.I211]/[.N210]" office:value-type="float" office:value="-0.623277119188656" calcext:value-type="float">
            <text:p>-0.623</text:p>
          </table:table-cell>
          <table:table-cell table:style-name="ce27" table:formula="of:=[.I211]*(1+SIGN([.I211])*[.O211])" office:value-type="float" office:value="-7604.38794516723" calcext:value-type="float">
            <text:p>-7604.38794516723</text:p>
          </table:table-cell>
          <table:table-cell table:style-name="ce27" table:formula="of:=([.K211]-[.I211])*SIGN([.I211])" office:value-type="float" office:value="958.128624670194" calcext:value-type="float">
            <text:p>958.128624670194</text:p>
          </table:table-cell>
          <table:table-cell table:style-name="ce27" table:formula="of:=IF([.G211]&lt;&gt;&quot;&quot;;-1;0)" office:value-type="float" office:value="-1" calcext:value-type="float">
            <text:p>-1</text:p>
          </table:table-cell>
          <table:table-cell table:style-name="ce33" table:formula="of:=[.N210]+[.L211]+[.M211]" office:value-type="currency" office:currency="USD" office:value="11620.53839198" calcext:value-type="currency">
            <text:p>$11,620.54</text:p>
          </table:table-cell>
          <table:table-cell table:style-name="ce35" table:formula="of:=[.P211]/[.P210]-1" office:value-type="percentage" office:value="-0.144160583941606" calcext:value-type="percentage">
            <text:p>-14.42%</text:p>
          </table:table-cell>
          <table:table-cell table:style-name="ce34" office:value-type="float" office:value="18.76" calcext:value-type="float">
            <text:p>18.76</text:p>
          </table:table-cell>
        </table:table-row>
        <table:table-row table:style-name="ro1">
          <table:table-cell table:style-name="ce3" office:value-type="string" calcext:value-type="string">
            <text:p>2016-08-31</text:p>
          </table:table-cell>
          <table:table-cell table:style-name="ce20" office:value-type="float" office:value="0.350670874118805" calcext:value-type="float">
            <text:p>0.3507</text:p>
          </table:table-cell>
          <table:table-cell table:style-name="ce20" office:value-type="float" office:value="0.25445356965065" calcext:value-type="float">
            <text:p>0.2545</text:p>
          </table:table-cell>
          <table:table-cell table:style-name="ce20" office:value-type="float" office:value="0.250448137521744" calcext:value-type="float">
            <text:p>0.2504</text:p>
          </table:table-cell>
          <table:table-cell table:style-name="ce20" office:value-type="float" office:value="0.14442740380764" calcext:value-type="float">
            <text:p>0.1444</text:p>
          </table:table-cell>
          <table:table-cell table:number-columns-repeated="3"/>
          <table:table-cell table:style-name="ce27" table:formula="of:=[.K211]+[.H212]*[.G212]" office:value-type="float" office:value="-7604.38794516723" calcext:value-type="float">
            <text:p>-7604.38794516723</text:p>
          </table:table-cell>
          <table:table-cell table:style-name="ce31" table:formula="of:=[.I212]/[.N211]" office:value-type="float" office:value="-0.654392050407531" calcext:value-type="float">
            <text:p>-0.654</text:p>
          </table:table-cell>
          <table:table-cell table:style-name="ce27" table:formula="of:=[.I212]*(1+SIGN([.I212])*[.O212])" office:value-type="float" office:value="-7997.57817450755" calcext:value-type="float">
            <text:p>-7997.57817450755</text:p>
          </table:table-cell>
          <table:table-cell table:style-name="ce27" table:formula="of:=([.K212]-[.I212])*SIGN([.I212])" office:value-type="float" office:value="393.190229340315" calcext:value-type="float">
            <text:p>393.190229340315</text:p>
          </table:table-cell>
          <table:table-cell table:style-name="ce27" table:formula="of:=IF([.G212]&lt;&gt;&quot;&quot;;-1;0)" office:value-type="float" office:value="0" calcext:value-type="float">
            <text:p>0</text:p>
          </table:table-cell>
          <table:table-cell table:style-name="ce33" table:formula="of:=[.N211]+[.L212]+[.M212]" office:value-type="currency" office:currency="USD" office:value="12013.7286213203" calcext:value-type="currency">
            <text:p>$12,013.73</text:p>
          </table:table-cell>
          <table:table-cell table:style-name="ce35" table:formula="of:=[.P212]/[.P211]-1" office:value-type="percentage" office:value="-0.0517057036247336" calcext:value-type="percentage">
            <text:p>-5.17%</text:p>
          </table:table-cell>
          <table:table-cell table:style-name="ce34" office:value-type="float" office:value="17.790001" calcext:value-type="float">
            <text:p>17.790001</text:p>
          </table:table-cell>
        </table:table-row>
        <table:table-row table:style-name="ro1">
          <table:table-cell table:style-name="ce3" office:value-type="string" calcext:value-type="string">
            <text:p>2016-09-01</text:p>
          </table:table-cell>
          <table:table-cell table:style-name="ce20" office:value-type="float" office:value="0.239867523312569" calcext:value-type="float">
            <text:p>0.2399</text:p>
          </table:table-cell>
          <table:table-cell table:style-name="ce20" office:value-type="float" office:value="0.310428142547607" calcext:value-type="float">
            <text:p>0.3104</text:p>
          </table:table-cell>
          <table:table-cell table:style-name="ce20" office:value-type="float" office:value="0.256591975688934" calcext:value-type="float">
            <text:p>0.2566</text:p>
          </table:table-cell>
          <table:table-cell table:style-name="ce20" office:value-type="float" office:value="0.193112313747406" calcext:value-type="float">
            <text:p>0.193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500" calcext:value-type="float">
            <text:p>1500</text:p>
          </table:table-cell>
          <table:table-cell table:style-name="ce27" table:formula="of:=[.K212]+[.H213]*[.G213]" office:value-type="float" office:value="-9497.57817450755" calcext:value-type="float">
            <text:p>-9497.57817450755</text:p>
          </table:table-cell>
          <table:table-cell table:style-name="ce31" table:formula="of:=[.I213]/[.N212]" office:value-type="float" office:value="-0.790560405838745" calcext:value-type="float">
            <text:p>-0.791</text:p>
          </table:table-cell>
          <table:table-cell table:style-name="ce27" table:formula="of:=[.I213]*(1+SIGN([.I213])*[.O213])" office:value-type="float" office:value="-8445.85144856742" calcext:value-type="float">
            <text:p>-8445.85144856742</text:p>
          </table:table-cell>
          <table:table-cell table:style-name="ce27" table:formula="of:=([.K213]-[.I213])*SIGN([.I213])" office:value-type="float" office:value="-1051.72672594013" calcext:value-type="float">
            <text:p>-1051.72672594013</text:p>
          </table:table-cell>
          <table:table-cell table:style-name="ce27" table:formula="of:=IF([.G213]&lt;&gt;&quot;&quot;;-1;0)" office:value-type="float" office:value="-1" calcext:value-type="float">
            <text:p>-1</text:p>
          </table:table-cell>
          <table:table-cell table:style-name="ce33" table:formula="of:=[.N212]+[.L213]+[.M213]" office:value-type="currency" office:currency="USD" office:value="10961.0018953802" calcext:value-type="currency">
            <text:p>$10,961.00</text:p>
          </table:table-cell>
          <table:table-cell table:style-name="ce35" table:formula="of:=[.P213]/[.P212]-1" office:value-type="percentage" office:value="0.110736306310494" calcext:value-type="percentage">
            <text:p>11.07%</text:p>
          </table:table-cell>
          <table:table-cell table:style-name="ce34" office:value-type="float" office:value="19.76" calcext:value-type="float">
            <text:p>19.76</text:p>
          </table:table-cell>
        </table:table-row>
        <table:table-row table:style-name="ro1">
          <table:table-cell table:style-name="ce3" office:value-type="string" calcext:value-type="string">
            <text:p>2016-09-02</text:p>
          </table:table-cell>
          <table:table-cell table:style-name="ce20" office:value-type="float" office:value="0.326411724090576" calcext:value-type="float">
            <text:p>0.3264</text:p>
          </table:table-cell>
          <table:table-cell table:style-name="ce20" office:value-type="float" office:value="0.258430331945419" calcext:value-type="float">
            <text:p>0.2584</text:p>
          </table:table-cell>
          <table:table-cell table:style-name="ce20" office:value-type="float" office:value="0.134922876954079" calcext:value-type="float">
            <text:p>0.1349</text:p>
          </table:table-cell>
          <table:table-cell table:style-name="ce20" office:value-type="float" office:value="0.280235111713409" calcext:value-type="float">
            <text:p>0.2802</text:p>
          </table:table-cell>
          <table:table-cell table:number-columns-repeated="3"/>
          <table:table-cell table:style-name="ce27" table:formula="of:=[.K213]+[.H214]*[.G214]" office:value-type="float" office:value="-8445.85144856742" calcext:value-type="float">
            <text:p>-8445.85144856742</text:p>
          </table:table-cell>
          <table:table-cell table:style-name="ce31" table:formula="of:=[.I214]/[.N213]" office:value-type="float" office:value="-0.770536446319487" calcext:value-type="float">
            <text:p>-0.771</text:p>
          </table:table-cell>
          <table:table-cell table:style-name="ce27" table:formula="of:=[.I214]*(1+SIGN([.I214])*[.O214])" office:value-type="float" office:value="-7569.63753036338" calcext:value-type="float">
            <text:p>-7569.63753036338</text:p>
          </table:table-cell>
          <table:table-cell table:style-name="ce27" table:formula="of:=([.K214]-[.I214])*SIGN([.I214])" office:value-type="float" office:value="-876.213918204036" calcext:value-type="float">
            <text:p>-876.213918204036</text:p>
          </table:table-cell>
          <table:table-cell table:style-name="ce27" table:formula="of:=IF([.G214]&lt;&gt;&quot;&quot;;-1;0)" office:value-type="float" office:value="0" calcext:value-type="float">
            <text:p>0</text:p>
          </table:table-cell>
          <table:table-cell table:style-name="ce33" table:formula="of:=[.N213]+[.L214]+[.M214]" office:value-type="currency" office:currency="USD" office:value="10084.7879771762" calcext:value-type="currency">
            <text:p>$10,084.79</text:p>
          </table:table-cell>
          <table:table-cell table:style-name="ce35" table:formula="of:=[.P214]/[.P213]-1" office:value-type="percentage" office:value="0.103744888663968" calcext:value-type="percentage">
            <text:p>10.37%</text:p>
          </table:table-cell>
          <table:table-cell table:style-name="ce34" office:value-type="float" office:value="21.809999" calcext:value-type="float">
            <text:p>21.809999</text:p>
          </table:table-cell>
        </table:table-row>
        <table:table-row table:style-name="ro1">
          <table:table-cell table:style-name="ce3" office:value-type="string" calcext:value-type="string">
            <text:p>2016-09-06</text:p>
          </table:table-cell>
          <table:table-cell table:style-name="ce20" office:value-type="float" office:value="0.238816291093826" calcext:value-type="float">
            <text:p>0.2388</text:p>
          </table:table-cell>
          <table:table-cell table:style-name="ce20" office:value-type="float" office:value="0.506051659584045" calcext:value-type="float">
            <text:p>0.5061</text:p>
          </table:table-cell>
          <table:table-cell table:style-name="ce20" office:value-type="float" office:value="0.0805073082447052" calcext:value-type="float">
            <text:p>0.0805</text:p>
          </table:table-cell>
          <table:table-cell table:style-name="ce20" office:value-type="float" office:value="0.174624741077423" calcext:value-type="float">
            <text:p>0.1746</text:p>
          </table:table-cell>
          <table:table-cell table:number-columns-repeated="3"/>
          <table:table-cell table:style-name="ce27" table:formula="of:=[.K214]+[.H215]*[.G215]" office:value-type="float" office:value="-7569.63753036338" calcext:value-type="float">
            <text:p>-7569.63753036338</text:p>
          </table:table-cell>
          <table:table-cell table:style-name="ce31" table:formula="of:=[.I215]/[.N214]" office:value-type="float" office:value="-0.750599571106001" calcext:value-type="float">
            <text:p>-0.751</text:p>
          </table:table-cell>
          <table:table-cell table:style-name="ce27" table:formula="of:=[.I215]*(1+SIGN([.I215])*[.O215])" office:value-type="float" office:value="-6452.06535683668" calcext:value-type="float">
            <text:p>-6452.06535683668</text:p>
          </table:table-cell>
          <table:table-cell table:style-name="ce27" table:formula="of:=([.K215]-[.I215])*SIGN([.I215])" office:value-type="float" office:value="-1117.5721735267" calcext:value-type="float">
            <text:p>-1117.5721735267</text:p>
          </table:table-cell>
          <table:table-cell table:style-name="ce27" table:formula="of:=IF([.G215]&lt;&gt;&quot;&quot;;-1;0)" office:value-type="float" office:value="0" calcext:value-type="float">
            <text:p>0</text:p>
          </table:table-cell>
          <table:table-cell table:style-name="ce33" table:formula="of:=[.N214]+[.L215]+[.M215]" office:value-type="currency" office:currency="USD" office:value="8967.21580364946" calcext:value-type="currency">
            <text:p>$8,967.22</text:p>
          </table:table-cell>
          <table:table-cell table:style-name="ce35" table:formula="of:=[.P215]/[.P214]-1" office:value-type="percentage" office:value="0.147638796315396" calcext:value-type="percentage">
            <text:p>14.76%</text:p>
          </table:table-cell>
          <table:table-cell table:style-name="ce34" office:value-type="float" office:value="25.030001" calcext:value-type="float">
            <text:p>25.030001</text:p>
          </table:table-cell>
        </table:table-row>
        <table:table-row table:style-name="ro1">
          <table:table-cell table:style-name="ce3" office:value-type="string" calcext:value-type="string">
            <text:p>2016-09-07</text:p>
          </table:table-cell>
          <table:table-cell table:style-name="ce20" office:value-type="float" office:value="0.241863593459129" calcext:value-type="float">
            <text:p>0.2419</text:p>
          </table:table-cell>
          <table:table-cell table:style-name="ce20" office:value-type="float" office:value="0.31291601061821" calcext:value-type="float">
            <text:p>0.3129</text:p>
          </table:table-cell>
          <table:table-cell table:style-name="ce20" office:value-type="float" office:value="0.182779729366303" calcext:value-type="float">
            <text:p>0.1828</text:p>
          </table:table-cell>
          <table:table-cell table:style-name="ce20" office:value-type="float" office:value="0.26244068145752" calcext:value-type="float">
            <text:p>0.2624</text:p>
          </table:table-cell>
          <table:table-cell table:number-columns-repeated="3"/>
          <table:table-cell table:style-name="ce27" table:formula="of:=[.K215]+[.H216]*[.G216]" office:value-type="float" office:value="-6452.06535683668" calcext:value-type="float">
            <text:p>-6452.06535683668</text:p>
          </table:table-cell>
          <table:table-cell table:style-name="ce31" table:formula="of:=[.I216]/[.N215]" office:value-type="float" office:value="-0.719517127513629" calcext:value-type="float">
            <text:p>-0.720</text:p>
          </table:table-cell>
          <table:table-cell table:style-name="ce27" table:formula="of:=[.I216]*(1+SIGN([.I216])*[.O216])" office:value-type="float" office:value="-6547.44172674154" calcext:value-type="float">
            <text:p>-6547.44172674154</text:p>
          </table:table-cell>
          <table:table-cell table:style-name="ce27" table:formula="of:=([.K216]-[.I216])*SIGN([.I216])" office:value-type="float" office:value="95.3763699048559" calcext:value-type="float">
            <text:p>95.3763699048559</text:p>
          </table:table-cell>
          <table:table-cell table:style-name="ce27" table:formula="of:=IF([.G216]&lt;&gt;&quot;&quot;;-1;0)" office:value-type="float" office:value="0" calcext:value-type="float">
            <text:p>0</text:p>
          </table:table-cell>
          <table:table-cell table:style-name="ce33" table:formula="of:=[.N215]+[.L216]+[.M216]" office:value-type="currency" office:currency="USD" office:value="9062.59217355432" calcext:value-type="currency">
            <text:p>$9,062.59</text:p>
          </table:table-cell>
          <table:table-cell table:style-name="ce35" table:formula="of:=[.P216]/[.P215]-1" office:value-type="percentage" office:value="-0.0147823006479304" calcext:value-type="percentage">
            <text:p>-1.48%</text:p>
          </table:table-cell>
          <table:table-cell table:style-name="ce34" office:value-type="float" office:value="24.66" calcext:value-type="float">
            <text:p>24.66</text:p>
          </table:table-cell>
        </table:table-row>
        <table:table-row table:style-name="ro1">
          <table:table-cell table:style-name="ce3" office:value-type="string" calcext:value-type="string">
            <text:p>2016-09-08</text:p>
          </table:table-cell>
          <table:table-cell table:style-name="ce20" office:value-type="float" office:value="0.794128358364105" calcext:value-type="float">
            <text:p>0.7941</text:p>
          </table:table-cell>
          <table:table-cell table:style-name="ce20" office:value-type="float" office:value="0.0940453112125397" calcext:value-type="float">
            <text:p>0.0940</text:p>
          </table:table-cell>
          <table:table-cell table:style-name="ce20" office:value-type="float" office:value="0.0514796189963818" calcext:value-type="float">
            <text:p>0.0515</text:p>
          </table:table-cell>
          <table:table-cell table:style-name="ce20" office:value-type="float" office:value="0.0603467226028443" calcext:value-type="float">
            <text:p>0.0603</text:p>
          </table:table-cell>
          <table:table-cell table:number-columns-repeated="3"/>
          <table:table-cell table:style-name="ce27" table:formula="of:=[.K216]+[.H217]*[.G217]" office:value-type="float" office:value="-6547.44172674154" calcext:value-type="float">
            <text:p>-6547.44172674154</text:p>
          </table:table-cell>
          <table:table-cell table:style-name="ce31" table:formula="of:=[.I217]/[.N216]" office:value-type="float" office:value="-0.722468980326371" calcext:value-type="float">
            <text:p>-0.722</text:p>
          </table:table-cell>
          <table:table-cell table:style-name="ce27" table:formula="of:=[.I217]*(1+SIGN([.I217])*[.O217])" office:value-type="float" office:value="-6969.60037822244" calcext:value-type="float">
            <text:p>-6969.60037822244</text:p>
          </table:table-cell>
          <table:table-cell table:style-name="ce27" table:formula="of:=([.K217]-[.I217])*SIGN([.I217])" office:value-type="float" office:value="422.158651480902" calcext:value-type="float">
            <text:p>422.158651480902</text:p>
          </table:table-cell>
          <table:table-cell table:style-name="ce27" table:formula="of:=IF([.G217]&lt;&gt;&quot;&quot;;-1;0)" office:value-type="float" office:value="0" calcext:value-type="float">
            <text:p>0</text:p>
          </table:table-cell>
          <table:table-cell table:style-name="ce33" table:formula="of:=[.N216]+[.L217]+[.M217]" office:value-type="currency" office:currency="USD" office:value="9484.75082503522" calcext:value-type="currency">
            <text:p>$9,484.75</text:p>
          </table:table-cell>
          <table:table-cell table:style-name="ce35" table:formula="of:=[.P217]/[.P216]-1" office:value-type="percentage" office:value="-0.0644768856447688" calcext:value-type="percentage">
            <text:p>-6.45%</text:p>
          </table:table-cell>
          <table:table-cell table:style-name="ce34" office:value-type="float" office:value="23.07" calcext:value-type="float">
            <text:p>23.07</text:p>
          </table:table-cell>
        </table:table-row>
        <table:table-row table:style-name="ro1">
          <table:table-cell table:style-name="ce3" office:value-type="string" calcext:value-type="string">
            <text:p>2016-09-09</text:p>
          </table:table-cell>
          <table:table-cell table:style-name="ce20" office:value-type="float" office:value="0.273966908454895" calcext:value-type="float">
            <text:p>0.2740</text:p>
          </table:table-cell>
          <table:table-cell table:style-name="ce20" office:value-type="float" office:value="0.245093107223511" calcext:value-type="float">
            <text:p>0.2451</text:p>
          </table:table-cell>
          <table:table-cell table:style-name="ce20" office:value-type="float" office:value="0.391654849052429" calcext:value-type="float">
            <text:p>0.3917</text:p>
          </table:table-cell>
          <table:table-cell table:style-name="ce20" office:value-type="float" office:value="0.0892851650714874" calcext:value-type="float">
            <text:p>0.089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500" calcext:value-type="float">
            <text:p>1500</text:p>
          </table:table-cell>
          <table:table-cell table:style-name="ce27" table:formula="of:=[.K217]+[.H218]*[.G218]" office:value-type="float" office:value="-8469.60037822244" calcext:value-type="float">
            <text:p>-8469.60037822244</text:p>
          </table:table-cell>
          <table:table-cell table:style-name="ce31" table:formula="of:=[.I218]/[.N217]" office:value-type="float" office:value="-0.892970256621474" calcext:value-type="float">
            <text:p>-0.893</text:p>
          </table:table-cell>
          <table:table-cell table:style-name="ce27" table:formula="of:=[.I218]*(1+SIGN([.I218])*[.O218])" office:value-type="float" office:value="-9842.65219506474" calcext:value-type="float">
            <text:p>-9842.65219506474</text:p>
          </table:table-cell>
          <table:table-cell table:style-name="ce27" table:formula="of:=([.K218]-[.I218])*SIGN([.I218])" office:value-type="float" office:value="1373.0518168423" calcext:value-type="float">
            <text:p>1373.0518168423</text:p>
          </table:table-cell>
          <table:table-cell table:style-name="ce27" table:formula="of:=IF([.G218]&lt;&gt;&quot;&quot;;-1;0)" office:value-type="float" office:value="-1" calcext:value-type="float">
            <text:p>-1</text:p>
          </table:table-cell>
          <table:table-cell table:style-name="ce33" table:formula="of:=[.N217]+[.L218]+[.M218]" office:value-type="currency" office:currency="USD" office:value="10856.8026418775" calcext:value-type="currency">
            <text:p>$10,856.80</text:p>
          </table:table-cell>
          <table:table-cell table:style-name="ce35" table:formula="of:=[.P218]/[.P217]-1" office:value-type="percentage" office:value="-0.162115301257044" calcext:value-type="percentage">
            <text:p>-16.21%</text:p>
          </table:table-cell>
          <table:table-cell table:style-name="ce34" office:value-type="float" office:value="19.33" calcext:value-type="float">
            <text:p>19.33</text:p>
          </table:table-cell>
        </table:table-row>
        <table:table-row table:style-name="ro1">
          <table:table-cell table:style-name="ce3" office:value-type="string" calcext:value-type="string">
            <text:p>2016-09-12</text:p>
          </table:table-cell>
          <table:table-cell table:style-name="ce20" office:value-type="float" office:value="0.432576030492783" calcext:value-type="float">
            <text:p>0.4326</text:p>
          </table:table-cell>
          <table:table-cell table:style-name="ce20" office:value-type="float" office:value="0.300472438335419" calcext:value-type="float">
            <text:p>0.3005</text:p>
          </table:table-cell>
          <table:table-cell table:style-name="ce20" office:value-type="float" office:value="0.184951573610306" calcext:value-type="float">
            <text:p>0.1850</text:p>
          </table:table-cell>
          <table:table-cell table:style-name="ce20" office:value-type="float" office:value="0.0819999724626541" calcext:value-type="float">
            <text:p>0.0820</text:p>
          </table:table-cell>
          <table:table-cell table:number-columns-repeated="3"/>
          <table:table-cell table:style-name="ce27" table:formula="of:=[.K218]+[.H219]*[.G219]" office:value-type="float" office:value="-9842.65219506474" calcext:value-type="float">
            <text:p>-9842.65219506474</text:p>
          </table:table-cell>
          <table:table-cell table:style-name="ce31" table:formula="of:=[.I219]/[.N218]" office:value-type="float" office:value="-0.906588479107013" calcext:value-type="float">
            <text:p>-0.907</text:p>
          </table:table-cell>
          <table:table-cell table:style-name="ce27" table:formula="of:=[.I219]*(1+SIGN([.I219])*[.O219])" office:value-type="float" office:value="-9145.06071291829" calcext:value-type="float">
            <text:p>-9145.06071291829</text:p>
          </table:table-cell>
          <table:table-cell table:style-name="ce27" table:formula="of:=([.K219]-[.I219])*SIGN([.I219])" office:value-type="float" office:value="-697.591482146452" calcext:value-type="float">
            <text:p>-697.591482146452</text:p>
          </table:table-cell>
          <table:table-cell table:style-name="ce27" table:formula="of:=IF([.G219]&lt;&gt;&quot;&quot;;-1;0)" office:value-type="float" office:value="0" calcext:value-type="float">
            <text:p>0</text:p>
          </table:table-cell>
          <table:table-cell table:style-name="ce33" table:formula="of:=[.N218]+[.L219]+[.M219]" office:value-type="currency" office:currency="USD" office:value="10159.2111597311" calcext:value-type="currency">
            <text:p>$10,159.21</text:p>
          </table:table-cell>
          <table:table-cell table:style-name="ce35" table:formula="of:=[.P219]/[.P218]-1" office:value-type="percentage" office:value="0.0708743404035179" calcext:value-type="percentage">
            <text:p>7.09%</text:p>
          </table:table-cell>
          <table:table-cell table:style-name="ce34" office:value-type="float" office:value="20.700001" calcext:value-type="float">
            <text:p>20.700001</text:p>
          </table:table-cell>
        </table:table-row>
        <table:table-row table:style-name="ro1">
          <table:table-cell table:style-name="ce3" office:value-type="string" calcext:value-type="string">
            <text:p>2016-09-13</text:p>
          </table:table-cell>
          <table:table-cell table:style-name="ce20" office:value-type="float" office:value="0.2527716755867" calcext:value-type="float">
            <text:p>0.2528</text:p>
          </table:table-cell>
          <table:table-cell table:style-name="ce20" office:value-type="float" office:value="0.216776952147484" calcext:value-type="float">
            <text:p>0.2168</text:p>
          </table:table-cell>
          <table:table-cell table:style-name="ce20" office:value-type="float" office:value="0.265297472476959" calcext:value-type="float">
            <text:p>0.2653</text:p>
          </table:table-cell>
          <table:table-cell table:style-name="ce20" office:value-type="float" office:value="0.265153884887695" calcext:value-type="float">
            <text:p>0.265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  <table:table-cell table:style-name="ce27" table:formula="of:=[.K219]+[.H220]*[.G220]" office:value-type="float" office:value="-10145.0607129183" calcext:value-type="float">
            <text:p>-10145.0607129183</text:p>
          </table:table-cell>
          <table:table-cell table:style-name="ce31" table:formula="of:=[.I220]/[.N219]" office:value-type="float" office:value="-0.998607131342159" calcext:value-type="float">
            <text:p>-0.999</text:p>
          </table:table-cell>
          <table:table-cell table:style-name="ce27" table:formula="of:=[.I220]*(1+SIGN([.I220])*[.O220])" office:value-type="float" office:value="-11242.8846351035" calcext:value-type="float">
            <text:p>-11242.8846351035</text:p>
          </table:table-cell>
          <table:table-cell table:style-name="ce27" table:formula="of:=([.K220]-[.I220])*SIGN([.I220])" office:value-type="float" office:value="1097.82392218524" calcext:value-type="float">
            <text:p>1097.82392218524</text:p>
          </table:table-cell>
          <table:table-cell table:style-name="ce27" table:formula="of:=IF([.G220]&lt;&gt;&quot;&quot;;-1;0)" office:value-type="float" office:value="-1" calcext:value-type="float">
            <text:p>-1</text:p>
          </table:table-cell>
          <table:table-cell table:style-name="ce33" table:formula="of:=[.N219]+[.L220]+[.M220]" office:value-type="currency" office:currency="USD" office:value="11256.0350819163" calcext:value-type="currency">
            <text:p>$11,256.04</text:p>
          </table:table-cell>
          <table:table-cell table:style-name="ce35" table:formula="of:=[.P220]/[.P219]-1" office:value-type="percentage" office:value="-0.108212651777167" calcext:value-type="percentage">
            <text:p>-10.82%</text:p>
          </table:table-cell>
          <table:table-cell table:style-name="ce34" office:value-type="float" office:value="18.459999" calcext:value-type="float">
            <text:p>18.459999</text:p>
          </table:table-cell>
        </table:table-row>
        <table:table-row table:style-name="ro1">
          <table:table-cell table:style-name="ce3" office:value-type="string" calcext:value-type="string">
            <text:p>2016-09-14</text:p>
          </table:table-cell>
          <table:table-cell table:style-name="ce21" office:value-type="float" office:value="0.366040021181107" calcext:value-type="float">
            <text:p>0.3660</text:p>
          </table:table-cell>
          <table:table-cell table:style-name="ce21" office:value-type="float" office:value="0.194262802600861" calcext:value-type="float">
            <text:p>0.1943</text:p>
          </table:table-cell>
          <table:table-cell table:style-name="ce21" office:value-type="float" office:value="0.172900080680847" calcext:value-type="float">
            <text:p>0.1729</text:p>
          </table:table-cell>
          <table:table-cell table:style-name="ce21" office:value-type="float" office:value="0.266797125339508" calcext:value-type="float">
            <text:p>0.2668</text:p>
          </table:table-cell>
          <table:table-cell table:number-columns-repeated="3"/>
          <table:table-cell table:style-name="ce27" table:formula="of:=[.K220]+[.H221]*[.G221]" office:value-type="float" office:value="-11242.8846351035" calcext:value-type="float">
            <text:p>-11242.8846351035</text:p>
          </table:table-cell>
          <table:table-cell table:style-name="ce31" table:formula="of:=[.I221]/[.N220]" office:value-type="float" office:value="-0.998831698131973" calcext:value-type="float">
            <text:p>-0.999</text:p>
          </table:table-cell>
          <table:table-cell table:style-name="ce27" table:formula="of:=[.I221]*(1+SIGN([.I221])*[.O221])" office:value-type="float" office:value="-11291.607864764" calcext:value-type="float">
            <text:p>-11291.607864764</text:p>
          </table:table-cell>
          <table:table-cell table:style-name="ce27" table:formula="of:=([.K221]-[.I221])*SIGN([.I221])" office:value-type="float" office:value="48.7232296604252" calcext:value-type="float">
            <text:p>48.7232296604252</text:p>
          </table:table-cell>
          <table:table-cell table:style-name="ce27" table:formula="of:=IF([.G221]&lt;&gt;&quot;&quot;;-1;0)" office:value-type="float" office:value="0" calcext:value-type="float">
            <text:p>0</text:p>
          </table:table-cell>
          <table:table-cell table:style-name="ce33" table:formula="of:=[.N220]+[.L221]+[.M221]" office:value-type="currency" office:currency="USD" office:value="11304.7583115767" calcext:value-type="currency">
            <text:p>$11,304.76</text:p>
          </table:table-cell>
          <table:table-cell table:style-name="ce35" table:formula="of:=[.P221]/[.P220]-1" office:value-type="percentage" office:value="-0.00433369470930078" calcext:value-type="percentage">
            <text:p>-0.43%</text:p>
          </table:table-cell>
          <table:table-cell table:style-name="ce34" office:value-type="float" office:value="18.379999" calcext:value-type="float">
            <text:p>18.379999</text:p>
          </table:table-cell>
        </table:table-row>
        <table:table-row table:style-name="ro1">
          <table:table-cell table:style-name="ce3" office:value-type="string" calcext:value-type="string">
            <text:p>2016-09-15</text:p>
          </table:table-cell>
          <table:table-cell table:style-name="ce21" office:value-type="float" office:value="0.382940500974655" calcext:value-type="float">
            <text:p>0.3829</text:p>
          </table:table-cell>
          <table:table-cell table:style-name="ce21" office:value-type="float" office:value="0.228347793221474" calcext:value-type="float">
            <text:p>0.2283</text:p>
          </table:table-cell>
          <table:table-cell table:style-name="ce21" office:value-type="float" office:value="0.241666927933693" calcext:value-type="float">
            <text:p>0.2417</text:p>
          </table:table-cell>
          <table:table-cell table:style-name="ce21" office:value-type="float" office:value="0.147044777870178" calcext:value-type="float">
            <text:p>0.14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style-name="ce27" table:formula="of:=[.K221]+[.H222]*[.G222]" office:value-type="float" office:value="-8291.60786476396" calcext:value-type="float">
            <text:p>-8291.60786476396</text:p>
          </table:table-cell>
          <table:table-cell table:style-name="ce31" table:formula="of:=[.I222]/[.N221]" office:value-type="float" office:value="-0.733461754443071" calcext:value-type="float">
            <text:p>-0.733</text:p>
          </table:table-cell>
          <table:table-cell table:style-name="ce27" table:formula="of:=[.I222]*(1+SIGN([.I222])*[.O222])" office:value-type="float" office:value="-8124.69255635885" calcext:value-type="float">
            <text:p>-8124.69255635885</text:p>
          </table:table-cell>
          <table:table-cell table:style-name="ce27" table:formula="of:=([.K222]-[.I222])*SIGN([.I222])" office:value-type="float" office:value="-166.915308405105" calcext:value-type="float">
            <text:p>-166.915308405105</text:p>
          </table:table-cell>
          <table:table-cell table:style-name="ce27" table:formula="of:=IF([.G222]&lt;&gt;&quot;&quot;;-1;0)" office:value-type="float" office:value="-1" calcext:value-type="float">
            <text:p>-1</text:p>
          </table:table-cell>
          <table:table-cell table:style-name="ce33" table:formula="of:=[.N221]+[.L222]+[.M222]" office:value-type="currency" office:currency="USD" office:value="11136.8430031716" calcext:value-type="currency">
            <text:p>$11,136.84</text:p>
          </table:table-cell>
          <table:table-cell table:style-name="ce35" table:formula="of:=[.P222]/[.P221]-1" office:value-type="percentage" office:value="0.02013063221603" calcext:value-type="percentage">
            <text:p>2.01%</text:p>
          </table:table-cell>
          <table:table-cell table:style-name="ce34" office:value-type="float" office:value="18.75" calcext:value-type="float">
            <text:p>18.75</text:p>
          </table:table-cell>
        </table:table-row>
        <table:table-row table:style-name="ro1">
          <table:table-cell table:style-name="ce3" office:value-type="string" calcext:value-type="string">
            <text:p>2016-09-16</text:p>
          </table:table-cell>
          <table:table-cell table:style-name="ce21" office:value-type="float" office:value="0.234487161040306" calcext:value-type="float">
            <text:p>0.2345</text:p>
          </table:table-cell>
          <table:table-cell table:style-name="ce21" office:value-type="float" office:value="0.130951970815659" calcext:value-type="float">
            <text:p>0.1310</text:p>
          </table:table-cell>
          <table:table-cell table:style-name="ce21" office:value-type="float" office:value="0.215338692069054" calcext:value-type="float">
            <text:p>0.2153</text:p>
          </table:table-cell>
          <table:table-cell table:style-name="ce21" office:value-type="float" office:value="0.419222176074982" calcext:value-type="float">
            <text:p>0.41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style-name="ce27" table:formula="of:=[.K222]+[.H223]*[.G223]" office:value-type="float" office:value="-6124.69255635885" calcext:value-type="float">
            <text:p>-6124.69255635885</text:p>
          </table:table-cell>
          <table:table-cell table:style-name="ce31" table:formula="of:=[.I223]/[.N222]" office:value-type="float" office:value="-0.549948720172729" calcext:value-type="float">
            <text:p>-0.550</text:p>
          </table:table-cell>
          <table:table-cell table:style-name="ce27" table:formula="of:=[.I223]*(1+SIGN([.I223])*[.O223])" office:value-type="float" office:value="-6301.08402863226" calcext:value-type="float">
            <text:p>-6301.08402863226</text:p>
          </table:table-cell>
          <table:table-cell table:style-name="ce27" table:formula="of:=([.K223]-[.I223])*SIGN([.I223])" office:value-type="float" office:value="176.391472273404" calcext:value-type="float">
            <text:p>176.391472273404</text:p>
          </table:table-cell>
          <table:table-cell table:style-name="ce27" table:formula="of:=IF([.G223]&lt;&gt;&quot;&quot;;-1;0)" office:value-type="float" office:value="-1" calcext:value-type="float">
            <text:p>-1</text:p>
          </table:table-cell>
          <table:table-cell table:style-name="ce33" table:formula="of:=[.N222]+[.L223]+[.M223]" office:value-type="currency" office:currency="USD" office:value="11312.234475445" calcext:value-type="currency">
            <text:p>$11,312.23</text:p>
          </table:table-cell>
          <table:table-cell table:style-name="ce35" table:formula="of:=[.P223]/[.P222]-1" office:value-type="percentage" office:value="-0.0288000533333334" calcext:value-type="percentage">
            <text:p>-2.88%</text:p>
          </table:table-cell>
          <table:table-cell table:style-name="ce34" office:value-type="float" office:value="18.209999" calcext:value-type="float">
            <text:p>18.209999</text:p>
          </table:table-cell>
        </table:table-row>
        <table:table-row table:style-name="ro1">
          <table:table-cell table:style-name="ce3" office:value-type="string" calcext:value-type="string">
            <text:p>2016-09-19</text:p>
          </table:table-cell>
          <table:table-cell table:style-name="ce21" office:value-type="float" office:value="0.227615147829056" calcext:value-type="float">
            <text:p>0.2276</text:p>
          </table:table-cell>
          <table:table-cell table:style-name="ce21" office:value-type="float" office:value="0.331957548856735" calcext:value-type="float">
            <text:p>0.3320</text:p>
          </table:table-cell>
          <table:table-cell table:style-name="ce21" office:value-type="float" office:value="0.256824404001236" calcext:value-type="float">
            <text:p>0.2568</text:p>
          </table:table-cell>
          <table:table-cell table:style-name="ce21" office:value-type="float" office:value="0.183602914214134" calcext:value-type="float">
            <text:p>0.1836</text:p>
          </table:table-cell>
          <table:table-cell table:number-columns-repeated="3"/>
          <table:table-cell table:style-name="ce27" table:formula="of:=[.K223]+[.H224]*[.G224]" office:value-type="float" office:value="-6301.08402863226" calcext:value-type="float">
            <text:p>-6301.08402863226</text:p>
          </table:table-cell>
          <table:table-cell table:style-name="ce31" table:formula="of:=[.I224]/[.N223]" office:value-type="float" office:value="-0.557014977218669" calcext:value-type="float">
            <text:p>-0.557</text:p>
          </table:table-cell>
          <table:table-cell table:style-name="ce27" table:formula="of:=[.I224]*(1+SIGN([.I224])*[.O224])" office:value-type="float" office:value="-6204.1971573534" calcext:value-type="float">
            <text:p>-6204.1971573534</text:p>
          </table:table-cell>
          <table:table-cell table:style-name="ce27" table:formula="of:=([.K224]-[.I224])*SIGN([.I224])" office:value-type="float" office:value="-96.8868712788535" calcext:value-type="float">
            <text:p>-96.8868712788535</text:p>
          </table:table-cell>
          <table:table-cell table:style-name="ce27" table:formula="of:=IF([.G224]&lt;&gt;&quot;&quot;;-1;0)" office:value-type="float" office:value="0" calcext:value-type="float">
            <text:p>0</text:p>
          </table:table-cell>
          <table:table-cell table:style-name="ce33" table:formula="of:=[.N223]+[.L224]+[.M224]" office:value-type="currency" office:currency="USD" office:value="11215.3476041662" calcext:value-type="currency">
            <text:p>$11,215.35</text:p>
          </table:table-cell>
          <table:table-cell table:style-name="ce35" table:formula="of:=[.P224]/[.P223]-1" office:value-type="percentage" office:value="0.0153762227005063" calcext:value-type="percentage">
            <text:p>1.54%</text:p>
          </table:table-cell>
          <table:table-cell table:style-name="ce34" office:value-type="float" office:value="18.49" calcext:value-type="float">
            <text:p>18.49</text:p>
          </table:table-cell>
        </table:table-row>
        <table:table-row table:style-name="ro1">
          <table:table-cell table:style-name="ce3" office:value-type="string" calcext:value-type="string">
            <text:p>2016-09-20</text:p>
          </table:table-cell>
          <table:table-cell table:style-name="ce21" office:value-type="float" office:value="0.186658069491386" calcext:value-type="float">
            <text:p>0.1867</text:p>
          </table:table-cell>
          <table:table-cell table:style-name="ce21" office:value-type="float" office:value="0.310306429862976" calcext:value-type="float">
            <text:p>0.3103</text:p>
          </table:table-cell>
          <table:table-cell table:style-name="ce21" office:value-type="float" office:value="0.304366171360016" calcext:value-type="float">
            <text:p>0.3044</text:p>
          </table:table-cell>
          <table:table-cell table:style-name="ce21" office:value-type="float" office:value="0.19866931438446" calcext:value-type="float">
            <text:p>0.19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00" calcext:value-type="float">
            <text:p>2800</text:p>
          </table:table-cell>
          <table:table-cell table:style-name="ce27" table:formula="of:=[.K224]+[.H225]*[.G225]" office:value-type="float" office:value="-3404.1971573534" calcext:value-type="float">
            <text:p>-3404.1971573534</text:p>
          </table:table-cell>
          <table:table-cell table:style-name="ce31" table:formula="of:=[.I225]/[.N224]" office:value-type="float" office:value="-0.303530240657796" calcext:value-type="float">
            <text:p>-0.304</text:p>
          </table:table-cell>
          <table:table-cell table:style-name="ce27" table:formula="of:=[.I225]*(1+SIGN([.I225])*[.O225])" office:value-type="float" office:value="-3417.08486968519" calcext:value-type="float">
            <text:p>-3417.08486968519</text:p>
          </table:table-cell>
          <table:table-cell table:style-name="ce27" table:formula="of:=([.K225]-[.I225])*SIGN([.I225])" office:value-type="float" office:value="12.8877123317857" calcext:value-type="float">
            <text:p>12.8877123317857</text:p>
          </table:table-cell>
          <table:table-cell table:style-name="ce27" table:formula="of:=IF([.G225]&lt;&gt;&quot;&quot;;-1;0)" office:value-type="float" office:value="-1" calcext:value-type="float">
            <text:p>-1</text:p>
          </table:table-cell>
          <table:table-cell table:style-name="ce33" table:formula="of:=[.N224]+[.L225]+[.M225]" office:value-type="currency" office:currency="USD" office:value="11227.235316498" calcext:value-type="currency">
            <text:p>$11,227.24</text:p>
          </table:table-cell>
          <table:table-cell table:style-name="ce35" table:formula="of:=[.P225]/[.P224]-1" office:value-type="percentage" office:value="-0.00378583017847467" calcext:value-type="percentage">
            <text:p>-0.38%</text:p>
          </table:table-cell>
          <table:table-cell table:style-name="ce34" office:value-type="float" office:value="18.42" calcext:value-type="float">
            <text:p>18.42</text:p>
          </table:table-cell>
        </table:table-row>
        <table:table-row table:style-name="ro1">
          <table:table-cell table:style-name="ce3" office:value-type="string" calcext:value-type="string">
            <text:p>2016-09-21</text:p>
          </table:table-cell>
          <table:table-cell table:style-name="ce21" office:value-type="float" office:value="0.368375599384308" calcext:value-type="float">
            <text:p>0.3684</text:p>
          </table:table-cell>
          <table:table-cell table:style-name="ce21" office:value-type="float" office:value="0.144446209073067" calcext:value-type="float">
            <text:p>0.1444</text:p>
          </table:table-cell>
          <table:table-cell table:style-name="ce21" office:value-type="float" office:value="0.339143842458725" calcext:value-type="float">
            <text:p>0.3391</text:p>
          </table:table-cell>
          <table:table-cell table:style-name="ce21" office:value-type="float" office:value="0.1480343490839" calcext:value-type="float">
            <text:p>0.14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table:style-name="ce27" table:formula="of:=[.K225]+[.H226]*[.G226]" office:value-type="float" office:value="82.9151303148115" calcext:value-type="float">
            <text:p>82.9151303148115</text:p>
          </table:table-cell>
          <table:table-cell table:style-name="ce31" table:formula="of:=[.I226]/[.N225]" office:value-type="float" office:value="0.00738517791579295" calcext:value-type="float">
            <text:p>0.007</text:p>
          </table:table-cell>
          <table:table-cell table:style-name="ce27" table:formula="of:=[.I226]*(1+SIGN([.I226])*[.O226])" office:value-type="float" office:value="99.9752964916847" calcext:value-type="float">
            <text:p>99.9752964916847</text:p>
          </table:table-cell>
          <table:table-cell table:style-name="ce27" table:formula="of:=([.K226]-[.I226])*SIGN([.I226])" office:value-type="float" office:value="17.0601661768732" calcext:value-type="float">
            <text:p>17.0601661768732</text:p>
          </table:table-cell>
          <table:table-cell table:style-name="ce27" table:formula="of:=IF([.G226]&lt;&gt;&quot;&quot;;-1;0)" office:value-type="float" office:value="-1" calcext:value-type="float">
            <text:p>-1</text:p>
          </table:table-cell>
          <table:table-cell table:style-name="ce33" table:formula="of:=[.N225]+[.L226]+[.M226]" office:value-type="currency" office:currency="USD" office:value="11243.2954826748" calcext:value-type="currency">
            <text:p>$11,243.30</text:p>
          </table:table-cell>
          <table:table-cell table:style-name="ce35" table:formula="of:=[.P226]/[.P225]-1" office:value-type="percentage" office:value="0.205754560260586" calcext:value-type="percentage">
            <text:p>20.58%</text:p>
          </table:table-cell>
          <table:table-cell table:style-name="ce34" office:value-type="float" office:value="22.209999" calcext:value-type="float">
            <text:p>22.209999</text:p>
          </table:table-cell>
        </table:table-row>
        <table:table-row table:style-name="ro1">
          <table:table-cell table:style-name="ce3" office:value-type="string" calcext:value-type="string">
            <text:p>2016-09-22</text:p>
          </table:table-cell>
          <table:table-cell table:style-name="ce21" office:value-type="float" office:value="0.383310228586197" calcext:value-type="float">
            <text:p>0.3833</text:p>
          </table:table-cell>
          <table:table-cell table:style-name="ce21" office:value-type="float" office:value="0.190071746706963" calcext:value-type="float">
            <text:p>0.1901</text:p>
          </table:table-cell>
          <table:table-cell table:style-name="ce21" office:value-type="float" office:value="0.327237486839294" calcext:value-type="float">
            <text:p>0.3272</text:p>
          </table:table-cell>
          <table:table-cell table:style-name="ce21" office:value-type="float" office:value="0.0993805378675461" calcext:value-type="float">
            <text:p>0.0994</text:p>
          </table:table-cell>
          <table:table-cell table:number-columns-repeated="3"/>
          <table:table-cell table:style-name="ce27" table:formula="of:=[.K226]+[.H227]*[.G227]" office:value-type="float" office:value="99.9752964916847" calcext:value-type="float">
            <text:p>99.9752964916847</text:p>
          </table:table-cell>
          <table:table-cell table:style-name="ce31" table:formula="of:=[.I227]/[.N226]" office:value-type="float" office:value="0.00889199226736857" calcext:value-type="float">
            <text:p>0.009</text:p>
          </table:table-cell>
          <table:table-cell table:style-name="ce27" table:formula="of:=[.I227]*(1+SIGN([.I227])*[.O227])" office:value-type="float" office:value="98.6248917045341" calcext:value-type="float">
            <text:p>98.6248917045341</text:p>
          </table:table-cell>
          <table:table-cell table:style-name="ce27" table:formula="of:=([.K227]-[.I227])*SIGN([.I227])" office:value-type="float" office:value="-1.35040478715055" calcext:value-type="float">
            <text:p>-1.35040478715055</text:p>
          </table:table-cell>
          <table:table-cell table:style-name="ce27" table:formula="of:=IF([.G227]&lt;&gt;&quot;&quot;;-1;0)" office:value-type="float" office:value="0" calcext:value-type="float">
            <text:p>0</text:p>
          </table:table-cell>
          <table:table-cell table:style-name="ce33" table:formula="of:=[.N226]+[.L227]+[.M227]" office:value-type="currency" office:currency="USD" office:value="11241.9450778877" calcext:value-type="currency">
            <text:p>$11,241.95</text:p>
          </table:table-cell>
          <table:table-cell table:style-name="ce35" table:formula="of:=[.P227]/[.P226]-1" office:value-type="percentage" office:value="-0.0135073846694005" calcext:value-type="percentage">
            <text:p>-1.35%</text:p>
          </table:table-cell>
          <table:table-cell table:style-name="ce34" office:value-type="float" office:value="21.91" calcext:value-type="float">
            <text:p>21.91</text:p>
          </table:table-cell>
        </table:table-row>
        <table:table-row table:style-name="ro1">
          <table:table-cell table:style-name="ce3" office:value-type="string" calcext:value-type="string">
            <text:p>2016-09-23</text:p>
          </table:table-cell>
          <table:table-cell table:style-name="ce21" office:value-type="float" office:value="0.127383962273598" calcext:value-type="float">
            <text:p>0.1274</text:p>
          </table:table-cell>
          <table:table-cell table:style-name="ce21" office:value-type="float" office:value="0.122441805899143" calcext:value-type="float">
            <text:p>0.1224</text:p>
          </table:table-cell>
          <table:table-cell table:style-name="ce21" office:value-type="float" office:value="0.349539339542389" calcext:value-type="float">
            <text:p>0.3495</text:p>
          </table:table-cell>
          <table:table-cell table:style-name="ce21" office:value-type="float" office:value="0.40063488483429" calcext:value-type="float">
            <text:p>0.4006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500" calcext:value-type="float">
            <text:p>2500</text:p>
          </table:table-cell>
          <table:table-cell table:style-name="ce27" table:formula="of:=[.K227]+[.H228]*[.G228]" office:value-type="float" office:value="-2401.37510829547" calcext:value-type="float">
            <text:p>-2401.37510829547</text:p>
          </table:table-cell>
          <table:table-cell table:style-name="ce31" table:formula="of:=[.I228]/[.N227]" office:value-type="float" office:value="-0.213608507394227" calcext:value-type="float">
            <text:p>-0.214</text:p>
          </table:table-cell>
          <table:table-cell table:style-name="ce27" table:formula="of:=[.I228]*(1+SIGN([.I228])*[.O228])" office:value-type="float" office:value="-2582.21805346605" calcext:value-type="float">
            <text:p>-2582.21805346605</text:p>
          </table:table-cell>
          <table:table-cell table:style-name="ce27" table:formula="of:=([.K228]-[.I228])*SIGN([.I228])" office:value-type="float" office:value="180.842945170585" calcext:value-type="float">
            <text:p>180.842945170585</text:p>
          </table:table-cell>
          <table:table-cell table:style-name="ce27" table:formula="of:=IF([.G228]&lt;&gt;&quot;&quot;;-1;0)" office:value-type="float" office:value="-1" calcext:value-type="float">
            <text:p>-1</text:p>
          </table:table-cell>
          <table:table-cell table:style-name="ce33" table:formula="of:=[.N227]+[.L228]+[.M228]" office:value-type="currency" office:currency="USD" office:value="11421.7880230583" calcext:value-type="currency">
            <text:p>$11,421.79</text:p>
          </table:table-cell>
          <table:table-cell table:style-name="ce35" table:formula="of:=[.P228]/[.P227]-1" office:value-type="percentage" office:value="-0.0753080785029666" calcext:value-type="percentage">
            <text:p>-7.53%</text:p>
          </table:table-cell>
          <table:table-cell table:style-name="ce34" office:value-type="float" office:value="20.26" calcext:value-type="float">
            <text:p>20.26</text:p>
          </table:table-cell>
        </table:table-row>
        <table:table-row table:style-name="ro1">
          <table:table-cell table:style-name="ce3" office:value-type="string" calcext:value-type="string">
            <text:p>2016-09-26</text:p>
          </table:table-cell>
          <table:table-cell table:style-name="ce21" office:value-type="float" office:value="0.140863180160522" calcext:value-type="float">
            <text:p>0.1409</text:p>
          </table:table-cell>
          <table:table-cell table:style-name="ce21" office:value-type="float" office:value="0.601445853710175" calcext:value-type="float">
            <text:p>0.6014</text:p>
          </table:table-cell>
          <table:table-cell table:style-name="ce21" office:value-type="float" office:value="0.120369821786881" calcext:value-type="float">
            <text:p>0.1204</text:p>
          </table:table-cell>
          <table:table-cell table:style-name="ce21" office:value-type="float" office:value="0.1373211145401" calcext:value-type="float">
            <text:p>0.13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table:style-name="ce27" table:formula="of:=[.K228]+[.H229]*[.G229]" office:value-type="float" office:value="-82.2180534660506" calcext:value-type="float">
            <text:p>-82.2180534660506</text:p>
          </table:table-cell>
          <table:table-cell table:style-name="ce31" table:formula="of:=[.I229]/[.N228]" office:value-type="float" office:value="-0.00719835224573149" calcext:value-type="float">
            <text:p>-0.007</text:p>
          </table:table-cell>
          <table:table-cell table:style-name="ce27" table:formula="of:=[.I229]*(1+SIGN([.I229])*[.O229])" office:value-type="float" office:value="-84.3282897840341" calcext:value-type="float">
            <text:p>-84.3282897840341</text:p>
          </table:table-cell>
          <table:table-cell table:style-name="ce27" table:formula="of:=([.K229]-[.I229])*SIGN([.I229])" office:value-type="float" office:value="2.11023631798353" calcext:value-type="float">
            <text:p>2.11023631798353</text:p>
          </table:table-cell>
          <table:table-cell table:style-name="ce27" table:formula="of:=IF([.G229]&lt;&gt;&quot;&quot;;-1;0)" office:value-type="float" office:value="-1" calcext:value-type="float">
            <text:p>-1</text:p>
          </table:table-cell>
          <table:table-cell table:style-name="ce33" table:formula="of:=[.N228]+[.L229]+[.M229]" office:value-type="currency" office:currency="USD" office:value="11422.8982593763" calcext:value-type="currency">
            <text:p>$11,422.90</text:p>
          </table:table-cell>
          <table:table-cell table:style-name="ce35" table:formula="of:=[.P229]/[.P228]-1" office:value-type="percentage" office:value="-0.0256663376110564" calcext:value-type="percentage">
            <text:p>-2.57%</text:p>
          </table:table-cell>
          <table:table-cell table:style-name="ce34" office:value-type="float" office:value="19.74" calcext:value-type="float">
            <text:p>19.74</text:p>
          </table:table-cell>
        </table:table-row>
        <table:table-row table:style-name="ro1">
          <table:table-cell table:style-name="ce3" office:value-type="string" calcext:value-type="string">
            <text:p>2016-09-27</text:p>
          </table:table-cell>
          <table:table-cell table:style-name="ce21" office:value-type="float" office:value="0.141471102833748" calcext:value-type="float">
            <text:p>0.1415</text:p>
          </table:table-cell>
          <table:table-cell table:style-name="ce21" office:value-type="float" office:value="0.273212313652039" calcext:value-type="float">
            <text:p>0.2732</text:p>
          </table:table-cell>
          <table:table-cell table:style-name="ce21" office:value-type="float" office:value="0.354166358709335" calcext:value-type="float">
            <text:p>0.3542</text:p>
          </table:table-cell>
          <table:table-cell table:style-name="ce21" office:value-type="float" office:value="0.231150224804878" calcext:value-type="float">
            <text:p>0.2312</text:p>
          </table:table-cell>
          <table:table-cell table:number-columns-repeated="3"/>
          <table:table-cell table:style-name="ce27" table:formula="of:=[.K229]+[.H230]*[.G230]" office:value-type="float" office:value="-84.3282897840341" calcext:value-type="float">
            <text:p>-84.3282897840341</text:p>
          </table:table-cell>
          <table:table-cell table:style-name="ce31" table:formula="of:=[.I230]/[.N229]" office:value-type="float" office:value="-0.00738238999150806" calcext:value-type="float">
            <text:p>-0.007</text:p>
          </table:table-cell>
          <table:table-cell table:style-name="ce27" table:formula="of:=[.I230]*(1+SIGN([.I230])*[.O230])" office:value-type="float" office:value="-88.856556611343" calcext:value-type="float">
            <text:p>-88.856556611343</text:p>
          </table:table-cell>
          <table:table-cell table:style-name="ce27" table:formula="of:=([.K230]-[.I230])*SIGN([.I230])" office:value-type="float" office:value="4.52826682730883" calcext:value-type="float">
            <text:p>4.52826682730883</text:p>
          </table:table-cell>
          <table:table-cell table:style-name="ce27" table:formula="of:=IF([.G230]&lt;&gt;&quot;&quot;;-1;0)" office:value-type="float" office:value="0" calcext:value-type="float">
            <text:p>0</text:p>
          </table:table-cell>
          <table:table-cell table:style-name="ce33" table:formula="of:=[.N229]+[.L230]+[.M230]" office:value-type="currency" office:currency="USD" office:value="11427.4265262036" calcext:value-type="currency">
            <text:p>$11,427.43</text:p>
          </table:table-cell>
          <table:table-cell table:style-name="ce35" table:formula="of:=[.P230]/[.P229]-1" office:value-type="percentage" office:value="-0.0536980749746706" calcext:value-type="percentage">
            <text:p>-5.37%</text:p>
          </table:table-cell>
          <table:table-cell table:style-name="ce34" office:value-type="float" office:value="18.68" calcext:value-type="float">
            <text:p>18.68</text:p>
          </table:table-cell>
        </table:table-row>
        <table:table-row table:style-name="ro1">
          <table:table-cell table:style-name="ce3" office:value-type="string" calcext:value-type="string">
            <text:p>2016-09-28</text:p>
          </table:table-cell>
          <table:table-cell table:style-name="ce21" office:value-type="float" office:value="0.41383358836174" calcext:value-type="float">
            <text:p>0.4138</text:p>
          </table:table-cell>
          <table:table-cell table:style-name="ce21" office:value-type="float" office:value="0.29965803027153" calcext:value-type="float">
            <text:p>0.2997</text:p>
          </table:table-cell>
          <table:table-cell table:style-name="ce21" office:value-type="float" office:value="0.117056593298912" calcext:value-type="float">
            <text:p>0.1171</text:p>
          </table:table-cell>
          <table:table-cell table:style-name="ce21" office:value-type="float" office:value="0.169451773166657" calcext:value-type="float">
            <text:p>0.1695</text:p>
          </table:table-cell>
          <table:table-cell table:number-columns-repeated="3"/>
          <table:table-cell table:style-name="ce27" table:formula="of:=[.K230]+[.H231]*[.G231]" office:value-type="float" office:value="-88.856556611343" calcext:value-type="float">
            <text:p>-88.856556611343</text:p>
          </table:table-cell>
          <table:table-cell table:style-name="ce31" table:formula="of:=[.I231]/[.N230]" office:value-type="float" office:value="-0.00777572766778165" calcext:value-type="float">
            <text:p>-0.008</text:p>
          </table:table-cell>
          <table:table-cell table:style-name="ce27" table:formula="of:=[.I231]*(1+SIGN([.I231])*[.O231])" office:value-type="float" office:value="-83.2435573791191" calcext:value-type="float">
            <text:p>-83.2435573791191</text:p>
          </table:table-cell>
          <table:table-cell table:style-name="ce27" table:formula="of:=([.K231]-[.I231])*SIGN([.I231])" office:value-type="float" office:value="-5.61299923222384" calcext:value-type="float">
            <text:p>-5.61299923222384</text:p>
          </table:table-cell>
          <table:table-cell table:style-name="ce27" table:formula="of:=IF([.G231]&lt;&gt;&quot;&quot;;-1;0)" office:value-type="float" office:value="0" calcext:value-type="float">
            <text:p>0</text:p>
          </table:table-cell>
          <table:table-cell table:style-name="ce33" table:formula="of:=[.N230]+[.L231]+[.M231]" office:value-type="currency" office:currency="USD" office:value="11421.8135269713" calcext:value-type="currency">
            <text:p>$11,421.81</text:p>
          </table:table-cell>
          <table:table-cell table:style-name="ce35" table:formula="of:=[.P231]/[.P230]-1" office:value-type="percentage" office:value="0.0631692184154176" calcext:value-type="percentage">
            <text:p>6.32%</text:p>
          </table:table-cell>
          <table:table-cell table:style-name="ce34" office:value-type="float" office:value="19.860001" calcext:value-type="float">
            <text:p>19.860001</text:p>
          </table:table-cell>
        </table:table-row>
        <table:table-row table:style-name="ro1">
          <table:table-cell table:style-name="ce3" office:value-type="string" calcext:value-type="string">
            <text:p>2016-09-29</text:p>
          </table:table-cell>
          <table:table-cell table:style-name="ce21" office:value-type="float" office:value="0.12205071747303" calcext:value-type="float">
            <text:p>0.1221</text:p>
          </table:table-cell>
          <table:table-cell table:style-name="ce21" office:value-type="float" office:value="0.449161231517792" calcext:value-type="float">
            <text:p>0.4492</text:p>
          </table:table-cell>
          <table:table-cell table:style-name="ce21" office:value-type="float" office:value="0.109970614314079" calcext:value-type="float">
            <text:p>0.1100</text:p>
          </table:table-cell>
          <table:table-cell table:style-name="ce21" office:value-type="float" office:value="0.318817436695099" calcext:value-type="float">
            <text:p>0.3188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500" calcext:value-type="float">
            <text:p>2500</text:p>
          </table:table-cell>
          <table:table-cell table:style-name="ce27" table:formula="of:=[.K231]+[.H232]*[.G232]" office:value-type="float" office:value="-2583.24355737912" calcext:value-type="float">
            <text:p>-2583.24355737912</text:p>
          </table:table-cell>
          <table:table-cell table:style-name="ce31" table:formula="of:=[.I232]/[.N231]" office:value-type="float" office:value="-0.226167547848604" calcext:value-type="float">
            <text:p>-0.226</text:p>
          </table:table-cell>
          <table:table-cell table:style-name="ce27" table:formula="of:=[.I232]*(1+SIGN([.I232])*[.O232])" office:value-type="float" office:value="-2639.17493990607" calcext:value-type="float">
            <text:p>-2639.17493990607</text:p>
          </table:table-cell>
          <table:table-cell table:style-name="ce27" table:formula="of:=([.K232]-[.I232])*SIGN([.I232])" office:value-type="float" office:value="55.9313825269487" calcext:value-type="float">
            <text:p>55.9313825269487</text:p>
          </table:table-cell>
          <table:table-cell table:style-name="ce27" table:formula="of:=IF([.G232]&lt;&gt;&quot;&quot;;-1;0)" office:value-type="float" office:value="-1" calcext:value-type="float">
            <text:p>-1</text:p>
          </table:table-cell>
          <table:table-cell table:style-name="ce33" table:formula="of:=[.N231]+[.L232]+[.M232]" office:value-type="currency" office:currency="USD" office:value="11476.7449094983" calcext:value-type="currency">
            <text:p>$11,476.74</text:p>
          </table:table-cell>
          <table:table-cell table:style-name="ce35" table:formula="of:=[.P232]/[.P231]-1" office:value-type="percentage" office:value="-0.0216516101887407" calcext:value-type="percentage">
            <text:p>-2.17%</text:p>
          </table:table-cell>
          <table:table-cell table:style-name="ce34" office:value-type="float" office:value="19.43" calcext:value-type="float">
            <text:p>19.43</text:p>
          </table:table-cell>
        </table:table-row>
        <table:table-row table:style-name="ro1">
          <table:table-cell table:style-name="ce3" office:value-type="string" calcext:value-type="string">
            <text:p>2016-09-30</text:p>
          </table:table-cell>
          <table:table-cell table:style-name="ce21" office:value-type="float" office:value="0.169398352503777" calcext:value-type="float">
            <text:p>0.1694</text:p>
          </table:table-cell>
          <table:table-cell table:style-name="ce21" office:value-type="float" office:value="0.292438387870789" calcext:value-type="float">
            <text:p>0.2924</text:p>
          </table:table-cell>
          <table:table-cell table:style-name="ce21" office:value-type="float" office:value="0.225818276405334" calcext:value-type="float">
            <text:p>0.2258</text:p>
          </table:table-cell>
          <table:table-cell table:style-name="ce21" office:value-type="float" office:value="0.312344938516617" calcext:value-type="float">
            <text:p>0.31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style-name="ce27" table:formula="of:=[.K232]+[.H233]*[.G233]" office:value-type="float" office:value="-1839.17493990607" calcext:value-type="float">
            <text:p>-1839.17493990607</text:p>
          </table:table-cell>
          <table:table-cell table:style-name="ce31" table:formula="of:=[.I233]/[.N232]" office:value-type="float" office:value="-0.160252314955955" calcext:value-type="float">
            <text:p>-0.160</text:p>
          </table:table-cell>
          <table:table-cell table:style-name="ce27" table:formula="of:=[.I233]*(1+SIGN([.I233])*[.O233])" office:value-type="float" office:value="-1886.50316790159" calcext:value-type="float">
            <text:p>-1886.50316790159</text:p>
          </table:table-cell>
          <table:table-cell table:style-name="ce27" table:formula="of:=([.K233]-[.I233])*SIGN([.I233])" office:value-type="float" office:value="47.3282279955245" calcext:value-type="float">
            <text:p>47.3282279955245</text:p>
          </table:table-cell>
          <table:table-cell table:style-name="ce27" table:formula="of:=IF([.G233]&lt;&gt;&quot;&quot;;-1;0)" office:value-type="float" office:value="-1" calcext:value-type="float">
            <text:p>-1</text:p>
          </table:table-cell>
          <table:table-cell table:style-name="ce33" table:formula="of:=[.N232]+[.L233]+[.M233]" office:value-type="currency" office:currency="USD" office:value="11523.0731374938" calcext:value-type="currency">
            <text:p>$11,523.07</text:p>
          </table:table-cell>
          <table:table-cell table:style-name="ce35" table:formula="of:=[.P233]/[.P232]-1" office:value-type="percentage" office:value="-0.0257334019557386" calcext:value-type="percentage">
            <text:p>-2.57%</text:p>
          </table:table-cell>
          <table:table-cell table:style-name="ce34" office:value-type="float" office:value="18.93" calcext:value-type="float">
            <text:p>18.93</text:p>
          </table:table-cell>
        </table:table-row>
        <table:table-row table:style-name="ro1">
          <table:table-cell table:style-name="ce3" office:value-type="string" calcext:value-type="string">
            <text:p>2016-10-03</text:p>
          </table:table-cell>
          <table:table-cell table:style-name="ce21" office:value-type="float" office:value="0.331204891204834" calcext:value-type="float">
            <text:p>0.3312</text:p>
          </table:table-cell>
          <table:table-cell table:style-name="ce21" office:value-type="float" office:value="0.217604637145996" calcext:value-type="float">
            <text:p>0.2176</text:p>
          </table:table-cell>
          <table:table-cell table:style-name="ce21" office:value-type="float" office:value="0.320821613073349" calcext:value-type="float">
            <text:p>0.3208</text:p>
          </table:table-cell>
          <table:table-cell table:style-name="ce21" office:value-type="float" office:value="0.130368813872337" calcext:value-type="float">
            <text:p>0.13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table:style-name="ce27" table:formula="of:=[.K233]+[.H234]*[.G234]" office:value-type="float" office:value="-86.5031679015922" calcext:value-type="float">
            <text:p>-86.5031679015922</text:p>
          </table:table-cell>
          <table:table-cell table:style-name="ce31" table:formula="of:=[.I234]/[.N233]" office:value-type="float" office:value="-0.00750695295165036" calcext:value-type="float">
            <text:p>-0.008</text:p>
          </table:table-cell>
          <table:table-cell table:style-name="ce27" table:formula="of:=[.I234]*(1+SIGN([.I234])*[.O234])" office:value-type="float" office:value="-91.4383724094485" calcext:value-type="float">
            <text:p>-91.4383724094485</text:p>
          </table:table-cell>
          <table:table-cell table:style-name="ce27" table:formula="of:=([.K234]-[.I234])*SIGN([.I234])" office:value-type="float" office:value="4.93520450785628" calcext:value-type="float">
            <text:p>4.93520450785628</text:p>
          </table:table-cell>
          <table:table-cell table:style-name="ce27" table:formula="of:=IF([.G234]&lt;&gt;&quot;&quot;;-1;0)" office:value-type="float" office:value="-1" calcext:value-type="float">
            <text:p>-1</text:p>
          </table:table-cell>
          <table:table-cell table:style-name="ce33" table:formula="of:=[.N233]+[.L234]+[.M234]" office:value-type="currency" office:currency="USD" office:value="11527.0083420017" calcext:value-type="currency">
            <text:p>$11,527.01</text:p>
          </table:table-cell>
          <table:table-cell table:style-name="ce35" table:formula="of:=[.P234]/[.P233]-1" office:value-type="percentage" office:value="-0.0570522979397781" calcext:value-type="percentage">
            <text:p>-5.71%</text:p>
          </table:table-cell>
          <table:table-cell table:style-name="ce34" office:value-type="float" office:value="17.85" calcext:value-type="float">
            <text:p>17.85</text:p>
          </table:table-cell>
        </table:table-row>
        <table:table-row table:style-name="ro1">
          <table:table-cell table:style-name="ce3" office:value-type="string" calcext:value-type="string">
            <text:p>2016-10-04</text:p>
          </table:table-cell>
          <table:table-cell table:style-name="ce21" office:value-type="float" office:value="0.218170329928398" calcext:value-type="float">
            <text:p>0.2182</text:p>
          </table:table-cell>
          <table:table-cell table:style-name="ce21" office:value-type="float" office:value="0.149780511856079" calcext:value-type="float">
            <text:p>0.1498</text:p>
          </table:table-cell>
          <table:table-cell table:style-name="ce21" office:value-type="float" office:value="0.489709317684174" calcext:value-type="float">
            <text:p>0.4897</text:p>
          </table:table-cell>
          <table:table-cell table:style-name="ce21" office:value-type="float" office:value="0.142339810729027" calcext:value-type="float">
            <text:p>0.1423</text:p>
          </table:table-cell>
          <table:table-cell table:number-columns-repeated="3"/>
          <table:table-cell table:style-name="ce27" table:formula="of:=[.K234]+[.H235]*[.G235]" office:value-type="float" office:value="-91.4383724094485" calcext:value-type="float">
            <text:p>-91.4383724094485</text:p>
          </table:table-cell>
          <table:table-cell table:style-name="ce31" table:formula="of:=[.I235]/[.N234]" office:value-type="float" office:value="-0.0079325328564454" calcext:value-type="float">
            <text:p>-0.008</text:p>
          </table:table-cell>
          <table:table-cell table:style-name="ce27" table:formula="of:=[.I235]*(1+SIGN([.I235])*[.O235])" office:value-type="float" office:value="-118.178333416581" calcext:value-type="float">
            <text:p>-118.178333416581</text:p>
          </table:table-cell>
          <table:table-cell table:style-name="ce27" table:formula="of:=([.K235]-[.I235])*SIGN([.I235])" office:value-type="float" office:value="26.7399610071328" calcext:value-type="float">
            <text:p>26.7399610071328</text:p>
          </table:table-cell>
          <table:table-cell table:style-name="ce27" table:formula="of:=IF([.G235]&lt;&gt;&quot;&quot;;-1;0)" office:value-type="float" office:value="0" calcext:value-type="float">
            <text:p>0</text:p>
          </table:table-cell>
          <table:table-cell table:style-name="ce33" table:formula="of:=[.N234]+[.L235]+[.M235]" office:value-type="currency" office:currency="USD" office:value="11553.7483030088" calcext:value-type="currency">
            <text:p>$11,553.75</text:p>
          </table:table-cell>
          <table:table-cell table:style-name="ce35" table:formula="of:=[.P235]/[.P234]-1" office:value-type="percentage" office:value="-0.292436974789916" calcext:value-type="percentage">
            <text:p>-29.24%</text:p>
          </table:table-cell>
          <table:table-cell table:style-name="ce34" office:value-type="float" office:value="12.63" calcext:value-type="float">
            <text:p>12.63</text:p>
          </table:table-cell>
        </table:table-row>
        <table:table-row table:style-name="ro1">
          <table:table-cell table:style-name="ce3" office:value-type="string" calcext:value-type="string">
            <text:p>2016-10-05</text:p>
          </table:table-cell>
          <table:table-cell table:style-name="ce21" office:value-type="float" office:value="0.225792825222015" calcext:value-type="float">
            <text:p>0.2258</text:p>
          </table:table-cell>
          <table:table-cell table:style-name="ce21" office:value-type="float" office:value="0.147375956177712" calcext:value-type="float">
            <text:p>0.1474</text:p>
          </table:table-cell>
          <table:table-cell table:style-name="ce21" office:value-type="float" office:value="0.531533122062683" calcext:value-type="float">
            <text:p>0.5315</text:p>
          </table:table-cell>
          <table:table-cell table:style-name="ce21" office:value-type="float" office:value="0.0952981263399124" calcext:value-type="float">
            <text:p>0.0953</text:p>
          </table:table-cell>
          <table:table-cell table:number-columns-repeated="3"/>
          <table:table-cell table:style-name="ce27" table:formula="of:=[.K235]+[.H236]*[.G236]" office:value-type="float" office:value="-118.178333416581" calcext:value-type="float">
            <text:p>-118.178333416581</text:p>
          </table:table-cell>
          <table:table-cell table:style-name="ce31" table:formula="of:=[.I236]/[.N235]" office:value-type="float" office:value="-0.0102285708773667" calcext:value-type="float">
            <text:p>-0.010</text:p>
          </table:table-cell>
          <table:table-cell table:style-name="ce27" table:formula="of:=[.I236]*(1+SIGN([.I236])*[.O236])" office:value-type="float" office:value="-116.587651177403" calcext:value-type="float">
            <text:p>-116.587651177403</text:p>
          </table:table-cell>
          <table:table-cell table:style-name="ce27" table:formula="of:=([.K236]-[.I236])*SIGN([.I236])" office:value-type="float" office:value="-1.59068223917804" calcext:value-type="float">
            <text:p>-1.59068223917804</text:p>
          </table:table-cell>
          <table:table-cell table:style-name="ce27" table:formula="of:=IF([.G236]&lt;&gt;&quot;&quot;;-1;0)" office:value-type="float" office:value="0" calcext:value-type="float">
            <text:p>0</text:p>
          </table:table-cell>
          <table:table-cell table:style-name="ce33" table:formula="of:=[.N235]+[.L236]+[.M236]" office:value-type="currency" office:currency="USD" office:value="11552.1576207696" calcext:value-type="currency">
            <text:p>$11,552.16</text:p>
          </table:table-cell>
          <table:table-cell table:style-name="ce35" table:formula="of:=[.P236]/[.P235]-1" office:value-type="percentage" office:value="0.0134600158353126" calcext:value-type="percentage">
            <text:p>1.35%</text:p>
          </table:table-cell>
          <table:table-cell table:style-name="ce34" office:value-type="float" office:value="12.8" calcext:value-type="float">
            <text:p>12.8</text:p>
          </table:table-cell>
        </table:table-row>
        <table:table-row table:style-name="ro1">
          <table:table-cell table:style-name="ce3" office:value-type="string" calcext:value-type="string">
            <text:p>2016-10-06</text:p>
          </table:table-cell>
          <table:table-cell table:style-name="ce21" office:value-type="float" office:value="0.177706643939018" calcext:value-type="float">
            <text:p>0.1777</text:p>
          </table:table-cell>
          <table:table-cell table:style-name="ce21" office:value-type="float" office:value="0.336001604795456" calcext:value-type="float">
            <text:p>0.3360</text:p>
          </table:table-cell>
          <table:table-cell table:style-name="ce21" office:value-type="float" office:value="0.383650332689285" calcext:value-type="float">
            <text:p>0.3837</text:p>
          </table:table-cell>
          <table:table-cell table:style-name="ce21" office:value-type="float" office:value="0.102641433477402" calcext:value-type="float">
            <text:p>0.1026</text:p>
          </table:table-cell>
          <table:table-cell table:number-columns-repeated="3"/>
          <table:table-cell table:style-name="ce27" table:formula="of:=[.K236]+[.H237]*[.G237]" office:value-type="float" office:value="-116.587651177403" calcext:value-type="float">
            <text:p>-116.587651177403</text:p>
          </table:table-cell>
          <table:table-cell table:style-name="ce31" table:formula="of:=[.I237]/[.N236]" office:value-type="float" office:value="-0.0100922836239518" calcext:value-type="float">
            <text:p>-0.010</text:p>
          </table:table-cell>
          <table:table-cell table:style-name="ce27" table:formula="of:=[.I237]*(1+SIGN([.I237])*[.O237])" office:value-type="float" office:value="-126.606902450461" calcext:value-type="float">
            <text:p>-126.606902450461</text:p>
          </table:table-cell>
          <table:table-cell table:style-name="ce27" table:formula="of:=([.K237]-[.I237])*SIGN([.I237])" office:value-type="float" office:value="10.0192512730581" calcext:value-type="float">
            <text:p>10.0192512730581</text:p>
          </table:table-cell>
          <table:table-cell table:style-name="ce27" table:formula="of:=IF([.G237]&lt;&gt;&quot;&quot;;-1;0)" office:value-type="float" office:value="0" calcext:value-type="float">
            <text:p>0</text:p>
          </table:table-cell>
          <table:table-cell table:style-name="ce33" table:formula="of:=[.N236]+[.L237]+[.M237]" office:value-type="currency" office:currency="USD" office:value="11562.1768720427" calcext:value-type="currency">
            <text:p>$11,562.18</text:p>
          </table:table-cell>
          <table:table-cell table:style-name="ce35" table:formula="of:=[.P237]/[.P236]-1" office:value-type="percentage" office:value="-0.0859375000000001" calcext:value-type="percentage">
            <text:p>-8.59%</text:p>
          </table:table-cell>
          <table:table-cell table:style-name="ce34" office:value-type="float" office:value="11.7" calcext:value-type="float">
            <text:p>11.7</text:p>
          </table:table-cell>
        </table:table-row>
        <table:table-row table:style-name="ro1">
          <table:table-cell table:style-name="ce3" office:value-type="string" calcext:value-type="string">
            <text:p>2016-10-07</text:p>
          </table:table-cell>
          <table:table-cell table:style-name="ce21" office:value-type="float" office:value="0.155799210071564" calcext:value-type="float">
            <text:p>0.1558</text:p>
          </table:table-cell>
          <table:table-cell table:style-name="ce21" office:value-type="float" office:value="0.261479824781418" calcext:value-type="float">
            <text:p>0.2615</text:p>
          </table:table-cell>
          <table:table-cell table:style-name="ce21" office:value-type="float" office:value="0.179512023925781" calcext:value-type="float">
            <text:p>0.1795</text:p>
          </table:table-cell>
          <table:table-cell table:style-name="ce21" office:value-type="float" office:value="0.40320897102356" calcext:value-type="float">
            <text:p>0.4032</text:p>
          </table:table-cell>
          <table:table-cell table:number-columns-repeated="3"/>
          <table:table-cell table:style-name="ce27" table:formula="of:=[.K237]+[.H238]*[.G238]" office:value-type="float" office:value="-126.606902450461" calcext:value-type="float">
            <text:p>-126.606902450461</text:p>
          </table:table-cell>
          <table:table-cell table:style-name="ce31" table:formula="of:=[.I238]/[.N237]" office:value-type="float" office:value="-0.0109500921713623" calcext:value-type="float">
            <text:p>-0.011</text:p>
          </table:table-cell>
          <table:table-cell table:style-name="ce27" table:formula="of:=[.I238]*(1+SIGN([.I238])*[.O238])" office:value-type="float" office:value="-124.442681895753" calcext:value-type="float">
            <text:p>-124.442681895753</text:p>
          </table:table-cell>
          <table:table-cell table:style-name="ce27" table:formula="of:=([.K238]-[.I238])*SIGN([.I238])" office:value-type="float" office:value="-2.16422055470876" calcext:value-type="float">
            <text:p>-2.16422055470876</text:p>
          </table:table-cell>
          <table:table-cell table:style-name="ce27" table:formula="of:=IF([.G238]&lt;&gt;&quot;&quot;;-1;0)" office:value-type="float" office:value="0" calcext:value-type="float">
            <text:p>0</text:p>
          </table:table-cell>
          <table:table-cell table:style-name="ce33" table:formula="of:=[.N237]+[.L238]+[.M238]" office:value-type="currency" office:currency="USD" office:value="11560.012651488" calcext:value-type="currency">
            <text:p>$11,560.01</text:p>
          </table:table-cell>
          <table:table-cell table:style-name="ce35" table:formula="of:=[.P238]/[.P237]-1" office:value-type="percentage" office:value="0.0170940170940173" calcext:value-type="percentage">
            <text:p>1.71%</text:p>
          </table:table-cell>
          <table:table-cell table:style-name="ce34" office:value-type="float" office:value="11.9" calcext:value-type="float">
            <text:p>11.9</text:p>
          </table:table-cell>
        </table:table-row>
        <table:table-row table:style-name="ro1">
          <table:table-cell table:style-name="ce3" office:value-type="string" calcext:value-type="string">
            <text:p>2016-10-10</text:p>
          </table:table-cell>
          <table:table-cell table:style-name="ce21" office:value-type="float" office:value="0.134258851408958" calcext:value-type="float">
            <text:p>0.1343</text:p>
          </table:table-cell>
          <table:table-cell table:style-name="ce21" office:value-type="float" office:value="0.213608175516129" calcext:value-type="float">
            <text:p>0.2136</text:p>
          </table:table-cell>
          <table:table-cell table:style-name="ce21" office:value-type="float" office:value="0.513737916946411" calcext:value-type="float">
            <text:p>0.5137</text:p>
          </table:table-cell>
          <table:table-cell table:style-name="ce21" office:value-type="float" office:value="0.138395085930824" calcext:value-type="float">
            <text:p>0.13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table:style-name="ce27" table:formula="of:=[.K238]+[.H239]*[.G239]" office:value-type="float" office:value="1675.55731810425" calcext:value-type="float">
            <text:p>1675.55731810425</text:p>
          </table:table-cell>
          <table:table-cell table:style-name="ce31" table:formula="of:=[.I239]/[.N238]" office:value-type="float" office:value="0.144944246050507" calcext:value-type="float">
            <text:p>0.145</text:p>
          </table:table-cell>
          <table:table-cell table:style-name="ce27" table:formula="of:=[.I239]*(1+SIGN([.I239])*[.O239])" office:value-type="float" office:value="1705.12597665903" calcext:value-type="float">
            <text:p>1705.12597665903</text:p>
          </table:table-cell>
          <table:table-cell table:style-name="ce27" table:formula="of:=([.K239]-[.I239])*SIGN([.I239])" office:value-type="float" office:value="29.5686585547808" calcext:value-type="float">
            <text:p>29.5686585547808</text:p>
          </table:table-cell>
          <table:table-cell table:style-name="ce27" table:formula="of:=IF([.G239]&lt;&gt;&quot;&quot;;-1;0)" office:value-type="float" office:value="-1" calcext:value-type="float">
            <text:p>-1</text:p>
          </table:table-cell>
          <table:table-cell table:style-name="ce33" table:formula="of:=[.N238]+[.L239]+[.M239]" office:value-type="currency" office:currency="USD" office:value="11588.5813100428" calcext:value-type="currency">
            <text:p>$11,588.58</text:p>
          </table:table-cell>
          <table:table-cell table:style-name="ce35" table:formula="of:=[.P239]/[.P238]-1" office:value-type="percentage" office:value="0.0176470588235294" calcext:value-type="percentage">
            <text:p>1.76%</text:p>
          </table:table-cell>
          <table:table-cell table:style-name="ce34" office:value-type="float" office:value="12.11" calcext:value-type="float">
            <text:p>12.11</text:p>
          </table:table-cell>
        </table:table-row>
        <table:table-row table:style-name="ro1">
          <table:table-cell table:style-name="ce3" office:value-type="string" calcext:value-type="string">
            <text:p>2016-10-11</text:p>
          </table:table-cell>
          <table:table-cell table:style-name="ce21" office:value-type="float" office:value="0.211427509784698" calcext:value-type="float">
            <text:p>0.2114</text:p>
          </table:table-cell>
          <table:table-cell table:style-name="ce21" office:value-type="float" office:value="0.241233855485916" calcext:value-type="float">
            <text:p>0.2412</text:p>
          </table:table-cell>
          <table:table-cell table:style-name="ce21" office:value-type="float" office:value="0.249428614974022" calcext:value-type="float">
            <text:p>0.2494</text:p>
          </table:table-cell>
          <table:table-cell table:style-name="ce21" office:value-type="float" office:value="0.297910004854202" calcext:value-type="float">
            <text:p>0.2979</text:p>
          </table:table-cell>
          <table:table-cell table:number-columns-repeated="3"/>
          <table:table-cell table:style-name="ce27" table:formula="of:=[.K239]+[.H240]*[.G240]" office:value-type="float" office:value="1705.12597665903" calcext:value-type="float">
            <text:p>1705.12597665903</text:p>
          </table:table-cell>
          <table:table-cell table:style-name="ce31" table:formula="of:=[.I240]/[.N239]" office:value-type="float" office:value="0.147138457334838" calcext:value-type="float">
            <text:p>0.147</text:p>
          </table:table-cell>
          <table:table-cell table:style-name="ce27" table:formula="of:=[.I240]*(1+SIGN([.I240])*[.O240])" office:value-type="float" office:value="1576.99512292164" calcext:value-type="float">
            <text:p>1576.99512292164</text:p>
          </table:table-cell>
          <table:table-cell table:style-name="ce27" table:formula="of:=([.K240]-[.I240])*SIGN([.I240])" office:value-type="float" office:value="-128.130853737384" calcext:value-type="float">
            <text:p>-128.130853737384</text:p>
          </table:table-cell>
          <table:table-cell table:style-name="ce27" table:formula="of:=IF([.G240]&lt;&gt;&quot;&quot;;-1;0)" office:value-type="float" office:value="0" calcext:value-type="float">
            <text:p>0</text:p>
          </table:table-cell>
          <table:table-cell table:style-name="ce33" table:formula="of:=[.N239]+[.L240]+[.M240]" office:value-type="currency" office:currency="USD" office:value="11460.4504563054" calcext:value-type="currency">
            <text:p>$11,460.45</text:p>
          </table:table-cell>
          <table:table-cell table:style-name="ce35" table:formula="of:=[.P240]/[.P239]-1" office:value-type="percentage" office:value="-0.0751445086705203" calcext:value-type="percentage">
            <text:p>-7.51%</text:p>
          </table:table-cell>
          <table:table-cell table:style-name="ce34" office:value-type="float" office:value="11.2" calcext:value-type="float">
            <text:p>11.2</text:p>
          </table:table-cell>
        </table:table-row>
        <table:table-row table:style-name="ro1">
          <table:table-cell table:style-name="ce3" office:value-type="string" calcext:value-type="string">
            <text:p>2016-10-12</text:p>
          </table:table-cell>
          <table:table-cell table:style-name="ce21" office:value-type="float" office:value="0.0927018523216248" calcext:value-type="float">
            <text:p>0.0927</text:p>
          </table:table-cell>
          <table:table-cell table:style-name="ce21" office:value-type="float" office:value="0.357727527618408" calcext:value-type="float">
            <text:p>0.3577</text:p>
          </table:table-cell>
          <table:table-cell table:style-name="ce21" office:value-type="float" office:value="0.342659622430801" calcext:value-type="float">
            <text:p>0.3427</text:p>
          </table:table-cell>
          <table:table-cell table:style-name="ce21" office:value-type="float" office:value="0.206910982728004" calcext:value-type="float">
            <text:p>0.2069</text:p>
          </table:table-cell>
          <table:table-cell table:number-columns-repeated="3"/>
          <table:table-cell table:style-name="ce27" table:formula="of:=[.K240]+[.H241]*[.G241]" office:value-type="float" office:value="1576.99512292164" calcext:value-type="float">
            <text:p>1576.99512292164</text:p>
          </table:table-cell>
          <table:table-cell table:style-name="ce31" table:formula="of:=[.I241]/[.N240]" office:value-type="float" office:value="0.137603240722009" calcext:value-type="float">
            <text:p>0.138</text:p>
          </table:table-cell>
          <table:table-cell table:style-name="ce27" table:formula="of:=[.I241]*(1+SIGN([.I241])*[.O241])" office:value-type="float" office:value="1679.7814121835" calcext:value-type="float">
            <text:p>1679.7814121835</text:p>
          </table:table-cell>
          <table:table-cell table:style-name="ce27" table:formula="of:=([.K241]-[.I241])*SIGN([.I241])" office:value-type="float" office:value="102.786289261857" calcext:value-type="float">
            <text:p>102.786289261857</text:p>
          </table:table-cell>
          <table:table-cell table:style-name="ce27" table:formula="of:=IF([.G241]&lt;&gt;&quot;&quot;;-1;0)" office:value-type="float" office:value="0" calcext:value-type="float">
            <text:p>0</text:p>
          </table:table-cell>
          <table:table-cell table:style-name="ce33" table:formula="of:=[.N240]+[.L241]+[.M241]" office:value-type="currency" office:currency="USD" office:value="11563.2367455672" calcext:value-type="currency">
            <text:p>$11,563.24</text:p>
          </table:table-cell>
          <table:table-cell table:style-name="ce35" table:formula="of:=[.P241]/[.P240]-1" office:value-type="percentage" office:value="0.0651785714285715" calcext:value-type="percentage">
            <text:p>6.52%</text:p>
          </table:table-cell>
          <table:table-cell table:style-name="ce34" office:value-type="float" office:value="11.93" calcext:value-type="float">
            <text:p>11.93</text:p>
          </table:table-cell>
        </table:table-row>
        <table:table-row table:style-name="ro1">
          <table:table-cell table:style-name="ce3" office:value-type="string" calcext:value-type="string">
            <text:p>2016-10-13</text:p>
          </table:table-cell>
          <table:table-cell table:style-name="ce21" office:value-type="float" office:value="0.225256517529488" calcext:value-type="float">
            <text:p>0.2253</text:p>
          </table:table-cell>
          <table:table-cell table:style-name="ce21" office:value-type="float" office:value="0.332519561052322" calcext:value-type="float">
            <text:p>0.3325</text:p>
          </table:table-cell>
          <table:table-cell table:style-name="ce21" office:value-type="float" office:value="0.128146275877953" calcext:value-type="float">
            <text:p>0.1281</text:p>
          </table:table-cell>
          <table:table-cell table:style-name="ce21" office:value-type="float" office:value="0.314077645540237" calcext:value-type="float">
            <text:p>0.3141</text:p>
          </table:table-cell>
          <table:table-cell table:number-columns-repeated="3"/>
          <table:table-cell table:style-name="ce27" table:formula="of:=[.K241]+[.H242]*[.G242]" office:value-type="float" office:value="1679.7814121835" calcext:value-type="float">
            <text:p>1679.7814121835</text:p>
          </table:table-cell>
          <table:table-cell table:style-name="ce31" table:formula="of:=[.I242]/[.N241]" office:value-type="float" office:value="0.14526913606845" calcext:value-type="float">
            <text:p>0.145</text:p>
          </table:table-cell>
          <table:table-cell table:style-name="ce27" table:formula="of:=[.I242]*(1+SIGN([.I242])*[.O242])" office:value-type="float" office:value="1769.8954192076" calcext:value-type="float">
            <text:p>1769.8954192076</text:p>
          </table:table-cell>
          <table:table-cell table:style-name="ce27" table:formula="of:=([.K242]-[.I242])*SIGN([.I242])" office:value-type="float" office:value="90.114007024094" calcext:value-type="float">
            <text:p>90.114007024094</text:p>
          </table:table-cell>
          <table:table-cell table:style-name="ce27" table:formula="of:=IF([.G242]&lt;&gt;&quot;&quot;;-1;0)" office:value-type="float" office:value="0" calcext:value-type="float">
            <text:p>0</text:p>
          </table:table-cell>
          <table:table-cell table:style-name="ce33" table:formula="of:=[.N241]+[.L242]+[.M242]" office:value-type="currency" office:currency="USD" office:value="11653.3507525913" calcext:value-type="currency">
            <text:p>$11,653.35</text:p>
          </table:table-cell>
          <table:table-cell table:style-name="ce35" table:formula="of:=[.P242]/[.P241]-1" office:value-type="percentage" office:value="0.0536462699077955" calcext:value-type="percentage">
            <text:p>5.36%</text:p>
          </table:table-cell>
          <table:table-cell table:style-name="ce34" office:value-type="float" office:value="12.57" calcext:value-type="float">
            <text:p>12.57</text:p>
          </table:table-cell>
        </table:table-row>
        <table:table-row table:style-name="ro1">
          <table:table-cell table:style-name="ce3" office:value-type="string" calcext:value-type="string">
            <text:p>2016-10-14</text:p>
          </table:table-cell>
          <table:table-cell table:style-name="ce21" office:value-type="float" office:value="0.393269628286362" calcext:value-type="float">
            <text:p>0.3933</text:p>
          </table:table-cell>
          <table:table-cell table:style-name="ce21" office:value-type="float" office:value="0.218452215194702" calcext:value-type="float">
            <text:p>0.2185</text:p>
          </table:table-cell>
          <table:table-cell table:style-name="ce21" office:value-type="float" office:value="0.19120018184185" calcext:value-type="float">
            <text:p>0.1912</text:p>
          </table:table-cell>
          <table:table-cell table:style-name="ce21" office:value-type="float" office:value="0.197077959775925" calcext:value-type="float">
            <text:p>0.1971</text:p>
          </table:table-cell>
          <table:table-cell table:number-columns-repeated="3"/>
          <table:table-cell table:style-name="ce27" table:formula="of:=[.K242]+[.H243]*[.G243]" office:value-type="float" office:value="1769.8954192076" calcext:value-type="float">
            <text:p>1769.8954192076</text:p>
          </table:table-cell>
          <table:table-cell table:style-name="ce31" table:formula="of:=[.I243]/[.N242]" office:value-type="float" office:value="0.151878670502905" calcext:value-type="float">
            <text:p>0.152</text:p>
          </table:table-cell>
          <table:table-cell table:style-name="ce27" table:formula="of:=[.I243]*(1+SIGN([.I243])*[.O243])" office:value-type="float" office:value="1665.70109858599" calcext:value-type="float">
            <text:p>1665.70109858599</text:p>
          </table:table-cell>
          <table:table-cell table:style-name="ce27" table:formula="of:=([.K243]-[.I243])*SIGN([.I243])" office:value-type="float" office:value="-104.194320621609" calcext:value-type="float">
            <text:p>-104.194320621609</text:p>
          </table:table-cell>
          <table:table-cell table:style-name="ce27" table:formula="of:=IF([.G243]&lt;&gt;&quot;&quot;;-1;0)" office:value-type="float" office:value="0" calcext:value-type="float">
            <text:p>0</text:p>
          </table:table-cell>
          <table:table-cell table:style-name="ce33" table:formula="of:=[.N242]+[.L243]+[.M243]" office:value-type="currency" office:currency="USD" office:value="11549.1564319697" calcext:value-type="currency">
            <text:p>$11,549.16</text:p>
          </table:table-cell>
          <table:table-cell table:style-name="ce35" table:formula="of:=[.P243]/[.P242]-1" office:value-type="percentage" office:value="-0.0588703261734288" calcext:value-type="percentage">
            <text:p>-5.89%</text:p>
          </table:table-cell>
          <table:table-cell table:style-name="ce34" office:value-type="float" office:value="11.83" calcext:value-type="float">
            <text:p>11.83</text:p>
          </table:table-cell>
        </table:table-row>
        <table:table-row table:style-name="ro1">
          <table:table-cell table:style-name="ce3" office:value-type="string" calcext:value-type="string">
            <text:p>2016-10-17</text:p>
          </table:table-cell>
          <table:table-cell table:style-name="ce21" office:value-type="float" office:value="0.107417337596416" calcext:value-type="float">
            <text:p>0.1074</text:p>
          </table:table-cell>
          <table:table-cell table:style-name="ce21" office:value-type="float" office:value="0.0997275486588478" calcext:value-type="float">
            <text:p>0.0997</text:p>
          </table:table-cell>
          <table:table-cell table:style-name="ce21" office:value-type="float" office:value="0.501010537147522" calcext:value-type="float">
            <text:p>0.5010</text:p>
          </table:table-cell>
          <table:table-cell table:style-name="ce21" office:value-type="float" office:value="0.291844576597214" calcext:value-type="float">
            <text:p>0.2918</text:p>
          </table:table-cell>
          <table:table-cell table:number-columns-repeated="3"/>
          <table:table-cell table:style-name="ce27" table:formula="of:=[.K243]+[.H244]*[.G244]" office:value-type="float" office:value="1665.70109858599" calcext:value-type="float">
            <text:p>1665.70109858599</text:p>
          </table:table-cell>
          <table:table-cell table:style-name="ce31" table:formula="of:=[.I244]/[.N243]" office:value-type="float" office:value="0.144227079128921" calcext:value-type="float">
            <text:p>0.144</text:p>
          </table:table-cell>
          <table:table-cell table:style-name="ce27" table:formula="of:=[.I244]*(1+SIGN([.I244])*[.O244])" office:value-type="float" office:value="1736.10266657356" calcext:value-type="float">
            <text:p>1736.10266657356</text:p>
          </table:table-cell>
          <table:table-cell table:style-name="ce27" table:formula="of:=([.K244]-[.I244])*SIGN([.I244])" office:value-type="float" office:value="70.4015679875736" calcext:value-type="float">
            <text:p>70.4015679875736</text:p>
          </table:table-cell>
          <table:table-cell table:style-name="ce27" table:formula="of:=IF([.G244]&lt;&gt;&quot;&quot;;-1;0)" office:value-type="float" office:value="0" calcext:value-type="float">
            <text:p>0</text:p>
          </table:table-cell>
          <table:table-cell table:style-name="ce33" table:formula="of:=[.N243]+[.L244]+[.M244]" office:value-type="currency" office:currency="USD" office:value="11619.5579999573" calcext:value-type="currency">
            <text:p>$11,619.56</text:p>
          </table:table-cell>
          <table:table-cell table:style-name="ce35" table:formula="of:=[.P244]/[.P243]-1" office:value-type="percentage" office:value="0.0422654268808116" calcext:value-type="percentage">
            <text:p>4.23%</text:p>
          </table:table-cell>
          <table:table-cell table:style-name="ce34" office:value-type="float" office:value="12.33" calcext:value-type="float">
            <text:p>12.33</text:p>
          </table:table-cell>
        </table:table-row>
        <table:table-row table:style-name="ro1">
          <table:table-cell table:style-name="ce3" office:value-type="string" calcext:value-type="string">
            <text:p>2016-10-18</text:p>
          </table:table-cell>
          <table:table-cell table:style-name="ce21" office:value-type="float" office:value="0.48583659529686" calcext:value-type="float">
            <text:p>0.4858</text:p>
          </table:table-cell>
          <table:table-cell table:style-name="ce21" office:value-type="float" office:value="0.0879189446568489" calcext:value-type="float">
            <text:p>0.0879</text:p>
          </table:table-cell>
          <table:table-cell table:style-name="ce21" office:value-type="float" office:value="0.214863300323486" calcext:value-type="float">
            <text:p>0.2149</text:p>
          </table:table-cell>
          <table:table-cell table:style-name="ce21" office:value-type="float" office:value="0.211381196975708" calcext:value-type="float">
            <text:p>0.2114</text:p>
          </table:table-cell>
          <table:table-cell table:number-columns-repeated="3"/>
          <table:table-cell table:style-name="ce27" table:formula="of:=[.K244]+[.H245]*[.G245]" office:value-type="float" office:value="1736.10266657356" calcext:value-type="float">
            <text:p>1736.10266657356</text:p>
          </table:table-cell>
          <table:table-cell table:style-name="ce31" table:formula="of:=[.I245]/[.N244]" office:value-type="float" office:value="0.149412109013092" calcext:value-type="float">
            <text:p>0.149</text:p>
          </table:table-cell>
          <table:table-cell table:style-name="ce27" table:formula="of:=[.I245]*(1+SIGN([.I245])*[.O245])" office:value-type="float" office:value="1924.77886878026" calcext:value-type="float">
            <text:p>1924.77886878026</text:p>
          </table:table-cell>
          <table:table-cell table:style-name="ce27" table:formula="of:=([.K245]-[.I245])*SIGN([.I245])" office:value-type="float" office:value="188.676202206697" calcext:value-type="float">
            <text:p>188.676202206697</text:p>
          </table:table-cell>
          <table:table-cell table:style-name="ce27" table:formula="of:=IF([.G245]&lt;&gt;&quot;&quot;;-1;0)" office:value-type="float" office:value="0" calcext:value-type="float">
            <text:p>0</text:p>
          </table:table-cell>
          <table:table-cell table:style-name="ce33" table:formula="of:=[.N244]+[.L245]+[.M245]" office:value-type="currency" office:currency="USD" office:value="11808.234202164" calcext:value-type="currency">
            <text:p>$11,808.23</text:p>
          </table:table-cell>
          <table:table-cell table:style-name="ce35" table:formula="of:=[.P245]/[.P244]-1" office:value-type="percentage" office:value="0.10867802108678" calcext:value-type="percentage">
            <text:p>10.87%</text:p>
          </table:table-cell>
          <table:table-cell table:style-name="ce34" office:value-type="float" office:value="13.67" calcext:value-type="float">
            <text:p>13.67</text:p>
          </table:table-cell>
        </table:table-row>
        <table:table-row table:style-name="ro1">
          <table:table-cell table:style-name="ce3" office:value-type="string" calcext:value-type="string">
            <text:p>2016-10-19</text:p>
          </table:table-cell>
          <table:table-cell table:style-name="ce21" office:value-type="float" office:value="0.407715022563934" calcext:value-type="float">
            <text:p>0.4077</text:p>
          </table:table-cell>
          <table:table-cell table:style-name="ce21" office:value-type="float" office:value="0.277478456497192" calcext:value-type="float">
            <text:p>0.2775</text:p>
          </table:table-cell>
          <table:table-cell table:style-name="ce21" office:value-type="float" office:value="0.232319802045822" calcext:value-type="float">
            <text:p>0.2323</text:p>
          </table:table-cell>
          <table:table-cell table:style-name="ce21" office:value-type="float" office:value="0.0824866592884064" calcext:value-type="float">
            <text:p>0.082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900" calcext:value-type="float">
            <text:p>1900</text:p>
          </table:table-cell>
          <table:table-cell table:style-name="ce27" table:formula="of:=[.K245]+[.H246]*[.G246]" office:value-type="float" office:value="24.7788687802572" calcext:value-type="float">
            <text:p>24.7788687802572</text:p>
          </table:table-cell>
          <table:table-cell table:style-name="ce31" table:formula="of:=[.I246]/[.N245]" office:value-type="float" office:value="0.00209843981377979" calcext:value-type="float">
            <text:p>0.002</text:p>
          </table:table-cell>
          <table:table-cell table:style-name="ce27" table:formula="of:=[.I246]*(1+SIGN([.I246])*[.O246])" office:value-type="float" office:value="26.7909056746307" calcext:value-type="float">
            <text:p>26.7909056746307</text:p>
          </table:table-cell>
          <table:table-cell table:style-name="ce27" table:formula="of:=([.K246]-[.I246])*SIGN([.I246])" office:value-type="float" office:value="2.01203689437348" calcext:value-type="float">
            <text:p>2.01203689437348</text:p>
          </table:table-cell>
          <table:table-cell table:style-name="ce27" table:formula="of:=IF([.G246]&lt;&gt;&quot;&quot;;-1;0)" office:value-type="float" office:value="-1" calcext:value-type="float">
            <text:p>-1</text:p>
          </table:table-cell>
          <table:table-cell table:style-name="ce33" table:formula="of:=[.N245]+[.L246]+[.M246]" office:value-type="currency" office:currency="USD" office:value="11809.2462390584" calcext:value-type="currency">
            <text:p>$11,809.25</text:p>
          </table:table-cell>
          <table:table-cell table:style-name="ce35" table:formula="of:=[.P246]/[.P245]-1" office:value-type="percentage" office:value="0.0811997073884418" calcext:value-type="percentage">
            <text:p>8.12%</text:p>
          </table:table-cell>
          <table:table-cell table:style-name="ce34" office:value-type="float" office:value="14.78" calcext:value-type="float">
            <text:p>14.78</text:p>
          </table:table-cell>
        </table:table-row>
        <table:table-row table:style-name="ro1">
          <table:table-cell table:style-name="ce3" office:value-type="string" calcext:value-type="string">
            <text:p>2016-10-20</text:p>
          </table:table-cell>
          <table:table-cell table:style-name="ce21" office:value-type="float" office:value="0.102349318563938" calcext:value-type="float">
            <text:p>0.1023</text:p>
          </table:table-cell>
          <table:table-cell table:style-name="ce21" office:value-type="float" office:value="0.499965906143189" calcext:value-type="float">
            <text:p>0.5000</text:p>
          </table:table-cell>
          <table:table-cell table:style-name="ce21" office:value-type="float" office:value="0.231721490621567" calcext:value-type="float">
            <text:p>0.2317</text:p>
          </table:table-cell>
          <table:table-cell table:style-name="ce21" office:value-type="float" office:value="0.165963277220726" calcext:value-type="float">
            <text:p>0.166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500" calcext:value-type="float">
            <text:p>2500</text:p>
          </table:table-cell>
          <table:table-cell table:style-name="ce27" table:formula="of:=[.K246]+[.H247]*[.G247]" office:value-type="float" office:value="-2473.20909432537" calcext:value-type="float">
            <text:p>-2473.20909432537</text:p>
          </table:table-cell>
          <table:table-cell table:style-name="ce31" table:formula="of:=[.I247]/[.N246]" office:value-type="float" office:value="-0.209429886062108" calcext:value-type="float">
            <text:p>-0.209</text:p>
          </table:table-cell>
          <table:table-cell table:style-name="ce27" table:formula="of:=[.I247]*(1+SIGN([.I247])*[.O247])" office:value-type="float" office:value="-2488.26923089433" calcext:value-type="float">
            <text:p>-2488.26923089433</text:p>
          </table:table-cell>
          <table:table-cell table:style-name="ce27" table:formula="of:=([.K247]-[.I247])*SIGN([.I247])" office:value-type="float" office:value="15.0601365689636" calcext:value-type="float">
            <text:p>15.0601365689636</text:p>
          </table:table-cell>
          <table:table-cell table:style-name="ce27" table:formula="of:=IF([.G247]&lt;&gt;&quot;&quot;;-1;0)" office:value-type="float" office:value="-1" calcext:value-type="float">
            <text:p>-1</text:p>
          </table:table-cell>
          <table:table-cell table:style-name="ce33" table:formula="of:=[.N246]+[.L247]+[.M247]" office:value-type="currency" office:currency="USD" office:value="11823.3063756273" calcext:value-type="currency">
            <text:p>$11,823.31</text:p>
          </table:table-cell>
          <table:table-cell table:style-name="ce35" table:formula="of:=[.P247]/[.P246]-1" office:value-type="percentage" office:value="-0.00608930987821377" calcext:value-type="percentage">
            <text:p>-0.61%</text:p>
          </table:table-cell>
          <table:table-cell table:style-name="ce34" office:value-type="float" office:value="14.69" calcext:value-type="float">
            <text:p>14.69</text:p>
          </table:table-cell>
        </table:table-row>
        <table:table-row table:style-name="ro1">
          <table:table-cell table:style-name="ce3" office:value-type="string" calcext:value-type="string">
            <text:p>2016-10-21</text:p>
          </table:table-cell>
          <table:table-cell table:style-name="ce21" office:value-type="float" office:value="0.0791395008563995" calcext:value-type="float">
            <text:p>0.0791</text:p>
          </table:table-cell>
          <table:table-cell table:style-name="ce21" office:value-type="float" office:value="0.343991905450821" calcext:value-type="float">
            <text:p>0.3440</text:p>
          </table:table-cell>
          <table:table-cell table:style-name="ce21" office:value-type="float" office:value="0.324365079402924" calcext:value-type="float">
            <text:p>0.3244</text:p>
          </table:table-cell>
          <table:table-cell table:style-name="ce21" office:value-type="float" office:value="0.252503484487534" calcext:value-type="float">
            <text:p>0.252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500" calcext:value-type="float">
            <text:p>1500</text:p>
          </table:table-cell>
          <table:table-cell table:style-name="ce27" table:formula="of:=[.K247]+[.H248]*[.G248]" office:value-type="float" office:value="-3988.26923089433" calcext:value-type="float">
            <text:p>-3988.26923089433</text:p>
          </table:table-cell>
          <table:table-cell table:style-name="ce31" table:formula="of:=[.I248]/[.N247]" office:value-type="float" office:value="-0.337322666281895" calcext:value-type="float">
            <text:p>-0.337</text:p>
          </table:table-cell>
          <table:table-cell table:style-name="ce27" table:formula="of:=[.I248]*(1+SIGN([.I248])*[.O248])" office:value-type="float" office:value="-4061.57302206802" calcext:value-type="float">
            <text:p>-4061.57302206802</text:p>
          </table:table-cell>
          <table:table-cell table:style-name="ce27" table:formula="of:=([.K248]-[.I248])*SIGN([.I248])" office:value-type="float" office:value="73.3037911736874" calcext:value-type="float">
            <text:p>73.3037911736874</text:p>
          </table:table-cell>
          <table:table-cell table:style-name="ce27" table:formula="of:=IF([.G248]&lt;&gt;&quot;&quot;;-1;0)" office:value-type="float" office:value="-1" calcext:value-type="float">
            <text:p>-1</text:p>
          </table:table-cell>
          <table:table-cell table:style-name="ce33" table:formula="of:=[.N247]+[.L248]+[.M248]" office:value-type="currency" office:currency="USD" office:value="11895.610166801" calcext:value-type="currency">
            <text:p>$11,895.61</text:p>
          </table:table-cell>
          <table:table-cell table:style-name="ce35" table:formula="of:=[.P248]/[.P247]-1" office:value-type="percentage" office:value="-0.0183798502382573" calcext:value-type="percentage">
            <text:p>-1.84%</text:p>
          </table:table-cell>
          <table:table-cell table:style-name="ce34" office:value-type="float" office:value="14.42" calcext:value-type="float">
            <text:p>14.42</text:p>
          </table:table-cell>
        </table:table-row>
        <table:table-row table:style-name="ro1">
          <table:table-cell table:style-name="ce3" office:value-type="string" calcext:value-type="string">
            <text:p>2016-10-24</text:p>
          </table:table-cell>
          <table:table-cell table:style-name="ce21" office:value-type="float" office:value="0.12373511493206" calcext:value-type="float">
            <text:p>0.1237</text:p>
          </table:table-cell>
          <table:table-cell table:style-name="ce21" office:value-type="float" office:value="0.339311361312866" calcext:value-type="float">
            <text:p>0.3393</text:p>
          </table:table-cell>
          <table:table-cell table:style-name="ce21" office:value-type="float" office:value="0.27989250421524" calcext:value-type="float">
            <text:p>0.2799</text:p>
          </table:table-cell>
          <table:table-cell table:style-name="ce21" office:value-type="float" office:value="0.257061034440994" calcext:value-type="float">
            <text:p>0.25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style-name="ce27" table:formula="of:=[.K248]+[.H249]*[.G249]" office:value-type="float" office:value="-2561.57302206802" calcext:value-type="float">
            <text:p>-2561.57302206802</text:p>
          </table:table-cell>
          <table:table-cell table:style-name="ce31" table:formula="of:=[.I249]/[.N248]" office:value-type="float" office:value="-0.215337673826687" calcext:value-type="float">
            <text:p>-0.215</text:p>
          </table:table-cell>
          <table:table-cell table:style-name="ce27" table:formula="of:=[.I249]*(1+SIGN([.I249])*[.O249])" office:value-type="float" office:value="-2732.10770314883" calcext:value-type="float">
            <text:p>-2732.10770314883</text:p>
          </table:table-cell>
          <table:table-cell table:style-name="ce27" table:formula="of:=([.K249]-[.I249])*SIGN([.I249])" office:value-type="float" office:value="170.534681080811" calcext:value-type="float">
            <text:p>170.534681080811</text:p>
          </table:table-cell>
          <table:table-cell table:style-name="ce27" table:formula="of:=IF([.G249]&lt;&gt;&quot;&quot;;-1;0)" office:value-type="float" office:value="-1" calcext:value-type="float">
            <text:p>-1</text:p>
          </table:table-cell>
          <table:table-cell table:style-name="ce33" table:formula="of:=[.N248]+[.L249]+[.M249]" office:value-type="currency" office:currency="USD" office:value="12065.1448478818" calcext:value-type="currency">
            <text:p>$12,065.14</text:p>
          </table:table-cell>
          <table:table-cell table:style-name="ce35" table:formula="of:=[.P249]/[.P248]-1" office:value-type="percentage" office:value="-0.0665742024965326" calcext:value-type="percentage">
            <text:p>-6.66%</text:p>
          </table:table-cell>
          <table:table-cell table:style-name="ce34" office:value-type="float" office:value="13.46" calcext:value-type="float">
            <text:p>13.46</text:p>
          </table:table-cell>
        </table:table-row>
        <table:table-row table:style-name="ro1">
          <table:table-cell table:style-name="ce3" office:value-type="string" calcext:value-type="string">
            <text:p>2016-10-25</text:p>
          </table:table-cell>
          <table:table-cell table:style-name="ce21" office:value-type="float" office:value="0.502179086208344" calcext:value-type="float">
            <text:p>0.5022</text:p>
          </table:table-cell>
          <table:table-cell table:style-name="ce21" office:value-type="float" office:value="0.309883564710617" calcext:value-type="float">
            <text:p>0.3099</text:p>
          </table:table-cell>
          <table:table-cell table:style-name="ce21" office:value-type="float" office:value="0.127320095896721" calcext:value-type="float">
            <text:p>0.1273</text:p>
          </table:table-cell>
          <table:table-cell table:style-name="ce21" office:value-type="float" office:value="0.0606172643601895" calcext:value-type="float">
            <text:p>0.0606</text:p>
          </table:table-cell>
          <table:table-cell table:number-columns-repeated="3"/>
          <table:table-cell table:style-name="ce27" table:formula="of:=[.K249]+[.H250]*[.G250]" office:value-type="float" office:value="-2732.10770314883" calcext:value-type="float">
            <text:p>-2732.10770314883</text:p>
          </table:table-cell>
          <table:table-cell table:style-name="ce31" table:formula="of:=[.I250]/[.N249]" office:value-type="float" office:value="-0.226446324316486" calcext:value-type="float">
            <text:p>-0.226</text:p>
          </table:table-cell>
          <table:table-cell table:style-name="ce27" table:formula="of:=[.I250]*(1+SIGN([.I250])*[.O250])" office:value-type="float" office:value="-2547.3961125199" calcext:value-type="float">
            <text:p>-2547.3961125199</text:p>
          </table:table-cell>
          <table:table-cell table:style-name="ce27" table:formula="of:=([.K250]-[.I250])*SIGN([.I250])" office:value-type="float" office:value="-184.711590628933" calcext:value-type="float">
            <text:p>-184.711590628933</text:p>
          </table:table-cell>
          <table:table-cell table:style-name="ce27" table:formula="of:=IF([.G250]&lt;&gt;&quot;&quot;;-1;0)" office:value-type="float" office:value="0" calcext:value-type="float">
            <text:p>0</text:p>
          </table:table-cell>
          <table:table-cell table:style-name="ce33" table:formula="of:=[.N249]+[.L250]+[.M250]" office:value-type="currency" office:currency="USD" office:value="11880.4332572529" calcext:value-type="currency">
            <text:p>$11,880.43</text:p>
          </table:table-cell>
          <table:table-cell table:style-name="ce35" table:formula="of:=[.P250]/[.P249]-1" office:value-type="percentage" office:value="0.0676077265973254" calcext:value-type="percentage">
            <text:p>6.76%</text:p>
          </table:table-cell>
          <table:table-cell table:style-name="ce34" office:value-type="float" office:value="14.37" calcext:value-type="float">
            <text:p>14.37</text:p>
          </table:table-cell>
        </table:table-row>
        <table:table-row table:style-name="ro1">
          <table:table-cell table:style-name="ce3" office:value-type="string" calcext:value-type="string">
            <text:p>2016-10-26</text:p>
          </table:table-cell>
          <table:table-cell table:style-name="ce21" office:value-type="float" office:value="0.276885122060776" calcext:value-type="float">
            <text:p>0.2769</text:p>
          </table:table-cell>
          <table:table-cell table:style-name="ce21" office:value-type="float" office:value="0.387871325016022" calcext:value-type="float">
            <text:p>0.3879</text:p>
          </table:table-cell>
          <table:table-cell table:style-name="ce21" office:value-type="float" office:value="0.291682362556458" calcext:value-type="float">
            <text:p>0.2917</text:p>
          </table:table-cell>
          <table:table-cell table:style-name="ce21" office:value-type="float" office:value="0.0435612238943577" calcext:value-type="float">
            <text:p>0.0436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500" calcext:value-type="float">
            <text:p>2500</text:p>
          </table:table-cell>
          <table:table-cell table:style-name="ce27" table:formula="of:=[.K250]+[.H251]*[.G251]" office:value-type="float" office:value="-5047.3961125199" calcext:value-type="float">
            <text:p>-5047.3961125199</text:p>
          </table:table-cell>
          <table:table-cell table:style-name="ce31" table:formula="of:=[.I251]/[.N250]" office:value-type="float" office:value="-0.424849498602125" calcext:value-type="float">
            <text:p>-0.425</text:p>
          </table:table-cell>
          <table:table-cell table:style-name="ce27" table:formula="of:=[.I251]*(1+SIGN([.I251])*[.O251])" office:value-type="float" office:value="-5363.51695464014" calcext:value-type="float">
            <text:p>-5363.51695464014</text:p>
          </table:table-cell>
          <table:table-cell table:style-name="ce27" table:formula="of:=([.K251]-[.I251])*SIGN([.I251])" office:value-type="float" office:value="316.120842120244" calcext:value-type="float">
            <text:p>316.120842120244</text:p>
          </table:table-cell>
          <table:table-cell table:style-name="ce27" table:formula="of:=IF([.G251]&lt;&gt;&quot;&quot;;-1;0)" office:value-type="float" office:value="-1" calcext:value-type="float">
            <text:p>-1</text:p>
          </table:table-cell>
          <table:table-cell table:style-name="ce33" table:formula="of:=[.N250]+[.L251]+[.M251]" office:value-type="currency" office:currency="USD" office:value="12195.5540993731" calcext:value-type="currency">
            <text:p>$12,195.55</text:p>
          </table:table-cell>
          <table:table-cell table:style-name="ce35" table:formula="of:=[.P251]/[.P250]-1" office:value-type="percentage" office:value="-0.0626304801670146" calcext:value-type="percentage">
            <text:p>-6.26%</text:p>
          </table:table-cell>
          <table:table-cell table:style-name="ce34" office:value-type="float" office:value="13.47" calcext:value-type="float">
            <text:p>13.47</text:p>
          </table:table-cell>
        </table:table-row>
        <table:table-row table:style-name="ro1">
          <table:table-cell table:style-name="ce3" office:value-type="string" calcext:value-type="string">
            <text:p>2016-10-27</text:p>
          </table:table-cell>
          <table:table-cell table:style-name="ce21" office:value-type="float" office:value="0.767618179321289" calcext:value-type="float">
            <text:p>0.7676</text:p>
          </table:table-cell>
          <table:table-cell table:style-name="ce21" office:value-type="float" office:value="0.0833760052919388" calcext:value-type="float">
            <text:p>0.0834</text:p>
          </table:table-cell>
          <table:table-cell table:style-name="ce21" office:value-type="float" office:value="0.0939798429608345" calcext:value-type="float">
            <text:p>0.0940</text:p>
          </table:table-cell>
          <table:table-cell table:style-name="ce21" office:value-type="float" office:value="0.0550259463489056" calcext:value-type="float">
            <text:p>0.055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500" calcext:value-type="float">
            <text:p>2500</text:p>
          </table:table-cell>
          <table:table-cell table:style-name="ce27" table:formula="of:=[.K251]+[.H252]*[.G252]" office:value-type="float" office:value="-7863.51695464014" calcext:value-type="float">
            <text:p>-7863.51695464014</text:p>
          </table:table-cell>
          <table:table-cell table:style-name="ce31" table:formula="of:=[.I252]/[.N251]" office:value-type="float" office:value="-0.644785541564228" calcext:value-type="float">
            <text:p>-0.645</text:p>
          </table:table-cell>
          <table:table-cell table:style-name="ce27" table:formula="of:=[.I252]*(1+SIGN([.I252])*[.O252])" office:value-type="float" office:value="-8260.48737254328" calcext:value-type="float">
            <text:p>-8260.48737254328</text:p>
          </table:table-cell>
          <table:table-cell table:style-name="ce27" table:formula="of:=([.K252]-[.I252])*SIGN([.I252])" office:value-type="float" office:value="396.97041790314" calcext:value-type="float">
            <text:p>396.97041790314</text:p>
          </table:table-cell>
          <table:table-cell table:style-name="ce27" table:formula="of:=IF([.G252]&lt;&gt;&quot;&quot;;-1;0)" office:value-type="float" office:value="-1" calcext:value-type="float">
            <text:p>-1</text:p>
          </table:table-cell>
          <table:table-cell table:style-name="ce33" table:formula="of:=[.N251]+[.L252]+[.M252]" office:value-type="currency" office:currency="USD" office:value="12591.5245172763" calcext:value-type="currency">
            <text:p>$12,591.52</text:p>
          </table:table-cell>
          <table:table-cell table:style-name="ce35" table:formula="of:=[.P252]/[.P251]-1" office:value-type="percentage" office:value="-0.0504825538233111" calcext:value-type="percentage">
            <text:p>-5.05%</text:p>
          </table:table-cell>
          <table:table-cell table:style-name="ce34" office:value-type="float" office:value="12.79" calcext:value-type="float">
            <text:p>12.79</text:p>
          </table:table-cell>
        </table:table-row>
        <table:table-row table:style-name="ro1">
          <table:table-cell table:style-name="ce3" office:value-type="string" calcext:value-type="string">
            <text:p>2016-10-28</text:p>
          </table:table-cell>
          <table:table-cell table:style-name="ce21" office:value-type="float" office:value="0.0881772711873055" calcext:value-type="float">
            <text:p>0.0882</text:p>
          </table:table-cell>
          <table:table-cell table:style-name="ce21" office:value-type="float" office:value="0.376850575208664" calcext:value-type="float">
            <text:p>0.3769</text:p>
          </table:table-cell>
          <table:table-cell table:style-name="ce21" office:value-type="float" office:value="0.183961570262909" calcext:value-type="float">
            <text:p>0.1840</text:p>
          </table:table-cell>
          <table:table-cell table:style-name="ce21" office:value-type="float" office:value="0.351010590791702" calcext:value-type="float">
            <text:p>0.351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500" calcext:value-type="float">
            <text:p>2500</text:p>
          </table:table-cell>
          <table:table-cell table:style-name="ce27" table:formula="of:=[.K252]+[.H253]*[.G253]" office:value-type="float" office:value="-10760.4873725433" calcext:value-type="float">
            <text:p>-10760.4873725433</text:p>
          </table:table-cell>
          <table:table-cell table:style-name="ce31" table:formula="of:=[.I253]/[.N252]" office:value-type="float" office:value="-0.854581775048708" calcext:value-type="float">
            <text:p>-0.855</text:p>
          </table:table-cell>
          <table:table-cell table:style-name="ce27" table:formula="of:=[.I253]*(1+SIGN([.I253])*[.O253])" office:value-type="float" office:value="-10634.2893189169" calcext:value-type="float">
            <text:p>-10634.2893189169</text:p>
          </table:table-cell>
          <table:table-cell table:style-name="ce27" table:formula="of:=([.K253]-[.I253])*SIGN([.I253])" office:value-type="float" office:value="-126.198053626387" calcext:value-type="float">
            <text:p>-126.198053626387</text:p>
          </table:table-cell>
          <table:table-cell table:style-name="ce27" table:formula="of:=IF([.G253]&lt;&gt;&quot;&quot;;-1;0)" office:value-type="float" office:value="-1" calcext:value-type="float">
            <text:p>-1</text:p>
          </table:table-cell>
          <table:table-cell table:style-name="ce33" table:formula="of:=[.N252]+[.L253]+[.M253]" office:value-type="currency" office:currency="USD" office:value="12464.3264636499" calcext:value-type="currency">
            <text:p>$12,464.33</text:p>
          </table:table-cell>
          <table:table-cell table:style-name="ce35" table:formula="of:=[.P253]/[.P252]-1" office:value-type="percentage" office:value="0.0117279124315872" calcext:value-type="percentage">
            <text:p>1.17%</text:p>
          </table:table-cell>
          <table:table-cell table:style-name="ce34" office:value-type="float" office:value="12.94" calcext:value-type="float">
            <text:p>12.94</text:p>
          </table:table-cell>
        </table:table-row>
        <table:table-row table:style-name="ro1">
          <table:table-cell table:style-name="ce3" office:value-type="string" calcext:value-type="string">
            <text:p>2016-10-31</text:p>
          </table:table-cell>
          <table:table-cell table:style-name="ce21" office:value-type="float" office:value="0.328465968370438" calcext:value-type="float">
            <text:p>0.3285</text:p>
          </table:table-cell>
          <table:table-cell table:style-name="ce21" office:value-type="float" office:value="0.263188600540161" calcext:value-type="float">
            <text:p>0.2632</text:p>
          </table:table-cell>
          <table:table-cell table:style-name="ce21" office:value-type="float" office:value="0.237751439213753" calcext:value-type="float">
            <text:p>0.2378</text:p>
          </table:table-cell>
          <table:table-cell table:style-name="ce21" office:value-type="float" office:value="0.170594021677971" calcext:value-type="float">
            <text:p>0.17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table:style-name="ce27" table:formula="of:=[.K253]+[.H254]*[.G254]" office:value-type="float" office:value="-8134.2893189169" calcext:value-type="float">
            <text:p>-8134.2893189169</text:p>
          </table:table-cell>
          <table:table-cell table:style-name="ce31" table:formula="of:=[.I254]/[.N253]" office:value-type="float" office:value="-0.652605605496549" calcext:value-type="float">
            <text:p>-0.653</text:p>
          </table:table-cell>
          <table:table-cell table:style-name="ce27" table:formula="of:=[.I254]*(1+SIGN([.I254])*[.O254])" office:value-type="float" office:value="-7430.23954788236" calcext:value-type="float">
            <text:p>-7430.23954788236</text:p>
          </table:table-cell>
          <table:table-cell table:style-name="ce27" table:formula="of:=([.K254]-[.I254])*SIGN([.I254])" office:value-type="float" office:value="-704.04977103454" calcext:value-type="float">
            <text:p>-704.04977103454</text:p>
          </table:table-cell>
          <table:table-cell table:style-name="ce27" table:formula="of:=IF([.G254]&lt;&gt;&quot;&quot;;-1;0)" office:value-type="float" office:value="-1" calcext:value-type="float">
            <text:p>-1</text:p>
          </table:table-cell>
          <table:table-cell table:style-name="ce33" table:formula="of:=[.N253]+[.L254]+[.M254]" office:value-type="currency" office:currency="USD" office:value="11759.2766926153" calcext:value-type="currency">
            <text:p>$11,759.28</text:p>
          </table:table-cell>
          <table:table-cell table:style-name="ce35" table:formula="of:=[.P254]/[.P253]-1" office:value-type="percentage" office:value="0.0865533230293665" calcext:value-type="percentage">
            <text:p>8.66%</text:p>
          </table:table-cell>
          <table:table-cell table:style-name="ce34" office:value-type="float" office:value="14.06" calcext:value-type="float">
            <text:p>14.06</text:p>
          </table:table-cell>
        </table:table-row>
        <table:table-row table:style-name="ro1">
          <table:table-cell table:style-name="ce3" office:value-type="string" calcext:value-type="string">
            <text:p>2016-11-01</text:p>
          </table:table-cell>
          <table:table-cell table:style-name="ce22" office:value-type="float" office:value="0.41347086429596" calcext:value-type="float">
            <text:p>0.4135</text:p>
          </table:table-cell>
          <table:table-cell table:style-name="ce22" office:value-type="float" office:value="0.263292104005814" calcext:value-type="float">
            <text:p>0.2633</text:p>
          </table:table-cell>
          <table:table-cell table:style-name="ce22" office:value-type="float" office:value="0.168149441480637" calcext:value-type="float">
            <text:p>0.1681</text:p>
          </table:table-cell>
          <table:table-cell table:style-name="ce22" office:value-type="float" office:value="0.155087560415268" calcext:value-type="float">
            <text:p>0.1551</text:p>
          </table:table-cell>
          <table:table-cell table:number-columns-repeated="3"/>
          <table:table-cell table:style-name="ce27" table:formula="of:=[.K254]+[.H255]*[.G255]" office:value-type="float" office:value="-7430.23954788236" calcext:value-type="float">
            <text:p>-7430.23954788236</text:p>
          </table:table-cell>
          <table:table-cell table:style-name="ce31" table:formula="of:=[.I255]/[.N254]" office:value-type="float" office:value="-0.631861953937051" calcext:value-type="float">
            <text:p>-0.632</text:p>
          </table:table-cell>
          <table:table-cell table:style-name="ce27" table:formula="of:=[.I255]*(1+SIGN([.I255])*[.O255])" office:value-type="float" office:value="-6870.06501582295" calcext:value-type="float">
            <text:p>-6870.06501582295</text:p>
          </table:table-cell>
          <table:table-cell table:style-name="ce27" table:formula="of:=([.K255]-[.I255])*SIGN([.I255])" office:value-type="float" office:value="-560.174532059408" calcext:value-type="float">
            <text:p>-560.174532059408</text:p>
          </table:table-cell>
          <table:table-cell table:style-name="ce27" table:formula="of:=IF([.G255]&lt;&gt;&quot;&quot;;-1;0)" office:value-type="float" office:value="0" calcext:value-type="float">
            <text:p>0</text:p>
          </table:table-cell>
          <table:table-cell table:style-name="ce33" table:formula="of:=[.N254]+[.L255]+[.M255]" office:value-type="currency" office:currency="USD" office:value="11199.1021605559" calcext:value-type="currency">
            <text:p>$11,199.10</text:p>
          </table:table-cell>
          <table:table-cell table:style-name="ce35" table:formula="of:=[.P255]/[.P254]-1" office:value-type="percentage" office:value="0.0753911806543384" calcext:value-type="percentage">
            <text:p>7.54%</text:p>
          </table:table-cell>
          <table:table-cell table:style-name="ce34" office:value-type="float" office:value="15.12" calcext:value-type="float">
            <text:p>15.12</text:p>
          </table:table-cell>
        </table:table-row>
        <table:table-row table:style-name="ro1">
          <table:table-cell table:style-name="ce3" office:value-type="string" calcext:value-type="string">
            <text:p>2016-11-02</text:p>
          </table:table-cell>
          <table:table-cell table:style-name="ce22" office:value-type="float" office:value="0.348797589540482" calcext:value-type="float">
            <text:p>0.3488</text:p>
          </table:table-cell>
          <table:table-cell table:style-name="ce22" office:value-type="float" office:value="0.421199560165405" calcext:value-type="float">
            <text:p>0.4212</text:p>
          </table:table-cell>
          <table:table-cell table:style-name="ce22" office:value-type="float" office:value="0.138264670968056" calcext:value-type="float">
            <text:p>0.1383</text:p>
          </table:table-cell>
          <table:table-cell table:style-name="ce22" office:value-type="float" office:value="0.0917381942272186" calcext:value-type="float">
            <text:p>0.0917</text:p>
          </table:table-cell>
          <table:table-cell table:number-columns-repeated="3"/>
          <table:table-cell table:style-name="ce27" table:formula="of:=[.K255]+[.H256]*[.G256]" office:value-type="float" office:value="-6870.06501582295" calcext:value-type="float">
            <text:p>-6870.06501582295</text:p>
          </table:table-cell>
          <table:table-cell table:style-name="ce31" table:formula="of:=[.I256]/[.N255]" office:value-type="float" office:value="-0.613447838704412" calcext:value-type="float">
            <text:p>-0.613</text:p>
          </table:table-cell>
          <table:table-cell table:style-name="ce27" table:formula="of:=[.I256]*(1+SIGN([.I256])*[.O256])" office:value-type="float" office:value="-7160.8614186091" calcext:value-type="float">
            <text:p>-7160.8614186091</text:p>
          </table:table-cell>
          <table:table-cell table:style-name="ce27" table:formula="of:=([.K256]-[.I256])*SIGN([.I256])" office:value-type="float" office:value="290.796402786156" calcext:value-type="float">
            <text:p>290.796402786156</text:p>
          </table:table-cell>
          <table:table-cell table:style-name="ce27" table:formula="of:=IF([.G256]&lt;&gt;&quot;&quot;;-1;0)" office:value-type="float" office:value="0" calcext:value-type="float">
            <text:p>0</text:p>
          </table:table-cell>
          <table:table-cell table:style-name="ce33" table:formula="of:=[.N255]+[.L256]+[.M256]" office:value-type="currency" office:currency="USD" office:value="11489.8985633421" calcext:value-type="currency">
            <text:p>$11,489.90</text:p>
          </table:table-cell>
          <table:table-cell table:style-name="ce35" table:formula="of:=[.P256]/[.P255]-1" office:value-type="percentage" office:value="-0.0423280423280422" calcext:value-type="percentage">
            <text:p>-4.23%</text:p>
          </table:table-cell>
          <table:table-cell table:style-name="ce34" office:value-type="float" office:value="14.48" calcext:value-type="float">
            <text:p>14.48</text:p>
          </table:table-cell>
        </table:table-row>
        <table:table-row table:style-name="ro1">
          <table:table-cell table:style-name="ce3" office:value-type="string" calcext:value-type="string">
            <text:p>2016-11-03</text:p>
          </table:table-cell>
          <table:table-cell table:style-name="ce22" office:value-type="float" office:value="0.205367878079414" calcext:value-type="float">
            <text:p>0.2054</text:p>
          </table:table-cell>
          <table:table-cell table:style-name="ce22" office:value-type="float" office:value="0.344059437513351" calcext:value-type="float">
            <text:p>0.3441</text:p>
          </table:table-cell>
          <table:table-cell table:style-name="ce22" office:value-type="float" office:value="0.289100378751755" calcext:value-type="float">
            <text:p>0.2891</text:p>
          </table:table-cell>
          <table:table-cell table:style-name="ce22" office:value-type="float" office:value="0.161472350358963" calcext:value-type="float">
            <text:p>0.161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000" calcext:value-type="float">
            <text:p>2000</text:p>
          </table:table-cell>
          <table:table-cell table:style-name="ce27" table:formula="of:=[.K256]+[.H257]*[.G257]" office:value-type="float" office:value="-9160.8614186091" calcext:value-type="float">
            <text:p>-9160.8614186091</text:p>
          </table:table-cell>
          <table:table-cell table:style-name="ce31" table:formula="of:=[.I257]/[.N256]" office:value-type="float" office:value="-0.797296979438648" calcext:value-type="float">
            <text:p>-0.797</text:p>
          </table:table-cell>
          <table:table-cell table:style-name="ce27" table:formula="of:=[.I257]*(1+SIGN([.I257])*[.O257])" office:value-type="float" office:value="-8585.14429906944" calcext:value-type="float">
            <text:p>-8585.14429906944</text:p>
          </table:table-cell>
          <table:table-cell table:style-name="ce27" table:formula="of:=([.K257]-[.I257])*SIGN([.I257])" office:value-type="float" office:value="-575.71711953966" calcext:value-type="float">
            <text:p>-575.71711953966</text:p>
          </table:table-cell>
          <table:table-cell table:style-name="ce27" table:formula="of:=IF([.G257]&lt;&gt;&quot;&quot;;-1;0)" office:value-type="float" office:value="-1" calcext:value-type="float">
            <text:p>-1</text:p>
          </table:table-cell>
          <table:table-cell table:style-name="ce33" table:formula="of:=[.N256]+[.L257]+[.M257]" office:value-type="currency" office:currency="USD" office:value="10913.1814438024" calcext:value-type="currency">
            <text:p>$10,913.18</text:p>
          </table:table-cell>
          <table:table-cell table:style-name="ce35" table:formula="of:=[.P257]/[.P256]-1" office:value-type="percentage" office:value="0.0628453038674033" calcext:value-type="percentage">
            <text:p>6.28%</text:p>
          </table:table-cell>
          <table:table-cell table:style-name="ce34" office:value-type="float" office:value="15.39" calcext:value-type="float">
            <text:p>15.39</text:p>
          </table:table-cell>
        </table:table-row>
        <table:table-row table:style-name="ro1">
          <table:table-cell table:style-name="ce3" office:value-type="string" calcext:value-type="string">
            <text:p>2016-11-04</text:p>
          </table:table-cell>
          <table:table-cell table:style-name="ce22" office:value-type="float" office:value="0.40166637301445" calcext:value-type="float">
            <text:p>0.4017</text:p>
          </table:table-cell>
          <table:table-cell table:style-name="ce22" office:value-type="float" office:value="0.306380659341812" calcext:value-type="float">
            <text:p>0.3064</text:p>
          </table:table-cell>
          <table:table-cell table:style-name="ce22" office:value-type="float" office:value="0.200087636709213" calcext:value-type="float">
            <text:p>0.2001</text:p>
          </table:table-cell>
          <table:table-cell table:style-name="ce22" office:value-type="float" office:value="0.0918653085827828" calcext:value-type="float">
            <text:p>0.0919</text:p>
          </table:table-cell>
          <table:table-cell table:number-columns-repeated="3"/>
          <table:table-cell table:style-name="ce27" table:formula="of:=[.K257]+[.H258]*[.G258]" office:value-type="float" office:value="-8585.14429906944" calcext:value-type="float">
            <text:p>-8585.14429906944</text:p>
          </table:table-cell>
          <table:table-cell table:style-name="ce31" table:formula="of:=[.I258]/[.N257]" office:value-type="float" office:value="-0.786676584026277" calcext:value-type="float">
            <text:p>-0.787</text:p>
          </table:table-cell>
          <table:table-cell table:style-name="ce27" table:formula="of:=[.I258]*(1+SIGN([.I258])*[.O258])" office:value-type="float" office:value="-8869.64225829787" calcext:value-type="float">
            <text:p>-8869.64225829787</text:p>
          </table:table-cell>
          <table:table-cell table:style-name="ce27" table:formula="of:=([.K258]-[.I258])*SIGN([.I258])" office:value-type="float" office:value="284.497959228422" calcext:value-type="float">
            <text:p>284.497959228422</text:p>
          </table:table-cell>
          <table:table-cell table:style-name="ce27" table:formula="of:=IF([.G258]&lt;&gt;&quot;&quot;;-1;0)" office:value-type="float" office:value="0" calcext:value-type="float">
            <text:p>0</text:p>
          </table:table-cell>
          <table:table-cell table:style-name="ce33" table:formula="of:=[.N257]+[.L258]+[.M258]" office:value-type="currency" office:currency="USD" office:value="11197.6794030309" calcext:value-type="currency">
            <text:p>$11,197.68</text:p>
          </table:table-cell>
          <table:table-cell table:style-name="ce35" table:formula="of:=[.P258]/[.P257]-1" office:value-type="percentage" office:value="-0.0331384015594541" calcext:value-type="percentage">
            <text:p>-3.31%</text:p>
          </table:table-cell>
          <table:table-cell table:style-name="ce34" office:value-type="float" office:value="14.88" calcext:value-type="float">
            <text:p>14.88</text:p>
          </table:table-cell>
        </table:table-row>
        <table:table-row table:style-name="ro1">
          <table:table-cell table:style-name="ce3" office:value-type="string" calcext:value-type="string">
            <text:p>2016-11-07</text:p>
          </table:table-cell>
          <table:table-cell table:style-name="ce22" office:value-type="float" office:value="0.543591558933258" calcext:value-type="float">
            <text:p>0.5436</text:p>
          </table:table-cell>
          <table:table-cell table:style-name="ce22" office:value-type="float" office:value="0.298975855112076" calcext:value-type="float">
            <text:p>0.2990</text:p>
          </table:table-cell>
          <table:table-cell table:style-name="ce22" office:value-type="float" office:value="0.144360706210136" calcext:value-type="float">
            <text:p>0.1444</text:p>
          </table:table-cell>
          <table:table-cell table:style-name="ce22" office:value-type="float" office:value="0.0130718713626266" calcext:value-type="float">
            <text:p>0.0131</text:p>
          </table:table-cell>
          <table:table-cell table:number-columns-repeated="3"/>
          <table:table-cell table:style-name="ce27" table:formula="of:=[.K258]+[.H259]*[.G259]" office:value-type="float" office:value="-8869.64225829787" calcext:value-type="float">
            <text:p>-8869.64225829787</text:p>
          </table:table-cell>
          <table:table-cell table:style-name="ce31" table:formula="of:=[.I259]/[.N258]" office:value-type="float" office:value="-0.792096463834921" calcext:value-type="float">
            <text:p>-0.792</text:p>
          </table:table-cell>
          <table:table-cell table:style-name="ce27" table:formula="of:=[.I259]*(1+SIGN([.I259])*[.O259])" office:value-type="float" office:value="-9853.17113774622" calcext:value-type="float">
            <text:p>-9853.17113774622</text:p>
          </table:table-cell>
          <table:table-cell table:style-name="ce27" table:formula="of:=([.K259]-[.I259])*SIGN([.I259])" office:value-type="float" office:value="983.528879448351" calcext:value-type="float">
            <text:p>983.528879448351</text:p>
          </table:table-cell>
          <table:table-cell table:style-name="ce27" table:formula="of:=IF([.G259]&lt;&gt;&quot;&quot;;-1;0)" office:value-type="float" office:value="0" calcext:value-type="float">
            <text:p>0</text:p>
          </table:table-cell>
          <table:table-cell table:style-name="ce33" table:formula="of:=[.N258]+[.L259]+[.M259]" office:value-type="currency" office:currency="USD" office:value="12181.2082824792" calcext:value-type="currency">
            <text:p>$12,181.21</text:p>
          </table:table-cell>
          <table:table-cell table:style-name="ce35" table:formula="of:=[.P259]/[.P258]-1" office:value-type="percentage" office:value="-0.110887096774194" calcext:value-type="percentage">
            <text:p>-11.09%</text:p>
          </table:table-cell>
          <table:table-cell table:style-name="ce34" office:value-type="float" office:value="13.23" calcext:value-type="float">
            <text:p>13.23</text:p>
          </table:table-cell>
        </table:table-row>
        <table:table-row table:style-name="ro1">
          <table:table-cell table:style-name="ce3" office:value-type="string" calcext:value-type="string">
            <text:p>2016-11-08</text:p>
          </table:table-cell>
          <table:table-cell table:style-name="ce22" office:value-type="float" office:value="0.260887116193771" calcext:value-type="float">
            <text:p>0.2609</text:p>
          </table:table-cell>
          <table:table-cell table:style-name="ce22" office:value-type="float" office:value="0.260804325342178" calcext:value-type="float">
            <text:p>0.2608</text:p>
          </table:table-cell>
          <table:table-cell table:style-name="ce22" office:value-type="float" office:value="0.149436891078949" calcext:value-type="float">
            <text:p>0.1494</text:p>
          </table:table-cell>
          <table:table-cell table:style-name="ce22" office:value-type="float" office:value="0.328871667385101" calcext:value-type="float">
            <text:p>0.328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000" calcext:value-type="float">
            <text:p>2000</text:p>
          </table:table-cell>
          <table:table-cell table:style-name="ce27" table:formula="of:=[.K259]+[.H260]*[.G260]" office:value-type="float" office:value="-11853.1711377462" calcext:value-type="float">
            <text:p>-11853.1711377462</text:p>
          </table:table-cell>
          <table:table-cell table:style-name="ce31" table:formula="of:=[.I260]/[.N259]" office:value-type="float" office:value="-0.973070229395485" calcext:value-type="float">
            <text:p>-0.973</text:p>
          </table:table-cell>
          <table:table-cell table:style-name="ce27" table:formula="of:=[.I260]*(1+SIGN([.I260])*[.O260])" office:value-type="float" office:value="-12014.4387722734" calcext:value-type="float">
            <text:p>-12014.4387722734</text:p>
          </table:table-cell>
          <table:table-cell table:style-name="ce27" table:formula="of:=([.K260]-[.I260])*SIGN([.I260])" office:value-type="float" office:value="161.267634527159" calcext:value-type="float">
            <text:p>161.267634527159</text:p>
          </table:table-cell>
          <table:table-cell table:style-name="ce27" table:formula="of:=IF([.G260]&lt;&gt;&quot;&quot;;-1;0)" office:value-type="float" office:value="-1" calcext:value-type="float">
            <text:p>-1</text:p>
          </table:table-cell>
          <table:table-cell table:style-name="ce33" table:formula="of:=[.N259]+[.L260]+[.M260]" office:value-type="currency" office:currency="USD" office:value="12341.4759170064" calcext:value-type="currency">
            <text:p>$12,341.48</text:p>
          </table:table-cell>
          <table:table-cell table:style-name="ce35" table:formula="of:=[.P260]/[.P259]-1" office:value-type="percentage" office:value="-0.0136054421768708" calcext:value-type="percentage">
            <text:p>-1.36%</text:p>
          </table:table-cell>
          <table:table-cell table:style-name="ce34" office:value-type="float" office:value="13.05" calcext:value-type="float">
            <text:p>13.05</text:p>
          </table:table-cell>
        </table:table-row>
        <table:table-row table:style-name="ro1">
          <table:table-cell table:style-name="ce3" office:value-type="string" calcext:value-type="string">
            <text:p>2016-11-09</text:p>
          </table:table-cell>
          <table:table-cell table:style-name="ce22" office:value-type="float" office:value="0.226986587047577" calcext:value-type="float">
            <text:p>0.2270</text:p>
          </table:table-cell>
          <table:table-cell table:style-name="ce22" office:value-type="float" office:value="0.213738709688187" calcext:value-type="float">
            <text:p>0.2137</text:p>
          </table:table-cell>
          <table:table-cell table:style-name="ce22" office:value-type="float" office:value="0.401388317346573" calcext:value-type="float">
            <text:p>0.4014</text:p>
          </table:table-cell>
          <table:table-cell table:style-name="ce22" office:value-type="float" office:value="0.157886430621147" calcext:value-type="float">
            <text:p>0.15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table:style-name="ce27" table:formula="of:=[.K260]+[.H261]*[.G261]" office:value-type="float" office:value="-7514.43877227338" calcext:value-type="float">
            <text:p>-7514.43877227338</text:p>
          </table:table-cell>
          <table:table-cell table:style-name="ce31" table:formula="of:=[.I261]/[.N260]" office:value-type="float" office:value="-0.608876833111881" calcext:value-type="float">
            <text:p>-0.609</text:p>
          </table:table-cell>
          <table:table-cell table:style-name="ce27" table:formula="of:=[.I261]*(1+SIGN([.I261])*[.O261])" office:value-type="float" office:value="-6938.61970926392" calcext:value-type="float">
            <text:p>-6938.61970926392</text:p>
          </table:table-cell>
          <table:table-cell table:style-name="ce27" table:formula="of:=([.K261]-[.I261])*SIGN([.I261])" office:value-type="float" office:value="-575.819063009454" calcext:value-type="float">
            <text:p>-575.819063009454</text:p>
          </table:table-cell>
          <table:table-cell table:style-name="ce27" table:formula="of:=IF([.G261]&lt;&gt;&quot;&quot;;-1;0)" office:value-type="float" office:value="-1" calcext:value-type="float">
            <text:p>-1</text:p>
          </table:table-cell>
          <table:table-cell table:style-name="ce33" table:formula="of:=[.N260]+[.L261]+[.M261]" office:value-type="currency" office:currency="USD" office:value="11764.6568539969" calcext:value-type="currency">
            <text:p>$11,764.66</text:p>
          </table:table-cell>
          <table:table-cell table:style-name="ce35" table:formula="of:=[.P261]/[.P260]-1" office:value-type="percentage" office:value="0.0766283524904214" calcext:value-type="percentage">
            <text:p>7.66%</text:p>
          </table:table-cell>
          <table:table-cell table:style-name="ce34" office:value-type="float" office:value="14.05" calcext:value-type="float">
            <text:p>14.05</text:p>
          </table:table-cell>
        </table:table-row>
        <table:table-row table:style-name="ro1">
          <table:table-cell table:style-name="ce3" office:value-type="string" calcext:value-type="string">
            <text:p>2016-11-10</text:p>
          </table:table-cell>
          <table:table-cell table:style-name="ce22" office:value-type="float" office:value="0.362076878547668" calcext:value-type="float">
            <text:p>0.3621</text:p>
          </table:table-cell>
          <table:table-cell table:style-name="ce22" office:value-type="float" office:value="0.335489302873611" calcext:value-type="float">
            <text:p>0.3355</text:p>
          </table:table-cell>
          <table:table-cell table:style-name="ce22" office:value-type="float" office:value="0.18472945690155" calcext:value-type="float">
            <text:p>0.1847</text:p>
          </table:table-cell>
          <table:table-cell table:style-name="ce22" office:value-type="float" office:value="0.117704354226589" calcext:value-type="float">
            <text:p>0.1177</text:p>
          </table:table-cell>
          <table:table-cell table:number-columns-repeated="3"/>
          <table:table-cell table:style-name="ce27" table:formula="of:=[.K261]+[.H262]*[.G262]" office:value-type="float" office:value="-6938.61970926392" calcext:value-type="float">
            <text:p>-6938.61970926392</text:p>
          </table:table-cell>
          <table:table-cell table:style-name="ce31" table:formula="of:=[.I262]/[.N261]" office:value-type="float" office:value="-0.58978513316405" calcext:value-type="float">
            <text:p>-0.590</text:p>
          </table:table-cell>
          <table:table-cell table:style-name="ce27" table:formula="of:=[.I262]*(1+SIGN([.I262])*[.O262])" office:value-type="float" office:value="-8459.68367399936" calcext:value-type="float">
            <text:p>-8459.68367399936</text:p>
          </table:table-cell>
          <table:table-cell table:style-name="ce27" table:formula="of:=([.K262]-[.I262])*SIGN([.I262])" office:value-type="float" office:value="1521.06396473544" calcext:value-type="float">
            <text:p>1521.06396473544</text:p>
          </table:table-cell>
          <table:table-cell table:style-name="ce27" table:formula="of:=IF([.G262]&lt;&gt;&quot;&quot;;-1;0)" office:value-type="float" office:value="0" calcext:value-type="float">
            <text:p>0</text:p>
          </table:table-cell>
          <table:table-cell table:style-name="ce33" table:formula="of:=[.N261]+[.L262]+[.M262]" office:value-type="currency" office:currency="USD" office:value="13285.7208187323" calcext:value-type="currency">
            <text:p>$13,285.72</text:p>
          </table:table-cell>
          <table:table-cell table:style-name="ce35" table:formula="of:=[.P262]/[.P261]-1" office:value-type="percentage" office:value="-0.219217081850534" calcext:value-type="percentage">
            <text:p>-21.92%</text:p>
          </table:table-cell>
          <table:table-cell table:style-name="ce34" office:value-type="float" office:value="10.97" calcext:value-type="float">
            <text:p>10.97</text:p>
          </table:table-cell>
        </table:table-row>
        <table:table-row table:style-name="ro1">
          <table:table-cell table:style-name="ce3" office:value-type="string" calcext:value-type="string">
            <text:p>2016-11-11</text:p>
          </table:table-cell>
          <table:table-cell table:style-name="ce22" office:value-type="float" office:value="0.237585231661797" calcext:value-type="float">
            <text:p>0.2376</text:p>
          </table:table-cell>
          <table:table-cell table:style-name="ce22" office:value-type="float" office:value="0.16985796391964" calcext:value-type="float">
            <text:p>0.1699</text:p>
          </table:table-cell>
          <table:table-cell table:style-name="ce22" office:value-type="float" office:value="0.44718599319458" calcext:value-type="float">
            <text:p>0.4472</text:p>
          </table:table-cell>
          <table:table-cell table:style-name="ce22" office:value-type="float" office:value="0.1453707665205" calcext:value-type="float">
            <text:p>0.1454</text:p>
          </table:table-cell>
          <table:table-cell table:number-columns-repeated="3"/>
          <table:table-cell table:style-name="ce27" table:formula="of:=[.K262]+[.H263]*[.G263]" office:value-type="float" office:value="-8459.68367399936" calcext:value-type="float">
            <text:p>-8459.68367399936</text:p>
          </table:table-cell>
          <table:table-cell table:style-name="ce31" table:formula="of:=[.I263]/[.N262]" office:value-type="float" office:value="-0.636750070953737" calcext:value-type="float">
            <text:p>-0.637</text:p>
          </table:table-cell>
          <table:table-cell table:style-name="ce27" table:formula="of:=[.I263]*(1+SIGN([.I263])*[.O263])" office:value-type="float" office:value="-10534.1184126555" calcext:value-type="float">
            <text:p>-10534.1184126555</text:p>
          </table:table-cell>
          <table:table-cell table:style-name="ce27" table:formula="of:=([.K263]-[.I263])*SIGN([.I263])" office:value-type="float" office:value="2074.43473865618" calcext:value-type="float">
            <text:p>2074.43473865618</text:p>
          </table:table-cell>
          <table:table-cell table:style-name="ce27" table:formula="of:=IF([.G263]&lt;&gt;&quot;&quot;;-1;0)" office:value-type="float" office:value="0" calcext:value-type="float">
            <text:p>0</text:p>
          </table:table-cell>
          <table:table-cell table:style-name="ce33" table:formula="of:=[.N262]+[.L263]+[.M263]" office:value-type="currency" office:currency="USD" office:value="15360.1555573885" calcext:value-type="currency">
            <text:p>$15,360.16</text:p>
          </table:table-cell>
          <table:table-cell table:style-name="ce35" table:formula="of:=[.P263]/[.P262]-1" office:value-type="percentage" office:value="-0.245214220601641" calcext:value-type="percentage">
            <text:p>-24.52%</text:p>
          </table:table-cell>
          <table:table-cell table:style-name="ce34" office:value-type="float" office:value="8.28" calcext:value-type="float">
            <text:p>8.28</text:p>
          </table:table-cell>
        </table:table-row>
        <table:table-row table:style-name="ro1">
          <table:table-cell table:style-name="ce3" office:value-type="string" calcext:value-type="string">
            <text:p>2016-11-14</text:p>
          </table:table-cell>
          <table:table-cell table:style-name="ce23" office:value-type="float" office:value="0.397090256214142" calcext:value-type="float">
            <text:p>0.3971</text:p>
          </table:table-cell>
          <table:table-cell table:style-name="ce23" office:value-type="float" office:value="0.199930533766746" calcext:value-type="float">
            <text:p>0.1999</text:p>
          </table:table-cell>
          <table:table-cell table:style-name="ce23" office:value-type="float" office:value="0.241655737161636" calcext:value-type="float">
            <text:p>0.2417</text:p>
          </table:table-cell>
          <table:table-cell table:style-name="ce23" office:value-type="float" office:value="0.161323457956314" calcext:value-type="float">
            <text:p>0.16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00" calcext:value-type="float">
            <text:p>5500</text:p>
          </table:table-cell>
          <table:table-cell table:style-name="ce27" table:formula="of:=[.K263]+[.H264]*[.G264]" office:value-type="float" office:value="-5034.11841265553" calcext:value-type="float">
            <text:p>-5034.11841265553</text:p>
          </table:table-cell>
          <table:table-cell table:style-name="ce31" table:formula="of:=[.I264]/[.N263]" office:value-type="float" office:value="-0.327738765004501" calcext:value-type="float">
            <text:p>-0.328</text:p>
          </table:table-cell>
          <table:table-cell table:style-name="ce27" table:formula="of:=[.I264]*(1+SIGN([.I264])*[.O264])" office:value-type="float" office:value="-4894.28179008177" calcext:value-type="float">
            <text:p>-4894.28179008177</text:p>
          </table:table-cell>
          <table:table-cell table:style-name="ce27" table:formula="of:=([.K264]-[.I264])*SIGN([.I264])" office:value-type="float" office:value="-139.836622573765" calcext:value-type="float">
            <text:p>-139.836622573765</text:p>
          </table:table-cell>
          <table:table-cell table:style-name="ce27" table:formula="of:=IF([.G264]&lt;&gt;&quot;&quot;;-1;0)" office:value-type="float" office:value="-1" calcext:value-type="float">
            <text:p>-1</text:p>
          </table:table-cell>
          <table:table-cell table:style-name="ce33" table:formula="of:=[.N263]+[.L264]+[.M264]" office:value-type="currency" office:currency="USD" office:value="15219.3189348148" calcext:value-type="currency">
            <text:p>$15,219.32</text:p>
          </table:table-cell>
          <table:table-cell table:style-name="ce35" table:formula="of:=[.P264]/[.P263]-1" office:value-type="percentage" office:value="0.0277777777777779" calcext:value-type="percentage">
            <text:p>2.78%</text:p>
          </table:table-cell>
          <table:table-cell table:style-name="ce34" office:value-type="float" office:value="8.51" calcext:value-type="float">
            <text:p>8.51</text:p>
          </table:table-cell>
        </table:table-row>
        <table:table-row table:style-name="ro1">
          <table:table-cell table:style-name="ce3" office:value-type="string" calcext:value-type="string">
            <text:p>2016-11-15</text:p>
          </table:table-cell>
          <table:table-cell table:style-name="ce23" office:value-type="float" office:value="0.376248687505722" calcext:value-type="float">
            <text:p>0.3762</text:p>
          </table:table-cell>
          <table:table-cell table:style-name="ce23" office:value-type="float" office:value="0.255026072263718" calcext:value-type="float">
            <text:p>0.2550</text:p>
          </table:table-cell>
          <table:table-cell table:style-name="ce23" office:value-type="float" office:value="0.306129634380341" calcext:value-type="float">
            <text:p>0.3061</text:p>
          </table:table-cell>
          <table:table-cell table:style-name="ce23" office:value-type="float" office:value="0.0625955760478973" calcext:value-type="float">
            <text:p>0.0626</text:p>
          </table:table-cell>
          <table:table-cell table:number-columns-repeated="3"/>
          <table:table-cell table:style-name="ce27" table:formula="of:=[.K264]+[.H265]*[.G265]" office:value-type="float" office:value="-4894.28179008177" calcext:value-type="float">
            <text:p>-4894.28179008177</text:p>
          </table:table-cell>
          <table:table-cell table:style-name="ce31" table:formula="of:=[.I265]/[.N264]" office:value-type="float" office:value="-0.321583496018729" calcext:value-type="float">
            <text:p>-0.322</text:p>
          </table:table-cell>
          <table:table-cell table:style-name="ce27" table:formula="of:=[.I265]*(1+SIGN([.I265])*[.O265])" office:value-type="float" office:value="-4296.15569587671" calcext:value-type="float">
            <text:p>-4296.15569587671</text:p>
          </table:table-cell>
          <table:table-cell table:style-name="ce27" table:formula="of:=([.K265]-[.I265])*SIGN([.I265])" office:value-type="float" office:value="-598.126094205059" calcext:value-type="float">
            <text:p>-598.126094205059</text:p>
          </table:table-cell>
          <table:table-cell table:style-name="ce27" table:formula="of:=IF([.G265]&lt;&gt;&quot;&quot;;-1;0)" office:value-type="float" office:value="0" calcext:value-type="float">
            <text:p>0</text:p>
          </table:table-cell>
          <table:table-cell table:style-name="ce33" table:formula="of:=[.N264]+[.L265]+[.M265]" office:value-type="currency" office:currency="USD" office:value="14621.1928406097" calcext:value-type="currency">
            <text:p>$14,621.19</text:p>
          </table:table-cell>
          <table:table-cell table:style-name="ce35" table:formula="of:=[.P265]/[.P264]-1" office:value-type="percentage" office:value="0.122209165687427" calcext:value-type="percentage">
            <text:p>12.22%</text:p>
          </table:table-cell>
          <table:table-cell table:style-name="ce34" office:value-type="float" office:value="9.55" calcext:value-type="float">
            <text:p>9.55</text:p>
          </table:table-cell>
        </table:table-row>
        <table:table-row table:style-name="ro1">
          <table:table-cell table:style-name="ce3" office:value-type="string" calcext:value-type="string">
            <text:p>2016-11-16</text:p>
          </table:table-cell>
          <table:table-cell table:style-name="ce23" office:value-type="float" office:value="0.320207893848419" calcext:value-type="float">
            <text:p>0.3202</text:p>
          </table:table-cell>
          <table:table-cell table:style-name="ce23" office:value-type="float" office:value="0.31365555524826" calcext:value-type="float">
            <text:p>0.3137</text:p>
          </table:table-cell>
          <table:table-cell table:style-name="ce23" office:value-type="float" office:value="0.227600410580635" calcext:value-type="float">
            <text:p>0.2276</text:p>
          </table:table-cell>
          <table:table-cell table:style-name="ce23" office:value-type="float" office:value="0.138536170125008" calcext:value-type="float">
            <text:p>0.1385</text:p>
          </table:table-cell>
          <table:table-cell table:number-columns-repeated="3"/>
          <table:table-cell table:style-name="ce27" table:formula="of:=[.K265]+[.H266]*[.G266]" office:value-type="float" office:value="-4296.15569587671" calcext:value-type="float">
            <text:p>-4296.15569587671</text:p>
          </table:table-cell>
          <table:table-cell table:style-name="ce31" table:formula="of:=[.I266]/[.N265]" office:value-type="float" office:value="-0.293830725215821" calcext:value-type="float">
            <text:p>-0.294</text:p>
          </table:table-cell>
          <table:table-cell table:style-name="ce27" table:formula="of:=[.I266]*(1+SIGN([.I266])*[.O266])" office:value-type="float" office:value="-4404.12191231759" calcext:value-type="float">
            <text:p>-4404.12191231759</text:p>
          </table:table-cell>
          <table:table-cell table:style-name="ce27" table:formula="of:=([.K266]-[.I266])*SIGN([.I266])" office:value-type="float" office:value="107.966216440881" calcext:value-type="float">
            <text:p>107.966216440881</text:p>
          </table:table-cell>
          <table:table-cell table:style-name="ce27" table:formula="of:=IF([.G266]&lt;&gt;&quot;&quot;;-1;0)" office:value-type="float" office:value="0" calcext:value-type="float">
            <text:p>0</text:p>
          </table:table-cell>
          <table:table-cell table:style-name="ce33" table:formula="of:=[.N265]+[.L266]+[.M266]" office:value-type="currency" office:currency="USD" office:value="14729.1590570506" calcext:value-type="currency">
            <text:p>$14,729.16</text:p>
          </table:table-cell>
          <table:table-cell table:style-name="ce35" table:formula="of:=[.P266]/[.P265]-1" office:value-type="percentage" office:value="-0.025130890052356" calcext:value-type="percentage">
            <text:p>-2.51%</text:p>
          </table:table-cell>
          <table:table-cell table:style-name="ce34" office:value-type="float" office:value="9.31" calcext:value-type="float">
            <text:p>9.31</text:p>
          </table:table-cell>
        </table:table-row>
        <table:table-row table:style-name="ro1">
          <table:table-cell table:style-name="ce3" office:value-type="string" calcext:value-type="string">
            <text:p>2016-11-17</text:p>
          </table:table-cell>
          <table:table-cell table:style-name="ce23" office:value-type="float" office:value="0.423936545848846" calcext:value-type="float">
            <text:p>0.4239</text:p>
          </table:table-cell>
          <table:table-cell table:style-name="ce23" office:value-type="float" office:value="0.272612392902374" calcext:value-type="float">
            <text:p>0.2726</text:p>
          </table:table-cell>
          <table:table-cell table:style-name="ce23" office:value-type="float" office:value="0.155052497982979" calcext:value-type="float">
            <text:p>0.1551</text:p>
          </table:table-cell>
          <table:table-cell table:style-name="ce23" office:value-type="float" office:value="0.148398548364639" calcext:value-type="float">
            <text:p>0.14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style-name="ce27" table:formula="of:=[.K266]+[.H267]*[.G267]" office:value-type="float" office:value="-2404.12191231759" calcext:value-type="float">
            <text:p>-2404.12191231759</text:p>
          </table:table-cell>
          <table:table-cell table:style-name="ce31" table:formula="of:=[.I267]/[.N266]" office:value-type="float" office:value="-0.163221939759472" calcext:value-type="float">
            <text:p>-0.163</text:p>
          </table:table-cell>
          <table:table-cell table:style-name="ce27" table:formula="of:=[.I267]*(1+SIGN([.I267])*[.O267])" office:value-type="float" office:value="-2574.55375572571" calcext:value-type="float">
            <text:p>-2574.55375572571</text:p>
          </table:table-cell>
          <table:table-cell table:style-name="ce27" table:formula="of:=([.K267]-[.I267])*SIGN([.I267])" office:value-type="float" office:value="170.431843408122" calcext:value-type="float">
            <text:p>170.431843408122</text:p>
          </table:table-cell>
          <table:table-cell table:style-name="ce27" table:formula="of:=IF([.G267]&lt;&gt;&quot;&quot;;-1;0)" office:value-type="float" office:value="-1" calcext:value-type="float">
            <text:p>-1</text:p>
          </table:table-cell>
          <table:table-cell table:style-name="ce33" table:formula="of:=[.N266]+[.L267]+[.M267]" office:value-type="currency" office:currency="USD" office:value="14898.5909004587" calcext:value-type="currency">
            <text:p>$14,898.59</text:p>
          </table:table-cell>
          <table:table-cell table:style-name="ce35" table:formula="of:=[.P267]/[.P266]-1" office:value-type="percentage" office:value="-0.0708915145005371" calcext:value-type="percentage">
            <text:p>-7.09%</text:p>
          </table:table-cell>
          <table:table-cell table:style-name="ce34" office:value-type="float" office:value="8.65" calcext:value-type="float">
            <text:p>8.65</text:p>
          </table:table-cell>
        </table:table-row>
        <table:table-row table:style-name="ro1">
          <table:table-cell table:style-name="ce4" office:value-type="string" calcext:value-type="string">
            <text:p>2016-11-18</text:p>
          </table:table-cell>
          <table:table-cell table:style-name="ce23" office:value-type="float" office:value="0.203360706567764" calcext:value-type="float">
            <text:p>0.2034</text:p>
          </table:table-cell>
          <table:table-cell table:style-name="ce23" office:value-type="float" office:value="0.161610126495361" calcext:value-type="float">
            <text:p>0.1616</text:p>
          </table:table-cell>
          <table:table-cell table:style-name="ce23" office:value-type="float" office:value="0.489388376474381" calcext:value-type="float">
            <text:p>0.4894</text:p>
          </table:table-cell>
          <table:table-cell table:style-name="ce23" office:value-type="float" office:value="0.145640805363655" calcext:value-type="float">
            <text:p>0.1456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000" calcext:value-type="float">
            <text:p>2000</text:p>
          </table:table-cell>
          <table:table-cell table:style-name="ce27" table:formula="of:=[.K267]+[.H268]*[.G268]" office:value-type="float" office:value="-4574.55375572571" calcext:value-type="float">
            <text:p>-4574.55375572571</text:p>
          </table:table-cell>
          <table:table-cell table:style-name="ce31" table:formula="of:=[.I268]/[.N267]" office:value-type="float" office:value="-0.307046068067073" calcext:value-type="float">
            <text:p>-0.307</text:p>
          </table:table-cell>
          <table:table-cell table:style-name="ce27" table:formula="of:=[.I268]*(1+SIGN([.I268])*[.O268])" office:value-type="float" office:value="-4727.92029782519" calcext:value-type="float">
            <text:p>-4727.92029782519</text:p>
          </table:table-cell>
          <table:table-cell table:style-name="ce27" table:formula="of:=([.K268]-[.I268])*SIGN([.I268])" office:value-type="float" office:value="153.366542099476" calcext:value-type="float">
            <text:p>153.366542099476</text:p>
          </table:table-cell>
          <table:table-cell table:style-name="ce27" table:formula="of:=IF([.G268]&lt;&gt;&quot;&quot;;-1;0)" office:value-type="float" office:value="-1" calcext:value-type="float">
            <text:p>-1</text:p>
          </table:table-cell>
          <table:table-cell table:style-name="ce33" table:formula="of:=[.N267]+[.L268]+[.M268]" office:value-type="currency" office:currency="USD" office:value="15050.9574425582" calcext:value-type="currency">
            <text:p>$15,050.96</text:p>
          </table:table-cell>
          <table:table-cell table:style-name="ce35" table:formula="of:=[.P268]/[.P267]-1" office:value-type="percentage" office:value="-0.0335260115606938" calcext:value-type="percentage">
            <text:p>-3.35%</text:p>
          </table:table-cell>
          <table:table-cell table:style-name="ce34" office:value-type="float" office:value="8.36" calcext:value-type="float">
            <text:p>8.36</text:p>
          </table:table-cell>
        </table:table-row>
        <table:table-row table:style-name="ro1">
          <table:table-cell table:style-name="ce3" office:value-type="string" calcext:value-type="string">
            <text:p>2016-11-21</text:p>
          </table:table-cell>
          <table:table-cell table:style-name="ce23" office:value-type="float" office:value="0.355777114629745" calcext:value-type="float">
            <text:p>0.3558</text:p>
          </table:table-cell>
          <table:table-cell table:style-name="ce23" office:value-type="float" office:value="0.281633079051971" calcext:value-type="float">
            <text:p>0.2816</text:p>
          </table:table-cell>
          <table:table-cell table:style-name="ce23" office:value-type="float" office:value="0.144521966576576" calcext:value-type="float">
            <text:p>0.1445</text:p>
          </table:table-cell>
          <table:table-cell table:style-name="ce23" office:value-type="float" office:value="0.21806788444519" calcext:value-type="float">
            <text:p>0.2181</text:p>
          </table:table-cell>
          <table:table-cell table:number-columns-repeated="3"/>
          <table:table-cell table:style-name="ce27" table:formula="of:=[.K268]+[.H269]*[.G269]" office:value-type="float" office:value="-4727.92029782519" calcext:value-type="float">
            <text:p>-4727.92029782519</text:p>
          </table:table-cell>
          <table:table-cell table:style-name="ce31" table:formula="of:=[.I269]/[.N268]" office:value-type="float" office:value="-0.314127544102709" calcext:value-type="float">
            <text:p>-0.314</text:p>
          </table:table-cell>
          <table:table-cell table:style-name="ce27" table:formula="of:=[.I269]*(1+SIGN([.I269])*[.O269])" office:value-type="float" office:value="-4456.46075919408" calcext:value-type="float">
            <text:p>-4456.46075919408</text:p>
          </table:table-cell>
          <table:table-cell table:style-name="ce27" table:formula="of:=([.K269]-[.I269])*SIGN([.I269])" office:value-type="float" office:value="-271.459538631112" calcext:value-type="float">
            <text:p>-271.459538631112</text:p>
          </table:table-cell>
          <table:table-cell table:style-name="ce27" table:formula="of:=IF([.G269]&lt;&gt;&quot;&quot;;-1;0)" office:value-type="float" office:value="0" calcext:value-type="float">
            <text:p>0</text:p>
          </table:table-cell>
          <table:table-cell table:style-name="ce33" table:formula="of:=[.N268]+[.L269]+[.M269]" office:value-type="currency" office:currency="USD" office:value="14779.4979039271" calcext:value-type="currency">
            <text:p>$14,779.50</text:p>
          </table:table-cell>
          <table:table-cell table:style-name="ce35" table:formula="of:=[.P269]/[.P268]-1" office:value-type="percentage" office:value="0.0574162679425838" calcext:value-type="percentage">
            <text:p>5.74%</text:p>
          </table:table-cell>
          <table:table-cell table:style-name="ce34" office:value-type="float" office:value="8.84" calcext:value-type="float">
            <text:p>8.84</text:p>
          </table:table-cell>
        </table:table-row>
        <table:table-row table:style-name="ro1">
          <table:table-cell table:style-name="ce3" office:value-type="string" calcext:value-type="string">
            <text:p>2016-11-22</text:p>
          </table:table-cell>
          <table:table-cell table:style-name="ce23" office:value-type="float" office:value="0.202203944325447" calcext:value-type="float">
            <text:p>0.2022</text:p>
          </table:table-cell>
          <table:table-cell table:style-name="ce23" office:value-type="float" office:value="0.123208180069923" calcext:value-type="float">
            <text:p>0.1232</text:p>
          </table:table-cell>
          <table:table-cell table:style-name="ce23" office:value-type="float" office:value="0.116471737623215" calcext:value-type="float">
            <text:p>0.1165</text:p>
          </table:table-cell>
          <table:table-cell table:style-name="ce23" office:value-type="float" office:value="0.558116137981415" calcext:value-type="float">
            <text:p>0.5581</text:p>
          </table:table-cell>
          <table:table-cell table:number-columns-repeated="3"/>
          <table:table-cell table:style-name="ce27" table:formula="of:=[.K269]+[.H270]*[.G270]" office:value-type="float" office:value="-4456.46075919408" calcext:value-type="float">
            <text:p>-4456.46075919408</text:p>
          </table:table-cell>
          <table:table-cell table:style-name="ce31" table:formula="of:=[.I270]/[.N269]" office:value-type="float" office:value="-0.301529915844431" calcext:value-type="float">
            <text:p>-0.302</text:p>
          </table:table-cell>
          <table:table-cell table:style-name="ce27" table:formula="of:=[.I270]*(1+SIGN([.I270])*[.O270])" office:value-type="float" office:value="-4401.00706196429" calcext:value-type="float">
            <text:p>-4401.00706196429</text:p>
          </table:table-cell>
          <table:table-cell table:style-name="ce27" table:formula="of:=([.K270]-[.I270])*SIGN([.I270])" office:value-type="float" office:value="-55.4536972297901" calcext:value-type="float">
            <text:p>-55.4536972297901</text:p>
          </table:table-cell>
          <table:table-cell table:style-name="ce27" table:formula="of:=IF([.G270]&lt;&gt;&quot;&quot;;-1;0)" office:value-type="float" office:value="0" calcext:value-type="float">
            <text:p>0</text:p>
          </table:table-cell>
          <table:table-cell table:style-name="ce33" table:formula="of:=[.N269]+[.L270]+[.M270]" office:value-type="currency" office:currency="USD" office:value="14724.0442066973" calcext:value-type="currency">
            <text:p>$14,724.04</text:p>
          </table:table-cell>
          <table:table-cell table:style-name="ce35" table:formula="of:=[.P270]/[.P269]-1" office:value-type="percentage" office:value="0.0124434389140271" calcext:value-type="percentage">
            <text:p>1.24%</text:p>
          </table:table-cell>
          <table:table-cell table:style-name="ce34" office:value-type="float" office:value="8.95" calcext:value-type="float">
            <text:p>8.95</text:p>
          </table:table-cell>
        </table:table-row>
        <table:table-row table:style-name="ro1">
          <table:table-cell table:style-name="ce3" office:value-type="string" calcext:value-type="string">
            <text:p>2016-11-23</text:p>
          </table:table-cell>
          <table:table-cell table:style-name="ce23" office:value-type="float" office:value="0.646586894989014" calcext:value-type="float">
            <text:p>0.6466</text:p>
          </table:table-cell>
          <table:table-cell table:style-name="ce23" office:value-type="float" office:value="0.123905025422573" calcext:value-type="float">
            <text:p>0.1239</text:p>
          </table:table-cell>
          <table:table-cell table:style-name="ce23" office:value-type="float" office:value="0.20462492108345" calcext:value-type="float">
            <text:p>0.2046</text:p>
          </table:table-cell>
          <table:table-cell table:style-name="ce23" office:value-type="float" office:value="0.0248832106590271" calcext:value-type="float">
            <text:p>0.02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table:style-name="ce27" table:formula="of:=[.K270]+[.H271]*[.G271]" office:value-type="float" office:value="-1901.00706196429" calcext:value-type="float">
            <text:p>-1901.00706196429</text:p>
          </table:table-cell>
          <table:table-cell table:style-name="ce31" table:formula="of:=[.I271]/[.N270]" office:value-type="float" office:value="-0.129109029779985" calcext:value-type="float">
            <text:p>-0.129</text:p>
          </table:table-cell>
          <table:table-cell table:style-name="ce27" table:formula="of:=[.I271]*(1+SIGN([.I271])*[.O271])" office:value-type="float" office:value="-2183.50308346289" calcext:value-type="float">
            <text:p>-2183.50308346289</text:p>
          </table:table-cell>
          <table:table-cell table:style-name="ce27" table:formula="of:=([.K271]-[.I271])*SIGN([.I271])" office:value-type="float" office:value="282.496021498603" calcext:value-type="float">
            <text:p>282.496021498603</text:p>
          </table:table-cell>
          <table:table-cell table:style-name="ce27" table:formula="of:=IF([.G271]&lt;&gt;&quot;&quot;;-1;0)" office:value-type="float" office:value="-1" calcext:value-type="float">
            <text:p>-1</text:p>
          </table:table-cell>
          <table:table-cell table:style-name="ce33" table:formula="of:=[.N270]+[.L271]+[.M271]" office:value-type="currency" office:currency="USD" office:value="15005.5402281959" calcext:value-type="currency">
            <text:p>$15,005.54</text:p>
          </table:table-cell>
          <table:table-cell table:style-name="ce35" table:formula="of:=[.P271]/[.P270]-1" office:value-type="percentage" office:value="-0.148603351955307" calcext:value-type="percentage">
            <text:p>-14.86%</text:p>
          </table:table-cell>
          <table:table-cell table:style-name="ce34" office:value-type="float" office:value="7.62" calcext:value-type="float">
            <text:p>7.62</text:p>
          </table:table-cell>
        </table:table-row>
        <table:table-row table:style-name="ro1">
          <table:table-cell table:style-name="ce3" office:value-type="string" calcext:value-type="string">
            <text:p>2016-11-25</text:p>
          </table:table-cell>
          <table:table-cell table:style-name="ce23" office:value-type="float" office:value="0.263247489929199" calcext:value-type="float">
            <text:p>0.2632</text:p>
          </table:table-cell>
          <table:table-cell table:style-name="ce23" office:value-type="float" office:value="0.25732433795929" calcext:value-type="float">
            <text:p>0.2573</text:p>
          </table:table-cell>
          <table:table-cell table:style-name="ce23" office:value-type="float" office:value="0.248059689998627" calcext:value-type="float">
            <text:p>0.2481</text:p>
          </table:table-cell>
          <table:table-cell table:style-name="ce23" office:value-type="float" office:value="0.231368482112884" calcext:value-type="float">
            <text:p>0.231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table:style-name="ce27" table:formula="of:=[.K271]+[.H272]*[.G272]" office:value-type="float" office:value="-4483.50308346289" calcext:value-type="float">
            <text:p>-4483.50308346289</text:p>
          </table:table-cell>
          <table:table-cell table:style-name="ce31" table:formula="of:=[.I272]/[.N271]" office:value-type="float" office:value="-0.298789847968169" calcext:value-type="float">
            <text:p>-0.299</text:p>
          </table:table-cell>
          <table:table-cell table:style-name="ce27" table:formula="of:=[.I272]*(1+SIGN([.I272])*[.O272])" office:value-type="float" office:value="-4412.89673569182" calcext:value-type="float">
            <text:p>-4412.89673569182</text:p>
          </table:table-cell>
          <table:table-cell table:style-name="ce27" table:formula="of:=([.K272]-[.I272])*SIGN([.I272])" office:value-type="float" office:value="-70.6063477710686" calcext:value-type="float">
            <text:p>-70.6063477710686</text:p>
          </table:table-cell>
          <table:table-cell table:style-name="ce27" table:formula="of:=IF([.G272]&lt;&gt;&quot;&quot;;-1;0)" office:value-type="float" office:value="-1" calcext:value-type="float">
            <text:p>-1</text:p>
          </table:table-cell>
          <table:table-cell table:style-name="ce33" table:formula="of:=[.N271]+[.L272]+[.M272]" office:value-type="currency" office:currency="USD" office:value="14933.9338804248" calcext:value-type="currency">
            <text:p>$14,933.93</text:p>
          </table:table-cell>
          <table:table-cell table:style-name="ce35" table:formula="of:=[.P272]/[.P271]-1" office:value-type="percentage" office:value="0.015748031496063" calcext:value-type="percentage">
            <text:p>1.57%</text:p>
          </table:table-cell>
          <table:table-cell table:style-name="ce34" office:value-type="float" office:value="7.74" calcext:value-type="float">
            <text:p>7.74</text:p>
          </table:table-cell>
        </table:table-row>
        <table:table-row table:style-name="ro1">
          <table:table-cell table:style-name="ce3" office:value-type="string" calcext:value-type="string">
            <text:p>2016-11-28</text:p>
          </table:table-cell>
          <table:table-cell table:style-name="ce24" office:value-type="float" office:value="0.0593996196985245" calcext:value-type="float">
            <text:p>0.0594</text:p>
          </table:table-cell>
          <table:table-cell table:style-name="ce24" office:value-type="float" office:value="0.390493929386139" calcext:value-type="float">
            <text:p>0.3905</text:p>
          </table:table-cell>
          <table:table-cell table:style-name="ce24" office:value-type="float" office:value="0.100450284779072" calcext:value-type="float">
            <text:p>0.1005</text:p>
          </table:table-cell>
          <table:table-cell table:style-name="ce24" office:value-type="float" office:value="0.449656158685684" calcext:value-type="float">
            <text:p>0.4497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table:style-name="ce27" table:formula="of:=[.K272]+[.H273]*[.G273]" office:value-type="float" office:value="-6712.89673569182" calcext:value-type="float">
            <text:p>-6712.89673569182</text:p>
          </table:table-cell>
          <table:table-cell table:style-name="ce31" table:formula="of:=[.I273]/[.N272]" office:value-type="float" office:value="-0.449506257992142" calcext:value-type="float">
            <text:p>-0.450</text:p>
          </table:table-cell>
          <table:table-cell table:style-name="ce27" table:formula="of:=[.I273]*(1+SIGN([.I273])*[.O273])" office:value-type="float" office:value="-5949.67333421782" calcext:value-type="float">
            <text:p>-5949.67333421782</text:p>
          </table:table-cell>
          <table:table-cell table:style-name="ce27" table:formula="of:=([.K273]-[.I273])*SIGN([.I273])" office:value-type="float" office:value="-763.223401474005" calcext:value-type="float">
            <text:p>-763.223401474005</text:p>
          </table:table-cell>
          <table:table-cell table:style-name="ce27" table:formula="of:=IF([.G273]&lt;&gt;&quot;&quot;;-1;0)" office:value-type="float" office:value="-1" calcext:value-type="float">
            <text:p>-1</text:p>
          </table:table-cell>
          <table:table-cell table:style-name="ce33" table:formula="of:=[.N272]+[.L273]+[.M273]" office:value-type="currency" office:currency="USD" office:value="14169.7104789508" calcext:value-type="currency">
            <text:p>$14,169.71</text:p>
          </table:table-cell>
          <table:table-cell table:style-name="ce35" table:formula="of:=[.P273]/[.P272]-1" office:value-type="percentage" office:value="0.113695090439276" calcext:value-type="percentage">
            <text:p>11.37%</text:p>
          </table:table-cell>
          <table:table-cell table:style-name="ce34" office:value-type="float" office:value="8.62" calcext:value-type="float">
            <text:p>8.62</text:p>
          </table:table-cell>
        </table:table-row>
        <table:table-row table:style-name="ro1">
          <table:table-cell table:style-name="ce3" office:value-type="string" calcext:value-type="string">
            <text:p>2016-11-29</text:p>
          </table:table-cell>
          <table:table-cell table:style-name="ce24" office:value-type="float" office:value="0.370663076639175" calcext:value-type="float">
            <text:p>0.3707</text:p>
          </table:table-cell>
          <table:table-cell table:style-name="ce24" office:value-type="float" office:value="0.279061079025269" calcext:value-type="float">
            <text:p>0.2791</text:p>
          </table:table-cell>
          <table:table-cell table:style-name="ce24" office:value-type="float" office:value="0.219198182225227" calcext:value-type="float">
            <text:p>0.2192</text:p>
          </table:table-cell>
          <table:table-cell table:style-name="ce24" office:value-type="float" office:value="0.131077647209167" calcext:value-type="float">
            <text:p>0.13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table:style-name="ce27" table:formula="of:=[.K273]+[.H274]*[.G274]" office:value-type="float" office:value="-3649.67333421782" calcext:value-type="float">
            <text:p>-3649.67333421782</text:p>
          </table:table-cell>
          <table:table-cell table:style-name="ce31" table:formula="of:=[.I274]/[.N273]" office:value-type="float" office:value="-0.257568659545968" calcext:value-type="float">
            <text:p>-0.258</text:p>
          </table:table-cell>
          <table:table-cell table:style-name="ce27" table:formula="of:=[.I274]*(1+SIGN([.I274])*[.O274])" office:value-type="float" office:value="-3742.82044947627" calcext:value-type="float">
            <text:p>-3742.82044947627</text:p>
          </table:table-cell>
          <table:table-cell table:style-name="ce27" table:formula="of:=([.K274]-[.I274])*SIGN([.I274])" office:value-type="float" office:value="93.1471152584586" calcext:value-type="float">
            <text:p>93.1471152584586</text:p>
          </table:table-cell>
          <table:table-cell table:style-name="ce27" table:formula="of:=IF([.G274]&lt;&gt;&quot;&quot;;-1;0)" office:value-type="float" office:value="-1" calcext:value-type="float">
            <text:p>-1</text:p>
          </table:table-cell>
          <table:table-cell table:style-name="ce33" table:formula="of:=[.N273]+[.L274]+[.M274]" office:value-type="currency" office:currency="USD" office:value="14261.8575942093" calcext:value-type="currency">
            <text:p>$14,261.86</text:p>
          </table:table-cell>
          <table:table-cell table:style-name="ce35" table:formula="of:=[.P274]/[.P273]-1" office:value-type="percentage" office:value="-0.0255220417633409" calcext:value-type="percentage">
            <text:p>-2.55%</text:p>
          </table:table-cell>
          <table:table-cell table:style-name="ce34" office:value-type="float" office:value="8.4" calcext:value-type="float">
            <text:p>8.4</text:p>
          </table:table-cell>
        </table:table-row>
        <table:table-row table:style-name="ro1">
          <table:table-cell table:style-name="ce3" office:value-type="string" calcext:value-type="string">
            <text:p>2016-11-30</text:p>
          </table:table-cell>
          <table:table-cell table:style-name="ce24" office:value-type="float" office:value="0.527635991573334" calcext:value-type="float">
            <text:p>0.5276</text:p>
          </table:table-cell>
          <table:table-cell table:style-name="ce24" office:value-type="float" office:value="0.266300469636917" calcext:value-type="float">
            <text:p>0.2663</text:p>
          </table:table-cell>
          <table:table-cell table:style-name="ce24" office:value-type="float" office:value="0.179219275712967" calcext:value-type="float">
            <text:p>0.1792</text:p>
          </table:table-cell>
          <table:table-cell table:style-name="ce24" office:value-type="float" office:value="0.0268442835658789" calcext:value-type="float">
            <text:p>0.02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table:style-name="ce27" table:formula="of:=[.K274]+[.H275]*[.G275]" office:value-type="float" office:value="-1442.82044947627" calcext:value-type="float">
            <text:p>-1442.82044947627</text:p>
          </table:table-cell>
          <table:table-cell table:style-name="ce31" table:formula="of:=[.I275]/[.N274]" office:value-type="float" office:value="-0.101166376115135" calcext:value-type="float">
            <text:p>-0.101</text:p>
          </table:table-cell>
          <table:table-cell table:style-name="ce27" table:formula="of:=[.I275]*(1+SIGN([.I275])*[.O275])" office:value-type="float" office:value="-1523.54968891126" calcext:value-type="float">
            <text:p>-1523.54968891126</text:p>
          </table:table-cell>
          <table:table-cell table:style-name="ce27" table:formula="of:=([.K275]-[.I275])*SIGN([.I275])" office:value-type="float" office:value="80.729239434982" calcext:value-type="float">
            <text:p>80.729239434982</text:p>
          </table:table-cell>
          <table:table-cell table:style-name="ce27" table:formula="of:=IF([.G275]&lt;&gt;&quot;&quot;;-1;0)" office:value-type="float" office:value="-1" calcext:value-type="float">
            <text:p>-1</text:p>
          </table:table-cell>
          <table:table-cell table:style-name="ce33" table:formula="of:=[.N274]+[.L275]+[.M275]" office:value-type="currency" office:currency="USD" office:value="14341.5868336442" calcext:value-type="currency">
            <text:p>$14,341.59</text:p>
          </table:table-cell>
          <table:table-cell table:style-name="ce35" table:formula="of:=[.P275]/[.P274]-1" office:value-type="percentage" office:value="-0.055952380952381" calcext:value-type="percentage">
            <text:p>-5.60%</text:p>
          </table:table-cell>
          <table:table-cell table:style-name="ce34" office:value-type="float" office:value="7.93" calcext:value-type="float">
            <text:p>7.93</text:p>
          </table:table-cell>
        </table:table-row>
        <table:table-row table:style-name="ro1">
          <table:table-cell table:style-name="ce3" office:value-type="string" calcext:value-type="string">
            <text:p>2016-12-01</text:p>
          </table:table-cell>
          <table:table-cell table:style-name="ce24" office:value-type="float" office:value="0.0463993921875954" calcext:value-type="float">
            <text:p>0.0464</text:p>
          </table:table-cell>
          <table:table-cell table:style-name="ce24" office:value-type="float" office:value="0.562721192836762" calcext:value-type="float">
            <text:p>0.5627</text:p>
          </table:table-cell>
          <table:table-cell table:style-name="ce24" office:value-type="float" office:value="0.163792639970779" calcext:value-type="float">
            <text:p>0.1638</text:p>
          </table:table-cell>
          <table:table-cell table:style-name="ce24" office:value-type="float" office:value="0.227086767554283" calcext:value-type="float">
            <text:p>0.227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300" calcext:value-type="float">
            <text:p>2300</text:p>
          </table:table-cell>
          <table:table-cell table:style-name="ce27" table:formula="of:=[.K275]+[.H276]*[.G276]" office:value-type="float" office:value="-3823.54968891126" calcext:value-type="float">
            <text:p>-3823.54968891126</text:p>
          </table:table-cell>
          <table:table-cell table:style-name="ce31" table:formula="of:=[.I276]/[.N275]" office:value-type="float" office:value="-0.266605762197912" calcext:value-type="float">
            <text:p>-0.267</text:p>
          </table:table-cell>
          <table:table-cell table:style-name="ce27" table:formula="of:=[.I276]*(1+SIGN([.I276])*[.O276])" office:value-type="float" office:value="-3919.98221574382" calcext:value-type="float">
            <text:p>-3919.98221574382</text:p>
          </table:table-cell>
          <table:table-cell table:style-name="ce27" table:formula="of:=([.K276]-[.I276])*SIGN([.I276])" office:value-type="float" office:value="96.4325268325656" calcext:value-type="float">
            <text:p>96.4325268325656</text:p>
          </table:table-cell>
          <table:table-cell table:style-name="ce27" table:formula="of:=IF([.G276]&lt;&gt;&quot;&quot;;-1;0)" office:value-type="float" office:value="-1" calcext:value-type="float">
            <text:p>-1</text:p>
          </table:table-cell>
          <table:table-cell table:style-name="ce33" table:formula="of:=[.N275]+[.L276]+[.M276]" office:value-type="currency" office:currency="USD" office:value="14437.0193604768" calcext:value-type="currency">
            <text:p>$14,437.02</text:p>
          </table:table-cell>
          <table:table-cell table:style-name="ce35" table:formula="of:=[.P276]/[.P275]-1" office:value-type="percentage" office:value="-0.0252206809583858" calcext:value-type="percentage">
            <text:p>-2.52%</text:p>
          </table:table-cell>
          <table:table-cell table:style-name="ce34" office:value-type="float" office:value="7.73" calcext:value-type="float">
            <text:p>7.73</text:p>
          </table:table-cell>
        </table:table-row>
        <table:table-row table:style-name="ro1">
          <table:table-cell table:style-name="ce3" office:value-type="string" calcext:value-type="string">
            <text:p>2016-12-02</text:p>
          </table:table-cell>
          <table:table-cell table:style-name="ce24" office:value-type="float" office:value="0.478974163532257" calcext:value-type="float">
            <text:p>0.4790</text:p>
          </table:table-cell>
          <table:table-cell table:style-name="ce24" office:value-type="float" office:value="0.156116411089897" calcext:value-type="float">
            <text:p>0.1561</text:p>
          </table:table-cell>
          <table:table-cell table:style-name="ce24" office:value-type="float" office:value="0.253959059715271" calcext:value-type="float">
            <text:p>0.2540</text:p>
          </table:table-cell>
          <table:table-cell table:style-name="ce24" office:value-type="float" office:value="0.110950313508511" calcext:value-type="float">
            <text:p>0.1110</text:p>
          </table:table-cell>
          <table:table-cell table:number-columns-repeated="3"/>
          <table:table-cell table:style-name="ce27" table:formula="of:=[.K276]+[.H277]*[.G277]" office:value-type="float" office:value="-3919.98221574382" calcext:value-type="float">
            <text:p>-3919.98221574382</text:p>
          </table:table-cell>
          <table:table-cell table:style-name="ce31" table:formula="of:=[.I277]/[.N276]" office:value-type="float" office:value="-0.271522958989393" calcext:value-type="float">
            <text:p>-0.272</text:p>
          </table:table-cell>
          <table:table-cell table:style-name="ce27" table:formula="of:=[.I277]*(1+SIGN([.I277])*[.O277])" office:value-type="float" office:value="-3519.36307597182" calcext:value-type="float">
            <text:p>-3519.36307597182</text:p>
          </table:table-cell>
          <table:table-cell table:style-name="ce27" table:formula="of:=([.K277]-[.I277])*SIGN([.I277])" office:value-type="float" office:value="-400.619139772007" calcext:value-type="float">
            <text:p>-400.619139772007</text:p>
          </table:table-cell>
          <table:table-cell table:style-name="ce27" table:formula="of:=IF([.G277]&lt;&gt;&quot;&quot;;-1;0)" office:value-type="float" office:value="0" calcext:value-type="float">
            <text:p>0</text:p>
          </table:table-cell>
          <table:table-cell table:style-name="ce33" table:formula="of:=[.N276]+[.L277]+[.M277]" office:value-type="currency" office:currency="USD" office:value="14036.4002207048" calcext:value-type="currency">
            <text:p>$14,036.40</text:p>
          </table:table-cell>
          <table:table-cell table:style-name="ce35" table:formula="of:=[.P277]/[.P276]-1" office:value-type="percentage" office:value="0.102199223803363" calcext:value-type="percentage">
            <text:p>10.22%</text:p>
          </table:table-cell>
          <table:table-cell table:style-name="ce34" office:value-type="float" office:value="8.52" calcext:value-type="float">
            <text:p>8.52</text:p>
          </table:table-cell>
        </table:table-row>
        <table:table-row table:style-name="ro1">
          <table:table-cell table:style-name="ce3" office:value-type="string" calcext:value-type="string">
            <text:p>2016-12-05</text:p>
          </table:table-cell>
          <table:table-cell table:style-name="ce24" office:value-type="float" office:value="0.18426638841629" calcext:value-type="float">
            <text:p>0.1843</text:p>
          </table:table-cell>
          <table:table-cell table:style-name="ce24" office:value-type="float" office:value="0.268234431743622" calcext:value-type="float">
            <text:p>0.2682</text:p>
          </table:table-cell>
          <table:table-cell table:style-name="ce24" office:value-type="float" office:value="0.191188246011734" calcext:value-type="float">
            <text:p>0.1912</text:p>
          </table:table-cell>
          <table:table-cell table:style-name="ce24" office:value-type="float" office:value="0.356310993432999" calcext:value-type="float">
            <text:p>0.3563</text:p>
          </table:table-cell>
          <table:table-cell table:number-columns-repeated="3"/>
          <table:table-cell table:style-name="ce27" table:formula="of:=[.K277]+[.H278]*[.G278]" office:value-type="float" office:value="-3519.36307597182" calcext:value-type="float">
            <text:p>-3519.36307597182</text:p>
          </table:table-cell>
          <table:table-cell table:style-name="ce31" table:formula="of:=[.I278]/[.N277]" office:value-type="float" office:value="-0.250731171855621" calcext:value-type="float">
            <text:p>-0.251</text:p>
          </table:table-cell>
          <table:table-cell table:style-name="ce27" table:formula="of:=[.I278]*(1+SIGN([.I278])*[.O278])" office:value-type="float" office:value="-3535.88590731441" calcext:value-type="float">
            <text:p>-3535.88590731441</text:p>
          </table:table-cell>
          <table:table-cell table:style-name="ce27" table:formula="of:=([.K278]-[.I278])*SIGN([.I278])" office:value-type="float" office:value="16.5228313425901" calcext:value-type="float">
            <text:p>16.5228313425901</text:p>
          </table:table-cell>
          <table:table-cell table:style-name="ce27" table:formula="of:=IF([.G278]&lt;&gt;&quot;&quot;;-1;0)" office:value-type="float" office:value="0" calcext:value-type="float">
            <text:p>0</text:p>
          </table:table-cell>
          <table:table-cell table:style-name="ce33" table:formula="of:=[.N277]+[.L278]+[.M278]" office:value-type="currency" office:currency="USD" office:value="14052.9230520474" calcext:value-type="currency">
            <text:p>$14,052.92</text:p>
          </table:table-cell>
          <table:table-cell table:style-name="ce35" table:formula="of:=[.P278]/[.P277]-1" office:value-type="percentage" office:value="-0.00469483568075102" calcext:value-type="percentage">
            <text:p>-0.47%</text:p>
          </table:table-cell>
          <table:table-cell table:style-name="ce34" office:value-type="float" office:value="8.48" calcext:value-type="float">
            <text:p>8.48</text:p>
          </table:table-cell>
        </table:table-row>
        <table:table-row table:style-name="ro1">
          <table:table-cell table:style-name="ce3" office:value-type="string" calcext:value-type="string">
            <text:p>2016-12-06</text:p>
          </table:table-cell>
          <table:table-cell table:style-name="ce24" office:value-type="float" office:value="0.0244677048176527" calcext:value-type="float">
            <text:p>0.0245</text:p>
          </table:table-cell>
          <table:table-cell table:style-name="ce24" office:value-type="float" office:value="0.491902023553848" calcext:value-type="float">
            <text:p>0.4919</text:p>
          </table:table-cell>
          <table:table-cell table:style-name="ce24" office:value-type="float" office:value="0.204332932829857" calcext:value-type="float">
            <text:p>0.2043</text:p>
          </table:table-cell>
          <table:table-cell table:style-name="ce24" office:value-type="float" office:value="0.279297262430191" calcext:value-type="float">
            <text:p>0.27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style-name="ce27" table:formula="of:=[.K278]+[.H279]*[.G279]" office:value-type="float" office:value="-1535.88590731441" calcext:value-type="float">
            <text:p>-1535.88590731441</text:p>
          </table:table-cell>
          <table:table-cell table:style-name="ce31" table:formula="of:=[.I279]/[.N278]" office:value-type="float" office:value="-0.109292984927477" calcext:value-type="float">
            <text:p>-0.109</text:p>
          </table:table-cell>
          <table:table-cell table:style-name="ce27" table:formula="of:=[.I279]*(1+SIGN([.I279])*[.O279])" office:value-type="float" office:value="-1563.05370048624" calcext:value-type="float">
            <text:p>-1563.05370048624</text:p>
          </table:table-cell>
          <table:table-cell table:style-name="ce27" table:formula="of:=([.K279]-[.I279])*SIGN([.I279])" office:value-type="float" office:value="27.167793171835" calcext:value-type="float">
            <text:p>27.167793171835</text:p>
          </table:table-cell>
          <table:table-cell table:style-name="ce27" table:formula="of:=IF([.G279]&lt;&gt;&quot;&quot;;-1;0)" office:value-type="float" office:value="-1" calcext:value-type="float">
            <text:p>-1</text:p>
          </table:table-cell>
          <table:table-cell table:style-name="ce33" table:formula="of:=[.N278]+[.L279]+[.M279]" office:value-type="currency" office:currency="USD" office:value="14079.0908452192" calcext:value-type="currency">
            <text:p>$14,079.09</text:p>
          </table:table-cell>
          <table:table-cell table:style-name="ce35" table:formula="of:=[.P279]/[.P278]-1" office:value-type="percentage" office:value="-0.0176886792452831" calcext:value-type="percentage">
            <text:p>-1.77%</text:p>
          </table:table-cell>
          <table:table-cell table:style-name="ce34" office:value-type="float" office:value="8.33" calcext:value-type="float">
            <text:p>8.33</text:p>
          </table:table-cell>
        </table:table-row>
        <table:table-row table:style-name="ro1">
          <table:table-cell table:style-name="ce3" office:value-type="string" calcext:value-type="string">
            <text:p>2016-12-07</text:p>
          </table:table-cell>
          <table:table-cell table:style-name="ce24" office:value-type="float" office:value="0.199754506349564" calcext:value-type="float">
            <text:p>0.1998</text:p>
          </table:table-cell>
          <table:table-cell table:style-name="ce24" office:value-type="float" office:value="0.203716710209846" calcext:value-type="float">
            <text:p>0.2037</text:p>
          </table:table-cell>
          <table:table-cell table:style-name="ce24" office:value-type="float" office:value="0.419246196746826" calcext:value-type="float">
            <text:p>0.4192</text:p>
          </table:table-cell>
          <table:table-cell table:style-name="ce24" office:value-type="float" office:value="0.177282586693764" calcext:value-type="float">
            <text:p>0.1773</text:p>
          </table:table-cell>
          <table:table-cell table:number-columns-repeated="3"/>
          <table:table-cell table:style-name="ce27" table:formula="of:=[.K279]+[.H280]*[.G280]" office:value-type="float" office:value="-1563.05370048624" calcext:value-type="float">
            <text:p>-1563.05370048624</text:p>
          </table:table-cell>
          <table:table-cell table:style-name="ce31" table:formula="of:=[.I280]/[.N279]" office:value-type="float" office:value="-0.111019505284107" calcext:value-type="float">
            <text:p>-0.111</text:p>
          </table:table-cell>
          <table:table-cell table:style-name="ce27" table:formula="of:=[.I280]*(1+SIGN([.I280])*[.O280])" office:value-type="float" office:value="-1506.76125028866" calcext:value-type="float">
            <text:p>-1506.76125028866</text:p>
          </table:table-cell>
          <table:table-cell table:style-name="ce27" table:formula="of:=([.K280]-[.I280])*SIGN([.I280])" office:value-type="float" office:value="-56.292450197584" calcext:value-type="float">
            <text:p>-56.292450197584</text:p>
          </table:table-cell>
          <table:table-cell table:style-name="ce27" table:formula="of:=IF([.G280]&lt;&gt;&quot;&quot;;-1;0)" office:value-type="float" office:value="0" calcext:value-type="float">
            <text:p>0</text:p>
          </table:table-cell>
          <table:table-cell table:style-name="ce33" table:formula="of:=[.N279]+[.L280]+[.M280]" office:value-type="currency" office:currency="USD" office:value="14022.7983950216" calcext:value-type="currency">
            <text:p>$14,022.80</text:p>
          </table:table-cell>
          <table:table-cell table:style-name="ce35" table:formula="of:=[.P280]/[.P279]-1" office:value-type="percentage" office:value="0.0360144057623051" calcext:value-type="percentage">
            <text:p>3.60%</text:p>
          </table:table-cell>
          <table:table-cell table:style-name="ce34" office:value-type="float" office:value="8.63" calcext:value-type="float">
            <text:p>8.63</text:p>
          </table:table-cell>
        </table:table-row>
        <table:table-row table:style-name="ro1">
          <table:table-cell table:style-name="ce3" office:value-type="string" calcext:value-type="string">
            <text:p>2016-12-08</text:p>
          </table:table-cell>
          <table:table-cell table:style-name="ce24" office:value-type="float" office:value="0.462298154830933" calcext:value-type="float">
            <text:p>0.4623</text:p>
          </table:table-cell>
          <table:table-cell table:style-name="ce24" office:value-type="float" office:value="0.128867223858833" calcext:value-type="float">
            <text:p>0.1289</text:p>
          </table:table-cell>
          <table:table-cell table:style-name="ce24" office:value-type="float" office:value="0.298388689756393" calcext:value-type="float">
            <text:p>0.2984</text:p>
          </table:table-cell>
          <table:table-cell table:style-name="ce24" office:value-type="float" office:value="0.110445983707905" calcext:value-type="float">
            <text:p>0.1104</text:p>
          </table:table-cell>
          <table:table-cell table:number-columns-repeated="3"/>
          <table:table-cell table:style-name="ce27" table:formula="of:=[.K280]+[.H281]*[.G281]" office:value-type="float" office:value="-1506.76125028866" calcext:value-type="float">
            <text:p>-1506.76125028866</text:p>
          </table:table-cell>
          <table:table-cell table:style-name="ce31" table:formula="of:=[.I281]/[.N280]" office:value-type="float" office:value="-0.107450824567483" calcext:value-type="float">
            <text:p>-0.107</text:p>
          </table:table-cell>
          <table:table-cell table:style-name="ce27" table:formula="of:=[.I281]*(1+SIGN([.I281])*[.O281])" office:value-type="float" office:value="-1506.76125028866" calcext:value-type="float">
            <text:p>-1506.76125028866</text:p>
          </table:table-cell>
          <table:table-cell table:style-name="ce27" table:formula="of:=([.K281]-[.I281])*SIGN([.I281])" office:value-type="float" office:value="-0" calcext:value-type="float">
            <text:p>0</text:p>
          </table:table-cell>
          <table:table-cell table:style-name="ce27" table:formula="of:=IF([.G281]&lt;&gt;&quot;&quot;;-1;0)" office:value-type="float" office:value="0" calcext:value-type="float">
            <text:p>0</text:p>
          </table:table-cell>
          <table:table-cell table:style-name="ce33" table:formula="of:=[.N280]+[.L281]+[.M281]" office:value-type="currency" office:currency="USD" office:value="14022.7983950216" calcext:value-type="currency">
            <text:p>$14,022.80</text:p>
          </table:table-cell>
          <table:table-cell table:style-name="ce35" table:formula="of:=[.P281]/[.P280]-1" office:value-type="percentage" office:value="0" calcext:value-type="percentage">
            <text:p>0.00%</text:p>
          </table:table-cell>
          <table:table-cell table:style-name="ce34" office:value-type="float" office:value="8.63" calcext:value-type="float">
            <text:p>8.63</text:p>
          </table:table-cell>
        </table:table-row>
        <table:table-row table:style-name="ro1">
          <table:table-cell table:style-name="ce3" office:value-type="string" calcext:value-type="string">
            <text:p>2016-12-09</text:p>
          </table:table-cell>
          <table:table-cell table:style-name="ce24" office:value-type="float" office:value="0.449348479509354" calcext:value-type="float">
            <text:p>0.4493</text:p>
          </table:table-cell>
          <table:table-cell table:style-name="ce24" office:value-type="float" office:value="0.0991285666823387" calcext:value-type="float">
            <text:p>0.0991</text:p>
          </table:table-cell>
          <table:table-cell table:style-name="ce24" office:value-type="float" office:value="0.31508269906044" calcext:value-type="float">
            <text:p>0.3151</text:p>
          </table:table-cell>
          <table:table-cell table:style-name="ce24" office:value-type="float" office:value="0.136440217494965" calcext:value-type="float">
            <text:p>0.136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700" calcext:value-type="float">
            <text:p>2700</text:p>
          </table:table-cell>
          <table:table-cell table:style-name="ce27" table:formula="of:=[.K281]+[.H282]*[.G282]" office:value-type="float" office:value="-4206.76125028866" calcext:value-type="float">
            <text:p>-4206.76125028866</text:p>
          </table:table-cell>
          <table:table-cell table:style-name="ce31" table:formula="of:=[.I282]/[.N281]" office:value-type="float" office:value="-0.29999441850224" calcext:value-type="float">
            <text:p>-0.300</text:p>
          </table:table-cell>
          <table:table-cell table:style-name="ce27" table:formula="of:=[.I282]*(1+SIGN([.I282])*[.O282])" office:value-type="float" office:value="-4664.97162981025" calcext:value-type="float">
            <text:p>-4664.97162981025</text:p>
          </table:table-cell>
          <table:table-cell table:style-name="ce27" table:formula="of:=([.K282]-[.I282])*SIGN([.I282])" office:value-type="float" office:value="458.210379521592" calcext:value-type="float">
            <text:p>458.210379521592</text:p>
          </table:table-cell>
          <table:table-cell table:style-name="ce27" table:formula="of:=IF([.G282]&lt;&gt;&quot;&quot;;-1;0)" office:value-type="float" office:value="-1" calcext:value-type="float">
            <text:p>-1</text:p>
          </table:table-cell>
          <table:table-cell table:style-name="ce33" table:formula="of:=[.N281]+[.L282]+[.M282]" office:value-type="currency" office:currency="USD" office:value="14480.0087745432" calcext:value-type="currency">
            <text:p>$14,480.01</text:p>
          </table:table-cell>
          <table:table-cell table:style-name="ce35" table:formula="of:=[.P282]/[.P281]-1" office:value-type="percentage" office:value="-0.108922363847045" calcext:value-type="percentage">
            <text:p>-10.89%</text:p>
          </table:table-cell>
          <table:table-cell table:style-name="ce34" office:value-type="float" office:value="7.69" calcext:value-type="float">
            <text:p>7.69</text:p>
          </table:table-cell>
        </table:table-row>
        <table:table-row table:style-name="ro1">
          <table:table-cell table:style-name="ce3" office:value-type="string" calcext:value-type="string">
            <text:p>2016-12-12</text:p>
          </table:table-cell>
          <table:table-cell table:style-name="ce24" office:value-type="float" office:value="0.160418093204498" calcext:value-type="float">
            <text:p>0.1604</text:p>
          </table:table-cell>
          <table:table-cell table:style-name="ce24" office:value-type="float" office:value="0.164238527417183" calcext:value-type="float">
            <text:p>0.1642</text:p>
          </table:table-cell>
          <table:table-cell table:style-name="ce24" office:value-type="float" office:value="0.388322204351425" calcext:value-type="float">
            <text:p>0.3883</text:p>
          </table:table-cell>
          <table:table-cell table:style-name="ce24" office:value-type="float" office:value="0.28702113032341" calcext:value-type="float">
            <text:p>0.2870</text:p>
          </table:table-cell>
          <table:table-cell table:number-columns-repeated="3"/>
          <table:table-cell table:style-name="ce27" table:formula="of:=[.K282]+[.H283]*[.G283]" office:value-type="float" office:value="-4664.97162981025" calcext:value-type="float">
            <text:p>-4664.97162981025</text:p>
          </table:table-cell>
          <table:table-cell table:style-name="ce31" table:formula="of:=[.I283]/[.N282]" office:value-type="float" office:value="-0.322166353794727" calcext:value-type="float">
            <text:p>-0.322</text:p>
          </table:table-cell>
          <table:table-cell table:style-name="ce27" table:formula="of:=[.I283]*(1+SIGN([.I283])*[.O283])" office:value-type="float" office:value="-4622.50764878467" calcext:value-type="float">
            <text:p>-4622.50764878467</text:p>
          </table:table-cell>
          <table:table-cell table:style-name="ce27" table:formula="of:=([.K283]-[.I283])*SIGN([.I283])" office:value-type="float" office:value="-42.4639810255803" calcext:value-type="float">
            <text:p>-42.4639810255803</text:p>
          </table:table-cell>
          <table:table-cell table:style-name="ce27" table:formula="of:=IF([.G283]&lt;&gt;&quot;&quot;;-1;0)" office:value-type="float" office:value="0" calcext:value-type="float">
            <text:p>0</text:p>
          </table:table-cell>
          <table:table-cell table:style-name="ce33" table:formula="of:=[.N282]+[.L283]+[.M283]" office:value-type="currency" office:currency="USD" office:value="14437.5447935177" calcext:value-type="currency">
            <text:p>$14,437.54</text:p>
          </table:table-cell>
          <table:table-cell table:style-name="ce35" table:formula="of:=[.P283]/[.P282]-1" office:value-type="percentage" office:value="0.00910273081924573" calcext:value-type="percentage">
            <text:p>0.91%</text:p>
          </table:table-cell>
          <table:table-cell table:style-name="ce34" office:value-type="float" office:value="7.76" calcext:value-type="float">
            <text:p>7.76</text:p>
          </table:table-cell>
        </table:table-row>
        <table:table-row table:style-name="ro1">
          <table:table-cell table:style-name="ce3" office:value-type="string" calcext:value-type="string">
            <text:p>2016-12-13</text:p>
          </table:table-cell>
          <table:table-cell table:style-name="ce24" office:value-type="float" office:value="0.10889046639204" calcext:value-type="float">
            <text:p>0.1089</text:p>
          </table:table-cell>
          <table:table-cell table:style-name="ce24" office:value-type="float" office:value="0.426876395940781" calcext:value-type="float">
            <text:p>0.4269</text:p>
          </table:table-cell>
          <table:table-cell table:style-name="ce24" office:value-type="float" office:value="0.386654615402222" calcext:value-type="float">
            <text:p>0.3867</text:p>
          </table:table-cell>
          <table:table-cell table:style-name="ce24" office:value-type="float" office:value="0.0775785371661186" calcext:value-type="float">
            <text:p>0.0776</text:p>
          </table:table-cell>
          <table:table-cell table:number-columns-repeated="3"/>
          <table:table-cell table:style-name="ce27" table:formula="of:=[.K283]+[.H284]*[.G284]" office:value-type="float" office:value="-4622.50764878467" calcext:value-type="float">
            <text:p>-4622.50764878467</text:p>
          </table:table-cell>
          <table:table-cell table:style-name="ce31" table:formula="of:=[.I284]/[.N283]" office:value-type="float" office:value="-0.320172696597287" calcext:value-type="float">
            <text:p>-0.320</text:p>
          </table:table-cell>
          <table:table-cell table:style-name="ce27" table:formula="of:=[.I284]*(1+SIGN([.I284])*[.O284])" office:value-type="float" office:value="-4431.88877666984" calcext:value-type="float">
            <text:p>-4431.88877666984</text:p>
          </table:table-cell>
          <table:table-cell table:style-name="ce27" table:formula="of:=([.K284]-[.I284])*SIGN([.I284])" office:value-type="float" office:value="-190.618872114832" calcext:value-type="float">
            <text:p>-190.618872114832</text:p>
          </table:table-cell>
          <table:table-cell table:style-name="ce27" table:formula="of:=IF([.G284]&lt;&gt;&quot;&quot;;-1;0)" office:value-type="float" office:value="0" calcext:value-type="float">
            <text:p>0</text:p>
          </table:table-cell>
          <table:table-cell table:style-name="ce33" table:formula="of:=[.N283]+[.L284]+[.M284]" office:value-type="currency" office:currency="USD" office:value="14246.9259214028" calcext:value-type="currency">
            <text:p>$14,246.93</text:p>
          </table:table-cell>
          <table:table-cell table:style-name="ce35" table:formula="of:=[.P284]/[.P283]-1" office:value-type="percentage" office:value="0.0412371134020619" calcext:value-type="percentage">
            <text:p>4.12%</text:p>
          </table:table-cell>
          <table:table-cell table:style-name="ce34" office:value-type="float" office:value="8.08" calcext:value-type="float">
            <text:p>8.08</text:p>
          </table:table-cell>
        </table:table-row>
        <table:table-row table:style-name="ro1">
          <table:table-cell table:style-name="ce3" office:value-type="string" calcext:value-type="string">
            <text:p>2016-12-14</text:p>
          </table:table-cell>
          <table:table-cell table:style-name="ce24" office:value-type="float" office:value="0.157151937484741" calcext:value-type="float">
            <text:p>0.1572</text:p>
          </table:table-cell>
          <table:table-cell table:style-name="ce24" office:value-type="float" office:value="0.44090747833252" calcext:value-type="float">
            <text:p>0.4409</text:p>
          </table:table-cell>
          <table:table-cell table:style-name="ce24" office:value-type="float" office:value="0.15114076435566" calcext:value-type="float">
            <text:p>0.1511</text:p>
          </table:table-cell>
          <table:table-cell table:style-name="ce24" office:value-type="float" office:value="0.250799804925919" calcext:value-type="float">
            <text:p>0.2508</text:p>
          </table:table-cell>
          <table:table-cell table:number-columns-repeated="3"/>
          <table:table-cell table:style-name="ce27" table:formula="of:=[.K284]+[.H285]*[.G285]" office:value-type="float" office:value="-4431.88877666984" calcext:value-type="float">
            <text:p>-4431.88877666984</text:p>
          </table:table-cell>
          <table:table-cell table:style-name="ce31" table:formula="of:=[.I285]/[.N284]" office:value-type="float" office:value="-0.311076845708302" calcext:value-type="float">
            <text:p>-0.311</text:p>
          </table:table-cell>
          <table:table-cell table:style-name="ce27" table:formula="of:=[.I285]*(1+SIGN([.I285])*[.O285])" office:value-type="float" office:value="-5073.63504754901" calcext:value-type="float">
            <text:p>-5073.63504754901</text:p>
          </table:table-cell>
          <table:table-cell table:style-name="ce27" table:formula="of:=([.K285]-[.I285])*SIGN([.I285])" office:value-type="float" office:value="641.746270879172" calcext:value-type="float">
            <text:p>641.746270879172</text:p>
          </table:table-cell>
          <table:table-cell table:style-name="ce27" table:formula="of:=IF([.G285]&lt;&gt;&quot;&quot;;-1;0)" office:value-type="float" office:value="0" calcext:value-type="float">
            <text:p>0</text:p>
          </table:table-cell>
          <table:table-cell table:style-name="ce33" table:formula="of:=[.N284]+[.L285]+[.M285]" office:value-type="currency" office:currency="USD" office:value="14888.672192282" calcext:value-type="currency">
            <text:p>$14,888.67</text:p>
          </table:table-cell>
          <table:table-cell table:style-name="ce35" table:formula="of:=[.P285]/[.P284]-1" office:value-type="percentage" office:value="-0.14480198019802" calcext:value-type="percentage">
            <text:p>-14.48%</text:p>
          </table:table-cell>
          <table:table-cell table:style-name="ce34" office:value-type="float" office:value="6.91" calcext:value-type="float">
            <text:p>6.91</text:p>
          </table:table-cell>
        </table:table-row>
        <table:table-row table:style-name="ro1">
          <table:table-cell table:style-name="ce3" office:value-type="string" calcext:value-type="string">
            <text:p>2016-12-15</text:p>
          </table:table-cell>
          <table:table-cell table:style-name="ce24" office:value-type="float" office:value="0.138356029987335" calcext:value-type="float">
            <text:p>0.1384</text:p>
          </table:table-cell>
          <table:table-cell table:style-name="ce24" office:value-type="float" office:value="0.651745915412903" calcext:value-type="float">
            <text:p>0.6517</text:p>
          </table:table-cell>
          <table:table-cell table:style-name="ce24" office:value-type="float" office:value="0.0797152146697044" calcext:value-type="float">
            <text:p>0.0797</text:p>
          </table:table-cell>
          <table:table-cell table:style-name="ce24" office:value-type="float" office:value="0.130182862281799" calcext:value-type="float">
            <text:p>0.1302</text:p>
          </table:table-cell>
          <table:table-cell table:number-columns-repeated="3"/>
          <table:table-cell table:style-name="ce27" table:formula="of:=[.K285]+[.H286]*[.G286]" office:value-type="float" office:value="-5073.63504754901" calcext:value-type="float">
            <text:p>-5073.63504754901</text:p>
          </table:table-cell>
          <table:table-cell table:style-name="ce31" table:formula="of:=[.I286]/[.N285]" office:value-type="float" office:value="-0.340771492717738" calcext:value-type="float">
            <text:p>-0.341</text:p>
          </table:table-cell>
          <table:table-cell table:style-name="ce27" table:formula="of:=[.I286]*(1+SIGN([.I286])*[.O286])" office:value-type="float" office:value="-5793.19544503063" calcext:value-type="float">
            <text:p>-5793.19544503063</text:p>
          </table:table-cell>
          <table:table-cell table:style-name="ce27" table:formula="of:=([.K286]-[.I286])*SIGN([.I286])" office:value-type="float" office:value="719.560397481624" calcext:value-type="float">
            <text:p>719.560397481624</text:p>
          </table:table-cell>
          <table:table-cell table:style-name="ce27" table:formula="of:=IF([.G286]&lt;&gt;&quot;&quot;;-1;0)" office:value-type="float" office:value="0" calcext:value-type="float">
            <text:p>0</text:p>
          </table:table-cell>
          <table:table-cell table:style-name="ce33" table:formula="of:=[.N285]+[.L286]+[.M286]" office:value-type="currency" office:currency="USD" office:value="15608.2325897636" calcext:value-type="currency">
            <text:p>$15,608.23</text:p>
          </table:table-cell>
          <table:table-cell table:style-name="ce35" table:formula="of:=[.P286]/[.P285]-1" office:value-type="percentage" office:value="-0.141823444283647" calcext:value-type="percentage">
            <text:p>-14.18%</text:p>
          </table:table-cell>
          <table:table-cell table:style-name="ce34" office:value-type="float" office:value="5.93" calcext:value-type="float">
            <text:p>5.93</text:p>
          </table:table-cell>
        </table:table-row>
        <table:table-row table:style-name="ro1">
          <table:table-cell table:style-name="ce3" office:value-type="string" calcext:value-type="string">
            <text:p>2016-12-16</text:p>
          </table:table-cell>
          <table:table-cell table:style-name="ce24" office:value-type="float" office:value="0.474206626415253" calcext:value-type="float">
            <text:p>0.4742</text:p>
          </table:table-cell>
          <table:table-cell table:style-name="ce24" office:value-type="float" office:value="0.134945228695869" calcext:value-type="float">
            <text:p>0.1349</text:p>
          </table:table-cell>
          <table:table-cell table:style-name="ce24" office:value-type="float" office:value="0.222574800252914" calcext:value-type="float">
            <text:p>0.2226</text:p>
          </table:table-cell>
          <table:table-cell table:style-name="ce24" office:value-type="float" office:value="0.168273389339447" calcext:value-type="float">
            <text:p>0.1683</text:p>
          </table:table-cell>
          <table:table-cell table:number-columns-repeated="3"/>
          <table:table-cell table:style-name="ce27" table:formula="of:=[.K286]+[.H287]*[.G287]" office:value-type="float" office:value="-5793.19544503063" calcext:value-type="float">
            <text:p>-5793.19544503063</text:p>
          </table:table-cell>
          <table:table-cell table:style-name="ce31" table:formula="of:=[.I287]/[.N286]" office:value-type="float" office:value="-0.371162808582824" calcext:value-type="float">
            <text:p>-0.371</text:p>
          </table:table-cell>
          <table:table-cell table:style-name="ce27" table:formula="of:=[.I287]*(1+SIGN([.I287])*[.O287])" office:value-type="float" office:value="-5822.50334778795" calcext:value-type="float">
            <text:p>-5822.50334778795</text:p>
          </table:table-cell>
          <table:table-cell table:style-name="ce27" table:formula="of:=([.K287]-[.I287])*SIGN([.I287])" office:value-type="float" office:value="29.3079027573212" calcext:value-type="float">
            <text:p>29.3079027573212</text:p>
          </table:table-cell>
          <table:table-cell table:style-name="ce27" table:formula="of:=IF([.G287]&lt;&gt;&quot;&quot;;-1;0)" office:value-type="float" office:value="0" calcext:value-type="float">
            <text:p>0</text:p>
          </table:table-cell>
          <table:table-cell table:style-name="ce33" table:formula="of:=[.N286]+[.L287]+[.M287]" office:value-type="currency" office:currency="USD" office:value="15637.5404925209" calcext:value-type="currency">
            <text:p>$15,637.54</text:p>
          </table:table-cell>
          <table:table-cell table:style-name="ce35" table:formula="of:=[.P287]/[.P286]-1" office:value-type="percentage" office:value="-0.00505902192242824" calcext:value-type="percentage">
            <text:p>-0.51%</text:p>
          </table:table-cell>
          <table:table-cell table:style-name="ce34" office:value-type="float" office:value="5.9" calcext:value-type="float">
            <text:p>5.9</text:p>
          </table:table-cell>
        </table:table-row>
        <table:table-row table:style-name="ro1">
          <table:table-cell table:style-name="ce3" office:value-type="string" calcext:value-type="string">
            <text:p>2016-12-19</text:p>
          </table:table-cell>
          <table:table-cell table:style-name="ce24" office:value-type="float" office:value="0.364775836467743" calcext:value-type="float">
            <text:p>0.3648</text:p>
          </table:table-cell>
          <table:table-cell table:style-name="ce24" office:value-type="float" office:value="0.379713296890259" calcext:value-type="float">
            <text:p>0.3797</text:p>
          </table:table-cell>
          <table:table-cell table:style-name="ce24" office:value-type="float" office:value="0.16461968421936" calcext:value-type="float">
            <text:p>0.1646</text:p>
          </table:table-cell>
          <table:table-cell table:style-name="ce24" office:value-type="float" office:value="0.0908911749720573" calcext:value-type="float">
            <text:p>0.090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000" calcext:value-type="float">
            <text:p>1000</text:p>
          </table:table-cell>
          <table:table-cell table:style-name="ce27" table:formula="of:=[.K287]+[.H288]*[.G288]" office:value-type="float" office:value="-6822.50334778795" calcext:value-type="float">
            <text:p>-6822.50334778795</text:p>
          </table:table-cell>
          <table:table-cell table:style-name="ce31" table:formula="of:=[.I288]/[.N287]" office:value-type="float" office:value="-0.4362900515622" calcext:value-type="float">
            <text:p>-0.436</text:p>
          </table:table-cell>
          <table:table-cell table:style-name="ce27" table:formula="of:=[.I288]*(1+SIGN([.I288])*[.O288])" office:value-type="float" office:value="-6718.4312628217" calcext:value-type="float">
            <text:p>-6718.4312628217</text:p>
          </table:table-cell>
          <table:table-cell table:style-name="ce27" table:formula="of:=([.K288]-[.I288])*SIGN([.I288])" office:value-type="float" office:value="-104.072084966256" calcext:value-type="float">
            <text:p>-104.072084966256</text:p>
          </table:table-cell>
          <table:table-cell table:style-name="ce27" table:formula="of:=IF([.G288]&lt;&gt;&quot;&quot;;-1;0)" office:value-type="float" office:value="-1" calcext:value-type="float">
            <text:p>-1</text:p>
          </table:table-cell>
          <table:table-cell table:style-name="ce33" table:formula="of:=[.N287]+[.L288]+[.M288]" office:value-type="currency" office:currency="USD" office:value="15532.4684075547" calcext:value-type="currency">
            <text:p>$15,532.47</text:p>
          </table:table-cell>
          <table:table-cell table:style-name="ce35" table:formula="of:=[.P288]/[.P287]-1" office:value-type="percentage" office:value="0.0152542372881355" calcext:value-type="percentage">
            <text:p>1.53%</text:p>
          </table:table-cell>
          <table:table-cell table:style-name="ce34" office:value-type="float" office:value="5.99" calcext:value-type="float">
            <text:p>5.99</text:p>
          </table:table-cell>
        </table:table-row>
        <table:table-row table:style-name="ro1">
          <table:table-cell table:style-name="ce3" office:value-type="string" calcext:value-type="string">
            <text:p>2016-12-20</text:p>
          </table:table-cell>
          <table:table-cell table:style-name="ce25" office:value-type="float" office:value="0.341456532478333" calcext:value-type="float">
            <text:p>0.3415</text:p>
          </table:table-cell>
          <table:table-cell table:style-name="ce25" office:value-type="float" office:value="0.156031578779221" calcext:value-type="float">
            <text:p>0.1560</text:p>
          </table:table-cell>
          <table:table-cell table:style-name="ce25" office:value-type="float" office:value="0.349039942026138" calcext:value-type="float">
            <text:p>0.3490</text:p>
          </table:table-cell>
          <table:table-cell table:style-name="ce25" office:value-type="float" office:value="0.153471931815147" calcext:value-type="float">
            <text:p>0.1535</text:p>
          </table:table-cell>
          <table:table-cell table:number-columns-repeated="3"/>
          <table:table-cell table:style-name="ce27" table:formula="of:=[.K288]+[.H289]*[.G289]" office:value-type="float" office:value="-6718.4312628217" calcext:value-type="float">
            <text:p>-6718.4312628217</text:p>
          </table:table-cell>
          <table:table-cell table:style-name="ce31" table:formula="of:=[.I289]/[.N288]" office:value-type="float" office:value="-0.432541118805945" calcext:value-type="float">
            <text:p>-0.433</text:p>
          </table:table-cell>
          <table:table-cell table:style-name="ce27" table:formula="of:=[.I289]*(1+SIGN([.I289])*[.O289])" office:value-type="float" office:value="-6695.99910501595" calcext:value-type="float">
            <text:p>-6695.99910501595</text:p>
          </table:table-cell>
          <table:table-cell table:style-name="ce27" table:formula="of:=([.K289]-[.I289])*SIGN([.I289])" office:value-type="float" office:value="-22.4321578057488" calcext:value-type="float">
            <text:p>-22.4321578057488</text:p>
          </table:table-cell>
          <table:table-cell table:style-name="ce27" table:formula="of:=IF([.G289]&lt;&gt;&quot;&quot;;-1;0)" office:value-type="float" office:value="0" calcext:value-type="float">
            <text:p>0</text:p>
          </table:table-cell>
          <table:table-cell table:style-name="ce33" table:formula="of:=[.N288]+[.L289]+[.M289]" office:value-type="currency" office:currency="USD" office:value="15510.0362497489" calcext:value-type="currency">
            <text:p>$15,510.04</text:p>
          </table:table-cell>
          <table:table-cell table:style-name="ce35" table:formula="of:=[.P289]/[.P288]-1" office:value-type="percentage" office:value="0.003338898163606" calcext:value-type="percentage">
            <text:p>0.33%</text:p>
          </table:table-cell>
          <table:table-cell table:style-name="ce34" office:value-type="float" office:value="6.01" calcext:value-type="float">
            <text:p>6.01</text:p>
          </table:table-cell>
        </table:table-row>
        <table:table-row table:style-name="ro1">
          <table:table-cell table:style-name="ce3" office:value-type="string" calcext:value-type="string">
            <text:p>2016-12-21</text:p>
          </table:table-cell>
          <table:table-cell table:style-name="ce26" office:value-type="float" office:value="0.156972780823708" calcext:value-type="float">
            <text:p>0.1570</text:p>
          </table:table-cell>
          <table:table-cell table:style-name="ce26" office:value-type="float" office:value="0.703353822231293" calcext:value-type="float">
            <text:p>0.7034</text:p>
          </table:table-cell>
          <table:table-cell table:style-name="ce26" office:value-type="float" office:value="0.108030661940575" calcext:value-type="float">
            <text:p>0.1080</text:p>
          </table:table-cell>
          <table:table-cell table:style-name="ce26" office:value-type="float" office:value="0.0316427126526833" calcext:value-type="float">
            <text:p>0.0316</text:p>
          </table:table-cell>
          <table:table-cell table:number-columns-repeated="3"/>
          <table:table-cell table:style-name="ce27" table:formula="of:=[.K289]+[.H290]*[.G290]" office:value-type="float" office:value="-6695.99910501595" calcext:value-type="float">
            <text:p>-6695.99910501595</text:p>
          </table:table-cell>
          <table:table-cell table:style-name="ce31" table:formula="of:=[.I290]/[.N289]" office:value-type="float" office:value="-0.431720403304947" calcext:value-type="float">
            <text:p>-0.432</text:p>
          </table:table-cell>
          <table:table-cell table:style-name="ce27" table:formula="of:=[.I290]*(1+SIGN([.I290])*[.O290])" office:value-type="float" office:value="-6695.99910501595" calcext:value-type="float">
            <text:p>-6695.99910501595</text:p>
          </table:table-cell>
          <table:table-cell table:style-name="ce27" table:formula="of:=([.K290]-[.I290])*SIGN([.I290])" office:value-type="float" office:value="-0" calcext:value-type="float">
            <text:p>0</text:p>
          </table:table-cell>
          <table:table-cell table:style-name="ce27" table:formula="of:=IF([.G290]&lt;&gt;&quot;&quot;;-1;0)" office:value-type="float" office:value="0" calcext:value-type="float">
            <text:p>0</text:p>
          </table:table-cell>
          <table:table-cell table:style-name="ce33" table:formula="of:=[.N289]+[.L290]+[.M290]" office:value-type="currency" office:currency="USD" office:value="15510.0362497489" calcext:value-type="currency">
            <text:p>$15,510.04</text:p>
          </table:table-cell>
          <table:table-cell table:style-name="ce35" table:formula="of:=[.P290]/[.P289]-1" office:value-type="percentage" office:value="0" calcext:value-type="percentage">
            <text:p>0.00%</text:p>
          </table:table-cell>
          <table:table-cell table:style-name="ce34" office:value-type="float" office:value="6.01" calcext:value-type="float">
            <text:p>6.01</text:p>
          </table:table-cell>
        </table:table-row>
        <table:table-row table:style-name="ro1">
          <table:table-cell table:style-name="ce3" office:value-type="string" calcext:value-type="string">
            <text:p>2016-12-22</text:p>
          </table:table-cell>
          <table:table-cell table:style-name="ce26" office:value-type="float" office:value="0.149530619382858" calcext:value-type="float">
            <text:p>0.1495</text:p>
          </table:table-cell>
          <table:table-cell table:style-name="ce26" office:value-type="float" office:value="0.281173288822174" calcext:value-type="float">
            <text:p>0.2812</text:p>
          </table:table-cell>
          <table:table-cell table:style-name="ce26" office:value-type="float" office:value="0.397874742746353" calcext:value-type="float">
            <text:p>0.3979</text:p>
          </table:table-cell>
          <table:table-cell table:style-name="ce26" office:value-type="float" office:value="0.171421349048615" calcext:value-type="float">
            <text:p>0.1714</text:p>
          </table:table-cell>
          <table:table-cell table:number-columns-repeated="3"/>
          <table:table-cell table:style-name="ce27" table:formula="of:=[.K290]+[.H291]*[.G291]" office:value-type="float" office:value="-6695.99910501595" calcext:value-type="float">
            <text:p>-6695.99910501595</text:p>
          </table:table-cell>
          <table:table-cell table:style-name="ce31" table:formula="of:=[.I291]/[.N290]" office:value-type="float" office:value="-0.431720403304947" calcext:value-type="float">
            <text:p>-0.432</text:p>
          </table:table-cell>
          <table:table-cell table:style-name="ce27" table:formula="of:=[.I291]*(1+SIGN([.I291])*[.O291])" office:value-type="float" office:value="-6729.42339339373" calcext:value-type="float">
            <text:p>-6729.42339339373</text:p>
          </table:table-cell>
          <table:table-cell table:style-name="ce27" table:formula="of:=([.K291]-[.I291])*SIGN([.I291])" office:value-type="float" office:value="33.4242883777833" calcext:value-type="float">
            <text:p>33.4242883777833</text:p>
          </table:table-cell>
          <table:table-cell table:style-name="ce27" table:formula="of:=IF([.G291]&lt;&gt;&quot;&quot;;-1;0)" office:value-type="float" office:value="0" calcext:value-type="float">
            <text:p>0</text:p>
          </table:table-cell>
          <table:table-cell table:style-name="ce33" table:formula="of:=[.N290]+[.L291]+[.M291]" office:value-type="currency" office:currency="USD" office:value="15543.4605381267" calcext:value-type="currency">
            <text:p>$15,543.46</text:p>
          </table:table-cell>
          <table:table-cell table:style-name="ce35" table:formula="of:=[.P291]/[.P290]-1" office:value-type="percentage" office:value="-0.00499168053244581" calcext:value-type="percentage">
            <text:p>-0.50%</text:p>
          </table:table-cell>
          <table:table-cell table:style-name="ce34" office:value-type="float" office:value="5.98" calcext:value-type="float">
            <text:p>5.98</text:p>
          </table:table-cell>
        </table:table-row>
        <table:table-row table:style-name="ro1">
          <table:table-cell table:style-name="ce3" office:value-type="string" calcext:value-type="string">
            <text:p>2016-12-23</text:p>
          </table:table-cell>
          <table:table-cell table:style-name="ce26" office:value-type="float" office:value="0.0611638054251671" calcext:value-type="float">
            <text:p>0.0612</text:p>
          </table:table-cell>
          <table:table-cell table:style-name="ce26" office:value-type="float" office:value="0.164796337485313" calcext:value-type="float">
            <text:p>0.1648</text:p>
          </table:table-cell>
          <table:table-cell table:style-name="ce26" office:value-type="float" office:value="0.263902574777603" calcext:value-type="float">
            <text:p>0.2639</text:p>
          </table:table-cell>
          <table:table-cell table:style-name="ce26" office:value-type="float" office:value="0.510137319564819" calcext:value-type="float">
            <text:p>0.5101</text:p>
          </table:table-cell>
          <table:table-cell table:number-columns-repeated="3"/>
          <table:table-cell table:style-name="ce27" table:formula="of:=[.K291]+[.H292]*[.G292]" office:value-type="float" office:value="-6729.42339339373" calcext:value-type="float">
            <text:p>-6729.42339339373</text:p>
          </table:table-cell>
          <table:table-cell table:style-name="ce31" table:formula="of:=[.I292]/[.N291]" office:value-type="float" office:value="-0.432942418252812" calcext:value-type="float">
            <text:p>-0.433</text:p>
          </table:table-cell>
          <table:table-cell table:style-name="ce27" table:formula="of:=[.I292]*(1+SIGN([.I292])*[.O292])" office:value-type="float" office:value="-6436.83976759401" calcext:value-type="float">
            <text:p>-6436.83976759401</text:p>
          </table:table-cell>
          <table:table-cell table:style-name="ce27" table:formula="of:=([.K292]-[.I292])*SIGN([.I292])" office:value-type="float" office:value="-292.583625799727" calcext:value-type="float">
            <text:p>-292.583625799727</text:p>
          </table:table-cell>
          <table:table-cell table:style-name="ce27" table:formula="of:=IF([.G292]&lt;&gt;&quot;&quot;;-1;0)" office:value-type="float" office:value="0" calcext:value-type="float">
            <text:p>0</text:p>
          </table:table-cell>
          <table:table-cell table:style-name="ce33" table:formula="of:=[.N291]+[.L292]+[.M292]" office:value-type="currency" office:currency="USD" office:value="15250.876912327" calcext:value-type="currency">
            <text:p>$15,250.88</text:p>
          </table:table-cell>
          <table:table-cell table:style-name="ce35" table:formula="of:=[.P292]/[.P291]-1" office:value-type="percentage" office:value="0.0434782608695652" calcext:value-type="percentage">
            <text:p>4.35%</text:p>
          </table:table-cell>
          <table:table-cell table:style-name="ce34" office:value-type="float" office:value="6.24" calcext:value-type="float">
            <text:p>6.24</text:p>
          </table:table-cell>
        </table:table-row>
        <table:table-row table:style-name="ro1">
          <table:table-cell table:style-name="ce3" office:value-type="string" calcext:value-type="string">
            <text:p>2016-12-27</text:p>
          </table:table-cell>
          <table:table-cell table:style-name="ce26" office:value-type="float" office:value="0.038048017770052" calcext:value-type="float">
            <text:p>0.0380</text:p>
          </table:table-cell>
          <table:table-cell table:style-name="ce26" office:value-type="float" office:value="0.518302977085114" calcext:value-type="float">
            <text:p>0.5183</text:p>
          </table:table-cell>
          <table:table-cell table:style-name="ce26" office:value-type="float" office:value="0.277512818574905" calcext:value-type="float">
            <text:p>0.2775</text:p>
          </table:table-cell>
          <table:table-cell table:style-name="ce26" office:value-type="float" office:value="0.166136190295219" calcext:value-type="float">
            <text:p>0.16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style-name="ce27" table:formula="of:=[.K292]+[.H293]*[.G293]" office:value-type="float" office:value="-3436.83976759401" calcext:value-type="float">
            <text:p>-3436.83976759401</text:p>
          </table:table-cell>
          <table:table-cell table:style-name="ce31" table:formula="of:=[.I293]/[.N292]" office:value-type="float" office:value="-0.225353583754654" calcext:value-type="float">
            <text:p>-0.225</text:p>
          </table:table-cell>
          <table:table-cell table:style-name="ce27" table:formula="of:=[.I293]*(1+SIGN([.I293])*[.O293])" office:value-type="float" office:value="-3172.46747777908" calcext:value-type="float">
            <text:p>-3172.46747777908</text:p>
          </table:table-cell>
          <table:table-cell table:style-name="ce27" table:formula="of:=([.K293]-[.I293])*SIGN([.I293])" office:value-type="float" office:value="-264.372289814923" calcext:value-type="float">
            <text:p>-264.372289814923</text:p>
          </table:table-cell>
          <table:table-cell table:style-name="ce27" table:formula="of:=IF([.G293]&lt;&gt;&quot;&quot;;-1;0)" office:value-type="float" office:value="-1" calcext:value-type="float">
            <text:p>-1</text:p>
          </table:table-cell>
          <table:table-cell table:style-name="ce33" table:formula="of:=[.N292]+[.L293]+[.M293]" office:value-type="currency" office:currency="USD" office:value="14985.5046225121" calcext:value-type="currency">
            <text:p>$14,985.50</text:p>
          </table:table-cell>
          <table:table-cell table:style-name="ce35" table:formula="of:=[.P293]/[.P292]-1" office:value-type="percentage" office:value="0.0769230769230769" calcext:value-type="percentage">
            <text:p>7.69%</text:p>
          </table:table-cell>
          <table:table-cell table:style-name="ce34" office:value-type="float" office:value="6.72" calcext:value-type="float">
            <text:p>6.72</text:p>
          </table:table-cell>
        </table:table-row>
        <table:table-row table:style-name="ro1">
          <table:table-cell table:style-name="ce3" office:value-type="string" calcext:value-type="string">
            <text:p>2016-12-28</text:p>
          </table:table-cell>
          <table:table-cell table:style-name="ce26" office:value-type="float" office:value="0.296110659837723" calcext:value-type="float">
            <text:p>0.2961</text:p>
          </table:table-cell>
          <table:table-cell table:style-name="ce26" office:value-type="float" office:value="0.319206953048706" calcext:value-type="float">
            <text:p>0.3192</text:p>
          </table:table-cell>
          <table:table-cell table:style-name="ce26" office:value-type="float" office:value="0.106202118098736" calcext:value-type="float">
            <text:p>0.1062</text:p>
          </table:table-cell>
          <table:table-cell table:style-name="ce26" office:value-type="float" office:value="0.278480291366577" calcext:value-type="float">
            <text:p>0.27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table:style-name="ce27" table:formula="of:=[.K293]+[.H294]*[.G294]" office:value-type="float" office:value="27.5325222209181" calcext:value-type="float">
            <text:p>27.5325222209181</text:p>
          </table:table-cell>
          <table:table-cell table:style-name="ce31" table:formula="of:=[.I294]/[.N293]" office:value-type="float" office:value="0.00183727694959015" calcext:value-type="float">
            <text:p>0.002</text:p>
          </table:table-cell>
          <table:table-cell table:style-name="ce27" table:formula="of:=[.I294]*(1+SIGN([.I294])*[.O294])" office:value-type="float" office:value="29.1303918140963" calcext:value-type="float">
            <text:p>29.1303918140963</text:p>
          </table:table-cell>
          <table:table-cell table:style-name="ce27" table:formula="of:=([.K294]-[.I294])*SIGN([.I294])" office:value-type="float" office:value="1.59786959317828" calcext:value-type="float">
            <text:p>1.59786959317828</text:p>
          </table:table-cell>
          <table:table-cell table:style-name="ce27" table:formula="of:=IF([.G294]&lt;&gt;&quot;&quot;;-1;0)" office:value-type="float" office:value="-1" calcext:value-type="float">
            <text:p>-1</text:p>
          </table:table-cell>
          <table:table-cell table:style-name="ce33" table:formula="of:=[.N293]+[.L294]+[.M294]" office:value-type="currency" office:currency="USD" office:value="14986.1024921052" calcext:value-type="currency">
            <text:p>$14,986.10</text:p>
          </table:table-cell>
          <table:table-cell table:style-name="ce35" table:formula="of:=[.P294]/[.P293]-1" office:value-type="percentage" office:value="0.0580357142857144" calcext:value-type="percentage">
            <text:p>5.80%</text:p>
          </table:table-cell>
          <table:table-cell table:style-name="ce34" office:value-type="float" office:value="7.11" calcext:value-type="float">
            <text:p>7.11</text:p>
          </table:table-cell>
        </table:table-row>
        <table:table-row table:style-name="ro1">
          <table:table-cell table:style-name="ce3" office:value-type="string" calcext:value-type="string">
            <text:p>2016-12-29</text:p>
          </table:table-cell>
          <table:table-cell table:style-name="ce26" office:value-type="float" office:value="0.173574388027191" calcext:value-type="float">
            <text:p>0.1736</text:p>
          </table:table-cell>
          <table:table-cell table:style-name="ce26" office:value-type="float" office:value="0.440559953451157" calcext:value-type="float">
            <text:p>0.4406</text:p>
          </table:table-cell>
          <table:table-cell table:style-name="ce26" office:value-type="float" office:value="0.165105000138283" calcext:value-type="float">
            <text:p>0.1651</text:p>
          </table:table-cell>
          <table:table-cell table:style-name="ce26" office:value-type="float" office:value="0.220760613679886" calcext:value-type="float">
            <text:p>0.2208</text:p>
          </table:table-cell>
          <table:table-cell table:number-columns-repeated="3"/>
          <table:table-cell table:style-name="ce27" table:formula="of:=[.K294]+[.H295]*[.G295]" office:value-type="float" office:value="29.1303918140963" calcext:value-type="float">
            <text:p>29.1303918140963</text:p>
          </table:table-cell>
          <table:table-cell table:style-name="ce31" table:formula="of:=[.I295]/[.N294]" office:value-type="float" office:value="0.00194382707775036" calcext:value-type="float">
            <text:p>0.002</text:p>
          </table:table-cell>
          <table:table-cell table:style-name="ce27" table:formula="of:=[.I295]*(1+SIGN([.I295])*[.O295])" office:value-type="float" office:value="35.8906093236968" calcext:value-type="float">
            <text:p>35.8906093236968</text:p>
          </table:table-cell>
          <table:table-cell table:style-name="ce27" table:formula="of:=([.K295]-[.I295])*SIGN([.I295])" office:value-type="float" office:value="6.76021750960041" calcext:value-type="float">
            <text:p>6.76021750960041</text:p>
          </table:table-cell>
          <table:table-cell table:style-name="ce27" table:formula="of:=IF([.G295]&lt;&gt;&quot;&quot;;-1;0)" office:value-type="float" office:value="0" calcext:value-type="float">
            <text:p>0</text:p>
          </table:table-cell>
          <table:table-cell table:style-name="ce33" table:formula="of:=[.N294]+[.L295]+[.M295]" office:value-type="currency" office:currency="USD" office:value="14992.8627096148" calcext:value-type="currency">
            <text:p>$14,992.86</text:p>
          </table:table-cell>
          <table:table-cell table:style-name="ce35" table:formula="of:=[.P295]/[.P294]-1" office:value-type="percentage" office:value="0.232067510548523" calcext:value-type="percentage">
            <text:p>23.21%</text:p>
          </table:table-cell>
          <table:table-cell table:style-name="ce34" office:value-type="float" office:value="8.76" calcext:value-type="float">
            <text:p>8.76</text:p>
          </table:table-cell>
        </table:table-row>
        <table:table-row table:style-name="ro1">
          <table:table-cell table:style-name="ce3" office:value-type="string" calcext:value-type="string">
            <text:p>2016-12-30</text:p>
          </table:table-cell>
          <table:table-cell table:style-name="ce26" office:value-type="float" office:value="0.303398370742798" calcext:value-type="float">
            <text:p>0.3034</text:p>
          </table:table-cell>
          <table:table-cell table:style-name="ce26" office:value-type="float" office:value="0.162230059504509" calcext:value-type="float">
            <text:p>0.1622</text:p>
          </table:table-cell>
          <table:table-cell table:style-name="ce26" office:value-type="float" office:value="0.205202922224998" calcext:value-type="float">
            <text:p>0.2052</text:p>
          </table:table-cell>
          <table:table-cell table:style-name="ce26" office:value-type="float" office:value="0.329168617725372" calcext:value-type="float">
            <text:p>0.3292</text:p>
          </table:table-cell>
          <table:table-cell table:number-columns-repeated="3"/>
          <table:table-cell table:style-name="ce27" table:formula="of:=[.K295]+[.H296]*[.G296]" office:value-type="float" office:value="35.8906093236968" calcext:value-type="float">
            <text:p>35.8906093236968</text:p>
          </table:table-cell>
          <table:table-cell table:style-name="ce31" table:formula="of:=[.I296]/[.N295]" office:value-type="float" office:value="0.00239384632667118" calcext:value-type="float">
            <text:p>0.002</text:p>
          </table:table-cell>
          <table:table-cell table:style-name="ce27" table:formula="of:=[.I296]*(1+SIGN([.I296])*[.O296])" office:value-type="float" office:value="31.3018556202104" calcext:value-type="float">
            <text:p>31.3018556202104</text:p>
          </table:table-cell>
          <table:table-cell table:style-name="ce27" table:formula="of:=([.K296]-[.I296])*SIGN([.I296])" office:value-type="float" office:value="-4.58875370348634" calcext:value-type="float">
            <text:p>-4.58875370348634</text:p>
          </table:table-cell>
          <table:table-cell table:style-name="ce27" table:formula="of:=IF([.G296]&lt;&gt;&quot;&quot;;-1;0)" office:value-type="float" office:value="0" calcext:value-type="float">
            <text:p>0</text:p>
          </table:table-cell>
          <table:table-cell table:style-name="ce33" table:formula="of:=[.N295]+[.L296]+[.M296]" office:value-type="currency" office:currency="USD" office:value="14988.2739559114" calcext:value-type="currency">
            <text:p>$14,988.27</text:p>
          </table:table-cell>
          <table:table-cell table:style-name="ce35" table:formula="of:=[.P296]/[.P295]-1" office:value-type="percentage" office:value="-0.127853881278539" calcext:value-type="percentage">
            <text:p>-12.79%</text:p>
          </table:table-cell>
          <table:table-cell table:style-name="ce34" office:value-type="float" office:value="7.64" calcext:value-type="float">
            <text:p>7.64</text:p>
          </table:table-cell>
        </table:table-row>
        <table:table-row table:style-name="ro1">
          <table:table-cell table:style-name="ce3" office:value-type="string" calcext:value-type="string">
            <text:p>2017-01-03</text:p>
          </table:table-cell>
          <table:table-cell table:style-name="ce26" office:value-type="float" office:value="0.283641576766968" calcext:value-type="float">
            <text:p>0.2836</text:p>
          </table:table-cell>
          <table:table-cell table:style-name="ce26" office:value-type="float" office:value="0.286599338054657" calcext:value-type="float">
            <text:p>0.2866</text:p>
          </table:table-cell>
          <table:table-cell table:style-name="ce26" office:value-type="float" office:value="0.199223235249519" calcext:value-type="float">
            <text:p>0.1992</text:p>
          </table:table-cell>
          <table:table-cell table:style-name="ce26" office:value-type="float" office:value="0.230535849928856" calcext:value-type="float">
            <text:p>0.2305</text:p>
          </table:table-cell>
          <table:table-cell table:number-columns-repeated="3"/>
          <table:table-cell table:style-name="ce27" table:formula="of:=[.K296]+[.H297]*[.G297]" office:value-type="float" office:value="31.3018556202104" calcext:value-type="float">
            <text:p>31.3018556202104</text:p>
          </table:table-cell>
          <table:table-cell table:style-name="ce31" table:formula="of:=[.I297]/[.N296]" office:value-type="float" office:value="0.00208842297066935" calcext:value-type="float">
            <text:p>0.002</text:p>
          </table:table-cell>
          <table:table-cell table:style-name="ce27" table:formula="of:=[.I297]*(1+SIGN([.I297])*[.O297])" office:value-type="float" office:value="35.2350730803416" calcext:value-type="float">
            <text:p>35.2350730803416</text:p>
          </table:table-cell>
          <table:table-cell table:style-name="ce27" table:formula="of:=([.K297]-[.I297])*SIGN([.I297])" office:value-type="float" office:value="3.93321746013115" calcext:value-type="float">
            <text:p>3.93321746013115</text:p>
          </table:table-cell>
          <table:table-cell table:style-name="ce27" table:formula="of:=IF([.G297]&lt;&gt;&quot;&quot;;-1;0)" office:value-type="float" office:value="0" calcext:value-type="float">
            <text:p>0</text:p>
          </table:table-cell>
          <table:table-cell table:style-name="ce33" table:formula="of:=[.N296]+[.L297]+[.M297]" office:value-type="currency" office:currency="USD" office:value="14992.2071733715" calcext:value-type="currency">
            <text:p>$14,992.21</text:p>
          </table:table-cell>
          <table:table-cell table:style-name="ce35" table:formula="of:=[.P297]/[.P296]-1" office:value-type="percentage" office:value="0.12565445026178" calcext:value-type="percentage">
            <text:p>12.57%</text:p>
          </table:table-cell>
          <table:table-cell table:style-name="ce34" office:value-type="float" office:value="8.6" calcext:value-type="float">
            <text:p>8.6</text:p>
          </table:table-cell>
        </table:table-row>
        <table:table-row table:style-name="ro1">
          <table:table-cell table:style-name="ce3" office:value-type="string" calcext:value-type="string">
            <text:p>2017-01-04</text:p>
          </table:table-cell>
          <table:table-cell table:style-name="ce26" office:value-type="float" office:value="0.283641576766968" calcext:value-type="float">
            <text:p>0.2836</text:p>
          </table:table-cell>
          <table:table-cell table:style-name="ce26" office:value-type="float" office:value="0.286599338054657" calcext:value-type="float">
            <text:p>0.2866</text:p>
          </table:table-cell>
          <table:table-cell table:style-name="ce26" office:value-type="float" office:value="0.199223235249519" calcext:value-type="float">
            <text:p>0.1992</text:p>
          </table:table-cell>
          <table:table-cell table:style-name="ce26" office:value-type="float" office:value="0.230535849928856" calcext:value-type="float">
            <text:p>0.2305</text:p>
          </table:table-cell>
          <table:table-cell table:number-columns-repeated="3"/>
          <table:table-cell table:style-name="ce27" table:formula="of:=[.K297]+[.H298]*[.G298]" office:value-type="float" office:value="35.2350730803416" calcext:value-type="float">
            <text:p>35.2350730803416</text:p>
          </table:table-cell>
          <table:table-cell table:style-name="ce31" table:formula="of:=[.I298]/[.N297]" office:value-type="float" office:value="0.00235022586553663" calcext:value-type="float">
            <text:p>0.002</text:p>
          </table:table-cell>
          <table:table-cell table:style-name="ce27" table:formula="of:=[.I298]*(1+SIGN([.I298])*[.O298])" office:value-type="float" office:value="35.8906093236967" calcext:value-type="float">
            <text:p>35.8906093236967</text:p>
          </table:table-cell>
          <table:table-cell table:style-name="ce27" table:formula="of:=([.K298]-[.I298])*SIGN([.I298])" office:value-type="float" office:value="0.655536243355186" calcext:value-type="float">
            <text:p>0.655536243355186</text:p>
          </table:table-cell>
          <table:table-cell table:style-name="ce27" table:formula="of:=IF([.G298]&lt;&gt;&quot;&quot;;-1;0)" office:value-type="float" office:value="0" calcext:value-type="float">
            <text:p>0</text:p>
          </table:table-cell>
          <table:table-cell table:style-name="ce33" table:formula="of:=[.N297]+[.L298]+[.M298]" office:value-type="currency" office:currency="USD" office:value="14992.8627096148" calcext:value-type="currency">
            <text:p>$14,992.86</text:p>
          </table:table-cell>
          <table:table-cell table:style-name="ce35" table:formula="of:=[.P298]/[.P297]-1" office:value-type="percentage" office:value="0.0186046511627906" calcext:value-type="percentage">
            <text:p>1.86%</text:p>
          </table:table-cell>
          <table:table-cell table:style-name="ce34" office:value-type="float" office:value="8.76" calcext:value-type="float">
            <text:p>8.76</text:p>
          </table:table-cell>
        </table:table-row>
        <table:table-row table:style-name="ro1">
          <table:table-cell table:style-name="ce3" office:value-type="string" calcext:value-type="string">
            <text:p>2017-01-05</text:p>
          </table:table-cell>
          <table:table-cell table:style-name="ce26" office:value-type="float" office:value="0.377565294504166" calcext:value-type="float">
            <text:p>0.3776</text:p>
          </table:table-cell>
          <table:table-cell table:style-name="ce26" office:value-type="float" office:value="0.449471652507782" calcext:value-type="float">
            <text:p>0.4495</text:p>
          </table:table-cell>
          <table:table-cell table:style-name="ce26" office:value-type="float" office:value="0.145578548312187" calcext:value-type="float">
            <text:p>0.1456</text:p>
          </table:table-cell>
          <table:table-cell table:style-name="ce26" office:value-type="float" office:value="0.0273845233023167" calcext:value-type="float">
            <text:p>0.0274</text:p>
          </table:table-cell>
          <table:table-cell table:number-columns-repeated="3"/>
          <table:table-cell table:style-name="ce27" table:formula="of:=[.K298]+[.H299]*[.G299]" office:value-type="float" office:value="35.8906093236967" calcext:value-type="float">
            <text:p>35.8906093236967</text:p>
          </table:table-cell>
          <table:table-cell table:style-name="ce31" table:formula="of:=[.I299]/[.N298]" office:value-type="float" office:value="0.00239384632667117" calcext:value-type="float">
            <text:p>0.002</text:p>
          </table:table-cell>
          <table:table-cell table:style-name="ce27" table:formula="of:=[.I299]*(1+SIGN([.I299])*[.O299])" office:value-type="float" office:value="42.2820876964099" calcext:value-type="float">
            <text:p>42.2820876964099</text:p>
          </table:table-cell>
          <table:table-cell table:style-name="ce27" table:formula="of:=([.K299]-[.I299])*SIGN([.I299])" office:value-type="float" office:value="6.39147837271312" calcext:value-type="float">
            <text:p>6.39147837271312</text:p>
          </table:table-cell>
          <table:table-cell table:style-name="ce27" table:formula="of:=IF([.G299]&lt;&gt;&quot;&quot;;-1;0)" office:value-type="float" office:value="0" calcext:value-type="float">
            <text:p>0</text:p>
          </table:table-cell>
          <table:table-cell table:style-name="ce33" table:formula="of:=[.N298]+[.L299]+[.M299]" office:value-type="currency" office:currency="USD" office:value="14999.2541879876" calcext:value-type="currency">
            <text:p>$14,999.25</text:p>
          </table:table-cell>
          <table:table-cell table:style-name="ce35" table:formula="of:=[.P299]/[.P298]-1" office:value-type="percentage" office:value="0.178082191780822" calcext:value-type="percentage">
            <text:p>17.81%</text:p>
          </table:table-cell>
          <table:table-cell table:style-name="ce34" office:value-type="float" office:value="10.32" calcext:value-type="float">
            <text:p>10.32</text:p>
          </table:table-cell>
        </table:table-row>
        <table:table-row table:style-name="ro1">
          <table:table-cell table:style-name="ce3" office:value-type="string" calcext:value-type="string">
            <text:p>2017-01-06</text:p>
          </table:table-cell>
          <table:table-cell table:style-name="ce26" office:value-type="float" office:value="0.100775487720966" calcext:value-type="float">
            <text:p>0.1008</text:p>
          </table:table-cell>
          <table:table-cell table:style-name="ce26" office:value-type="float" office:value="0.312356621026993" calcext:value-type="float">
            <text:p>0.3124</text:p>
          </table:table-cell>
          <table:table-cell table:style-name="ce26" office:value-type="float" office:value="0.385595619678497" calcext:value-type="float">
            <text:p>0.3856</text:p>
          </table:table-cell>
          <table:table-cell table:style-name="ce26" office:value-type="float" office:value="0.201272234320641" calcext:value-type="float">
            <text:p>0.2013</text:p>
          </table:table-cell>
          <table:table-cell table:number-columns-repeated="3"/>
          <table:table-cell table:style-name="ce27" table:formula="of:=[.K299]+[.H300]*[.G300]" office:value-type="float" office:value="42.2820876964099" calcext:value-type="float">
            <text:p>42.2820876964099</text:p>
          </table:table-cell>
          <table:table-cell table:style-name="ce31" table:formula="of:=[.I300]/[.N299]" office:value-type="float" office:value="0.00281894600668027" calcext:value-type="float">
            <text:p>0.003</text:p>
          </table:table-cell>
          <table:table-cell table:style-name="ce27" table:formula="of:=[.I300]*(1+SIGN([.I300])*[.O300])" office:value-type="float" office:value="37.9391600841817" calcext:value-type="float">
            <text:p>37.9391600841817</text:p>
          </table:table-cell>
          <table:table-cell table:style-name="ce27" table:formula="of:=([.K300]-[.I300])*SIGN([.I300])" office:value-type="float" office:value="-4.34292761222815" calcext:value-type="float">
            <text:p>-4.34292761222815</text:p>
          </table:table-cell>
          <table:table-cell table:style-name="ce27" table:formula="of:=IF([.G300]&lt;&gt;&quot;&quot;;-1;0)" office:value-type="float" office:value="0" calcext:value-type="float">
            <text:p>0</text:p>
          </table:table-cell>
          <table:table-cell table:style-name="ce33" table:formula="of:=[.N299]+[.L300]+[.M300]" office:value-type="currency" office:currency="USD" office:value="14994.9112603753" calcext:value-type="currency">
            <text:p>$14,994.91</text:p>
          </table:table-cell>
          <table:table-cell table:style-name="ce35" table:formula="of:=[.P300]/[.P299]-1" office:value-type="percentage" office:value="-0.102713178294574" calcext:value-type="percentage">
            <text:p>-10.27%</text:p>
          </table:table-cell>
          <table:table-cell table:style-name="ce34" office:value-type="float" office:value="9.26" calcext:value-type="float">
            <text:p>9.26</text:p>
          </table:table-cell>
        </table:table-row>
        <table:table-row table:style-name="ro1">
          <table:table-cell table:style-name="ce3" office:value-type="string" calcext:value-type="string">
            <text:p>2017-01-09</text:p>
          </table:table-cell>
          <table:table-cell table:style-name="ce26" office:value-type="float" office:value="0.217545092105865" calcext:value-type="float">
            <text:p>0.2175</text:p>
          </table:table-cell>
          <table:table-cell table:style-name="ce26" office:value-type="float" office:value="0.367738783359528" calcext:value-type="float">
            <text:p>0.3677</text:p>
          </table:table-cell>
          <table:table-cell table:style-name="ce26" office:value-type="float" office:value="0.130403101444244" calcext:value-type="float">
            <text:p>0.1304</text:p>
          </table:table-cell>
          <table:table-cell table:style-name="ce26" office:value-type="float" office:value="0.28431299328804" calcext:value-type="float">
            <text:p>0.2843</text:p>
          </table:table-cell>
          <table:table-cell table:number-columns-repeated="3"/>
          <table:table-cell table:style-name="ce27" table:formula="of:=[.K300]+[.H301]*[.G301]" office:value-type="float" office:value="37.9391600841817" calcext:value-type="float">
            <text:p>37.9391600841817</text:p>
          </table:table-cell>
          <table:table-cell table:style-name="ce31" table:formula="of:=[.I301]/[.N300]" office:value-type="float" office:value="0.00253013568572676" calcext:value-type="float">
            <text:p>0.003</text:p>
          </table:table-cell>
          <table:table-cell table:style-name="ce27" table:formula="of:=[.I301]*(1+SIGN([.I301])*[.O301])" office:value-type="float" office:value="38.3898412514884" calcext:value-type="float">
            <text:p>38.3898412514884</text:p>
          </table:table-cell>
          <table:table-cell table:style-name="ce27" table:formula="of:=([.K301]-[.I301])*SIGN([.I301])" office:value-type="float" office:value="0.450681167306698" calcext:value-type="float">
            <text:p>0.450681167306698</text:p>
          </table:table-cell>
          <table:table-cell table:style-name="ce27" table:formula="of:=IF([.G301]&lt;&gt;&quot;&quot;;-1;0)" office:value-type="float" office:value="0" calcext:value-type="float">
            <text:p>0</text:p>
          </table:table-cell>
          <table:table-cell table:style-name="ce33" table:formula="of:=[.N300]+[.L301]+[.M301]" office:value-type="currency" office:currency="USD" office:value="14995.3619415426" calcext:value-type="currency">
            <text:p>$14,995.36</text:p>
          </table:table-cell>
          <table:table-cell table:style-name="ce35" table:formula="of:=[.P301]/[.P300]-1" office:value-type="percentage" office:value="0.0118790496760259" calcext:value-type="percentage">
            <text:p>1.19%</text:p>
          </table:table-cell>
          <table:table-cell table:style-name="ce34" office:value-type="float" office:value="9.37" calcext:value-type="float">
            <text:p>9.37</text:p>
          </table:table-cell>
        </table:table-row>
        <table:table-row table:style-name="ro1">
          <table:table-cell table:number-columns-repeated="14"/>
          <table:table-cell table:style-name="ce35" table:formula="of:=[.P302]/[.P301]-1" office:value-type="percentage" office:value="0.0181430096051227" calcext:value-type="percentage">
            <text:p>1.81%</text:p>
          </table:table-cell>
          <table:table-cell table:style-name="ce34" office:value-type="float" office:value="9.54" calcext:value-type="float">
            <text:p>9.54</text:p>
          </table:table-cell>
        </table:table-row>
        <table:table-row table:style-name="ro1">
          <table:table-cell table:number-columns-repeated="14"/>
          <table:table-cell table:style-name="ce35" table:formula="of:=[.P303]/[.P302]-1" office:value-type="percentage" office:value="-0.00628930817610052" calcext:value-type="percentage">
            <text:p>-0.63%</text:p>
          </table:table-cell>
          <table:table-cell table:style-name="ce34" office:value-type="float" office:value="9.48" calcext:value-type="float">
            <text:p>9.48</text:p>
          </table:table-cell>
        </table:table-row>
        <table:table-row table:style-name="ro1">
          <table:table-cell table:number-columns-repeated="14"/>
          <table:table-cell table:style-name="ce35" table:formula="of:=[.P304]/[.P303]-1" office:value-type="percentage" office:value="0.0073839662447257" calcext:value-type="percentage">
            <text:p>0.74%</text:p>
          </table:table-cell>
          <table:table-cell table:style-name="ce34" office:value-type="float" office:value="9.55" calcext:value-type="float">
            <text:p>9.55</text:p>
          </table:table-cell>
        </table:table-row>
        <table:table-row table:style-name="ro1">
          <table:table-cell table:number-columns-repeated="14"/>
          <table:table-cell table:style-name="ce35" table:formula="of:=[.P305]/[.P304]-1" office:value-type="percentage" office:value="0.0157068062827224" calcext:value-type="percentage">
            <text:p>1.57%</text:p>
          </table:table-cell>
          <table:table-cell table:style-name="ce34" office:value-type="float" office:value="9.7" calcext:value-type="float">
            <text:p>9.7</text:p>
          </table:table-cell>
        </table:table-row>
        <table:table-row table:style-name="ro1">
          <table:table-cell table:number-columns-repeated="14"/>
          <table:table-cell table:style-name="ce35" table:formula="of:=[.P306]/[.P305]-1" office:value-type="percentage" office:value="0.0793814432989692" calcext:value-type="percentage">
            <text:p>7.94%</text:p>
          </table:table-cell>
          <table:table-cell table:style-name="ce34" office:value-type="float" office:value="10.47" calcext:value-type="float">
            <text:p>10.47</text:p>
          </table:table-cell>
        </table:table-row>
        <table:table-row table:style-name="ro1">
          <table:table-cell table:number-columns-repeated="14"/>
          <table:table-cell table:style-name="ce35" table:formula="of:=[.P307]/[.P306]-1" office:value-type="percentage" office:value="-0.0439350525310411" calcext:value-type="percentage">
            <text:p>-4.39%</text:p>
          </table:table-cell>
          <table:table-cell table:style-name="ce34" office:value-type="float" office:value="10.01" calcext:value-type="float">
            <text:p>10.01</text:p>
          </table:table-cell>
        </table:table-row>
        <table:table-row table:style-name="ro1">
          <table:table-cell table:number-columns-repeated="14"/>
          <table:table-cell table:style-name="ce35" table:formula="of:=[.P308]/[.P307]-1" office:value-type="percentage" office:value="-0.0199800199800199" calcext:value-type="percentage">
            <text:p>-2.00%</text:p>
          </table:table-cell>
          <table:table-cell table:style-name="ce34" office:value-type="float" office:value="9.81" calcext:value-type="float">
            <text:p>9.81</text:p>
          </table:table-cell>
        </table:table-row>
        <table:table-row table:style-name="ro1">
          <table:table-cell table:number-columns-repeated="14"/>
          <table:table-cell table:style-name="ce35" table:formula="of:=[.P309]/[.P308]-1" office:value-type="percentage" office:value="0.0336391437308869" calcext:value-type="percentage">
            <text:p>3.36%</text:p>
          </table:table-cell>
          <table:table-cell table:style-name="ce34" office:value-type="float" office:value="10.14" calcext:value-type="float">
            <text:p>10.14</text:p>
          </table:table-cell>
        </table:table-row>
        <table:table-row table:style-name="ro1">
          <table:table-cell table:number-columns-repeated="14"/>
          <table:table-cell table:style-name="ce35" table:formula="of:=[.P310]/[.P309]-1" office:value-type="percentage" office:value="0.0828402366863905" calcext:value-type="percentage">
            <text:p>8.28%</text:p>
          </table:table-cell>
          <table:table-cell table:style-name="ce34" office:value-type="float" office:value="10.98" calcext:value-type="float">
            <text:p>10.98</text:p>
          </table:table-cell>
        </table:table-row>
        <table:table-row table:style-name="ro1">
          <table:table-cell table:number-columns-repeated="14"/>
          <table:table-cell table:style-name="ce35" table:formula="of:=[.P311]/[.P310]-1" office:value-type="percentage" office:value="0.00819672131147531" calcext:value-type="percentage">
            <text:p>0.82%</text:p>
          </table:table-cell>
          <table:table-cell table:style-name="ce34" office:value-type="float" office:value="11.07" calcext:value-type="float">
            <text:p>11.07</text:p>
          </table:table-cell>
        </table:table-row>
        <table:table-row table:style-name="ro1">
          <table:table-cell table:number-columns-repeated="14"/>
          <table:table-cell table:style-name="ce35" table:formula="of:=[.P312]/[.P311]-1" office:value-type="percentage" office:value="-0.04516711833785" calcext:value-type="percentage">
            <text:p>-4.52%</text:p>
          </table:table-cell>
          <table:table-cell table:style-name="ce34" office:value-type="float" office:value="10.57" calcext:value-type="float">
            <text:p>10.57</text:p>
          </table:table-cell>
        </table:table-row>
        <table:table-row table:style-name="ro1">
          <table:table-cell table:number-columns-repeated="14"/>
          <table:table-cell table:style-name="ce35" table:formula="of:=[.P313]/[.P312]-1" office:value-type="percentage" office:value="-0.0756859035004731" calcext:value-type="percentage">
            <text:p>-7.57%</text:p>
          </table:table-cell>
          <table:table-cell table:style-name="ce34" office:value-type="float" office:value="9.77" calcext:value-type="float">
            <text:p>9.77</text:p>
          </table:table-cell>
        </table:table-row>
        <table:table-row table:style-name="ro1">
          <table:table-cell table:number-columns-repeated="14"/>
          <table:table-cell table:style-name="ce35" table:formula="of:=[.P314]/[.P313]-1" office:value-type="percentage" office:value="0.0440122824974412" calcext:value-type="percentage">
            <text:p>4.40%</text:p>
          </table:table-cell>
          <table:table-cell table:style-name="ce34" office:value-type="float" office:value="10.2" calcext:value-type="float">
            <text:p>10.2</text:p>
          </table:table-cell>
        </table:table-row>
        <table:table-row table:style-name="ro1" table:number-rows-repeated="1048261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gen_preds.B2:gen_preds.E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gen_preds.B2:gen_preds.E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gen_preds.B2:gen_preds.E1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gen_preds.B2:gen_preds.E109">
            <calcext:condition calcext:apply-style-name="Default" calcext:value="=0" calcext:base-cell-address="gen_preds.B2"/>
          </calcext:conditional-format>
          <calcext:conditional-format calcext:target-range-address="gen_preds.B2:gen_preds.E1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gen_preds.B2:gen_preds.E124">
            <calcext:condition calcext:apply-style-name="Default" calcext:value="=0" calcext:base-cell-address="gen_preds.B2"/>
          </calcext:conditional-format>
          <calcext:conditional-format calcext:target-range-address="gen_preds.B2:gen_preds.E1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gen_preds.B2:gen_preds.E1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gen_preds.B2:gen_preds.E1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gen_preds.B2:gen_preds.E1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gen_preds.B2:gen_preds.E1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gen_preds.B2:gen_preds.E1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gen_preds.B2:gen_preds.E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gen_preds.B2:gen_preds.E2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gen_preds.B2:gen_preds.E2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gen_preds.B2:gen_preds.E2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gen_preds.B2:gen_preds.E2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gen_preds.B2:gen_preds.E2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1" loext:min-decimal-places="1" number:min-integer-digits="1"/>
    </number:number-style>
    <number:number-style style:name="N133">
      <number:number number:decimal-places="3" loext:min-decimal-places="3" number:min-integer-digits="1"/>
    </number:number-style>
    <number:number-style style:name="N134">
      <number:number number:decimal-places="15" loext:min-decimal-places="15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7" loext:min-decimal-places="17" number:min-integer-digits="1"/>
    </number:number-style>
    <number:number-style style:name="N137">
      <number:number number:decimal-places="18" loext:min-decimal-places="18" number:min-integer-digits="1"/>
    </number:number-style>
    <number:number-style style:name="N138">
      <number:number number:decimal-places="19" loext:min-decimal-places="19" number:min-integer-digits="1"/>
    </number:number-style>
    <number:currency-style style:name="N10121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1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1P0"/>
    </number:currency-style>
    <number:currency-style style:name="N10122P0" style:volatile="true" number:language="en" number:country="US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8T11:31:56.352422399</dc:date>
    <meta:editing-duration>PT23M57S</meta:editing-duration>
    <meta:editing-cycles>3</meta:editing-cycles>
    <meta:generator>LibreOffice/5.2.4.2.1$Linux_X86_64 LibreOffice_project/20$Build-2</meta:generator>
    <meta:document-statistic meta:table-count="1" meta:cell-count="41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9cm" svg:height="9.005cm" xlink:href="." xlink:type="simple" chart:class="chart:line" chart:style-name="ch1">
        <chart:legend chart:legend-position="end" svg:x="13.13cm" svg:y="4.203cm" style:legend-expansion="high" chart:style-name="ch2"/>
        <chart:plot-area chart:style-name="ch3" chart:data-source-has-labels="both" svg:x="0.32cm" svg:y="0.18cm" svg:width="12.49cm" svg:height="8.645cm">
          <chartooo:coordinate-region svg:x="1.44cm" svg:y="0.301cm" svg:width="11.172cm" svg:height="7.521cm"/>
          <chart:axis chart:dimension="x" chart:name="primary-x" chart:style-name="ch4" chartooo:axis-type="text">
            <chart:categories table:cell-range-address="local-table.$A$2:.$A$10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4" chart:label-cell-address="local-table.$B$1" chart:class="chart:line">
            <chart:data-point chart:repeated="10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75.46489111714">
                <text:p>9675.46489111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283.16112537248">
                <text:p>9283.16112537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11.45715513202">
                <text:p>8811.457155132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42.06299113555">
                <text:p>8942.062991135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43.47188427586">
                <text:p>8843.471884275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05.54143816205">
                <text:p>8905.541438162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59.18014318846">
                <text:p>8859.180143188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65.62817587767">
                <text:p>8865.628175877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98.63427617447">
                <text:p>8898.634276174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61.74247428237">
                <text:p>8861.742474282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52.52596069096">
                <text:p>8952.525960690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229.87834280795">
                <text:p>9229.878342807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124.3250802875">
                <text:p>9124.3250802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97.20707106399">
                <text:p>9097.207071063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74.65541681875">
                <text:p>9074.65541681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114.56629901635">
                <text:p>9114.566299016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240.01051960714">
                <text:p>9240.010519607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136.47991014835">
                <text:p>9136.479910148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133.20522622514">
                <text:p>9133.205226225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54.4155183906">
                <text:p>9054.41551839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139.2830867902">
                <text:p>9139.28308679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469.07910876058">
                <text:p>9469.079108760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75.27119754265">
                <text:p>9275.271197542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263.40052317745">
                <text:p>9263.400523177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329.77747062286">
                <text:p>9329.777470622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321.8213896109">
                <text:p>9321.82138961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309.16450975418">
                <text:p>9309.164509754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07.84337064779">
                <text:p>9007.843370647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17.47851419281">
                <text:p>9017.478514192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145.37505972305">
                <text:p>9145.375059723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618.52122299125">
                <text:p>8618.52122299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672.53544969422">
                <text:p>8672.535449694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754.54077476248">
                <text:p>8754.540774762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705.45876609206">
                <text:p>8705.458766092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870.04674728222">
                <text:p>8870.046747282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20.48672647071">
                <text:p>9020.486726470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784.86906316325">
                <text:p>8784.869063163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839.48128416088">
                <text:p>8839.481284160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747.35758226947">
                <text:p>8747.357582269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755.10351693866">
                <text:p>8755.103516938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54.73408579016">
                <text:p>8654.734085790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676.42312638169">
                <text:p>8676.423126381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631.54104207498">
                <text:p>8631.541042074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628.87272653626">
                <text:p>8628.872726536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495.55551372934">
                <text:p>8495.555513729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308.66314176823">
                <text:p>8308.663141768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233.57837666898">
                <text:p>8233.578376668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221.98126757799">
                <text:p>8221.981267577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003.76877803562">
                <text:p>8003.768778035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962.6276428613">
                <text:p>7962.62764286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583.76056924129">
                <text:p>7583.760569241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772.53940441151">
                <text:p>7772.539404411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792.63812372358">
                <text:p>7792.638123723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36.9135154797">
                <text:p>7836.91351547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036.16202924681">
                <text:p>8036.162029246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589.79950778287">
                <text:p>8589.799507782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816.99680783866">
                <text:p>8816.996807838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525.16312183928">
                <text:p>8525.163121839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761.86698814636">
                <text:p>8761.866988146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899.77652576856">
                <text:p>8899.776525768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795.68075624655">
                <text:p>8795.680756246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698.73846461404">
                <text:p>8698.738464614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691.91769181209">
                <text:p>8691.917691812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856.81485055668">
                <text:p>8856.814850556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926.48742449647">
                <text:p>8926.487424496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576.24044756308">
                <text:p>8576.240447563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699.41618597751">
                <text:p>8699.416185977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67.71136817966">
                <text:p>9067.711368179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170.86417425493">
                <text:p>9170.864174254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97.00957171222">
                <text:p>8897.009571712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036.71923893984">
                <text:p>9036.719238939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338.26281293988">
                <text:p>9338.262812939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82.32722865597">
                <text:p>9182.327228655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98.0009660689">
                <text:p>9198.00096606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241.17167652122">
                <text:p>9241.171676521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244.63055989134">
                <text:p>9244.630559891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245.6105279924">
                <text:p>9245.61052799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221.8981602714">
                <text:p>9221.89816027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385.24911877196">
                <text:p>9385.249118771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173.96797780771">
                <text:p>9173.967977807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278.26425780683">
                <text:p>9278.264257806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719.83200060095">
                <text:p>9719.832000600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683.28472767911">
                <text:p>9683.284727679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824.23271259807">
                <text:p>9824.232712598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500.74152362961">
                <text:p>9500.741523629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502.31203273643">
                <text:p>9502.312032736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609.41863516447">
                <text:p>9609.418635164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484.45208722686">
                <text:p>9484.452087226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58.90569085554">
                <text:p>9358.905690855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19.06042584429">
                <text:p>9319.060425844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507.10097089579">
                <text:p>8507.100970895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781.36242085428">
                <text:p>8781.362420854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664.70644474832">
                <text:p>8664.706444748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670.08125935505">
                <text:p>8670.081259355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669.35160325069">
                <text:p>8669.351603250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514.4214592271">
                <text:p>8514.42145922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597.2741609259">
                <text:p>8597.27416092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596.81489398758">
                <text:p>8596.814893987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684.38883730502">
                <text:p>8684.388837305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759.60117411">
                <text:p>8759.601174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1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